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18.7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1.99mm"/>
    </style:style>
    <style:style style:name="co9" style:family="table-column">
      <style:table-column-properties fo:break-before="auto" style:column-width="49.04mm"/>
    </style:style>
    <style:style style:name="co10" style:family="table-column">
      <style:table-column-properties fo:break-before="auto" style:column-width="28.58mm"/>
    </style:style>
    <style:style style:name="co11" style:family="table-column">
      <style:table-column-properties fo:break-before="auto" style:column-width="38.81mm"/>
    </style:style>
    <style:style style:name="co12" style:family="table-column">
      <style:table-column-properties fo:break-before="auto" style:column-width="58.23mm"/>
    </style:style>
    <style:style style:name="co13" style:family="table-column">
      <style:table-column-properties fo:break-before="auto" style:column-width="28.93mm"/>
    </style:style>
    <style:style style:name="co14" style:family="table-column">
      <style:table-column-properties fo:break-before="auto" style:column-width="33.51mm"/>
    </style:style>
    <style:style style:name="co15" style:family="table-column">
      <style:table-column-properties fo:break-before="auto" style:column-width="33.16mm"/>
    </style:style>
    <style:style style:name="co16" style:family="table-column">
      <style:table-column-properties fo:break-before="auto" style:column-width="24.69mm"/>
    </style:style>
    <style:style style:name="co17" style:family="table-column">
      <style:table-column-properties fo:break-before="auto" style:column-width="25.4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5.05mm"/>
    </style:style>
    <style:style style:name="co20" style:family="table-column">
      <style:table-column-properties fo:break-before="auto" style:column-width="25.75mm"/>
    </style:style>
    <style:style style:name="co21" style:family="table-column">
      <style:table-column-properties fo:break-before="auto" style:column-width="23.28mm"/>
    </style:style>
    <style:style style:name="co22" style:family="table-column">
      <style:table-column-properties fo:break-before="auto" style:column-width="21.08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22.93mm"/>
    </style:style>
    <style:style style:name="co25" style:family="table-column">
      <style:table-column-properties fo:break-before="auto" style:column-width="20.46mm"/>
    </style:style>
    <style:style style:name="co26" style:family="table-column">
      <style:table-column-properties fo:break-before="auto" style:column-width="43.04mm"/>
    </style:style>
    <style:style style:name="co27" style:family="table-column">
      <style:table-column-properties fo:break-before="auto" style:column-width="26.81mm"/>
    </style:style>
    <style:style style:name="co28" style:family="table-column">
      <style:table-column-properties fo:break-before="auto" style:column-width="50.45mm"/>
    </style:style>
    <style:style style:name="co29" style:family="table-column">
      <style:table-column-properties fo:break-before="auto" style:column-width="13.41mm"/>
    </style:style>
    <style:style style:name="co30" style:family="table-column">
      <style:table-column-properties fo:break-before="auto" style:column-width="32.46mm"/>
    </style:style>
    <style:style style:name="co31" style:family="table-column">
      <style:table-column-properties fo:break-before="auto" style:column-width="44.1mm"/>
    </style:style>
    <style:style style:name="co32" style:family="table-column">
      <style:table-column-properties fo:break-before="auto" style:column-width="30.34mm"/>
    </style:style>
    <style:style style:name="co33" style:family="table-column">
      <style:table-column-properties fo:break-before="auto" style:column-width="29.63mm"/>
    </style:style>
    <style:style style:name="co34" style:family="table-column">
      <style:table-column-properties fo:break-before="auto" style:column-width="15.52mm"/>
    </style:style>
    <style:style style:name="co35" style:family="table-column">
      <style:table-column-properties fo:break-before="auto" style:column-width="55.03mm"/>
    </style:style>
    <style:style style:name="co36" style:family="table-column">
      <style:table-column-properties fo:break-before="auto" style:column-width="68.1mm"/>
    </style:style>
    <style:style style:name="co37" style:family="table-column">
      <style:table-column-properties fo:break-before="auto" style:column-width="14.1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Gerenciamento">
      <style:table-properties table:display="true" style:writing-mode="lr-tb"/>
    </style:style>
    <style:style style:name="ta2" style:family="table" style:master-page-name="PageStyle_5f_Balanço_20_Anual">
      <style:table-properties table:display="true" style:writing-mode="lr-tb"/>
    </style:style>
    <style:style style:name="ta3" style:family="table" style:master-page-name="PageStyle_5f_Tipo_20_vs_20_Mes">
      <style:table-properties table:display="true" style:writing-mode="lr-tb"/>
    </style:style>
    <style:style style:name="ta4" style:family="table" style:master-page-name="PageStyle_5f_Tipo_20_vc_20_Mes_20__28_BD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2" number:automatic-order="true">
      <number:month number:style="long"/>
      <number:text>-</number:text>
      <number:year/>
    </number:date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114" number:language="pt" number:country="PT">
      <number:month number:textual="true"/>
      <number:text>-</number:text>
      <number:year/>
    </number:date-style>
    <style:style style:name="ce2" style:family="table-cell" style:parent-style-name="Default">
      <style:table-cell-properties fo:background-color="#f2f2f2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" style:family="table-cell" style:parent-style-name="Default">
      <style:table-cell-properties fo:background-color="#f2f2f2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fo:background-color="#bee3d3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>
      <style:table-cell-properties fo:background-color="#bee3d3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fo:background-color="#bee3d3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3">
      <style:table-cell-properties fo:background-color="#f2f2f2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4" style:family="table-cell" style:parent-style-name="Default" style:data-style-name="N3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3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ackground-color="#f2f2f2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3">
      <style:table-cell-properties fo:background-color="#ccff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3">
      <style:table-cell-properties fo:background-color="#ff3333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3">
      <style:table-cell-properties fo:background-color="#ccff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3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3">
      <style:table-cell-properties fo:background-color="#ff00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0114">
      <style:table-cell-properties fo:background-color="#f2f2f2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fo:background-color="#fff200" style:rotation-align="none"/>
    </style:style>
    <style:style style:name="ce3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25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 style:data-style-name="N1">
      <style:table-cell-properties fo:background-color="#f2f2f2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 style:data-style-name="N1">
      <style:table-cell-properties fo:background-color="#f2f2f2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 style:data-style-name="N1">
      <style:table-cell-properties style:rotation-align="none"/>
    </style:style>
    <style:style style:name="ce41" style:family="table-cell" style:parent-style-name="Default">
      <style:table-cell-properties fo:background-color="#f2f2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538dd5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4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5" style:family="table-cell" style:parent-style-name="Default" style:data-style-name="N3">
      <style:table-cell-properties style:rotation-align="non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" style:family="table-cell" style:parent-style-name="Default" style:data-style-name="N3">
      <style:table-cell-properties style:rotation-align="none"/>
      <style:text-properties fo:color="#538dd5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 style:data-style-name="N3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>
      <style:table-cell-properties fo:background-color="#ffffff" style:rotation-align="none"/>
    </style:style>
    <style:style style:name="ce106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107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108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109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110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111" style:family="table-cell" style:parent-style-name="Default">
      <style:table-cell-properties fo:border="0.99pt solid #000000"/>
    </style:style>
    <style:style style:name="ce112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13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114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115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116" style:family="table-cell" style:parent-style-name="Valor_20_da_20_tabela_20_dinâmica" style:data-style-name="N0">
      <style:table-cell-properties fo:border-bottom="0.99pt solid #000000" fo:border-left="0.99pt solid #000000" fo:border-right="none" fo:border-top="none"/>
    </style:style>
    <style:style style:name="ce117" style:family="table-cell" style:parent-style-name="Resultado_20_da_20_tabela_20_dinâmica" style:data-style-name="N0">
      <style:table-cell-properties fo:border-bottom="2.01pt solid #000000" fo:border-left="0.99pt solid #000000" fo:border-right="none" fo:border-top="0.99pt solid #000000"/>
    </style:style>
    <style:style style:name="ce118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119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120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121" style:family="table-cell" style:parent-style-name="Valor_20_da_20_tabela_20_dinâmica" style:data-style-name="N0"/>
    <style:style style:name="ce122" style:family="table-cell" style:parent-style-name="Valor_20_da_20_tabela_20_dinâmica" style:data-style-name="N0">
      <style:table-cell-properties fo:border-bottom="0.99pt solid #000000" fo:border-left="none" fo:border-right="none" fo:border-top="none"/>
    </style:style>
    <style:style style:name="ce123" style:family="table-cell" style:parent-style-name="Resultado_20_da_20_tabela_20_dinâmica" style:data-style-name="N0">
      <style:table-cell-properties fo:border-bottom="2.01pt solid #000000" fo:border-left="none" fo:border-right="none" fo:border-top="0.99pt solid #000000"/>
    </style:style>
    <style:style style:name="ce124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125" style:family="table-cell" style:parent-style-name="Categoria_20_da_20_tabela_20_dinâmica" style:data-style-name="N0">
      <style:table-cell-properties fo:border-bottom="0.99pt solid #000000" fo:border-left="none" fo:border-right="2.01pt solid #000000" fo:border-top="none"/>
    </style:style>
    <style:style style:name="ce126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127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128" style:family="table-cell" style:parent-style-name="Valor_20_da_20_tabela_20_dinâmica" style:data-style-name="N0">
      <style:table-cell-properties fo:border-bottom="0.99pt solid #000000" fo:border-left="none" fo:border-right="2.01pt solid #000000" fo:border-top="none"/>
    </style:style>
    <style:style style:name="ce129" style:family="table-cell" style:parent-style-name="Resultado_20_da_20_tabela_20_dinâmica" style:data-style-name="N0">
      <style:table-cell-properties fo:border-bottom="2.01pt solid #000000" fo:border-left="none" fo:border-right="2.01pt solid #000000" fo:border-top="0.99pt solid #000000"/>
    </style:style>
    <style:style style:name="ce75" style:family="table-cell" style:parent-style-name="Default" style:data-style-name="N37">
      <style:table-cell-properties style:rotation-align="none"/>
    </style:style>
    <style:style style:name="ce155" style:family="table-cell" style:parent-style-name="Default" style:data-style-name="N3"/>
    <style:style style:name="ce76" style:family="table-cell" style:parent-style-name="Default" style:data-style-name="N32">
      <style:table-cell-properties fo:background-color="#ffff00" style:rotation-align="none"/>
    </style:style>
    <style:style style:name="ce77" style:family="table-cell" style:parent-style-name="Default" style:data-style-name="N10114">
      <style:table-cell-properties style:rotation-align="none"/>
    </style:style>
    <style:style style:name="gr1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.05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.06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8.23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2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2.24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09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8.5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8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renciam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2" table:number-columns-repeated="972" table:default-cell-style-name="Default"/>
        <table:table-row table:style-name="ro1">
          <table:table-cell/>
          <table:table-cell table:style-name="ce2" office:value-type="string" calcext:value-type="string">
            <office:annotation draw:style-name="gr1" draw:text-style-name="P2" svg:width="41.36mm" svg:height="11.05mm" svg:x="30.73mm" svg:y="0.3mm" draw:caption-point-x="29.08mm" draw:caption-point-y="-0.2mm">
              <dc:date>2018-11-15T00:00:00</dc:date>
              <text:p text:style-name="P1"><text:span text:style-name="T1">ATUALIZADO EM 10/10/18</text:span></text:p>
            </office:annotation>
            <text:p>Evento</text:p>
          </table:table-cell>
          <table:table-cell table:style-name="ce2" office:value-type="string" calcext:value-type="string">
            <text:p>Tipo</text:p>
          </table:table-cell>
          <table:table-cell table:style-name="ce54" office:value-type="string" calcext:value-type="string">
            <text:p>de para</text:p>
          </table:table-cell>
          <table:table-cell table:style-name="ce57" office:value-type="string" calcext:value-type="string">
            <text:p>Data</text:p>
          </table:table-cell>
          <table:table-cell table:style-name="ce2" office:value-type="string" calcext:value-type="string">
            <text:p>Valor</text:p>
          </table:table-cell>
          <table:table-cell table:style-name="ce64" office:value-type="string" calcext:value-type="string">
            <text:p>Parc.</text:p>
          </table:table-cell>
          <table:table-cell table:style-name="ce64" office:value-type="string" calcext:value-type="string">
            <office:annotation draw:style-name="gr2" draw:text-style-name="P4" svg:width="54.94mm" svg:height="20.9mm" svg:x="256.24mm" svg:y="0.53mm" draw:caption-point-x="-63.43mm" draw:caption-point-y="-0.43mm">
              <dc:date>2018-11-15T00:00:00</dc:date>
              <text:p text:style-name="P3"><text:span text:style-name="T2">Janaína Nogueira:</text:span></text:p>
              <text:p text:style-name="P3"><text:span text:style-name="T3">Foi totalmente quitado?</text:span></text:p>
            </office:annotation>
            <text:p>Quitado</text:p>
          </table:table-cell>
          <table:table-cell table:style-name="ce19" office:value-type="string" calcext:value-type="string">
            <text:p>Outros</text:p>
          </table:table-cell>
          <table:table-cell table:style-name="ce19" office:value-type="string" calcext:value-type="string">
            <text:p>Freelas</text:p>
          </table:table-cell>
          <table:table-cell table:style-name="ce19" office:value-type="string" calcext:value-type="string">
            <text:p>Freelas Valor</text:p>
          </table:table-cell>
          <table:table-cell table:style-name="ce19" office:value-type="string" calcext:value-type="string">
            <text:p>Vl Despesas/Gastos</text:p>
          </table:table-cell>
          <table:table-cell table:style-name="ce1" office:value-type="string" calcext:value-type="string">
            <text:p>2016 pg</text:p>
          </table:table-cell>
          <table:table-cell table:style-name="ce1" office:value-type="string" calcext:value-type="string">
            <text:p>2016 np</text:p>
          </table:table-cell>
          <table:table-cell table:style-name="ce1" office:value-type="string" calcext:value-type="string">
            <text:p>Nov/2016</text:p>
          </table:table-cell>
          <table:table-cell table:style-name="ce1" office:value-type="string" calcext:value-type="string">
            <text:p>Dez/2016</text:p>
          </table:table-cell>
          <table:table-cell table:style-name="ce1" office:value-type="string" calcext:value-type="string">
            <text:p>Jan/17</text:p>
          </table:table-cell>
          <table:table-cell table:style-name="ce1" office:value-type="string" calcext:value-type="string">
            <text:p>Fev/17</text:p>
          </table:table-cell>
          <table:table-cell table:style-name="ce1" office:value-type="string" calcext:value-type="string">
            <text:p>Mar/17</text:p>
          </table:table-cell>
          <table:table-cell table:style-name="ce1" office:value-type="string" calcext:value-type="string">
            <text:p>Abr/17</text:p>
          </table:table-cell>
          <table:table-cell table:style-name="ce1" office:value-type="string" calcext:value-type="string">
            <text:p>Maio/17</text:p>
          </table:table-cell>
          <table:table-cell table:style-name="ce1" office:value-type="string" calcext:value-type="string">
            <text:p>Jun/17</text:p>
          </table:table-cell>
          <table:table-cell table:style-name="ce1" office:value-type="string" calcext:value-type="string">
            <text:p>Jul/17</text:p>
          </table:table-cell>
          <table:table-cell table:style-name="ce1" office:value-type="string" calcext:value-type="string">
            <text:p>Ago/17</text:p>
          </table:table-cell>
          <table:table-cell table:style-name="ce1" office:value-type="string" calcext:value-type="string">
            <text:p>Set/17</text:p>
          </table:table-cell>
          <table:table-cell table:style-name="ce1" office:value-type="string" calcext:value-type="string">
            <text:p>Out/17</text:p>
          </table:table-cell>
          <table:table-cell table:style-name="ce1" office:value-type="string" calcext:value-type="string">
            <text:p>Nov/17</text:p>
          </table:table-cell>
          <table:table-cell table:style-name="ce1" office:value-type="string" calcext:value-type="string">
            <text:p>Dez/17</text:p>
          </table:table-cell>
          <table:table-cell table:style-name="ce1" office:value-type="string" calcext:value-type="string">
            <text:p>Jan/18</text:p>
          </table:table-cell>
          <table:table-cell table:style-name="ce1" office:value-type="string" calcext:value-type="string">
            <text:p>Fev/18</text:p>
          </table:table-cell>
          <table:table-cell table:style-name="ce1" office:value-type="string" calcext:value-type="string">
            <text:p>Mar/18</text:p>
          </table:table-cell>
          <table:table-cell table:style-name="ce1" office:value-type="string" calcext:value-type="string">
            <text:p>Abr/18</text:p>
          </table:table-cell>
          <table:table-cell table:style-name="ce1" office:value-type="string" calcext:value-type="string">
            <text:p>Maio/18</text:p>
          </table:table-cell>
          <table:table-cell table:style-name="ce1" office:value-type="string" calcext:value-type="string">
            <text:p>Jun/18</text:p>
          </table:table-cell>
          <table:table-cell table:style-name="ce1" office:value-type="string" calcext:value-type="string">
            <text:p>Jul/18</text:p>
          </table:table-cell>
          <table:table-cell table:style-name="ce1" office:value-type="string" calcext:value-type="string">
            <text:p>Ago/18</text:p>
          </table:table-cell>
          <table:table-cell table:style-name="ce1" office:value-type="string" calcext:value-type="string">
            <text:p>Set/18</text:p>
          </table:table-cell>
          <table:table-cell table:style-name="ce1" office:value-type="string" calcext:value-type="string">
            <text:p>Out/18</text:p>
          </table:table-cell>
          <table:table-cell table:style-name="ce1" office:value-type="string" calcext:value-type="string">
            <text:p>Nov/18</text:p>
          </table:table-cell>
          <table:table-cell table:style-name="ce1" office:value-type="string" calcext:value-type="string">
            <text:p>Dez/18</text:p>
          </table:table-cell>
          <table:table-cell table:style-name="ce31" office:value-type="date" office:date-value="2019-01-01" calcext:value-type="date">
            <text:p>jan-19</text:p>
          </table:table-cell>
          <table:table-cell table:style-name="ce31" office:value-type="date" office:date-value="2019-02-01" calcext:value-type="date">
            <text:p>fev-19</text:p>
          </table:table-cell>
          <table:table-cell table:style-name="ce31" office:value-type="date" office:date-value="2019-03-01" calcext:value-type="date">
            <text:p>mar-19</text:p>
          </table:table-cell>
          <table:table-cell table:style-name="ce31" office:value-type="date" office:date-value="2019-04-01" calcext:value-type="date">
            <text:p>abr-19</text:p>
          </table:table-cell>
          <table:table-cell table:style-name="ce31" office:value-type="date" office:date-value="2019-05-01" calcext:value-type="date">
            <text:p>mai-19</text:p>
          </table:table-cell>
          <table:table-cell table:style-name="ce31" office:value-type="date" office:date-value="2019-06-01" calcext:value-type="date">
            <text:p>jun-19</text:p>
          </table:table-cell>
          <table:table-cell table:style-name="ce31" office:value-type="date" office:date-value="2019-07-01" calcext:value-type="date">
            <text:p>jul-19</text:p>
          </table:table-cell>
          <table:table-cell table:style-name="ce31" office:value-type="date" office:date-value="2019-08-01" calcext:value-type="date">
            <text:p>ago-19</text:p>
          </table:table-cell>
          <table:table-cell table:style-name="ce31" office:value-type="date" office:date-value="2019-09-01" calcext:value-type="date">
            <text:p>set-19</text:p>
          </table:table-cell>
          <table:table-cell table:style-name="ce31" office:value-type="date" office:date-value="2019-10-01" calcext:value-type="date">
            <text:p>out-19</text:p>
          </table:table-cell>
          <table:table-cell table:style-name="ce31" office:value-type="date" office:date-value="2019-11-01" calcext:value-type="date">
            <text:p>nov-19</text:p>
          </table:table-cell>
          <table:table-cell table:style-name="ce31" office:value-type="date" office:date-value="2019-12-01" calcext:value-type="date">
            <text:p>dez-19</text:p>
          </table:table-cell>
          <table:table-cell table:number-columns-repeated="2"/>
          <table:table-cell table:style-name="ce32" table:number-columns-repeated="5"/>
          <table:table-cell table:style-name="ce7" office:value-type="string" calcext:value-type="string">
            <text:p>Data</text:p>
          </table:table-cell>
          <table:table-cell table:style-name="ce35" table:number-columns-repeated="2"/>
          <table:table-cell table:style-name="ce32" table:number-columns-repeated="2"/>
          <table:table-cell table:style-name="ce7" office:value-type="string" calcext:value-type="string">
            <text:p>Data</text:p>
          </table:table-cell>
          <table:table-cell table:style-name="ce32" table:number-columns-repeated="3"/>
          <table:table-cell table:style-name="ce7" office:value-type="string" calcext:value-type="string">
            <text:p>Data</text:p>
          </table:table-cell>
          <table:table-cell table:style-name="ce32" table:number-columns-repeated="2"/>
          <table:table-cell table:style-name="ce37" office:value-type="string" calcext:value-type="string">
            <text:p>Valor</text:p>
          </table:table-cell>
          <table:table-cell table:style-name="ce32" table:number-columns-repeated="25"/>
          <table:table-cell table:number-columns-repeated="927"/>
        </table:table-row>
        <table:table-row table:style-name="ro1">
          <table:table-cell/>
          <table:table-cell table:style-name="ce1" table:number-columns-repeated="2"/>
          <table:table-cell table:style-name="ce5"/>
          <table:table-cell table:style-name="ce7"/>
          <table:table-cell table:style-name="ce11" table:formula="of:=SUM([.F3:.F501])" office:value-type="float" office:value="157617" calcext:value-type="float">
            <text:p>157 617</text:p>
          </table:table-cell>
          <table:table-cell table:style-name="ce13" table:number-columns-repeated="2"/>
          <table:table-cell table:style-name="ce19" table:number-columns-repeated="2"/>
          <table:table-cell table:style-name="ce11" table:formula="of:=SUM([.K3:.K501])" office:value-type="float" office:value="-2945" calcext:value-type="float">
            <text:p>-2 945</text:p>
          </table:table-cell>
          <table:table-cell table:style-name="ce11"/>
          <table:table-cell table:style-name="ce11" table:formula="of:=SUM([.M3:.M501])" office:value-type="float" office:value="19635" calcext:value-type="float">
            <text:p>19 635</text:p>
          </table:table-cell>
          <table:table-cell table:style-name="ce11" table:formula="of:=SUM([.N3:.N501])" office:value-type="float" office:value="1050" calcext:value-type="float">
            <text:p>1 050</text:p>
          </table:table-cell>
          <table:table-cell table:style-name="ce11" table:formula="of:=SUM([.O3:.O501])" office:value-type="float" office:value="875" calcext:value-type="float">
            <text:p>875</text:p>
          </table:table-cell>
          <table:table-cell table:style-name="ce11" table:formula="of:=SUM([.P3:.P501])" office:value-type="float" office:value="875" calcext:value-type="float">
            <text:p>875</text:p>
          </table:table-cell>
          <table:table-cell table:style-name="ce11" table:formula="of:=SUM([.Q3:.Q501])" office:value-type="float" office:value="3135" calcext:value-type="float">
            <text:p>3 135</text:p>
          </table:table-cell>
          <table:table-cell table:style-name="ce11" table:formula="of:=SUM([.R3:.R501])" office:value-type="float" office:value="2720" calcext:value-type="float">
            <text:p>2 720</text:p>
          </table:table-cell>
          <table:table-cell table:style-name="ce11" table:formula="of:=SUM([.S3:.S501])" office:value-type="float" office:value="3660" calcext:value-type="float">
            <text:p>3 660</text:p>
          </table:table-cell>
          <table:table-cell table:style-name="ce11" table:formula="of:=SUM([.T3:.T501])" office:value-type="float" office:value="8435" calcext:value-type="float">
            <text:p>8 435</text:p>
          </table:table-cell>
          <table:table-cell table:style-name="ce11" table:formula="of:=SUM([.U3:.U501])" office:value-type="float" office:value="6025" calcext:value-type="float">
            <text:p>6 025</text:p>
          </table:table-cell>
          <table:table-cell table:style-name="ce11" table:formula="of:=SUM([.V3:.V501])" office:value-type="float" office:value="1945" calcext:value-type="float">
            <text:p>1 945</text:p>
          </table:table-cell>
          <table:table-cell table:style-name="ce11" table:formula="of:=SUM([.W3:.W501])" office:value-type="float" office:value="2939" calcext:value-type="float">
            <text:p>2 939</text:p>
          </table:table-cell>
          <table:table-cell table:style-name="ce11" table:formula="of:=SUM([.X3:.X501])" office:value-type="float" office:value="4774" calcext:value-type="float">
            <text:p>4 774</text:p>
          </table:table-cell>
          <table:table-cell table:style-name="ce11" table:formula="of:=SUM([.Y3:.Y501])" office:value-type="float" office:value="4255" calcext:value-type="float">
            <text:p>4 255</text:p>
          </table:table-cell>
          <table:table-cell table:style-name="ce11" table:formula="of:=SUM([.Z3:.Z501])" office:value-type="float" office:value="2964" calcext:value-type="float">
            <text:p>2 964</text:p>
          </table:table-cell>
          <table:table-cell table:style-name="ce11" table:formula="of:=SUM([.AA3:.AA501])" office:value-type="float" office:value="5965" calcext:value-type="float">
            <text:p>5 965</text:p>
          </table:table-cell>
          <table:table-cell table:style-name="ce11" table:formula="of:=SUM([.AB3:.AB501])" office:value-type="float" office:value="3875" calcext:value-type="float">
            <text:p>3 875</text:p>
          </table:table-cell>
          <table:table-cell table:style-name="ce11" table:formula="of:=SUM([.AC3:.AC501])" office:value-type="float" office:value="6545" calcext:value-type="float">
            <text:p>6 545</text:p>
          </table:table-cell>
          <table:table-cell table:style-name="ce11" table:formula="of:=SUM([.AD3:.AD501])" office:value-type="float" office:value="4381.5" calcext:value-type="float">
            <text:p>4 382</text:p>
          </table:table-cell>
          <table:table-cell table:style-name="ce11" table:formula="of:=SUM([.AE3:.AE501])" office:value-type="float" office:value="2660" calcext:value-type="float">
            <text:p>2 660</text:p>
          </table:table-cell>
          <table:table-cell table:style-name="ce11" table:formula="of:=SUM([.AF3:.AF501])" office:value-type="float" office:value="6910" calcext:value-type="float">
            <text:p>6 910</text:p>
          </table:table-cell>
          <table:table-cell table:style-name="ce11" table:formula="of:=SUM([.AG3:.AG501])" office:value-type="float" office:value="8454" calcext:value-type="float">
            <text:p>8 454</text:p>
          </table:table-cell>
          <table:table-cell table:style-name="ce11" table:formula="of:=SUM([.AH3:.AH501])" office:value-type="float" office:value="5018" calcext:value-type="float">
            <text:p>5 018</text:p>
          </table:table-cell>
          <table:table-cell table:style-name="ce11" table:formula="of:=SUM([.AI3:.AI501])" office:value-type="float" office:value="10223" calcext:value-type="float">
            <text:p>10 223</text:p>
          </table:table-cell>
          <table:table-cell table:style-name="ce11" table:formula="of:=SUM([.AJ3:.AJ501])" office:value-type="float" office:value="8677" calcext:value-type="float">
            <text:p>8 677</text:p>
          </table:table-cell>
          <table:table-cell table:style-name="ce11" table:formula="of:=SUM([.AK3:.AK501])" office:value-type="float" office:value="9467" calcext:value-type="float">
            <text:p>9 467</text:p>
          </table:table-cell>
          <table:table-cell table:style-name="ce11" table:formula="of:=SUM([.AL3:.AL501])" office:value-type="float" office:value="9118.5" calcext:value-type="float">
            <text:p>9 119</text:p>
          </table:table-cell>
          <table:table-cell table:style-name="ce11" table:formula="of:=SUM([.AM3:.AM501])" office:value-type="float" office:value="4215" calcext:value-type="float">
            <text:p>4 215</text:p>
          </table:table-cell>
          <table:table-cell table:style-name="ce11" table:formula="of:=SUM([.AN3:.AN501])" office:value-type="float" office:value="2955" calcext:value-type="float">
            <text:p>2 955</text:p>
          </table:table-cell>
          <table:table-cell table:style-name="ce11" table:formula="of:=SUM([.AO3:.AO501])" office:value-type="float" office:value="1735" calcext:value-type="float">
            <text:p>1 735</text:p>
          </table:table-cell>
          <table:table-cell table:style-name="ce11" table:formula="of:=SUM([.AP3:.AP501])" office:value-type="float" office:value="2421" calcext:value-type="float">
            <text:p>2 421</text:p>
          </table:table-cell>
          <table:table-cell table:style-name="ce11" table:formula="of:=SUM([.AQ3:.AQ501])" office:value-type="float" office:value="1085" calcext:value-type="float">
            <text:p>1 085</text:p>
          </table:table-cell>
          <table:table-cell table:style-name="ce11" table:formula="of:=SUM([.AR3:.AR501])" office:value-type="float" office:value="0" calcext:value-type="float">
            <text:p>0</text:p>
          </table:table-cell>
          <table:table-cell table:style-name="ce11" table:formula="of:=SUM([.AS3:.AS501])" office:value-type="float" office:value="0" calcext:value-type="float">
            <text:p>0</text:p>
          </table:table-cell>
          <table:table-cell table:style-name="ce11" table:formula="of:=SUM([.AT3:.AT501])" office:value-type="float" office:value="0" calcext:value-type="float">
            <text:p>0</text:p>
          </table:table-cell>
          <table:table-cell table:style-name="ce11" table:formula="of:=SUM([.AU3:.AU501])" office:value-type="float" office:value="0" calcext:value-type="float">
            <text:p>0</text:p>
          </table:table-cell>
          <table:table-cell table:style-name="ce11" table:formula="of:=SUM([.AV3:.AV501])" office:value-type="float" office:value="0" calcext:value-type="float">
            <text:p>0</text:p>
          </table:table-cell>
          <table:table-cell table:style-name="ce11" table:formula="of:=SUM([.AW3:.AW501])" office:value-type="float" office:value="0" calcext:value-type="float">
            <text:p>0</text:p>
          </table:table-cell>
          <table:table-cell table:style-name="ce11" table:formula="of:=SUM([.AX3:.AX501])" office:value-type="float" office:value="0" calcext:value-type="float">
            <text:p>0</text:p>
          </table:table-cell>
          <table:table-cell table:style-name="ce11" table:formula="of:=SUM([.AY3:.AY501])" office:value-type="float" office:value="0" calcext:value-type="float">
            <text:p>0</text:p>
          </table:table-cell>
          <table:table-cell table:style-name="ce11" table:formula="of:=SUM([.AZ3:.AZ501])" office:value-type="float" office:value="0" calcext:value-type="float">
            <text:p>0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CADASTRAR EVENTO</text:p>
          </table:table-cell>
          <table:table-cell table:style-name="ce32" table:number-columns-repeated="3"/>
          <table:table-cell table:style-name="ce7"/>
          <table:table-cell table:style-name="ce35" table:number-columns-repeated="2"/>
          <table:table-cell table:style-name="ce32" table:number-columns-repeated="2"/>
          <table:table-cell table:style-name="ce7"/>
          <table:table-cell table:style-name="ce32" table:number-columns-repeated="3"/>
          <table:table-cell table:style-name="ce7"/>
          <table:table-cell table:style-name="ce32" table:number-columns-repeated="2"/>
          <table:table-cell table:style-name="ce38" table:formula="of:=SUM([.BT3:.BT500])" office:value-type="float" office:value="167071" calcext:value-type="float">
            <text:p>167071</text:p>
          </table:table-cell>
          <table:table-cell table:style-name="ce32" table:number-columns-repeated="6"/>
          <table:table-cell table:style-name="ce32" office:value-type="string" calcext:value-type="string">
            <text:p>CADASTRAR PESSOA</text:p>
          </table:table-cell>
          <table:table-cell table:style-name="ce32" table:number-columns-repeated="3"/>
          <table:table-cell table:style-name="ce32" office:value-type="string" calcext:value-type="string">
            <text:p>CADASTRAR PESSOA_TIPO</text:p>
          </table:table-cell>
          <table:table-cell table:style-name="ce32" table:number-columns-repeated="3"/>
          <table:table-cell table:style-name="ce32" office:value-type="string" calcext:value-type="string">
            <text:p>CADASTRAR PESSOA_EVENTO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ani Peres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6-07-23" calcext:value-type="date">
            <text:p>2016-07-23</text:p>
          </table:table-cell>
          <table:table-cell table:style-name="ce12" office:value-type="float" office:value="3800" calcext:value-type="float">
            <text:p>3 8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3"/>
          <table:table-cell table:style-name="ce4" office:value-type="string" calcext:value-type="string">
            <text:p>Pedro / Andre</text:p>
          </table:table-cell>
          <table:table-cell table:style-name="ce4" office:value-type="float" office:value="-600" calcext:value-type="float">
            <text:p>-600</text:p>
          </table:table-cell>
          <table:table-cell table:style-name="ce4"/>
          <table:table-cell table:style-name="ce21" office:value-type="float" office:value="3800" calcext:value-type="float">
            <text:p>3 800</text:p>
          </table:table-cell>
          <table:table-cell table:style-name="ce4" table:number-columns-repeated="3"/>
          <table:table-cell table:style-name="ce3" table:number-columns-repeated="12"/>
          <table:table-cell table:style-name="ce4" table:number-columns-repeated="24"/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]" office:value-type="float" office:value="1" calcext:value-type="float">
            <text:p>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07-23" calcext:value-type="date">
            <text:p>2016-07-23</text:p>
          </table:table-cell>
          <table:table-cell table:style-name="ce36" table:formula="of:=&quot; - &quot;&amp;[.B3]&amp;&quot; - &quot;&amp;[.C3]" office:value-type="string" office:string-value=" - Dani Peres - Casamento" calcext:value-type="string">
            <text:p><text:s/>- Dani Peres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07-23" calcext:value-type="date">
            <text:p>2016-07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07-23" calcext:value-type="date">
            <text:p>2016-07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800" calcext:value-type="float">
            <text:p>38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]&amp;&quot;);&quot;" office:value-type="string" office:string-value="2);" calcext:value-type="string">
            <text:p>2);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3" table:formula="of:=&quot;insert into App_Pessoa_pessoa (id, nome, cd_sit, dt_cad) values (&quot;&amp;[.BZ3]&amp;&quot;, '&quot;&amp;[.B3]&amp;&quot;', 1, '2018-11-10');&quot;" office:value-type="string" office:string-value="insert into App_Pessoa_pessoa (id, nome, cd_sit, dt_cad) values (3, 'Dani Peres', 1, '2018-11-10');" calcext:value-type="string">
            <text:p>insert into App_Pessoa_pessoa (id, nome, cd_sit, dt_cad) values (3, 'Dani Peres', 1, '2018-11-10');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3" table:formula="of:=&quot;insert into App_Pessoa_pessoa_pessoa_tipo (id, fk_pessoa_id_id, fk_pessoa_tipo_id_id) values (&quot;&amp;[.CD3]&amp;&quot;, &quot;&amp;[.BZ3]&amp;&quot;, 1);&quot;" office:value-type="string" office:string-value="insert into App_Pessoa_pessoa_pessoa_tipo (id, fk_pessoa_id_id, fk_pessoa_tipo_id_id) values (1, 3, 1);" calcext:value-type="string">
            <text:p>insert into App_Pessoa_pessoa_pessoa_tipo (id, fk_pessoa_id_id, fk_pessoa_tipo_id_id) values (1, 3, 1);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3" table:formula="of:=&quot;insert into Evento_Pessoa (id, fk_evento_id_id, fk_pessoa_pessoa_tipo_id_id) values (&quot;&amp;[.CH3]&amp;&quot;, &quot;&amp;[.CH3]&amp;&quot;, &quot;&amp;[.CH3]&amp;&quot;);&quot;" office:value-type="string" office:string-value="insert into Evento_Pessoa (id, fk_evento_id_id, fk_pessoa_pessoa_tipo_id_id) values (1, 1, 1);" calcext:value-type="string">
            <text:p>insert into Evento_Pessoa (id, fk_evento_id_id, fk_pessoa_pessoa_tipo_id_id) values (1, 1, 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style-name="ce3" office:value-type="string" calcext:value-type="string">
            <text:p>Maria Alice(Denis)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6-09-16" calcext:value-type="date">
            <text:p>2016-09-16</text:p>
          </table:table-cell>
          <table:table-cell table:style-name="ce12" office:value-type="float" office:value="1400" calcext:value-type="float">
            <text:p>1 400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NÃO</text:p>
          </table:table-cell>
          <table:table-cell table:style-name="ce3" table:number-columns-repeated="4"/>
          <table:table-cell table:style-name="ce21" office:value-type="float" office:value="350" calcext:value-type="float">
            <text:p>350</text:p>
          </table:table-cell>
          <table:table-cell table:style-name="ce22" office:value-type="float" office:value="1050" calcext:value-type="float">
            <text:p>1 050</text:p>
          </table:table-cell>
          <table:table-cell table:style-name="ce4" table:number-columns-repeated="3"/>
          <table:table-cell table:style-name="ce3" table:number-columns-repeated="11"/>
          <table:table-cell table:style-name="ce4" table:number-columns-repeated="24"/>
          <table:table-cell table:number-columns-repeated="2"/>
          <table:table-cell table:style-name="ce32" table:formula="of:=[.BC3]+1" office:value-type="float" office:value="2" calcext:value-type="float">
            <text:p>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]" office:value-type="float" office:value="2" calcext:value-type="float">
            <text:p>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09-16" calcext:value-type="date">
            <text:p>2016-09-16</text:p>
          </table:table-cell>
          <table:table-cell table:style-name="ce36" table:formula="of:=&quot; - &quot;&amp;[.B4]&amp;&quot; - &quot;&amp;[.C4]" office:value-type="string" office:string-value=" - Maria Alice(Denis) - Niver infantil" calcext:value-type="string">
            <text:p><text:s/>- Maria Alice(Denis)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09-16" calcext:value-type="date">
            <text:p>2016-09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09-16" calcext:value-type="date">
            <text:p>2016-09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400" calcext:value-type="float">
            <text:p>1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3]+1" office:value-type="float" office:value="4" calcext:value-type="float">
            <text:p>4</text:p>
          </table:table-cell>
          <table:table-cell table:style-name="ce33" table:formula="of:=&quot;insert into App_Pessoa_pessoa (id, nome, cd_sit, dt_cad) values (&quot;&amp;[.BZ4]&amp;&quot;, '&quot;&amp;[.B4]&amp;&quot;', 1, '2018-11-10');&quot;" office:value-type="string" office:string-value="insert into App_Pessoa_pessoa (id, nome, cd_sit, dt_cad) values (4, 'Maria Alice(Denis)', 1, '2018-11-10');" calcext:value-type="string">
            <text:p>insert into App_Pessoa_pessoa (id, nome, cd_sit, dt_cad) values (4, 'Maria Alice(Denis)', 1, '2018-11-10');</text:p>
          </table:table-cell>
          <table:table-cell table:style-name="ce32" table:number-columns-repeated="2"/>
          <table:table-cell table:style-name="ce32" table:formula="of:=[.CD3]+1" office:value-type="float" office:value="2" calcext:value-type="float">
            <text:p>2</text:p>
          </table:table-cell>
          <table:table-cell table:style-name="ce33" table:formula="of:=&quot;insert into App_Pessoa_pessoa_pessoa_tipo (id, fk_pessoa_id_id, fk_pessoa_tipo_id_id) values (&quot;&amp;[.CD4]&amp;&quot;, &quot;&amp;[.BZ4]&amp;&quot;, 1);&quot;" office:value-type="string" office:string-value="insert into App_Pessoa_pessoa_pessoa_tipo (id, fk_pessoa_id_id, fk_pessoa_tipo_id_id) values (2, 4, 1);" calcext:value-type="string">
            <text:p>insert into App_Pessoa_pessoa_pessoa_tipo (id, fk_pessoa_id_id, fk_pessoa_tipo_id_id) values (2, 4, 1);</text:p>
          </table:table-cell>
          <table:table-cell table:style-name="ce32" table:number-columns-repeated="2"/>
          <table:table-cell table:style-name="ce32" table:formula="of:=[.CH3]+1" office:value-type="float" office:value="2" calcext:value-type="float">
            <text:p>2</text:p>
          </table:table-cell>
          <table:table-cell table:style-name="ce33" table:formula="of:=&quot;insert into Evento_Pessoa (id, fk_evento_id_id, fk_pessoa_pessoa_tipo_id_id) values (&quot;&amp;[.CH4]&amp;&quot;, &quot;&amp;[.CH4]&amp;&quot;, &quot;&amp;[.CH4]&amp;&quot;);&quot;" office:value-type="string" office:string-value="insert into Evento_Pessoa (id, fk_evento_id_id, fk_pessoa_pessoa_tipo_id_id) values (2, 2, 2);" calcext:value-type="string">
            <text:p>insert into Evento_Pessoa (id, fk_evento_id_id, fk_pessoa_pessoa_tipo_id_id) values (2, 2, 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style-name="ce3" office:value-type="string" calcext:value-type="string">
            <text:p>Manu</text:p>
          </table:table-cell>
          <table:table-cell table:style-name="ce4" office:value-type="string" calcext:value-type="string">
            <text:p>Formatura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date" office:date-value="2016-10-08" calcext:value-type="date">
            <text:p>2016-10-08</text:p>
          </table:table-cell>
          <table:table-cell table:style-name="ce12" office:value-type="float" office:value="1200" calcext:value-type="float">
            <text:p>1 20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Sim</text:p>
          </table:table-cell>
          <table:table-cell table:style-name="ce3" table:number-columns-repeated="4"/>
          <table:table-cell table:style-name="ce21" office:value-type="float" office:value="1200" calcext:value-type="float">
            <text:p>1 200</text:p>
          </table:table-cell>
          <table:table-cell/>
          <table:table-cell table:style-name="ce4" table:number-columns-repeated="3"/>
          <table:table-cell table:style-name="ce3" table:number-columns-repeated="11"/>
          <table:table-cell table:style-name="ce4" table:number-columns-repeated="24"/>
          <table:table-cell table:number-columns-repeated="2"/>
          <table:table-cell table:style-name="ce32" table:formula="of:=[.BC4]+1" office:value-type="float" office:value="3" calcext:value-type="float">
            <text:p>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]" office:value-type="float" office:value="3" calcext:value-type="float">
            <text:p>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08" calcext:value-type="date">
            <text:p>2016-10-08</text:p>
          </table:table-cell>
          <table:table-cell table:style-name="ce36" table:formula="of:=&quot; - &quot;&amp;[.B5]&amp;&quot; - &quot;&amp;[.C5]" office:value-type="string" office:string-value=" - Manu - Formatura" calcext:value-type="string">
            <text:p><text:s/>- Manu - Formatura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08" calcext:value-type="date">
            <text:p>2016-10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08" calcext:value-type="date">
            <text:p>2016-10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00" calcext:value-type="float">
            <text:p>12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]" office:value-type="float" office:value="5" calcext:value-type="float">
            <text:p>5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]&amp;&quot;);&quot;" office:value-type="string" office:string-value="9);" calcext:value-type="string">
            <text:p>9);</text:p>
          </table:table-cell>
          <table:table-cell table:style-name="ce32"/>
          <table:table-cell table:style-name="ce32" table:formula="of:=[.BZ4]+1" office:value-type="float" office:value="5" calcext:value-type="float">
            <text:p>5</text:p>
          </table:table-cell>
          <table:table-cell table:style-name="ce33" table:formula="of:=&quot;insert into App_Pessoa_pessoa (id, nome, cd_sit, dt_cad) values (&quot;&amp;[.BZ5]&amp;&quot;, '&quot;&amp;[.B5]&amp;&quot;', 1, '2018-11-10');&quot;" office:value-type="string" office:string-value="insert into App_Pessoa_pessoa (id, nome, cd_sit, dt_cad) values (5, 'Manu', 1, '2018-11-10');" calcext:value-type="string">
            <text:p>insert into App_Pessoa_pessoa (id, nome, cd_sit, dt_cad) values (5, 'Manu', 1, '2018-11-10');</text:p>
          </table:table-cell>
          <table:table-cell table:style-name="ce32" table:number-columns-repeated="2"/>
          <table:table-cell table:style-name="ce32" table:formula="of:=[.CD4]+1" office:value-type="float" office:value="3" calcext:value-type="float">
            <text:p>3</text:p>
          </table:table-cell>
          <table:table-cell table:style-name="ce33" table:formula="of:=&quot;insert into App_Pessoa_pessoa_pessoa_tipo (id, fk_pessoa_id_id, fk_pessoa_tipo_id_id) values (&quot;&amp;[.CD5]&amp;&quot;, &quot;&amp;[.BZ5]&amp;&quot;, 1);&quot;" office:value-type="string" office:string-value="insert into App_Pessoa_pessoa_pessoa_tipo (id, fk_pessoa_id_id, fk_pessoa_tipo_id_id) values (3, 5, 1);" calcext:value-type="string">
            <text:p>insert into App_Pessoa_pessoa_pessoa_tipo (id, fk_pessoa_id_id, fk_pessoa_tipo_id_id) values (3, 5, 1);</text:p>
          </table:table-cell>
          <table:table-cell table:style-name="ce32" table:number-columns-repeated="2"/>
          <table:table-cell table:style-name="ce32" table:formula="of:=[.CH4]+1" office:value-type="float" office:value="3" calcext:value-type="float">
            <text:p>3</text:p>
          </table:table-cell>
          <table:table-cell table:style-name="ce33" table:formula="of:=&quot;insert into Evento_Pessoa (id, fk_evento_id_id, fk_pessoa_pessoa_tipo_id_id) values (&quot;&amp;[.CH5]&amp;&quot;, &quot;&amp;[.CH5]&amp;&quot;, &quot;&amp;[.CH5]&amp;&quot;);&quot;" office:value-type="string" office:string-value="insert into Evento_Pessoa (id, fk_evento_id_id, fk_pessoa_pessoa_tipo_id_id) values (3, 3, 3);" calcext:value-type="string">
            <text:p>insert into Evento_Pessoa (id, fk_evento_id_id, fk_pessoa_pessoa_tipo_id_id) values (3, 3, 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style-name="ce3" office:value-type="string" calcext:value-type="string">
            <text:p>Filipe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6-10-16" calcext:value-type="date">
            <text:p>2016-10-1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Sim</text:p>
          </table:table-cell>
          <table:table-cell table:style-name="ce3" table:number-columns-repeated="4"/>
          <table:table-cell table:style-name="ce4" table:number-columns-repeated="5"/>
          <table:table-cell table:style-name="ce3" table:number-columns-repeated="11"/>
          <table:table-cell table:style-name="ce4" table:number-columns-repeated="24"/>
          <table:table-cell table:number-columns-repeated="2"/>
          <table:table-cell table:style-name="ce32" table:formula="of:=[.BC5]+1" office:value-type="float" office:value="4" calcext:value-type="float">
            <text:p>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]" office:value-type="float" office:value="4" calcext:value-type="float">
            <text:p>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16" calcext:value-type="date">
            <text:p>2016-10-16</text:p>
          </table:table-cell>
          <table:table-cell table:style-name="ce36" table:formula="of:=&quot; - &quot;&amp;[.B6]&amp;&quot; - &quot;&amp;[.C6]" office:value-type="string" office:string-value=" - Filipe - Niver infantil" calcext:value-type="string">
            <text:p><text:s/>- Filipe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16" calcext:value-type="date">
            <text:p>2016-10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16" calcext:value-type="date">
            <text:p>2016-10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5]+1" office:value-type="float" office:value="6" calcext:value-type="float">
            <text:p>6</text:p>
          </table:table-cell>
          <table:table-cell table:style-name="ce33" table:formula="of:=&quot;insert into App_Pessoa_pessoa (id, nome, cd_sit, dt_cad) values (&quot;&amp;[.BZ6]&amp;&quot;, '&quot;&amp;[.B6]&amp;&quot;', 1, '2018-11-10');&quot;" office:value-type="string" office:string-value="insert into App_Pessoa_pessoa (id, nome, cd_sit, dt_cad) values (6, 'Filipe', 1, '2018-11-10');" calcext:value-type="string">
            <text:p>insert into App_Pessoa_pessoa (id, nome, cd_sit, dt_cad) values (6, 'Filipe', 1, '2018-11-10');</text:p>
          </table:table-cell>
          <table:table-cell table:style-name="ce32" table:number-columns-repeated="2"/>
          <table:table-cell table:style-name="ce32" table:formula="of:=[.CD5]+1" office:value-type="float" office:value="4" calcext:value-type="float">
            <text:p>4</text:p>
          </table:table-cell>
          <table:table-cell table:style-name="ce33" table:formula="of:=&quot;insert into App_Pessoa_pessoa_pessoa_tipo (id, fk_pessoa_id_id, fk_pessoa_tipo_id_id) values (&quot;&amp;[.CD6]&amp;&quot;, &quot;&amp;[.BZ6]&amp;&quot;, 1);&quot;" office:value-type="string" office:string-value="insert into App_Pessoa_pessoa_pessoa_tipo (id, fk_pessoa_id_id, fk_pessoa_tipo_id_id) values (4, 6, 1);" calcext:value-type="string">
            <text:p>insert into App_Pessoa_pessoa_pessoa_tipo (id, fk_pessoa_id_id, fk_pessoa_tipo_id_id) values (4, 6, 1);</text:p>
          </table:table-cell>
          <table:table-cell table:style-name="ce32" table:number-columns-repeated="2"/>
          <table:table-cell table:style-name="ce32" table:formula="of:=[.CH5]+1" office:value-type="float" office:value="4" calcext:value-type="float">
            <text:p>4</text:p>
          </table:table-cell>
          <table:table-cell table:style-name="ce33" table:formula="of:=&quot;insert into Evento_Pessoa (id, fk_evento_id_id, fk_pessoa_pessoa_tipo_id_id) values (&quot;&amp;[.CH6]&amp;&quot;, &quot;&amp;[.CH6]&amp;&quot;, &quot;&amp;[.CH6]&amp;&quot;);&quot;" office:value-type="string" office:string-value="insert into Evento_Pessoa (id, fk_evento_id_id, fk_pessoa_pessoa_tipo_id_id) values (4, 4, 4);" calcext:value-type="string">
            <text:p>insert into Evento_Pessoa (id, fk_evento_id_id, fk_pessoa_pessoa_tipo_id_id) values (4, 4, 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style-name="ce3" office:value-type="string" calcext:value-type="string">
            <text:p>Ballet Endeara</text:p>
          </table:table-cell>
          <table:table-cell table:style-name="ce4" office:value-type="string" calcext:value-type="string">
            <text:p>Balle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date" office:date-value="2016-10-19" calcext:value-type="date">
            <text:p>2016-10-19</text:p>
          </table:table-cell>
          <table:table-cell table:style-name="ce12" office:value-type="float" office:value="450" calcext:value-type="float">
            <office:annotation draw:style-name="gr1" draw:text-style-name="P2" svg:width="36.69mm" svg:height="11.05mm" svg:x="126.23mm" svg:y="28.84mm" draw:caption-point-x="44.71mm" draw:caption-point-y="2.97mm">
              <dc:date>2018-11-15T00:00:00</dc:date>
              <text:p text:style-name="P1"><text:span text:style-name="T1">São 9 escolas, cada pagou 50</text:span></text:p>
            </office:annotation>
            <text:p>45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20"/>
          <table:table-cell table:style-name="ce4" table:number-columns-repeated="3"/>
          <table:table-cell table:style-name="ce21" office:value-type="float" office:value="450" calcext:value-type="float">
            <text:p>450</text:p>
          </table:table-cell>
          <table:table-cell table:number-columns-repeated="20"/>
          <table:table-cell table:style-name="ce4" table:number-columns-repeated="19"/>
          <table:table-cell table:number-columns-repeated="2"/>
          <table:table-cell table:style-name="ce32" table:formula="of:=[.BC6]+1" office:value-type="float" office:value="5" calcext:value-type="float">
            <text:p>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]" office:value-type="float" office:value="5" calcext:value-type="float">
            <text:p>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19" calcext:value-type="date">
            <text:p>2016-10-19</text:p>
          </table:table-cell>
          <table:table-cell table:style-name="ce36" table:formula="of:=&quot; - &quot;&amp;[.B7]&amp;&quot; - &quot;&amp;[.C7]" office:value-type="string" office:string-value=" - Ballet Endeara - Ballet" calcext:value-type="string">
            <text:p><text:s/>- Ballet Endeara - Ballet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19" calcext:value-type="date">
            <text:p>2016-10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19" calcext:value-type="date">
            <text:p>2016-10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50" calcext:value-type="float">
            <office:annotation draw:style-name="gr3" draw:text-style-name="P2" svg:width="36.66mm" svg:height="11.06mm" svg:x="1792.69mm" svg:y="28.16mm" draw:caption-point-x="-0.63mm" draw:caption-point-y="3.65mm">
              <dc:date>2018-11-15T00:00:00</dc:date>
              <text:p text:style-name="P1"><text:span text:style-name="T1">São 9 escolas, cada pagou 50</text:span></text:p>
            </office:annotation>
            <text:p>4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]&amp;&quot;);&quot;" office:value-type="string" office:string-value="4);" calcext:value-type="string">
            <text:p>4);</text:p>
          </table:table-cell>
          <table:table-cell table:style-name="ce32"/>
          <table:table-cell table:style-name="ce32" table:formula="of:=[.BZ6]+1" office:value-type="float" office:value="7" calcext:value-type="float">
            <text:p>7</text:p>
          </table:table-cell>
          <table:table-cell table:style-name="ce33" table:formula="of:=&quot;insert into App_Pessoa_pessoa (id, nome, cd_sit, dt_cad) values (&quot;&amp;[.BZ7]&amp;&quot;, '&quot;&amp;[.B7]&amp;&quot;', 1, '2018-11-10');&quot;" office:value-type="string" office:string-value="insert into App_Pessoa_pessoa (id, nome, cd_sit, dt_cad) values (7, 'Ballet Endeara', 1, '2018-11-10');" calcext:value-type="string">
            <text:p>insert into App_Pessoa_pessoa (id, nome, cd_sit, dt_cad) values (7, 'Ballet Endeara', 1, '2018-11-10');</text:p>
          </table:table-cell>
          <table:table-cell table:style-name="ce32" table:number-columns-repeated="2"/>
          <table:table-cell table:style-name="ce32" table:formula="of:=[.CD6]+1" office:value-type="float" office:value="5" calcext:value-type="float">
            <text:p>5</text:p>
          </table:table-cell>
          <table:table-cell table:style-name="ce33" table:formula="of:=&quot;insert into App_Pessoa_pessoa_pessoa_tipo (id, fk_pessoa_id_id, fk_pessoa_tipo_id_id) values (&quot;&amp;[.CD7]&amp;&quot;, &quot;&amp;[.BZ7]&amp;&quot;, 1);&quot;" office:value-type="string" office:string-value="insert into App_Pessoa_pessoa_pessoa_tipo (id, fk_pessoa_id_id, fk_pessoa_tipo_id_id) values (5, 7, 1);" calcext:value-type="string">
            <text:p>insert into App_Pessoa_pessoa_pessoa_tipo (id, fk_pessoa_id_id, fk_pessoa_tipo_id_id) values (5, 7, 1);</text:p>
          </table:table-cell>
          <table:table-cell table:style-name="ce32" table:number-columns-repeated="2"/>
          <table:table-cell table:style-name="ce32" table:formula="of:=[.CH6]+1" office:value-type="float" office:value="5" calcext:value-type="float">
            <text:p>5</text:p>
          </table:table-cell>
          <table:table-cell table:style-name="ce33" table:formula="of:=&quot;insert into Evento_Pessoa (id, fk_evento_id_id, fk_pessoa_pessoa_tipo_id_id) values (&quot;&amp;[.CH7]&amp;&quot;, &quot;&amp;[.CH7]&amp;&quot;, &quot;&amp;[.CH7]&amp;&quot;);&quot;" office:value-type="string" office:string-value="insert into Evento_Pessoa (id, fk_evento_id_id, fk_pessoa_pessoa_tipo_id_id) values (5, 5, 5);" calcext:value-type="string">
            <text:p>insert into Evento_Pessoa (id, fk_evento_id_id, fk_pessoa_pessoa_tipo_id_id) values (5, 5, 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style-name="ce3" office:value-type="string" calcext:value-type="string">
            <text:p>Henrique Laroc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12" office:value-type="float" office:value="1250" calcext:value-type="float">
            <text:p>1 25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3"/>
          <table:table-cell table:style-name="ce4" office:value-type="string" calcext:value-type="string">
            <text:p>Pedro</text:p>
          </table:table-cell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21" office:value-type="float" office:value="1250" calcext:value-type="float">
            <text:p>1 250</text:p>
          </table:table-cell>
          <table:table-cell table:style-name="ce4" table:number-columns-repeated="4"/>
          <table:table-cell table:style-name="ce3" table:number-columns-repeated="11"/>
          <table:table-cell table:style-name="ce4" table:number-columns-repeated="24"/>
          <table:table-cell table:number-columns-repeated="2"/>
          <table:table-cell table:style-name="ce32" table:formula="of:=[.BC7]+1" office:value-type="float" office:value="6" calcext:value-type="float">
            <text:p>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]" office:value-type="float" office:value="6" calcext:value-type="float">
            <text:p>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6" table:formula="of:=&quot; - &quot;&amp;[.B8]&amp;&quot; - &quot;&amp;[.C8]" office:value-type="string" office:string-value=" - Henrique Laroca - Niver infantil" calcext:value-type="string">
            <text:p><text:s/>- Henrique Laroc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50" calcext:value-type="float">
            <text:p>1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7]+1" office:value-type="float" office:value="8" calcext:value-type="float">
            <text:p>8</text:p>
          </table:table-cell>
          <table:table-cell table:style-name="ce33" table:formula="of:=&quot;insert into App_Pessoa_pessoa (id, nome, cd_sit, dt_cad) values (&quot;&amp;[.BZ8]&amp;&quot;, '&quot;&amp;[.B8]&amp;&quot;', 1, '2018-11-10');&quot;" office:value-type="string" office:string-value="insert into App_Pessoa_pessoa (id, nome, cd_sit, dt_cad) values (8, 'Henrique Laroca', 1, '2018-11-10');" calcext:value-type="string">
            <text:p>insert into App_Pessoa_pessoa (id, nome, cd_sit, dt_cad) values (8, 'Henrique Laroca', 1, '2018-11-10');</text:p>
          </table:table-cell>
          <table:table-cell table:style-name="ce32" table:number-columns-repeated="2"/>
          <table:table-cell table:style-name="ce32" table:formula="of:=[.CD7]+1" office:value-type="float" office:value="6" calcext:value-type="float">
            <text:p>6</text:p>
          </table:table-cell>
          <table:table-cell table:style-name="ce33" table:formula="of:=&quot;insert into App_Pessoa_pessoa_pessoa_tipo (id, fk_pessoa_id_id, fk_pessoa_tipo_id_id) values (&quot;&amp;[.CD8]&amp;&quot;, &quot;&amp;[.BZ8]&amp;&quot;, 1);&quot;" office:value-type="string" office:string-value="insert into App_Pessoa_pessoa_pessoa_tipo (id, fk_pessoa_id_id, fk_pessoa_tipo_id_id) values (6, 8, 1);" calcext:value-type="string">
            <text:p>insert into App_Pessoa_pessoa_pessoa_tipo (id, fk_pessoa_id_id, fk_pessoa_tipo_id_id) values (6, 8, 1);</text:p>
          </table:table-cell>
          <table:table-cell table:style-name="ce32" table:number-columns-repeated="2"/>
          <table:table-cell table:style-name="ce32" table:formula="of:=[.CH7]+1" office:value-type="float" office:value="6" calcext:value-type="float">
            <text:p>6</text:p>
          </table:table-cell>
          <table:table-cell table:style-name="ce33" table:formula="of:=&quot;insert into Evento_Pessoa (id, fk_evento_id_id, fk_pessoa_pessoa_tipo_id_id) values (&quot;&amp;[.CH8]&amp;&quot;, &quot;&amp;[.CH8]&amp;&quot;, &quot;&amp;[.CH8]&amp;&quot;);&quot;" office:value-type="string" office:string-value="insert into Evento_Pessoa (id, fk_evento_id_id, fk_pessoa_pessoa_tipo_id_id) values (6, 6, 6);" calcext:value-type="string">
            <text:p>insert into Evento_Pessoa (id, fk_evento_id_id, fk_pessoa_pessoa_tipo_id_id) values (6, 6, 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style-name="ce3" office:value-type="string" calcext:value-type="string">
            <text:p>Marlei</text:p>
          </table:table-cell>
          <table:table-cell table:style-name="ce4" office:value-type="string" calcext:value-type="string">
            <text:p>Niver adulto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12" office:value-type="float" office:value="1290" calcext:value-type="float">
            <text:p>1 29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3"/>
          <table:table-cell table:style-name="ce4" table:number-columns-repeated="3"/>
          <table:table-cell table:style-name="ce21" office:value-type="float" office:value="1290" calcext:value-type="float">
            <text:p>1 290</text:p>
          </table:table-cell>
          <table:table-cell table:style-name="ce4" table:number-columns-repeated="4"/>
          <table:table-cell table:style-name="ce3" table:number-columns-repeated="11"/>
          <table:table-cell table:style-name="ce4" table:number-columns-repeated="24"/>
          <table:table-cell table:number-columns-repeated="2"/>
          <table:table-cell table:style-name="ce32" table:formula="of:=[.BC8]+1" office:value-type="float" office:value="7" calcext:value-type="float">
            <text:p>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]" office:value-type="float" office:value="7" calcext:value-type="float">
            <text:p>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6" table:formula="of:=&quot; - &quot;&amp;[.B9]&amp;&quot; - &quot;&amp;[.C9]" office:value-type="string" office:string-value=" - Marlei - Niver adulto" calcext:value-type="string">
            <text:p><text:s/>- Marlei - Niver adul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90" calcext:value-type="float">
            <text:p>12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8]+1" office:value-type="float" office:value="9" calcext:value-type="float">
            <text:p>9</text:p>
          </table:table-cell>
          <table:table-cell table:style-name="ce33" table:formula="of:=&quot;insert into App_Pessoa_pessoa (id, nome, cd_sit, dt_cad) values (&quot;&amp;[.BZ9]&amp;&quot;, '&quot;&amp;[.B9]&amp;&quot;', 1, '2018-11-10');&quot;" office:value-type="string" office:string-value="insert into App_Pessoa_pessoa (id, nome, cd_sit, dt_cad) values (9, 'Marlei', 1, '2018-11-10');" calcext:value-type="string">
            <text:p>insert into App_Pessoa_pessoa (id, nome, cd_sit, dt_cad) values (9, 'Marlei', 1, '2018-11-10');</text:p>
          </table:table-cell>
          <table:table-cell table:style-name="ce32" table:number-columns-repeated="2"/>
          <table:table-cell table:style-name="ce32" table:formula="of:=[.CD8]+1" office:value-type="float" office:value="7" calcext:value-type="float">
            <text:p>7</text:p>
          </table:table-cell>
          <table:table-cell table:style-name="ce33" table:formula="of:=&quot;insert into App_Pessoa_pessoa_pessoa_tipo (id, fk_pessoa_id_id, fk_pessoa_tipo_id_id) values (&quot;&amp;[.CD9]&amp;&quot;, &quot;&amp;[.BZ9]&amp;&quot;, 1);&quot;" office:value-type="string" office:string-value="insert into App_Pessoa_pessoa_pessoa_tipo (id, fk_pessoa_id_id, fk_pessoa_tipo_id_id) values (7, 9, 1);" calcext:value-type="string">
            <text:p>insert into App_Pessoa_pessoa_pessoa_tipo (id, fk_pessoa_id_id, fk_pessoa_tipo_id_id) values (7, 9, 1);</text:p>
          </table:table-cell>
          <table:table-cell table:style-name="ce32" table:number-columns-repeated="2"/>
          <table:table-cell table:style-name="ce32" table:formula="of:=[.CH8]+1" office:value-type="float" office:value="7" calcext:value-type="float">
            <text:p>7</text:p>
          </table:table-cell>
          <table:table-cell table:style-name="ce33" table:formula="of:=&quot;insert into Evento_Pessoa (id, fk_evento_id_id, fk_pessoa_pessoa_tipo_id_id) values (&quot;&amp;[.CH9]&amp;&quot;, &quot;&amp;[.CH9]&amp;&quot;, &quot;&amp;[.CH9]&amp;&quot;);&quot;" office:value-type="string" office:string-value="insert into Evento_Pessoa (id, fk_evento_id_id, fk_pessoa_pessoa_tipo_id_id) values (7, 7, 7);" calcext:value-type="string">
            <text:p>insert into Evento_Pessoa (id, fk_evento_id_id, fk_pessoa_pessoa_tipo_id_id) values (7, 7, 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style-name="ce3" office:value-type="string" calcext:value-type="string">
            <text:p>Ballet Michele</text:p>
          </table:table-cell>
          <table:table-cell table:style-name="ce4" office:value-type="string" calcext:value-type="string">
            <text:p>Balle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12" office:value-type="float" office:value="400" calcext:value-type="float">
            <text:p>40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20"/>
          <table:table-cell table:style-name="ce4" table:number-columns-repeated="3"/>
          <table:table-cell table:style-name="ce21" office:value-type="float" office:value="400" calcext:value-type="float">
            <text:p>400</text:p>
          </table:table-cell>
          <table:table-cell table:style-name="ce4" table:number-columns-repeated="4"/>
          <table:table-cell table:style-name="ce3" table:number-columns-repeated="11"/>
          <table:table-cell table:style-name="ce4" table:number-columns-repeated="24"/>
          <table:table-cell table:number-columns-repeated="2"/>
          <table:table-cell table:style-name="ce32" table:formula="of:=[.BC9]+1" office:value-type="float" office:value="8" calcext:value-type="float">
            <text:p>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]" office:value-type="float" office:value="8" calcext:value-type="float">
            <text:p>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6" table:formula="of:=&quot; - &quot;&amp;[.B10]&amp;&quot; - &quot;&amp;[.C10]" office:value-type="string" office:string-value=" - Ballet Michele - Ballet" calcext:value-type="string">
            <text:p><text:s/>- Ballet Michele - Ballet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2" calcext:value-type="date">
            <text:p>2016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]&amp;&quot;);&quot;" office:value-type="string" office:string-value="4);" calcext:value-type="string">
            <text:p>4);</text:p>
          </table:table-cell>
          <table:table-cell table:style-name="ce32"/>
          <table:table-cell table:style-name="ce32" table:formula="of:=[.BZ9]+1" office:value-type="float" office:value="10" calcext:value-type="float">
            <text:p>10</text:p>
          </table:table-cell>
          <table:table-cell table:style-name="ce33" table:formula="of:=&quot;insert into App_Pessoa_pessoa (id, nome, cd_sit, dt_cad) values (&quot;&amp;[.BZ10]&amp;&quot;, '&quot;&amp;[.B10]&amp;&quot;', 1, '2018-11-10');&quot;" office:value-type="string" office:string-value="insert into App_Pessoa_pessoa (id, nome, cd_sit, dt_cad) values (10, 'Ballet Michele', 1, '2018-11-10');" calcext:value-type="string">
            <text:p>insert into App_Pessoa_pessoa (id, nome, cd_sit, dt_cad) values (10, 'Ballet Michele', 1, '2018-11-10');</text:p>
          </table:table-cell>
          <table:table-cell table:style-name="ce32" table:number-columns-repeated="2"/>
          <table:table-cell table:style-name="ce32" table:formula="of:=[.CD9]+1" office:value-type="float" office:value="8" calcext:value-type="float">
            <text:p>8</text:p>
          </table:table-cell>
          <table:table-cell table:style-name="ce33" table:formula="of:=&quot;insert into App_Pessoa_pessoa_pessoa_tipo (id, fk_pessoa_id_id, fk_pessoa_tipo_id_id) values (&quot;&amp;[.CD10]&amp;&quot;, &quot;&amp;[.BZ10]&amp;&quot;, 1);&quot;" office:value-type="string" office:string-value="insert into App_Pessoa_pessoa_pessoa_tipo (id, fk_pessoa_id_id, fk_pessoa_tipo_id_id) values (8, 10, 1);" calcext:value-type="string">
            <text:p>insert into App_Pessoa_pessoa_pessoa_tipo (id, fk_pessoa_id_id, fk_pessoa_tipo_id_id) values (8, 10, 1);</text:p>
          </table:table-cell>
          <table:table-cell table:style-name="ce32" table:number-columns-repeated="2"/>
          <table:table-cell table:style-name="ce32" table:formula="of:=[.CH9]+1" office:value-type="float" office:value="8" calcext:value-type="float">
            <text:p>8</text:p>
          </table:table-cell>
          <table:table-cell table:style-name="ce33" table:formula="of:=&quot;insert into Evento_Pessoa (id, fk_evento_id_id, fk_pessoa_pessoa_tipo_id_id) values (&quot;&amp;[.CH10]&amp;&quot;, &quot;&amp;[.CH10]&amp;&quot;, &quot;&amp;[.CH10]&amp;&quot;);&quot;" office:value-type="string" office:string-value="insert into Evento_Pessoa (id, fk_evento_id_id, fk_pessoa_pessoa_tipo_id_id) values (8, 8, 8);" calcext:value-type="string">
            <text:p>insert into Evento_Pessoa (id, fk_evento_id_id, fk_pessoa_pessoa_tipo_id_id) values (8, 8, 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style-name="ce3" office:value-type="string" calcext:value-type="string">
            <text:p>Joao Rafael Sartis</text:p>
          </table:table-cell>
          <table:table-cell table:style-name="ce4" office:value-type="string" calcext:value-type="string">
            <text:p>Parto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12" office:value-type="float" office:value="1000" calcext:value-type="float">
            <text:p>1 0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4"/>
          <table:table-cell table:style-name="ce21" office:value-type="float" office:value="1000" calcext:value-type="float">
            <text:p>1 000</text:p>
          </table:table-cell>
          <table:table-cell table:number-columns-repeated="41"/>
          <table:table-cell table:style-name="ce32" table:formula="of:=[.BC10]+1" office:value-type="float" office:value="9" calcext:value-type="float">
            <text:p>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]" office:value-type="float" office:value="9" calcext:value-type="float">
            <text:p>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36" table:formula="of:=&quot; - &quot;&amp;[.B11]&amp;&quot; - &quot;&amp;[.C11]" office:value-type="string" office:string-value=" - Joao Rafael Sartis - Parto" calcext:value-type="string">
            <text:p><text:s/>- Joao Rafael Sartis - Par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000" calcext:value-type="float">
            <text:p>1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]&amp;&quot;);&quot;" office:value-type="string" office:string-value="14);" calcext:value-type="string">
            <text:p>14);</text:p>
          </table:table-cell>
          <table:table-cell table:style-name="ce32"/>
          <table:table-cell table:style-name="ce32" table:formula="of:=[.BZ10]+1" office:value-type="float" office:value="11" calcext:value-type="float">
            <text:p>11</text:p>
          </table:table-cell>
          <table:table-cell table:style-name="ce33" table:formula="of:=&quot;insert into App_Pessoa_pessoa (id, nome, cd_sit, dt_cad) values (&quot;&amp;[.BZ11]&amp;&quot;, '&quot;&amp;[.B11]&amp;&quot;', 1, '2018-11-10');&quot;" office:value-type="string" office:string-value="insert into App_Pessoa_pessoa (id, nome, cd_sit, dt_cad) values (11, 'Joao Rafael Sartis', 1, '2018-11-10');" calcext:value-type="string">
            <text:p>insert into App_Pessoa_pessoa (id, nome, cd_sit, dt_cad) values (11, 'Joao Rafael Sartis', 1, '2018-11-10');</text:p>
          </table:table-cell>
          <table:table-cell table:style-name="ce32" table:number-columns-repeated="2"/>
          <table:table-cell table:style-name="ce32" table:formula="of:=[.CD10]+1" office:value-type="float" office:value="9" calcext:value-type="float">
            <text:p>9</text:p>
          </table:table-cell>
          <table:table-cell table:style-name="ce33" table:formula="of:=&quot;insert into App_Pessoa_pessoa_pessoa_tipo (id, fk_pessoa_id_id, fk_pessoa_tipo_id_id) values (&quot;&amp;[.CD11]&amp;&quot;, &quot;&amp;[.BZ11]&amp;&quot;, 1);&quot;" office:value-type="string" office:string-value="insert into App_Pessoa_pessoa_pessoa_tipo (id, fk_pessoa_id_id, fk_pessoa_tipo_id_id) values (9, 11, 1);" calcext:value-type="string">
            <text:p>insert into App_Pessoa_pessoa_pessoa_tipo (id, fk_pessoa_id_id, fk_pessoa_tipo_id_id) values (9, 11, 1);</text:p>
          </table:table-cell>
          <table:table-cell table:style-name="ce32" table:number-columns-repeated="2"/>
          <table:table-cell table:style-name="ce32" table:formula="of:=[.CH10]+1" office:value-type="float" office:value="9" calcext:value-type="float">
            <text:p>9</text:p>
          </table:table-cell>
          <table:table-cell table:style-name="ce33" table:formula="of:=&quot;insert into Evento_Pessoa (id, fk_evento_id_id, fk_pessoa_pessoa_tipo_id_id) values (&quot;&amp;[.CH11]&amp;&quot;, &quot;&amp;[.CH11]&amp;&quot;, &quot;&amp;[.CH11]&amp;&quot;);&quot;" office:value-type="string" office:string-value="insert into Evento_Pessoa (id, fk_evento_id_id, fk_pessoa_pessoa_tipo_id_id) values (9, 9, 9);" calcext:value-type="string">
            <text:p>insert into Evento_Pessoa (id, fk_evento_id_id, fk_pessoa_pessoa_tipo_id_id) values (9, 9, 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style-name="ce3" office:value-type="string" calcext:value-type="string">
            <text:p>Le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12" office:value-type="float" office:value="400" calcext:value-type="float">
            <text:p>40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4"/>
          <table:table-cell table:style-name="ce21" office:value-type="float" office:value="400" calcext:value-type="float">
            <text:p>400</text:p>
          </table:table-cell>
          <table:table-cell table:style-name="ce4" table:number-columns-repeated="39"/>
          <table:table-cell table:number-columns-repeated="2"/>
          <table:table-cell table:style-name="ce32" table:formula="of:=[.BC11]+1" office:value-type="float" office:value="10" calcext:value-type="float">
            <text:p>1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]" office:value-type="float" office:value="10" calcext:value-type="float">
            <text:p>1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36" table:formula="of:=&quot; - &quot;&amp;[.B12]&amp;&quot; - &quot;&amp;[.C12]" office:value-type="string" office:string-value=" - Leo - Niver infantil" calcext:value-type="string">
            <text:p><text:s/>- Le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0-28" calcext:value-type="date">
            <text:p>2016-10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1]+1" office:value-type="float" office:value="12" calcext:value-type="float">
            <text:p>12</text:p>
          </table:table-cell>
          <table:table-cell table:style-name="ce33" table:formula="of:=&quot;insert into App_Pessoa_pessoa (id, nome, cd_sit, dt_cad) values (&quot;&amp;[.BZ12]&amp;&quot;, '&quot;&amp;[.B12]&amp;&quot;', 1, '2018-11-10');&quot;" office:value-type="string" office:string-value="insert into App_Pessoa_pessoa (id, nome, cd_sit, dt_cad) values (12, 'Leo', 1, '2018-11-10');" calcext:value-type="string">
            <text:p>insert into App_Pessoa_pessoa (id, nome, cd_sit, dt_cad) values (12, 'Leo', 1, '2018-11-10');</text:p>
          </table:table-cell>
          <table:table-cell table:style-name="ce32" table:number-columns-repeated="2"/>
          <table:table-cell table:style-name="ce32" table:formula="of:=[.CD11]+1" office:value-type="float" office:value="10" calcext:value-type="float">
            <text:p>10</text:p>
          </table:table-cell>
          <table:table-cell table:style-name="ce33" table:formula="of:=&quot;insert into App_Pessoa_pessoa_pessoa_tipo (id, fk_pessoa_id_id, fk_pessoa_tipo_id_id) values (&quot;&amp;[.CD12]&amp;&quot;, &quot;&amp;[.BZ12]&amp;&quot;, 1);&quot;" office:value-type="string" office:string-value="insert into App_Pessoa_pessoa_pessoa_tipo (id, fk_pessoa_id_id, fk_pessoa_tipo_id_id) values (10, 12, 1);" calcext:value-type="string">
            <text:p>insert into App_Pessoa_pessoa_pessoa_tipo (id, fk_pessoa_id_id, fk_pessoa_tipo_id_id) values (10, 12, 1);</text:p>
          </table:table-cell>
          <table:table-cell table:style-name="ce32" table:number-columns-repeated="2"/>
          <table:table-cell table:style-name="ce32" table:formula="of:=[.CH11]+1" office:value-type="float" office:value="10" calcext:value-type="float">
            <text:p>10</text:p>
          </table:table-cell>
          <table:table-cell table:style-name="ce33" table:formula="of:=&quot;insert into Evento_Pessoa (id, fk_evento_id_id, fk_pessoa_pessoa_tipo_id_id) values (&quot;&amp;[.CH12]&amp;&quot;, &quot;&amp;[.CH12]&amp;&quot;, &quot;&amp;[.CH12]&amp;&quot;);&quot;" office:value-type="string" office:string-value="insert into Evento_Pessoa (id, fk_evento_id_id, fk_pessoa_pessoa_tipo_id_id) values (10, 10, 10);" calcext:value-type="string">
            <text:p>insert into Evento_Pessoa (id, fk_evento_id_id, fk_pessoa_pessoa_tipo_id_id) values (10, 10, 1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style-name="ce3" office:value-type="string" calcext:value-type="string">
            <text:p>Arthur e Daiane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6-11-19" calcext:value-type="date">
            <text:p>2016-11-1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Sim</text:p>
          </table:table-cell>
          <table:table-cell table:style-name="ce4"/>
          <table:table-cell table:style-name="ce4" office:value-type="string" calcext:value-type="string">
            <text:p>Pedro / Erica</text:p>
          </table:table-cell>
          <table:table-cell table:style-name="ce4" office:value-type="float" office:value="-300" calcext:value-type="float">
            <text:p>-300</text:p>
          </table:table-cell>
          <table:table-cell table:style-name="ce4" table:number-columns-repeated="5"/>
          <table:table-cell table:style-name="ce23" table:number-columns-repeated="12"/>
          <table:table-cell table:style-name="ce4" table:number-columns-repeated="24"/>
          <table:table-cell table:number-columns-repeated="2"/>
          <table:table-cell table:style-name="ce32" table:formula="of:=[.BC12]+1" office:value-type="float" office:value="11" calcext:value-type="float">
            <text:p>1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]" office:value-type="float" office:value="11" calcext:value-type="float">
            <text:p>1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19" calcext:value-type="date">
            <text:p>2016-11-19</text:p>
          </table:table-cell>
          <table:table-cell table:style-name="ce36" table:formula="of:=&quot; - &quot;&amp;[.B13]&amp;&quot; - &quot;&amp;[.C13]" office:value-type="string" office:string-value=" - Arthur e Daiane - Casamento" calcext:value-type="string">
            <text:p><text:s/>- Arthur e Daiane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19" calcext:value-type="date">
            <text:p>2016-11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19" calcext:value-type="date">
            <text:p>2016-11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2]+1" office:value-type="float" office:value="13" calcext:value-type="float">
            <text:p>13</text:p>
          </table:table-cell>
          <table:table-cell table:style-name="ce33" table:formula="of:=&quot;insert into App_Pessoa_pessoa (id, nome, cd_sit, dt_cad) values (&quot;&amp;[.BZ13]&amp;&quot;, '&quot;&amp;[.B13]&amp;&quot;', 1, '2018-11-10');&quot;" office:value-type="string" office:string-value="insert into App_Pessoa_pessoa (id, nome, cd_sit, dt_cad) values (13, 'Arthur e Daiane', 1, '2018-11-10');" calcext:value-type="string">
            <text:p>insert into App_Pessoa_pessoa (id, nome, cd_sit, dt_cad) values (13, 'Arthur e Daiane', 1, '2018-11-10');</text:p>
          </table:table-cell>
          <table:table-cell table:style-name="ce32" table:number-columns-repeated="2"/>
          <table:table-cell table:style-name="ce32" table:formula="of:=[.CD12]+1" office:value-type="float" office:value="11" calcext:value-type="float">
            <text:p>11</text:p>
          </table:table-cell>
          <table:table-cell table:style-name="ce33" table:formula="of:=&quot;insert into App_Pessoa_pessoa_pessoa_tipo (id, fk_pessoa_id_id, fk_pessoa_tipo_id_id) values (&quot;&amp;[.CD13]&amp;&quot;, &quot;&amp;[.BZ13]&amp;&quot;, 1);&quot;" office:value-type="string" office:string-value="insert into App_Pessoa_pessoa_pessoa_tipo (id, fk_pessoa_id_id, fk_pessoa_tipo_id_id) values (11, 13, 1);" calcext:value-type="string">
            <text:p>insert into App_Pessoa_pessoa_pessoa_tipo (id, fk_pessoa_id_id, fk_pessoa_tipo_id_id) values (11, 13, 1);</text:p>
          </table:table-cell>
          <table:table-cell table:style-name="ce32" table:number-columns-repeated="2"/>
          <table:table-cell table:style-name="ce32" table:formula="of:=[.CH12]+1" office:value-type="float" office:value="11" calcext:value-type="float">
            <text:p>11</text:p>
          </table:table-cell>
          <table:table-cell table:style-name="ce33" table:formula="of:=&quot;insert into Evento_Pessoa (id, fk_evento_id_id, fk_pessoa_pessoa_tipo_id_id) values (&quot;&amp;[.CH13]&amp;&quot;, &quot;&amp;[.CH13]&amp;&quot;, &quot;&amp;[.CH13]&amp;&quot;);&quot;" office:value-type="string" office:string-value="insert into Evento_Pessoa (id, fk_evento_id_id, fk_pessoa_pessoa_tipo_id_id) values (11, 11, 11);" calcext:value-type="string">
            <text:p>insert into Evento_Pessoa (id, fk_evento_id_id, fk_pessoa_pessoa_tipo_id_id) values (11, 11, 1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style-name="ce3" office:value-type="string" calcext:value-type="string">
            <text:p>Gi e Gabi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12" office:value-type="float" office:value="750" calcext:value-type="float">
            <text:p>75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4"/>
          <table:table-cell table:style-name="ce21" office:value-type="float" office:value="375" calcext:value-type="float">
            <text:p>375</text:p>
          </table:table-cell>
          <table:table-cell table:style-name="ce4" table:number-columns-repeated="3"/>
          <table:table-cell table:style-name="ce23" table:number-columns-repeated="2"/>
          <table:table-cell table:style-name="ce21" office:value-type="float" office:value="375" calcext:value-type="float">
            <text:p>375</text:p>
          </table:table-cell>
          <table:table-cell table:style-name="ce23" table:number-columns-repeated="9"/>
          <table:table-cell table:style-name="ce4" table:number-columns-repeated="24"/>
          <table:table-cell table:number-columns-repeated="2"/>
          <table:table-cell table:style-name="ce32" table:formula="of:=[.BC13]+1" office:value-type="float" office:value="12" calcext:value-type="float">
            <text:p>1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]" office:value-type="float" office:value="12" calcext:value-type="float">
            <text:p>1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36" table:formula="of:=&quot; - &quot;&amp;[.B14]&amp;&quot; - &quot;&amp;[.C14]" office:value-type="string" office:string-value=" - Gi e Gabi - Niver infantil" calcext:value-type="string">
            <text:p><text:s/>- Gi e Gabi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750" calcext:value-type="float">
            <text:p>7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3]+1" office:value-type="float" office:value="14" calcext:value-type="float">
            <text:p>14</text:p>
          </table:table-cell>
          <table:table-cell table:style-name="ce33" table:formula="of:=&quot;insert into App_Pessoa_pessoa (id, nome, cd_sit, dt_cad) values (&quot;&amp;[.BZ14]&amp;&quot;, '&quot;&amp;[.B14]&amp;&quot;', 1, '2018-11-10');&quot;" office:value-type="string" office:string-value="insert into App_Pessoa_pessoa (id, nome, cd_sit, dt_cad) values (14, 'Gi e Gabi', 1, '2018-11-10');" calcext:value-type="string">
            <text:p>insert into App_Pessoa_pessoa (id, nome, cd_sit, dt_cad) values (14, 'Gi e Gabi', 1, '2018-11-10');</text:p>
          </table:table-cell>
          <table:table-cell table:style-name="ce32" table:number-columns-repeated="2"/>
          <table:table-cell table:style-name="ce32" table:formula="of:=[.CD13]+1" office:value-type="float" office:value="12" calcext:value-type="float">
            <text:p>12</text:p>
          </table:table-cell>
          <table:table-cell table:style-name="ce33" table:formula="of:=&quot;insert into App_Pessoa_pessoa_pessoa_tipo (id, fk_pessoa_id_id, fk_pessoa_tipo_id_id) values (&quot;&amp;[.CD14]&amp;&quot;, &quot;&amp;[.BZ14]&amp;&quot;, 1);&quot;" office:value-type="string" office:string-value="insert into App_Pessoa_pessoa_pessoa_tipo (id, fk_pessoa_id_id, fk_pessoa_tipo_id_id) values (12, 14, 1);" calcext:value-type="string">
            <text:p>insert into App_Pessoa_pessoa_pessoa_tipo (id, fk_pessoa_id_id, fk_pessoa_tipo_id_id) values (12, 14, 1);</text:p>
          </table:table-cell>
          <table:table-cell table:style-name="ce32" table:number-columns-repeated="2"/>
          <table:table-cell table:style-name="ce32" table:formula="of:=[.CH13]+1" office:value-type="float" office:value="12" calcext:value-type="float">
            <text:p>12</text:p>
          </table:table-cell>
          <table:table-cell table:style-name="ce33" table:formula="of:=&quot;insert into Evento_Pessoa (id, fk_evento_id_id, fk_pessoa_pessoa_tipo_id_id) values (&quot;&amp;[.CH14]&amp;&quot;, &quot;&amp;[.CH14]&amp;&quot;, &quot;&amp;[.CH14]&amp;&quot;);&quot;" office:value-type="string" office:string-value="insert into Evento_Pessoa (id, fk_evento_id_id, fk_pessoa_pessoa_tipo_id_id) values (12, 12, 12);" calcext:value-type="string">
            <text:p>insert into Evento_Pessoa (id, fk_evento_id_id, fk_pessoa_pessoa_tipo_id_id) values (12, 12, 1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style-name="ce3" office:value-type="string" calcext:value-type="string">
            <text:p>Giovanna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12" office:value-type="float" office:value="1650" calcext:value-type="float">
            <text:p>1 65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4"/>
          <table:table-cell table:style-name="ce21" office:value-type="float" office:value="1000" calcext:value-type="float">
            <text:p>1 000</text:p>
          </table:table-cell>
          <table:table-cell table:style-name="ce4" table:number-columns-repeated="3"/>
          <table:table-cell table:style-name="ce23" table:number-columns-repeated="2"/>
          <table:table-cell/>
          <table:table-cell table:style-name="ce23" table:number-columns-repeated="2"/>
          <table:table-cell table:style-name="ce21" office:value-type="float" office:value="300" calcext:value-type="float">
            <text:p>300</text:p>
          </table:table-cell>
          <table:table-cell table:style-name="ce23" table:number-columns-repeated="3"/>
          <table:table-cell/>
          <table:table-cell table:style-name="ce21" office:value-type="float" office:value="350" calcext:value-type="float">
            <text:p>350</text:p>
          </table:table-cell>
          <table:table-cell table:style-name="ce23"/>
          <table:table-cell table:style-name="ce4" table:number-columns-repeated="24"/>
          <table:table-cell table:number-columns-repeated="2"/>
          <table:table-cell table:style-name="ce32" table:formula="of:=[.BC14]+1" office:value-type="float" office:value="13" calcext:value-type="float">
            <text:p>1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]" office:value-type="float" office:value="13" calcext:value-type="float">
            <text:p>1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36" table:formula="of:=&quot; - &quot;&amp;[.B15]&amp;&quot; - &quot;&amp;[.C15]" office:value-type="string" office:string-value=" - Giovanna - 15 anos" calcext:value-type="string">
            <text:p><text:s/>- Giovanna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1-26" calcext:value-type="date">
            <text:p>2016-11-2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650" calcext:value-type="float">
            <text:p>16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]&amp;&quot;);&quot;" office:value-type="string" office:string-value="3);" calcext:value-type="string">
            <text:p>3);</text:p>
          </table:table-cell>
          <table:table-cell table:style-name="ce32"/>
          <table:table-cell table:style-name="ce32" table:formula="of:=[.BZ14]+1" office:value-type="float" office:value="15" calcext:value-type="float">
            <text:p>15</text:p>
          </table:table-cell>
          <table:table-cell table:style-name="ce33" table:formula="of:=&quot;insert into App_Pessoa_pessoa (id, nome, cd_sit, dt_cad) values (&quot;&amp;[.BZ15]&amp;&quot;, '&quot;&amp;[.B15]&amp;&quot;', 1, '2018-11-10');&quot;" office:value-type="string" office:string-value="insert into App_Pessoa_pessoa (id, nome, cd_sit, dt_cad) values (15, 'Giovanna', 1, '2018-11-10');" calcext:value-type="string">
            <text:p>insert into App_Pessoa_pessoa (id, nome, cd_sit, dt_cad) values (15, 'Giovanna', 1, '2018-11-10');</text:p>
          </table:table-cell>
          <table:table-cell table:style-name="ce32" table:number-columns-repeated="2"/>
          <table:table-cell table:style-name="ce32" table:formula="of:=[.CD14]+1" office:value-type="float" office:value="13" calcext:value-type="float">
            <text:p>13</text:p>
          </table:table-cell>
          <table:table-cell table:style-name="ce33" table:formula="of:=&quot;insert into App_Pessoa_pessoa_pessoa_tipo (id, fk_pessoa_id_id, fk_pessoa_tipo_id_id) values (&quot;&amp;[.CD15]&amp;&quot;, &quot;&amp;[.BZ15]&amp;&quot;, 1);&quot;" office:value-type="string" office:string-value="insert into App_Pessoa_pessoa_pessoa_tipo (id, fk_pessoa_id_id, fk_pessoa_tipo_id_id) values (13, 15, 1);" calcext:value-type="string">
            <text:p>insert into App_Pessoa_pessoa_pessoa_tipo (id, fk_pessoa_id_id, fk_pessoa_tipo_id_id) values (13, 15, 1);</text:p>
          </table:table-cell>
          <table:table-cell table:style-name="ce32" table:number-columns-repeated="2"/>
          <table:table-cell table:style-name="ce32" table:formula="of:=[.CH14]+1" office:value-type="float" office:value="13" calcext:value-type="float">
            <text:p>13</text:p>
          </table:table-cell>
          <table:table-cell table:style-name="ce33" table:formula="of:=&quot;insert into Evento_Pessoa (id, fk_evento_id_id, fk_pessoa_pessoa_tipo_id_id) values (&quot;&amp;[.CH15]&amp;&quot;, &quot;&amp;[.CH15]&amp;&quot;, &quot;&amp;[.CH15]&amp;&quot;);&quot;" office:value-type="string" office:string-value="insert into Evento_Pessoa (id, fk_evento_id_id, fk_pessoa_pessoa_tipo_id_id) values (13, 13, 13);" calcext:value-type="string">
            <text:p>insert into Evento_Pessoa (id, fk_evento_id_id, fk_pessoa_pessoa_tipo_id_id) values (13, 13, 1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style-name="ce3" office:value-type="string" calcext:value-type="string">
            <text:p>Danilo Peres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6-12-16" calcext:value-type="date">
            <text:p>2016-12-16</text:p>
          </table:table-cell>
          <table:table-cell table:style-name="ce12" office:value-type="float" office:value="500" calcext:value-type="float">
            <text:p>50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3" table:number-columns-repeated="4"/>
          <table:table-cell table:style-name="ce21" office:value-type="float" office:value="500" calcext:value-type="float">
            <text:p>500</text:p>
          </table:table-cell>
          <table:table-cell table:style-name="ce4" table:number-columns-repeated="4"/>
          <table:table-cell table:style-name="ce23"/>
          <table:table-cell table:style-name="ce4"/>
          <table:table-cell table:style-name="ce23" table:number-columns-repeated="9"/>
          <table:table-cell table:style-name="ce4" table:number-columns-repeated="24"/>
          <table:table-cell table:number-columns-repeated="2"/>
          <table:table-cell table:style-name="ce32" table:formula="of:=[.BC15]+1" office:value-type="float" office:value="14" calcext:value-type="float">
            <text:p>1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]" office:value-type="float" office:value="14" calcext:value-type="float">
            <text:p>1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6" calcext:value-type="date">
            <text:p>2016-12-16</text:p>
          </table:table-cell>
          <table:table-cell table:style-name="ce36" table:formula="of:=&quot; - &quot;&amp;[.B16]&amp;&quot; - &quot;&amp;[.C16]" office:value-type="string" office:string-value=" - Danilo Peres - Ensaio" calcext:value-type="string">
            <text:p><text:s/>- Danilo Peres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6" calcext:value-type="date">
            <text:p>2016-12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6" calcext:value-type="date">
            <text:p>2016-12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00" calcext:value-type="float">
            <text:p>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15]+1" office:value-type="float" office:value="16" calcext:value-type="float">
            <text:p>16</text:p>
          </table:table-cell>
          <table:table-cell table:style-name="ce33" table:formula="of:=&quot;insert into App_Pessoa_pessoa (id, nome, cd_sit, dt_cad) values (&quot;&amp;[.BZ16]&amp;&quot;, '&quot;&amp;[.B16]&amp;&quot;', 1, '2018-11-10');&quot;" office:value-type="string" office:string-value="insert into App_Pessoa_pessoa (id, nome, cd_sit, dt_cad) values (16, 'Danilo Peres', 1, '2018-11-10');" calcext:value-type="string">
            <text:p>insert into App_Pessoa_pessoa (id, nome, cd_sit, dt_cad) values (16, 'Danilo Peres', 1, '2018-11-10');</text:p>
          </table:table-cell>
          <table:table-cell table:style-name="ce32" table:number-columns-repeated="2"/>
          <table:table-cell table:style-name="ce32" table:formula="of:=[.CD15]+1" office:value-type="float" office:value="14" calcext:value-type="float">
            <text:p>14</text:p>
          </table:table-cell>
          <table:table-cell table:style-name="ce33" table:formula="of:=&quot;insert into App_Pessoa_pessoa_pessoa_tipo (id, fk_pessoa_id_id, fk_pessoa_tipo_id_id) values (&quot;&amp;[.CD16]&amp;&quot;, &quot;&amp;[.BZ16]&amp;&quot;, 1);&quot;" office:value-type="string" office:string-value="insert into App_Pessoa_pessoa_pessoa_tipo (id, fk_pessoa_id_id, fk_pessoa_tipo_id_id) values (14, 16, 1);" calcext:value-type="string">
            <text:p>insert into App_Pessoa_pessoa_pessoa_tipo (id, fk_pessoa_id_id, fk_pessoa_tipo_id_id) values (14, 16, 1);</text:p>
          </table:table-cell>
          <table:table-cell table:style-name="ce32" table:number-columns-repeated="2"/>
          <table:table-cell table:style-name="ce32" table:formula="of:=[.CH15]+1" office:value-type="float" office:value="14" calcext:value-type="float">
            <text:p>14</text:p>
          </table:table-cell>
          <table:table-cell table:style-name="ce33" table:formula="of:=&quot;insert into Evento_Pessoa (id, fk_evento_id_id, fk_pessoa_pessoa_tipo_id_id) values (&quot;&amp;[.CH16]&amp;&quot;, &quot;&amp;[.CH16]&amp;&quot;, &quot;&amp;[.CH16]&amp;&quot;);&quot;" office:value-type="string" office:string-value="insert into Evento_Pessoa (id, fk_evento_id_id, fk_pessoa_pessoa_tipo_id_id) values (14, 14, 14);" calcext:value-type="string">
            <text:p>insert into Evento_Pessoa (id, fk_evento_id_id, fk_pessoa_pessoa_tipo_id_id) values (14, 14, 1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style-name="ce3" office:value-type="string" calcext:value-type="string">
            <text:p>Lorenz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12" office:value-type="float" office:value="1125" calcext:value-type="float">
            <text:p>1 125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style-name="ce4"/>
          <table:table-cell table:style-name="ce4" office:value-type="string" calcext:value-type="string">
            <text:p>Thais</text:p>
          </table:table-cell>
          <table:table-cell table:style-name="ce4" office:value-type="float" office:value="-250" calcext:value-type="float">
            <text:p>-250</text:p>
          </table:table-cell>
          <table:table-cell table:style-name="ce4" table:number-columns-repeated="3"/>
          <table:table-cell table:number-columns-repeated="3" table:style-name="ce21" office:value-type="float" office:value="275" calcext:value-type="float">
            <text:p>275</text:p>
          </table:table-cell>
          <table:table-cell table:style-name="ce23"/>
          <table:table-cell/>
          <table:table-cell table:style-name="ce23" table:number-columns-repeated="6"/>
          <table:table-cell table:style-name="ce21" office:value-type="float" office:value="300" calcext:value-type="float">
            <text:p>300</text:p>
          </table:table-cell>
          <table:table-cell table:style-name="ce23" table:number-columns-repeated="2"/>
          <table:table-cell table:style-name="ce4" table:number-columns-repeated="24"/>
          <table:table-cell table:number-columns-repeated="2"/>
          <table:table-cell table:style-name="ce32" table:formula="of:=[.BC16]+1" office:value-type="float" office:value="15" calcext:value-type="float">
            <text:p>1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7]" office:value-type="float" office:value="15" calcext:value-type="float">
            <text:p>1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36" table:formula="of:=&quot; - &quot;&amp;[.B17]&amp;&quot; - &quot;&amp;[.C17]" office:value-type="string" office:string-value=" - Lorenzo - Niver infantil" calcext:value-type="string">
            <text:p><text:s/>- Lorenz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125" calcext:value-type="float">
            <text:p>1125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7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7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6]+1" office:value-type="float" office:value="17" calcext:value-type="float">
            <text:p>17</text:p>
          </table:table-cell>
          <table:table-cell table:style-name="ce33" table:formula="of:=&quot;insert into App_Pessoa_pessoa (id, nome, cd_sit, dt_cad) values (&quot;&amp;[.BZ17]&amp;&quot;, '&quot;&amp;[.B17]&amp;&quot;', 1, '2018-11-10');&quot;" office:value-type="string" office:string-value="insert into App_Pessoa_pessoa (id, nome, cd_sit, dt_cad) values (17, 'Lorenzo', 1, '2018-11-10');" calcext:value-type="string">
            <text:p>insert into App_Pessoa_pessoa (id, nome, cd_sit, dt_cad) values (17, 'Lorenzo', 1, '2018-11-10');</text:p>
          </table:table-cell>
          <table:table-cell table:style-name="ce32" table:number-columns-repeated="2"/>
          <table:table-cell table:style-name="ce32" table:formula="of:=[.CD16]+1" office:value-type="float" office:value="15" calcext:value-type="float">
            <text:p>15</text:p>
          </table:table-cell>
          <table:table-cell table:style-name="ce33" table:formula="of:=&quot;insert into App_Pessoa_pessoa_pessoa_tipo (id, fk_pessoa_id_id, fk_pessoa_tipo_id_id) values (&quot;&amp;[.CD17]&amp;&quot;, &quot;&amp;[.BZ17]&amp;&quot;, 1);&quot;" office:value-type="string" office:string-value="insert into App_Pessoa_pessoa_pessoa_tipo (id, fk_pessoa_id_id, fk_pessoa_tipo_id_id) values (15, 17, 1);" calcext:value-type="string">
            <text:p>insert into App_Pessoa_pessoa_pessoa_tipo (id, fk_pessoa_id_id, fk_pessoa_tipo_id_id) values (15, 17, 1);</text:p>
          </table:table-cell>
          <table:table-cell table:style-name="ce32" table:number-columns-repeated="2"/>
          <table:table-cell table:style-name="ce32" table:formula="of:=[.CH16]+1" office:value-type="float" office:value="15" calcext:value-type="float">
            <text:p>15</text:p>
          </table:table-cell>
          <table:table-cell table:style-name="ce33" table:formula="of:=&quot;insert into Evento_Pessoa (id, fk_evento_id_id, fk_pessoa_pessoa_tipo_id_id) values (&quot;&amp;[.CH17]&amp;&quot;, &quot;&amp;[.CH17]&amp;&quot;, &quot;&amp;[.CH17]&amp;&quot;);&quot;" office:value-type="string" office:string-value="insert into Evento_Pessoa (id, fk_evento_id_id, fk_pessoa_pessoa_tipo_id_id) values (15, 15, 15);" calcext:value-type="string">
            <text:p>insert into Evento_Pessoa (id, fk_evento_id_id, fk_pessoa_pessoa_tipo_id_id) values (15, 15, 1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style-name="ce3" office:value-type="string" calcext:value-type="string">
            <text:p>Kauan e Pietr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12" office:value-type="float" office:value="600" calcext:value-type="float">
            <text:p>60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/>
          <table:table-cell table:style-name="ce4" office:value-type="string" calcext:value-type="string">
            <text:p>Marcela</text:p>
          </table:table-cell>
          <table:table-cell table:style-name="ce4" office:value-type="float" office:value="-250" calcext:value-type="float">
            <text:p>-250</text:p>
          </table:table-cell>
          <table:table-cell table:style-name="ce4"/>
          <table:table-cell table:style-name="ce21" office:value-type="float" office:value="300" calcext:value-type="float">
            <text:p>300</text:p>
          </table:table-cell>
          <table:table-cell table:style-name="ce4" table:number-columns-repeated="5"/>
          <table:table-cell/>
          <table:table-cell table:style-name="ce4" table:number-columns-repeated="6"/>
          <table:table-cell/>
          <table:table-cell table:style-name="ce23"/>
          <table:table-cell table:style-name="ce21" office:value-type="float" office:value="300" calcext:value-type="float">
            <text:p>300</text:p>
          </table:table-cell>
          <table:table-cell/>
          <table:table-cell table:style-name="ce4" table:number-columns-repeated="23"/>
          <table:table-cell table:number-columns-repeated="2"/>
          <table:table-cell table:style-name="ce32" table:formula="of:=[.BC17]+1" office:value-type="float" office:value="16" calcext:value-type="float">
            <text:p>1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8]" office:value-type="float" office:value="16" calcext:value-type="float">
            <text:p>1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36" table:formula="of:=&quot; - &quot;&amp;[.B18]&amp;&quot; - &quot;&amp;[.C18]" office:value-type="string" office:string-value=" - Kauan e Pietro - Niver infantil" calcext:value-type="string">
            <text:p><text:s/>- Kauan e Pietr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6-12-17" calcext:value-type="date">
            <text:p>2016-12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00" calcext:value-type="float">
            <text:p>6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8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8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7]+1" office:value-type="float" office:value="18" calcext:value-type="float">
            <text:p>18</text:p>
          </table:table-cell>
          <table:table-cell table:style-name="ce33" table:formula="of:=&quot;insert into App_Pessoa_pessoa (id, nome, cd_sit, dt_cad) values (&quot;&amp;[.BZ18]&amp;&quot;, '&quot;&amp;[.B18]&amp;&quot;', 1, '2018-11-10');&quot;" office:value-type="string" office:string-value="insert into App_Pessoa_pessoa (id, nome, cd_sit, dt_cad) values (18, 'Kauan e Pietro', 1, '2018-11-10');" calcext:value-type="string">
            <text:p>insert into App_Pessoa_pessoa (id, nome, cd_sit, dt_cad) values (18, 'Kauan e Pietro', 1, '2018-11-10');</text:p>
          </table:table-cell>
          <table:table-cell table:style-name="ce32" table:number-columns-repeated="2"/>
          <table:table-cell table:style-name="ce32" table:formula="of:=[.CD17]+1" office:value-type="float" office:value="16" calcext:value-type="float">
            <text:p>16</text:p>
          </table:table-cell>
          <table:table-cell table:style-name="ce33" table:formula="of:=&quot;insert into App_Pessoa_pessoa_pessoa_tipo (id, fk_pessoa_id_id, fk_pessoa_tipo_id_id) values (&quot;&amp;[.CD18]&amp;&quot;, &quot;&amp;[.BZ18]&amp;&quot;, 1);&quot;" office:value-type="string" office:string-value="insert into App_Pessoa_pessoa_pessoa_tipo (id, fk_pessoa_id_id, fk_pessoa_tipo_id_id) values (16, 18, 1);" calcext:value-type="string">
            <text:p>insert into App_Pessoa_pessoa_pessoa_tipo (id, fk_pessoa_id_id, fk_pessoa_tipo_id_id) values (16, 18, 1);</text:p>
          </table:table-cell>
          <table:table-cell table:style-name="ce32" table:number-columns-repeated="2"/>
          <table:table-cell table:style-name="ce32" table:formula="of:=[.CH17]+1" office:value-type="float" office:value="16" calcext:value-type="float">
            <text:p>16</text:p>
          </table:table-cell>
          <table:table-cell table:style-name="ce33" table:formula="of:=&quot;insert into Evento_Pessoa (id, fk_evento_id_id, fk_pessoa_pessoa_tipo_id_id) values (&quot;&amp;[.CH18]&amp;&quot;, &quot;&amp;[.CH18]&amp;&quot;, &quot;&amp;[.CH18]&amp;&quot;);&quot;" office:value-type="string" office:string-value="insert into Evento_Pessoa (id, fk_evento_id_id, fk_pessoa_pessoa_tipo_id_id) values (16, 16, 16);" calcext:value-type="string">
            <text:p>insert into Evento_Pessoa (id, fk_evento_id_id, fk_pessoa_pessoa_tipo_id_id) values (16, 16, 1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style-name="ce3" office:value-type="string" calcext:value-type="string">
            <text:p>Meri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1-25" calcext:value-type="date">
            <text:p>2017-01-25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1" office:value-type="float" office:value="250" calcext:value-type="float">
            <text:p>250</text:p>
          </table:table-cell>
          <table:table-cell table:style-name="ce4" table:number-columns-repeated="15"/>
          <table:table-cell table:number-columns-repeated="22"/>
          <table:table-cell table:style-name="ce32" table:formula="of:=[.BC18]+1" office:value-type="float" office:value="17" calcext:value-type="float">
            <text:p>1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9]" office:value-type="float" office:value="17" calcext:value-type="float">
            <text:p>1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1-25" calcext:value-type="date">
            <text:p>2017-01-25</text:p>
          </table:table-cell>
          <table:table-cell table:style-name="ce36" table:formula="of:=&quot; - &quot;&amp;[.B19]&amp;&quot; - &quot;&amp;[.C19]" office:value-type="string" office:string-value=" - Meri - Gestante" calcext:value-type="string">
            <text:p><text:s/>- Meri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1-25" calcext:value-type="date">
            <text:p>2017-01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1-25" calcext:value-type="date">
            <text:p>2017-01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9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8]+1" office:value-type="float" office:value="19" calcext:value-type="float">
            <text:p>19</text:p>
          </table:table-cell>
          <table:table-cell table:style-name="ce33" table:formula="of:=&quot;insert into App_Pessoa_pessoa (id, nome, cd_sit, dt_cad) values (&quot;&amp;[.BZ19]&amp;&quot;, '&quot;&amp;[.B19]&amp;&quot;', 1, '2018-11-10');&quot;" office:value-type="string" office:string-value="insert into App_Pessoa_pessoa (id, nome, cd_sit, dt_cad) values (19, 'Meri', 1, '2018-11-10');" calcext:value-type="string">
            <text:p>insert into App_Pessoa_pessoa (id, nome, cd_sit, dt_cad) values (19, 'Meri', 1, '2018-11-10');</text:p>
          </table:table-cell>
          <table:table-cell table:style-name="ce32" table:number-columns-repeated="2"/>
          <table:table-cell table:style-name="ce32" table:formula="of:=[.CD18]+1" office:value-type="float" office:value="17" calcext:value-type="float">
            <text:p>17</text:p>
          </table:table-cell>
          <table:table-cell table:style-name="ce33" table:formula="of:=&quot;insert into App_Pessoa_pessoa_pessoa_tipo (id, fk_pessoa_id_id, fk_pessoa_tipo_id_id) values (&quot;&amp;[.CD19]&amp;&quot;, &quot;&amp;[.BZ19]&amp;&quot;, 1);&quot;" office:value-type="string" office:string-value="insert into App_Pessoa_pessoa_pessoa_tipo (id, fk_pessoa_id_id, fk_pessoa_tipo_id_id) values (17, 19, 1);" calcext:value-type="string">
            <text:p>insert into App_Pessoa_pessoa_pessoa_tipo (id, fk_pessoa_id_id, fk_pessoa_tipo_id_id) values (17, 19, 1);</text:p>
          </table:table-cell>
          <table:table-cell table:style-name="ce32" table:number-columns-repeated="2"/>
          <table:table-cell table:style-name="ce32" table:formula="of:=[.CH18]+1" office:value-type="float" office:value="17" calcext:value-type="float">
            <text:p>17</text:p>
          </table:table-cell>
          <table:table-cell table:style-name="ce33" table:formula="of:=&quot;insert into Evento_Pessoa (id, fk_evento_id_id, fk_pessoa_pessoa_tipo_id_id) values (&quot;&amp;[.CH19]&amp;&quot;, &quot;&amp;[.CH19]&amp;&quot;, &quot;&amp;[.CH19]&amp;&quot;);&quot;" office:value-type="string" office:string-value="insert into Evento_Pessoa (id, fk_evento_id_id, fk_pessoa_pessoa_tipo_id_id) values (17, 17, 17);" calcext:value-type="string">
            <text:p>insert into Evento_Pessoa (id, fk_evento_id_id, fk_pessoa_pessoa_tipo_id_id) values (17, 17, 1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style-name="ce3" office:value-type="string" calcext:value-type="string">
            <text:p>Belisa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7-01-29" calcext:value-type="date">
            <text:p>2017-01-29</text:p>
          </table:table-cell>
          <table:table-cell table:style-name="ce12" office:value-type="float" office:value="300" calcext:value-type="float">
            <text:p>3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9"/>
          <table:table-cell table:number-columns-repeated="2" table:style-name="ce21" office:value-type="float" office:value="150" calcext:value-type="float">
            <text:p>150</text:p>
          </table:table-cell>
          <table:table-cell table:style-name="ce4" table:number-columns-repeated="33"/>
          <table:table-cell table:number-columns-repeated="2"/>
          <table:table-cell table:style-name="ce32" table:formula="of:=[.BC19]+1" office:value-type="float" office:value="18" calcext:value-type="float">
            <text:p>1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0]" office:value-type="float" office:value="18" calcext:value-type="float">
            <text:p>1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1-29" calcext:value-type="date">
            <text:p>2017-01-29</text:p>
          </table:table-cell>
          <table:table-cell table:style-name="ce36" table:formula="of:=&quot; - &quot;&amp;[.B20]&amp;&quot; - &quot;&amp;[.C20]" office:value-type="string" office:string-value=" - Belisa - Ensaio" calcext:value-type="string">
            <text:p><text:s/>- Belisa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1-29" calcext:value-type="date">
            <text:p>2017-01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1-29" calcext:value-type="date">
            <text:p>2017-01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0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0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19]+1" office:value-type="float" office:value="20" calcext:value-type="float">
            <text:p>20</text:p>
          </table:table-cell>
          <table:table-cell table:style-name="ce33" table:formula="of:=&quot;insert into App_Pessoa_pessoa (id, nome, cd_sit, dt_cad) values (&quot;&amp;[.BZ20]&amp;&quot;, '&quot;&amp;[.B20]&amp;&quot;', 1, '2018-11-10');&quot;" office:value-type="string" office:string-value="insert into App_Pessoa_pessoa (id, nome, cd_sit, dt_cad) values (20, 'Belisa', 1, '2018-11-10');" calcext:value-type="string">
            <text:p>insert into App_Pessoa_pessoa (id, nome, cd_sit, dt_cad) values (20, 'Belisa', 1, '2018-11-10');</text:p>
          </table:table-cell>
          <table:table-cell table:style-name="ce32" table:number-columns-repeated="2"/>
          <table:table-cell table:style-name="ce32" table:formula="of:=[.CD19]+1" office:value-type="float" office:value="18" calcext:value-type="float">
            <text:p>18</text:p>
          </table:table-cell>
          <table:table-cell table:style-name="ce33" table:formula="of:=&quot;insert into App_Pessoa_pessoa_pessoa_tipo (id, fk_pessoa_id_id, fk_pessoa_tipo_id_id) values (&quot;&amp;[.CD20]&amp;&quot;, &quot;&amp;[.BZ20]&amp;&quot;, 1);&quot;" office:value-type="string" office:string-value="insert into App_Pessoa_pessoa_pessoa_tipo (id, fk_pessoa_id_id, fk_pessoa_tipo_id_id) values (18, 20, 1);" calcext:value-type="string">
            <text:p>insert into App_Pessoa_pessoa_pessoa_tipo (id, fk_pessoa_id_id, fk_pessoa_tipo_id_id) values (18, 20, 1);</text:p>
          </table:table-cell>
          <table:table-cell table:style-name="ce32" table:number-columns-repeated="2"/>
          <table:table-cell table:style-name="ce32" table:formula="of:=[.CH19]+1" office:value-type="float" office:value="18" calcext:value-type="float">
            <text:p>18</text:p>
          </table:table-cell>
          <table:table-cell table:style-name="ce33" table:formula="of:=&quot;insert into Evento_Pessoa (id, fk_evento_id_id, fk_pessoa_pessoa_tipo_id_id) values (&quot;&amp;[.CH20]&amp;&quot;, &quot;&amp;[.CH20]&amp;&quot;, &quot;&amp;[.CH20]&amp;&quot;);&quot;" office:value-type="string" office:string-value="insert into Evento_Pessoa (id, fk_evento_id_id, fk_pessoa_pessoa_tipo_id_id) values (18, 18, 18);" calcext:value-type="string">
            <text:p>insert into Evento_Pessoa (id, fk_evento_id_id, fk_pessoa_pessoa_tipo_id_id) values (18, 18, 1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style-name="ce3" office:value-type="string" calcext:value-type="string">
            <text:p>Marina Lagatta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7-02-06" calcext:value-type="date">
            <text:p>2017-02-06</text:p>
          </table:table-cell>
          <table:table-cell table:style-name="ce3" office:value-type="float" office:value="280" calcext:value-type="float">
            <text:p>28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9"/>
          <table:table-cell table:style-name="ce21" office:value-type="float" office:value="280" calcext:value-type="float">
            <text:p>280</text:p>
          </table:table-cell>
          <table:table-cell table:style-name="ce4" table:number-columns-repeated="14"/>
          <table:table-cell table:number-columns-repeated="22"/>
          <table:table-cell table:style-name="ce32" table:formula="of:=[.BC20]+1" office:value-type="float" office:value="19" calcext:value-type="float">
            <text:p>1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1]" office:value-type="float" office:value="19" calcext:value-type="float">
            <text:p>1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06" calcext:value-type="date">
            <text:p>2017-02-06</text:p>
          </table:table-cell>
          <table:table-cell table:style-name="ce36" table:formula="of:=&quot; - &quot;&amp;[.B21]&amp;&quot; - &quot;&amp;[.C21]" office:value-type="string" office:string-value=" - Marina Lagatta - Publicidade" calcext:value-type="string">
            <text:p><text:s/>- Marina Lagatta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06" calcext:value-type="date">
            <text:p>2017-02-0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06" calcext:value-type="date">
            <text:p>2017-02-0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80" calcext:value-type="float">
            <text:p>28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1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20]+1" office:value-type="float" office:value="21" calcext:value-type="float">
            <text:p>21</text:p>
          </table:table-cell>
          <table:table-cell table:style-name="ce33" table:formula="of:=&quot;insert into App_Pessoa_pessoa (id, nome, cd_sit, dt_cad) values (&quot;&amp;[.BZ21]&amp;&quot;, '&quot;&amp;[.B21]&amp;&quot;', 1, '2018-11-10');&quot;" office:value-type="string" office:string-value="insert into App_Pessoa_pessoa (id, nome, cd_sit, dt_cad) values (21, 'Marina Lagatta', 1, '2018-11-10');" calcext:value-type="string">
            <text:p>insert into App_Pessoa_pessoa (id, nome, cd_sit, dt_cad) values (21, 'Marina Lagatta', 1, '2018-11-10');</text:p>
          </table:table-cell>
          <table:table-cell table:style-name="ce32" table:number-columns-repeated="2"/>
          <table:table-cell table:style-name="ce32" table:formula="of:=[.CD20]+1" office:value-type="float" office:value="19" calcext:value-type="float">
            <text:p>19</text:p>
          </table:table-cell>
          <table:table-cell table:style-name="ce33" table:formula="of:=&quot;insert into App_Pessoa_pessoa_pessoa_tipo (id, fk_pessoa_id_id, fk_pessoa_tipo_id_id) values (&quot;&amp;[.CD21]&amp;&quot;, &quot;&amp;[.BZ21]&amp;&quot;, 1);&quot;" office:value-type="string" office:string-value="insert into App_Pessoa_pessoa_pessoa_tipo (id, fk_pessoa_id_id, fk_pessoa_tipo_id_id) values (19, 21, 1);" calcext:value-type="string">
            <text:p>insert into App_Pessoa_pessoa_pessoa_tipo (id, fk_pessoa_id_id, fk_pessoa_tipo_id_id) values (19, 21, 1);</text:p>
          </table:table-cell>
          <table:table-cell table:style-name="ce32" table:number-columns-repeated="2"/>
          <table:table-cell table:style-name="ce32" table:formula="of:=[.CH20]+1" office:value-type="float" office:value="19" calcext:value-type="float">
            <text:p>19</text:p>
          </table:table-cell>
          <table:table-cell table:style-name="ce33" table:formula="of:=&quot;insert into Evento_Pessoa (id, fk_evento_id_id, fk_pessoa_pessoa_tipo_id_id) values (&quot;&amp;[.CH21]&amp;&quot;, &quot;&amp;[.CH21]&amp;&quot;, &quot;&amp;[.CH21]&amp;&quot;);&quot;" office:value-type="string" office:string-value="insert into Evento_Pessoa (id, fk_evento_id_id, fk_pessoa_pessoa_tipo_id_id) values (19, 19, 19);" calcext:value-type="string">
            <text:p>insert into Evento_Pessoa (id, fk_evento_id_id, fk_pessoa_pessoa_tipo_id_id) values (19, 19, 1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style-name="ce3" office:value-type="string" calcext:value-type="string">
            <text:p>Estella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7-02-11" calcext:value-type="date">
            <text:p>2017-02-11</text:p>
          </table:table-cell>
          <table:table-cell table:style-name="ce12" office:value-type="float" office:value="2500" calcext:value-type="float">
            <text:p>2 5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/>
          <table:table-cell table:style-name="ce4" office:value-type="string" calcext:value-type="string">
            <text:p>Pedro</text:p>
          </table:table-cell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21" office:value-type="float" office:value="2500" calcext:value-type="float">
            <text:p>2 500</text:p>
          </table:table-cell>
          <table:table-cell table:style-name="ce4" table:number-columns-repeated="4"/>
          <table:table-cell table:style-name="ce3" table:number-columns-repeated="11"/>
          <table:table-cell table:style-name="ce4" table:number-columns-repeated="24"/>
          <table:table-cell table:number-columns-repeated="2"/>
          <table:table-cell table:style-name="ce32" table:formula="of:=[.BC21]+1" office:value-type="float" office:value="20" calcext:value-type="float">
            <text:p>2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2]" office:value-type="float" office:value="20" calcext:value-type="float">
            <text:p>2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1" calcext:value-type="date">
            <text:p>2017-02-11</text:p>
          </table:table-cell>
          <table:table-cell table:style-name="ce36" table:formula="of:=&quot; - &quot;&amp;[.B22]&amp;&quot; - &quot;&amp;[.C22]" office:value-type="string" office:string-value=" - Estella - 15 anos" calcext:value-type="string">
            <text:p><text:s/>- Estella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1" calcext:value-type="date">
            <text:p>2017-02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1" calcext:value-type="date">
            <text:p>2017-02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0" calcext:value-type="float">
            <text:p>2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2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21]+1" office:value-type="float" office:value="22" calcext:value-type="float">
            <text:p>22</text:p>
          </table:table-cell>
          <table:table-cell table:style-name="ce33" table:formula="of:=&quot;insert into App_Pessoa_pessoa (id, nome, cd_sit, dt_cad) values (&quot;&amp;[.BZ22]&amp;&quot;, '&quot;&amp;[.B22]&amp;&quot;', 1, '2018-11-10');&quot;" office:value-type="string" office:string-value="insert into App_Pessoa_pessoa (id, nome, cd_sit, dt_cad) values (22, 'Estella', 1, '2018-11-10');" calcext:value-type="string">
            <text:p>insert into App_Pessoa_pessoa (id, nome, cd_sit, dt_cad) values (22, 'Estella', 1, '2018-11-10');</text:p>
          </table:table-cell>
          <table:table-cell table:style-name="ce32" table:number-columns-repeated="2"/>
          <table:table-cell table:style-name="ce32" table:formula="of:=[.CD21]+1" office:value-type="float" office:value="20" calcext:value-type="float">
            <text:p>20</text:p>
          </table:table-cell>
          <table:table-cell table:style-name="ce33" table:formula="of:=&quot;insert into App_Pessoa_pessoa_pessoa_tipo (id, fk_pessoa_id_id, fk_pessoa_tipo_id_id) values (&quot;&amp;[.CD22]&amp;&quot;, &quot;&amp;[.BZ22]&amp;&quot;, 1);&quot;" office:value-type="string" office:string-value="insert into App_Pessoa_pessoa_pessoa_tipo (id, fk_pessoa_id_id, fk_pessoa_tipo_id_id) values (20, 22, 1);" calcext:value-type="string">
            <text:p>insert into App_Pessoa_pessoa_pessoa_tipo (id, fk_pessoa_id_id, fk_pessoa_tipo_id_id) values (20, 22, 1);</text:p>
          </table:table-cell>
          <table:table-cell table:style-name="ce32" table:number-columns-repeated="2"/>
          <table:table-cell table:style-name="ce32" table:formula="of:=[.CH21]+1" office:value-type="float" office:value="20" calcext:value-type="float">
            <text:p>20</text:p>
          </table:table-cell>
          <table:table-cell table:style-name="ce33" table:formula="of:=&quot;insert into Evento_Pessoa (id, fk_evento_id_id, fk_pessoa_pessoa_tipo_id_id) values (&quot;&amp;[.CH22]&amp;&quot;, &quot;&amp;[.CH22]&amp;&quot;, &quot;&amp;[.CH22]&amp;&quot;);&quot;" office:value-type="string" office:string-value="insert into Evento_Pessoa (id, fk_evento_id_id, fk_pessoa_pessoa_tipo_id_id) values (20, 20, 20);" calcext:value-type="string">
            <text:p>insert into Evento_Pessoa (id, fk_evento_id_id, fk_pessoa_pessoa_tipo_id_id) values (20, 20, 2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style-name="ce3" office:value-type="string" calcext:value-type="string">
            <text:p>Gabriela</text:p>
          </table:table-cell>
          <table:table-cell table:style-name="ce4" office:value-type="string" calcext:value-type="string">
            <text:p>Parto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17-02-12" calcext:value-type="date">
            <text:p>2017-02-12</text:p>
          </table:table-cell>
          <table:table-cell table:style-name="ce12" office:value-type="float" office:value="500" calcext:value-type="float">
            <text:p>5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9"/>
          <table:table-cell table:style-name="ce21" office:value-type="float" office:value="500" calcext:value-type="float">
            <text:p>500</text:p>
          </table:table-cell>
          <table:table-cell table:style-name="ce4" table:number-columns-repeated="34"/>
          <table:table-cell table:number-columns-repeated="2"/>
          <table:table-cell table:style-name="ce32" table:formula="of:=[.BC22]+1" office:value-type="float" office:value="21" calcext:value-type="float">
            <text:p>2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3]" office:value-type="float" office:value="21" calcext:value-type="float">
            <text:p>2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2" calcext:value-type="date">
            <text:p>2017-02-12</text:p>
          </table:table-cell>
          <table:table-cell table:style-name="ce36" table:formula="of:=&quot; - &quot;&amp;[.B23]&amp;&quot; - &quot;&amp;[.C23]" office:value-type="string" office:string-value=" - Gabriela - Parto" calcext:value-type="string">
            <text:p><text:s/>- Gabriela - Par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2" calcext:value-type="date">
            <text:p>2017-02-1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2" calcext:value-type="date">
            <text:p>2017-02-1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00" calcext:value-type="float">
            <text:p>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3]&amp;&quot;);&quot;" office:value-type="string" office:string-value="14);" calcext:value-type="string">
            <text:p>14);</text:p>
          </table:table-cell>
          <table:table-cell table:style-name="ce32"/>
          <table:table-cell table:style-name="ce32" table:formula="of:=[.BZ22]+1" office:value-type="float" office:value="23" calcext:value-type="float">
            <text:p>23</text:p>
          </table:table-cell>
          <table:table-cell table:style-name="ce33" table:formula="of:=&quot;insert into App_Pessoa_pessoa (id, nome, cd_sit, dt_cad) values (&quot;&amp;[.BZ23]&amp;&quot;, '&quot;&amp;[.B23]&amp;&quot;', 1, '2018-11-10');&quot;" office:value-type="string" office:string-value="insert into App_Pessoa_pessoa (id, nome, cd_sit, dt_cad) values (23, 'Gabriela', 1, '2018-11-10');" calcext:value-type="string">
            <text:p>insert into App_Pessoa_pessoa (id, nome, cd_sit, dt_cad) values (23, 'Gabriela', 1, '2018-11-10');</text:p>
          </table:table-cell>
          <table:table-cell table:style-name="ce32" table:number-columns-repeated="2"/>
          <table:table-cell table:style-name="ce32" table:formula="of:=[.CD22]+1" office:value-type="float" office:value="21" calcext:value-type="float">
            <text:p>21</text:p>
          </table:table-cell>
          <table:table-cell table:style-name="ce33" table:formula="of:=&quot;insert into App_Pessoa_pessoa_pessoa_tipo (id, fk_pessoa_id_id, fk_pessoa_tipo_id_id) values (&quot;&amp;[.CD23]&amp;&quot;, &quot;&amp;[.BZ23]&amp;&quot;, 1);&quot;" office:value-type="string" office:string-value="insert into App_Pessoa_pessoa_pessoa_tipo (id, fk_pessoa_id_id, fk_pessoa_tipo_id_id) values (21, 23, 1);" calcext:value-type="string">
            <text:p>insert into App_Pessoa_pessoa_pessoa_tipo (id, fk_pessoa_id_id, fk_pessoa_tipo_id_id) values (21, 23, 1);</text:p>
          </table:table-cell>
          <table:table-cell table:style-name="ce32" table:number-columns-repeated="2"/>
          <table:table-cell table:style-name="ce32" table:formula="of:=[.CH22]+1" office:value-type="float" office:value="21" calcext:value-type="float">
            <text:p>21</text:p>
          </table:table-cell>
          <table:table-cell table:style-name="ce33" table:formula="of:=&quot;insert into Evento_Pessoa (id, fk_evento_id_id, fk_pessoa_pessoa_tipo_id_id) values (&quot;&amp;[.CH23]&amp;&quot;, &quot;&amp;[.CH23]&amp;&quot;, &quot;&amp;[.CH23]&amp;&quot;);&quot;" office:value-type="string" office:string-value="insert into Evento_Pessoa (id, fk_evento_id_id, fk_pessoa_pessoa_tipo_id_id) values (21, 21, 21);" calcext:value-type="string">
            <text:p>insert into Evento_Pessoa (id, fk_evento_id_id, fk_pessoa_pessoa_tipo_id_id) values (21, 21, 2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style-name="ce3" office:value-type="string" calcext:value-type="string">
            <text:p>Vinicius e Patricia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12" office:value-type="float" office:value="400" calcext:value-type="float">
            <text:p>40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1" office:value-type="float" office:value="150" calcext:value-type="float">
            <text:p>150</text:p>
          </table:table-cell>
          <table:table-cell table:style-name="ce4"/>
          <table:table-cell table:number-columns-repeated="2" table:style-name="ce21" office:value-type="float" office:value="125" calcext:value-type="float">
            <text:p>125</text:p>
          </table:table-cell>
          <table:table-cell table:style-name="ce23" table:number-columns-repeated="8"/>
          <table:table-cell table:style-name="ce4" table:number-columns-repeated="24"/>
          <table:table-cell table:number-columns-repeated="2"/>
          <table:table-cell table:style-name="ce32" table:formula="of:=[.BC23]+1" office:value-type="float" office:value="22" calcext:value-type="float">
            <text:p>2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4]" office:value-type="float" office:value="22" calcext:value-type="float">
            <text:p>2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6" table:formula="of:=&quot; - &quot;&amp;[.B24]&amp;&quot; - &quot;&amp;[.C24]" office:value-type="string" office:string-value=" - Vinicius e Patricia - Casamento" calcext:value-type="string">
            <text:p><text:s/>- Vinicius e Patricia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4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4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23]+1" office:value-type="float" office:value="24" calcext:value-type="float">
            <text:p>24</text:p>
          </table:table-cell>
          <table:table-cell table:style-name="ce33" table:formula="of:=&quot;insert into App_Pessoa_pessoa (id, nome, cd_sit, dt_cad) values (&quot;&amp;[.BZ24]&amp;&quot;, '&quot;&amp;[.B24]&amp;&quot;', 1, '2018-11-10');&quot;" office:value-type="string" office:string-value="insert into App_Pessoa_pessoa (id, nome, cd_sit, dt_cad) values (24, 'Vinicius e Patricia', 1, '2018-11-10');" calcext:value-type="string">
            <text:p>insert into App_Pessoa_pessoa (id, nome, cd_sit, dt_cad) values (24, 'Vinicius e Patricia', 1, '2018-11-10');</text:p>
          </table:table-cell>
          <table:table-cell table:style-name="ce32" table:number-columns-repeated="2"/>
          <table:table-cell table:style-name="ce32" table:formula="of:=[.CD23]+1" office:value-type="float" office:value="22" calcext:value-type="float">
            <text:p>22</text:p>
          </table:table-cell>
          <table:table-cell table:style-name="ce33" table:formula="of:=&quot;insert into App_Pessoa_pessoa_pessoa_tipo (id, fk_pessoa_id_id, fk_pessoa_tipo_id_id) values (&quot;&amp;[.CD24]&amp;&quot;, &quot;&amp;[.BZ24]&amp;&quot;, 1);&quot;" office:value-type="string" office:string-value="insert into App_Pessoa_pessoa_pessoa_tipo (id, fk_pessoa_id_id, fk_pessoa_tipo_id_id) values (22, 24, 1);" calcext:value-type="string">
            <text:p>insert into App_Pessoa_pessoa_pessoa_tipo (id, fk_pessoa_id_id, fk_pessoa_tipo_id_id) values (22, 24, 1);</text:p>
          </table:table-cell>
          <table:table-cell table:style-name="ce32" table:number-columns-repeated="2"/>
          <table:table-cell table:style-name="ce32" table:formula="of:=[.CH23]+1" office:value-type="float" office:value="22" calcext:value-type="float">
            <text:p>22</text:p>
          </table:table-cell>
          <table:table-cell table:style-name="ce33" table:formula="of:=&quot;insert into Evento_Pessoa (id, fk_evento_id_id, fk_pessoa_pessoa_tipo_id_id) values (&quot;&amp;[.CH24]&amp;&quot;, &quot;&amp;[.CH24]&amp;&quot;, &quot;&amp;[.CH24]&amp;&quot;);&quot;" office:value-type="string" office:string-value="insert into Evento_Pessoa (id, fk_evento_id_id, fk_pessoa_pessoa_tipo_id_id) values (22, 22, 22);" calcext:value-type="string">
            <text:p>insert into Evento_Pessoa (id, fk_evento_id_id, fk_pessoa_pessoa_tipo_id_id) values (22, 22, 2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style-name="ce3" office:value-type="string" calcext:value-type="string">
            <text:p>Debor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12" office:value-type="float" office:value="600" calcext:value-type="float">
            <text:p>6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9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400" calcext:value-type="float">
            <text:p>400</text:p>
          </table:table-cell>
          <table:table-cell table:style-name="ce23" table:number-columns-repeated="9"/>
          <table:table-cell table:style-name="ce4" table:number-columns-repeated="24"/>
          <table:table-cell table:number-columns-repeated="2"/>
          <table:table-cell table:style-name="ce32" table:formula="of:=[.BC24]+1" office:value-type="float" office:value="23" calcext:value-type="float">
            <text:p>2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5]" office:value-type="float" office:value="23" calcext:value-type="float">
            <text:p>2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6" table:formula="of:=&quot; - &quot;&amp;[.B25]&amp;&quot; - &quot;&amp;[.C25]" office:value-type="string" office:string-value=" - Debora - Gestante" calcext:value-type="string">
            <text:p><text:s/>- Debor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00" calcext:value-type="float">
            <text:p>6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5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5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24]+1" office:value-type="float" office:value="25" calcext:value-type="float">
            <text:p>25</text:p>
          </table:table-cell>
          <table:table-cell table:style-name="ce33" table:formula="of:=&quot;insert into App_Pessoa_pessoa (id, nome, cd_sit, dt_cad) values (&quot;&amp;[.BZ25]&amp;&quot;, '&quot;&amp;[.B25]&amp;&quot;', 1, '2018-11-10');&quot;" office:value-type="string" office:string-value="insert into App_Pessoa_pessoa (id, nome, cd_sit, dt_cad) values (25, 'Debora', 1, '2018-11-10');" calcext:value-type="string">
            <text:p>insert into App_Pessoa_pessoa (id, nome, cd_sit, dt_cad) values (25, 'Debora', 1, '2018-11-10');</text:p>
          </table:table-cell>
          <table:table-cell table:style-name="ce32" table:number-columns-repeated="2"/>
          <table:table-cell table:style-name="ce32" table:formula="of:=[.CD24]+1" office:value-type="float" office:value="23" calcext:value-type="float">
            <text:p>23</text:p>
          </table:table-cell>
          <table:table-cell table:style-name="ce33" table:formula="of:=&quot;insert into App_Pessoa_pessoa_pessoa_tipo (id, fk_pessoa_id_id, fk_pessoa_tipo_id_id) values (&quot;&amp;[.CD25]&amp;&quot;, &quot;&amp;[.BZ25]&amp;&quot;, 1);&quot;" office:value-type="string" office:string-value="insert into App_Pessoa_pessoa_pessoa_tipo (id, fk_pessoa_id_id, fk_pessoa_tipo_id_id) values (23, 25, 1);" calcext:value-type="string">
            <text:p>insert into App_Pessoa_pessoa_pessoa_tipo (id, fk_pessoa_id_id, fk_pessoa_tipo_id_id) values (23, 25, 1);</text:p>
          </table:table-cell>
          <table:table-cell table:style-name="ce32" table:number-columns-repeated="2"/>
          <table:table-cell table:style-name="ce32" table:formula="of:=[.CH24]+1" office:value-type="float" office:value="23" calcext:value-type="float">
            <text:p>23</text:p>
          </table:table-cell>
          <table:table-cell table:style-name="ce33" table:formula="of:=&quot;insert into Evento_Pessoa (id, fk_evento_id_id, fk_pessoa_pessoa_tipo_id_id) values (&quot;&amp;[.CH25]&amp;&quot;, &quot;&amp;[.CH25]&amp;&quot;, &quot;&amp;[.CH25]&amp;&quot;);&quot;" office:value-type="string" office:string-value="insert into Evento_Pessoa (id, fk_evento_id_id, fk_pessoa_pessoa_tipo_id_id) values (23, 23, 23);" calcext:value-type="string">
            <text:p>insert into Evento_Pessoa (id, fk_evento_id_id, fk_pessoa_pessoa_tipo_id_id) values (23, 23, 2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style-name="ce3" office:value-type="string" calcext:value-type="string">
            <text:p>Catarin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12" office:value-type="float" office:value="1500" calcext:value-type="float">
            <text:p>1 5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1" office:value-type="float" office:value="1500" calcext:value-type="float">
            <text:p>1 500</text:p>
          </table:table-cell>
          <table:table-cell table:style-name="ce23" table:number-columns-repeated="11"/>
          <table:table-cell table:style-name="ce4" table:number-columns-repeated="24"/>
          <table:table-cell table:number-columns-repeated="2"/>
          <table:table-cell table:style-name="ce32" table:formula="of:=[.BC25]+1" office:value-type="float" office:value="24" calcext:value-type="float">
            <text:p>2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6]" office:value-type="float" office:value="24" calcext:value-type="float">
            <text:p>2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6" table:formula="of:=&quot; - &quot;&amp;[.B26]&amp;&quot; - &quot;&amp;[.C26]" office:value-type="string" office:string-value=" - Catarina - Niver infantil" calcext:value-type="string">
            <text:p><text:s/>- Catarin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18" calcext:value-type="date">
            <text:p>2017-02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500" calcext:value-type="float">
            <text:p>1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6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25]+1" office:value-type="float" office:value="26" calcext:value-type="float">
            <text:p>26</text:p>
          </table:table-cell>
          <table:table-cell table:style-name="ce33" table:formula="of:=&quot;insert into App_Pessoa_pessoa (id, nome, cd_sit, dt_cad) values (&quot;&amp;[.BZ26]&amp;&quot;, '&quot;&amp;[.B26]&amp;&quot;', 1, '2018-11-10');&quot;" office:value-type="string" office:string-value="insert into App_Pessoa_pessoa (id, nome, cd_sit, dt_cad) values (26, 'Catarina', 1, '2018-11-10');" calcext:value-type="string">
            <text:p>insert into App_Pessoa_pessoa (id, nome, cd_sit, dt_cad) values (26, 'Catarina', 1, '2018-11-10');</text:p>
          </table:table-cell>
          <table:table-cell table:style-name="ce32" table:number-columns-repeated="2"/>
          <table:table-cell table:style-name="ce32" table:formula="of:=[.CD25]+1" office:value-type="float" office:value="24" calcext:value-type="float">
            <text:p>24</text:p>
          </table:table-cell>
          <table:table-cell table:style-name="ce33" table:formula="of:=&quot;insert into App_Pessoa_pessoa_pessoa_tipo (id, fk_pessoa_id_id, fk_pessoa_tipo_id_id) values (&quot;&amp;[.CD26]&amp;&quot;, &quot;&amp;[.BZ26]&amp;&quot;, 1);&quot;" office:value-type="string" office:string-value="insert into App_Pessoa_pessoa_pessoa_tipo (id, fk_pessoa_id_id, fk_pessoa_tipo_id_id) values (24, 26, 1);" calcext:value-type="string">
            <text:p>insert into App_Pessoa_pessoa_pessoa_tipo (id, fk_pessoa_id_id, fk_pessoa_tipo_id_id) values (24, 26, 1);</text:p>
          </table:table-cell>
          <table:table-cell table:style-name="ce32" table:number-columns-repeated="2"/>
          <table:table-cell table:style-name="ce32" table:formula="of:=[.CH25]+1" office:value-type="float" office:value="24" calcext:value-type="float">
            <text:p>24</text:p>
          </table:table-cell>
          <table:table-cell table:style-name="ce33" table:formula="of:=&quot;insert into Evento_Pessoa (id, fk_evento_id_id, fk_pessoa_pessoa_tipo_id_id) values (&quot;&amp;[.CH26]&amp;&quot;, &quot;&amp;[.CH26]&amp;&quot;, &quot;&amp;[.CH26]&amp;&quot;);&quot;" office:value-type="string" office:string-value="insert into Evento_Pessoa (id, fk_evento_id_id, fk_pessoa_pessoa_tipo_id_id) values (24, 24, 24);" calcext:value-type="string">
            <text:p>insert into Evento_Pessoa (id, fk_evento_id_id, fk_pessoa_pessoa_tipo_id_id) values (24, 24, 2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style-name="ce3" office:value-type="string" calcext:value-type="string">
            <text:p>Laura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7-02-21" calcext:value-type="date">
            <text:p>2017-02-21</text:p>
          </table:table-cell>
          <table:table-cell table:style-name="ce12" office:value-type="float" office:value="500" calcext:value-type="float">
            <text:p>5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office:value-type="string" calcext:value-type="string">
            <text:p>Quadro + lembrancinha</text:p>
          </table:table-cell>
          <table:table-cell table:style-name="ce4" table:number-columns-repeated="7"/>
          <table:table-cell table:style-name="ce23"/>
          <table:table-cell table:number-columns-repeated="2" table:style-name="ce21" office:value-type="float" office:value="250" calcext:value-type="float">
            <text:p>250</text:p>
          </table:table-cell>
          <table:table-cell table:style-name="ce23" table:number-columns-repeated="9"/>
          <table:table-cell table:style-name="ce4" table:number-columns-repeated="24"/>
          <table:table-cell table:number-columns-repeated="2"/>
          <table:table-cell table:style-name="ce32" table:formula="of:=[.BC26]+1" office:value-type="float" office:value="25" calcext:value-type="float">
            <text:p>2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7]" office:value-type="float" office:value="25" calcext:value-type="float">
            <text:p>2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1" calcext:value-type="date">
            <text:p>2017-02-21</text:p>
          </table:table-cell>
          <table:table-cell table:style-name="ce36" table:formula="of:=&quot; - &quot;&amp;[.B27]&amp;&quot; - &quot;&amp;[.C27]" office:value-type="string" office:string-value=" - Laura - Ensaio" calcext:value-type="string">
            <text:p><text:s/>- Laura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1" calcext:value-type="date">
            <text:p>2017-02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1" calcext:value-type="date">
            <text:p>2017-02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00" calcext:value-type="float">
            <text:p>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7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7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26]+1" office:value-type="float" office:value="27" calcext:value-type="float">
            <text:p>27</text:p>
          </table:table-cell>
          <table:table-cell table:style-name="ce33" table:formula="of:=&quot;insert into App_Pessoa_pessoa (id, nome, cd_sit, dt_cad) values (&quot;&amp;[.BZ27]&amp;&quot;, '&quot;&amp;[.B27]&amp;&quot;', 1, '2018-11-10');&quot;" office:value-type="string" office:string-value="insert into App_Pessoa_pessoa (id, nome, cd_sit, dt_cad) values (27, 'Laura', 1, '2018-11-10');" calcext:value-type="string">
            <text:p>insert into App_Pessoa_pessoa (id, nome, cd_sit, dt_cad) values (27, 'Laura', 1, '2018-11-10');</text:p>
          </table:table-cell>
          <table:table-cell table:style-name="ce32" table:number-columns-repeated="2"/>
          <table:table-cell table:style-name="ce32" table:formula="of:=[.CD26]+1" office:value-type="float" office:value="25" calcext:value-type="float">
            <text:p>25</text:p>
          </table:table-cell>
          <table:table-cell table:style-name="ce33" table:formula="of:=&quot;insert into App_Pessoa_pessoa_pessoa_tipo (id, fk_pessoa_id_id, fk_pessoa_tipo_id_id) values (&quot;&amp;[.CD27]&amp;&quot;, &quot;&amp;[.BZ27]&amp;&quot;, 1);&quot;" office:value-type="string" office:string-value="insert into App_Pessoa_pessoa_pessoa_tipo (id, fk_pessoa_id_id, fk_pessoa_tipo_id_id) values (25, 27, 1);" calcext:value-type="string">
            <text:p>insert into App_Pessoa_pessoa_pessoa_tipo (id, fk_pessoa_id_id, fk_pessoa_tipo_id_id) values (25, 27, 1);</text:p>
          </table:table-cell>
          <table:table-cell table:style-name="ce32" table:number-columns-repeated="2"/>
          <table:table-cell table:style-name="ce32" table:formula="of:=[.CH26]+1" office:value-type="float" office:value="25" calcext:value-type="float">
            <text:p>25</text:p>
          </table:table-cell>
          <table:table-cell table:style-name="ce33" table:formula="of:=&quot;insert into Evento_Pessoa (id, fk_evento_id_id, fk_pessoa_pessoa_tipo_id_id) values (&quot;&amp;[.CH27]&amp;&quot;, &quot;&amp;[.CH27]&amp;&quot;, &quot;&amp;[.CH27]&amp;&quot;);&quot;" office:value-type="string" office:string-value="insert into Evento_Pessoa (id, fk_evento_id_id, fk_pessoa_pessoa_tipo_id_id) values (25, 25, 25);" calcext:value-type="string">
            <text:p>insert into Evento_Pessoa (id, fk_evento_id_id, fk_pessoa_pessoa_tipo_id_id) values (25, 25, 2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style-name="ce3" office:value-type="string" calcext:value-type="string">
            <office:annotation draw:style-name="gr4" draw:text-style-name="P6" svg:width="41.36mm" svg:height="10.23mm" svg:x="30.73mm" svg:y="131.08mm" draw:caption-point-x="29.08mm" draw:caption-point-y="2.96mm">
              <dc:date>2018-11-15T00:00:00</dc:date>
              <text:p text:style-name="P5"><text:span text:style-name="T4">Passar valor do aniversário</text:span></text:p>
            </office:annotation>
            <text:p>Ensaio Natália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7-02-24" calcext:value-type="date">
            <text:p>2017-02-24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/>
          <table:table-cell table:style-name="ce21" office:value-type="float" office:value="250" calcext:value-type="float">
            <text:p>250</text:p>
          </table:table-cell>
          <table:table-cell table:style-name="ce23" table:number-columns-repeated="10"/>
          <table:table-cell table:style-name="ce4" table:number-columns-repeated="24"/>
          <table:table-cell table:number-columns-repeated="2"/>
          <table:table-cell table:style-name="ce32" table:formula="of:=[.BC27]+1" office:value-type="float" office:value="26" calcext:value-type="float">
            <text:p>2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8]" office:value-type="float" office:value="26" calcext:value-type="float">
            <text:p>2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4" calcext:value-type="date">
            <text:p>2017-02-24</text:p>
          </table:table-cell>
          <table:table-cell table:style-name="ce36" table:formula="of:=&quot; - &quot;&amp;[.B28]&amp;&quot; - &quot;&amp;[.C28]" office:value-type="string" office:string-value=" - Ensaio Natália - Ensaio" calcext:value-type="string">
            <text:p><text:s/>- Ensaio Natália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4" calcext:value-type="date">
            <text:p>2017-02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4" calcext:value-type="date">
            <text:p>2017-02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8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27]+1" office:value-type="float" office:value="28" calcext:value-type="float">
            <text:p>28</text:p>
          </table:table-cell>
          <table:table-cell table:style-name="ce33" table:formula="of:=&quot;insert into App_Pessoa_pessoa (id, nome, cd_sit, dt_cad) values (&quot;&amp;[.BZ28]&amp;&quot;, '&quot;&amp;[.B28]&amp;&quot;', 1, '2018-11-10');&quot;" office:value-type="string" office:string-value="insert into App_Pessoa_pessoa (id, nome, cd_sit, dt_cad) values (28, 'Ensaio Natália', 1, '2018-11-10');" calcext:value-type="string">
            <text:p>insert into App_Pessoa_pessoa (id, nome, cd_sit, dt_cad) values (28, 'Ensaio Natália', 1, '2018-11-10');</text:p>
          </table:table-cell>
          <table:table-cell table:style-name="ce32" table:number-columns-repeated="2"/>
          <table:table-cell table:style-name="ce32" table:formula="of:=[.CD27]+1" office:value-type="float" office:value="26" calcext:value-type="float">
            <text:p>26</text:p>
          </table:table-cell>
          <table:table-cell table:style-name="ce33" table:formula="of:=&quot;insert into App_Pessoa_pessoa_pessoa_tipo (id, fk_pessoa_id_id, fk_pessoa_tipo_id_id) values (&quot;&amp;[.CD28]&amp;&quot;, &quot;&amp;[.BZ28]&amp;&quot;, 1);&quot;" office:value-type="string" office:string-value="insert into App_Pessoa_pessoa_pessoa_tipo (id, fk_pessoa_id_id, fk_pessoa_tipo_id_id) values (26, 28, 1);" calcext:value-type="string">
            <text:p>insert into App_Pessoa_pessoa_pessoa_tipo (id, fk_pessoa_id_id, fk_pessoa_tipo_id_id) values (26, 28, 1);</text:p>
          </table:table-cell>
          <table:table-cell table:style-name="ce32" table:number-columns-repeated="2"/>
          <table:table-cell table:style-name="ce32" table:formula="of:=[.CH27]+1" office:value-type="float" office:value="26" calcext:value-type="float">
            <text:p>26</text:p>
          </table:table-cell>
          <table:table-cell table:style-name="ce33" table:formula="of:=&quot;insert into Evento_Pessoa (id, fk_evento_id_id, fk_pessoa_pessoa_tipo_id_id) values (&quot;&amp;[.CH28]&amp;&quot;, &quot;&amp;[.CH28]&amp;&quot;, &quot;&amp;[.CH28]&amp;&quot;);&quot;" office:value-type="string" office:string-value="insert into Evento_Pessoa (id, fk_evento_id_id, fk_pessoa_pessoa_tipo_id_id) values (26, 26, 26);" calcext:value-type="string">
            <text:p>insert into Evento_Pessoa (id, fk_evento_id_id, fk_pessoa_pessoa_tipo_id_id) values (26, 26, 2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style-name="ce3" office:value-type="string" calcext:value-type="string">
            <office:annotation draw:style-name="gr4" draw:text-style-name="P6" svg:width="41.36mm" svg:height="10.23mm" svg:x="30.73mm" svg:y="135.95mm" draw:caption-point-x="29.08mm" draw:caption-point-y="2.96mm">
              <dc:date>2018-11-15T00:00:00</dc:date>
              <text:p text:style-name="P5"><text:span text:style-name="T4">Passar valor do aniversário</text:span></text:p>
            </office:annotation>
            <text:p>Heitor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7-02-27" calcext:value-type="date">
            <text:p>2017-02-27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number-columns-repeated="9"/>
          <table:table-cell table:style-name="ce4" table:number-columns-repeated="24"/>
          <table:table-cell table:number-columns-repeated="2"/>
          <table:table-cell table:style-name="ce32" table:formula="of:=[.BC28]+1" office:value-type="float" office:value="27" calcext:value-type="float">
            <text:p>2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29]" office:value-type="float" office:value="27" calcext:value-type="float">
            <text:p>2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7" calcext:value-type="date">
            <text:p>2017-02-27</text:p>
          </table:table-cell>
          <table:table-cell table:style-name="ce36" table:formula="of:=&quot; - &quot;&amp;[.B29]&amp;&quot; - &quot;&amp;[.C29]" office:value-type="string" office:string-value=" - Heitor - Newborn" calcext:value-type="string">
            <text:p><text:s/>- Heitor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7" calcext:value-type="date">
            <text:p>2017-02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2-27" calcext:value-type="date">
            <text:p>2017-02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2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29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28]+1" office:value-type="float" office:value="29" calcext:value-type="float">
            <text:p>29</text:p>
          </table:table-cell>
          <table:table-cell table:style-name="ce33" table:formula="of:=&quot;insert into App_Pessoa_pessoa (id, nome, cd_sit, dt_cad) values (&quot;&amp;[.BZ29]&amp;&quot;, '&quot;&amp;[.B29]&amp;&quot;', 1, '2018-11-10');&quot;" office:value-type="string" office:string-value="insert into App_Pessoa_pessoa (id, nome, cd_sit, dt_cad) values (29, 'Heitor', 1, '2018-11-10');" calcext:value-type="string">
            <text:p>insert into App_Pessoa_pessoa (id, nome, cd_sit, dt_cad) values (29, 'Heitor', 1, '2018-11-10');</text:p>
          </table:table-cell>
          <table:table-cell table:style-name="ce32" table:number-columns-repeated="2"/>
          <table:table-cell table:style-name="ce32" table:formula="of:=[.CD28]+1" office:value-type="float" office:value="27" calcext:value-type="float">
            <text:p>27</text:p>
          </table:table-cell>
          <table:table-cell table:style-name="ce33" table:formula="of:=&quot;insert into App_Pessoa_pessoa_pessoa_tipo (id, fk_pessoa_id_id, fk_pessoa_tipo_id_id) values (&quot;&amp;[.CD29]&amp;&quot;, &quot;&amp;[.BZ29]&amp;&quot;, 1);&quot;" office:value-type="string" office:string-value="insert into App_Pessoa_pessoa_pessoa_tipo (id, fk_pessoa_id_id, fk_pessoa_tipo_id_id) values (27, 29, 1);" calcext:value-type="string">
            <text:p>insert into App_Pessoa_pessoa_pessoa_tipo (id, fk_pessoa_id_id, fk_pessoa_tipo_id_id) values (27, 29, 1);</text:p>
          </table:table-cell>
          <table:table-cell table:style-name="ce32" table:number-columns-repeated="2"/>
          <table:table-cell table:style-name="ce32" table:formula="of:=[.CH28]+1" office:value-type="float" office:value="27" calcext:value-type="float">
            <text:p>27</text:p>
          </table:table-cell>
          <table:table-cell table:style-name="ce33" table:formula="of:=&quot;insert into Evento_Pessoa (id, fk_evento_id_id, fk_pessoa_pessoa_tipo_id_id) values (&quot;&amp;[.CH29]&amp;&quot;, &quot;&amp;[.CH29]&amp;&quot;, &quot;&amp;[.CH29]&amp;&quot;);&quot;" office:value-type="string" office:string-value="insert into Evento_Pessoa (id, fk_evento_id_id, fk_pessoa_pessoa_tipo_id_id) values (27, 27, 27);" calcext:value-type="string">
            <text:p>insert into Evento_Pessoa (id, fk_evento_id_id, fk_pessoa_pessoa_tipo_id_id) values (27, 27, 2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style-name="ce3" office:value-type="string" calcext:value-type="string">
            <text:p>Itaiana – Daniele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7-03-01" calcext:value-type="date">
            <text:p>2017-03-01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0"/>
          <table:table-cell/>
          <table:table-cell table:style-name="ce4" table:number-columns-repeated="6"/>
          <table:table-cell/>
          <table:table-cell table:style-name="ce21" office:value-type="float" office:value="250" calcext:value-type="float">
            <text:p>250</text:p>
          </table:table-cell>
          <table:table-cell table:style-name="ce4" table:number-columns-repeated="25"/>
          <table:table-cell table:number-columns-repeated="2"/>
          <table:table-cell table:style-name="ce32" table:formula="of:=[.BC29]+1" office:value-type="float" office:value="28" calcext:value-type="float">
            <text:p>2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0]" office:value-type="float" office:value="28" calcext:value-type="float">
            <text:p>2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1" calcext:value-type="date">
            <text:p>2017-03-01</text:p>
          </table:table-cell>
          <table:table-cell table:style-name="ce36" table:formula="of:=&quot; - &quot;&amp;[.B30]&amp;&quot; - &quot;&amp;[.C30]" office:value-type="string" office:string-value=" - Itaiana – Daniele - Ensaio" calcext:value-type="string">
            <text:p><text:s/>- Itaiana – Daniele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1" calcext:value-type="date">
            <text:p>2017-03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1" calcext:value-type="date">
            <text:p>2017-03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0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29]+1" office:value-type="float" office:value="30" calcext:value-type="float">
            <text:p>30</text:p>
          </table:table-cell>
          <table:table-cell table:style-name="ce33" table:formula="of:=&quot;insert into App_Pessoa_pessoa (id, nome, cd_sit, dt_cad) values (&quot;&amp;[.BZ30]&amp;&quot;, '&quot;&amp;[.B30]&amp;&quot;', 1, '2018-11-10');&quot;" office:value-type="string" office:string-value="insert into App_Pessoa_pessoa (id, nome, cd_sit, dt_cad) values (30, 'Itaiana – Daniele', 1, '2018-11-10');" calcext:value-type="string">
            <text:p>insert into App_Pessoa_pessoa (id, nome, cd_sit, dt_cad) values (30, 'Itaiana – Daniele', 1, '2018-11-10');</text:p>
          </table:table-cell>
          <table:table-cell table:style-name="ce32" table:number-columns-repeated="2"/>
          <table:table-cell table:style-name="ce32" table:formula="of:=[.CD29]+1" office:value-type="float" office:value="28" calcext:value-type="float">
            <text:p>28</text:p>
          </table:table-cell>
          <table:table-cell table:style-name="ce33" table:formula="of:=&quot;insert into App_Pessoa_pessoa_pessoa_tipo (id, fk_pessoa_id_id, fk_pessoa_tipo_id_id) values (&quot;&amp;[.CD30]&amp;&quot;, &quot;&amp;[.BZ30]&amp;&quot;, 1);&quot;" office:value-type="string" office:string-value="insert into App_Pessoa_pessoa_pessoa_tipo (id, fk_pessoa_id_id, fk_pessoa_tipo_id_id) values (28, 30, 1);" calcext:value-type="string">
            <text:p>insert into App_Pessoa_pessoa_pessoa_tipo (id, fk_pessoa_id_id, fk_pessoa_tipo_id_id) values (28, 30, 1);</text:p>
          </table:table-cell>
          <table:table-cell table:style-name="ce32" table:number-columns-repeated="2"/>
          <table:table-cell table:style-name="ce32" table:formula="of:=[.CH29]+1" office:value-type="float" office:value="28" calcext:value-type="float">
            <text:p>28</text:p>
          </table:table-cell>
          <table:table-cell table:style-name="ce33" table:formula="of:=&quot;insert into Evento_Pessoa (id, fk_evento_id_id, fk_pessoa_pessoa_tipo_id_id) values (&quot;&amp;[.CH30]&amp;&quot;, &quot;&amp;[.CH30]&amp;&quot;, &quot;&amp;[.CH30]&amp;&quot;);&quot;" office:value-type="string" office:string-value="insert into Evento_Pessoa (id, fk_evento_id_id, fk_pessoa_pessoa_tipo_id_id) values (28, 28, 28);" calcext:value-type="string">
            <text:p>insert into Evento_Pessoa (id, fk_evento_id_id, fk_pessoa_pessoa_tipo_id_id) values (28, 28, 2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style-name="ce3" office:value-type="string" calcext:value-type="string">
            <office:annotation draw:style-name="gr4" draw:text-style-name="P6" svg:width="41.36mm" svg:height="10.23mm" svg:x="30.73mm" svg:y="145.69mm" draw:caption-point-x="29.08mm" draw:caption-point-y="2.96mm">
              <dc:date>2018-11-15T00:00:00</dc:date>
              <text:p text:style-name="P5"><text:span text:style-name="T4">Passar valor do aniversário</text:span></text:p>
            </office:annotation>
            <text:p>Isador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3-04" calcext:value-type="date">
            <text:p>2017-03-04</text:p>
          </table:table-cell>
          <table:table-cell table:style-name="ce12" office:value-type="float" office:value="490" calcext:value-type="float">
            <text:p>49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9"/>
          <table:table-cell table:style-name="ce21" office:value-type="float" office:value="490" calcext:value-type="float">
            <text:p>490</text:p>
          </table:table-cell>
          <table:table-cell table:number-columns-repeated="36"/>
          <table:table-cell table:style-name="ce32" table:formula="of:=[.BC30]+1" office:value-type="float" office:value="29" calcext:value-type="float">
            <text:p>2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1]" office:value-type="float" office:value="29" calcext:value-type="float">
            <text:p>2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4" calcext:value-type="date">
            <text:p>2017-03-04</text:p>
          </table:table-cell>
          <table:table-cell table:style-name="ce36" table:formula="of:=&quot; - &quot;&amp;[.B31]&amp;&quot; - &quot;&amp;[.C31]" office:value-type="string" office:string-value=" - Isadora - Niver infantil" calcext:value-type="string">
            <text:p><text:s/>- Isador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4" calcext:value-type="date">
            <text:p>2017-03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4" calcext:value-type="date">
            <text:p>2017-03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90" calcext:value-type="float">
            <text:p>4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1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30]+1" office:value-type="float" office:value="31" calcext:value-type="float">
            <text:p>31</text:p>
          </table:table-cell>
          <table:table-cell table:style-name="ce33" table:formula="of:=&quot;insert into App_Pessoa_pessoa (id, nome, cd_sit, dt_cad) values (&quot;&amp;[.BZ31]&amp;&quot;, '&quot;&amp;[.B31]&amp;&quot;', 1, '2018-11-10');&quot;" office:value-type="string" office:string-value="insert into App_Pessoa_pessoa (id, nome, cd_sit, dt_cad) values (31, 'Isadora', 1, '2018-11-10');" calcext:value-type="string">
            <text:p>insert into App_Pessoa_pessoa (id, nome, cd_sit, dt_cad) values (31, 'Isadora', 1, '2018-11-10');</text:p>
          </table:table-cell>
          <table:table-cell table:style-name="ce32" table:number-columns-repeated="2"/>
          <table:table-cell table:style-name="ce32" table:formula="of:=[.CD30]+1" office:value-type="float" office:value="29" calcext:value-type="float">
            <text:p>29</text:p>
          </table:table-cell>
          <table:table-cell table:style-name="ce33" table:formula="of:=&quot;insert into App_Pessoa_pessoa_pessoa_tipo (id, fk_pessoa_id_id, fk_pessoa_tipo_id_id) values (&quot;&amp;[.CD31]&amp;&quot;, &quot;&amp;[.BZ31]&amp;&quot;, 1);&quot;" office:value-type="string" office:string-value="insert into App_Pessoa_pessoa_pessoa_tipo (id, fk_pessoa_id_id, fk_pessoa_tipo_id_id) values (29, 31, 1);" calcext:value-type="string">
            <text:p>insert into App_Pessoa_pessoa_pessoa_tipo (id, fk_pessoa_id_id, fk_pessoa_tipo_id_id) values (29, 31, 1);</text:p>
          </table:table-cell>
          <table:table-cell table:style-name="ce32" table:number-columns-repeated="2"/>
          <table:table-cell table:style-name="ce32" table:formula="of:=[.CH30]+1" office:value-type="float" office:value="29" calcext:value-type="float">
            <text:p>29</text:p>
          </table:table-cell>
          <table:table-cell table:style-name="ce33" table:formula="of:=&quot;insert into Evento_Pessoa (id, fk_evento_id_id, fk_pessoa_pessoa_tipo_id_id) values (&quot;&amp;[.CH31]&amp;&quot;, &quot;&amp;[.CH31]&amp;&quot;, &quot;&amp;[.CH31]&amp;&quot;);&quot;" office:value-type="string" office:string-value="insert into Evento_Pessoa (id, fk_evento_id_id, fk_pessoa_pessoa_tipo_id_id) values (29, 29, 29);" calcext:value-type="string">
            <text:p>insert into Evento_Pessoa (id, fk_evento_id_id, fk_pessoa_pessoa_tipo_id_id) values (29, 29, 2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style-name="ce3" office:value-type="string" calcext:value-type="string">
            <text:p>Alice e Bernad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3-05" calcext:value-type="date">
            <text:p>2017-03-05</text:p>
          </table:table-cell>
          <table:table-cell table:style-name="ce12" office:value-type="float" office:value="1750" calcext:value-type="float">
            <text:p>1 750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NÃO</text:p>
          </table:table-cell>
          <table:table-cell table:style-name="ce4" office:value-type="string" calcext:value-type="string">
            <text:p>quadro valor 150</text:p>
          </table:table-cell>
          <table:table-cell table:style-name="ce4" table:number-columns-repeated="7"/>
          <table:table-cell table:style-name="ce21" office:value-type="float" office:value="200" calcext:value-type="float">
            <text:p>200</text:p>
          </table:table-cell>
          <table:table-cell table:style-name="ce4" table:number-columns-repeated="2"/>
          <table:table-cell table:number-columns-repeated="2" table:style-name="ce21" office:value-type="float" office:value="300" calcext:value-type="float">
            <text:p>300</text:p>
          </table:table-cell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22" office:value-type="float" office:value="950" calcext:value-type="float">
            <text:p>950</text:p>
          </table:table-cell>
          <table:table-cell table:style-name="ce4" table:number-columns-repeated="24"/>
          <table:table-cell table:number-columns-repeated="2"/>
          <table:table-cell table:style-name="ce32" table:formula="of:=[.BC31]+1" office:value-type="float" office:value="30" calcext:value-type="float">
            <text:p>3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2]" office:value-type="float" office:value="30" calcext:value-type="float">
            <text:p>3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5" calcext:value-type="date">
            <text:p>2017-03-05</text:p>
          </table:table-cell>
          <table:table-cell table:style-name="ce36" table:formula="of:=&quot; - &quot;&amp;[.B32]&amp;&quot; - &quot;&amp;[.C32]" office:value-type="string" office:string-value=" - Alice e Bernado - Niver infantil" calcext:value-type="string">
            <text:p><text:s/>- Alice e Bernad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5" calcext:value-type="date">
            <text:p>2017-03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05" calcext:value-type="date">
            <text:p>2017-03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750" calcext:value-type="float">
            <text:p>17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2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2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31]+1" office:value-type="float" office:value="32" calcext:value-type="float">
            <text:p>32</text:p>
          </table:table-cell>
          <table:table-cell table:style-name="ce33" table:formula="of:=&quot;insert into App_Pessoa_pessoa (id, nome, cd_sit, dt_cad) values (&quot;&amp;[.BZ32]&amp;&quot;, '&quot;&amp;[.B32]&amp;&quot;', 1, '2018-11-10');&quot;" office:value-type="string" office:string-value="insert into App_Pessoa_pessoa (id, nome, cd_sit, dt_cad) values (32, 'Alice e Bernado', 1, '2018-11-10');" calcext:value-type="string">
            <text:p>insert into App_Pessoa_pessoa (id, nome, cd_sit, dt_cad) values (32, 'Alice e Bernado', 1, '2018-11-10');</text:p>
          </table:table-cell>
          <table:table-cell table:style-name="ce32" table:number-columns-repeated="2"/>
          <table:table-cell table:style-name="ce32" table:formula="of:=[.CD31]+1" office:value-type="float" office:value="30" calcext:value-type="float">
            <text:p>30</text:p>
          </table:table-cell>
          <table:table-cell table:style-name="ce33" table:formula="of:=&quot;insert into App_Pessoa_pessoa_pessoa_tipo (id, fk_pessoa_id_id, fk_pessoa_tipo_id_id) values (&quot;&amp;[.CD32]&amp;&quot;, &quot;&amp;[.BZ32]&amp;&quot;, 1);&quot;" office:value-type="string" office:string-value="insert into App_Pessoa_pessoa_pessoa_tipo (id, fk_pessoa_id_id, fk_pessoa_tipo_id_id) values (30, 32, 1);" calcext:value-type="string">
            <text:p>insert into App_Pessoa_pessoa_pessoa_tipo (id, fk_pessoa_id_id, fk_pessoa_tipo_id_id) values (30, 32, 1);</text:p>
          </table:table-cell>
          <table:table-cell table:style-name="ce32" table:number-columns-repeated="2"/>
          <table:table-cell table:style-name="ce32" table:formula="of:=[.CH31]+1" office:value-type="float" office:value="30" calcext:value-type="float">
            <text:p>30</text:p>
          </table:table-cell>
          <table:table-cell table:style-name="ce33" table:formula="of:=&quot;insert into Evento_Pessoa (id, fk_evento_id_id, fk_pessoa_pessoa_tipo_id_id) values (&quot;&amp;[.CH32]&amp;&quot;, &quot;&amp;[.CH32]&amp;&quot;, &quot;&amp;[.CH32]&amp;&quot;);&quot;" office:value-type="string" office:string-value="insert into Evento_Pessoa (id, fk_evento_id_id, fk_pessoa_pessoa_tipo_id_id) values (30, 30, 30);" calcext:value-type="string">
            <text:p>insert into Evento_Pessoa (id, fk_evento_id_id, fk_pessoa_pessoa_tipo_id_id) values (30, 30, 3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style-name="ce3" office:value-type="string" calcext:value-type="string">
            <text:p>Isabela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7-03-11" calcext:value-type="date">
            <text:p>2017-03-11</text:p>
          </table:table-cell>
          <table:table-cell table:style-name="ce12" office:value-type="float" office:value="3700" calcext:value-type="float">
            <text:p>3 7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4"/>
          <table:table-cell table:style-name="ce21" office:value-type="float" office:value="3700" calcext:value-type="float">
            <text:p>3 700</text:p>
          </table:table-cell>
          <table:table-cell table:style-name="ce4" table:number-columns-repeated="39"/>
          <table:table-cell table:number-columns-repeated="2"/>
          <table:table-cell table:style-name="ce32" table:formula="of:=[.BC32]+1" office:value-type="float" office:value="31" calcext:value-type="float">
            <text:p>3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3]" office:value-type="float" office:value="31" calcext:value-type="float">
            <text:p>3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1" calcext:value-type="date">
            <text:p>2017-03-11</text:p>
          </table:table-cell>
          <table:table-cell table:style-name="ce36" table:formula="of:=&quot; - &quot;&amp;[.B33]&amp;&quot; - &quot;&amp;[.C33]" office:value-type="string" office:string-value=" - Isabela - Casamento" calcext:value-type="string">
            <text:p><text:s/>- Isabela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1" calcext:value-type="date">
            <text:p>2017-03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1" calcext:value-type="date">
            <text:p>2017-03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700" calcext:value-type="float">
            <text:p>37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3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32]+1" office:value-type="float" office:value="33" calcext:value-type="float">
            <text:p>33</text:p>
          </table:table-cell>
          <table:table-cell table:style-name="ce33" table:formula="of:=&quot;insert into App_Pessoa_pessoa (id, nome, cd_sit, dt_cad) values (&quot;&amp;[.BZ33]&amp;&quot;, '&quot;&amp;[.B33]&amp;&quot;', 1, '2018-11-10');&quot;" office:value-type="string" office:string-value="insert into App_Pessoa_pessoa (id, nome, cd_sit, dt_cad) values (33, 'Isabela', 1, '2018-11-10');" calcext:value-type="string">
            <text:p>insert into App_Pessoa_pessoa (id, nome, cd_sit, dt_cad) values (33, 'Isabela', 1, '2018-11-10');</text:p>
          </table:table-cell>
          <table:table-cell table:style-name="ce32" table:number-columns-repeated="2"/>
          <table:table-cell table:style-name="ce32" table:formula="of:=[.CD32]+1" office:value-type="float" office:value="31" calcext:value-type="float">
            <text:p>31</text:p>
          </table:table-cell>
          <table:table-cell table:style-name="ce33" table:formula="of:=&quot;insert into App_Pessoa_pessoa_pessoa_tipo (id, fk_pessoa_id_id, fk_pessoa_tipo_id_id) values (&quot;&amp;[.CD33]&amp;&quot;, &quot;&amp;[.BZ33]&amp;&quot;, 1);&quot;" office:value-type="string" office:string-value="insert into App_Pessoa_pessoa_pessoa_tipo (id, fk_pessoa_id_id, fk_pessoa_tipo_id_id) values (31, 33, 1);" calcext:value-type="string">
            <text:p>insert into App_Pessoa_pessoa_pessoa_tipo (id, fk_pessoa_id_id, fk_pessoa_tipo_id_id) values (31, 33, 1);</text:p>
          </table:table-cell>
          <table:table-cell table:style-name="ce32" table:number-columns-repeated="2"/>
          <table:table-cell table:style-name="ce32" table:formula="of:=[.CH32]+1" office:value-type="float" office:value="31" calcext:value-type="float">
            <text:p>31</text:p>
          </table:table-cell>
          <table:table-cell table:style-name="ce33" table:formula="of:=&quot;insert into Evento_Pessoa (id, fk_evento_id_id, fk_pessoa_pessoa_tipo_id_id) values (&quot;&amp;[.CH33]&amp;&quot;, &quot;&amp;[.CH33]&amp;&quot;, &quot;&amp;[.CH33]&amp;&quot;);&quot;" office:value-type="string" office:string-value="insert into Evento_Pessoa (id, fk_evento_id_id, fk_pessoa_pessoa_tipo_id_id) values (31, 31, 31);" calcext:value-type="string">
            <text:p>insert into Evento_Pessoa (id, fk_evento_id_id, fk_pessoa_pessoa_tipo_id_id) values (31, 31, 3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style-name="ce3" office:value-type="string" calcext:value-type="string">
            <text:p>Amand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3-12" calcext:value-type="date">
            <text:p>2017-03-12</text:p>
          </table:table-cell>
          <table:table-cell table:style-name="ce12" office:value-type="float" office:value="640" calcext:value-type="float">
            <text:p>640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NÃO</text:p>
          </table:table-cell>
          <table:table-cell table:style-name="ce4" table:number-columns-repeated="8"/>
          <table:table-cell table:style-name="ce21" office:value-type="float" office:value="160" calcext:value-type="float">
            <text:p>160</text:p>
          </table:table-cell>
          <table:table-cell table:style-name="ce4"/>
          <table:table-cell table:number-columns-repeated="2" table:style-name="ce21" office:value-type="float" office:value="160" calcext:value-type="float">
            <text:p>160</text:p>
          </table:table-cell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4" table:number-columns-repeated="9"/>
          <table:table-cell/>
          <table:table-cell table:style-name="ce22" office:value-type="float" office:value="160" calcext:value-type="float">
            <text:p>160</text:p>
          </table:table-cell>
          <table:table-cell table:style-name="ce4" table:number-columns-repeated="14"/>
          <table:table-cell table:number-columns-repeated="2"/>
          <table:table-cell table:style-name="ce32" table:formula="of:=[.BC33]+1" office:value-type="float" office:value="32" calcext:value-type="float">
            <text:p>3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4]" office:value-type="float" office:value="32" calcext:value-type="float">
            <text:p>3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2" calcext:value-type="date">
            <text:p>2017-03-12</text:p>
          </table:table-cell>
          <table:table-cell table:style-name="ce36" table:formula="of:=&quot; - &quot;&amp;[.B34]&amp;&quot; - &quot;&amp;[.C34]" office:value-type="string" office:string-value=" - Amanda - Gestante" calcext:value-type="string">
            <text:p><text:s/>- Amand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2" calcext:value-type="date">
            <text:p>2017-03-1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2" calcext:value-type="date">
            <text:p>2017-03-1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40" calcext:value-type="float">
            <text:p>64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4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4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33]+1" office:value-type="float" office:value="34" calcext:value-type="float">
            <text:p>34</text:p>
          </table:table-cell>
          <table:table-cell table:style-name="ce33" table:formula="of:=&quot;insert into App_Pessoa_pessoa (id, nome, cd_sit, dt_cad) values (&quot;&amp;[.BZ34]&amp;&quot;, '&quot;&amp;[.B34]&amp;&quot;', 1, '2018-11-10');&quot;" office:value-type="string" office:string-value="insert into App_Pessoa_pessoa (id, nome, cd_sit, dt_cad) values (34, 'Amanda', 1, '2018-11-10');" calcext:value-type="string">
            <text:p>insert into App_Pessoa_pessoa (id, nome, cd_sit, dt_cad) values (34, 'Amanda', 1, '2018-11-10');</text:p>
          </table:table-cell>
          <table:table-cell table:style-name="ce32" table:number-columns-repeated="2"/>
          <table:table-cell table:style-name="ce32" table:formula="of:=[.CD33]+1" office:value-type="float" office:value="32" calcext:value-type="float">
            <text:p>32</text:p>
          </table:table-cell>
          <table:table-cell table:style-name="ce33" table:formula="of:=&quot;insert into App_Pessoa_pessoa_pessoa_tipo (id, fk_pessoa_id_id, fk_pessoa_tipo_id_id) values (&quot;&amp;[.CD34]&amp;&quot;, &quot;&amp;[.BZ34]&amp;&quot;, 1);&quot;" office:value-type="string" office:string-value="insert into App_Pessoa_pessoa_pessoa_tipo (id, fk_pessoa_id_id, fk_pessoa_tipo_id_id) values (32, 34, 1);" calcext:value-type="string">
            <text:p>insert into App_Pessoa_pessoa_pessoa_tipo (id, fk_pessoa_id_id, fk_pessoa_tipo_id_id) values (32, 34, 1);</text:p>
          </table:table-cell>
          <table:table-cell table:style-name="ce32" table:number-columns-repeated="2"/>
          <table:table-cell table:style-name="ce32" table:formula="of:=[.CH33]+1" office:value-type="float" office:value="32" calcext:value-type="float">
            <text:p>32</text:p>
          </table:table-cell>
          <table:table-cell table:style-name="ce33" table:formula="of:=&quot;insert into Evento_Pessoa (id, fk_evento_id_id, fk_pessoa_pessoa_tipo_id_id) values (&quot;&amp;[.CH34]&amp;&quot;, &quot;&amp;[.CH34]&amp;&quot;, &quot;&amp;[.CH34]&amp;&quot;);&quot;" office:value-type="string" office:string-value="insert into Evento_Pessoa (id, fk_evento_id_id, fk_pessoa_pessoa_tipo_id_id) values (32, 32, 32);" calcext:value-type="string">
            <text:p>insert into Evento_Pessoa (id, fk_evento_id_id, fk_pessoa_pessoa_tipo_id_id) values (32, 32, 3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style-name="ce3" office:value-type="string" calcext:value-type="string">
            <text:p>Itaiana – Flavi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3-18" calcext:value-type="date">
            <text:p>2017-03-18</text:p>
          </table:table-cell>
          <table:table-cell table:style-name="ce3" office:value-type="float" office:value="250" calcext:value-type="float">
            <text:p>25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24"/>
          <table:table-cell table:number-columns-repeated="22"/>
          <table:table-cell table:style-name="ce32" table:formula="of:=[.BC34]+1" office:value-type="float" office:value="33" calcext:value-type="float">
            <text:p>3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5]" office:value-type="float" office:value="33" calcext:value-type="float">
            <text:p>3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8" calcext:value-type="date">
            <text:p>2017-03-18</text:p>
          </table:table-cell>
          <table:table-cell table:style-name="ce36" table:formula="of:=&quot; - &quot;&amp;[.B35]&amp;&quot; - &quot;&amp;[.C35]" office:value-type="string" office:string-value=" - Itaiana – Flavia - Gestante" calcext:value-type="string">
            <text:p><text:s/>- Itaiana – Flavi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8" calcext:value-type="date">
            <text:p>2017-03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18" calcext:value-type="date">
            <text:p>2017-03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5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5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34]+1" office:value-type="float" office:value="35" calcext:value-type="float">
            <text:p>35</text:p>
          </table:table-cell>
          <table:table-cell table:style-name="ce33" table:formula="of:=&quot;insert into App_Pessoa_pessoa (id, nome, cd_sit, dt_cad) values (&quot;&amp;[.BZ35]&amp;&quot;, '&quot;&amp;[.B35]&amp;&quot;', 1, '2018-11-10');&quot;" office:value-type="string" office:string-value="insert into App_Pessoa_pessoa (id, nome, cd_sit, dt_cad) values (35, 'Itaiana – Flavia', 1, '2018-11-10');" calcext:value-type="string">
            <text:p>insert into App_Pessoa_pessoa (id, nome, cd_sit, dt_cad) values (35, 'Itaiana – Flavia', 1, '2018-11-10');</text:p>
          </table:table-cell>
          <table:table-cell table:style-name="ce32" table:number-columns-repeated="2"/>
          <table:table-cell table:style-name="ce32" table:formula="of:=[.CD34]+1" office:value-type="float" office:value="33" calcext:value-type="float">
            <text:p>33</text:p>
          </table:table-cell>
          <table:table-cell table:style-name="ce33" table:formula="of:=&quot;insert into App_Pessoa_pessoa_pessoa_tipo (id, fk_pessoa_id_id, fk_pessoa_tipo_id_id) values (&quot;&amp;[.CD35]&amp;&quot;, &quot;&amp;[.BZ35]&amp;&quot;, 1);&quot;" office:value-type="string" office:string-value="insert into App_Pessoa_pessoa_pessoa_tipo (id, fk_pessoa_id_id, fk_pessoa_tipo_id_id) values (33, 35, 1);" calcext:value-type="string">
            <text:p>insert into App_Pessoa_pessoa_pessoa_tipo (id, fk_pessoa_id_id, fk_pessoa_tipo_id_id) values (33, 35, 1);</text:p>
          </table:table-cell>
          <table:table-cell table:style-name="ce32" table:number-columns-repeated="2"/>
          <table:table-cell table:style-name="ce32" table:formula="of:=[.CH34]+1" office:value-type="float" office:value="33" calcext:value-type="float">
            <text:p>33</text:p>
          </table:table-cell>
          <table:table-cell table:style-name="ce33" table:formula="of:=&quot;insert into Evento_Pessoa (id, fk_evento_id_id, fk_pessoa_pessoa_tipo_id_id) values (&quot;&amp;[.CH35]&amp;&quot;, &quot;&amp;[.CH35]&amp;&quot;, &quot;&amp;[.CH35]&amp;&quot;);&quot;" office:value-type="string" office:string-value="insert into Evento_Pessoa (id, fk_evento_id_id, fk_pessoa_pessoa_tipo_id_id) values (33, 33, 33);" calcext:value-type="string">
            <text:p>insert into Evento_Pessoa (id, fk_evento_id_id, fk_pessoa_pessoa_tipo_id_id) values (33, 33, 3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style-name="ce3" office:value-type="string" calcext:value-type="string">
            <text:p>So Blusinhas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7-03-28" calcext:value-type="date">
            <text:p>2017-03-28</text:p>
          </table:table-cell>
          <table:table-cell table:style-name="ce3" office:value-type="float" office:value="350" calcext:value-type="float">
            <text:p>3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0"/>
          <table:table-cell table:style-name="ce21" office:value-type="float" office:value="350" calcext:value-type="float">
            <text:p>350</text:p>
          </table:table-cell>
          <table:table-cell table:style-name="ce4" table:number-columns-repeated="13"/>
          <table:table-cell table:number-columns-repeated="22"/>
          <table:table-cell table:style-name="ce32" table:formula="of:=[.BC35]+1" office:value-type="float" office:value="34" calcext:value-type="float">
            <text:p>3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6]" office:value-type="float" office:value="34" calcext:value-type="float">
            <text:p>3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28" calcext:value-type="date">
            <text:p>2017-03-28</text:p>
          </table:table-cell>
          <table:table-cell table:style-name="ce36" table:formula="of:=&quot; - &quot;&amp;[.B36]&amp;&quot; - &quot;&amp;[.C36]" office:value-type="string" office:string-value=" - So Blusinhas - Publicidade" calcext:value-type="string">
            <text:p><text:s/>- So Blusinhas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28" calcext:value-type="date">
            <text:p>2017-03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3-28" calcext:value-type="date">
            <text:p>2017-03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6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35]+1" office:value-type="float" office:value="36" calcext:value-type="float">
            <text:p>36</text:p>
          </table:table-cell>
          <table:table-cell table:style-name="ce33" table:formula="of:=&quot;insert into App_Pessoa_pessoa (id, nome, cd_sit, dt_cad) values (&quot;&amp;[.BZ36]&amp;&quot;, '&quot;&amp;[.B36]&amp;&quot;', 1, '2018-11-10');&quot;" office:value-type="string" office:string-value="insert into App_Pessoa_pessoa (id, nome, cd_sit, dt_cad) values (36, 'So Blusinhas', 1, '2018-11-10');" calcext:value-type="string">
            <text:p>insert into App_Pessoa_pessoa (id, nome, cd_sit, dt_cad) values (36, 'So Blusinhas', 1, '2018-11-10');</text:p>
          </table:table-cell>
          <table:table-cell table:style-name="ce32" table:number-columns-repeated="2"/>
          <table:table-cell table:style-name="ce32" table:formula="of:=[.CD35]+1" office:value-type="float" office:value="34" calcext:value-type="float">
            <text:p>34</text:p>
          </table:table-cell>
          <table:table-cell table:style-name="ce33" table:formula="of:=&quot;insert into App_Pessoa_pessoa_pessoa_tipo (id, fk_pessoa_id_id, fk_pessoa_tipo_id_id) values (&quot;&amp;[.CD36]&amp;&quot;, &quot;&amp;[.BZ36]&amp;&quot;, 1);&quot;" office:value-type="string" office:string-value="insert into App_Pessoa_pessoa_pessoa_tipo (id, fk_pessoa_id_id, fk_pessoa_tipo_id_id) values (34, 36, 1);" calcext:value-type="string">
            <text:p>insert into App_Pessoa_pessoa_pessoa_tipo (id, fk_pessoa_id_id, fk_pessoa_tipo_id_id) values (34, 36, 1);</text:p>
          </table:table-cell>
          <table:table-cell table:style-name="ce32" table:number-columns-repeated="2"/>
          <table:table-cell table:style-name="ce32" table:formula="of:=[.CH35]+1" office:value-type="float" office:value="34" calcext:value-type="float">
            <text:p>34</text:p>
          </table:table-cell>
          <table:table-cell table:style-name="ce33" table:formula="of:=&quot;insert into Evento_Pessoa (id, fk_evento_id_id, fk_pessoa_pessoa_tipo_id_id) values (&quot;&amp;[.CH36]&amp;&quot;, &quot;&amp;[.CH36]&amp;&quot;, &quot;&amp;[.CH36]&amp;&quot;);&quot;" office:value-type="string" office:string-value="insert into Evento_Pessoa (id, fk_evento_id_id, fk_pessoa_pessoa_tipo_id_id) values (34, 34, 34);" calcext:value-type="string">
            <text:p>insert into Evento_Pessoa (id, fk_evento_id_id, fk_pessoa_pessoa_tipo_id_id) values (34, 34, 3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style-name="ce3" office:value-type="string" calcext:value-type="string">
            <text:p>Bibi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4-01" calcext:value-type="date">
            <text:p>2017-04-01</text:p>
          </table:table-cell>
          <table:table-cell table:style-name="ce1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style-name="ce21" office:value-type="float" office:value="400" calcext:value-type="float">
            <text:p>400</text:p>
          </table:table-cell>
          <table:table-cell table:number-columns-repeated="34"/>
          <table:table-cell table:style-name="ce32" table:formula="of:=[.BC36]+1" office:value-type="float" office:value="35" calcext:value-type="float">
            <text:p>3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7]" office:value-type="float" office:value="35" calcext:value-type="float">
            <text:p>3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1" calcext:value-type="date">
            <text:p>2017-04-01</text:p>
          </table:table-cell>
          <table:table-cell table:style-name="ce36" table:formula="of:=&quot; - &quot;&amp;[.B37]&amp;&quot; - &quot;&amp;[.C37]" office:value-type="string" office:string-value=" - Bibi - Niver infantil" calcext:value-type="string">
            <text:p><text:s/>- Bibi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1" calcext:value-type="date">
            <text:p>2017-04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1" calcext:value-type="date">
            <text:p>2017-04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7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36]+1" office:value-type="float" office:value="37" calcext:value-type="float">
            <text:p>37</text:p>
          </table:table-cell>
          <table:table-cell table:style-name="ce33" table:formula="of:=&quot;insert into App_Pessoa_pessoa (id, nome, cd_sit, dt_cad) values (&quot;&amp;[.BZ37]&amp;&quot;, '&quot;&amp;[.B37]&amp;&quot;', 1, '2018-11-10');&quot;" office:value-type="string" office:string-value="insert into App_Pessoa_pessoa (id, nome, cd_sit, dt_cad) values (37, 'Bibi', 1, '2018-11-10');" calcext:value-type="string">
            <text:p>insert into App_Pessoa_pessoa (id, nome, cd_sit, dt_cad) values (37, 'Bibi', 1, '2018-11-10');</text:p>
          </table:table-cell>
          <table:table-cell table:style-name="ce32" table:number-columns-repeated="2"/>
          <table:table-cell table:style-name="ce32" table:formula="of:=[.CD36]+1" office:value-type="float" office:value="35" calcext:value-type="float">
            <text:p>35</text:p>
          </table:table-cell>
          <table:table-cell table:style-name="ce33" table:formula="of:=&quot;insert into App_Pessoa_pessoa_pessoa_tipo (id, fk_pessoa_id_id, fk_pessoa_tipo_id_id) values (&quot;&amp;[.CD37]&amp;&quot;, &quot;&amp;[.BZ37]&amp;&quot;, 1);&quot;" office:value-type="string" office:string-value="insert into App_Pessoa_pessoa_pessoa_tipo (id, fk_pessoa_id_id, fk_pessoa_tipo_id_id) values (35, 37, 1);" calcext:value-type="string">
            <text:p>insert into App_Pessoa_pessoa_pessoa_tipo (id, fk_pessoa_id_id, fk_pessoa_tipo_id_id) values (35, 37, 1);</text:p>
          </table:table-cell>
          <table:table-cell table:style-name="ce32" table:number-columns-repeated="2"/>
          <table:table-cell table:style-name="ce32" table:formula="of:=[.CH36]+1" office:value-type="float" office:value="35" calcext:value-type="float">
            <text:p>35</text:p>
          </table:table-cell>
          <table:table-cell table:style-name="ce33" table:formula="of:=&quot;insert into Evento_Pessoa (id, fk_evento_id_id, fk_pessoa_pessoa_tipo_id_id) values (&quot;&amp;[.CH37]&amp;&quot;, &quot;&amp;[.CH37]&amp;&quot;, &quot;&amp;[.CH37]&amp;&quot;);&quot;" office:value-type="string" office:string-value="insert into Evento_Pessoa (id, fk_evento_id_id, fk_pessoa_pessoa_tipo_id_id) values (35, 35, 35);" calcext:value-type="string">
            <text:p>insert into Evento_Pessoa (id, fk_evento_id_id, fk_pessoa_pessoa_tipo_id_id) values (35, 35, 3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style-name="ce3" office:value-type="string" calcext:value-type="string">
            <text:p>Camila Roch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4-02" calcext:value-type="date">
            <text:p>2017-04-02</text:p>
          </table:table-cell>
          <table:table-cell table:style-name="ce12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style-name="ce21" office:value-type="float" office:value="300" calcext:value-type="float">
            <text:p>300</text:p>
          </table:table-cell>
          <table:table-cell/>
          <table:table-cell table:style-name="ce21" office:value-type="float" office:value="200" calcext:value-type="float">
            <text:p>200</text:p>
          </table:table-cell>
          <table:table-cell table:number-columns-repeated="32"/>
          <table:table-cell table:style-name="ce32" table:formula="of:=[.BC37]+1" office:value-type="float" office:value="36" calcext:value-type="float">
            <text:p>3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8]" office:value-type="float" office:value="36" calcext:value-type="float">
            <text:p>3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2" calcext:value-type="date">
            <text:p>2017-04-02</text:p>
          </table:table-cell>
          <table:table-cell table:style-name="ce36" table:formula="of:=&quot; - &quot;&amp;[.B38]&amp;&quot; - &quot;&amp;[.C38]" office:value-type="string" office:string-value=" - Camila Rocha - Gestante" calcext:value-type="string">
            <text:p><text:s/>- Camila Roch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2" calcext:value-type="date">
            <text:p>2017-04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2" calcext:value-type="date">
            <text:p>2017-04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00" calcext:value-type="float">
            <text:p>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8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8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37]+1" office:value-type="float" office:value="38" calcext:value-type="float">
            <text:p>38</text:p>
          </table:table-cell>
          <table:table-cell table:style-name="ce33" table:formula="of:=&quot;insert into App_Pessoa_pessoa (id, nome, cd_sit, dt_cad) values (&quot;&amp;[.BZ38]&amp;&quot;, '&quot;&amp;[.B38]&amp;&quot;', 1, '2018-11-10');&quot;" office:value-type="string" office:string-value="insert into App_Pessoa_pessoa (id, nome, cd_sit, dt_cad) values (38, 'Camila Rocha', 1, '2018-11-10');" calcext:value-type="string">
            <text:p>insert into App_Pessoa_pessoa (id, nome, cd_sit, dt_cad) values (38, 'Camila Rocha', 1, '2018-11-10');</text:p>
          </table:table-cell>
          <table:table-cell table:style-name="ce32" table:number-columns-repeated="2"/>
          <table:table-cell table:style-name="ce32" table:formula="of:=[.CD37]+1" office:value-type="float" office:value="36" calcext:value-type="float">
            <text:p>36</text:p>
          </table:table-cell>
          <table:table-cell table:style-name="ce33" table:formula="of:=&quot;insert into App_Pessoa_pessoa_pessoa_tipo (id, fk_pessoa_id_id, fk_pessoa_tipo_id_id) values (&quot;&amp;[.CD38]&amp;&quot;, &quot;&amp;[.BZ38]&amp;&quot;, 1);&quot;" office:value-type="string" office:string-value="insert into App_Pessoa_pessoa_pessoa_tipo (id, fk_pessoa_id_id, fk_pessoa_tipo_id_id) values (36, 38, 1);" calcext:value-type="string">
            <text:p>insert into App_Pessoa_pessoa_pessoa_tipo (id, fk_pessoa_id_id, fk_pessoa_tipo_id_id) values (36, 38, 1);</text:p>
          </table:table-cell>
          <table:table-cell table:style-name="ce32" table:number-columns-repeated="2"/>
          <table:table-cell table:style-name="ce32" table:formula="of:=[.CH37]+1" office:value-type="float" office:value="36" calcext:value-type="float">
            <text:p>36</text:p>
          </table:table-cell>
          <table:table-cell table:style-name="ce33" table:formula="of:=&quot;insert into Evento_Pessoa (id, fk_evento_id_id, fk_pessoa_pessoa_tipo_id_id) values (&quot;&amp;[.CH38]&amp;&quot;, &quot;&amp;[.CH38]&amp;&quot;, &quot;&amp;[.CH38]&amp;&quot;);&quot;" office:value-type="string" office:string-value="insert into Evento_Pessoa (id, fk_evento_id_id, fk_pessoa_pessoa_tipo_id_id) values (36, 36, 36);" calcext:value-type="string">
            <text:p>insert into Evento_Pessoa (id, fk_evento_id_id, fk_pessoa_pessoa_tipo_id_id) values (36, 36, 3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style-name="ce3" office:value-type="string" calcext:value-type="string">
            <text:p>Bruno e Kaique</text:p>
          </table:table-cell>
          <table:table-cell table:style-name="ce4" office:value-type="string" calcext:value-type="string">
            <text:p>Ensaio Infantil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date" office:date-value="2017-04-04" calcext:value-type="date">
            <text:p>2017-04-04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number-columns-repeated="2" table:style-name="ce21" office:value-type="float" office:value="150" calcext:value-type="float">
            <text:p>150</text:p>
          </table:table-cell>
          <table:table-cell table:number-columns-repeated="33"/>
          <table:table-cell table:style-name="ce32" table:formula="of:=[.BC38]+1" office:value-type="float" office:value="37" calcext:value-type="float">
            <text:p>3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39]" office:value-type="float" office:value="37" calcext:value-type="float">
            <text:p>3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4" calcext:value-type="date">
            <text:p>2017-04-04</text:p>
          </table:table-cell>
          <table:table-cell table:style-name="ce36" table:formula="of:=&quot; - &quot;&amp;[.B39]&amp;&quot; - &quot;&amp;[.C39]" office:value-type="string" office:string-value=" - Bruno e Kaique - Ensaio Infantil" calcext:value-type="string">
            <text:p><text:s/>- Bruno e Kaique - Ensaio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4" calcext:value-type="date">
            <text:p>2017-04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4" calcext:value-type="date">
            <text:p>2017-04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39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39]&amp;&quot;);&quot;" office:value-type="string" office:string-value="12);" calcext:value-type="string">
            <text:p>12);</text:p>
          </table:table-cell>
          <table:table-cell table:style-name="ce32"/>
          <table:table-cell table:style-name="ce32" table:formula="of:=[.BZ38]+1" office:value-type="float" office:value="39" calcext:value-type="float">
            <text:p>39</text:p>
          </table:table-cell>
          <table:table-cell table:style-name="ce33" table:formula="of:=&quot;insert into App_Pessoa_pessoa (id, nome, cd_sit, dt_cad) values (&quot;&amp;[.BZ39]&amp;&quot;, '&quot;&amp;[.B39]&amp;&quot;', 1, '2018-11-10');&quot;" office:value-type="string" office:string-value="insert into App_Pessoa_pessoa (id, nome, cd_sit, dt_cad) values (39, 'Bruno e Kaique', 1, '2018-11-10');" calcext:value-type="string">
            <text:p>insert into App_Pessoa_pessoa (id, nome, cd_sit, dt_cad) values (39, 'Bruno e Kaique', 1, '2018-11-10');</text:p>
          </table:table-cell>
          <table:table-cell table:style-name="ce32" table:number-columns-repeated="2"/>
          <table:table-cell table:style-name="ce32" table:formula="of:=[.CD38]+1" office:value-type="float" office:value="37" calcext:value-type="float">
            <text:p>37</text:p>
          </table:table-cell>
          <table:table-cell table:style-name="ce33" table:formula="of:=&quot;insert into App_Pessoa_pessoa_pessoa_tipo (id, fk_pessoa_id_id, fk_pessoa_tipo_id_id) values (&quot;&amp;[.CD39]&amp;&quot;, &quot;&amp;[.BZ39]&amp;&quot;, 1);&quot;" office:value-type="string" office:string-value="insert into App_Pessoa_pessoa_pessoa_tipo (id, fk_pessoa_id_id, fk_pessoa_tipo_id_id) values (37, 39, 1);" calcext:value-type="string">
            <text:p>insert into App_Pessoa_pessoa_pessoa_tipo (id, fk_pessoa_id_id, fk_pessoa_tipo_id_id) values (37, 39, 1);</text:p>
          </table:table-cell>
          <table:table-cell table:style-name="ce32" table:number-columns-repeated="2"/>
          <table:table-cell table:style-name="ce32" table:formula="of:=[.CH38]+1" office:value-type="float" office:value="37" calcext:value-type="float">
            <text:p>37</text:p>
          </table:table-cell>
          <table:table-cell table:style-name="ce33" table:formula="of:=&quot;insert into Evento_Pessoa (id, fk_evento_id_id, fk_pessoa_pessoa_tipo_id_id) values (&quot;&amp;[.CH39]&amp;&quot;, &quot;&amp;[.CH39]&amp;&quot;, &quot;&amp;[.CH39]&amp;&quot;);&quot;" office:value-type="string" office:string-value="insert into Evento_Pessoa (id, fk_evento_id_id, fk_pessoa_pessoa_tipo_id_id) values (37, 37, 37);" calcext:value-type="string">
            <text:p>insert into Evento_Pessoa (id, fk_evento_id_id, fk_pessoa_pessoa_tipo_id_id) values (37, 37, 3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style-name="ce3" office:value-type="string" calcext:value-type="string">
            <text:p>Helen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4-08" calcext:value-type="date">
            <text:p>2017-04-08</text:p>
          </table:table-cell>
          <table:table-cell table:style-name="ce12" office:value-type="float" office:value="500" calcext:value-type="float">
            <text:p>5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1"/>
          <table:table-cell table:style-name="ce21" office:value-type="float" office:value="500" calcext:value-type="float">
            <text:p>500</text:p>
          </table:table-cell>
          <table:table-cell table:style-name="ce4" table:number-columns-repeated="32"/>
          <table:table-cell table:number-columns-repeated="2"/>
          <table:table-cell table:style-name="ce32" table:formula="of:=[.BC39]+1" office:value-type="float" office:value="38" calcext:value-type="float">
            <text:p>3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0]" office:value-type="float" office:value="38" calcext:value-type="float">
            <text:p>3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8" calcext:value-type="date">
            <text:p>2017-04-08</text:p>
          </table:table-cell>
          <table:table-cell table:style-name="ce36" table:formula="of:=&quot; - &quot;&amp;[.B40]&amp;&quot; - &quot;&amp;[.C40]" office:value-type="string" office:string-value=" - Helena - Niver infantil" calcext:value-type="string">
            <text:p><text:s/>- Helen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8" calcext:value-type="date">
            <text:p>2017-04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8" calcext:value-type="date">
            <text:p>2017-04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00" calcext:value-type="float">
            <text:p>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0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39]+1" office:value-type="float" office:value="40" calcext:value-type="float">
            <text:p>40</text:p>
          </table:table-cell>
          <table:table-cell table:style-name="ce33" table:formula="of:=&quot;insert into App_Pessoa_pessoa (id, nome, cd_sit, dt_cad) values (&quot;&amp;[.BZ40]&amp;&quot;, '&quot;&amp;[.B40]&amp;&quot;', 1, '2018-11-10');&quot;" office:value-type="string" office:string-value="insert into App_Pessoa_pessoa (id, nome, cd_sit, dt_cad) values (40, 'Helena', 1, '2018-11-10');" calcext:value-type="string">
            <text:p>insert into App_Pessoa_pessoa (id, nome, cd_sit, dt_cad) values (40, 'Helena', 1, '2018-11-10');</text:p>
          </table:table-cell>
          <table:table-cell table:style-name="ce32" table:number-columns-repeated="2"/>
          <table:table-cell table:style-name="ce32" table:formula="of:=[.CD39]+1" office:value-type="float" office:value="38" calcext:value-type="float">
            <text:p>38</text:p>
          </table:table-cell>
          <table:table-cell table:style-name="ce33" table:formula="of:=&quot;insert into App_Pessoa_pessoa_pessoa_tipo (id, fk_pessoa_id_id, fk_pessoa_tipo_id_id) values (&quot;&amp;[.CD40]&amp;&quot;, &quot;&amp;[.BZ40]&amp;&quot;, 1);&quot;" office:value-type="string" office:string-value="insert into App_Pessoa_pessoa_pessoa_tipo (id, fk_pessoa_id_id, fk_pessoa_tipo_id_id) values (38, 40, 1);" calcext:value-type="string">
            <text:p>insert into App_Pessoa_pessoa_pessoa_tipo (id, fk_pessoa_id_id, fk_pessoa_tipo_id_id) values (38, 40, 1);</text:p>
          </table:table-cell>
          <table:table-cell table:style-name="ce32" table:number-columns-repeated="2"/>
          <table:table-cell table:style-name="ce32" table:formula="of:=[.CH39]+1" office:value-type="float" office:value="38" calcext:value-type="float">
            <text:p>38</text:p>
          </table:table-cell>
          <table:table-cell table:style-name="ce33" table:formula="of:=&quot;insert into Evento_Pessoa (id, fk_evento_id_id, fk_pessoa_pessoa_tipo_id_id) values (&quot;&amp;[.CH40]&amp;&quot;, &quot;&amp;[.CH40]&amp;&quot;, &quot;&amp;[.CH40]&amp;&quot;);&quot;" office:value-type="string" office:string-value="insert into Evento_Pessoa (id, fk_evento_id_id, fk_pessoa_pessoa_tipo_id_id) values (38, 38, 38);" calcext:value-type="string">
            <text:p>insert into Evento_Pessoa (id, fk_evento_id_id, fk_pessoa_pessoa_tipo_id_id) values (38, 38, 3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style-name="ce3" office:value-type="string" calcext:value-type="string">
            <text:p>Agnes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4-09" calcext:value-type="date">
            <text:p>2017-04-09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style-name="ce21" office:value-type="float" office:value="300" calcext:value-type="float">
            <text:p>300</text:p>
          </table:table-cell>
          <table:table-cell table:number-columns-repeated="34"/>
          <table:table-cell table:style-name="ce32" table:formula="of:=[.BC40]+1" office:value-type="float" office:value="39" calcext:value-type="float">
            <text:p>3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1]" office:value-type="float" office:value="39" calcext:value-type="float">
            <text:p>3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9" calcext:value-type="date">
            <text:p>2017-04-09</text:p>
          </table:table-cell>
          <table:table-cell table:style-name="ce36" table:formula="of:=&quot; - &quot;&amp;[.B41]&amp;&quot; - &quot;&amp;[.C41]" office:value-type="string" office:string-value=" - Agnes - Gestante" calcext:value-type="string">
            <text:p><text:s/>- Agnes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9" calcext:value-type="date">
            <text:p>2017-04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09" calcext:value-type="date">
            <text:p>2017-04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1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40]+1" office:value-type="float" office:value="41" calcext:value-type="float">
            <text:p>41</text:p>
          </table:table-cell>
          <table:table-cell table:style-name="ce33" table:formula="of:=&quot;insert into App_Pessoa_pessoa (id, nome, cd_sit, dt_cad) values (&quot;&amp;[.BZ41]&amp;&quot;, '&quot;&amp;[.B41]&amp;&quot;', 1, '2018-11-10');&quot;" office:value-type="string" office:string-value="insert into App_Pessoa_pessoa (id, nome, cd_sit, dt_cad) values (41, 'Agnes', 1, '2018-11-10');" calcext:value-type="string">
            <text:p>insert into App_Pessoa_pessoa (id, nome, cd_sit, dt_cad) values (41, 'Agnes', 1, '2018-11-10');</text:p>
          </table:table-cell>
          <table:table-cell table:style-name="ce32" table:number-columns-repeated="2"/>
          <table:table-cell table:style-name="ce32" table:formula="of:=[.CD40]+1" office:value-type="float" office:value="39" calcext:value-type="float">
            <text:p>39</text:p>
          </table:table-cell>
          <table:table-cell table:style-name="ce33" table:formula="of:=&quot;insert into App_Pessoa_pessoa_pessoa_tipo (id, fk_pessoa_id_id, fk_pessoa_tipo_id_id) values (&quot;&amp;[.CD41]&amp;&quot;, &quot;&amp;[.BZ41]&amp;&quot;, 1);&quot;" office:value-type="string" office:string-value="insert into App_Pessoa_pessoa_pessoa_tipo (id, fk_pessoa_id_id, fk_pessoa_tipo_id_id) values (39, 41, 1);" calcext:value-type="string">
            <text:p>insert into App_Pessoa_pessoa_pessoa_tipo (id, fk_pessoa_id_id, fk_pessoa_tipo_id_id) values (39, 41, 1);</text:p>
          </table:table-cell>
          <table:table-cell table:style-name="ce32" table:number-columns-repeated="2"/>
          <table:table-cell table:style-name="ce32" table:formula="of:=[.CH40]+1" office:value-type="float" office:value="39" calcext:value-type="float">
            <text:p>39</text:p>
          </table:table-cell>
          <table:table-cell table:style-name="ce33" table:formula="of:=&quot;insert into Evento_Pessoa (id, fk_evento_id_id, fk_pessoa_pessoa_tipo_id_id) values (&quot;&amp;[.CH41]&amp;&quot;, &quot;&amp;[.CH41]&amp;&quot;, &quot;&amp;[.CH41]&amp;&quot;);&quot;" office:value-type="string" office:string-value="insert into Evento_Pessoa (id, fk_evento_id_id, fk_pessoa_pessoa_tipo_id_id) values (39, 39, 39);" calcext:value-type="string">
            <text:p>insert into Evento_Pessoa (id, fk_evento_id_id, fk_pessoa_pessoa_tipo_id_id) values (39, 39, 3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style-name="ce3" office:value-type="string" calcext:value-type="string">
            <text:p>The wish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7-04-13" calcext:value-type="date">
            <text:p>2017-04-13</text:p>
          </table:table-cell>
          <table:table-cell table:style-name="ce12"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2"/>
          <table:table-cell table:style-name="ce21" office:value-type="float" office:value="600" calcext:value-type="float">
            <text:p>600</text:p>
          </table:table-cell>
          <table:table-cell table:number-columns-repeated="33"/>
          <table:table-cell table:style-name="ce32" table:formula="of:=[.BC41]+1" office:value-type="float" office:value="40" calcext:value-type="float">
            <text:p>4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2]" office:value-type="float" office:value="40" calcext:value-type="float">
            <text:p>4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13" calcext:value-type="date">
            <text:p>2017-04-13</text:p>
          </table:table-cell>
          <table:table-cell table:style-name="ce36" table:formula="of:=&quot; - &quot;&amp;[.B42]&amp;&quot; - &quot;&amp;[.C42]" office:value-type="string" office:string-value=" - The wish - Publicidade" calcext:value-type="string">
            <text:p><text:s/>- The wish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13" calcext:value-type="date">
            <text:p>2017-04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13" calcext:value-type="date">
            <text:p>2017-04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00" calcext:value-type="float">
            <text:p>6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2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41]+1" office:value-type="float" office:value="42" calcext:value-type="float">
            <text:p>42</text:p>
          </table:table-cell>
          <table:table-cell table:style-name="ce33" table:formula="of:=&quot;insert into App_Pessoa_pessoa (id, nome, cd_sit, dt_cad) values (&quot;&amp;[.BZ42]&amp;&quot;, '&quot;&amp;[.B42]&amp;&quot;', 1, '2018-11-10');&quot;" office:value-type="string" office:string-value="insert into App_Pessoa_pessoa (id, nome, cd_sit, dt_cad) values (42, 'The wish', 1, '2018-11-10');" calcext:value-type="string">
            <text:p>insert into App_Pessoa_pessoa (id, nome, cd_sit, dt_cad) values (42, 'The wish', 1, '2018-11-10');</text:p>
          </table:table-cell>
          <table:table-cell table:style-name="ce32" table:number-columns-repeated="2"/>
          <table:table-cell table:style-name="ce32" table:formula="of:=[.CD41]+1" office:value-type="float" office:value="40" calcext:value-type="float">
            <text:p>40</text:p>
          </table:table-cell>
          <table:table-cell table:style-name="ce33" table:formula="of:=&quot;insert into App_Pessoa_pessoa_pessoa_tipo (id, fk_pessoa_id_id, fk_pessoa_tipo_id_id) values (&quot;&amp;[.CD42]&amp;&quot;, &quot;&amp;[.BZ42]&amp;&quot;, 1);&quot;" office:value-type="string" office:string-value="insert into App_Pessoa_pessoa_pessoa_tipo (id, fk_pessoa_id_id, fk_pessoa_tipo_id_id) values (40, 42, 1);" calcext:value-type="string">
            <text:p>insert into App_Pessoa_pessoa_pessoa_tipo (id, fk_pessoa_id_id, fk_pessoa_tipo_id_id) values (40, 42, 1);</text:p>
          </table:table-cell>
          <table:table-cell table:style-name="ce32" table:number-columns-repeated="2"/>
          <table:table-cell table:style-name="ce32" table:formula="of:=[.CH41]+1" office:value-type="float" office:value="40" calcext:value-type="float">
            <text:p>40</text:p>
          </table:table-cell>
          <table:table-cell table:style-name="ce33" table:formula="of:=&quot;insert into Evento_Pessoa (id, fk_evento_id_id, fk_pessoa_pessoa_tipo_id_id) values (&quot;&amp;[.CH42]&amp;&quot;, &quot;&amp;[.CH42]&amp;&quot;, &quot;&amp;[.CH42]&amp;&quot;);&quot;" office:value-type="string" office:string-value="insert into Evento_Pessoa (id, fk_evento_id_id, fk_pessoa_pessoa_tipo_id_id) values (40, 40, 40);" calcext:value-type="string">
            <text:p>insert into Evento_Pessoa (id, fk_evento_id_id, fk_pessoa_pessoa_tipo_id_id) values (40, 40, 4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style-name="ce3" office:value-type="string" calcext:value-type="string">
            <text:p>Alice</text:p>
          </table:table-cell>
          <table:table-cell table:style-name="ce4" office:value-type="string" calcext:value-type="string">
            <text:p>Parto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17-04-18" calcext:value-type="date">
            <text:p>2017-04-18</text:p>
          </table:table-cell>
          <table:table-cell table:style-name="ce12" office:value-type="float" office:value="1200" calcext:value-type="float">
            <text:p>1 20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number-columns-repeated="3" table:style-name="ce21" office:value-type="float" office:value="400" calcext:value-type="float">
            <text:p>400</text:p>
          </table:table-cell>
          <table:table-cell table:number-columns-repeated="32"/>
          <table:table-cell table:style-name="ce32" table:formula="of:=[.BC42]+1" office:value-type="float" office:value="41" calcext:value-type="float">
            <text:p>4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3]" office:value-type="float" office:value="41" calcext:value-type="float">
            <text:p>4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18" calcext:value-type="date">
            <text:p>2017-04-18</text:p>
          </table:table-cell>
          <table:table-cell table:style-name="ce36" table:formula="of:=&quot; - &quot;&amp;[.B43]&amp;&quot; - &quot;&amp;[.C43]" office:value-type="string" office:string-value=" - Alice - Parto" calcext:value-type="string">
            <text:p><text:s/>- Alice - Par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18" calcext:value-type="date">
            <text:p>2017-04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18" calcext:value-type="date">
            <text:p>2017-04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00" calcext:value-type="float">
            <text:p>12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3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3]&amp;&quot;);&quot;" office:value-type="string" office:string-value="14);" calcext:value-type="string">
            <text:p>14);</text:p>
          </table:table-cell>
          <table:table-cell table:style-name="ce32"/>
          <table:table-cell table:style-name="ce32" table:formula="of:=[.BZ42]+1" office:value-type="float" office:value="43" calcext:value-type="float">
            <text:p>43</text:p>
          </table:table-cell>
          <table:table-cell table:style-name="ce33" table:formula="of:=&quot;insert into App_Pessoa_pessoa (id, nome, cd_sit, dt_cad) values (&quot;&amp;[.BZ43]&amp;&quot;, '&quot;&amp;[.B43]&amp;&quot;', 1, '2018-11-10');&quot;" office:value-type="string" office:string-value="insert into App_Pessoa_pessoa (id, nome, cd_sit, dt_cad) values (43, 'Alice', 1, '2018-11-10');" calcext:value-type="string">
            <text:p>insert into App_Pessoa_pessoa (id, nome, cd_sit, dt_cad) values (43, 'Alice', 1, '2018-11-10');</text:p>
          </table:table-cell>
          <table:table-cell table:style-name="ce32" table:number-columns-repeated="2"/>
          <table:table-cell table:style-name="ce32" table:formula="of:=[.CD42]+1" office:value-type="float" office:value="41" calcext:value-type="float">
            <text:p>41</text:p>
          </table:table-cell>
          <table:table-cell table:style-name="ce33" table:formula="of:=&quot;insert into App_Pessoa_pessoa_pessoa_tipo (id, fk_pessoa_id_id, fk_pessoa_tipo_id_id) values (&quot;&amp;[.CD43]&amp;&quot;, &quot;&amp;[.BZ43]&amp;&quot;, 1);&quot;" office:value-type="string" office:string-value="insert into App_Pessoa_pessoa_pessoa_tipo (id, fk_pessoa_id_id, fk_pessoa_tipo_id_id) values (41, 43, 1);" calcext:value-type="string">
            <text:p>insert into App_Pessoa_pessoa_pessoa_tipo (id, fk_pessoa_id_id, fk_pessoa_tipo_id_id) values (41, 43, 1);</text:p>
          </table:table-cell>
          <table:table-cell table:style-name="ce32" table:number-columns-repeated="2"/>
          <table:table-cell table:style-name="ce32" table:formula="of:=[.CH42]+1" office:value-type="float" office:value="41" calcext:value-type="float">
            <text:p>41</text:p>
          </table:table-cell>
          <table:table-cell table:style-name="ce33" table:formula="of:=&quot;insert into Evento_Pessoa (id, fk_evento_id_id, fk_pessoa_pessoa_tipo_id_id) values (&quot;&amp;[.CH43]&amp;&quot;, &quot;&amp;[.CH43]&amp;&quot;, &quot;&amp;[.CH43]&amp;&quot;);&quot;" office:value-type="string" office:string-value="insert into Evento_Pessoa (id, fk_evento_id_id, fk_pessoa_pessoa_tipo_id_id) values (41, 41, 41);" calcext:value-type="string">
            <text:p>insert into Evento_Pessoa (id, fk_evento_id_id, fk_pessoa_pessoa_tipo_id_id) values (41, 41, 4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style-name="ce3" office:value-type="string" calcext:value-type="string">
            <text:p>Luiza (Rio Preto)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4-21" calcext:value-type="date">
            <text:p>2017-04-21</text:p>
          </table:table-cell>
          <table:table-cell table:style-name="ce12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style-name="ce21" office:value-type="float" office:value="250" calcext:value-type="float">
            <text:p>250</text:p>
          </table:table-cell>
          <table:table-cell table:number-columns-repeated="34"/>
          <table:table-cell table:style-name="ce32" table:formula="of:=[.BC43]+1" office:value-type="float" office:value="42" calcext:value-type="float">
            <text:p>4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4]" office:value-type="float" office:value="42" calcext:value-type="float">
            <text:p>4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1" calcext:value-type="date">
            <text:p>2017-04-21</text:p>
          </table:table-cell>
          <table:table-cell table:style-name="ce36" table:formula="of:=&quot; - &quot;&amp;[.B44]&amp;&quot; - &quot;&amp;[.C44]" office:value-type="string" office:string-value=" - Luiza (Rio Preto) - Niver infantil" calcext:value-type="string">
            <text:p><text:s/>- Luiza (Rio Preto)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1" calcext:value-type="date">
            <text:p>2017-04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1" calcext:value-type="date">
            <text:p>2017-04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4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43]+1" office:value-type="float" office:value="44" calcext:value-type="float">
            <text:p>44</text:p>
          </table:table-cell>
          <table:table-cell table:style-name="ce33" table:formula="of:=&quot;insert into App_Pessoa_pessoa (id, nome, cd_sit, dt_cad) values (&quot;&amp;[.BZ44]&amp;&quot;, '&quot;&amp;[.B44]&amp;&quot;', 1, '2018-11-10');&quot;" office:value-type="string" office:string-value="insert into App_Pessoa_pessoa (id, nome, cd_sit, dt_cad) values (44, 'Luiza (Rio Preto)', 1, '2018-11-10');" calcext:value-type="string">
            <text:p>insert into App_Pessoa_pessoa (id, nome, cd_sit, dt_cad) values (44, 'Luiza (Rio Preto)', 1, '2018-11-10');</text:p>
          </table:table-cell>
          <table:table-cell table:style-name="ce32" table:number-columns-repeated="2"/>
          <table:table-cell table:style-name="ce32" table:formula="of:=[.CD43]+1" office:value-type="float" office:value="42" calcext:value-type="float">
            <text:p>42</text:p>
          </table:table-cell>
          <table:table-cell table:style-name="ce33" table:formula="of:=&quot;insert into App_Pessoa_pessoa_pessoa_tipo (id, fk_pessoa_id_id, fk_pessoa_tipo_id_id) values (&quot;&amp;[.CD44]&amp;&quot;, &quot;&amp;[.BZ44]&amp;&quot;, 1);&quot;" office:value-type="string" office:string-value="insert into App_Pessoa_pessoa_pessoa_tipo (id, fk_pessoa_id_id, fk_pessoa_tipo_id_id) values (42, 44, 1);" calcext:value-type="string">
            <text:p>insert into App_Pessoa_pessoa_pessoa_tipo (id, fk_pessoa_id_id, fk_pessoa_tipo_id_id) values (42, 44, 1);</text:p>
          </table:table-cell>
          <table:table-cell table:style-name="ce32" table:number-columns-repeated="2"/>
          <table:table-cell table:style-name="ce32" table:formula="of:=[.CH43]+1" office:value-type="float" office:value="42" calcext:value-type="float">
            <text:p>42</text:p>
          </table:table-cell>
          <table:table-cell table:style-name="ce33" table:formula="of:=&quot;insert into Evento_Pessoa (id, fk_evento_id_id, fk_pessoa_pessoa_tipo_id_id) values (&quot;&amp;[.CH44]&amp;&quot;, &quot;&amp;[.CH44]&amp;&quot;, &quot;&amp;[.CH44]&amp;&quot;);&quot;" office:value-type="string" office:string-value="insert into Evento_Pessoa (id, fk_evento_id_id, fk_pessoa_pessoa_tipo_id_id) values (42, 42, 42);" calcext:value-type="string">
            <text:p>insert into Evento_Pessoa (id, fk_evento_id_id, fk_pessoa_pessoa_tipo_id_id) values (42, 42, 4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style-name="ce3" office:value-type="string" calcext:value-type="string">
            <text:p>Alice(Matao)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7-04-23" calcext:value-type="date">
            <text:p>2017-04-23</text:p>
          </table:table-cell>
          <table:table-cell table:style-name="ce12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2"/>
          <table:table-cell table:style-name="ce21" office:value-type="float" office:value="280" calcext:value-type="float">
            <text:p>280</text:p>
          </table:table-cell>
          <table:table-cell table:number-columns-repeated="33"/>
          <table:table-cell table:style-name="ce32" table:formula="of:=[.BC44]+1" office:value-type="float" office:value="43" calcext:value-type="float">
            <text:p>4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5]" office:value-type="float" office:value="43" calcext:value-type="float">
            <text:p>4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3" calcext:value-type="date">
            <text:p>2017-04-23</text:p>
          </table:table-cell>
          <table:table-cell table:style-name="ce36" table:formula="of:=&quot; - &quot;&amp;[.B45]&amp;&quot; - &quot;&amp;[.C45]" office:value-type="string" office:string-value=" - Alice(Matao) - Batizado" calcext:value-type="string">
            <text:p><text:s/>- Alice(Matao)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3" calcext:value-type="date">
            <text:p>2017-04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3" calcext:value-type="date">
            <text:p>2017-04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80" calcext:value-type="float">
            <text:p>28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5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44]+1" office:value-type="float" office:value="45" calcext:value-type="float">
            <text:p>45</text:p>
          </table:table-cell>
          <table:table-cell table:style-name="ce33" table:formula="of:=&quot;insert into App_Pessoa_pessoa (id, nome, cd_sit, dt_cad) values (&quot;&amp;[.BZ45]&amp;&quot;, '&quot;&amp;[.B45]&amp;&quot;', 1, '2018-11-10');&quot;" office:value-type="string" office:string-value="insert into App_Pessoa_pessoa (id, nome, cd_sit, dt_cad) values (45, 'Alice(Matao)', 1, '2018-11-10');" calcext:value-type="string">
            <text:p>insert into App_Pessoa_pessoa (id, nome, cd_sit, dt_cad) values (45, 'Alice(Matao)', 1, '2018-11-10');</text:p>
          </table:table-cell>
          <table:table-cell table:style-name="ce32" table:number-columns-repeated="2"/>
          <table:table-cell table:style-name="ce32" table:formula="of:=[.CD44]+1" office:value-type="float" office:value="43" calcext:value-type="float">
            <text:p>43</text:p>
          </table:table-cell>
          <table:table-cell table:style-name="ce33" table:formula="of:=&quot;insert into App_Pessoa_pessoa_pessoa_tipo (id, fk_pessoa_id_id, fk_pessoa_tipo_id_id) values (&quot;&amp;[.CD45]&amp;&quot;, &quot;&amp;[.BZ45]&amp;&quot;, 1);&quot;" office:value-type="string" office:string-value="insert into App_Pessoa_pessoa_pessoa_tipo (id, fk_pessoa_id_id, fk_pessoa_tipo_id_id) values (43, 45, 1);" calcext:value-type="string">
            <text:p>insert into App_Pessoa_pessoa_pessoa_tipo (id, fk_pessoa_id_id, fk_pessoa_tipo_id_id) values (43, 45, 1);</text:p>
          </table:table-cell>
          <table:table-cell table:style-name="ce32" table:number-columns-repeated="2"/>
          <table:table-cell table:style-name="ce32" table:formula="of:=[.CH44]+1" office:value-type="float" office:value="43" calcext:value-type="float">
            <text:p>43</text:p>
          </table:table-cell>
          <table:table-cell table:style-name="ce33" table:formula="of:=&quot;insert into Evento_Pessoa (id, fk_evento_id_id, fk_pessoa_pessoa_tipo_id_id) values (&quot;&amp;[.CH45]&amp;&quot;, &quot;&amp;[.CH45]&amp;&quot;, &quot;&amp;[.CH45]&amp;&quot;);&quot;" office:value-type="string" office:string-value="insert into Evento_Pessoa (id, fk_evento_id_id, fk_pessoa_pessoa_tipo_id_id) values (43, 43, 43);" calcext:value-type="string">
            <text:p>insert into Evento_Pessoa (id, fk_evento_id_id, fk_pessoa_pessoa_tipo_id_id) values (43, 43, 4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style-name="ce3" office:value-type="string" calcext:value-type="string">
            <text:p>Dom Vet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7-04-25" calcext:value-type="date">
            <text:p>2017-04-25</text:p>
          </table:table-cell>
          <table:table-cell table:style-name="ce1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style-name="ce21" office:value-type="float" office:value="150" calcext:value-type="float">
            <text:p>150</text:p>
          </table:table-cell>
          <table:table-cell table:number-columns-repeated="34"/>
          <table:table-cell table:style-name="ce32" table:formula="of:=[.BC45]+1" office:value-type="float" office:value="44" calcext:value-type="float">
            <text:p>4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6]" office:value-type="float" office:value="44" calcext:value-type="float">
            <text:p>4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5" calcext:value-type="date">
            <text:p>2017-04-25</text:p>
          </table:table-cell>
          <table:table-cell table:style-name="ce36" table:formula="of:=&quot; - &quot;&amp;[.B46]&amp;&quot; - &quot;&amp;[.C46]" office:value-type="string" office:string-value=" - Dom Vet - Publicidade" calcext:value-type="string">
            <text:p><text:s/>- Dom Vet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5" calcext:value-type="date">
            <text:p>2017-04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5" calcext:value-type="date">
            <text:p>2017-04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50" calcext:value-type="float">
            <text:p>1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6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45]+1" office:value-type="float" office:value="46" calcext:value-type="float">
            <text:p>46</text:p>
          </table:table-cell>
          <table:table-cell table:style-name="ce33" table:formula="of:=&quot;insert into App_Pessoa_pessoa (id, nome, cd_sit, dt_cad) values (&quot;&amp;[.BZ46]&amp;&quot;, '&quot;&amp;[.B46]&amp;&quot;', 1, '2018-11-10');&quot;" office:value-type="string" office:string-value="insert into App_Pessoa_pessoa (id, nome, cd_sit, dt_cad) values (46, 'Dom Vet', 1, '2018-11-10');" calcext:value-type="string">
            <text:p>insert into App_Pessoa_pessoa (id, nome, cd_sit, dt_cad) values (46, 'Dom Vet', 1, '2018-11-10');</text:p>
          </table:table-cell>
          <table:table-cell table:style-name="ce32" table:number-columns-repeated="2"/>
          <table:table-cell table:style-name="ce32" table:formula="of:=[.CD45]+1" office:value-type="float" office:value="44" calcext:value-type="float">
            <text:p>44</text:p>
          </table:table-cell>
          <table:table-cell table:style-name="ce33" table:formula="of:=&quot;insert into App_Pessoa_pessoa_pessoa_tipo (id, fk_pessoa_id_id, fk_pessoa_tipo_id_id) values (&quot;&amp;[.CD46]&amp;&quot;, &quot;&amp;[.BZ46]&amp;&quot;, 1);&quot;" office:value-type="string" office:string-value="insert into App_Pessoa_pessoa_pessoa_tipo (id, fk_pessoa_id_id, fk_pessoa_tipo_id_id) values (44, 46, 1);" calcext:value-type="string">
            <text:p>insert into App_Pessoa_pessoa_pessoa_tipo (id, fk_pessoa_id_id, fk_pessoa_tipo_id_id) values (44, 46, 1);</text:p>
          </table:table-cell>
          <table:table-cell table:style-name="ce32" table:number-columns-repeated="2"/>
          <table:table-cell table:style-name="ce32" table:formula="of:=[.CH45]+1" office:value-type="float" office:value="44" calcext:value-type="float">
            <text:p>44</text:p>
          </table:table-cell>
          <table:table-cell table:style-name="ce33" table:formula="of:=&quot;insert into Evento_Pessoa (id, fk_evento_id_id, fk_pessoa_pessoa_tipo_id_id) values (&quot;&amp;[.CH46]&amp;&quot;, &quot;&amp;[.CH46]&amp;&quot;, &quot;&amp;[.CH46]&amp;&quot;);&quot;" office:value-type="string" office:string-value="insert into Evento_Pessoa (id, fk_evento_id_id, fk_pessoa_pessoa_tipo_id_id) values (44, 44, 44);" calcext:value-type="string">
            <text:p>insert into Evento_Pessoa (id, fk_evento_id_id, fk_pessoa_pessoa_tipo_id_id) values (44, 44, 4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style-name="ce3" office:value-type="string" calcext:value-type="string">
            <text:p>Freela Danilo</text:p>
          </table:table-cell>
          <table:table-cell table:style-name="ce4" office:value-type="string" calcext:value-type="string">
            <text:p>Freela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date" office:date-value="2017-04-29" calcext:value-type="date">
            <text:p>2017-04-29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1"/>
          <table:table-cell table:style-name="ce21" office:value-type="float" office:value="300" calcext:value-type="float">
            <text:p>300</text:p>
          </table:table-cell>
          <table:table-cell table:number-columns-repeated="34"/>
          <table:table-cell table:style-name="ce32" table:formula="of:=[.BC46]+1" office:value-type="float" office:value="45" calcext:value-type="float">
            <text:p>4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7]" office:value-type="float" office:value="45" calcext:value-type="float">
            <text:p>4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9" calcext:value-type="date">
            <text:p>2017-04-29</text:p>
          </table:table-cell>
          <table:table-cell table:style-name="ce36" table:formula="of:=&quot; - &quot;&amp;[.B47]&amp;&quot; - &quot;&amp;[.C47]" office:value-type="string" office:string-value=" - Freela Danilo - Freela" calcext:value-type="string">
            <text:p><text:s/>- Freela Danilo - Freela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9" calcext:value-type="date">
            <text:p>2017-04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29" calcext:value-type="date">
            <text:p>2017-04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7]&amp;&quot;);&quot;" office:value-type="string" office:string-value="17);" calcext:value-type="string">
            <text:p>17);</text:p>
          </table:table-cell>
          <table:table-cell table:style-name="ce32"/>
          <table:table-cell table:style-name="ce32" table:formula="of:=[.BZ46]+1" office:value-type="float" office:value="47" calcext:value-type="float">
            <text:p>47</text:p>
          </table:table-cell>
          <table:table-cell table:style-name="ce33" table:formula="of:=&quot;insert into App_Pessoa_pessoa (id, nome, cd_sit, dt_cad) values (&quot;&amp;[.BZ47]&amp;&quot;, '&quot;&amp;[.B47]&amp;&quot;', 1, '2018-11-10');&quot;" office:value-type="string" office:string-value="insert into App_Pessoa_pessoa (id, nome, cd_sit, dt_cad) values (47, 'Freela Danilo', 1, '2018-11-10');" calcext:value-type="string">
            <text:p>insert into App_Pessoa_pessoa (id, nome, cd_sit, dt_cad) values (47, 'Freela Danilo', 1, '2018-11-10');</text:p>
          </table:table-cell>
          <table:table-cell table:style-name="ce32" table:number-columns-repeated="2"/>
          <table:table-cell table:style-name="ce32" table:formula="of:=[.CD46]+1" office:value-type="float" office:value="45" calcext:value-type="float">
            <text:p>45</text:p>
          </table:table-cell>
          <table:table-cell table:style-name="ce33" table:formula="of:=&quot;insert into App_Pessoa_pessoa_pessoa_tipo (id, fk_pessoa_id_id, fk_pessoa_tipo_id_id) values (&quot;&amp;[.CD47]&amp;&quot;, &quot;&amp;[.BZ47]&amp;&quot;, 1);&quot;" office:value-type="string" office:string-value="insert into App_Pessoa_pessoa_pessoa_tipo (id, fk_pessoa_id_id, fk_pessoa_tipo_id_id) values (45, 47, 1);" calcext:value-type="string">
            <text:p>insert into App_Pessoa_pessoa_pessoa_tipo (id, fk_pessoa_id_id, fk_pessoa_tipo_id_id) values (45, 47, 1);</text:p>
          </table:table-cell>
          <table:table-cell table:style-name="ce32" table:number-columns-repeated="2"/>
          <table:table-cell table:style-name="ce32" table:formula="of:=[.CH46]+1" office:value-type="float" office:value="45" calcext:value-type="float">
            <text:p>45</text:p>
          </table:table-cell>
          <table:table-cell table:style-name="ce33" table:formula="of:=&quot;insert into Evento_Pessoa (id, fk_evento_id_id, fk_pessoa_pessoa_tipo_id_id) values (&quot;&amp;[.CH47]&amp;&quot;, &quot;&amp;[.CH47]&amp;&quot;, &quot;&amp;[.CH47]&amp;&quot;);&quot;" office:value-type="string" office:string-value="insert into Evento_Pessoa (id, fk_evento_id_id, fk_pessoa_pessoa_tipo_id_id) values (45, 45, 45);" calcext:value-type="string">
            <text:p>insert into Evento_Pessoa (id, fk_evento_id_id, fk_pessoa_pessoa_tipo_id_id) values (45, 45, 4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style-name="ce3" office:value-type="string" calcext:value-type="string">
            <text:p>Larissa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17-04-30" calcext:value-type="date">
            <text:p>2017-04-30</text:p>
          </table:table-cell>
          <table:table-cell table:style-name="ce12" office:value-type="float" office:value="2615" calcext:value-type="float">
            <text:p>2 61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0"/>
          <table:table-cell table:style-name="ce21" office:value-type="float" office:value="1000" calcext:value-type="float">
            <text:p>1 000</text:p>
          </table:table-cell>
          <table:table-cell table:style-name="ce4" table:number-columns-repeated="4"/>
          <table:table-cell table:style-name="ce21" office:value-type="float" office:value="1615" calcext:value-type="float">
            <text:p>1 615</text:p>
          </table:table-cell>
          <table:table-cell table:style-name="ce4" table:number-columns-repeated="28"/>
          <table:table-cell table:number-columns-repeated="2"/>
          <table:table-cell table:style-name="ce32" table:formula="of:=[.BC47]+1" office:value-type="float" office:value="46" calcext:value-type="float">
            <text:p>4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8]" office:value-type="float" office:value="46" calcext:value-type="float">
            <text:p>4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30" calcext:value-type="date">
            <text:p>2017-04-30</text:p>
          </table:table-cell>
          <table:table-cell table:style-name="ce36" table:formula="of:=&quot; - &quot;&amp;[.B48]&amp;&quot; - &quot;&amp;[.C48]" office:value-type="string" office:string-value=" - Larissa - 15 anos" calcext:value-type="string">
            <text:p><text:s/>- Larissa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30" calcext:value-type="date">
            <text:p>2017-04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4-30" calcext:value-type="date">
            <text:p>2017-04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615" calcext:value-type="float">
            <text:p>2615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8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8]&amp;&quot;);&quot;" office:value-type="string" office:string-value="3);" calcext:value-type="string">
            <text:p>3);</text:p>
          </table:table-cell>
          <table:table-cell table:style-name="ce32"/>
          <table:table-cell table:style-name="ce32" table:formula="of:=[.BZ47]+1" office:value-type="float" office:value="48" calcext:value-type="float">
            <text:p>48</text:p>
          </table:table-cell>
          <table:table-cell table:style-name="ce33" table:formula="of:=&quot;insert into App_Pessoa_pessoa (id, nome, cd_sit, dt_cad) values (&quot;&amp;[.BZ48]&amp;&quot;, '&quot;&amp;[.B48]&amp;&quot;', 1, '2018-11-10');&quot;" office:value-type="string" office:string-value="insert into App_Pessoa_pessoa (id, nome, cd_sit, dt_cad) values (48, 'Larissa', 1, '2018-11-10');" calcext:value-type="string">
            <text:p>insert into App_Pessoa_pessoa (id, nome, cd_sit, dt_cad) values (48, 'Larissa', 1, '2018-11-10');</text:p>
          </table:table-cell>
          <table:table-cell table:style-name="ce32" table:number-columns-repeated="2"/>
          <table:table-cell table:style-name="ce32" table:formula="of:=[.CD47]+1" office:value-type="float" office:value="46" calcext:value-type="float">
            <text:p>46</text:p>
          </table:table-cell>
          <table:table-cell table:style-name="ce33" table:formula="of:=&quot;insert into App_Pessoa_pessoa_pessoa_tipo (id, fk_pessoa_id_id, fk_pessoa_tipo_id_id) values (&quot;&amp;[.CD48]&amp;&quot;, &quot;&amp;[.BZ48]&amp;&quot;, 1);&quot;" office:value-type="string" office:string-value="insert into App_Pessoa_pessoa_pessoa_tipo (id, fk_pessoa_id_id, fk_pessoa_tipo_id_id) values (46, 48, 1);" calcext:value-type="string">
            <text:p>insert into App_Pessoa_pessoa_pessoa_tipo (id, fk_pessoa_id_id, fk_pessoa_tipo_id_id) values (46, 48, 1);</text:p>
          </table:table-cell>
          <table:table-cell table:style-name="ce32" table:number-columns-repeated="2"/>
          <table:table-cell table:style-name="ce32" table:formula="of:=[.CH47]+1" office:value-type="float" office:value="46" calcext:value-type="float">
            <text:p>46</text:p>
          </table:table-cell>
          <table:table-cell table:style-name="ce33" table:formula="of:=&quot;insert into Evento_Pessoa (id, fk_evento_id_id, fk_pessoa_pessoa_tipo_id_id) values (&quot;&amp;[.CH48]&amp;&quot;, &quot;&amp;[.CH48]&amp;&quot;, &quot;&amp;[.CH48]&amp;&quot;);&quot;" office:value-type="string" office:string-value="insert into Evento_Pessoa (id, fk_evento_id_id, fk_pessoa_pessoa_tipo_id_id) values (46, 46, 46);" calcext:value-type="string">
            <text:p>insert into Evento_Pessoa (id, fk_evento_id_id, fk_pessoa_pessoa_tipo_id_id) values (46, 46, 4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style-name="ce3" office:value-type="string" calcext:value-type="string">
            <text:p>Area de Lazer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7-05-11" calcext:value-type="date">
            <text:p>2017-05-11</text:p>
          </table:table-cell>
          <table:table-cell table:style-name="ce1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2"/>
          <table:table-cell table:style-name="ce21" office:value-type="float" office:value="150" calcext:value-type="float">
            <text:p>150</text:p>
          </table:table-cell>
          <table:table-cell table:number-columns-repeated="33"/>
          <table:table-cell table:style-name="ce32" table:formula="of:=[.BC48]+1" office:value-type="float" office:value="47" calcext:value-type="float">
            <text:p>4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49]" office:value-type="float" office:value="47" calcext:value-type="float">
            <text:p>4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11" calcext:value-type="date">
            <text:p>2017-05-11</text:p>
          </table:table-cell>
          <table:table-cell table:style-name="ce36" table:formula="of:=&quot; - &quot;&amp;[.B49]&amp;&quot; - &quot;&amp;[.C49]" office:value-type="string" office:string-value=" - Area de Lazer - Publicidade" calcext:value-type="string">
            <text:p><text:s/>- Area de Lazer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11" calcext:value-type="date">
            <text:p>2017-05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11" calcext:value-type="date">
            <text:p>2017-05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50" calcext:value-type="float">
            <text:p>1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4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49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48]+1" office:value-type="float" office:value="49" calcext:value-type="float">
            <text:p>49</text:p>
          </table:table-cell>
          <table:table-cell table:style-name="ce33" table:formula="of:=&quot;insert into App_Pessoa_pessoa (id, nome, cd_sit, dt_cad) values (&quot;&amp;[.BZ49]&amp;&quot;, '&quot;&amp;[.B49]&amp;&quot;', 1, '2018-11-10');&quot;" office:value-type="string" office:string-value="insert into App_Pessoa_pessoa (id, nome, cd_sit, dt_cad) values (49, 'Area de Lazer', 1, '2018-11-10');" calcext:value-type="string">
            <text:p>insert into App_Pessoa_pessoa (id, nome, cd_sit, dt_cad) values (49, 'Area de Lazer', 1, '2018-11-10');</text:p>
          </table:table-cell>
          <table:table-cell table:style-name="ce32" table:number-columns-repeated="2"/>
          <table:table-cell table:style-name="ce32" table:formula="of:=[.CD48]+1" office:value-type="float" office:value="47" calcext:value-type="float">
            <text:p>47</text:p>
          </table:table-cell>
          <table:table-cell table:style-name="ce33" table:formula="of:=&quot;insert into App_Pessoa_pessoa_pessoa_tipo (id, fk_pessoa_id_id, fk_pessoa_tipo_id_id) values (&quot;&amp;[.CD49]&amp;&quot;, &quot;&amp;[.BZ49]&amp;&quot;, 1);&quot;" office:value-type="string" office:string-value="insert into App_Pessoa_pessoa_pessoa_tipo (id, fk_pessoa_id_id, fk_pessoa_tipo_id_id) values (47, 49, 1);" calcext:value-type="string">
            <text:p>insert into App_Pessoa_pessoa_pessoa_tipo (id, fk_pessoa_id_id, fk_pessoa_tipo_id_id) values (47, 49, 1);</text:p>
          </table:table-cell>
          <table:table-cell table:style-name="ce32" table:number-columns-repeated="2"/>
          <table:table-cell table:style-name="ce32" table:formula="of:=[.CH48]+1" office:value-type="float" office:value="47" calcext:value-type="float">
            <text:p>47</text:p>
          </table:table-cell>
          <table:table-cell table:style-name="ce33" table:formula="of:=&quot;insert into Evento_Pessoa (id, fk_evento_id_id, fk_pessoa_pessoa_tipo_id_id) values (&quot;&amp;[.CH49]&amp;&quot;, &quot;&amp;[.CH49]&amp;&quot;, &quot;&amp;[.CH49]&amp;&quot;);&quot;" office:value-type="string" office:string-value="insert into Evento_Pessoa (id, fk_evento_id_id, fk_pessoa_pessoa_tipo_id_id) values (47, 47, 47);" calcext:value-type="string">
            <text:p>insert into Evento_Pessoa (id, fk_evento_id_id, fk_pessoa_pessoa_tipo_id_id) values (47, 47, 4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style-name="ce3" office:value-type="string" calcext:value-type="string">
            <text:p>Natháli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5-20" calcext:value-type="date">
            <text:p>2017-05-20</text:p>
          </table:table-cell>
          <table:table-cell table:style-name="ce3" office:value-type="float" office:value="200" calcext:value-type="float">
            <text:p>2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2"/>
          <table:table-cell table:style-name="ce21" office:value-type="float" office:value="100" calcext:value-type="float">
            <text:p>100</text:p>
          </table:table-cell>
          <table:table-cell table:style-name="ce4"/>
          <table:table-cell table:style-name="ce21" office:value-type="float" office:value="100" calcext:value-type="float">
            <text:p>100</text:p>
          </table:table-cell>
          <table:table-cell table:style-name="ce4" table:number-columns-repeated="29"/>
          <table:table-cell table:number-columns-repeated="2"/>
          <table:table-cell table:style-name="ce32" table:formula="of:=[.BC49]+1" office:value-type="float" office:value="48" calcext:value-type="float">
            <text:p>4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0]" office:value-type="float" office:value="48" calcext:value-type="float">
            <text:p>4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20" calcext:value-type="date">
            <text:p>2017-05-20</text:p>
          </table:table-cell>
          <table:table-cell table:style-name="ce36" table:formula="of:=&quot; - &quot;&amp;[.B50]&amp;&quot; - &quot;&amp;[.C50]" office:value-type="string" office:string-value=" - Nathália - Gestante" calcext:value-type="string">
            <text:p><text:s/>- Natháli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20" calcext:value-type="date">
            <text:p>2017-05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20" calcext:value-type="date">
            <text:p>2017-05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00" calcext:value-type="float">
            <text:p>2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0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0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49]+1" office:value-type="float" office:value="50" calcext:value-type="float">
            <text:p>50</text:p>
          </table:table-cell>
          <table:table-cell table:style-name="ce33" table:formula="of:=&quot;insert into App_Pessoa_pessoa (id, nome, cd_sit, dt_cad) values (&quot;&amp;[.BZ50]&amp;&quot;, '&quot;&amp;[.B50]&amp;&quot;', 1, '2018-11-10');&quot;" office:value-type="string" office:string-value="insert into App_Pessoa_pessoa (id, nome, cd_sit, dt_cad) values (50, 'Nathália', 1, '2018-11-10');" calcext:value-type="string">
            <text:p>insert into App_Pessoa_pessoa (id, nome, cd_sit, dt_cad) values (50, 'Nathália', 1, '2018-11-10');</text:p>
          </table:table-cell>
          <table:table-cell table:style-name="ce32" table:number-columns-repeated="2"/>
          <table:table-cell table:style-name="ce32" table:formula="of:=[.CD49]+1" office:value-type="float" office:value="48" calcext:value-type="float">
            <text:p>48</text:p>
          </table:table-cell>
          <table:table-cell table:style-name="ce33" table:formula="of:=&quot;insert into App_Pessoa_pessoa_pessoa_tipo (id, fk_pessoa_id_id, fk_pessoa_tipo_id_id) values (&quot;&amp;[.CD50]&amp;&quot;, &quot;&amp;[.BZ50]&amp;&quot;, 1);&quot;" office:value-type="string" office:string-value="insert into App_Pessoa_pessoa_pessoa_tipo (id, fk_pessoa_id_id, fk_pessoa_tipo_id_id) values (48, 50, 1);" calcext:value-type="string">
            <text:p>insert into App_Pessoa_pessoa_pessoa_tipo (id, fk_pessoa_id_id, fk_pessoa_tipo_id_id) values (48, 50, 1);</text:p>
          </table:table-cell>
          <table:table-cell table:style-name="ce32" table:number-columns-repeated="2"/>
          <table:table-cell table:style-name="ce32" table:formula="of:=[.CH49]+1" office:value-type="float" office:value="48" calcext:value-type="float">
            <text:p>48</text:p>
          </table:table-cell>
          <table:table-cell table:style-name="ce33" table:formula="of:=&quot;insert into Evento_Pessoa (id, fk_evento_id_id, fk_pessoa_pessoa_tipo_id_id) values (&quot;&amp;[.CH50]&amp;&quot;, &quot;&amp;[.CH50]&amp;&quot;, &quot;&amp;[.CH50]&amp;&quot;);&quot;" office:value-type="string" office:string-value="insert into Evento_Pessoa (id, fk_evento_id_id, fk_pessoa_pessoa_tipo_id_id) values (48, 48, 48);" calcext:value-type="string">
            <text:p>insert into Evento_Pessoa (id, fk_evento_id_id, fk_pessoa_pessoa_tipo_id_id) values (48, 48, 4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style-name="ce3" office:value-type="string" calcext:value-type="string">
            <text:p>Leve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7-05-24" calcext:value-type="date">
            <text:p>2017-05-24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29"/>
          <table:table-cell table:style-name="ce22" office:value-type="float" office:value="250" calcext:value-type="float">
            <text:p>250</text:p>
          </table:table-cell>
          <table:table-cell table:number-columns-repeated="16"/>
          <table:table-cell table:style-name="ce32" table:formula="of:=[.BC50]+1" office:value-type="float" office:value="49" calcext:value-type="float">
            <text:p>4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1]" office:value-type="float" office:value="49" calcext:value-type="float">
            <text:p>4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24" calcext:value-type="date">
            <text:p>2017-05-24</text:p>
          </table:table-cell>
          <table:table-cell table:style-name="ce36" table:formula="of:=&quot; - &quot;&amp;[.B51]&amp;&quot; - &quot;&amp;[.C51]" office:value-type="string" office:string-value=" - Leve - Publicidade" calcext:value-type="string">
            <text:p><text:s/>- Leve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24" calcext:value-type="date">
            <text:p>2017-05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5-24" calcext:value-type="date">
            <text:p>2017-05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1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50]+1" office:value-type="float" office:value="51" calcext:value-type="float">
            <text:p>51</text:p>
          </table:table-cell>
          <table:table-cell table:style-name="ce33" table:formula="of:=&quot;insert into App_Pessoa_pessoa (id, nome, cd_sit, dt_cad) values (&quot;&amp;[.BZ51]&amp;&quot;, '&quot;&amp;[.B51]&amp;&quot;', 1, '2018-11-10');&quot;" office:value-type="string" office:string-value="insert into App_Pessoa_pessoa (id, nome, cd_sit, dt_cad) values (51, 'Leve', 1, '2018-11-10');" calcext:value-type="string">
            <text:p>insert into App_Pessoa_pessoa (id, nome, cd_sit, dt_cad) values (51, 'Leve', 1, '2018-11-10');</text:p>
          </table:table-cell>
          <table:table-cell table:style-name="ce32" table:number-columns-repeated="2"/>
          <table:table-cell table:style-name="ce32" table:formula="of:=[.CD50]+1" office:value-type="float" office:value="49" calcext:value-type="float">
            <text:p>49</text:p>
          </table:table-cell>
          <table:table-cell table:style-name="ce33" table:formula="of:=&quot;insert into App_Pessoa_pessoa_pessoa_tipo (id, fk_pessoa_id_id, fk_pessoa_tipo_id_id) values (&quot;&amp;[.CD51]&amp;&quot;, &quot;&amp;[.BZ51]&amp;&quot;, 1);&quot;" office:value-type="string" office:string-value="insert into App_Pessoa_pessoa_pessoa_tipo (id, fk_pessoa_id_id, fk_pessoa_tipo_id_id) values (49, 51, 1);" calcext:value-type="string">
            <text:p>insert into App_Pessoa_pessoa_pessoa_tipo (id, fk_pessoa_id_id, fk_pessoa_tipo_id_id) values (49, 51, 1);</text:p>
          </table:table-cell>
          <table:table-cell table:style-name="ce32" table:number-columns-repeated="2"/>
          <table:table-cell table:style-name="ce32" table:formula="of:=[.CH50]+1" office:value-type="float" office:value="49" calcext:value-type="float">
            <text:p>49</text:p>
          </table:table-cell>
          <table:table-cell table:style-name="ce33" table:formula="of:=&quot;insert into Evento_Pessoa (id, fk_evento_id_id, fk_pessoa_pessoa_tipo_id_id) values (&quot;&amp;[.CH51]&amp;&quot;, &quot;&amp;[.CH51]&amp;&quot;, &quot;&amp;[.CH51]&amp;&quot;);&quot;" office:value-type="string" office:string-value="insert into Evento_Pessoa (id, fk_evento_id_id, fk_pessoa_pessoa_tipo_id_id) values (49, 49, 49);" calcext:value-type="string">
            <text:p>insert into Evento_Pessoa (id, fk_evento_id_id, fk_pessoa_pessoa_tipo_id_id) values (49, 49, 4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style-name="ce3" office:value-type="string" calcext:value-type="string">
            <text:p>Helena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7-06-04" calcext:value-type="date">
            <text:p>2017-06-04</text:p>
          </table:table-cell>
          <table:table-cell table:style-name="ce3" office:value-type="float" office:value="1080" calcext:value-type="float">
            <text:p>1080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3"/>
          <table:table-cell table:number-columns-repeated="2" table:style-name="ce21" office:value-type="float" office:value="90" calcext:value-type="float">
            <text:p>90</text:p>
          </table:table-cell>
          <table:table-cell table:style-name="ce24" office:value-type="float" office:value="90" calcext:value-type="float">
            <text:p>90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number-columns-repeated="2" table:style-name="ce21" office:value-type="float" office:value="90" calcext:value-type="float">
            <text:p>90</text:p>
          </table:table-cell>
          <table:table-cell table:style-name="ce26"/>
          <table:table-cell table:style-name="ce27" table:number-columns-repeated="3"/>
          <table:table-cell table:style-name="ce21" office:value-type="float" office:value="90" calcext:value-type="float">
            <text:p>90</text:p>
          </table:table-cell>
          <table:table-cell table:style-name="ce4" table:number-columns-repeated="19"/>
          <table:table-cell table:number-columns-repeated="2"/>
          <table:table-cell table:style-name="ce32" table:formula="of:=[.BC51]+1" office:value-type="float" office:value="50" calcext:value-type="float">
            <text:p>5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2]" office:value-type="float" office:value="50" calcext:value-type="float">
            <text:p>5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6-04" calcext:value-type="date">
            <text:p>2017-06-04</text:p>
          </table:table-cell>
          <table:table-cell table:style-name="ce36" table:formula="of:=&quot; - &quot;&amp;[.B52]&amp;&quot; - &quot;&amp;[.C52]" office:value-type="string" office:string-value=" - Helena - Acompanhamento" calcext:value-type="string">
            <text:p><text:s/>- Helena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6-04" calcext:value-type="date">
            <text:p>2017-06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6-04" calcext:value-type="date">
            <text:p>2017-06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080" calcext:value-type="float">
            <text:p>108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2]" office:value-type="float" office:value="12" calcext:value-type="float">
            <text:p>1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2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51]+1" office:value-type="float" office:value="52" calcext:value-type="float">
            <text:p>52</text:p>
          </table:table-cell>
          <table:table-cell table:style-name="ce33" table:formula="of:=&quot;insert into App_Pessoa_pessoa (id, nome, cd_sit, dt_cad) values (&quot;&amp;[.BZ52]&amp;&quot;, '&quot;&amp;[.B52]&amp;&quot;', 1, '2018-11-10');&quot;" office:value-type="string" office:string-value="insert into App_Pessoa_pessoa (id, nome, cd_sit, dt_cad) values (52, 'Helena', 1, '2018-11-10');" calcext:value-type="string">
            <text:p>insert into App_Pessoa_pessoa (id, nome, cd_sit, dt_cad) values (52, 'Helena', 1, '2018-11-10');</text:p>
          </table:table-cell>
          <table:table-cell table:style-name="ce32" table:number-columns-repeated="2"/>
          <table:table-cell table:style-name="ce32" table:formula="of:=[.CD51]+1" office:value-type="float" office:value="50" calcext:value-type="float">
            <text:p>50</text:p>
          </table:table-cell>
          <table:table-cell table:style-name="ce33" table:formula="of:=&quot;insert into App_Pessoa_pessoa_pessoa_tipo (id, fk_pessoa_id_id, fk_pessoa_tipo_id_id) values (&quot;&amp;[.CD52]&amp;&quot;, &quot;&amp;[.BZ52]&amp;&quot;, 1);&quot;" office:value-type="string" office:string-value="insert into App_Pessoa_pessoa_pessoa_tipo (id, fk_pessoa_id_id, fk_pessoa_tipo_id_id) values (50, 52, 1);" calcext:value-type="string">
            <text:p>insert into App_Pessoa_pessoa_pessoa_tipo (id, fk_pessoa_id_id, fk_pessoa_tipo_id_id) values (50, 52, 1);</text:p>
          </table:table-cell>
          <table:table-cell table:style-name="ce32" table:number-columns-repeated="2"/>
          <table:table-cell table:style-name="ce32" table:formula="of:=[.CH51]+1" office:value-type="float" office:value="50" calcext:value-type="float">
            <text:p>50</text:p>
          </table:table-cell>
          <table:table-cell table:style-name="ce33" table:formula="of:=&quot;insert into Evento_Pessoa (id, fk_evento_id_id, fk_pessoa_pessoa_tipo_id_id) values (&quot;&amp;[.CH52]&amp;&quot;, &quot;&amp;[.CH52]&amp;&quot;, &quot;&amp;[.CH52]&amp;&quot;);&quot;" office:value-type="string" office:string-value="insert into Evento_Pessoa (id, fk_evento_id_id, fk_pessoa_pessoa_tipo_id_id) values (50, 50, 50);" calcext:value-type="string">
            <text:p>insert into Evento_Pessoa (id, fk_evento_id_id, fk_pessoa_pessoa_tipo_id_id) values (50, 50, 5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style-name="ce3" office:value-type="string" calcext:value-type="string">
            <text:p>Samia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7-06-24" calcext:value-type="date">
            <text:p>2017-06-24</text:p>
          </table:table-cell>
          <table:table-cell table:style-name="ce3" office:value-type="float" office:value="2600" calcext:value-type="float">
            <text:p>26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2"/>
          <table:table-cell table:style-name="ce21" office:value-type="float" office:value="2600" calcext:value-type="float">
            <text:p>2 600</text:p>
          </table:table-cell>
          <table:table-cell table:style-name="ce4" table:number-columns-repeated="31"/>
          <table:table-cell table:number-columns-repeated="2"/>
          <table:table-cell table:style-name="ce32" table:formula="of:=[.BC52]+1" office:value-type="float" office:value="51" calcext:value-type="float">
            <text:p>5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3]" office:value-type="float" office:value="51" calcext:value-type="float">
            <text:p>5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6-24" calcext:value-type="date">
            <text:p>2017-06-24</text:p>
          </table:table-cell>
          <table:table-cell table:style-name="ce36" table:formula="of:=&quot; - &quot;&amp;[.B53]&amp;&quot; - &quot;&amp;[.C53]" office:value-type="string" office:string-value=" - Samia - Casamento" calcext:value-type="string">
            <text:p><text:s/>- Samia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6-24" calcext:value-type="date">
            <text:p>2017-06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6-24" calcext:value-type="date">
            <text:p>2017-06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600" calcext:value-type="float">
            <text:p>26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3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52]+1" office:value-type="float" office:value="53" calcext:value-type="float">
            <text:p>53</text:p>
          </table:table-cell>
          <table:table-cell table:style-name="ce33" table:formula="of:=&quot;insert into App_Pessoa_pessoa (id, nome, cd_sit, dt_cad) values (&quot;&amp;[.BZ53]&amp;&quot;, '&quot;&amp;[.B53]&amp;&quot;', 1, '2018-11-10');&quot;" office:value-type="string" office:string-value="insert into App_Pessoa_pessoa (id, nome, cd_sit, dt_cad) values (53, 'Samia', 1, '2018-11-10');" calcext:value-type="string">
            <text:p>insert into App_Pessoa_pessoa (id, nome, cd_sit, dt_cad) values (53, 'Samia', 1, '2018-11-10');</text:p>
          </table:table-cell>
          <table:table-cell table:style-name="ce32" table:number-columns-repeated="2"/>
          <table:table-cell table:style-name="ce32" table:formula="of:=[.CD52]+1" office:value-type="float" office:value="51" calcext:value-type="float">
            <text:p>51</text:p>
          </table:table-cell>
          <table:table-cell table:style-name="ce33" table:formula="of:=&quot;insert into App_Pessoa_pessoa_pessoa_tipo (id, fk_pessoa_id_id, fk_pessoa_tipo_id_id) values (&quot;&amp;[.CD53]&amp;&quot;, &quot;&amp;[.BZ53]&amp;&quot;, 1);&quot;" office:value-type="string" office:string-value="insert into App_Pessoa_pessoa_pessoa_tipo (id, fk_pessoa_id_id, fk_pessoa_tipo_id_id) values (51, 53, 1);" calcext:value-type="string">
            <text:p>insert into App_Pessoa_pessoa_pessoa_tipo (id, fk_pessoa_id_id, fk_pessoa_tipo_id_id) values (51, 53, 1);</text:p>
          </table:table-cell>
          <table:table-cell table:style-name="ce32" table:number-columns-repeated="2"/>
          <table:table-cell table:style-name="ce32" table:formula="of:=[.CH52]+1" office:value-type="float" office:value="51" calcext:value-type="float">
            <text:p>51</text:p>
          </table:table-cell>
          <table:table-cell table:style-name="ce33" table:formula="of:=&quot;insert into Evento_Pessoa (id, fk_evento_id_id, fk_pessoa_pessoa_tipo_id_id) values (&quot;&amp;[.CH53]&amp;&quot;, &quot;&amp;[.CH53]&amp;&quot;, &quot;&amp;[.CH53]&amp;&quot;);&quot;" office:value-type="string" office:string-value="insert into Evento_Pessoa (id, fk_evento_id_id, fk_pessoa_pessoa_tipo_id_id) values (51, 51, 51);" calcext:value-type="string">
            <text:p>insert into Evento_Pessoa (id, fk_evento_id_id, fk_pessoa_pessoa_tipo_id_id) values (51, 51, 5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style-name="ce3" office:value-type="string" calcext:value-type="string">
            <text:p>Aline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2"/>
          <table:table-cell table:style-name="ce21" office:value-type="float" office:value="300" calcext:value-type="float">
            <text:p>300</text:p>
          </table:table-cell>
          <table:table-cell table:style-name="ce4" table:number-columns-repeated="8"/>
          <table:table-cell table:style-name="ce3"/>
          <table:table-cell table:style-name="ce4" table:number-columns-repeated="22"/>
          <table:table-cell table:number-columns-repeated="2"/>
          <table:table-cell table:style-name="ce32" table:formula="of:=[.BC53]+1" office:value-type="float" office:value="52" calcext:value-type="float">
            <text:p>5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4]" office:value-type="float" office:value="52" calcext:value-type="float">
            <text:p>5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6" table:formula="of:=&quot; - &quot;&amp;[.B54]&amp;&quot; - &quot;&amp;[.C54]" office:value-type="string" office:string-value=" - Aline - Gestante" calcext:value-type="string">
            <text:p><text:s/>- Aline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4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53]+1" office:value-type="float" office:value="54" calcext:value-type="float">
            <text:p>54</text:p>
          </table:table-cell>
          <table:table-cell table:style-name="ce33" table:formula="of:=&quot;insert into App_Pessoa_pessoa (id, nome, cd_sit, dt_cad) values (&quot;&amp;[.BZ54]&amp;&quot;, '&quot;&amp;[.B54]&amp;&quot;', 1, '2018-11-10');&quot;" office:value-type="string" office:string-value="insert into App_Pessoa_pessoa (id, nome, cd_sit, dt_cad) values (54, 'Aline', 1, '2018-11-10');" calcext:value-type="string">
            <text:p>insert into App_Pessoa_pessoa (id, nome, cd_sit, dt_cad) values (54, 'Aline', 1, '2018-11-10');</text:p>
          </table:table-cell>
          <table:table-cell table:style-name="ce32" table:number-columns-repeated="2"/>
          <table:table-cell table:style-name="ce32" table:formula="of:=[.CD53]+1" office:value-type="float" office:value="52" calcext:value-type="float">
            <text:p>52</text:p>
          </table:table-cell>
          <table:table-cell table:style-name="ce33" table:formula="of:=&quot;insert into App_Pessoa_pessoa_pessoa_tipo (id, fk_pessoa_id_id, fk_pessoa_tipo_id_id) values (&quot;&amp;[.CD54]&amp;&quot;, &quot;&amp;[.BZ54]&amp;&quot;, 1);&quot;" office:value-type="string" office:string-value="insert into App_Pessoa_pessoa_pessoa_tipo (id, fk_pessoa_id_id, fk_pessoa_tipo_id_id) values (52, 54, 1);" calcext:value-type="string">
            <text:p>insert into App_Pessoa_pessoa_pessoa_tipo (id, fk_pessoa_id_id, fk_pessoa_tipo_id_id) values (52, 54, 1);</text:p>
          </table:table-cell>
          <table:table-cell table:style-name="ce32" table:number-columns-repeated="2"/>
          <table:table-cell table:style-name="ce32" table:formula="of:=[.CH53]+1" office:value-type="float" office:value="52" calcext:value-type="float">
            <text:p>52</text:p>
          </table:table-cell>
          <table:table-cell table:style-name="ce33" table:formula="of:=&quot;insert into Evento_Pessoa (id, fk_evento_id_id, fk_pessoa_pessoa_tipo_id_id) values (&quot;&amp;[.CH54]&amp;&quot;, &quot;&amp;[.CH54]&amp;&quot;, &quot;&amp;[.CH54]&amp;&quot;);&quot;" office:value-type="string" office:string-value="insert into Evento_Pessoa (id, fk_evento_id_id, fk_pessoa_pessoa_tipo_id_id) values (52, 52, 52);" calcext:value-type="string">
            <text:p>insert into Evento_Pessoa (id, fk_evento_id_id, fk_pessoa_pessoa_tipo_id_id) values (52, 52, 5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style-name="ce3" office:value-type="string" calcext:value-type="string">
            <text:p>Arthur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" office:value-type="float" office:value="540" calcext:value-type="float">
            <text:p>54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2"/>
          <table:table-cell table:style-name="ce21" office:value-type="float" office:value="540" calcext:value-type="float">
            <text:p>540</text:p>
          </table:table-cell>
          <table:table-cell table:style-name="ce4" table:number-columns-repeated="31"/>
          <table:table-cell table:number-columns-repeated="2"/>
          <table:table-cell table:style-name="ce32" table:formula="of:=[.BC54]+1" office:value-type="float" office:value="53" calcext:value-type="float">
            <text:p>5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5]" office:value-type="float" office:value="53" calcext:value-type="float">
            <text:p>5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6" table:formula="of:=&quot; - &quot;&amp;[.B55]&amp;&quot; - &quot;&amp;[.C55]" office:value-type="string" office:string-value=" - Arthur - Niver infantil" calcext:value-type="string">
            <text:p><text:s/>- Arthur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7" calcext:value-type="date">
            <text:p>2017-07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40" calcext:value-type="float">
            <text:p>54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5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54]+1" office:value-type="float" office:value="55" calcext:value-type="float">
            <text:p>55</text:p>
          </table:table-cell>
          <table:table-cell table:style-name="ce33" table:formula="of:=&quot;insert into App_Pessoa_pessoa (id, nome, cd_sit, dt_cad) values (&quot;&amp;[.BZ55]&amp;&quot;, '&quot;&amp;[.B55]&amp;&quot;', 1, '2018-11-10');&quot;" office:value-type="string" office:string-value="insert into App_Pessoa_pessoa (id, nome, cd_sit, dt_cad) values (55, 'Arthur', 1, '2018-11-10');" calcext:value-type="string">
            <text:p>insert into App_Pessoa_pessoa (id, nome, cd_sit, dt_cad) values (55, 'Arthur', 1, '2018-11-10');</text:p>
          </table:table-cell>
          <table:table-cell table:style-name="ce32" table:number-columns-repeated="2"/>
          <table:table-cell table:style-name="ce32" table:formula="of:=[.CD54]+1" office:value-type="float" office:value="53" calcext:value-type="float">
            <text:p>53</text:p>
          </table:table-cell>
          <table:table-cell table:style-name="ce33" table:formula="of:=&quot;insert into App_Pessoa_pessoa_pessoa_tipo (id, fk_pessoa_id_id, fk_pessoa_tipo_id_id) values (&quot;&amp;[.CD55]&amp;&quot;, &quot;&amp;[.BZ55]&amp;&quot;, 1);&quot;" office:value-type="string" office:string-value="insert into App_Pessoa_pessoa_pessoa_tipo (id, fk_pessoa_id_id, fk_pessoa_tipo_id_id) values (53, 55, 1);" calcext:value-type="string">
            <text:p>insert into App_Pessoa_pessoa_pessoa_tipo (id, fk_pessoa_id_id, fk_pessoa_tipo_id_id) values (53, 55, 1);</text:p>
          </table:table-cell>
          <table:table-cell table:style-name="ce32" table:number-columns-repeated="2"/>
          <table:table-cell table:style-name="ce32" table:formula="of:=[.CH54]+1" office:value-type="float" office:value="53" calcext:value-type="float">
            <text:p>53</text:p>
          </table:table-cell>
          <table:table-cell table:style-name="ce33" table:formula="of:=&quot;insert into Evento_Pessoa (id, fk_evento_id_id, fk_pessoa_pessoa_tipo_id_id) values (&quot;&amp;[.CH55]&amp;&quot;, &quot;&amp;[.CH55]&amp;&quot;, &quot;&amp;[.CH55]&amp;&quot;);&quot;" office:value-type="string" office:string-value="insert into Evento_Pessoa (id, fk_evento_id_id, fk_pessoa_pessoa_tipo_id_id) values (53, 53, 53);" calcext:value-type="string">
            <text:p>insert into Evento_Pessoa (id, fk_evento_id_id, fk_pessoa_pessoa_tipo_id_id) values (53, 53, 5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style-name="ce3" office:value-type="string" calcext:value-type="string">
            <text:p>Valentin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07-08" calcext:value-type="date">
            <text:p>2017-07-08</text:p>
          </table:table-cell>
          <table:table-cell table:style-name="ce3" office:value-type="float" office:value="950" calcext:value-type="float">
            <text:p>95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3"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300" calcext:value-type="float">
            <text:p>300</text:p>
          </table:table-cell>
          <table:table-cell table:style-name="ce4"/>
          <table:table-cell table:style-name="ce21" office:value-type="float" office:value="300" calcext:value-type="float">
            <text:p>300</text:p>
          </table:table-cell>
          <table:table-cell table:style-name="ce4" table:number-columns-repeated="27"/>
          <table:table-cell table:number-columns-repeated="2"/>
          <table:table-cell table:style-name="ce32" table:formula="of:=[.BC55]+1" office:value-type="float" office:value="54" calcext:value-type="float">
            <text:p>5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6]" office:value-type="float" office:value="54" calcext:value-type="float">
            <text:p>5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8" calcext:value-type="date">
            <text:p>2017-07-08</text:p>
          </table:table-cell>
          <table:table-cell table:style-name="ce36" table:formula="of:=&quot; - &quot;&amp;[.B56]&amp;&quot; - &quot;&amp;[.C56]" office:value-type="string" office:string-value=" - Valentina - Niver infantil" calcext:value-type="string">
            <text:p><text:s/>- Valentin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8" calcext:value-type="date">
            <text:p>2017-07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08" calcext:value-type="date">
            <text:p>2017-07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950" calcext:value-type="float">
            <text:p>9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6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6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55]+1" office:value-type="float" office:value="56" calcext:value-type="float">
            <text:p>56</text:p>
          </table:table-cell>
          <table:table-cell table:style-name="ce33" table:formula="of:=&quot;insert into App_Pessoa_pessoa (id, nome, cd_sit, dt_cad) values (&quot;&amp;[.BZ56]&amp;&quot;, '&quot;&amp;[.B56]&amp;&quot;', 1, '2018-11-10');&quot;" office:value-type="string" office:string-value="insert into App_Pessoa_pessoa (id, nome, cd_sit, dt_cad) values (56, 'Valentina', 1, '2018-11-10');" calcext:value-type="string">
            <text:p>insert into App_Pessoa_pessoa (id, nome, cd_sit, dt_cad) values (56, 'Valentina', 1, '2018-11-10');</text:p>
          </table:table-cell>
          <table:table-cell table:style-name="ce32" table:number-columns-repeated="2"/>
          <table:table-cell table:style-name="ce32" table:formula="of:=[.CD55]+1" office:value-type="float" office:value="54" calcext:value-type="float">
            <text:p>54</text:p>
          </table:table-cell>
          <table:table-cell table:style-name="ce33" table:formula="of:=&quot;insert into App_Pessoa_pessoa_pessoa_tipo (id, fk_pessoa_id_id, fk_pessoa_tipo_id_id) values (&quot;&amp;[.CD56]&amp;&quot;, &quot;&amp;[.BZ56]&amp;&quot;, 1);&quot;" office:value-type="string" office:string-value="insert into App_Pessoa_pessoa_pessoa_tipo (id, fk_pessoa_id_id, fk_pessoa_tipo_id_id) values (54, 56, 1);" calcext:value-type="string">
            <text:p>insert into App_Pessoa_pessoa_pessoa_tipo (id, fk_pessoa_id_id, fk_pessoa_tipo_id_id) values (54, 56, 1);</text:p>
          </table:table-cell>
          <table:table-cell table:style-name="ce32" table:number-columns-repeated="2"/>
          <table:table-cell table:style-name="ce32" table:formula="of:=[.CH55]+1" office:value-type="float" office:value="54" calcext:value-type="float">
            <text:p>54</text:p>
          </table:table-cell>
          <table:table-cell table:style-name="ce33" table:formula="of:=&quot;insert into Evento_Pessoa (id, fk_evento_id_id, fk_pessoa_pessoa_tipo_id_id) values (&quot;&amp;[.CH56]&amp;&quot;, &quot;&amp;[.CH56]&amp;&quot;, &quot;&amp;[.CH56]&amp;&quot;);&quot;" office:value-type="string" office:string-value="insert into Evento_Pessoa (id, fk_evento_id_id, fk_pessoa_pessoa_tipo_id_id) values (54, 54, 54);" calcext:value-type="string">
            <text:p>insert into Evento_Pessoa (id, fk_evento_id_id, fk_pessoa_pessoa_tipo_id_id) values (54, 54, 5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style-name="ce3" office:value-type="string" calcext:value-type="string">
            <text:p>Tamiris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7-07-13" calcext:value-type="date">
            <text:p>2017-07-13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4"/>
          <table:table-cell table:style-name="ce21" office:value-type="float" office:value="300" calcext:value-type="float">
            <text:p>300</text:p>
          </table:table-cell>
          <table:table-cell table:style-name="ce4" table:number-columns-repeated="29"/>
          <table:table-cell table:number-columns-repeated="2"/>
          <table:table-cell table:style-name="ce32" table:formula="of:=[.BC56]+1" office:value-type="float" office:value="55" calcext:value-type="float">
            <text:p>5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7]" office:value-type="float" office:value="55" calcext:value-type="float">
            <text:p>5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3" calcext:value-type="date">
            <text:p>2017-07-13</text:p>
          </table:table-cell>
          <table:table-cell table:style-name="ce36" table:formula="of:=&quot; - &quot;&amp;[.B57]&amp;&quot; - &quot;&amp;[.C57]" office:value-type="string" office:string-value=" - Tamiris - Ensaio" calcext:value-type="string">
            <text:p><text:s/>- Tamiris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3" calcext:value-type="date">
            <text:p>2017-07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3" calcext:value-type="date">
            <text:p>2017-07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7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56]+1" office:value-type="float" office:value="57" calcext:value-type="float">
            <text:p>57</text:p>
          </table:table-cell>
          <table:table-cell table:style-name="ce33" table:formula="of:=&quot;insert into App_Pessoa_pessoa (id, nome, cd_sit, dt_cad) values (&quot;&amp;[.BZ57]&amp;&quot;, '&quot;&amp;[.B57]&amp;&quot;', 1, '2018-11-10');&quot;" office:value-type="string" office:string-value="insert into App_Pessoa_pessoa (id, nome, cd_sit, dt_cad) values (57, 'Tamiris', 1, '2018-11-10');" calcext:value-type="string">
            <text:p>insert into App_Pessoa_pessoa (id, nome, cd_sit, dt_cad) values (57, 'Tamiris', 1, '2018-11-10');</text:p>
          </table:table-cell>
          <table:table-cell table:style-name="ce32" table:number-columns-repeated="2"/>
          <table:table-cell table:style-name="ce32" table:formula="of:=[.CD56]+1" office:value-type="float" office:value="55" calcext:value-type="float">
            <text:p>55</text:p>
          </table:table-cell>
          <table:table-cell table:style-name="ce33" table:formula="of:=&quot;insert into App_Pessoa_pessoa_pessoa_tipo (id, fk_pessoa_id_id, fk_pessoa_tipo_id_id) values (&quot;&amp;[.CD57]&amp;&quot;, &quot;&amp;[.BZ57]&amp;&quot;, 1);&quot;" office:value-type="string" office:string-value="insert into App_Pessoa_pessoa_pessoa_tipo (id, fk_pessoa_id_id, fk_pessoa_tipo_id_id) values (55, 57, 1);" calcext:value-type="string">
            <text:p>insert into App_Pessoa_pessoa_pessoa_tipo (id, fk_pessoa_id_id, fk_pessoa_tipo_id_id) values (55, 57, 1);</text:p>
          </table:table-cell>
          <table:table-cell table:style-name="ce32" table:number-columns-repeated="2"/>
          <table:table-cell table:style-name="ce32" table:formula="of:=[.CH56]+1" office:value-type="float" office:value="55" calcext:value-type="float">
            <text:p>55</text:p>
          </table:table-cell>
          <table:table-cell table:style-name="ce33" table:formula="of:=&quot;insert into Evento_Pessoa (id, fk_evento_id_id, fk_pessoa_pessoa_tipo_id_id) values (&quot;&amp;[.CH57]&amp;&quot;, &quot;&amp;[.CH57]&amp;&quot;, &quot;&amp;[.CH57]&amp;&quot;);&quot;" office:value-type="string" office:string-value="insert into Evento_Pessoa (id, fk_evento_id_id, fk_pessoa_pessoa_tipo_id_id) values (55, 55, 55);" calcext:value-type="string">
            <text:p>insert into Evento_Pessoa (id, fk_evento_id_id, fk_pessoa_pessoa_tipo_id_id) values (55, 55, 5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style-name="ce3" office:value-type="string" calcext:value-type="string">
            <text:p>Alice e Dirceu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7-07-14" calcext:value-type="date">
            <text:p>2017-07-14</text:p>
          </table:table-cell>
          <table:table-cell table:style-name="ce3" office:value-type="float" office:value="150" calcext:value-type="float">
            <text:p>1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4"/>
          <table:table-cell table:style-name="ce21" office:value-type="float" office:value="150" calcext:value-type="float">
            <text:p>150</text:p>
          </table:table-cell>
          <table:table-cell table:style-name="ce4"/>
          <table:table-cell/>
          <table:table-cell table:style-name="ce4" table:number-columns-repeated="27"/>
          <table:table-cell table:number-columns-repeated="2"/>
          <table:table-cell table:style-name="ce32" table:formula="of:=[.BC57]+1" office:value-type="float" office:value="56" calcext:value-type="float">
            <text:p>5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8]" office:value-type="float" office:value="56" calcext:value-type="float">
            <text:p>5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4" calcext:value-type="date">
            <text:p>2017-07-14</text:p>
          </table:table-cell>
          <table:table-cell table:style-name="ce36" table:formula="of:=&quot; - &quot;&amp;[.B58]&amp;&quot; - &quot;&amp;[.C58]" office:value-type="string" office:string-value=" - Alice e Dirceu - Ensaio" calcext:value-type="string">
            <text:p><text:s/>- Alice e Dirceu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4" calcext:value-type="date">
            <text:p>2017-07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4" calcext:value-type="date">
            <text:p>2017-07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50" calcext:value-type="float">
            <text:p>1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8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57]+1" office:value-type="float" office:value="58" calcext:value-type="float">
            <text:p>58</text:p>
          </table:table-cell>
          <table:table-cell table:style-name="ce33" table:formula="of:=&quot;insert into App_Pessoa_pessoa (id, nome, cd_sit, dt_cad) values (&quot;&amp;[.BZ58]&amp;&quot;, '&quot;&amp;[.B58]&amp;&quot;', 1, '2018-11-10');&quot;" office:value-type="string" office:string-value="insert into App_Pessoa_pessoa (id, nome, cd_sit, dt_cad) values (58, 'Alice e Dirceu', 1, '2018-11-10');" calcext:value-type="string">
            <text:p>insert into App_Pessoa_pessoa (id, nome, cd_sit, dt_cad) values (58, 'Alice e Dirceu', 1, '2018-11-10');</text:p>
          </table:table-cell>
          <table:table-cell table:style-name="ce32" table:number-columns-repeated="2"/>
          <table:table-cell table:style-name="ce32" table:formula="of:=[.CD57]+1" office:value-type="float" office:value="56" calcext:value-type="float">
            <text:p>56</text:p>
          </table:table-cell>
          <table:table-cell table:style-name="ce33" table:formula="of:=&quot;insert into App_Pessoa_pessoa_pessoa_tipo (id, fk_pessoa_id_id, fk_pessoa_tipo_id_id) values (&quot;&amp;[.CD58]&amp;&quot;, &quot;&amp;[.BZ58]&amp;&quot;, 1);&quot;" office:value-type="string" office:string-value="insert into App_Pessoa_pessoa_pessoa_tipo (id, fk_pessoa_id_id, fk_pessoa_tipo_id_id) values (56, 58, 1);" calcext:value-type="string">
            <text:p>insert into App_Pessoa_pessoa_pessoa_tipo (id, fk_pessoa_id_id, fk_pessoa_tipo_id_id) values (56, 58, 1);</text:p>
          </table:table-cell>
          <table:table-cell table:style-name="ce32" table:number-columns-repeated="2"/>
          <table:table-cell table:style-name="ce32" table:formula="of:=[.CH57]+1" office:value-type="float" office:value="56" calcext:value-type="float">
            <text:p>56</text:p>
          </table:table-cell>
          <table:table-cell table:style-name="ce33" table:formula="of:=&quot;insert into Evento_Pessoa (id, fk_evento_id_id, fk_pessoa_pessoa_tipo_id_id) values (&quot;&amp;[.CH58]&amp;&quot;, &quot;&amp;[.CH58]&amp;&quot;, &quot;&amp;[.CH58]&amp;&quot;);&quot;" office:value-type="string" office:string-value="insert into Evento_Pessoa (id, fk_evento_id_id, fk_pessoa_pessoa_tipo_id_id) values (56, 56, 56);" calcext:value-type="string">
            <text:p>insert into Evento_Pessoa (id, fk_evento_id_id, fk_pessoa_pessoa_tipo_id_id) values (56, 56, 5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style-name="ce3" office:value-type="string" calcext:value-type="string">
            <text:p>Bia Costa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7-07-15" calcext:value-type="date">
            <text:p>2017-07-15</text:p>
          </table:table-cell>
          <table:table-cell table:style-name="ce12" office:value-type="float" office:value="2300" calcext:value-type="float">
            <text:p>2 300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4"/>
          <table:table-cell table:style-name="ce21" office:value-type="float" office:value="500" calcext:value-type="float">
            <text:p>500</text:p>
          </table:table-cell>
          <table:table-cell table:style-name="ce4"/>
          <table:table-cell table:number-columns-repeated="6" table:style-name="ce21" office:value-type="float" office:value="300" calcext:value-type="float">
            <text:p>300</text:p>
          </table:table-cell>
          <table:table-cell table:number-columns-repeated="34"/>
          <table:table-cell table:style-name="ce32" table:formula="of:=[.BC58]+1" office:value-type="float" office:value="57" calcext:value-type="float">
            <text:p>5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59]" office:value-type="float" office:value="57" calcext:value-type="float">
            <text:p>5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5" calcext:value-type="date">
            <text:p>2017-07-15</text:p>
          </table:table-cell>
          <table:table-cell table:style-name="ce36" table:formula="of:=&quot; - &quot;&amp;[.B59]&amp;&quot; - &quot;&amp;[.C59]" office:value-type="string" office:string-value=" - Bia Costa - Casamento" calcext:value-type="string">
            <text:p><text:s/>- Bia Costa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5" calcext:value-type="date">
            <text:p>2017-07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15" calcext:value-type="date">
            <text:p>2017-07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300" calcext:value-type="float">
            <text:p>2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59]" office:value-type="float" office:value="10" calcext:value-type="float">
            <text:p>1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59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58]+1" office:value-type="float" office:value="59" calcext:value-type="float">
            <text:p>59</text:p>
          </table:table-cell>
          <table:table-cell table:style-name="ce33" table:formula="of:=&quot;insert into App_Pessoa_pessoa (id, nome, cd_sit, dt_cad) values (&quot;&amp;[.BZ59]&amp;&quot;, '&quot;&amp;[.B59]&amp;&quot;', 1, '2018-11-10');&quot;" office:value-type="string" office:string-value="insert into App_Pessoa_pessoa (id, nome, cd_sit, dt_cad) values (59, 'Bia Costa', 1, '2018-11-10');" calcext:value-type="string">
            <text:p>insert into App_Pessoa_pessoa (id, nome, cd_sit, dt_cad) values (59, 'Bia Costa', 1, '2018-11-10');</text:p>
          </table:table-cell>
          <table:table-cell table:style-name="ce32" table:number-columns-repeated="2"/>
          <table:table-cell table:style-name="ce32" table:formula="of:=[.CD58]+1" office:value-type="float" office:value="57" calcext:value-type="float">
            <text:p>57</text:p>
          </table:table-cell>
          <table:table-cell table:style-name="ce33" table:formula="of:=&quot;insert into App_Pessoa_pessoa_pessoa_tipo (id, fk_pessoa_id_id, fk_pessoa_tipo_id_id) values (&quot;&amp;[.CD59]&amp;&quot;, &quot;&amp;[.BZ59]&amp;&quot;, 1);&quot;" office:value-type="string" office:string-value="insert into App_Pessoa_pessoa_pessoa_tipo (id, fk_pessoa_id_id, fk_pessoa_tipo_id_id) values (57, 59, 1);" calcext:value-type="string">
            <text:p>insert into App_Pessoa_pessoa_pessoa_tipo (id, fk_pessoa_id_id, fk_pessoa_tipo_id_id) values (57, 59, 1);</text:p>
          </table:table-cell>
          <table:table-cell table:style-name="ce32" table:number-columns-repeated="2"/>
          <table:table-cell table:style-name="ce32" table:formula="of:=[.CH58]+1" office:value-type="float" office:value="57" calcext:value-type="float">
            <text:p>57</text:p>
          </table:table-cell>
          <table:table-cell table:style-name="ce33" table:formula="of:=&quot;insert into Evento_Pessoa (id, fk_evento_id_id, fk_pessoa_pessoa_tipo_id_id) values (&quot;&amp;[.CH59]&amp;&quot;, &quot;&amp;[.CH59]&amp;&quot;, &quot;&amp;[.CH59]&amp;&quot;);&quot;" office:value-type="string" office:string-value="insert into Evento_Pessoa (id, fk_evento_id_id, fk_pessoa_pessoa_tipo_id_id) values (57, 57, 57);" calcext:value-type="string">
            <text:p>insert into Evento_Pessoa (id, fk_evento_id_id, fk_pessoa_pessoa_tipo_id_id) values (57, 57, 5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style-name="ce3" office:value-type="string" calcext:value-type="string">
            <text:p>Miguel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7-07-23" calcext:value-type="date">
            <text:p>2017-07-23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4"/>
          <table:table-cell table:style-name="ce21" office:value-type="float" office:value="150" calcext:value-type="float">
            <text:p>150</text:p>
          </table:table-cell>
          <table:table-cell table:style-name="ce4"/>
          <table:table-cell table:style-name="ce21" office:value-type="float" office:value="150" calcext:value-type="float">
            <text:p>150</text:p>
          </table:table-cell>
          <table:table-cell table:style-name="ce4" table:number-columns-repeated="27"/>
          <table:table-cell table:number-columns-repeated="2"/>
          <table:table-cell table:style-name="ce32" table:formula="of:=[.BC59]+1" office:value-type="float" office:value="58" calcext:value-type="float">
            <text:p>5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0]" office:value-type="float" office:value="58" calcext:value-type="float">
            <text:p>5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23" calcext:value-type="date">
            <text:p>2017-07-23</text:p>
          </table:table-cell>
          <table:table-cell table:style-name="ce36" table:formula="of:=&quot; - &quot;&amp;[.B60]&amp;&quot; - &quot;&amp;[.C60]" office:value-type="string" office:string-value=" - Miguel - Batizado" calcext:value-type="string">
            <text:p><text:s/>- Miguel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23" calcext:value-type="date">
            <text:p>2017-07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7-23" calcext:value-type="date">
            <text:p>2017-07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0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0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59]+1" office:value-type="float" office:value="60" calcext:value-type="float">
            <text:p>60</text:p>
          </table:table-cell>
          <table:table-cell table:style-name="ce33" table:formula="of:=&quot;insert into App_Pessoa_pessoa (id, nome, cd_sit, dt_cad) values (&quot;&amp;[.BZ60]&amp;&quot;, '&quot;&amp;[.B60]&amp;&quot;', 1, '2018-11-10');&quot;" office:value-type="string" office:string-value="insert into App_Pessoa_pessoa (id, nome, cd_sit, dt_cad) values (60, 'Miguel', 1, '2018-11-10');" calcext:value-type="string">
            <text:p>insert into App_Pessoa_pessoa (id, nome, cd_sit, dt_cad) values (60, 'Miguel', 1, '2018-11-10');</text:p>
          </table:table-cell>
          <table:table-cell table:style-name="ce32" table:number-columns-repeated="2"/>
          <table:table-cell table:style-name="ce32" table:formula="of:=[.CD59]+1" office:value-type="float" office:value="58" calcext:value-type="float">
            <text:p>58</text:p>
          </table:table-cell>
          <table:table-cell table:style-name="ce33" table:formula="of:=&quot;insert into App_Pessoa_pessoa_pessoa_tipo (id, fk_pessoa_id_id, fk_pessoa_tipo_id_id) values (&quot;&amp;[.CD60]&amp;&quot;, &quot;&amp;[.BZ60]&amp;&quot;, 1);&quot;" office:value-type="string" office:string-value="insert into App_Pessoa_pessoa_pessoa_tipo (id, fk_pessoa_id_id, fk_pessoa_tipo_id_id) values (58, 60, 1);" calcext:value-type="string">
            <text:p>insert into App_Pessoa_pessoa_pessoa_tipo (id, fk_pessoa_id_id, fk_pessoa_tipo_id_id) values (58, 60, 1);</text:p>
          </table:table-cell>
          <table:table-cell table:style-name="ce32" table:number-columns-repeated="2"/>
          <table:table-cell table:style-name="ce32" table:formula="of:=[.CH59]+1" office:value-type="float" office:value="58" calcext:value-type="float">
            <text:p>58</text:p>
          </table:table-cell>
          <table:table-cell table:style-name="ce33" table:formula="of:=&quot;insert into Evento_Pessoa (id, fk_evento_id_id, fk_pessoa_pessoa_tipo_id_id) values (&quot;&amp;[.CH60]&amp;&quot;, &quot;&amp;[.CH60]&amp;&quot;, &quot;&amp;[.CH60]&amp;&quot;);&quot;" office:value-type="string" office:string-value="insert into Evento_Pessoa (id, fk_evento_id_id, fk_pessoa_pessoa_tipo_id_id) values (58, 58, 58);" calcext:value-type="string">
            <text:p>insert into Evento_Pessoa (id, fk_evento_id_id, fk_pessoa_pessoa_tipo_id_id) values (58, 58, 5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style-name="ce3" office:value-type="string" calcext:value-type="string">
            <text:p>Rafa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" office:value-type="float" office:value="120" calcext:value-type="float">
            <text:p>12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 table:style-name="ce21" office:value-type="float" office:value="120" calcext:value-type="float">
            <text:p>120</text:p>
          </table:table-cell>
          <table:table-cell table:style-name="ce4" table:number-columns-repeated="28"/>
          <table:table-cell table:number-columns-repeated="2"/>
          <table:table-cell table:style-name="ce32" table:formula="of:=[.BC60]+1" office:value-type="float" office:value="59" calcext:value-type="float">
            <text:p>5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1]" office:value-type="float" office:value="59" calcext:value-type="float">
            <text:p>5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6" table:formula="of:=&quot; - &quot;&amp;[.B61]&amp;&quot; - &quot;&amp;[.C61]" office:value-type="string" office:string-value=" - Rafa - Acompanhamento" calcext:value-type="string">
            <text:p><text:s/>- Rafa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0" calcext:value-type="float">
            <text:p>12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1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60]+1" office:value-type="float" office:value="61" calcext:value-type="float">
            <text:p>61</text:p>
          </table:table-cell>
          <table:table-cell table:style-name="ce33" table:formula="of:=&quot;insert into App_Pessoa_pessoa (id, nome, cd_sit, dt_cad) values (&quot;&amp;[.BZ61]&amp;&quot;, '&quot;&amp;[.B61]&amp;&quot;', 1, '2018-11-10');&quot;" office:value-type="string" office:string-value="insert into App_Pessoa_pessoa (id, nome, cd_sit, dt_cad) values (61, 'Rafa', 1, '2018-11-10');" calcext:value-type="string">
            <text:p>insert into App_Pessoa_pessoa (id, nome, cd_sit, dt_cad) values (61, 'Rafa', 1, '2018-11-10');</text:p>
          </table:table-cell>
          <table:table-cell table:style-name="ce32" table:number-columns-repeated="2"/>
          <table:table-cell table:style-name="ce32" table:formula="of:=[.CD60]+1" office:value-type="float" office:value="59" calcext:value-type="float">
            <text:p>59</text:p>
          </table:table-cell>
          <table:table-cell table:style-name="ce33" table:formula="of:=&quot;insert into App_Pessoa_pessoa_pessoa_tipo (id, fk_pessoa_id_id, fk_pessoa_tipo_id_id) values (&quot;&amp;[.CD61]&amp;&quot;, &quot;&amp;[.BZ61]&amp;&quot;, 1);&quot;" office:value-type="string" office:string-value="insert into App_Pessoa_pessoa_pessoa_tipo (id, fk_pessoa_id_id, fk_pessoa_tipo_id_id) values (59, 61, 1);" calcext:value-type="string">
            <text:p>insert into App_Pessoa_pessoa_pessoa_tipo (id, fk_pessoa_id_id, fk_pessoa_tipo_id_id) values (59, 61, 1);</text:p>
          </table:table-cell>
          <table:table-cell table:style-name="ce32" table:number-columns-repeated="2"/>
          <table:table-cell table:style-name="ce32" table:formula="of:=[.CH60]+1" office:value-type="float" office:value="59" calcext:value-type="float">
            <text:p>59</text:p>
          </table:table-cell>
          <table:table-cell table:style-name="ce33" table:formula="of:=&quot;insert into Evento_Pessoa (id, fk_evento_id_id, fk_pessoa_pessoa_tipo_id_id) values (&quot;&amp;[.CH61]&amp;&quot;, &quot;&amp;[.CH61]&amp;&quot;, &quot;&amp;[.CH61]&amp;&quot;);&quot;" office:value-type="string" office:string-value="insert into Evento_Pessoa (id, fk_evento_id_id, fk_pessoa_pessoa_tipo_id_id) values (59, 59, 59);" calcext:value-type="string">
            <text:p>insert into Evento_Pessoa (id, fk_evento_id_id, fk_pessoa_pessoa_tipo_id_id) values (59, 59, 5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style-name="ce3" office:value-type="string" calcext:value-type="string">
            <text:p>Bernardo (Rio Preto)</text:p>
          </table:table-cell>
          <table:table-cell table:style-name="ce4" office:value-type="string" calcext:value-type="string">
            <text:p>Freela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5"/>
          <table:table-cell table:style-name="ce21" office:value-type="float" office:value="250" calcext:value-type="float">
            <text:p>250</text:p>
          </table:table-cell>
          <table:table-cell table:number-columns-repeated="30"/>
          <table:table-cell table:style-name="ce32" table:formula="of:=[.BC61]+1" office:value-type="float" office:value="60" calcext:value-type="float">
            <text:p>6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2]" office:value-type="float" office:value="60" calcext:value-type="float">
            <text:p>6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6" table:formula="of:=&quot; - &quot;&amp;[.B62]&amp;&quot; - &quot;&amp;[.C62]" office:value-type="string" office:string-value=" - Bernardo (Rio Preto) - Freela" calcext:value-type="string">
            <text:p><text:s/>- Bernardo (Rio Preto) - Freela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5" calcext:value-type="date">
            <text:p>2017-08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2]&amp;&quot;);&quot;" office:value-type="string" office:string-value="17);" calcext:value-type="string">
            <text:p>17);</text:p>
          </table:table-cell>
          <table:table-cell table:style-name="ce32"/>
          <table:table-cell table:style-name="ce32" table:formula="of:=[.BZ61]+1" office:value-type="float" office:value="62" calcext:value-type="float">
            <text:p>62</text:p>
          </table:table-cell>
          <table:table-cell table:style-name="ce33" table:formula="of:=&quot;insert into App_Pessoa_pessoa (id, nome, cd_sit, dt_cad) values (&quot;&amp;[.BZ62]&amp;&quot;, '&quot;&amp;[.B62]&amp;&quot;', 1, '2018-11-10');&quot;" office:value-type="string" office:string-value="insert into App_Pessoa_pessoa (id, nome, cd_sit, dt_cad) values (62, 'Bernardo (Rio Preto)', 1, '2018-11-10');" calcext:value-type="string">
            <text:p>insert into App_Pessoa_pessoa (id, nome, cd_sit, dt_cad) values (62, 'Bernardo (Rio Preto)', 1, '2018-11-10');</text:p>
          </table:table-cell>
          <table:table-cell table:style-name="ce32" table:number-columns-repeated="2"/>
          <table:table-cell table:style-name="ce32" table:formula="of:=[.CD61]+1" office:value-type="float" office:value="60" calcext:value-type="float">
            <text:p>60</text:p>
          </table:table-cell>
          <table:table-cell table:style-name="ce33" table:formula="of:=&quot;insert into App_Pessoa_pessoa_pessoa_tipo (id, fk_pessoa_id_id, fk_pessoa_tipo_id_id) values (&quot;&amp;[.CD62]&amp;&quot;, &quot;&amp;[.BZ62]&amp;&quot;, 1);&quot;" office:value-type="string" office:string-value="insert into App_Pessoa_pessoa_pessoa_tipo (id, fk_pessoa_id_id, fk_pessoa_tipo_id_id) values (60, 62, 1);" calcext:value-type="string">
            <text:p>insert into App_Pessoa_pessoa_pessoa_tipo (id, fk_pessoa_id_id, fk_pessoa_tipo_id_id) values (60, 62, 1);</text:p>
          </table:table-cell>
          <table:table-cell table:style-name="ce32" table:number-columns-repeated="2"/>
          <table:table-cell table:style-name="ce32" table:formula="of:=[.CH61]+1" office:value-type="float" office:value="60" calcext:value-type="float">
            <text:p>60</text:p>
          </table:table-cell>
          <table:table-cell table:style-name="ce33" table:formula="of:=&quot;insert into Evento_Pessoa (id, fk_evento_id_id, fk_pessoa_pessoa_tipo_id_id) values (&quot;&amp;[.CH62]&amp;&quot;, &quot;&amp;[.CH62]&amp;&quot;, &quot;&amp;[.CH62]&amp;&quot;);&quot;" office:value-type="string" office:string-value="insert into Evento_Pessoa (id, fk_evento_id_id, fk_pessoa_pessoa_tipo_id_id) values (60, 60, 60);" calcext:value-type="string">
            <text:p>insert into Evento_Pessoa (id, fk_evento_id_id, fk_pessoa_pessoa_tipo_id_id) values (60, 60, 6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style-name="ce3" office:value-type="string" calcext:value-type="string">
            <text:p>Larissa</text:p>
          </table:table-cell>
          <table:table-cell table:style-name="ce4" office:value-type="string" calcext:value-type="string">
            <text:p>Parto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17-08-08" calcext:value-type="date">
            <text:p>2017-08-08</text:p>
          </table:table-cell>
          <table:table-cell table:style-name="ce3"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number-columns-repeated="14"/>
          <table:table-cell table:style-name="ce21" office:value-type="float" office:value="600" calcext:value-type="float">
            <text:p>600</text:p>
          </table:table-cell>
          <table:table-cell/>
          <table:table-cell table:style-name="ce21" office:value-type="float" office:value="600" calcext:value-type="float">
            <text:p>600</text:p>
          </table:table-cell>
          <table:table-cell table:number-columns-repeated="29"/>
          <table:table-cell table:style-name="ce32" table:formula="of:=[.BC62]+1" office:value-type="float" office:value="61" calcext:value-type="float">
            <text:p>6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3]" office:value-type="float" office:value="61" calcext:value-type="float">
            <text:p>6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8" calcext:value-type="date">
            <text:p>2017-08-08</text:p>
          </table:table-cell>
          <table:table-cell table:style-name="ce36" table:formula="of:=&quot; - &quot;&amp;[.B63]&amp;&quot; - &quot;&amp;[.C63]" office:value-type="string" office:string-value=" - Larissa - Parto" calcext:value-type="string">
            <text:p><text:s/>- Larissa - Par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8" calcext:value-type="date">
            <text:p>2017-08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8" calcext:value-type="date">
            <text:p>2017-08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00" calcext:value-type="float">
            <text:p>12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3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3]&amp;&quot;);&quot;" office:value-type="string" office:string-value="14);" calcext:value-type="string">
            <text:p>14);</text:p>
          </table:table-cell>
          <table:table-cell table:style-name="ce32"/>
          <table:table-cell table:style-name="ce32" table:formula="of:=[.BZ62]+1" office:value-type="float" office:value="63" calcext:value-type="float">
            <text:p>63</text:p>
          </table:table-cell>
          <table:table-cell table:style-name="ce33" table:formula="of:=&quot;insert into App_Pessoa_pessoa (id, nome, cd_sit, dt_cad) values (&quot;&amp;[.BZ63]&amp;&quot;, '&quot;&amp;[.B63]&amp;&quot;', 1, '2018-11-10');&quot;" office:value-type="string" office:string-value="insert into App_Pessoa_pessoa (id, nome, cd_sit, dt_cad) values (63, 'Larissa', 1, '2018-11-10');" calcext:value-type="string">
            <text:p>insert into App_Pessoa_pessoa (id, nome, cd_sit, dt_cad) values (63, 'Larissa', 1, '2018-11-10');</text:p>
          </table:table-cell>
          <table:table-cell table:style-name="ce32" table:number-columns-repeated="2"/>
          <table:table-cell table:style-name="ce32" table:formula="of:=[.CD62]+1" office:value-type="float" office:value="61" calcext:value-type="float">
            <text:p>61</text:p>
          </table:table-cell>
          <table:table-cell table:style-name="ce33" table:formula="of:=&quot;insert into App_Pessoa_pessoa_pessoa_tipo (id, fk_pessoa_id_id, fk_pessoa_tipo_id_id) values (&quot;&amp;[.CD63]&amp;&quot;, &quot;&amp;[.BZ63]&amp;&quot;, 1);&quot;" office:value-type="string" office:string-value="insert into App_Pessoa_pessoa_pessoa_tipo (id, fk_pessoa_id_id, fk_pessoa_tipo_id_id) values (61, 63, 1);" calcext:value-type="string">
            <text:p>insert into App_Pessoa_pessoa_pessoa_tipo (id, fk_pessoa_id_id, fk_pessoa_tipo_id_id) values (61, 63, 1);</text:p>
          </table:table-cell>
          <table:table-cell table:style-name="ce32" table:number-columns-repeated="2"/>
          <table:table-cell table:style-name="ce32" table:formula="of:=[.CH62]+1" office:value-type="float" office:value="61" calcext:value-type="float">
            <text:p>61</text:p>
          </table:table-cell>
          <table:table-cell table:style-name="ce33" table:formula="of:=&quot;insert into Evento_Pessoa (id, fk_evento_id_id, fk_pessoa_pessoa_tipo_id_id) values (&quot;&amp;[.CH63]&amp;&quot;, &quot;&amp;[.CH63]&amp;&quot;, &quot;&amp;[.CH63]&amp;&quot;);&quot;" office:value-type="string" office:string-value="insert into Evento_Pessoa (id, fk_evento_id_id, fk_pessoa_pessoa_tipo_id_id) values (61, 61, 61);" calcext:value-type="string">
            <text:p>insert into Evento_Pessoa (id, fk_evento_id_id, fk_pessoa_pessoa_tipo_id_id) values (61, 61, 6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style-name="ce3" office:value-type="string" calcext:value-type="string">
            <text:p>Melin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8-09" calcext:value-type="date">
            <text:p>2017-08-09</text:p>
          </table:table-cell>
          <table:table-cell table:style-name="ce3" office:value-type="float" office:value="250" calcext:value-type="float">
            <text:p>2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 table:style-name="ce21" office:value-type="float" office:value="250" calcext:value-type="float">
            <text:p>250</text:p>
          </table:table-cell>
          <table:table-cell table:style-name="ce4" table:number-columns-repeated="28"/>
          <table:table-cell table:number-columns-repeated="2"/>
          <table:table-cell table:style-name="ce32" table:formula="of:=[.BC63]+1" office:value-type="float" office:value="62" calcext:value-type="float">
            <text:p>6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4]" office:value-type="float" office:value="62" calcext:value-type="float">
            <text:p>6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9" calcext:value-type="date">
            <text:p>2017-08-09</text:p>
          </table:table-cell>
          <table:table-cell table:style-name="ce36" table:formula="of:=&quot; - &quot;&amp;[.B64]&amp;&quot; - &quot;&amp;[.C64]" office:value-type="string" office:string-value=" - Melina - Gestante" calcext:value-type="string">
            <text:p><text:s/>- Melin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9" calcext:value-type="date">
            <text:p>2017-08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09" calcext:value-type="date">
            <text:p>2017-08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4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63]+1" office:value-type="float" office:value="64" calcext:value-type="float">
            <text:p>64</text:p>
          </table:table-cell>
          <table:table-cell table:style-name="ce33" table:formula="of:=&quot;insert into App_Pessoa_pessoa (id, nome, cd_sit, dt_cad) values (&quot;&amp;[.BZ64]&amp;&quot;, '&quot;&amp;[.B64]&amp;&quot;', 1, '2018-11-10');&quot;" office:value-type="string" office:string-value="insert into App_Pessoa_pessoa (id, nome, cd_sit, dt_cad) values (64, 'Melina', 1, '2018-11-10');" calcext:value-type="string">
            <text:p>insert into App_Pessoa_pessoa (id, nome, cd_sit, dt_cad) values (64, 'Melina', 1, '2018-11-10');</text:p>
          </table:table-cell>
          <table:table-cell table:style-name="ce32" table:number-columns-repeated="2"/>
          <table:table-cell table:style-name="ce32" table:formula="of:=[.CD63]+1" office:value-type="float" office:value="62" calcext:value-type="float">
            <text:p>62</text:p>
          </table:table-cell>
          <table:table-cell table:style-name="ce33" table:formula="of:=&quot;insert into App_Pessoa_pessoa_pessoa_tipo (id, fk_pessoa_id_id, fk_pessoa_tipo_id_id) values (&quot;&amp;[.CD64]&amp;&quot;, &quot;&amp;[.BZ64]&amp;&quot;, 1);&quot;" office:value-type="string" office:string-value="insert into App_Pessoa_pessoa_pessoa_tipo (id, fk_pessoa_id_id, fk_pessoa_tipo_id_id) values (62, 64, 1);" calcext:value-type="string">
            <text:p>insert into App_Pessoa_pessoa_pessoa_tipo (id, fk_pessoa_id_id, fk_pessoa_tipo_id_id) values (62, 64, 1);</text:p>
          </table:table-cell>
          <table:table-cell table:style-name="ce32" table:number-columns-repeated="2"/>
          <table:table-cell table:style-name="ce32" table:formula="of:=[.CH63]+1" office:value-type="float" office:value="62" calcext:value-type="float">
            <text:p>62</text:p>
          </table:table-cell>
          <table:table-cell table:style-name="ce33" table:formula="of:=&quot;insert into Evento_Pessoa (id, fk_evento_id_id, fk_pessoa_pessoa_tipo_id_id) values (&quot;&amp;[.CH64]&amp;&quot;, &quot;&amp;[.CH64]&amp;&quot;, &quot;&amp;[.CH64]&amp;&quot;);&quot;" office:value-type="string" office:string-value="insert into Evento_Pessoa (id, fk_evento_id_id, fk_pessoa_pessoa_tipo_id_id) values (62, 62, 62);" calcext:value-type="string">
            <text:p>insert into Evento_Pessoa (id, fk_evento_id_id, fk_pessoa_pessoa_tipo_id_id) values (62, 62, 6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style-name="ce3" office:value-type="string" calcext:value-type="string">
            <text:p>Studio Pilates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7-08-11" calcext:value-type="date">
            <text:p>2017-08-1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 table:style-name="ce21" office:value-type="float" office:value="100" calcext:value-type="float">
            <text:p>100</text:p>
          </table:table-cell>
          <table:table-cell table:style-name="ce4" table:number-columns-repeated="28"/>
          <table:table-cell table:number-columns-repeated="2"/>
          <table:table-cell table:style-name="ce32" table:formula="of:=[.BC64]+1" office:value-type="float" office:value="63" calcext:value-type="float">
            <text:p>6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5]" office:value-type="float" office:value="63" calcext:value-type="float">
            <text:p>6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11" calcext:value-type="date">
            <text:p>2017-08-11</text:p>
          </table:table-cell>
          <table:table-cell table:style-name="ce36" table:formula="of:=&quot; - &quot;&amp;[.B65]&amp;&quot; - &quot;&amp;[.C65]" office:value-type="string" office:string-value=" - Studio Pilates - Publicidade" calcext:value-type="string">
            <text:p><text:s/>- Studio Pilates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11" calcext:value-type="date">
            <text:p>2017-08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11" calcext:value-type="date">
            <text:p>2017-08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00" calcext:value-type="float">
            <text:p>1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5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64]+1" office:value-type="float" office:value="65" calcext:value-type="float">
            <text:p>65</text:p>
          </table:table-cell>
          <table:table-cell table:style-name="ce33" table:formula="of:=&quot;insert into App_Pessoa_pessoa (id, nome, cd_sit, dt_cad) values (&quot;&amp;[.BZ65]&amp;&quot;, '&quot;&amp;[.B65]&amp;&quot;', 1, '2018-11-10');&quot;" office:value-type="string" office:string-value="insert into App_Pessoa_pessoa (id, nome, cd_sit, dt_cad) values (65, 'Studio Pilates', 1, '2018-11-10');" calcext:value-type="string">
            <text:p>insert into App_Pessoa_pessoa (id, nome, cd_sit, dt_cad) values (65, 'Studio Pilates', 1, '2018-11-10');</text:p>
          </table:table-cell>
          <table:table-cell table:style-name="ce32" table:number-columns-repeated="2"/>
          <table:table-cell table:style-name="ce32" table:formula="of:=[.CD64]+1" office:value-type="float" office:value="63" calcext:value-type="float">
            <text:p>63</text:p>
          </table:table-cell>
          <table:table-cell table:style-name="ce33" table:formula="of:=&quot;insert into App_Pessoa_pessoa_pessoa_tipo (id, fk_pessoa_id_id, fk_pessoa_tipo_id_id) values (&quot;&amp;[.CD65]&amp;&quot;, &quot;&amp;[.BZ65]&amp;&quot;, 1);&quot;" office:value-type="string" office:string-value="insert into App_Pessoa_pessoa_pessoa_tipo (id, fk_pessoa_id_id, fk_pessoa_tipo_id_id) values (63, 65, 1);" calcext:value-type="string">
            <text:p>insert into App_Pessoa_pessoa_pessoa_tipo (id, fk_pessoa_id_id, fk_pessoa_tipo_id_id) values (63, 65, 1);</text:p>
          </table:table-cell>
          <table:table-cell table:style-name="ce32" table:number-columns-repeated="2"/>
          <table:table-cell table:style-name="ce32" table:formula="of:=[.CH64]+1" office:value-type="float" office:value="63" calcext:value-type="float">
            <text:p>63</text:p>
          </table:table-cell>
          <table:table-cell table:style-name="ce33" table:formula="of:=&quot;insert into Evento_Pessoa (id, fk_evento_id_id, fk_pessoa_pessoa_tipo_id_id) values (&quot;&amp;[.CH65]&amp;&quot;, &quot;&amp;[.CH65]&amp;&quot;, &quot;&amp;[.CH65]&amp;&quot;);&quot;" office:value-type="string" office:string-value="insert into Evento_Pessoa (id, fk_evento_id_id, fk_pessoa_pessoa_tipo_id_id) values (63, 63, 63);" calcext:value-type="string">
            <text:p>insert into Evento_Pessoa (id, fk_evento_id_id, fk_pessoa_pessoa_tipo_id_id) values (63, 63, 6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style-name="ce3" office:value-type="string" calcext:value-type="string">
            <text:p>Freela Mess</text:p>
          </table:table-cell>
          <table:table-cell table:style-name="ce4" office:value-type="string" calcext:value-type="string">
            <text:p>Freela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date" office:date-value="2017-08-12" calcext:value-type="date">
            <text:p>2017-08-12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 table:style-name="ce21" office:value-type="float" office:value="300" calcext:value-type="float">
            <text:p>300</text:p>
          </table:table-cell>
          <table:table-cell table:style-name="ce4" table:number-columns-repeated="28"/>
          <table:table-cell table:number-columns-repeated="2"/>
          <table:table-cell table:style-name="ce32" table:formula="of:=[.BC65]+1" office:value-type="float" office:value="64" calcext:value-type="float">
            <text:p>6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6]" office:value-type="float" office:value="64" calcext:value-type="float">
            <text:p>6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12" calcext:value-type="date">
            <text:p>2017-08-12</text:p>
          </table:table-cell>
          <table:table-cell table:style-name="ce36" table:formula="of:=&quot; - &quot;&amp;[.B66]&amp;&quot; - &quot;&amp;[.C66]" office:value-type="string" office:string-value=" - Freela Mess - Freela" calcext:value-type="string">
            <text:p><text:s/>- Freela Mess - Freela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12" calcext:value-type="date">
            <text:p>2017-08-1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12" calcext:value-type="date">
            <text:p>2017-08-1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6]&amp;&quot;);&quot;" office:value-type="string" office:string-value="17);" calcext:value-type="string">
            <text:p>17);</text:p>
          </table:table-cell>
          <table:table-cell table:style-name="ce32"/>
          <table:table-cell table:style-name="ce32" table:formula="of:=[.BZ65]+1" office:value-type="float" office:value="66" calcext:value-type="float">
            <text:p>66</text:p>
          </table:table-cell>
          <table:table-cell table:style-name="ce33" table:formula="of:=&quot;insert into App_Pessoa_pessoa (id, nome, cd_sit, dt_cad) values (&quot;&amp;[.BZ66]&amp;&quot;, '&quot;&amp;[.B66]&amp;&quot;', 1, '2018-11-10');&quot;" office:value-type="string" office:string-value="insert into App_Pessoa_pessoa (id, nome, cd_sit, dt_cad) values (66, 'Freela Mess', 1, '2018-11-10');" calcext:value-type="string">
            <text:p>insert into App_Pessoa_pessoa (id, nome, cd_sit, dt_cad) values (66, 'Freela Mess', 1, '2018-11-10');</text:p>
          </table:table-cell>
          <table:table-cell table:style-name="ce32" table:number-columns-repeated="2"/>
          <table:table-cell table:style-name="ce32" table:formula="of:=[.CD65]+1" office:value-type="float" office:value="64" calcext:value-type="float">
            <text:p>64</text:p>
          </table:table-cell>
          <table:table-cell table:style-name="ce33" table:formula="of:=&quot;insert into App_Pessoa_pessoa_pessoa_tipo (id, fk_pessoa_id_id, fk_pessoa_tipo_id_id) values (&quot;&amp;[.CD66]&amp;&quot;, &quot;&amp;[.BZ66]&amp;&quot;, 1);&quot;" office:value-type="string" office:string-value="insert into App_Pessoa_pessoa_pessoa_tipo (id, fk_pessoa_id_id, fk_pessoa_tipo_id_id) values (64, 66, 1);" calcext:value-type="string">
            <text:p>insert into App_Pessoa_pessoa_pessoa_tipo (id, fk_pessoa_id_id, fk_pessoa_tipo_id_id) values (64, 66, 1);</text:p>
          </table:table-cell>
          <table:table-cell table:style-name="ce32" table:number-columns-repeated="2"/>
          <table:table-cell table:style-name="ce32" table:formula="of:=[.CH65]+1" office:value-type="float" office:value="64" calcext:value-type="float">
            <text:p>64</text:p>
          </table:table-cell>
          <table:table-cell table:style-name="ce33" table:formula="of:=&quot;insert into Evento_Pessoa (id, fk_evento_id_id, fk_pessoa_pessoa_tipo_id_id) values (&quot;&amp;[.CH66]&amp;&quot;, &quot;&amp;[.CH66]&amp;&quot;, &quot;&amp;[.CH66]&amp;&quot;);&quot;" office:value-type="string" office:string-value="insert into Evento_Pessoa (id, fk_evento_id_id, fk_pessoa_pessoa_tipo_id_id) values (64, 64, 64);" calcext:value-type="string">
            <text:p>insert into Evento_Pessoa (id, fk_evento_id_id, fk_pessoa_pessoa_tipo_id_id) values (64, 64, 6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style-name="ce3" office:value-type="string" calcext:value-type="string">
            <text:p>Ana Carl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 table:number-columns-repeated="2" table:style-name="ce21" office:value-type="float" office:value="150" calcext:value-type="float">
            <text:p>150</text:p>
          </table:table-cell>
          <table:table-cell table:style-name="ce4" table:number-columns-repeated="27"/>
          <table:table-cell table:number-columns-repeated="2"/>
          <table:table-cell table:style-name="ce32" table:formula="of:=[.BC66]+1" office:value-type="float" office:value="65" calcext:value-type="float">
            <text:p>6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7]" office:value-type="float" office:value="65" calcext:value-type="float">
            <text:p>6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6" table:formula="of:=&quot; - &quot;&amp;[.B67]&amp;&quot; - &quot;&amp;[.C67]" office:value-type="string" office:string-value=" - Ana Carla - Gestante" calcext:value-type="string">
            <text:p><text:s/>- Ana Carl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7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7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66]+1" office:value-type="float" office:value="67" calcext:value-type="float">
            <text:p>67</text:p>
          </table:table-cell>
          <table:table-cell table:style-name="ce33" table:formula="of:=&quot;insert into App_Pessoa_pessoa (id, nome, cd_sit, dt_cad) values (&quot;&amp;[.BZ67]&amp;&quot;, '&quot;&amp;[.B67]&amp;&quot;', 1, '2018-11-10');&quot;" office:value-type="string" office:string-value="insert into App_Pessoa_pessoa (id, nome, cd_sit, dt_cad) values (67, 'Ana Carla', 1, '2018-11-10');" calcext:value-type="string">
            <text:p>insert into App_Pessoa_pessoa (id, nome, cd_sit, dt_cad) values (67, 'Ana Carla', 1, '2018-11-10');</text:p>
          </table:table-cell>
          <table:table-cell table:style-name="ce32" table:number-columns-repeated="2"/>
          <table:table-cell table:style-name="ce32" table:formula="of:=[.CD66]+1" office:value-type="float" office:value="65" calcext:value-type="float">
            <text:p>65</text:p>
          </table:table-cell>
          <table:table-cell table:style-name="ce33" table:formula="of:=&quot;insert into App_Pessoa_pessoa_pessoa_tipo (id, fk_pessoa_id_id, fk_pessoa_tipo_id_id) values (&quot;&amp;[.CD67]&amp;&quot;, &quot;&amp;[.BZ67]&amp;&quot;, 1);&quot;" office:value-type="string" office:string-value="insert into App_Pessoa_pessoa_pessoa_tipo (id, fk_pessoa_id_id, fk_pessoa_tipo_id_id) values (65, 67, 1);" calcext:value-type="string">
            <text:p>insert into App_Pessoa_pessoa_pessoa_tipo (id, fk_pessoa_id_id, fk_pessoa_tipo_id_id) values (65, 67, 1);</text:p>
          </table:table-cell>
          <table:table-cell table:style-name="ce32" table:number-columns-repeated="2"/>
          <table:table-cell table:style-name="ce32" table:formula="of:=[.CH66]+1" office:value-type="float" office:value="65" calcext:value-type="float">
            <text:p>65</text:p>
          </table:table-cell>
          <table:table-cell table:style-name="ce33" table:formula="of:=&quot;insert into Evento_Pessoa (id, fk_evento_id_id, fk_pessoa_pessoa_tipo_id_id) values (&quot;&amp;[.CH67]&amp;&quot;, &quot;&amp;[.CH67]&amp;&quot;, &quot;&amp;[.CH67]&amp;&quot;);&quot;" office:value-type="string" office:string-value="insert into Evento_Pessoa (id, fk_evento_id_id, fk_pessoa_pessoa_tipo_id_id) values (65, 65, 65);" calcext:value-type="string">
            <text:p>insert into Evento_Pessoa (id, fk_evento_id_id, fk_pessoa_pessoa_tipo_id_id) values (65, 65, 6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style-name="ce3" office:value-type="string" calcext:value-type="string">
            <text:p>Joao Pedro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 table:number-columns-repeated="2" table:style-name="ce21" office:value-type="float" office:value="150" calcext:value-type="float">
            <text:p>150</text:p>
          </table:table-cell>
          <table:table-cell table:style-name="ce4" table:number-columns-repeated="27"/>
          <table:table-cell table:number-columns-repeated="2"/>
          <table:table-cell table:style-name="ce32" table:formula="of:=[.BC67]+1" office:value-type="float" office:value="66" calcext:value-type="float">
            <text:p>6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8]" office:value-type="float" office:value="66" calcext:value-type="float">
            <text:p>6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6" table:formula="of:=&quot; - &quot;&amp;[.B68]&amp;&quot; - &quot;&amp;[.C68]" office:value-type="string" office:string-value=" - Joao Pedro - Newborn" calcext:value-type="string">
            <text:p><text:s/>- Joao Pedro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0" calcext:value-type="date">
            <text:p>2017-08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8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8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67]+1" office:value-type="float" office:value="68" calcext:value-type="float">
            <text:p>68</text:p>
          </table:table-cell>
          <table:table-cell table:style-name="ce33" table:formula="of:=&quot;insert into App_Pessoa_pessoa (id, nome, cd_sit, dt_cad) values (&quot;&amp;[.BZ68]&amp;&quot;, '&quot;&amp;[.B68]&amp;&quot;', 1, '2018-11-10');&quot;" office:value-type="string" office:string-value="insert into App_Pessoa_pessoa (id, nome, cd_sit, dt_cad) values (68, 'Joao Pedro', 1, '2018-11-10');" calcext:value-type="string">
            <text:p>insert into App_Pessoa_pessoa (id, nome, cd_sit, dt_cad) values (68, 'Joao Pedro', 1, '2018-11-10');</text:p>
          </table:table-cell>
          <table:table-cell table:style-name="ce32" table:number-columns-repeated="2"/>
          <table:table-cell table:style-name="ce32" table:formula="of:=[.CD67]+1" office:value-type="float" office:value="66" calcext:value-type="float">
            <text:p>66</text:p>
          </table:table-cell>
          <table:table-cell table:style-name="ce33" table:formula="of:=&quot;insert into App_Pessoa_pessoa_pessoa_tipo (id, fk_pessoa_id_id, fk_pessoa_tipo_id_id) values (&quot;&amp;[.CD68]&amp;&quot;, &quot;&amp;[.BZ68]&amp;&quot;, 1);&quot;" office:value-type="string" office:string-value="insert into App_Pessoa_pessoa_pessoa_tipo (id, fk_pessoa_id_id, fk_pessoa_tipo_id_id) values (66, 68, 1);" calcext:value-type="string">
            <text:p>insert into App_Pessoa_pessoa_pessoa_tipo (id, fk_pessoa_id_id, fk_pessoa_tipo_id_id) values (66, 68, 1);</text:p>
          </table:table-cell>
          <table:table-cell table:style-name="ce32" table:number-columns-repeated="2"/>
          <table:table-cell table:style-name="ce32" table:formula="of:=[.CH67]+1" office:value-type="float" office:value="66" calcext:value-type="float">
            <text:p>66</text:p>
          </table:table-cell>
          <table:table-cell table:style-name="ce33" table:formula="of:=&quot;insert into Evento_Pessoa (id, fk_evento_id_id, fk_pessoa_pessoa_tipo_id_id) values (&quot;&amp;[.CH68]&amp;&quot;, &quot;&amp;[.CH68]&amp;&quot;, &quot;&amp;[.CH68]&amp;&quot;);&quot;" office:value-type="string" office:string-value="insert into Evento_Pessoa (id, fk_evento_id_id, fk_pessoa_pessoa_tipo_id_id) values (66, 66, 66);" calcext:value-type="string">
            <text:p>insert into Evento_Pessoa (id, fk_evento_id_id, fk_pessoa_pessoa_tipo_id_id) values (66, 66, 6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style-name="ce3" office:value-type="string" calcext:value-type="string">
            <text:p>Cristiane Alves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8-22" calcext:value-type="date">
            <text:p>2017-08-22</text:p>
          </table:table-cell>
          <table:table-cell table:style-name="ce3" office:value-type="float" office:value="350" calcext:value-type="float">
            <text:p>3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6"/>
          <table:table-cell table:style-name="ce21" office:value-type="float" office:value="350" calcext:value-type="float">
            <text:p>350</text:p>
          </table:table-cell>
          <table:table-cell/>
          <table:table-cell table:style-name="ce4" table:number-columns-repeated="26"/>
          <table:table-cell table:number-columns-repeated="2"/>
          <table:table-cell table:style-name="ce32" table:formula="of:=[.BC68]+1" office:value-type="float" office:value="67" calcext:value-type="float">
            <text:p>6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69]" office:value-type="float" office:value="67" calcext:value-type="float">
            <text:p>6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2" calcext:value-type="date">
            <text:p>2017-08-22</text:p>
          </table:table-cell>
          <table:table-cell table:style-name="ce36" table:formula="of:=&quot; - &quot;&amp;[.B69]&amp;&quot; - &quot;&amp;[.C69]" office:value-type="string" office:string-value=" - Cristiane Alves - Gestante" calcext:value-type="string">
            <text:p><text:s/>- Cristiane Alves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2" calcext:value-type="date">
            <text:p>2017-08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8-22" calcext:value-type="date">
            <text:p>2017-08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6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69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68]+1" office:value-type="float" office:value="69" calcext:value-type="float">
            <text:p>69</text:p>
          </table:table-cell>
          <table:table-cell table:style-name="ce33" table:formula="of:=&quot;insert into App_Pessoa_pessoa (id, nome, cd_sit, dt_cad) values (&quot;&amp;[.BZ69]&amp;&quot;, '&quot;&amp;[.B69]&amp;&quot;', 1, '2018-11-10');&quot;" office:value-type="string" office:string-value="insert into App_Pessoa_pessoa (id, nome, cd_sit, dt_cad) values (69, 'Cristiane Alves', 1, '2018-11-10');" calcext:value-type="string">
            <text:p>insert into App_Pessoa_pessoa (id, nome, cd_sit, dt_cad) values (69, 'Cristiane Alves', 1, '2018-11-10');</text:p>
          </table:table-cell>
          <table:table-cell table:style-name="ce32" table:number-columns-repeated="2"/>
          <table:table-cell table:style-name="ce32" table:formula="of:=[.CD68]+1" office:value-type="float" office:value="67" calcext:value-type="float">
            <text:p>67</text:p>
          </table:table-cell>
          <table:table-cell table:style-name="ce33" table:formula="of:=&quot;insert into App_Pessoa_pessoa_pessoa_tipo (id, fk_pessoa_id_id, fk_pessoa_tipo_id_id) values (&quot;&amp;[.CD69]&amp;&quot;, &quot;&amp;[.BZ69]&amp;&quot;, 1);&quot;" office:value-type="string" office:string-value="insert into App_Pessoa_pessoa_pessoa_tipo (id, fk_pessoa_id_id, fk_pessoa_tipo_id_id) values (67, 69, 1);" calcext:value-type="string">
            <text:p>insert into App_Pessoa_pessoa_pessoa_tipo (id, fk_pessoa_id_id, fk_pessoa_tipo_id_id) values (67, 69, 1);</text:p>
          </table:table-cell>
          <table:table-cell table:style-name="ce32" table:number-columns-repeated="2"/>
          <table:table-cell table:style-name="ce32" table:formula="of:=[.CH68]+1" office:value-type="float" office:value="67" calcext:value-type="float">
            <text:p>67</text:p>
          </table:table-cell>
          <table:table-cell table:style-name="ce33" table:formula="of:=&quot;insert into Evento_Pessoa (id, fk_evento_id_id, fk_pessoa_pessoa_tipo_id_id) values (&quot;&amp;[.CH69]&amp;&quot;, &quot;&amp;[.CH69]&amp;&quot;, &quot;&amp;[.CH69]&amp;&quot;);&quot;" office:value-type="string" office:string-value="insert into Evento_Pessoa (id, fk_evento_id_id, fk_pessoa_pessoa_tipo_id_id) values (67, 67, 67);" calcext:value-type="string">
            <text:p>insert into Evento_Pessoa (id, fk_evento_id_id, fk_pessoa_pessoa_tipo_id_id) values (67, 67, 6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style-name="ce3" office:value-type="string" calcext:value-type="string">
            <text:p>Paulinha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17-09-02" calcext:value-type="date">
            <text:p>2017-09-02</text:p>
          </table:table-cell>
          <table:table-cell table:style-name="ce3" office:value-type="float" office:value="2600" calcext:value-type="float">
            <text:p>260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/>
          <table:table-cell table:style-name="ce4" office:value-type="string" calcext:value-type="string">
            <text:p>Pedro</text:p>
          </table:table-cell>
          <table:table-cell table:style-name="ce4" office:value-type="float" office:value="-300" calcext:value-type="float">
            <text:p>-300</text:p>
          </table:table-cell>
          <table:table-cell table:style-name="ce4" table:number-columns-repeated="8"/>
          <table:table-cell table:style-name="ce21" office:value-type="float" office:value="2600" calcext:value-type="float">
            <text:p>2 600</text:p>
          </table:table-cell>
          <table:table-cell table:style-name="ce4"/>
          <table:table-cell/>
          <table:table-cell table:style-name="ce4" table:number-columns-repeated="30"/>
          <table:table-cell table:number-columns-repeated="2"/>
          <table:table-cell table:style-name="ce32" table:formula="of:=[.BC69]+1" office:value-type="float" office:value="68" calcext:value-type="float">
            <text:p>6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0]" office:value-type="float" office:value="68" calcext:value-type="float">
            <text:p>6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2" calcext:value-type="date">
            <text:p>2017-09-02</text:p>
          </table:table-cell>
          <table:table-cell table:style-name="ce36" table:formula="of:=&quot; - &quot;&amp;[.B70]&amp;&quot; - &quot;&amp;[.C70]" office:value-type="string" office:string-value=" - Paulinha - 15 anos" calcext:value-type="string">
            <text:p><text:s/>- Paulinha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2" calcext:value-type="date">
            <text:p>2017-09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2" calcext:value-type="date">
            <text:p>2017-09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600" calcext:value-type="float">
            <text:p>26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0]&amp;&quot;);&quot;" office:value-type="string" office:string-value="3);" calcext:value-type="string">
            <text:p>3);</text:p>
          </table:table-cell>
          <table:table-cell table:style-name="ce32"/>
          <table:table-cell table:style-name="ce32" table:formula="of:=[.BZ69]+1" office:value-type="float" office:value="70" calcext:value-type="float">
            <text:p>70</text:p>
          </table:table-cell>
          <table:table-cell table:style-name="ce33" table:formula="of:=&quot;insert into App_Pessoa_pessoa (id, nome, cd_sit, dt_cad) values (&quot;&amp;[.BZ70]&amp;&quot;, '&quot;&amp;[.B70]&amp;&quot;', 1, '2018-11-10');&quot;" office:value-type="string" office:string-value="insert into App_Pessoa_pessoa (id, nome, cd_sit, dt_cad) values (70, 'Paulinha', 1, '2018-11-10');" calcext:value-type="string">
            <text:p>insert into App_Pessoa_pessoa (id, nome, cd_sit, dt_cad) values (70, 'Paulinha', 1, '2018-11-10');</text:p>
          </table:table-cell>
          <table:table-cell table:style-name="ce32" table:number-columns-repeated="2"/>
          <table:table-cell table:style-name="ce32" table:formula="of:=[.CD69]+1" office:value-type="float" office:value="68" calcext:value-type="float">
            <text:p>68</text:p>
          </table:table-cell>
          <table:table-cell table:style-name="ce33" table:formula="of:=&quot;insert into App_Pessoa_pessoa_pessoa_tipo (id, fk_pessoa_id_id, fk_pessoa_tipo_id_id) values (&quot;&amp;[.CD70]&amp;&quot;, &quot;&amp;[.BZ70]&amp;&quot;, 1);&quot;" office:value-type="string" office:string-value="insert into App_Pessoa_pessoa_pessoa_tipo (id, fk_pessoa_id_id, fk_pessoa_tipo_id_id) values (68, 70, 1);" calcext:value-type="string">
            <text:p>insert into App_Pessoa_pessoa_pessoa_tipo (id, fk_pessoa_id_id, fk_pessoa_tipo_id_id) values (68, 70, 1);</text:p>
          </table:table-cell>
          <table:table-cell table:style-name="ce32" table:number-columns-repeated="2"/>
          <table:table-cell table:style-name="ce32" table:formula="of:=[.CH69]+1" office:value-type="float" office:value="68" calcext:value-type="float">
            <text:p>68</text:p>
          </table:table-cell>
          <table:table-cell table:style-name="ce33" table:formula="of:=&quot;insert into Evento_Pessoa (id, fk_evento_id_id, fk_pessoa_pessoa_tipo_id_id) values (&quot;&amp;[.CH70]&amp;&quot;, &quot;&amp;[.CH70]&amp;&quot;, &quot;&amp;[.CH70]&amp;&quot;);&quot;" office:value-type="string" office:string-value="insert into Evento_Pessoa (id, fk_evento_id_id, fk_pessoa_pessoa_tipo_id_id) values (68, 68, 68);" calcext:value-type="string">
            <text:p>insert into Evento_Pessoa (id, fk_evento_id_id, fk_pessoa_pessoa_tipo_id_id) values (68, 68, 6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style-name="ce3" office:value-type="string" calcext:value-type="string">
            <text:p>Fabiol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" office:value-type="float" office:value="350" calcext:value-type="float">
            <text:p>3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6"/>
          <table:table-cell table:style-name="ce21" office:value-type="float" office:value="350" calcext:value-type="float">
            <text:p>350</text:p>
          </table:table-cell>
          <table:table-cell table:style-name="ce4" table:number-columns-repeated="27"/>
          <table:table-cell table:number-columns-repeated="2"/>
          <table:table-cell table:style-name="ce32" table:formula="of:=[.BC70]+1" office:value-type="float" office:value="69" calcext:value-type="float">
            <text:p>6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1]" office:value-type="float" office:value="69" calcext:value-type="float">
            <text:p>6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6" table:formula="of:=&quot; - &quot;&amp;[.B71]&amp;&quot; - &quot;&amp;[.C71]" office:value-type="string" office:string-value=" - Fabiola - Gestante" calcext:value-type="string">
            <text:p><text:s/>- Fabiol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1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70]+1" office:value-type="float" office:value="71" calcext:value-type="float">
            <text:p>71</text:p>
          </table:table-cell>
          <table:table-cell table:style-name="ce33" table:formula="of:=&quot;insert into App_Pessoa_pessoa (id, nome, cd_sit, dt_cad) values (&quot;&amp;[.BZ71]&amp;&quot;, '&quot;&amp;[.B71]&amp;&quot;', 1, '2018-11-10');&quot;" office:value-type="string" office:string-value="insert into App_Pessoa_pessoa (id, nome, cd_sit, dt_cad) values (71, 'Fabiola', 1, '2018-11-10');" calcext:value-type="string">
            <text:p>insert into App_Pessoa_pessoa (id, nome, cd_sit, dt_cad) values (71, 'Fabiola', 1, '2018-11-10');</text:p>
          </table:table-cell>
          <table:table-cell table:style-name="ce32" table:number-columns-repeated="2"/>
          <table:table-cell table:style-name="ce32" table:formula="of:=[.CD70]+1" office:value-type="float" office:value="69" calcext:value-type="float">
            <text:p>69</text:p>
          </table:table-cell>
          <table:table-cell table:style-name="ce33" table:formula="of:=&quot;insert into App_Pessoa_pessoa_pessoa_tipo (id, fk_pessoa_id_id, fk_pessoa_tipo_id_id) values (&quot;&amp;[.CD71]&amp;&quot;, &quot;&amp;[.BZ71]&amp;&quot;, 1);&quot;" office:value-type="string" office:string-value="insert into App_Pessoa_pessoa_pessoa_tipo (id, fk_pessoa_id_id, fk_pessoa_tipo_id_id) values (69, 71, 1);" calcext:value-type="string">
            <text:p>insert into App_Pessoa_pessoa_pessoa_tipo (id, fk_pessoa_id_id, fk_pessoa_tipo_id_id) values (69, 71, 1);</text:p>
          </table:table-cell>
          <table:table-cell table:style-name="ce32" table:number-columns-repeated="2"/>
          <table:table-cell table:style-name="ce32" table:formula="of:=[.CH70]+1" office:value-type="float" office:value="69" calcext:value-type="float">
            <text:p>69</text:p>
          </table:table-cell>
          <table:table-cell table:style-name="ce33" table:formula="of:=&quot;insert into Evento_Pessoa (id, fk_evento_id_id, fk_pessoa_pessoa_tipo_id_id) values (&quot;&amp;[.CH71]&amp;&quot;, &quot;&amp;[.CH71]&amp;&quot;, &quot;&amp;[.CH71]&amp;&quot;);&quot;" office:value-type="string" office:string-value="insert into Evento_Pessoa (id, fk_evento_id_id, fk_pessoa_pessoa_tipo_id_id) values (69, 69, 69);" calcext:value-type="string">
            <text:p>insert into Evento_Pessoa (id, fk_evento_id_id, fk_pessoa_pessoa_tipo_id_id) values (69, 69, 6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style-name="ce3" office:value-type="string" calcext:value-type="string">
            <text:p>Bruna Ligabo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" office:value-type="float" office:value="400" calcext:value-type="float">
            <text:p>40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 table:number-columns-repeated="2" table:style-name="ce21" office:value-type="float" office:value="200" calcext:value-type="float">
            <text:p>200</text:p>
          </table:table-cell>
          <table:table-cell table:style-name="ce4" table:number-columns-repeated="27"/>
          <table:table-cell table:number-columns-repeated="2"/>
          <table:table-cell table:style-name="ce32" table:formula="of:=[.BC71]+1" office:value-type="float" office:value="70" calcext:value-type="float">
            <text:p>7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2]" office:value-type="float" office:value="70" calcext:value-type="float">
            <text:p>7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6" table:formula="of:=&quot; - &quot;&amp;[.B72]&amp;&quot; - &quot;&amp;[.C72]" office:value-type="string" office:string-value=" - Bruna Ligabo - Gestante" calcext:value-type="string">
            <text:p><text:s/>- Bruna Ligabo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3" calcext:value-type="date">
            <text:p>2017-09-0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2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2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71]+1" office:value-type="float" office:value="72" calcext:value-type="float">
            <text:p>72</text:p>
          </table:table-cell>
          <table:table-cell table:style-name="ce33" table:formula="of:=&quot;insert into App_Pessoa_pessoa (id, nome, cd_sit, dt_cad) values (&quot;&amp;[.BZ72]&amp;&quot;, '&quot;&amp;[.B72]&amp;&quot;', 1, '2018-11-10');&quot;" office:value-type="string" office:string-value="insert into App_Pessoa_pessoa (id, nome, cd_sit, dt_cad) values (72, 'Bruna Ligabo', 1, '2018-11-10');" calcext:value-type="string">
            <text:p>insert into App_Pessoa_pessoa (id, nome, cd_sit, dt_cad) values (72, 'Bruna Ligabo', 1, '2018-11-10');</text:p>
          </table:table-cell>
          <table:table-cell table:style-name="ce32" table:number-columns-repeated="2"/>
          <table:table-cell table:style-name="ce32" table:formula="of:=[.CD71]+1" office:value-type="float" office:value="70" calcext:value-type="float">
            <text:p>70</text:p>
          </table:table-cell>
          <table:table-cell table:style-name="ce33" table:formula="of:=&quot;insert into App_Pessoa_pessoa_pessoa_tipo (id, fk_pessoa_id_id, fk_pessoa_tipo_id_id) values (&quot;&amp;[.CD72]&amp;&quot;, &quot;&amp;[.BZ72]&amp;&quot;, 1);&quot;" office:value-type="string" office:string-value="insert into App_Pessoa_pessoa_pessoa_tipo (id, fk_pessoa_id_id, fk_pessoa_tipo_id_id) values (70, 72, 1);" calcext:value-type="string">
            <text:p>insert into App_Pessoa_pessoa_pessoa_tipo (id, fk_pessoa_id_id, fk_pessoa_tipo_id_id) values (70, 72, 1);</text:p>
          </table:table-cell>
          <table:table-cell table:style-name="ce32" table:number-columns-repeated="2"/>
          <table:table-cell table:style-name="ce32" table:formula="of:=[.CH71]+1" office:value-type="float" office:value="70" calcext:value-type="float">
            <text:p>70</text:p>
          </table:table-cell>
          <table:table-cell table:style-name="ce33" table:formula="of:=&quot;insert into Evento_Pessoa (id, fk_evento_id_id, fk_pessoa_pessoa_tipo_id_id) values (&quot;&amp;[.CH72]&amp;&quot;, &quot;&amp;[.CH72]&amp;&quot;, &quot;&amp;[.CH72]&amp;&quot;);&quot;" office:value-type="string" office:string-value="insert into Evento_Pessoa (id, fk_evento_id_id, fk_pessoa_pessoa_tipo_id_id) values (70, 70, 70);" calcext:value-type="string">
            <text:p>insert into Evento_Pessoa (id, fk_evento_id_id, fk_pessoa_pessoa_tipo_id_id) values (70, 70, 7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style-name="ce3" office:value-type="string" calcext:value-type="string">
            <text:p>Alice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7-09-04" calcext:value-type="date">
            <text:p>2017-09-04</text:p>
          </table:table-cell>
          <table:table-cell table:style-name="ce3" office:value-type="float" office:value="390" calcext:value-type="float">
            <text:p>39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5"/>
          <table:table-cell/>
          <table:table-cell table:style-name="ce21" office:value-type="float" office:value="390" calcext:value-type="float">
            <text:p>390</text:p>
          </table:table-cell>
          <table:table-cell table:style-name="ce4" table:number-columns-repeated="27"/>
          <table:table-cell table:number-columns-repeated="2"/>
          <table:table-cell table:style-name="ce32" table:formula="of:=[.BC72]+1" office:value-type="float" office:value="71" calcext:value-type="float">
            <text:p>7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3]" office:value-type="float" office:value="71" calcext:value-type="float">
            <text:p>7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4" calcext:value-type="date">
            <text:p>2017-09-04</text:p>
          </table:table-cell>
          <table:table-cell table:style-name="ce36" table:formula="of:=&quot; - &quot;&amp;[.B73]&amp;&quot; - &quot;&amp;[.C73]" office:value-type="string" office:string-value=" - Alice - Newborn" calcext:value-type="string">
            <text:p><text:s/>- Alice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4" calcext:value-type="date">
            <text:p>2017-09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4" calcext:value-type="date">
            <text:p>2017-09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3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72]+1" office:value-type="float" office:value="73" calcext:value-type="float">
            <text:p>73</text:p>
          </table:table-cell>
          <table:table-cell table:style-name="ce33" table:formula="of:=&quot;insert into App_Pessoa_pessoa (id, nome, cd_sit, dt_cad) values (&quot;&amp;[.BZ73]&amp;&quot;, '&quot;&amp;[.B73]&amp;&quot;', 1, '2018-11-10');&quot;" office:value-type="string" office:string-value="insert into App_Pessoa_pessoa (id, nome, cd_sit, dt_cad) values (73, 'Alice', 1, '2018-11-10');" calcext:value-type="string">
            <text:p>insert into App_Pessoa_pessoa (id, nome, cd_sit, dt_cad) values (73, 'Alice', 1, '2018-11-10');</text:p>
          </table:table-cell>
          <table:table-cell table:style-name="ce32" table:number-columns-repeated="2"/>
          <table:table-cell table:style-name="ce32" table:formula="of:=[.CD72]+1" office:value-type="float" office:value="71" calcext:value-type="float">
            <text:p>71</text:p>
          </table:table-cell>
          <table:table-cell table:style-name="ce33" table:formula="of:=&quot;insert into App_Pessoa_pessoa_pessoa_tipo (id, fk_pessoa_id_id, fk_pessoa_tipo_id_id) values (&quot;&amp;[.CD73]&amp;&quot;, &quot;&amp;[.BZ73]&amp;&quot;, 1);&quot;" office:value-type="string" office:string-value="insert into App_Pessoa_pessoa_pessoa_tipo (id, fk_pessoa_id_id, fk_pessoa_tipo_id_id) values (71, 73, 1);" calcext:value-type="string">
            <text:p>insert into App_Pessoa_pessoa_pessoa_tipo (id, fk_pessoa_id_id, fk_pessoa_tipo_id_id) values (71, 73, 1);</text:p>
          </table:table-cell>
          <table:table-cell table:style-name="ce32" table:number-columns-repeated="2"/>
          <table:table-cell table:style-name="ce32" table:formula="of:=[.CH72]+1" office:value-type="float" office:value="71" calcext:value-type="float">
            <text:p>71</text:p>
          </table:table-cell>
          <table:table-cell table:style-name="ce33" table:formula="of:=&quot;insert into Evento_Pessoa (id, fk_evento_id_id, fk_pessoa_pessoa_tipo_id_id) values (&quot;&amp;[.CH73]&amp;&quot;, &quot;&amp;[.CH73]&amp;&quot;, &quot;&amp;[.CH73]&amp;&quot;);&quot;" office:value-type="string" office:string-value="insert into Evento_Pessoa (id, fk_evento_id_id, fk_pessoa_pessoa_tipo_id_id) values (71, 71, 71);" calcext:value-type="string">
            <text:p>insert into Evento_Pessoa (id, fk_evento_id_id, fk_pessoa_pessoa_tipo_id_id) values (71, 71, 7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style-name="ce3" office:value-type="string" calcext:value-type="string">
            <text:p>Lais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7-09-09" calcext:value-type="date">
            <text:p>2017-09-09</text:p>
          </table:table-cell>
          <table:table-cell table:style-name="ce12" office:value-type="float" office:value="4040" calcext:value-type="float">
            <text:p>4 040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9"/>
          <table:table-cell table:number-columns-repeated="2"/>
          <table:table-cell table:style-name="ce21" office:value-type="float" office:value="1900" calcext:value-type="float">
            <text:p>1 900</text:p>
          </table:table-cell>
          <table:table-cell table:number-columns-repeated="6" table:style-name="ce21" office:value-type="float" office:value="305" calcext:value-type="float">
            <text:p>305</text:p>
          </table:table-cell>
          <table:table-cell table:style-name="ce21" office:value-type="float" office:value="310" calcext:value-type="float">
            <text:p>310</text:p>
          </table:table-cell>
          <table:table-cell table:style-name="ce4" table:number-columns-repeated="25"/>
          <table:table-cell table:number-columns-repeated="2"/>
          <table:table-cell table:style-name="ce32" table:formula="of:=[.BC73]+1" office:value-type="float" office:value="72" calcext:value-type="float">
            <text:p>7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4]" office:value-type="float" office:value="72" calcext:value-type="float">
            <text:p>7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9" calcext:value-type="date">
            <text:p>2017-09-09</text:p>
          </table:table-cell>
          <table:table-cell table:style-name="ce36" table:formula="of:=&quot; - &quot;&amp;[.B74]&amp;&quot; - &quot;&amp;[.C74]" office:value-type="string" office:string-value=" - Lais - Casamento" calcext:value-type="string">
            <text:p><text:s/>- Lais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9" calcext:value-type="date">
            <text:p>2017-09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09" calcext:value-type="date">
            <text:p>2017-09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40" calcext:value-type="float">
            <text:p>404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4]" office:value-type="float" office:value="10" calcext:value-type="float">
            <text:p>1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4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73]+1" office:value-type="float" office:value="74" calcext:value-type="float">
            <text:p>74</text:p>
          </table:table-cell>
          <table:table-cell table:style-name="ce33" table:formula="of:=&quot;insert into App_Pessoa_pessoa (id, nome, cd_sit, dt_cad) values (&quot;&amp;[.BZ74]&amp;&quot;, '&quot;&amp;[.B74]&amp;&quot;', 1, '2018-11-10');&quot;" office:value-type="string" office:string-value="insert into App_Pessoa_pessoa (id, nome, cd_sit, dt_cad) values (74, 'Lais', 1, '2018-11-10');" calcext:value-type="string">
            <text:p>insert into App_Pessoa_pessoa (id, nome, cd_sit, dt_cad) values (74, 'Lais', 1, '2018-11-10');</text:p>
          </table:table-cell>
          <table:table-cell table:style-name="ce32" table:number-columns-repeated="2"/>
          <table:table-cell table:style-name="ce32" table:formula="of:=[.CD73]+1" office:value-type="float" office:value="72" calcext:value-type="float">
            <text:p>72</text:p>
          </table:table-cell>
          <table:table-cell table:style-name="ce33" table:formula="of:=&quot;insert into App_Pessoa_pessoa_pessoa_tipo (id, fk_pessoa_id_id, fk_pessoa_tipo_id_id) values (&quot;&amp;[.CD74]&amp;&quot;, &quot;&amp;[.BZ74]&amp;&quot;, 1);&quot;" office:value-type="string" office:string-value="insert into App_Pessoa_pessoa_pessoa_tipo (id, fk_pessoa_id_id, fk_pessoa_tipo_id_id) values (72, 74, 1);" calcext:value-type="string">
            <text:p>insert into App_Pessoa_pessoa_pessoa_tipo (id, fk_pessoa_id_id, fk_pessoa_tipo_id_id) values (72, 74, 1);</text:p>
          </table:table-cell>
          <table:table-cell table:style-name="ce32" table:number-columns-repeated="2"/>
          <table:table-cell table:style-name="ce32" table:formula="of:=[.CH73]+1" office:value-type="float" office:value="72" calcext:value-type="float">
            <text:p>72</text:p>
          </table:table-cell>
          <table:table-cell table:style-name="ce33" table:formula="of:=&quot;insert into Evento_Pessoa (id, fk_evento_id_id, fk_pessoa_pessoa_tipo_id_id) values (&quot;&amp;[.CH74]&amp;&quot;, &quot;&amp;[.CH74]&amp;&quot;, &quot;&amp;[.CH74]&amp;&quot;);&quot;" office:value-type="string" office:string-value="insert into Evento_Pessoa (id, fk_evento_id_id, fk_pessoa_pessoa_tipo_id_id) values (72, 72, 72);" calcext:value-type="string">
            <text:p>insert into Evento_Pessoa (id, fk_evento_id_id, fk_pessoa_pessoa_tipo_id_id) values (72, 72, 7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style-name="ce3" office:value-type="string" calcext:value-type="string">
            <text:p>Ana Laura(Melina)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7-09-15" calcext:value-type="date">
            <text:p>2017-09-15</text:p>
          </table:table-cell>
          <table:table-cell table:style-name="ce3" office:value-type="float" office:value="250" calcext:value-type="float">
            <text:p>2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6"/>
          <table:table-cell table:style-name="ce21" office:value-type="float" office:value="250" calcext:value-type="float">
            <text:p>250</text:p>
          </table:table-cell>
          <table:table-cell table:style-name="ce4" table:number-columns-repeated="27"/>
          <table:table-cell table:number-columns-repeated="2"/>
          <table:table-cell table:style-name="ce32" table:formula="of:=[.BC74]+1" office:value-type="float" office:value="73" calcext:value-type="float">
            <text:p>7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5]" office:value-type="float" office:value="73" calcext:value-type="float">
            <text:p>7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15" calcext:value-type="date">
            <text:p>2017-09-15</text:p>
          </table:table-cell>
          <table:table-cell table:style-name="ce36" table:formula="of:=&quot; - &quot;&amp;[.B75]&amp;&quot; - &quot;&amp;[.C75]" office:value-type="string" office:string-value=" - Ana Laura(Melina) - Newborn" calcext:value-type="string">
            <text:p><text:s/>- Ana Laura(Melina)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15" calcext:value-type="date">
            <text:p>2017-09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15" calcext:value-type="date">
            <text:p>2017-09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5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74]+1" office:value-type="float" office:value="75" calcext:value-type="float">
            <text:p>75</text:p>
          </table:table-cell>
          <table:table-cell table:style-name="ce33" table:formula="of:=&quot;insert into App_Pessoa_pessoa (id, nome, cd_sit, dt_cad) values (&quot;&amp;[.BZ75]&amp;&quot;, '&quot;&amp;[.B75]&amp;&quot;', 1, '2018-11-10');&quot;" office:value-type="string" office:string-value="insert into App_Pessoa_pessoa (id, nome, cd_sit, dt_cad) values (75, 'Ana Laura(Melina)', 1, '2018-11-10');" calcext:value-type="string">
            <text:p>insert into App_Pessoa_pessoa (id, nome, cd_sit, dt_cad) values (75, 'Ana Laura(Melina)', 1, '2018-11-10');</text:p>
          </table:table-cell>
          <table:table-cell table:style-name="ce32" table:number-columns-repeated="2"/>
          <table:table-cell table:style-name="ce32" table:formula="of:=[.CD74]+1" office:value-type="float" office:value="73" calcext:value-type="float">
            <text:p>73</text:p>
          </table:table-cell>
          <table:table-cell table:style-name="ce33" table:formula="of:=&quot;insert into App_Pessoa_pessoa_pessoa_tipo (id, fk_pessoa_id_id, fk_pessoa_tipo_id_id) values (&quot;&amp;[.CD75]&amp;&quot;, &quot;&amp;[.BZ75]&amp;&quot;, 1);&quot;" office:value-type="string" office:string-value="insert into App_Pessoa_pessoa_pessoa_tipo (id, fk_pessoa_id_id, fk_pessoa_tipo_id_id) values (73, 75, 1);" calcext:value-type="string">
            <text:p>insert into App_Pessoa_pessoa_pessoa_tipo (id, fk_pessoa_id_id, fk_pessoa_tipo_id_id) values (73, 75, 1);</text:p>
          </table:table-cell>
          <table:table-cell table:style-name="ce32" table:number-columns-repeated="2"/>
          <table:table-cell table:style-name="ce32" table:formula="of:=[.CH74]+1" office:value-type="float" office:value="73" calcext:value-type="float">
            <text:p>73</text:p>
          </table:table-cell>
          <table:table-cell table:style-name="ce33" table:formula="of:=&quot;insert into Evento_Pessoa (id, fk_evento_id_id, fk_pessoa_pessoa_tipo_id_id) values (&quot;&amp;[.CH75]&amp;&quot;, &quot;&amp;[.CH75]&amp;&quot;, &quot;&amp;[.CH75]&amp;&quot;);&quot;" office:value-type="string" office:string-value="insert into Evento_Pessoa (id, fk_evento_id_id, fk_pessoa_pessoa_tipo_id_id) values (73, 73, 73);" calcext:value-type="string">
            <text:p>insert into Evento_Pessoa (id, fk_evento_id_id, fk_pessoa_pessoa_tipo_id_id) values (73, 73, 7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style-name="ce3" office:value-type="string" calcext:value-type="string">
            <text:p>Rafa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7-09-24" calcext:value-type="date">
            <text:p>2017-09-24</text:p>
          </table:table-cell>
          <table:table-cell table:style-name="ce3" office:value-type="float" office:value="120" calcext:value-type="float">
            <text:p>12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6"/>
          <table:table-cell table:style-name="ce21" office:value-type="float" office:value="120" calcext:value-type="float">
            <text:p>120</text:p>
          </table:table-cell>
          <table:table-cell table:style-name="ce4" table:number-columns-repeated="27"/>
          <table:table-cell table:number-columns-repeated="2"/>
          <table:table-cell table:style-name="ce32" table:formula="of:=[.BC75]+1" office:value-type="float" office:value="74" calcext:value-type="float">
            <text:p>7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6]" office:value-type="float" office:value="74" calcext:value-type="float">
            <text:p>7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24" calcext:value-type="date">
            <text:p>2017-09-24</text:p>
          </table:table-cell>
          <table:table-cell table:style-name="ce36" table:formula="of:=&quot; - &quot;&amp;[.B76]&amp;&quot; - &quot;&amp;[.C76]" office:value-type="string" office:string-value=" - Rafa - Acompanhamento" calcext:value-type="string">
            <text:p><text:s/>- Rafa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24" calcext:value-type="date">
            <text:p>2017-09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24" calcext:value-type="date">
            <text:p>2017-09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0" calcext:value-type="float">
            <text:p>12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6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75]+1" office:value-type="float" office:value="76" calcext:value-type="float">
            <text:p>76</text:p>
          </table:table-cell>
          <table:table-cell table:style-name="ce33" table:formula="of:=&quot;insert into App_Pessoa_pessoa (id, nome, cd_sit, dt_cad) values (&quot;&amp;[.BZ76]&amp;&quot;, '&quot;&amp;[.B76]&amp;&quot;', 1, '2018-11-10');&quot;" office:value-type="string" office:string-value="insert into App_Pessoa_pessoa (id, nome, cd_sit, dt_cad) values (76, 'Rafa', 1, '2018-11-10');" calcext:value-type="string">
            <text:p>insert into App_Pessoa_pessoa (id, nome, cd_sit, dt_cad) values (76, 'Rafa', 1, '2018-11-10');</text:p>
          </table:table-cell>
          <table:table-cell table:style-name="ce32" table:number-columns-repeated="2"/>
          <table:table-cell table:style-name="ce32" table:formula="of:=[.CD75]+1" office:value-type="float" office:value="74" calcext:value-type="float">
            <text:p>74</text:p>
          </table:table-cell>
          <table:table-cell table:style-name="ce33" table:formula="of:=&quot;insert into App_Pessoa_pessoa_pessoa_tipo (id, fk_pessoa_id_id, fk_pessoa_tipo_id_id) values (&quot;&amp;[.CD76]&amp;&quot;, &quot;&amp;[.BZ76]&amp;&quot;, 1);&quot;" office:value-type="string" office:string-value="insert into App_Pessoa_pessoa_pessoa_tipo (id, fk_pessoa_id_id, fk_pessoa_tipo_id_id) values (74, 76, 1);" calcext:value-type="string">
            <text:p>insert into App_Pessoa_pessoa_pessoa_tipo (id, fk_pessoa_id_id, fk_pessoa_tipo_id_id) values (74, 76, 1);</text:p>
          </table:table-cell>
          <table:table-cell table:style-name="ce32" table:number-columns-repeated="2"/>
          <table:table-cell table:style-name="ce32" table:formula="of:=[.CH75]+1" office:value-type="float" office:value="74" calcext:value-type="float">
            <text:p>74</text:p>
          </table:table-cell>
          <table:table-cell table:style-name="ce33" table:formula="of:=&quot;insert into Evento_Pessoa (id, fk_evento_id_id, fk_pessoa_pessoa_tipo_id_id) values (&quot;&amp;[.CH76]&amp;&quot;, &quot;&amp;[.CH76]&amp;&quot;, &quot;&amp;[.CH76]&amp;&quot;);&quot;" office:value-type="string" office:string-value="insert into Evento_Pessoa (id, fk_evento_id_id, fk_pessoa_pessoa_tipo_id_id) values (74, 74, 74);" calcext:value-type="string">
            <text:p>insert into Evento_Pessoa (id, fk_evento_id_id, fk_pessoa_pessoa_tipo_id_id) values (74, 74, 7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style-name="ce3" office:value-type="string" calcext:value-type="string">
            <text:p>Milen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7-09-30" calcext:value-type="date">
            <text:p>2017-09-30</text:p>
          </table:table-cell>
          <table:table-cell table:style-name="ce3" office:value-type="float" office:value="1332" calcext:value-type="float">
            <text:p>133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14"/>
          <table:table-cell table:number-columns-repeated="2" table:style-name="ce21" office:value-type="float" office:value="444" calcext:value-type="float">
            <text:p>444</text:p>
          </table:table-cell>
          <table:table-cell/>
          <table:table-cell table:style-name="ce21" office:value-type="float" office:value="444" calcext:value-type="float">
            <text:p>444</text:p>
          </table:table-cell>
          <table:table-cell table:number-columns-repeated="28"/>
          <table:table-cell table:style-name="ce32" table:formula="of:=[.BC76]+1" office:value-type="float" office:value="75" calcext:value-type="float">
            <text:p>7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7]" office:value-type="float" office:value="75" calcext:value-type="float">
            <text:p>7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30" calcext:value-type="date">
            <text:p>2017-09-30</text:p>
          </table:table-cell>
          <table:table-cell table:style-name="ce36" table:formula="of:=&quot; - &quot;&amp;[.B77]&amp;&quot; - &quot;&amp;[.C77]" office:value-type="string" office:string-value=" - Milena - Gestante" calcext:value-type="string">
            <text:p><text:s/>- Milen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30" calcext:value-type="date">
            <text:p>2017-09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09-30" calcext:value-type="date">
            <text:p>2017-09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332" calcext:value-type="float">
            <text:p>1332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7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7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76]+1" office:value-type="float" office:value="77" calcext:value-type="float">
            <text:p>77</text:p>
          </table:table-cell>
          <table:table-cell table:style-name="ce33" table:formula="of:=&quot;insert into App_Pessoa_pessoa (id, nome, cd_sit, dt_cad) values (&quot;&amp;[.BZ77]&amp;&quot;, '&quot;&amp;[.B77]&amp;&quot;', 1, '2018-11-10');&quot;" office:value-type="string" office:string-value="insert into App_Pessoa_pessoa (id, nome, cd_sit, dt_cad) values (77, 'Milena', 1, '2018-11-10');" calcext:value-type="string">
            <text:p>insert into App_Pessoa_pessoa (id, nome, cd_sit, dt_cad) values (77, 'Milena', 1, '2018-11-10');</text:p>
          </table:table-cell>
          <table:table-cell table:style-name="ce32" table:number-columns-repeated="2"/>
          <table:table-cell table:style-name="ce32" table:formula="of:=[.CD76]+1" office:value-type="float" office:value="75" calcext:value-type="float">
            <text:p>75</text:p>
          </table:table-cell>
          <table:table-cell table:style-name="ce33" table:formula="of:=&quot;insert into App_Pessoa_pessoa_pessoa_tipo (id, fk_pessoa_id_id, fk_pessoa_tipo_id_id) values (&quot;&amp;[.CD77]&amp;&quot;, &quot;&amp;[.BZ77]&amp;&quot;, 1);&quot;" office:value-type="string" office:string-value="insert into App_Pessoa_pessoa_pessoa_tipo (id, fk_pessoa_id_id, fk_pessoa_tipo_id_id) values (75, 77, 1);" calcext:value-type="string">
            <text:p>insert into App_Pessoa_pessoa_pessoa_tipo (id, fk_pessoa_id_id, fk_pessoa_tipo_id_id) values (75, 77, 1);</text:p>
          </table:table-cell>
          <table:table-cell table:style-name="ce32" table:number-columns-repeated="2"/>
          <table:table-cell table:style-name="ce32" table:formula="of:=[.CH76]+1" office:value-type="float" office:value="75" calcext:value-type="float">
            <text:p>75</text:p>
          </table:table-cell>
          <table:table-cell table:style-name="ce33" table:formula="of:=&quot;insert into Evento_Pessoa (id, fk_evento_id_id, fk_pessoa_pessoa_tipo_id_id) values (&quot;&amp;[.CH77]&amp;&quot;, &quot;&amp;[.CH77]&amp;&quot;, &quot;&amp;[.CH77]&amp;&quot;);&quot;" office:value-type="string" office:string-value="insert into Evento_Pessoa (id, fk_evento_id_id, fk_pessoa_pessoa_tipo_id_id) values (75, 75, 75);" calcext:value-type="string">
            <text:p>insert into Evento_Pessoa (id, fk_evento_id_id, fk_pessoa_pessoa_tipo_id_id) values (75, 75, 7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style-name="ce3" office:value-type="string" calcext:value-type="string">
            <text:p>Alice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10-01" calcext:value-type="date">
            <text:p>2017-10-01</text:p>
          </table:table-cell>
          <table:table-cell table:style-name="ce3" office:value-type="float" office:value="2415" calcext:value-type="float">
            <office:annotation draw:style-name="gr5" draw:text-style-name="P8" svg:width="50.63mm" svg:height="24.21mm" svg:x="126.23mm" svg:y="373.07mm" draw:caption-point-x="44.71mm" draw:caption-point-y="4.39mm">
              <dc:date>2018-11-15T00:00:00</dc:date>
              <text:p text:style-name="P7"><text:span text:style-name="T5">Janaína Nogueira:</text:span></text:p>
              <text:p text:style-name="P7"><text:span text:style-name="T6">faltando dezembro</text:span></text:p>
              <text:p text:style-name="P7"><text:span text:style-name="T6">250</text:span></text:p>
              <text:p text:style-name="P7"><text:span text:style-name="T6">515</text:span></text:p>
              <text:p text:style-name="P7"><text:span text:style-name="T6">550</text:span></text:p>
              <text:p text:style-name="P7"><text:span text:style-name="T6"/></text:p>
            </office:annotation>
            <text:p>2415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style-name="ce4" office:value-type="string" calcext:value-type="string">
            <text:p>450 quadrinhos</text:p>
          </table:table-cell>
          <table:table-cell table:style-name="ce4" office:value-type="string" calcext:value-type="string">
            <text:p>Larissa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table:number-columns-repeated="13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 table:style-name="ce4" table:number-columns-repeated="2"/>
          <table:table-cell table:style-name="ce21" office:value-type="float" office:value="1050" calcext:value-type="float">
            <text:p>1 050</text:p>
          </table:table-cell>
          <table:table-cell table:number-columns-repeated="7"/>
          <table:table-cell table:style-name="ce21" office:value-type="float" office:value="265" calcext:value-type="float">
            <text:p>265</text:p>
          </table:table-cell>
          <table:table-cell table:number-columns-repeated="17"/>
          <table:table-cell table:style-name="ce32" table:formula="of:=[.BC77]+1" office:value-type="float" office:value="76" calcext:value-type="float">
            <text:p>7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8]" office:value-type="float" office:value="76" calcext:value-type="float">
            <text:p>7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1" calcext:value-type="date">
            <text:p>2017-10-01</text:p>
          </table:table-cell>
          <table:table-cell table:style-name="ce36" table:formula="of:=&quot; - &quot;&amp;[.B78]&amp;&quot; - &quot;&amp;[.C78]" office:value-type="string" office:string-value=" - Alice - Niver infantil" calcext:value-type="string">
            <text:p><text:s/>- Alice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1" calcext:value-type="date">
            <text:p>2017-10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1" calcext:value-type="date">
            <text:p>2017-10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415" calcext:value-type="float">
            <office:annotation draw:style-name="gr6" draw:text-style-name="P8" svg:width="50.43mm" svg:height="24.24mm" svg:x="1792.69mm" svg:y="372.49mm" draw:caption-point-x="-0.63mm" draw:caption-point-y="4.97mm">
              <dc:date>2018-11-15T00:00:00</dc:date>
              <text:p text:style-name="P7"><text:span text:style-name="T5">Janaína Nogueira:</text:span></text:p>
              <text:p text:style-name="P7"><text:span text:style-name="T6">faltando dezembro</text:span></text:p>
              <text:p text:style-name="P7"><text:span text:style-name="T6">250</text:span></text:p>
              <text:p text:style-name="P7"><text:span text:style-name="T6">515</text:span></text:p>
              <text:p text:style-name="P7"><text:span text:style-name="T6">550</text:span></text:p>
              <text:p text:style-name="P7"><text:span text:style-name="T6"/></text:p>
            </office:annotation>
            <text:p>2415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8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8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77]+1" office:value-type="float" office:value="78" calcext:value-type="float">
            <text:p>78</text:p>
          </table:table-cell>
          <table:table-cell table:style-name="ce33" table:formula="of:=&quot;insert into App_Pessoa_pessoa (id, nome, cd_sit, dt_cad) values (&quot;&amp;[.BZ78]&amp;&quot;, '&quot;&amp;[.B78]&amp;&quot;', 1, '2018-11-10');&quot;" office:value-type="string" office:string-value="insert into App_Pessoa_pessoa (id, nome, cd_sit, dt_cad) values (78, 'Alice', 1, '2018-11-10');" calcext:value-type="string">
            <text:p>insert into App_Pessoa_pessoa (id, nome, cd_sit, dt_cad) values (78, 'Alice', 1, '2018-11-10');</text:p>
          </table:table-cell>
          <table:table-cell table:style-name="ce32" table:number-columns-repeated="2"/>
          <table:table-cell table:style-name="ce32" table:formula="of:=[.CD77]+1" office:value-type="float" office:value="76" calcext:value-type="float">
            <text:p>76</text:p>
          </table:table-cell>
          <table:table-cell table:style-name="ce33" table:formula="of:=&quot;insert into App_Pessoa_pessoa_pessoa_tipo (id, fk_pessoa_id_id, fk_pessoa_tipo_id_id) values (&quot;&amp;[.CD78]&amp;&quot;, &quot;&amp;[.BZ78]&amp;&quot;, 1);&quot;" office:value-type="string" office:string-value="insert into App_Pessoa_pessoa_pessoa_tipo (id, fk_pessoa_id_id, fk_pessoa_tipo_id_id) values (76, 78, 1);" calcext:value-type="string">
            <text:p>insert into App_Pessoa_pessoa_pessoa_tipo (id, fk_pessoa_id_id, fk_pessoa_tipo_id_id) values (76, 78, 1);</text:p>
          </table:table-cell>
          <table:table-cell table:style-name="ce32" table:number-columns-repeated="2"/>
          <table:table-cell table:style-name="ce32" table:formula="of:=[.CH77]+1" office:value-type="float" office:value="76" calcext:value-type="float">
            <text:p>76</text:p>
          </table:table-cell>
          <table:table-cell table:style-name="ce33" table:formula="of:=&quot;insert into Evento_Pessoa (id, fk_evento_id_id, fk_pessoa_pessoa_tipo_id_id) values (&quot;&amp;[.CH78]&amp;&quot;, &quot;&amp;[.CH78]&amp;&quot;, &quot;&amp;[.CH78]&amp;&quot;);&quot;" office:value-type="string" office:string-value="insert into Evento_Pessoa (id, fk_evento_id_id, fk_pessoa_pessoa_tipo_id_id) values (76, 76, 76);" calcext:value-type="string">
            <text:p>insert into Evento_Pessoa (id, fk_evento_id_id, fk_pessoa_pessoa_tipo_id_id) values (76, 76, 7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style-name="ce3" office:value-type="string" calcext:value-type="string">
            <text:p>Henrique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7-10-07" calcext:value-type="date">
            <text:p>2017-10-07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7"/>
          <table:table-cell table:style-name="ce21" office:value-type="float" office:value="300" calcext:value-type="float">
            <text:p>300</text:p>
          </table:table-cell>
          <table:table-cell table:number-columns-repeated="28"/>
          <table:table-cell table:style-name="ce32" table:formula="of:=[.BC78]+1" office:value-type="float" office:value="77" calcext:value-type="float">
            <text:p>7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79]" office:value-type="float" office:value="77" calcext:value-type="float">
            <text:p>7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7" calcext:value-type="date">
            <text:p>2017-10-07</text:p>
          </table:table-cell>
          <table:table-cell table:style-name="ce36" table:formula="of:=&quot; - &quot;&amp;[.B79]&amp;&quot; - &quot;&amp;[.C79]" office:value-type="string" office:string-value=" - Henrique - Acompanhamento" calcext:value-type="string">
            <text:p><text:s/>- Henrique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7" calcext:value-type="date">
            <text:p>2017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7" calcext:value-type="date">
            <text:p>2017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7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79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78]+1" office:value-type="float" office:value="79" calcext:value-type="float">
            <text:p>79</text:p>
          </table:table-cell>
          <table:table-cell table:style-name="ce33" table:formula="of:=&quot;insert into App_Pessoa_pessoa (id, nome, cd_sit, dt_cad) values (&quot;&amp;[.BZ79]&amp;&quot;, '&quot;&amp;[.B79]&amp;&quot;', 1, '2018-11-10');&quot;" office:value-type="string" office:string-value="insert into App_Pessoa_pessoa (id, nome, cd_sit, dt_cad) values (79, 'Henrique', 1, '2018-11-10');" calcext:value-type="string">
            <text:p>insert into App_Pessoa_pessoa (id, nome, cd_sit, dt_cad) values (79, 'Henrique', 1, '2018-11-10');</text:p>
          </table:table-cell>
          <table:table-cell table:style-name="ce32" table:number-columns-repeated="2"/>
          <table:table-cell table:style-name="ce32" table:formula="of:=[.CD78]+1" office:value-type="float" office:value="77" calcext:value-type="float">
            <text:p>77</text:p>
          </table:table-cell>
          <table:table-cell table:style-name="ce33" table:formula="of:=&quot;insert into App_Pessoa_pessoa_pessoa_tipo (id, fk_pessoa_id_id, fk_pessoa_tipo_id_id) values (&quot;&amp;[.CD79]&amp;&quot;, &quot;&amp;[.BZ79]&amp;&quot;, 1);&quot;" office:value-type="string" office:string-value="insert into App_Pessoa_pessoa_pessoa_tipo (id, fk_pessoa_id_id, fk_pessoa_tipo_id_id) values (77, 79, 1);" calcext:value-type="string">
            <text:p>insert into App_Pessoa_pessoa_pessoa_tipo (id, fk_pessoa_id_id, fk_pessoa_tipo_id_id) values (77, 79, 1);</text:p>
          </table:table-cell>
          <table:table-cell table:style-name="ce32" table:number-columns-repeated="2"/>
          <table:table-cell table:style-name="ce32" table:formula="of:=[.CH78]+1" office:value-type="float" office:value="77" calcext:value-type="float">
            <text:p>77</text:p>
          </table:table-cell>
          <table:table-cell table:style-name="ce33" table:formula="of:=&quot;insert into Evento_Pessoa (id, fk_evento_id_id, fk_pessoa_pessoa_tipo_id_id) values (&quot;&amp;[.CH79]&amp;&quot;, &quot;&amp;[.CH79]&amp;&quot;, &quot;&amp;[.CH79]&amp;&quot;);&quot;" office:value-type="string" office:string-value="insert into Evento_Pessoa (id, fk_evento_id_id, fk_pessoa_pessoa_tipo_id_id) values (77, 77, 77);" calcext:value-type="string">
            <text:p>insert into Evento_Pessoa (id, fk_evento_id_id, fk_pessoa_pessoa_tipo_id_id) values (77, 77, 7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style-name="ce3" office:value-type="string" calcext:value-type="string">
            <text:p>Helen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10-08" calcext:value-type="date">
            <text:p>2017-10-08</text:p>
          </table:table-cell>
          <table:table-cell table:style-name="ce3"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15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40" calcext:value-type="float">
            <text:p>140</text:p>
          </table:table-cell>
          <table:table-cell table:number-columns-repeated="28"/>
          <table:table-cell table:style-name="ce32" table:formula="of:=[.BC79]+1" office:value-type="float" office:value="78" calcext:value-type="float">
            <text:p>7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0]" office:value-type="float" office:value="78" calcext:value-type="float">
            <text:p>7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8" calcext:value-type="date">
            <text:p>2017-10-08</text:p>
          </table:table-cell>
          <table:table-cell table:style-name="ce36" table:formula="of:=&quot; - &quot;&amp;[.B80]&amp;&quot; - &quot;&amp;[.C80]" office:value-type="string" office:string-value=" - Helena - Niver infantil" calcext:value-type="string">
            <text:p><text:s/>- Helen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8" calcext:value-type="date">
            <text:p>2017-10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08" calcext:value-type="date">
            <text:p>2017-10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90" calcext:value-type="float">
            <text:p>5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0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0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79]+1" office:value-type="float" office:value="80" calcext:value-type="float">
            <text:p>80</text:p>
          </table:table-cell>
          <table:table-cell table:style-name="ce33" table:formula="of:=&quot;insert into App_Pessoa_pessoa (id, nome, cd_sit, dt_cad) values (&quot;&amp;[.BZ80]&amp;&quot;, '&quot;&amp;[.B80]&amp;&quot;', 1, '2018-11-10');&quot;" office:value-type="string" office:string-value="insert into App_Pessoa_pessoa (id, nome, cd_sit, dt_cad) values (80, 'Helena', 1, '2018-11-10');" calcext:value-type="string">
            <text:p>insert into App_Pessoa_pessoa (id, nome, cd_sit, dt_cad) values (80, 'Helena', 1, '2018-11-10');</text:p>
          </table:table-cell>
          <table:table-cell table:style-name="ce32" table:number-columns-repeated="2"/>
          <table:table-cell table:style-name="ce32" table:formula="of:=[.CD79]+1" office:value-type="float" office:value="78" calcext:value-type="float">
            <text:p>78</text:p>
          </table:table-cell>
          <table:table-cell table:style-name="ce33" table:formula="of:=&quot;insert into App_Pessoa_pessoa_pessoa_tipo (id, fk_pessoa_id_id, fk_pessoa_tipo_id_id) values (&quot;&amp;[.CD80]&amp;&quot;, &quot;&amp;[.BZ80]&amp;&quot;, 1);&quot;" office:value-type="string" office:string-value="insert into App_Pessoa_pessoa_pessoa_tipo (id, fk_pessoa_id_id, fk_pessoa_tipo_id_id) values (78, 80, 1);" calcext:value-type="string">
            <text:p>insert into App_Pessoa_pessoa_pessoa_tipo (id, fk_pessoa_id_id, fk_pessoa_tipo_id_id) values (78, 80, 1);</text:p>
          </table:table-cell>
          <table:table-cell table:style-name="ce32" table:number-columns-repeated="2"/>
          <table:table-cell table:style-name="ce32" table:formula="of:=[.CH79]+1" office:value-type="float" office:value="78" calcext:value-type="float">
            <text:p>78</text:p>
          </table:table-cell>
          <table:table-cell table:style-name="ce33" table:formula="of:=&quot;insert into Evento_Pessoa (id, fk_evento_id_id, fk_pessoa_pessoa_tipo_id_id) values (&quot;&amp;[.CH80]&amp;&quot;, &quot;&amp;[.CH80]&amp;&quot;, &quot;&amp;[.CH80]&amp;&quot;);&quot;" office:value-type="string" office:string-value="insert into Evento_Pessoa (id, fk_evento_id_id, fk_pessoa_pessoa_tipo_id_id) values (78, 78, 78);" calcext:value-type="string">
            <text:p>insert into Evento_Pessoa (id, fk_evento_id_id, fk_pessoa_pessoa_tipo_id_id) values (78, 78, 7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style-name="ce3" office:value-type="string" calcext:value-type="string">
            <text:p>Mariana Godoi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17-10-20" calcext:value-type="date">
            <text:p>2017-10-20</text:p>
          </table:table-cell>
          <table:table-cell table:style-name="ce3" office:value-type="float" office:value="990" calcext:value-type="float">
            <office:annotation draw:style-name="gr7" draw:text-style-name="P2" svg:width="36.69mm" svg:height="20.09mm" svg:x="126.23mm" svg:y="388.94mm" draw:caption-point-x="44.71mm" draw:caption-point-y="3.13mm">
              <dc:date>2018-11-15T00:00:00</dc:date>
              <text:p text:style-name="P1"><text:span text:style-name="T1">Deu cheque de 950 em nove, vai pagar 40 em dinheiro</text:span></text:p>
            </office:annotation>
            <text:p>99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style-name="ce21" office:value-type="float" office:value="950" calcext:value-type="float">
            <text:p>950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26"/>
          <table:table-cell table:style-name="ce32" table:formula="of:=[.BC80]+1" office:value-type="float" office:value="79" calcext:value-type="float">
            <text:p>7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1]" office:value-type="float" office:value="79" calcext:value-type="float">
            <text:p>7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0" calcext:value-type="date">
            <text:p>2017-10-20</text:p>
          </table:table-cell>
          <table:table-cell table:style-name="ce36" table:formula="of:=&quot; - &quot;&amp;[.B81]&amp;&quot; - &quot;&amp;[.C81]" office:value-type="string" office:string-value=" - Mariana Godoi - 15 anos" calcext:value-type="string">
            <text:p><text:s/>- Mariana Godoi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0" calcext:value-type="date">
            <text:p>2017-10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0" calcext:value-type="date">
            <text:p>2017-10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990" calcext:value-type="float">
            <office:annotation draw:style-name="gr8" draw:text-style-name="P2" svg:width="36.66mm" svg:height="20.26mm" svg:x="1792.69mm" svg:y="388.16mm" draw:caption-point-x="-0.63mm" draw:caption-point-y="3.91mm">
              <dc:date>2018-11-15T00:00:00</dc:date>
              <text:p text:style-name="P1"><text:span text:style-name="T1">Deu cheque de 950 em nove, vai pagar 40 em dinheiro</text:span></text:p>
            </office:annotation>
            <text:p>9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1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1]&amp;&quot;);&quot;" office:value-type="string" office:string-value="3);" calcext:value-type="string">
            <text:p>3);</text:p>
          </table:table-cell>
          <table:table-cell table:style-name="ce32"/>
          <table:table-cell table:style-name="ce32" table:formula="of:=[.BZ80]+1" office:value-type="float" office:value="81" calcext:value-type="float">
            <text:p>81</text:p>
          </table:table-cell>
          <table:table-cell table:style-name="ce33" table:formula="of:=&quot;insert into App_Pessoa_pessoa (id, nome, cd_sit, dt_cad) values (&quot;&amp;[.BZ81]&amp;&quot;, '&quot;&amp;[.B81]&amp;&quot;', 1, '2018-11-10');&quot;" office:value-type="string" office:string-value="insert into App_Pessoa_pessoa (id, nome, cd_sit, dt_cad) values (81, 'Mariana Godoi', 1, '2018-11-10');" calcext:value-type="string">
            <text:p>insert into App_Pessoa_pessoa (id, nome, cd_sit, dt_cad) values (81, 'Mariana Godoi', 1, '2018-11-10');</text:p>
          </table:table-cell>
          <table:table-cell table:style-name="ce32" table:number-columns-repeated="2"/>
          <table:table-cell table:style-name="ce32" table:formula="of:=[.CD80]+1" office:value-type="float" office:value="79" calcext:value-type="float">
            <text:p>79</text:p>
          </table:table-cell>
          <table:table-cell table:style-name="ce33" table:formula="of:=&quot;insert into App_Pessoa_pessoa_pessoa_tipo (id, fk_pessoa_id_id, fk_pessoa_tipo_id_id) values (&quot;&amp;[.CD81]&amp;&quot;, &quot;&amp;[.BZ81]&amp;&quot;, 1);&quot;" office:value-type="string" office:string-value="insert into App_Pessoa_pessoa_pessoa_tipo (id, fk_pessoa_id_id, fk_pessoa_tipo_id_id) values (79, 81, 1);" calcext:value-type="string">
            <text:p>insert into App_Pessoa_pessoa_pessoa_tipo (id, fk_pessoa_id_id, fk_pessoa_tipo_id_id) values (79, 81, 1);</text:p>
          </table:table-cell>
          <table:table-cell table:style-name="ce32" table:number-columns-repeated="2"/>
          <table:table-cell table:style-name="ce32" table:formula="of:=[.CH80]+1" office:value-type="float" office:value="79" calcext:value-type="float">
            <text:p>79</text:p>
          </table:table-cell>
          <table:table-cell table:style-name="ce33" table:formula="of:=&quot;insert into Evento_Pessoa (id, fk_evento_id_id, fk_pessoa_pessoa_tipo_id_id) values (&quot;&amp;[.CH81]&amp;&quot;, &quot;&amp;[.CH81]&amp;&quot;, &quot;&amp;[.CH81]&amp;&quot;);&quot;" office:value-type="string" office:string-value="insert into Evento_Pessoa (id, fk_evento_id_id, fk_pessoa_pessoa_tipo_id_id) values (79, 79, 79);" calcext:value-type="string">
            <text:p>insert into Evento_Pessoa (id, fk_evento_id_id, fk_pessoa_pessoa_tipo_id_id) values (79, 79, 7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style-name="ce3" office:value-type="string" calcext:value-type="string">
            <text:p>Benicio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7-10-21" calcext:value-type="date">
            <text:p>2017-10-21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style-name="ce21" office:value-type="float" office:value="150" calcext:value-type="float">
            <text:p>150</text:p>
          </table:table-cell>
          <table:table-cell table:number-columns-repeated="27"/>
          <table:table-cell table:style-name="ce32" table:formula="of:=[.BC81]+1" office:value-type="float" office:value="80" calcext:value-type="float">
            <text:p>8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2]" office:value-type="float" office:value="80" calcext:value-type="float">
            <text:p>8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1" calcext:value-type="date">
            <text:p>2017-10-21</text:p>
          </table:table-cell>
          <table:table-cell table:style-name="ce36" table:formula="of:=&quot; - &quot;&amp;[.B82]&amp;&quot; - &quot;&amp;[.C82]" office:value-type="string" office:string-value=" - Benicio - Acompanhamento" calcext:value-type="string">
            <text:p><text:s/>- Benicio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1" calcext:value-type="date">
            <text:p>2017-10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1" calcext:value-type="date">
            <text:p>2017-10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50" calcext:value-type="float">
            <text:p>1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2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81]+1" office:value-type="float" office:value="82" calcext:value-type="float">
            <text:p>82</text:p>
          </table:table-cell>
          <table:table-cell table:style-name="ce33" table:formula="of:=&quot;insert into App_Pessoa_pessoa (id, nome, cd_sit, dt_cad) values (&quot;&amp;[.BZ82]&amp;&quot;, '&quot;&amp;[.B82]&amp;&quot;', 1, '2018-11-10');&quot;" office:value-type="string" office:string-value="insert into App_Pessoa_pessoa (id, nome, cd_sit, dt_cad) values (82, 'Benicio', 1, '2018-11-10');" calcext:value-type="string">
            <text:p>insert into App_Pessoa_pessoa (id, nome, cd_sit, dt_cad) values (82, 'Benicio', 1, '2018-11-10');</text:p>
          </table:table-cell>
          <table:table-cell table:style-name="ce32" table:number-columns-repeated="2"/>
          <table:table-cell table:style-name="ce32" table:formula="of:=[.CD81]+1" office:value-type="float" office:value="80" calcext:value-type="float">
            <text:p>80</text:p>
          </table:table-cell>
          <table:table-cell table:style-name="ce33" table:formula="of:=&quot;insert into App_Pessoa_pessoa_pessoa_tipo (id, fk_pessoa_id_id, fk_pessoa_tipo_id_id) values (&quot;&amp;[.CD82]&amp;&quot;, &quot;&amp;[.BZ82]&amp;&quot;, 1);&quot;" office:value-type="string" office:string-value="insert into App_Pessoa_pessoa_pessoa_tipo (id, fk_pessoa_id_id, fk_pessoa_tipo_id_id) values (80, 82, 1);" calcext:value-type="string">
            <text:p>insert into App_Pessoa_pessoa_pessoa_tipo (id, fk_pessoa_id_id, fk_pessoa_tipo_id_id) values (80, 82, 1);</text:p>
          </table:table-cell>
          <table:table-cell table:style-name="ce32" table:number-columns-repeated="2"/>
          <table:table-cell table:style-name="ce32" table:formula="of:=[.CH81]+1" office:value-type="float" office:value="80" calcext:value-type="float">
            <text:p>80</text:p>
          </table:table-cell>
          <table:table-cell table:style-name="ce33" table:formula="of:=&quot;insert into Evento_Pessoa (id, fk_evento_id_id, fk_pessoa_pessoa_tipo_id_id) values (&quot;&amp;[.CH82]&amp;&quot;, &quot;&amp;[.CH82]&amp;&quot;, &quot;&amp;[.CH82]&amp;&quot;);&quot;" office:value-type="string" office:string-value="insert into Evento_Pessoa (id, fk_evento_id_id, fk_pessoa_pessoa_tipo_id_id) values (80, 80, 80);" calcext:value-type="string">
            <text:p>insert into Evento_Pessoa (id, fk_evento_id_id, fk_pessoa_pessoa_tipo_id_id) values (80, 80, 8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style-name="ce3" office:value-type="string" calcext:value-type="string">
            <text:p>Heitor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7-10-22" calcext:value-type="date">
            <text:p>2017-10-22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7"/>
          <table:table-cell table:style-name="ce21" office:value-type="float" office:value="300" calcext:value-type="float">
            <text:p>300</text:p>
          </table:table-cell>
          <table:table-cell table:number-columns-repeated="28"/>
          <table:table-cell table:style-name="ce32" table:formula="of:=[.BC82]+1" office:value-type="float" office:value="81" calcext:value-type="float">
            <text:p>8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3]" office:value-type="float" office:value="81" calcext:value-type="float">
            <text:p>8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2" calcext:value-type="date">
            <text:p>2017-10-22</text:p>
          </table:table-cell>
          <table:table-cell table:style-name="ce36" table:formula="of:=&quot; - &quot;&amp;[.B83]&amp;&quot; - &quot;&amp;[.C83]" office:value-type="string" office:string-value=" - Heitor - Batizado" calcext:value-type="string">
            <text:p><text:s/>- Heitor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2" calcext:value-type="date">
            <text:p>2017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0-22" calcext:value-type="date">
            <text:p>2017-10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3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82]+1" office:value-type="float" office:value="83" calcext:value-type="float">
            <text:p>83</text:p>
          </table:table-cell>
          <table:table-cell table:style-name="ce33" table:formula="of:=&quot;insert into App_Pessoa_pessoa (id, nome, cd_sit, dt_cad) values (&quot;&amp;[.BZ83]&amp;&quot;, '&quot;&amp;[.B83]&amp;&quot;', 1, '2018-11-10');&quot;" office:value-type="string" office:string-value="insert into App_Pessoa_pessoa (id, nome, cd_sit, dt_cad) values (83, 'Heitor', 1, '2018-11-10');" calcext:value-type="string">
            <text:p>insert into App_Pessoa_pessoa (id, nome, cd_sit, dt_cad) values (83, 'Heitor', 1, '2018-11-10');</text:p>
          </table:table-cell>
          <table:table-cell table:style-name="ce32" table:number-columns-repeated="2"/>
          <table:table-cell table:style-name="ce32" table:formula="of:=[.CD82]+1" office:value-type="float" office:value="81" calcext:value-type="float">
            <text:p>81</text:p>
          </table:table-cell>
          <table:table-cell table:style-name="ce33" table:formula="of:=&quot;insert into App_Pessoa_pessoa_pessoa_tipo (id, fk_pessoa_id_id, fk_pessoa_tipo_id_id) values (&quot;&amp;[.CD83]&amp;&quot;, &quot;&amp;[.BZ83]&amp;&quot;, 1);&quot;" office:value-type="string" office:string-value="insert into App_Pessoa_pessoa_pessoa_tipo (id, fk_pessoa_id_id, fk_pessoa_tipo_id_id) values (81, 83, 1);" calcext:value-type="string">
            <text:p>insert into App_Pessoa_pessoa_pessoa_tipo (id, fk_pessoa_id_id, fk_pessoa_tipo_id_id) values (81, 83, 1);</text:p>
          </table:table-cell>
          <table:table-cell table:style-name="ce32" table:number-columns-repeated="2"/>
          <table:table-cell table:style-name="ce32" table:formula="of:=[.CH82]+1" office:value-type="float" office:value="81" calcext:value-type="float">
            <text:p>81</text:p>
          </table:table-cell>
          <table:table-cell table:style-name="ce33" table:formula="of:=&quot;insert into Evento_Pessoa (id, fk_evento_id_id, fk_pessoa_pessoa_tipo_id_id) values (&quot;&amp;[.CH83]&amp;&quot;, &quot;&amp;[.CH83]&amp;&quot;, &quot;&amp;[.CH83]&amp;&quot;);&quot;" office:value-type="string" office:string-value="insert into Evento_Pessoa (id, fk_evento_id_id, fk_pessoa_pessoa_tipo_id_id) values (81, 81, 81);" calcext:value-type="string">
            <text:p>insert into Evento_Pessoa (id, fk_evento_id_id, fk_pessoa_pessoa_tipo_id_id) values (81, 81, 8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style-name="ce3" office:value-type="string" calcext:value-type="string">
            <text:p>Henrico</text:p>
          </table:table-cell>
          <table:table-cell table:style-name="ce4" office:value-type="string" calcext:value-type="string">
            <text:p>Ensaio Infantil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date" office:date-value="2017-11-02" calcext:value-type="date">
            <text:p>2017-11-02</text:p>
          </table:table-cell>
          <table:table-cell table:style-name="ce3"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style-name="ce21" office:value-type="float" office:value="290" calcext:value-type="float">
            <text:p>290</text:p>
          </table:table-cell>
          <table:table-cell table:style-name="ce4" table:number-columns-repeated="25"/>
          <table:table-cell table:number-columns-repeated="2"/>
          <table:table-cell table:style-name="ce32" table:formula="of:=[.BC83]+1" office:value-type="float" office:value="82" calcext:value-type="float">
            <text:p>8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4]" office:value-type="float" office:value="82" calcext:value-type="float">
            <text:p>8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02" calcext:value-type="date">
            <text:p>2017-11-02</text:p>
          </table:table-cell>
          <table:table-cell table:style-name="ce36" table:formula="of:=&quot; - &quot;&amp;[.B84]&amp;&quot; - &quot;&amp;[.C84]" office:value-type="string" office:string-value=" - Henrico - Ensaio Infantil" calcext:value-type="string">
            <text:p><text:s/>- Henrico - Ensaio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02" calcext:value-type="date">
            <text:p>2017-11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02" calcext:value-type="date">
            <text:p>2017-11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90" calcext:value-type="float">
            <text:p>2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4]&amp;&quot;);&quot;" office:value-type="string" office:string-value="12);" calcext:value-type="string">
            <text:p>12);</text:p>
          </table:table-cell>
          <table:table-cell table:style-name="ce32"/>
          <table:table-cell table:style-name="ce32" table:formula="of:=[.BZ83]+1" office:value-type="float" office:value="84" calcext:value-type="float">
            <text:p>84</text:p>
          </table:table-cell>
          <table:table-cell table:style-name="ce33" table:formula="of:=&quot;insert into App_Pessoa_pessoa (id, nome, cd_sit, dt_cad) values (&quot;&amp;[.BZ84]&amp;&quot;, '&quot;&amp;[.B84]&amp;&quot;', 1, '2018-11-10');&quot;" office:value-type="string" office:string-value="insert into App_Pessoa_pessoa (id, nome, cd_sit, dt_cad) values (84, 'Henrico', 1, '2018-11-10');" calcext:value-type="string">
            <text:p>insert into App_Pessoa_pessoa (id, nome, cd_sit, dt_cad) values (84, 'Henrico', 1, '2018-11-10');</text:p>
          </table:table-cell>
          <table:table-cell table:style-name="ce32" table:number-columns-repeated="2"/>
          <table:table-cell table:style-name="ce32" table:formula="of:=[.CD83]+1" office:value-type="float" office:value="82" calcext:value-type="float">
            <text:p>82</text:p>
          </table:table-cell>
          <table:table-cell table:style-name="ce33" table:formula="of:=&quot;insert into App_Pessoa_pessoa_pessoa_tipo (id, fk_pessoa_id_id, fk_pessoa_tipo_id_id) values (&quot;&amp;[.CD84]&amp;&quot;, &quot;&amp;[.BZ84]&amp;&quot;, 1);&quot;" office:value-type="string" office:string-value="insert into App_Pessoa_pessoa_pessoa_tipo (id, fk_pessoa_id_id, fk_pessoa_tipo_id_id) values (82, 84, 1);" calcext:value-type="string">
            <text:p>insert into App_Pessoa_pessoa_pessoa_tipo (id, fk_pessoa_id_id, fk_pessoa_tipo_id_id) values (82, 84, 1);</text:p>
          </table:table-cell>
          <table:table-cell table:style-name="ce32" table:number-columns-repeated="2"/>
          <table:table-cell table:style-name="ce32" table:formula="of:=[.CH83]+1" office:value-type="float" office:value="82" calcext:value-type="float">
            <text:p>82</text:p>
          </table:table-cell>
          <table:table-cell table:style-name="ce33" table:formula="of:=&quot;insert into Evento_Pessoa (id, fk_evento_id_id, fk_pessoa_pessoa_tipo_id_id) values (&quot;&amp;[.CH84]&amp;&quot;, &quot;&amp;[.CH84]&amp;&quot;, &quot;&amp;[.CH84]&amp;&quot;);&quot;" office:value-type="string" office:string-value="insert into Evento_Pessoa (id, fk_evento_id_id, fk_pessoa_pessoa_tipo_id_id) values (82, 82, 82);" calcext:value-type="string">
            <text:p>insert into Evento_Pessoa (id, fk_evento_id_id, fk_pessoa_pessoa_tipo_id_id) values (82, 82, 8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style-name="ce3" office:value-type="string" calcext:value-type="string">
            <text:p>Jessica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7-11-11" calcext:value-type="date">
            <text:p>2017-11-11</text:p>
          </table:table-cell>
          <table:table-cell table:style-name="ce12" office:value-type="float" office:value="3620" calcext:value-type="float">
            <text:p>3 620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4"/>
          <table:table-cell table:style-name="ce21" office:value-type="float" office:value="620" calcext:value-type="float">
            <text:p>620</text:p>
          </table:table-cell>
          <table:table-cell table:style-name="ce4"/>
          <table:table-cell table:number-columns-repeated="10" table:style-name="ce21" office:value-type="float" office:value="300" calcext:value-type="float">
            <text:p>300</text:p>
          </table:table-cell>
          <table:table-cell table:style-name="ce4" table:number-columns-repeated="2"/>
          <table:table-cell table:style-name="ce23" table:number-columns-repeated="2"/>
          <table:table-cell table:style-name="ce4" table:number-columns-repeated="24"/>
          <table:table-cell table:number-columns-repeated="2"/>
          <table:table-cell table:style-name="ce32" table:formula="of:=[.BC84]+1" office:value-type="float" office:value="83" calcext:value-type="float">
            <text:p>8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5]" office:value-type="float" office:value="83" calcext:value-type="float">
            <text:p>8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1" calcext:value-type="date">
            <text:p>2017-11-11</text:p>
          </table:table-cell>
          <table:table-cell table:style-name="ce36" table:formula="of:=&quot; - &quot;&amp;[.B85]&amp;&quot; - &quot;&amp;[.C85]" office:value-type="string" office:string-value=" - Jessica - Casamento" calcext:value-type="string">
            <text:p><text:s/>- Jessica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1" calcext:value-type="date">
            <text:p>2017-11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1" calcext:value-type="date">
            <text:p>2017-11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620" calcext:value-type="float">
            <text:p>362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5]" office:value-type="float" office:value="10" calcext:value-type="float">
            <text:p>1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5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84]+1" office:value-type="float" office:value="85" calcext:value-type="float">
            <text:p>85</text:p>
          </table:table-cell>
          <table:table-cell table:style-name="ce33" table:formula="of:=&quot;insert into App_Pessoa_pessoa (id, nome, cd_sit, dt_cad) values (&quot;&amp;[.BZ85]&amp;&quot;, '&quot;&amp;[.B85]&amp;&quot;', 1, '2018-11-10');&quot;" office:value-type="string" office:string-value="insert into App_Pessoa_pessoa (id, nome, cd_sit, dt_cad) values (85, 'Jessica', 1, '2018-11-10');" calcext:value-type="string">
            <text:p>insert into App_Pessoa_pessoa (id, nome, cd_sit, dt_cad) values (85, 'Jessica', 1, '2018-11-10');</text:p>
          </table:table-cell>
          <table:table-cell table:style-name="ce32" table:number-columns-repeated="2"/>
          <table:table-cell table:style-name="ce32" table:formula="of:=[.CD84]+1" office:value-type="float" office:value="83" calcext:value-type="float">
            <text:p>83</text:p>
          </table:table-cell>
          <table:table-cell table:style-name="ce33" table:formula="of:=&quot;insert into App_Pessoa_pessoa_pessoa_tipo (id, fk_pessoa_id_id, fk_pessoa_tipo_id_id) values (&quot;&amp;[.CD85]&amp;&quot;, &quot;&amp;[.BZ85]&amp;&quot;, 1);&quot;" office:value-type="string" office:string-value="insert into App_Pessoa_pessoa_pessoa_tipo (id, fk_pessoa_id_id, fk_pessoa_tipo_id_id) values (83, 85, 1);" calcext:value-type="string">
            <text:p>insert into App_Pessoa_pessoa_pessoa_tipo (id, fk_pessoa_id_id, fk_pessoa_tipo_id_id) values (83, 85, 1);</text:p>
          </table:table-cell>
          <table:table-cell table:style-name="ce32" table:number-columns-repeated="2"/>
          <table:table-cell table:style-name="ce32" table:formula="of:=[.CH84]+1" office:value-type="float" office:value="83" calcext:value-type="float">
            <text:p>83</text:p>
          </table:table-cell>
          <table:table-cell table:style-name="ce33" table:formula="of:=&quot;insert into Evento_Pessoa (id, fk_evento_id_id, fk_pessoa_pessoa_tipo_id_id) values (&quot;&amp;[.CH85]&amp;&quot;, &quot;&amp;[.CH85]&amp;&quot;, &quot;&amp;[.CH85]&amp;&quot;);&quot;" office:value-type="string" office:string-value="insert into Evento_Pessoa (id, fk_evento_id_id, fk_pessoa_pessoa_tipo_id_id) values (83, 83, 83);" calcext:value-type="string">
            <text:p>insert into Evento_Pessoa (id, fk_evento_id_id, fk_pessoa_pessoa_tipo_id_id) values (83, 83, 8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style-name="ce3" office:value-type="string" calcext:value-type="string">
            <text:p>Meri</text:p>
          </table:table-cell>
          <table:table-cell table:style-name="ce4" office:value-type="string" calcext:value-type="string">
            <text:p>Niver adulto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7-11-15" calcext:value-type="date">
            <text:p>2017-11-15</text:p>
          </table:table-cell>
          <table:table-cell table:style-name="ce12" office:value-type="float" office:value="1000" calcext:value-type="float">
            <text:p>1 000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string" calcext:value-type="string">
            <text:p>Sim</text:p>
          </table:table-cell>
          <table:table-cell table:number-columns-repeated="14"/>
          <table:table-cell table:number-columns-repeated="5" table:style-name="ce21" office:value-type="float" office:value="200" calcext:value-type="float">
            <text:p>200</text:p>
          </table:table-cell>
          <table:table-cell table:number-columns-repeated="27"/>
          <table:table-cell table:style-name="ce32" table:formula="of:=[.BC85]+1" office:value-type="float" office:value="84" calcext:value-type="float">
            <text:p>8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6]" office:value-type="float" office:value="84" calcext:value-type="float">
            <text:p>8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5" calcext:value-type="date">
            <text:p>2017-11-15</text:p>
          </table:table-cell>
          <table:table-cell table:style-name="ce36" table:formula="of:=&quot; - &quot;&amp;[.B86]&amp;&quot; - &quot;&amp;[.C86]" office:value-type="string" office:string-value=" - Meri - Niver adulto" calcext:value-type="string">
            <text:p><text:s/>- Meri - Niver adul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5" calcext:value-type="date">
            <text:p>2017-11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5" calcext:value-type="date">
            <text:p>2017-11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000" calcext:value-type="float">
            <text:p>1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6]" office:value-type="float" office:value="5" calcext:value-type="float">
            <text:p>5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6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85]+1" office:value-type="float" office:value="86" calcext:value-type="float">
            <text:p>86</text:p>
          </table:table-cell>
          <table:table-cell table:style-name="ce33" table:formula="of:=&quot;insert into App_Pessoa_pessoa (id, nome, cd_sit, dt_cad) values (&quot;&amp;[.BZ86]&amp;&quot;, '&quot;&amp;[.B86]&amp;&quot;', 1, '2018-11-10');&quot;" office:value-type="string" office:string-value="insert into App_Pessoa_pessoa (id, nome, cd_sit, dt_cad) values (86, 'Meri', 1, '2018-11-10');" calcext:value-type="string">
            <text:p>insert into App_Pessoa_pessoa (id, nome, cd_sit, dt_cad) values (86, 'Meri', 1, '2018-11-10');</text:p>
          </table:table-cell>
          <table:table-cell table:style-name="ce32" table:number-columns-repeated="2"/>
          <table:table-cell table:style-name="ce32" table:formula="of:=[.CD85]+1" office:value-type="float" office:value="84" calcext:value-type="float">
            <text:p>84</text:p>
          </table:table-cell>
          <table:table-cell table:style-name="ce33" table:formula="of:=&quot;insert into App_Pessoa_pessoa_pessoa_tipo (id, fk_pessoa_id_id, fk_pessoa_tipo_id_id) values (&quot;&amp;[.CD86]&amp;&quot;, &quot;&amp;[.BZ86]&amp;&quot;, 1);&quot;" office:value-type="string" office:string-value="insert into App_Pessoa_pessoa_pessoa_tipo (id, fk_pessoa_id_id, fk_pessoa_tipo_id_id) values (84, 86, 1);" calcext:value-type="string">
            <text:p>insert into App_Pessoa_pessoa_pessoa_tipo (id, fk_pessoa_id_id, fk_pessoa_tipo_id_id) values (84, 86, 1);</text:p>
          </table:table-cell>
          <table:table-cell table:style-name="ce32" table:number-columns-repeated="2"/>
          <table:table-cell table:style-name="ce32" table:formula="of:=[.CH85]+1" office:value-type="float" office:value="84" calcext:value-type="float">
            <text:p>84</text:p>
          </table:table-cell>
          <table:table-cell table:style-name="ce33" table:formula="of:=&quot;insert into Evento_Pessoa (id, fk_evento_id_id, fk_pessoa_pessoa_tipo_id_id) values (&quot;&amp;[.CH86]&amp;&quot;, &quot;&amp;[.CH86]&amp;&quot;, &quot;&amp;[.CH86]&amp;&quot;);&quot;" office:value-type="string" office:string-value="insert into Evento_Pessoa (id, fk_evento_id_id, fk_pessoa_pessoa_tipo_id_id) values (84, 84, 84);" calcext:value-type="string">
            <text:p>insert into Evento_Pessoa (id, fk_evento_id_id, fk_pessoa_pessoa_tipo_id_id) values (84, 84, 8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style-name="ce3" office:value-type="string" calcext:value-type="string">
            <text:p>Bia e Gui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12" office:value-type="float" office:value="1500" calcext:value-type="float">
            <text:p>1 500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number-columns-repeated="17"/>
          <table:table-cell table:number-columns-repeated="4" table:style-name="ce21" office:value-type="float" office:value="375" calcext:value-type="float">
            <text:p>375</text:p>
          </table:table-cell>
          <table:table-cell table:number-columns-repeated="25"/>
          <table:table-cell table:style-name="ce32" table:formula="of:=[.BC86]+1" office:value-type="float" office:value="85" calcext:value-type="float">
            <text:p>8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7]" office:value-type="float" office:value="85" calcext:value-type="float">
            <text:p>8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6" table:formula="of:=&quot; - &quot;&amp;[.B87]&amp;&quot; - &quot;&amp;[.C87]" office:value-type="string" office:string-value=" - Bia e Gui - Casamento" calcext:value-type="string">
            <text:p><text:s/>- Bia e Gui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500" calcext:value-type="float">
            <text:p>1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7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7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86]+1" office:value-type="float" office:value="87" calcext:value-type="float">
            <text:p>87</text:p>
          </table:table-cell>
          <table:table-cell table:style-name="ce33" table:formula="of:=&quot;insert into App_Pessoa_pessoa (id, nome, cd_sit, dt_cad) values (&quot;&amp;[.BZ87]&amp;&quot;, '&quot;&amp;[.B87]&amp;&quot;', 1, '2018-11-10');&quot;" office:value-type="string" office:string-value="insert into App_Pessoa_pessoa (id, nome, cd_sit, dt_cad) values (87, 'Bia e Gui', 1, '2018-11-10');" calcext:value-type="string">
            <text:p>insert into App_Pessoa_pessoa (id, nome, cd_sit, dt_cad) values (87, 'Bia e Gui', 1, '2018-11-10');</text:p>
          </table:table-cell>
          <table:table-cell table:style-name="ce32" table:number-columns-repeated="2"/>
          <table:table-cell table:style-name="ce32" table:formula="of:=[.CD86]+1" office:value-type="float" office:value="85" calcext:value-type="float">
            <text:p>85</text:p>
          </table:table-cell>
          <table:table-cell table:style-name="ce33" table:formula="of:=&quot;insert into App_Pessoa_pessoa_pessoa_tipo (id, fk_pessoa_id_id, fk_pessoa_tipo_id_id) values (&quot;&amp;[.CD87]&amp;&quot;, &quot;&amp;[.BZ87]&amp;&quot;, 1);&quot;" office:value-type="string" office:string-value="insert into App_Pessoa_pessoa_pessoa_tipo (id, fk_pessoa_id_id, fk_pessoa_tipo_id_id) values (85, 87, 1);" calcext:value-type="string">
            <text:p>insert into App_Pessoa_pessoa_pessoa_tipo (id, fk_pessoa_id_id, fk_pessoa_tipo_id_id) values (85, 87, 1);</text:p>
          </table:table-cell>
          <table:table-cell table:style-name="ce32" table:number-columns-repeated="2"/>
          <table:table-cell table:style-name="ce32" table:formula="of:=[.CH86]+1" office:value-type="float" office:value="85" calcext:value-type="float">
            <text:p>85</text:p>
          </table:table-cell>
          <table:table-cell table:style-name="ce33" table:formula="of:=&quot;insert into Evento_Pessoa (id, fk_evento_id_id, fk_pessoa_pessoa_tipo_id_id) values (&quot;&amp;[.CH87]&amp;&quot;, &quot;&amp;[.CH87]&amp;&quot;, &quot;&amp;[.CH87]&amp;&quot;);&quot;" office:value-type="string" office:string-value="insert into Evento_Pessoa (id, fk_evento_id_id, fk_pessoa_pessoa_tipo_id_id) values (85, 85, 85);" calcext:value-type="string">
            <text:p>insert into Evento_Pessoa (id, fk_evento_id_id, fk_pessoa_pessoa_tipo_id_id) values (85, 85, 8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style-name="ce3" office:value-type="string" calcext:value-type="string">
            <text:p>Gi e Gabi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12" office:value-type="float" office:value="700" calcext:value-type="float">
            <text:p>700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number-columns-repeated="2" table:style-name="ce21" office:value-type="float" office:value="350" calcext:value-type="float">
            <text:p>350</text:p>
          </table:table-cell>
          <table:table-cell table:number-columns-repeated="26"/>
          <table:table-cell table:style-name="ce32" table:formula="of:=[.BC87]+1" office:value-type="float" office:value="86" calcext:value-type="float">
            <text:p>8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8]" office:value-type="float" office:value="86" calcext:value-type="float">
            <text:p>8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6" table:formula="of:=&quot; - &quot;&amp;[.B88]&amp;&quot; - &quot;&amp;[.C88]" office:value-type="string" office:string-value=" - Gi e Gabi - Niver infantil" calcext:value-type="string">
            <text:p><text:s/>- Gi e Gabi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700" calcext:value-type="float">
            <text:p>7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8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8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87]+1" office:value-type="float" office:value="88" calcext:value-type="float">
            <text:p>88</text:p>
          </table:table-cell>
          <table:table-cell table:style-name="ce33" table:formula="of:=&quot;insert into App_Pessoa_pessoa (id, nome, cd_sit, dt_cad) values (&quot;&amp;[.BZ88]&amp;&quot;, '&quot;&amp;[.B88]&amp;&quot;', 1, '2018-11-10');&quot;" office:value-type="string" office:string-value="insert into App_Pessoa_pessoa (id, nome, cd_sit, dt_cad) values (88, 'Gi e Gabi', 1, '2018-11-10');" calcext:value-type="string">
            <text:p>insert into App_Pessoa_pessoa (id, nome, cd_sit, dt_cad) values (88, 'Gi e Gabi', 1, '2018-11-10');</text:p>
          </table:table-cell>
          <table:table-cell table:style-name="ce32" table:number-columns-repeated="2"/>
          <table:table-cell table:style-name="ce32" table:formula="of:=[.CD87]+1" office:value-type="float" office:value="86" calcext:value-type="float">
            <text:p>86</text:p>
          </table:table-cell>
          <table:table-cell table:style-name="ce33" table:formula="of:=&quot;insert into App_Pessoa_pessoa_pessoa_tipo (id, fk_pessoa_id_id, fk_pessoa_tipo_id_id) values (&quot;&amp;[.CD88]&amp;&quot;, &quot;&amp;[.BZ88]&amp;&quot;, 1);&quot;" office:value-type="string" office:string-value="insert into App_Pessoa_pessoa_pessoa_tipo (id, fk_pessoa_id_id, fk_pessoa_tipo_id_id) values (86, 88, 1);" calcext:value-type="string">
            <text:p>insert into App_Pessoa_pessoa_pessoa_tipo (id, fk_pessoa_id_id, fk_pessoa_tipo_id_id) values (86, 88, 1);</text:p>
          </table:table-cell>
          <table:table-cell table:style-name="ce32" table:number-columns-repeated="2"/>
          <table:table-cell table:style-name="ce32" table:formula="of:=[.CH87]+1" office:value-type="float" office:value="86" calcext:value-type="float">
            <text:p>86</text:p>
          </table:table-cell>
          <table:table-cell table:style-name="ce33" table:formula="of:=&quot;insert into Evento_Pessoa (id, fk_evento_id_id, fk_pessoa_pessoa_tipo_id_id) values (&quot;&amp;[.CH88]&amp;&quot;, &quot;&amp;[.CH88]&amp;&quot;, &quot;&amp;[.CH88]&amp;&quot;);&quot;" office:value-type="string" office:string-value="insert into Evento_Pessoa (id, fk_evento_id_id, fk_pessoa_pessoa_tipo_id_id) values (86, 86, 86);" calcext:value-type="string">
            <text:p>insert into Evento_Pessoa (id, fk_evento_id_id, fk_pessoa_pessoa_tipo_id_id) values (86, 86, 8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style-name="ce3" office:value-type="string" calcext:value-type="string">
            <text:p>Djalma</text:p>
          </table:table-cell>
          <table:table-cell table:style-name="ce4" office:value-type="string" calcext:value-type="string">
            <text:p>Niver adulto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12" office:value-type="float" office:value="890" calcext:value-type="float">
            <text:p>89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style-name="ce21" office:value-type="float" office:value="890" calcext:value-type="float">
            <text:p>890</text:p>
          </table:table-cell>
          <table:table-cell table:number-columns-repeated="27"/>
          <table:table-cell table:style-name="ce32" table:formula="of:=[.BC88]+1" office:value-type="float" office:value="87" calcext:value-type="float">
            <text:p>8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89]" office:value-type="float" office:value="87" calcext:value-type="float">
            <text:p>8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6" table:formula="of:=&quot; - &quot;&amp;[.B89]&amp;&quot; - &quot;&amp;[.C89]" office:value-type="string" office:string-value=" - Djalma - Niver adulto" calcext:value-type="string">
            <text:p><text:s/>- Djalma - Niver adul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1-18" calcext:value-type="date">
            <text:p>2017-11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890" calcext:value-type="float">
            <text:p>8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8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89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88]+1" office:value-type="float" office:value="89" calcext:value-type="float">
            <text:p>89</text:p>
          </table:table-cell>
          <table:table-cell table:style-name="ce33" table:formula="of:=&quot;insert into App_Pessoa_pessoa (id, nome, cd_sit, dt_cad) values (&quot;&amp;[.BZ89]&amp;&quot;, '&quot;&amp;[.B89]&amp;&quot;', 1, '2018-11-10');&quot;" office:value-type="string" office:string-value="insert into App_Pessoa_pessoa (id, nome, cd_sit, dt_cad) values (89, 'Djalma', 1, '2018-11-10');" calcext:value-type="string">
            <text:p>insert into App_Pessoa_pessoa (id, nome, cd_sit, dt_cad) values (89, 'Djalma', 1, '2018-11-10');</text:p>
          </table:table-cell>
          <table:table-cell table:style-name="ce32" table:number-columns-repeated="2"/>
          <table:table-cell table:style-name="ce32" table:formula="of:=[.CD88]+1" office:value-type="float" office:value="87" calcext:value-type="float">
            <text:p>87</text:p>
          </table:table-cell>
          <table:table-cell table:style-name="ce33" table:formula="of:=&quot;insert into App_Pessoa_pessoa_pessoa_tipo (id, fk_pessoa_id_id, fk_pessoa_tipo_id_id) values (&quot;&amp;[.CD89]&amp;&quot;, &quot;&amp;[.BZ89]&amp;&quot;, 1);&quot;" office:value-type="string" office:string-value="insert into App_Pessoa_pessoa_pessoa_tipo (id, fk_pessoa_id_id, fk_pessoa_tipo_id_id) values (87, 89, 1);" calcext:value-type="string">
            <text:p>insert into App_Pessoa_pessoa_pessoa_tipo (id, fk_pessoa_id_id, fk_pessoa_tipo_id_id) values (87, 89, 1);</text:p>
          </table:table-cell>
          <table:table-cell table:style-name="ce32" table:number-columns-repeated="2"/>
          <table:table-cell table:style-name="ce32" table:formula="of:=[.CH88]+1" office:value-type="float" office:value="87" calcext:value-type="float">
            <text:p>87</text:p>
          </table:table-cell>
          <table:table-cell table:style-name="ce33" table:formula="of:=&quot;insert into Evento_Pessoa (id, fk_evento_id_id, fk_pessoa_pessoa_tipo_id_id) values (&quot;&amp;[.CH89]&amp;&quot;, &quot;&amp;[.CH89]&amp;&quot;, &quot;&amp;[.CH89]&amp;&quot;);&quot;" office:value-type="string" office:string-value="insert into Evento_Pessoa (id, fk_evento_id_id, fk_pessoa_pessoa_tipo_id_id) values (87, 87, 87);" calcext:value-type="string">
            <text:p>insert into Evento_Pessoa (id, fk_evento_id_id, fk_pessoa_pessoa_tipo_id_id) values (87, 87, 8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style-name="ce3" office:value-type="string" calcext:value-type="string">
            <text:p>Rachel Giansante</text:p>
          </table:table-cell>
          <table:table-cell table:style-name="ce4" office:value-type="string" calcext:value-type="string">
            <text:p>Niver adulto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7-12-09" calcext:value-type="date">
            <text:p>2017-12-09</text:p>
          </table:table-cell>
          <table:table-cell table:style-name="ce12" office:value-type="float" office:value="690" calcext:value-type="float">
            <text:p>69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style-name="ce21" office:value-type="float" office:value="690" calcext:value-type="float">
            <text:p>690</text:p>
          </table:table-cell>
          <table:table-cell table:number-columns-repeated="27"/>
          <table:table-cell table:style-name="ce32" table:formula="of:=[.BC89]+1" office:value-type="float" office:value="88" calcext:value-type="float">
            <text:p>8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0]" office:value-type="float" office:value="88" calcext:value-type="float">
            <text:p>8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09" calcext:value-type="date">
            <text:p>2017-12-09</text:p>
          </table:table-cell>
          <table:table-cell table:style-name="ce36" table:formula="of:=&quot; - &quot;&amp;[.B90]&amp;&quot; - &quot;&amp;[.C90]" office:value-type="string" office:string-value=" - Rachel Giansante - Niver adulto" calcext:value-type="string">
            <text:p><text:s/>- Rachel Giansante - Niver adul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09" calcext:value-type="date">
            <text:p>2017-12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09" calcext:value-type="date">
            <text:p>2017-12-0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90" calcext:value-type="float">
            <text:p>6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0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89]+1" office:value-type="float" office:value="90" calcext:value-type="float">
            <text:p>90</text:p>
          </table:table-cell>
          <table:table-cell table:style-name="ce33" table:formula="of:=&quot;insert into App_Pessoa_pessoa (id, nome, cd_sit, dt_cad) values (&quot;&amp;[.BZ90]&amp;&quot;, '&quot;&amp;[.B90]&amp;&quot;', 1, '2018-11-10');&quot;" office:value-type="string" office:string-value="insert into App_Pessoa_pessoa (id, nome, cd_sit, dt_cad) values (90, 'Rachel Giansante', 1, '2018-11-10');" calcext:value-type="string">
            <text:p>insert into App_Pessoa_pessoa (id, nome, cd_sit, dt_cad) values (90, 'Rachel Giansante', 1, '2018-11-10');</text:p>
          </table:table-cell>
          <table:table-cell table:style-name="ce32" table:number-columns-repeated="2"/>
          <table:table-cell table:style-name="ce32" table:formula="of:=[.CD89]+1" office:value-type="float" office:value="88" calcext:value-type="float">
            <text:p>88</text:p>
          </table:table-cell>
          <table:table-cell table:style-name="ce33" table:formula="of:=&quot;insert into App_Pessoa_pessoa_pessoa_tipo (id, fk_pessoa_id_id, fk_pessoa_tipo_id_id) values (&quot;&amp;[.CD90]&amp;&quot;, &quot;&amp;[.BZ90]&amp;&quot;, 1);&quot;" office:value-type="string" office:string-value="insert into App_Pessoa_pessoa_pessoa_tipo (id, fk_pessoa_id_id, fk_pessoa_tipo_id_id) values (88, 90, 1);" calcext:value-type="string">
            <text:p>insert into App_Pessoa_pessoa_pessoa_tipo (id, fk_pessoa_id_id, fk_pessoa_tipo_id_id) values (88, 90, 1);</text:p>
          </table:table-cell>
          <table:table-cell table:style-name="ce32" table:number-columns-repeated="2"/>
          <table:table-cell table:style-name="ce32" table:formula="of:=[.CH89]+1" office:value-type="float" office:value="88" calcext:value-type="float">
            <text:p>88</text:p>
          </table:table-cell>
          <table:table-cell table:style-name="ce33" table:formula="of:=&quot;insert into Evento_Pessoa (id, fk_evento_id_id, fk_pessoa_pessoa_tipo_id_id) values (&quot;&amp;[.CH90]&amp;&quot;, &quot;&amp;[.CH90]&amp;&quot;, &quot;&amp;[.CH90]&amp;&quot;);&quot;" office:value-type="string" office:string-value="insert into Evento_Pessoa (id, fk_evento_id_id, fk_pessoa_pessoa_tipo_id_id) values (88, 88, 88);" calcext:value-type="string">
            <text:p>insert into Evento_Pessoa (id, fk_evento_id_id, fk_pessoa_pessoa_tipo_id_id) values (88, 88, 8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style-name="ce3" office:value-type="string" calcext:value-type="string">
            <text:p>Ballet Art Company</text:p>
          </table:table-cell>
          <table:table-cell table:style-name="ce4" office:value-type="string" calcext:value-type="string">
            <text:p>Balle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date" office:date-value="2017-12-14" calcext:value-type="date">
            <text:p>2017-12-14</text:p>
          </table:table-cell>
          <table:table-cell table:style-name="ce12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19"/>
          <table:table-cell table:style-name="ce22" office:value-type="string" calcext:value-type="string">
            <text:p>?</text:p>
          </table:table-cell>
          <table:table-cell table:number-columns-repeated="26"/>
          <table:table-cell table:style-name="ce32" table:formula="of:=[.BC90]+1" office:value-type="float" office:value="89" calcext:value-type="float">
            <text:p>8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1]" office:value-type="float" office:value="89" calcext:value-type="float">
            <text:p>8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4" calcext:value-type="date">
            <text:p>2017-12-14</text:p>
          </table:table-cell>
          <table:table-cell table:style-name="ce36" table:formula="of:=&quot; - &quot;&amp;[.B91]&amp;&quot; - &quot;&amp;[.C91]" office:value-type="string" office:string-value=" - Ballet Art Company - Ballet" calcext:value-type="string">
            <text:p><text:s/>- Ballet Art Company - Ballet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4" calcext:value-type="date">
            <text:p>2017-12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4" calcext:value-type="date">
            <text:p>2017-12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-1" calcext:value-type="float">
            <text:p>-1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1]&amp;&quot;);&quot;" office:value-type="string" office:string-value="4);" calcext:value-type="string">
            <text:p>4);</text:p>
          </table:table-cell>
          <table:table-cell table:style-name="ce32"/>
          <table:table-cell table:style-name="ce32" table:formula="of:=[.BZ90]+1" office:value-type="float" office:value="91" calcext:value-type="float">
            <text:p>91</text:p>
          </table:table-cell>
          <table:table-cell table:style-name="ce33" table:formula="of:=&quot;insert into App_Pessoa_pessoa (id, nome, cd_sit, dt_cad) values (&quot;&amp;[.BZ91]&amp;&quot;, '&quot;&amp;[.B91]&amp;&quot;', 1, '2018-11-10');&quot;" office:value-type="string" office:string-value="insert into App_Pessoa_pessoa (id, nome, cd_sit, dt_cad) values (91, 'Ballet Art Company', 1, '2018-11-10');" calcext:value-type="string">
            <text:p>insert into App_Pessoa_pessoa (id, nome, cd_sit, dt_cad) values (91, 'Ballet Art Company', 1, '2018-11-10');</text:p>
          </table:table-cell>
          <table:table-cell table:style-name="ce32" table:number-columns-repeated="2"/>
          <table:table-cell table:style-name="ce32" table:formula="of:=[.CD90]+1" office:value-type="float" office:value="89" calcext:value-type="float">
            <text:p>89</text:p>
          </table:table-cell>
          <table:table-cell table:style-name="ce33" table:formula="of:=&quot;insert into App_Pessoa_pessoa_pessoa_tipo (id, fk_pessoa_id_id, fk_pessoa_tipo_id_id) values (&quot;&amp;[.CD91]&amp;&quot;, &quot;&amp;[.BZ91]&amp;&quot;, 1);&quot;" office:value-type="string" office:string-value="insert into App_Pessoa_pessoa_pessoa_tipo (id, fk_pessoa_id_id, fk_pessoa_tipo_id_id) values (89, 91, 1);" calcext:value-type="string">
            <text:p>insert into App_Pessoa_pessoa_pessoa_tipo (id, fk_pessoa_id_id, fk_pessoa_tipo_id_id) values (89, 91, 1);</text:p>
          </table:table-cell>
          <table:table-cell table:style-name="ce32" table:number-columns-repeated="2"/>
          <table:table-cell table:style-name="ce32" table:formula="of:=[.CH90]+1" office:value-type="float" office:value="89" calcext:value-type="float">
            <text:p>89</text:p>
          </table:table-cell>
          <table:table-cell table:style-name="ce33" table:formula="of:=&quot;insert into Evento_Pessoa (id, fk_evento_id_id, fk_pessoa_pessoa_tipo_id_id) values (&quot;&amp;[.CH91]&amp;&quot;, &quot;&amp;[.CH91]&amp;&quot;, &quot;&amp;[.CH91]&amp;&quot;);&quot;" office:value-type="string" office:string-value="insert into Evento_Pessoa (id, fk_evento_id_id, fk_pessoa_pessoa_tipo_id_id) values (89, 89, 89);" calcext:value-type="string">
            <text:p>insert into Evento_Pessoa (id, fk_evento_id_id, fk_pessoa_pessoa_tipo_id_id) values (89, 89, 8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style-name="ce3" office:value-type="string" calcext:value-type="string">
            <text:p>Rita</text:p>
          </table:table-cell>
          <table:table-cell table:style-name="ce4" office:value-type="string" calcext:value-type="string">
            <text:p>Niver adulto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7-12-16" calcext:value-type="date">
            <text:p>2017-12-16</text:p>
          </table:table-cell>
          <table:table-cell table:style-name="ce12" office:value-type="float" office:value="1290" calcext:value-type="float">
            <text:p>1 290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album</text:p>
          </table:table-cell>
          <table:table-cell table:number-columns-repeated="18"/>
          <table:table-cell table:number-columns-repeated="3" table:style-name="ce21" office:value-type="float" office:value="430" calcext:value-type="float">
            <text:p>430</text:p>
          </table:table-cell>
          <table:table-cell table:number-columns-repeated="24"/>
          <table:table-cell table:style-name="ce32" table:formula="of:=[.BC91]+1" office:value-type="float" office:value="90" calcext:value-type="float">
            <text:p>9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2]" office:value-type="float" office:value="90" calcext:value-type="float">
            <text:p>9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6" calcext:value-type="date">
            <text:p>2017-12-16</text:p>
          </table:table-cell>
          <table:table-cell table:style-name="ce36" table:formula="of:=&quot; - &quot;&amp;[.B92]&amp;&quot; - &quot;&amp;[.C92]" office:value-type="string" office:string-value=" - Rita - Niver adulto" calcext:value-type="string">
            <text:p><text:s/>- Rita - Niver adul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6" calcext:value-type="date">
            <text:p>2017-12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6" calcext:value-type="date">
            <text:p>2017-12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90" calcext:value-type="float">
            <text:p>12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2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2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91]+1" office:value-type="float" office:value="92" calcext:value-type="float">
            <text:p>92</text:p>
          </table:table-cell>
          <table:table-cell table:style-name="ce33" table:formula="of:=&quot;insert into App_Pessoa_pessoa (id, nome, cd_sit, dt_cad) values (&quot;&amp;[.BZ92]&amp;&quot;, '&quot;&amp;[.B92]&amp;&quot;', 1, '2018-11-10');&quot;" office:value-type="string" office:string-value="insert into App_Pessoa_pessoa (id, nome, cd_sit, dt_cad) values (92, 'Rita', 1, '2018-11-10');" calcext:value-type="string">
            <text:p>insert into App_Pessoa_pessoa (id, nome, cd_sit, dt_cad) values (92, 'Rita', 1, '2018-11-10');</text:p>
          </table:table-cell>
          <table:table-cell table:style-name="ce32" table:number-columns-repeated="2"/>
          <table:table-cell table:style-name="ce32" table:formula="of:=[.CD91]+1" office:value-type="float" office:value="90" calcext:value-type="float">
            <text:p>90</text:p>
          </table:table-cell>
          <table:table-cell table:style-name="ce33" table:formula="of:=&quot;insert into App_Pessoa_pessoa_pessoa_tipo (id, fk_pessoa_id_id, fk_pessoa_tipo_id_id) values (&quot;&amp;[.CD92]&amp;&quot;, &quot;&amp;[.BZ92]&amp;&quot;, 1);&quot;" office:value-type="string" office:string-value="insert into App_Pessoa_pessoa_pessoa_tipo (id, fk_pessoa_id_id, fk_pessoa_tipo_id_id) values (90, 92, 1);" calcext:value-type="string">
            <text:p>insert into App_Pessoa_pessoa_pessoa_tipo (id, fk_pessoa_id_id, fk_pessoa_tipo_id_id) values (90, 92, 1);</text:p>
          </table:table-cell>
          <table:table-cell table:style-name="ce32" table:number-columns-repeated="2"/>
          <table:table-cell table:style-name="ce32" table:formula="of:=[.CH91]+1" office:value-type="float" office:value="90" calcext:value-type="float">
            <text:p>90</text:p>
          </table:table-cell>
          <table:table-cell table:style-name="ce33" table:formula="of:=&quot;insert into Evento_Pessoa (id, fk_evento_id_id, fk_pessoa_pessoa_tipo_id_id) values (&quot;&amp;[.CH92]&amp;&quot;, &quot;&amp;[.CH92]&amp;&quot;, &quot;&amp;[.CH92]&amp;&quot;);&quot;" office:value-type="string" office:string-value="insert into Evento_Pessoa (id, fk_evento_id_id, fk_pessoa_pessoa_tipo_id_id) values (90, 90, 90);" calcext:value-type="string">
            <text:p>insert into Evento_Pessoa (id, fk_evento_id_id, fk_pessoa_pessoa_tipo_id_id) values (90, 90, 9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style-name="ce3" office:value-type="string" calcext:value-type="string">
            <text:p>Ballet Art Company</text:p>
          </table:table-cell>
          <table:table-cell table:style-name="ce4" office:value-type="string" calcext:value-type="string">
            <text:p>Balle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date" office:date-value="2017-12-17" calcext:value-type="date">
            <text:p>2017-12-17</text:p>
          </table:table-cell>
          <table:table-cell table:style-name="ce12" office:value-type="float" office:value="700" calcext:value-type="float">
            <office:annotation draw:style-name="gr9" draw:text-style-name="P2" svg:width="36.69mm" svg:height="10.59mm" svg:x="126.23mm" svg:y="447.74mm" draw:caption-point-x="44.71mm" draw:caption-point-y="2.75mm">
              <dc:date>2018-11-15T00:00:00</dc:date>
              <text:p text:style-name="P1"><text:span text:style-name="T1">5 pessoas, 5x100</text:span></text:p>
            </office:annotation>
            <text:p>70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style-name="ce25"/>
          <table:table-cell table:style-name="ce21" office:value-type="float" office:value="700" calcext:value-type="float">
            <text:p>700</text:p>
          </table:table-cell>
          <table:table-cell table:number-columns-repeated="26"/>
          <table:table-cell table:style-name="ce32" table:formula="of:=[.BC92]+1" office:value-type="float" office:value="91" calcext:value-type="float">
            <text:p>9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3]" office:value-type="float" office:value="91" calcext:value-type="float">
            <text:p>9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7" calcext:value-type="date">
            <text:p>2017-12-17</text:p>
          </table:table-cell>
          <table:table-cell table:style-name="ce36" table:formula="of:=&quot; - &quot;&amp;[.B93]&amp;&quot; - &quot;&amp;[.C93]" office:value-type="string" office:string-value=" - Ballet Art Company - Ballet" calcext:value-type="string">
            <text:p><text:s/>- Ballet Art Company - Ballet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7" calcext:value-type="date">
            <text:p>2017-12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7-12-17" calcext:value-type="date">
            <text:p>2017-12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700" calcext:value-type="float">
            <office:annotation draw:style-name="gr10" draw:text-style-name="P2" svg:width="36.66mm" svg:height="10.26mm" svg:x="1792.69mm" svg:y="447.64mm" draw:caption-point-x="-0.63mm" draw:caption-point-y="2.85mm">
              <dc:date>2018-11-15T00:00:00</dc:date>
              <text:p text:style-name="P1"><text:span text:style-name="T1">5 pessoas, 5x100</text:span></text:p>
            </office:annotation>
            <text:p>7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3]&amp;&quot;);&quot;" office:value-type="string" office:string-value="4);" calcext:value-type="string">
            <text:p>4);</text:p>
          </table:table-cell>
          <table:table-cell table:style-name="ce32"/>
          <table:table-cell table:style-name="ce32" table:formula="of:=[.BZ92]+1" office:value-type="float" office:value="93" calcext:value-type="float">
            <text:p>93</text:p>
          </table:table-cell>
          <table:table-cell table:style-name="ce33" table:formula="of:=&quot;insert into App_Pessoa_pessoa (id, nome, cd_sit, dt_cad) values (&quot;&amp;[.BZ93]&amp;&quot;, '&quot;&amp;[.B93]&amp;&quot;', 1, '2018-11-10');&quot;" office:value-type="string" office:string-value="insert into App_Pessoa_pessoa (id, nome, cd_sit, dt_cad) values (93, 'Ballet Art Company', 1, '2018-11-10');" calcext:value-type="string">
            <text:p>insert into App_Pessoa_pessoa (id, nome, cd_sit, dt_cad) values (93, 'Ballet Art Company', 1, '2018-11-10');</text:p>
          </table:table-cell>
          <table:table-cell table:style-name="ce32" table:number-columns-repeated="2"/>
          <table:table-cell table:style-name="ce32" table:formula="of:=[.CD92]+1" office:value-type="float" office:value="91" calcext:value-type="float">
            <text:p>91</text:p>
          </table:table-cell>
          <table:table-cell table:style-name="ce33" table:formula="of:=&quot;insert into App_Pessoa_pessoa_pessoa_tipo (id, fk_pessoa_id_id, fk_pessoa_tipo_id_id) values (&quot;&amp;[.CD93]&amp;&quot;, &quot;&amp;[.BZ93]&amp;&quot;, 1);&quot;" office:value-type="string" office:string-value="insert into App_Pessoa_pessoa_pessoa_tipo (id, fk_pessoa_id_id, fk_pessoa_tipo_id_id) values (91, 93, 1);" calcext:value-type="string">
            <text:p>insert into App_Pessoa_pessoa_pessoa_tipo (id, fk_pessoa_id_id, fk_pessoa_tipo_id_id) values (91, 93, 1);</text:p>
          </table:table-cell>
          <table:table-cell table:style-name="ce32" table:number-columns-repeated="2"/>
          <table:table-cell table:style-name="ce32" table:formula="of:=[.CH92]+1" office:value-type="float" office:value="91" calcext:value-type="float">
            <text:p>91</text:p>
          </table:table-cell>
          <table:table-cell table:style-name="ce33" table:formula="of:=&quot;insert into Evento_Pessoa (id, fk_evento_id_id, fk_pessoa_pessoa_tipo_id_id) values (&quot;&amp;[.CH93]&amp;&quot;, &quot;&amp;[.CH93]&amp;&quot;, &quot;&amp;[.CH93]&amp;&quot;);&quot;" office:value-type="string" office:string-value="insert into Evento_Pessoa (id, fk_evento_id_id, fk_pessoa_pessoa_tipo_id_id) values (91, 91, 91);" calcext:value-type="string">
            <text:p>insert into Evento_Pessoa (id, fk_evento_id_id, fk_pessoa_pessoa_tipo_id_id) values (91, 91, 9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style-name="ce3" office:value-type="string" calcext:value-type="string">
            <text:p>Alice Landon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1-06" calcext:value-type="date">
            <text:p>2018-01-06</text:p>
          </table:table-cell>
          <table:table-cell table:style-name="ce12" office:value-type="float" office:value="590" calcext:value-type="float">
            <text:p>59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0"/>
          <table:table-cell table:style-name="ce21" office:value-type="float" office:value="590" calcext:value-type="float">
            <text:p>590</text:p>
          </table:table-cell>
          <table:table-cell table:number-columns-repeated="25"/>
          <table:table-cell table:style-name="ce32" table:formula="of:=[.BC93]+1" office:value-type="float" office:value="92" calcext:value-type="float">
            <text:p>9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4]" office:value-type="float" office:value="92" calcext:value-type="float">
            <text:p>9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06" calcext:value-type="date">
            <text:p>2018-01-06</text:p>
          </table:table-cell>
          <table:table-cell table:style-name="ce36" table:formula="of:=&quot; - &quot;&amp;[.B94]&amp;&quot; - &quot;&amp;[.C94]" office:value-type="string" office:string-value=" - Alice Landon - Niver Infantil" calcext:value-type="string">
            <text:p><text:s/>- Alice Landon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06" calcext:value-type="date">
            <text:p>2018-01-0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06" calcext:value-type="date">
            <text:p>2018-01-0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90" calcext:value-type="float">
            <text:p>5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4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93]+1" office:value-type="float" office:value="94" calcext:value-type="float">
            <text:p>94</text:p>
          </table:table-cell>
          <table:table-cell table:style-name="ce33" table:formula="of:=&quot;insert into App_Pessoa_pessoa (id, nome, cd_sit, dt_cad) values (&quot;&amp;[.BZ94]&amp;&quot;, '&quot;&amp;[.B94]&amp;&quot;', 1, '2018-11-10');&quot;" office:value-type="string" office:string-value="insert into App_Pessoa_pessoa (id, nome, cd_sit, dt_cad) values (94, 'Alice Landon', 1, '2018-11-10');" calcext:value-type="string">
            <text:p>insert into App_Pessoa_pessoa (id, nome, cd_sit, dt_cad) values (94, 'Alice Landon', 1, '2018-11-10');</text:p>
          </table:table-cell>
          <table:table-cell table:style-name="ce32" table:number-columns-repeated="2"/>
          <table:table-cell table:style-name="ce32" table:formula="of:=[.CD93]+1" office:value-type="float" office:value="92" calcext:value-type="float">
            <text:p>92</text:p>
          </table:table-cell>
          <table:table-cell table:style-name="ce33" table:formula="of:=&quot;insert into App_Pessoa_pessoa_pessoa_tipo (id, fk_pessoa_id_id, fk_pessoa_tipo_id_id) values (&quot;&amp;[.CD94]&amp;&quot;, &quot;&amp;[.BZ94]&amp;&quot;, 1);&quot;" office:value-type="string" office:string-value="insert into App_Pessoa_pessoa_pessoa_tipo (id, fk_pessoa_id_id, fk_pessoa_tipo_id_id) values (92, 94, 1);" calcext:value-type="string">
            <text:p>insert into App_Pessoa_pessoa_pessoa_tipo (id, fk_pessoa_id_id, fk_pessoa_tipo_id_id) values (92, 94, 1);</text:p>
          </table:table-cell>
          <table:table-cell table:style-name="ce32" table:number-columns-repeated="2"/>
          <table:table-cell table:style-name="ce32" table:formula="of:=[.CH93]+1" office:value-type="float" office:value="92" calcext:value-type="float">
            <text:p>92</text:p>
          </table:table-cell>
          <table:table-cell table:style-name="ce33" table:formula="of:=&quot;insert into Evento_Pessoa (id, fk_evento_id_id, fk_pessoa_pessoa_tipo_id_id) values (&quot;&amp;[.CH94]&amp;&quot;, &quot;&amp;[.CH94]&amp;&quot;, &quot;&amp;[.CH94]&amp;&quot;);&quot;" office:value-type="string" office:string-value="insert into Evento_Pessoa (id, fk_evento_id_id, fk_pessoa_pessoa_tipo_id_id) values (92, 92, 92);" calcext:value-type="string">
            <text:p>insert into Evento_Pessoa (id, fk_evento_id_id, fk_pessoa_pessoa_tipo_id_id) values (92, 92, 9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style-name="ce3" office:value-type="string" calcext:value-type="string">
            <text:p>Olivi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1-21" calcext:value-type="date">
            <text:p>2018-01-21</text:p>
          </table:table-cell>
          <table:table-cell table:style-name="ce12" office:value-type="float" office:value="590" calcext:value-type="float">
            <text:p>590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18"/>
          <table:table-cell table:style-name="ce21" office:value-type="float" office:value="190" calcext:value-type="float">
            <text:p>190</text:p>
          </table:table-cell>
          <table:table-cell table:number-columns-repeated="2" table:style-name="ce21" office:value-type="float" office:value="200" calcext:value-type="float">
            <text:p>200</text:p>
          </table:table-cell>
          <table:table-cell table:number-columns-repeated="25"/>
          <table:table-cell table:style-name="ce32" table:formula="of:=[.BC94]+1" office:value-type="float" office:value="93" calcext:value-type="float">
            <text:p>9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5]" office:value-type="float" office:value="93" calcext:value-type="float">
            <text:p>9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1" calcext:value-type="date">
            <text:p>2018-01-21</text:p>
          </table:table-cell>
          <table:table-cell table:style-name="ce36" table:formula="of:=&quot; - &quot;&amp;[.B95]&amp;&quot; - &quot;&amp;[.C95]" office:value-type="string" office:string-value=" - Olivia - Niver Infantil" calcext:value-type="string">
            <text:p><text:s/>- Olivi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1" calcext:value-type="date">
            <text:p>2018-01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1" calcext:value-type="date">
            <text:p>2018-01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90" calcext:value-type="float">
            <text:p>5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5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5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94]+1" office:value-type="float" office:value="95" calcext:value-type="float">
            <text:p>95</text:p>
          </table:table-cell>
          <table:table-cell table:style-name="ce33" table:formula="of:=&quot;insert into App_Pessoa_pessoa (id, nome, cd_sit, dt_cad) values (&quot;&amp;[.BZ95]&amp;&quot;, '&quot;&amp;[.B95]&amp;&quot;', 1, '2018-11-10');&quot;" office:value-type="string" office:string-value="insert into App_Pessoa_pessoa (id, nome, cd_sit, dt_cad) values (95, 'Olivia', 1, '2018-11-10');" calcext:value-type="string">
            <text:p>insert into App_Pessoa_pessoa (id, nome, cd_sit, dt_cad) values (95, 'Olivia', 1, '2018-11-10');</text:p>
          </table:table-cell>
          <table:table-cell table:style-name="ce32" table:number-columns-repeated="2"/>
          <table:table-cell table:style-name="ce32" table:formula="of:=[.CD94]+1" office:value-type="float" office:value="93" calcext:value-type="float">
            <text:p>93</text:p>
          </table:table-cell>
          <table:table-cell table:style-name="ce33" table:formula="of:=&quot;insert into App_Pessoa_pessoa_pessoa_tipo (id, fk_pessoa_id_id, fk_pessoa_tipo_id_id) values (&quot;&amp;[.CD95]&amp;&quot;, &quot;&amp;[.BZ95]&amp;&quot;, 1);&quot;" office:value-type="string" office:string-value="insert into App_Pessoa_pessoa_pessoa_tipo (id, fk_pessoa_id_id, fk_pessoa_tipo_id_id) values (93, 95, 1);" calcext:value-type="string">
            <text:p>insert into App_Pessoa_pessoa_pessoa_tipo (id, fk_pessoa_id_id, fk_pessoa_tipo_id_id) values (93, 95, 1);</text:p>
          </table:table-cell>
          <table:table-cell table:style-name="ce32" table:number-columns-repeated="2"/>
          <table:table-cell table:style-name="ce32" table:formula="of:=[.CH94]+1" office:value-type="float" office:value="93" calcext:value-type="float">
            <text:p>93</text:p>
          </table:table-cell>
          <table:table-cell table:style-name="ce33" table:formula="of:=&quot;insert into Evento_Pessoa (id, fk_evento_id_id, fk_pessoa_pessoa_tipo_id_id) values (&quot;&amp;[.CH95]&amp;&quot;, &quot;&amp;[.CH95]&amp;&quot;, &quot;&amp;[.CH95]&amp;&quot;);&quot;" office:value-type="string" office:string-value="insert into Evento_Pessoa (id, fk_evento_id_id, fk_pessoa_pessoa_tipo_id_id) values (93, 93, 93);" calcext:value-type="string">
            <text:p>insert into Evento_Pessoa (id, fk_evento_id_id, fk_pessoa_pessoa_tipo_id_id) values (93, 93, 9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style-name="ce3" office:value-type="string" calcext:value-type="string">
            <text:p>Neusa</text:p>
          </table:table-cell>
          <table:table-cell table:style-name="ce4" office:value-type="string" calcext:value-type="string">
            <text:p>Niver adulto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8-01-27" calcext:value-type="date">
            <text:p>2018-01-27</text:p>
          </table:table-cell>
          <table:table-cell table:style-name="ce12" office:value-type="float" office:value="1600" calcext:value-type="float">
            <text:p>1 600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album</text:p>
          </table:table-cell>
          <table:table-cell table:number-columns-repeated="19"/>
          <table:table-cell table:number-columns-repeated="2" table:style-name="ce21" office:value-type="float" office:value="800" calcext:value-type="float">
            <text:p>800</text:p>
          </table:table-cell>
          <table:table-cell table:number-columns-repeated="24"/>
          <table:table-cell table:style-name="ce32" table:formula="of:=[.BC95]+1" office:value-type="float" office:value="94" calcext:value-type="float">
            <text:p>9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6]" office:value-type="float" office:value="94" calcext:value-type="float">
            <text:p>9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7" calcext:value-type="date">
            <text:p>2018-01-27</text:p>
          </table:table-cell>
          <table:table-cell table:style-name="ce36" table:formula="of:=&quot; - &quot;&amp;[.B96]&amp;&quot; - &quot;&amp;[.C96]" office:value-type="string" office:string-value=" - Neusa - Niver adulto" calcext:value-type="string">
            <text:p><text:s/>- Neusa - Niver adul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7" calcext:value-type="date">
            <text:p>2018-01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7" calcext:value-type="date">
            <text:p>2018-01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600" calcext:value-type="float">
            <text:p>16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6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6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95]+1" office:value-type="float" office:value="96" calcext:value-type="float">
            <text:p>96</text:p>
          </table:table-cell>
          <table:table-cell table:style-name="ce33" table:formula="of:=&quot;insert into App_Pessoa_pessoa (id, nome, cd_sit, dt_cad) values (&quot;&amp;[.BZ96]&amp;&quot;, '&quot;&amp;[.B96]&amp;&quot;', 1, '2018-11-10');&quot;" office:value-type="string" office:string-value="insert into App_Pessoa_pessoa (id, nome, cd_sit, dt_cad) values (96, 'Neusa', 1, '2018-11-10');" calcext:value-type="string">
            <text:p>insert into App_Pessoa_pessoa (id, nome, cd_sit, dt_cad) values (96, 'Neusa', 1, '2018-11-10');</text:p>
          </table:table-cell>
          <table:table-cell table:style-name="ce32" table:number-columns-repeated="2"/>
          <table:table-cell table:style-name="ce32" table:formula="of:=[.CD95]+1" office:value-type="float" office:value="94" calcext:value-type="float">
            <text:p>94</text:p>
          </table:table-cell>
          <table:table-cell table:style-name="ce33" table:formula="of:=&quot;insert into App_Pessoa_pessoa_pessoa_tipo (id, fk_pessoa_id_id, fk_pessoa_tipo_id_id) values (&quot;&amp;[.CD96]&amp;&quot;, &quot;&amp;[.BZ96]&amp;&quot;, 1);&quot;" office:value-type="string" office:string-value="insert into App_Pessoa_pessoa_pessoa_tipo (id, fk_pessoa_id_id, fk_pessoa_tipo_id_id) values (94, 96, 1);" calcext:value-type="string">
            <text:p>insert into App_Pessoa_pessoa_pessoa_tipo (id, fk_pessoa_id_id, fk_pessoa_tipo_id_id) values (94, 96, 1);</text:p>
          </table:table-cell>
          <table:table-cell table:style-name="ce32" table:number-columns-repeated="2"/>
          <table:table-cell table:style-name="ce32" table:formula="of:=[.CH95]+1" office:value-type="float" office:value="94" calcext:value-type="float">
            <text:p>94</text:p>
          </table:table-cell>
          <table:table-cell table:style-name="ce33" table:formula="of:=&quot;insert into Evento_Pessoa (id, fk_evento_id_id, fk_pessoa_pessoa_tipo_id_id) values (&quot;&amp;[.CH96]&amp;&quot;, &quot;&amp;[.CH96]&amp;&quot;, &quot;&amp;[.CH96]&amp;&quot;);&quot;" office:value-type="string" office:string-value="insert into Evento_Pessoa (id, fk_evento_id_id, fk_pessoa_pessoa_tipo_id_id) values (94, 94, 94);" calcext:value-type="string">
            <text:p>insert into Evento_Pessoa (id, fk_evento_id_id, fk_pessoa_pessoa_tipo_id_id) values (94, 94, 9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style-name="ce3" office:value-type="string" calcext:value-type="string">
            <text:p>Isabela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01-28" calcext:value-type="date">
            <text:p>2018-01-28</text:p>
          </table:table-cell>
          <table:table-cell table:style-name="ce12" office:value-type="float" office:value="300" calcext:value-type="float">
            <text:p>30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0"/>
          <table:table-cell table:style-name="ce21" office:value-type="float" office:value="300" calcext:value-type="float">
            <text:p>300</text:p>
          </table:table-cell>
          <table:table-cell table:number-columns-repeated="25"/>
          <table:table-cell table:style-name="ce32" table:formula="of:=[.BC96]+1" office:value-type="float" office:value="95" calcext:value-type="float">
            <text:p>9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7]" office:value-type="float" office:value="95" calcext:value-type="float">
            <text:p>9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8" calcext:value-type="date">
            <text:p>2018-01-28</text:p>
          </table:table-cell>
          <table:table-cell table:style-name="ce36" table:formula="of:=&quot; - &quot;&amp;[.B97]&amp;&quot; - &quot;&amp;[.C97]" office:value-type="string" office:string-value=" - Isabela - Batizado" calcext:value-type="string">
            <text:p><text:s/>- Isabela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8" calcext:value-type="date">
            <text:p>2018-01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1-28" calcext:value-type="date">
            <text:p>2018-01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7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96]+1" office:value-type="float" office:value="97" calcext:value-type="float">
            <text:p>97</text:p>
          </table:table-cell>
          <table:table-cell table:style-name="ce33" table:formula="of:=&quot;insert into App_Pessoa_pessoa (id, nome, cd_sit, dt_cad) values (&quot;&amp;[.BZ97]&amp;&quot;, '&quot;&amp;[.B97]&amp;&quot;', 1, '2018-11-10');&quot;" office:value-type="string" office:string-value="insert into App_Pessoa_pessoa (id, nome, cd_sit, dt_cad) values (97, 'Isabela', 1, '2018-11-10');" calcext:value-type="string">
            <text:p>insert into App_Pessoa_pessoa (id, nome, cd_sit, dt_cad) values (97, 'Isabela', 1, '2018-11-10');</text:p>
          </table:table-cell>
          <table:table-cell table:style-name="ce32" table:number-columns-repeated="2"/>
          <table:table-cell table:style-name="ce32" table:formula="of:=[.CD96]+1" office:value-type="float" office:value="95" calcext:value-type="float">
            <text:p>95</text:p>
          </table:table-cell>
          <table:table-cell table:style-name="ce33" table:formula="of:=&quot;insert into App_Pessoa_pessoa_pessoa_tipo (id, fk_pessoa_id_id, fk_pessoa_tipo_id_id) values (&quot;&amp;[.CD97]&amp;&quot;, &quot;&amp;[.BZ97]&amp;&quot;, 1);&quot;" office:value-type="string" office:string-value="insert into App_Pessoa_pessoa_pessoa_tipo (id, fk_pessoa_id_id, fk_pessoa_tipo_id_id) values (95, 97, 1);" calcext:value-type="string">
            <text:p>insert into App_Pessoa_pessoa_pessoa_tipo (id, fk_pessoa_id_id, fk_pessoa_tipo_id_id) values (95, 97, 1);</text:p>
          </table:table-cell>
          <table:table-cell table:style-name="ce32" table:number-columns-repeated="2"/>
          <table:table-cell table:style-name="ce32" table:formula="of:=[.CH96]+1" office:value-type="float" office:value="95" calcext:value-type="float">
            <text:p>95</text:p>
          </table:table-cell>
          <table:table-cell table:style-name="ce33" table:formula="of:=&quot;insert into Evento_Pessoa (id, fk_evento_id_id, fk_pessoa_pessoa_tipo_id_id) values (&quot;&amp;[.CH97]&amp;&quot;, &quot;&amp;[.CH97]&amp;&quot;, &quot;&amp;[.CH97]&amp;&quot;);&quot;" office:value-type="string" office:string-value="insert into Evento_Pessoa (id, fk_evento_id_id, fk_pessoa_pessoa_tipo_id_id) values (95, 95, 95);" calcext:value-type="string">
            <text:p>insert into Evento_Pessoa (id, fk_evento_id_id, fk_pessoa_pessoa_tipo_id_id) values (95, 95, 9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style-name="ce3" office:value-type="string" calcext:value-type="string">
            <text:p>Maria Clar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2-02" calcext:value-type="date">
            <text:p>2018-02-02</text:p>
          </table:table-cell>
          <table:table-cell table:style-name="ce3" office:value-type="float" office:value="350" calcext:value-type="float">
            <text:p>35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18"/>
          <table:table-cell table:style-name="ce23" table:number-columns-repeated="2"/>
          <table:table-cell table:style-name="ce4"/>
          <table:table-cell table:style-name="ce21" office:value-type="float" office:value="350" calcext:value-type="float">
            <text:p>350</text:p>
          </table:table-cell>
          <table:table-cell table:style-name="ce4" table:number-columns-repeated="22"/>
          <table:table-cell table:number-columns-repeated="2"/>
          <table:table-cell table:style-name="ce32" table:formula="of:=[.BC97]+1" office:value-type="float" office:value="96" calcext:value-type="float">
            <text:p>9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8]" office:value-type="float" office:value="96" calcext:value-type="float">
            <text:p>9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2" calcext:value-type="date">
            <text:p>2018-02-02</text:p>
          </table:table-cell>
          <table:table-cell table:style-name="ce36" table:formula="of:=&quot; - &quot;&amp;[.B98]&amp;&quot; - &quot;&amp;[.C98]" office:value-type="string" office:string-value=" - Maria Clara - Niver Infantil" calcext:value-type="string">
            <text:p><text:s/>- Maria Clar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2" calcext:value-type="date">
            <text:p>2018-02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2" calcext:value-type="date">
            <text:p>2018-02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8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97]+1" office:value-type="float" office:value="98" calcext:value-type="float">
            <text:p>98</text:p>
          </table:table-cell>
          <table:table-cell table:style-name="ce33" table:formula="of:=&quot;insert into App_Pessoa_pessoa (id, nome, cd_sit, dt_cad) values (&quot;&amp;[.BZ98]&amp;&quot;, '&quot;&amp;[.B98]&amp;&quot;', 1, '2018-11-10');&quot;" office:value-type="string" office:string-value="insert into App_Pessoa_pessoa (id, nome, cd_sit, dt_cad) values (98, 'Maria Clara', 1, '2018-11-10');" calcext:value-type="string">
            <text:p>insert into App_Pessoa_pessoa (id, nome, cd_sit, dt_cad) values (98, 'Maria Clara', 1, '2018-11-10');</text:p>
          </table:table-cell>
          <table:table-cell table:style-name="ce32" table:number-columns-repeated="2"/>
          <table:table-cell table:style-name="ce32" table:formula="of:=[.CD97]+1" office:value-type="float" office:value="96" calcext:value-type="float">
            <text:p>96</text:p>
          </table:table-cell>
          <table:table-cell table:style-name="ce33" table:formula="of:=&quot;insert into App_Pessoa_pessoa_pessoa_tipo (id, fk_pessoa_id_id, fk_pessoa_tipo_id_id) values (&quot;&amp;[.CD98]&amp;&quot;, &quot;&amp;[.BZ98]&amp;&quot;, 1);&quot;" office:value-type="string" office:string-value="insert into App_Pessoa_pessoa_pessoa_tipo (id, fk_pessoa_id_id, fk_pessoa_tipo_id_id) values (96, 98, 1);" calcext:value-type="string">
            <text:p>insert into App_Pessoa_pessoa_pessoa_tipo (id, fk_pessoa_id_id, fk_pessoa_tipo_id_id) values (96, 98, 1);</text:p>
          </table:table-cell>
          <table:table-cell table:style-name="ce32" table:number-columns-repeated="2"/>
          <table:table-cell table:style-name="ce32" table:formula="of:=[.CH97]+1" office:value-type="float" office:value="96" calcext:value-type="float">
            <text:p>96</text:p>
          </table:table-cell>
          <table:table-cell table:style-name="ce33" table:formula="of:=&quot;insert into Evento_Pessoa (id, fk_evento_id_id, fk_pessoa_pessoa_tipo_id_id) values (&quot;&amp;[.CH98]&amp;&quot;, &quot;&amp;[.CH98]&amp;&quot;, &quot;&amp;[.CH98]&amp;&quot;);&quot;" office:value-type="string" office:string-value="insert into Evento_Pessoa (id, fk_evento_id_id, fk_pessoa_pessoa_tipo_id_id) values (96, 96, 96);" calcext:value-type="string">
            <text:p>insert into Evento_Pessoa (id, fk_evento_id_id, fk_pessoa_pessoa_tipo_id_id) values (96, 96, 9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style-name="ce3" office:value-type="string" calcext:value-type="string">
            <text:p>Benicio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1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/>
          <table:table-cell table:style-name="ce21" office:value-type="float" office:value="400" calcext:value-type="float">
            <text:p>400</text:p>
          </table:table-cell>
          <table:table-cell table:style-name="ce4" table:number-columns-repeated="22"/>
          <table:table-cell table:number-columns-repeated="2"/>
          <table:table-cell table:style-name="ce32" table:formula="of:=[.BC98]+1" office:value-type="float" office:value="97" calcext:value-type="float">
            <text:p>9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99]" office:value-type="float" office:value="97" calcext:value-type="float">
            <text:p>9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36" table:formula="of:=&quot; - &quot;&amp;[.B99]&amp;&quot; - &quot;&amp;[.C99]" office:value-type="string" office:string-value=" - Benicio - Batizado" calcext:value-type="string">
            <text:p><text:s/>- Benicio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9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99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98]+1" office:value-type="float" office:value="99" calcext:value-type="float">
            <text:p>99</text:p>
          </table:table-cell>
          <table:table-cell table:style-name="ce33" table:formula="of:=&quot;insert into App_Pessoa_pessoa (id, nome, cd_sit, dt_cad) values (&quot;&amp;[.BZ99]&amp;&quot;, '&quot;&amp;[.B99]&amp;&quot;', 1, '2018-11-10');&quot;" office:value-type="string" office:string-value="insert into App_Pessoa_pessoa (id, nome, cd_sit, dt_cad) values (99, 'Benicio', 1, '2018-11-10');" calcext:value-type="string">
            <text:p>insert into App_Pessoa_pessoa (id, nome, cd_sit, dt_cad) values (99, 'Benicio', 1, '2018-11-10');</text:p>
          </table:table-cell>
          <table:table-cell table:style-name="ce32" table:number-columns-repeated="2"/>
          <table:table-cell table:style-name="ce32" table:formula="of:=[.CD98]+1" office:value-type="float" office:value="97" calcext:value-type="float">
            <text:p>97</text:p>
          </table:table-cell>
          <table:table-cell table:style-name="ce33" table:formula="of:=&quot;insert into App_Pessoa_pessoa_pessoa_tipo (id, fk_pessoa_id_id, fk_pessoa_tipo_id_id) values (&quot;&amp;[.CD99]&amp;&quot;, &quot;&amp;[.BZ99]&amp;&quot;, 1);&quot;" office:value-type="string" office:string-value="insert into App_Pessoa_pessoa_pessoa_tipo (id, fk_pessoa_id_id, fk_pessoa_tipo_id_id) values (97, 99, 1);" calcext:value-type="string">
            <text:p>insert into App_Pessoa_pessoa_pessoa_tipo (id, fk_pessoa_id_id, fk_pessoa_tipo_id_id) values (97, 99, 1);</text:p>
          </table:table-cell>
          <table:table-cell table:style-name="ce32" table:number-columns-repeated="2"/>
          <table:table-cell table:style-name="ce32" table:formula="of:=[.CH98]+1" office:value-type="float" office:value="97" calcext:value-type="float">
            <text:p>97</text:p>
          </table:table-cell>
          <table:table-cell table:style-name="ce33" table:formula="of:=&quot;insert into Evento_Pessoa (id, fk_evento_id_id, fk_pessoa_pessoa_tipo_id_id) values (&quot;&amp;[.CH99]&amp;&quot;, &quot;&amp;[.CH99]&amp;&quot;, &quot;&amp;[.CH99]&amp;&quot;);&quot;" office:value-type="string" office:string-value="insert into Evento_Pessoa (id, fk_evento_id_id, fk_pessoa_pessoa_tipo_id_id) values (97, 97, 97);" calcext:value-type="string">
            <text:p>insert into Evento_Pessoa (id, fk_evento_id_id, fk_pessoa_pessoa_tipo_id_id) values (97, 97, 9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style-name="ce3" office:value-type="string" calcext:value-type="string">
            <text:p>Parto Isa Liz</text:p>
          </table:table-cell>
          <table:table-cell table:style-name="ce4" office:value-type="string" calcext:value-type="string">
            <text:p>Parto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12" office:value-type="float" office:value="1200" calcext:value-type="float">
            <text:p>1 20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/>
          <table:table-cell table:number-columns-repeated="3" table:style-name="ce21" office:value-type="float" office:value="400" calcext:value-type="float">
            <text:p>400</text:p>
          </table:table-cell>
          <table:table-cell table:style-name="ce4" table:number-columns-repeated="20"/>
          <table:table-cell table:number-columns-repeated="2"/>
          <table:table-cell table:style-name="ce32" table:formula="of:=[.BC99]+1" office:value-type="float" office:value="98" calcext:value-type="float">
            <text:p>9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0]" office:value-type="float" office:value="98" calcext:value-type="float">
            <text:p>9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36" table:formula="of:=&quot; - &quot;&amp;[.B100]&amp;&quot; - &quot;&amp;[.C100]" office:value-type="string" office:string-value=" - Parto Isa Liz - Parto" calcext:value-type="string">
            <text:p><text:s/>- Parto Isa Liz - Par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4" calcext:value-type="date">
            <text:p>2018-02-0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00" calcext:value-type="float">
            <text:p>12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0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0]&amp;&quot;);&quot;" office:value-type="string" office:string-value="14);" calcext:value-type="string">
            <text:p>14);</text:p>
          </table:table-cell>
          <table:table-cell table:style-name="ce32"/>
          <table:table-cell table:style-name="ce32" table:formula="of:=[.BZ99]+1" office:value-type="float" office:value="100" calcext:value-type="float">
            <text:p>100</text:p>
          </table:table-cell>
          <table:table-cell table:style-name="ce33" table:formula="of:=&quot;insert into App_Pessoa_pessoa (id, nome, cd_sit, dt_cad) values (&quot;&amp;[.BZ100]&amp;&quot;, '&quot;&amp;[.B100]&amp;&quot;', 1, '2018-11-10');&quot;" office:value-type="string" office:string-value="insert into App_Pessoa_pessoa (id, nome, cd_sit, dt_cad) values (100, 'Parto Isa Liz', 1, '2018-11-10');" calcext:value-type="string">
            <text:p>insert into App_Pessoa_pessoa (id, nome, cd_sit, dt_cad) values (100, 'Parto Isa Liz', 1, '2018-11-10');</text:p>
          </table:table-cell>
          <table:table-cell table:style-name="ce32" table:number-columns-repeated="2"/>
          <table:table-cell table:style-name="ce32" table:formula="of:=[.CD99]+1" office:value-type="float" office:value="98" calcext:value-type="float">
            <text:p>98</text:p>
          </table:table-cell>
          <table:table-cell table:style-name="ce33" table:formula="of:=&quot;insert into App_Pessoa_pessoa_pessoa_tipo (id, fk_pessoa_id_id, fk_pessoa_tipo_id_id) values (&quot;&amp;[.CD100]&amp;&quot;, &quot;&amp;[.BZ100]&amp;&quot;, 1);&quot;" office:value-type="string" office:string-value="insert into App_Pessoa_pessoa_pessoa_tipo (id, fk_pessoa_id_id, fk_pessoa_tipo_id_id) values (98, 100, 1);" calcext:value-type="string">
            <text:p>insert into App_Pessoa_pessoa_pessoa_tipo (id, fk_pessoa_id_id, fk_pessoa_tipo_id_id) values (98, 100, 1);</text:p>
          </table:table-cell>
          <table:table-cell table:style-name="ce32" table:number-columns-repeated="2"/>
          <table:table-cell table:style-name="ce32" table:formula="of:=[.CH99]+1" office:value-type="float" office:value="98" calcext:value-type="float">
            <text:p>98</text:p>
          </table:table-cell>
          <table:table-cell table:style-name="ce33" table:formula="of:=&quot;insert into Evento_Pessoa (id, fk_evento_id_id, fk_pessoa_pessoa_tipo_id_id) values (&quot;&amp;[.CH100]&amp;&quot;, &quot;&amp;[.CH100]&amp;&quot;, &quot;&amp;[.CH100]&amp;&quot;);&quot;" office:value-type="string" office:string-value="insert into Evento_Pessoa (id, fk_evento_id_id, fk_pessoa_pessoa_tipo_id_id) values (98, 98, 98);" calcext:value-type="string">
            <text:p>insert into Evento_Pessoa (id, fk_evento_id_id, fk_pessoa_pessoa_tipo_id_id) values (98, 98, 9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style-name="ce3" office:value-type="string" calcext:value-type="string">
            <text:p>Lidi Rilary - Capitolio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8-02-08" calcext:value-type="date">
            <text:p>2018-02-08</text:p>
          </table:table-cell>
          <table:table-cell table:style-name="ce12"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1.5" calcext:value-type="float">
            <office:annotation draw:style-name="gr2" draw:text-style-name="P8" svg:width="48.5mm" svg:height="20.9mm" svg:x="1095.78mm" svg:y="486.69mm" draw:caption-point-x="-255.25mm" draw:caption-point-y="2.74mm">
              <dc:date>2018-11-15T00:00:00</dc:date>
              <text:p text:style-name="P7"><text:span text:style-name="T5">Janaína Nogueira:</text:span></text:p>
              <text:p text:style-name="P7"><text:span text:style-name="T6">ela depositou 150, porem paguei os passeios e elas ficaram devendo mais</text:span></text:p>
            </office:annotation>
            <text:p>72</text:p>
          </table:table-cell>
          <table:table-cell table:style-name="ce4" table:number-columns-repeated="6"/>
          <table:table-cell/>
          <table:table-cell table:style-name="ce29" office:value-type="float" office:value="533.5" calcext:value-type="float">
            <text:p>533,5</text:p>
          </table:table-cell>
          <table:table-cell table:style-name="ce4" table:number-columns-repeated="14"/>
          <table:table-cell table:number-columns-repeated="2"/>
          <table:table-cell table:style-name="ce32" table:formula="of:=[.BC100]+1" office:value-type="float" office:value="99" calcext:value-type="float">
            <text:p>9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1]" office:value-type="float" office:value="99" calcext:value-type="float">
            <text:p>9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8" calcext:value-type="date">
            <text:p>2018-02-08</text:p>
          </table:table-cell>
          <table:table-cell table:style-name="ce36" table:formula="of:=&quot; - &quot;&amp;[.B101]&amp;&quot; - &quot;&amp;[.C101]" office:value-type="string" office:string-value=" - Lidi Rilary - Capitolio - Ensaio" calcext:value-type="string">
            <text:p><text:s/>- Lidi Rilary - Capitolio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8" calcext:value-type="date">
            <text:p>2018-02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08" calcext:value-type="date">
            <text:p>2018-02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750" calcext:value-type="float">
            <text:p>7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1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1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100]+1" office:value-type="float" office:value="101" calcext:value-type="float">
            <text:p>101</text:p>
          </table:table-cell>
          <table:table-cell table:style-name="ce33" table:formula="of:=&quot;insert into App_Pessoa_pessoa (id, nome, cd_sit, dt_cad) values (&quot;&amp;[.BZ101]&amp;&quot;, '&quot;&amp;[.B101]&amp;&quot;', 1, '2018-11-10');&quot;" office:value-type="string" office:string-value="insert into App_Pessoa_pessoa (id, nome, cd_sit, dt_cad) values (101, 'Lidi Rilary - Capitolio', 1, '2018-11-10');" calcext:value-type="string">
            <text:p>insert into App_Pessoa_pessoa (id, nome, cd_sit, dt_cad) values (101, 'Lidi Rilary - Capitolio', 1, '2018-11-10');</text:p>
          </table:table-cell>
          <table:table-cell table:style-name="ce32" table:number-columns-repeated="2"/>
          <table:table-cell table:style-name="ce32" table:formula="of:=[.CD100]+1" office:value-type="float" office:value="99" calcext:value-type="float">
            <text:p>99</text:p>
          </table:table-cell>
          <table:table-cell table:style-name="ce33" table:formula="of:=&quot;insert into App_Pessoa_pessoa_pessoa_tipo (id, fk_pessoa_id_id, fk_pessoa_tipo_id_id) values (&quot;&amp;[.CD101]&amp;&quot;, &quot;&amp;[.BZ101]&amp;&quot;, 1);&quot;" office:value-type="string" office:string-value="insert into App_Pessoa_pessoa_pessoa_tipo (id, fk_pessoa_id_id, fk_pessoa_tipo_id_id) values (99, 101, 1);" calcext:value-type="string">
            <text:p>insert into App_Pessoa_pessoa_pessoa_tipo (id, fk_pessoa_id_id, fk_pessoa_tipo_id_id) values (99, 101, 1);</text:p>
          </table:table-cell>
          <table:table-cell table:style-name="ce32" table:number-columns-repeated="2"/>
          <table:table-cell table:style-name="ce32" table:formula="of:=[.CH100]+1" office:value-type="float" office:value="99" calcext:value-type="float">
            <text:p>99</text:p>
          </table:table-cell>
          <table:table-cell table:style-name="ce33" table:formula="of:=&quot;insert into Evento_Pessoa (id, fk_evento_id_id, fk_pessoa_pessoa_tipo_id_id) values (&quot;&amp;[.CH101]&amp;&quot;, &quot;&amp;[.CH101]&amp;&quot;, &quot;&amp;[.CH101]&amp;&quot;);&quot;" office:value-type="string" office:string-value="insert into Evento_Pessoa (id, fk_evento_id_id, fk_pessoa_pessoa_tipo_id_id) values (99, 99, 99);" calcext:value-type="string">
            <text:p>insert into Evento_Pessoa (id, fk_evento_id_id, fk_pessoa_pessoa_tipo_id_id) values (99, 99, 9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style-name="ce3" office:value-type="string" calcext:value-type="string">
            <text:p>Sofia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02-11" calcext:value-type="date">
            <text:p>2018-02-11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/>
          <table:table-cell table:style-name="ce21" office:value-type="float" office:value="300" calcext:value-type="float">
            <text:p>300</text:p>
          </table:table-cell>
          <table:table-cell table:style-name="ce4" table:number-columns-repeated="22"/>
          <table:table-cell table:number-columns-repeated="2"/>
          <table:table-cell table:style-name="ce32" table:formula="of:=[.BC101]+1" office:value-type="float" office:value="100" calcext:value-type="float">
            <text:p>10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2]" office:value-type="float" office:value="100" calcext:value-type="float">
            <text:p>10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11" calcext:value-type="date">
            <text:p>2018-02-11</text:p>
          </table:table-cell>
          <table:table-cell table:style-name="ce36" table:formula="of:=&quot; - &quot;&amp;[.B102]&amp;&quot; - &quot;&amp;[.C102]" office:value-type="string" office:string-value=" - Sofia - Batizado" calcext:value-type="string">
            <text:p><text:s/>- Sofia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11" calcext:value-type="date">
            <text:p>2018-02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11" calcext:value-type="date">
            <text:p>2018-02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2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101]+1" office:value-type="float" office:value="102" calcext:value-type="float">
            <text:p>102</text:p>
          </table:table-cell>
          <table:table-cell table:style-name="ce33" table:formula="of:=&quot;insert into App_Pessoa_pessoa (id, nome, cd_sit, dt_cad) values (&quot;&amp;[.BZ102]&amp;&quot;, '&quot;&amp;[.B102]&amp;&quot;', 1, '2018-11-10');&quot;" office:value-type="string" office:string-value="insert into App_Pessoa_pessoa (id, nome, cd_sit, dt_cad) values (102, 'Sofia', 1, '2018-11-10');" calcext:value-type="string">
            <text:p>insert into App_Pessoa_pessoa (id, nome, cd_sit, dt_cad) values (102, 'Sofia', 1, '2018-11-10');</text:p>
          </table:table-cell>
          <table:table-cell table:style-name="ce32" table:number-columns-repeated="2"/>
          <table:table-cell table:style-name="ce32" table:formula="of:=[.CD101]+1" office:value-type="float" office:value="100" calcext:value-type="float">
            <text:p>100</text:p>
          </table:table-cell>
          <table:table-cell table:style-name="ce33" table:formula="of:=&quot;insert into App_Pessoa_pessoa_pessoa_tipo (id, fk_pessoa_id_id, fk_pessoa_tipo_id_id) values (&quot;&amp;[.CD102]&amp;&quot;, &quot;&amp;[.BZ102]&amp;&quot;, 1);&quot;" office:value-type="string" office:string-value="insert into App_Pessoa_pessoa_pessoa_tipo (id, fk_pessoa_id_id, fk_pessoa_tipo_id_id) values (100, 102, 1);" calcext:value-type="string">
            <text:p>insert into App_Pessoa_pessoa_pessoa_tipo (id, fk_pessoa_id_id, fk_pessoa_tipo_id_id) values (100, 102, 1);</text:p>
          </table:table-cell>
          <table:table-cell table:style-name="ce32" table:number-columns-repeated="2"/>
          <table:table-cell table:style-name="ce32" table:formula="of:=[.CH101]+1" office:value-type="float" office:value="100" calcext:value-type="float">
            <text:p>100</text:p>
          </table:table-cell>
          <table:table-cell table:style-name="ce33" table:formula="of:=&quot;insert into Evento_Pessoa (id, fk_evento_id_id, fk_pessoa_pessoa_tipo_id_id) values (&quot;&amp;[.CH102]&amp;&quot;, &quot;&amp;[.CH102]&amp;&quot;, &quot;&amp;[.CH102]&amp;&quot;);&quot;" office:value-type="string" office:string-value="insert into Evento_Pessoa (id, fk_evento_id_id, fk_pessoa_pessoa_tipo_id_id) values (100, 100, 100);" calcext:value-type="string">
            <text:p>insert into Evento_Pessoa (id, fk_evento_id_id, fk_pessoa_pessoa_tipo_id_id) values (100, 100, 10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style-name="ce3" office:value-type="string" calcext:value-type="string">
            <text:p>Marcel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2-19" calcext:value-type="date">
            <text:p>2018-02-19</text:p>
          </table:table-cell>
          <table:table-cell table:style-name="ce12" office:value-type="float" office:value="350" calcext:value-type="float">
            <text:p>35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2"/>
          <table:table-cell table:style-name="ce4"/>
          <table:table-cell table:style-name="ce21" office:value-type="float" office:value="350" calcext:value-type="float">
            <text:p>350</text:p>
          </table:table-cell>
          <table:table-cell table:style-name="ce4" table:number-columns-repeated="22"/>
          <table:table-cell table:number-columns-repeated="2"/>
          <table:table-cell table:style-name="ce32" table:formula="of:=[.BC102]+1" office:value-type="float" office:value="101" calcext:value-type="float">
            <text:p>10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3]" office:value-type="float" office:value="101" calcext:value-type="float">
            <text:p>10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19" calcext:value-type="date">
            <text:p>2018-02-19</text:p>
          </table:table-cell>
          <table:table-cell table:style-name="ce36" table:formula="of:=&quot; - &quot;&amp;[.B103]&amp;&quot; - &quot;&amp;[.C103]" office:value-type="string" office:string-value=" - Marcela - Gestante" calcext:value-type="string">
            <text:p><text:s/>- Marcel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19" calcext:value-type="date">
            <text:p>2018-02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19" calcext:value-type="date">
            <text:p>2018-02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3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02]+1" office:value-type="float" office:value="103" calcext:value-type="float">
            <text:p>103</text:p>
          </table:table-cell>
          <table:table-cell table:style-name="ce33" table:formula="of:=&quot;insert into App_Pessoa_pessoa (id, nome, cd_sit, dt_cad) values (&quot;&amp;[.BZ103]&amp;&quot;, '&quot;&amp;[.B103]&amp;&quot;', 1, '2018-11-10');&quot;" office:value-type="string" office:string-value="insert into App_Pessoa_pessoa (id, nome, cd_sit, dt_cad) values (103, 'Marcela', 1, '2018-11-10');" calcext:value-type="string">
            <text:p>insert into App_Pessoa_pessoa (id, nome, cd_sit, dt_cad) values (103, 'Marcela', 1, '2018-11-10');</text:p>
          </table:table-cell>
          <table:table-cell table:style-name="ce32" table:number-columns-repeated="2"/>
          <table:table-cell table:style-name="ce32" table:formula="of:=[.CD102]+1" office:value-type="float" office:value="101" calcext:value-type="float">
            <text:p>101</text:p>
          </table:table-cell>
          <table:table-cell table:style-name="ce33" table:formula="of:=&quot;insert into App_Pessoa_pessoa_pessoa_tipo (id, fk_pessoa_id_id, fk_pessoa_tipo_id_id) values (&quot;&amp;[.CD103]&amp;&quot;, &quot;&amp;[.BZ103]&amp;&quot;, 1);&quot;" office:value-type="string" office:string-value="insert into App_Pessoa_pessoa_pessoa_tipo (id, fk_pessoa_id_id, fk_pessoa_tipo_id_id) values (101, 103, 1);" calcext:value-type="string">
            <text:p>insert into App_Pessoa_pessoa_pessoa_tipo (id, fk_pessoa_id_id, fk_pessoa_tipo_id_id) values (101, 103, 1);</text:p>
          </table:table-cell>
          <table:table-cell table:style-name="ce32" table:number-columns-repeated="2"/>
          <table:table-cell table:style-name="ce32" table:formula="of:=[.CH102]+1" office:value-type="float" office:value="101" calcext:value-type="float">
            <text:p>101</text:p>
          </table:table-cell>
          <table:table-cell table:style-name="ce33" table:formula="of:=&quot;insert into Evento_Pessoa (id, fk_evento_id_id, fk_pessoa_pessoa_tipo_id_id) values (&quot;&amp;[.CH103]&amp;&quot;, &quot;&amp;[.CH103]&amp;&quot;, &quot;&amp;[.CH103]&amp;&quot;);&quot;" office:value-type="string" office:string-value="insert into Evento_Pessoa (id, fk_evento_id_id, fk_pessoa_pessoa_tipo_id_id) values (101, 101, 101);" calcext:value-type="string">
            <text:p>insert into Evento_Pessoa (id, fk_evento_id_id, fk_pessoa_pessoa_tipo_id_id) values (101, 101, 10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style-name="ce3" office:value-type="string" calcext:value-type="string">
            <text:p>Heitor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2-24" calcext:value-type="date">
            <text:p>2018-02-24</text:p>
          </table:table-cell>
          <table:table-cell table:style-name="ce12" office:value-type="float" office:value="400" calcext:value-type="float">
            <text:p>40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2"/>
          <table:table-cell table:style-name="ce4"/>
          <table:table-cell table:style-name="ce21" office:value-type="float" office:value="400" calcext:value-type="float">
            <text:p>400</text:p>
          </table:table-cell>
          <table:table-cell table:style-name="ce4" table:number-columns-repeated="22"/>
          <table:table-cell table:number-columns-repeated="2"/>
          <table:table-cell table:style-name="ce32" table:formula="of:=[.BC103]+1" office:value-type="float" office:value="102" calcext:value-type="float">
            <text:p>10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4]" office:value-type="float" office:value="102" calcext:value-type="float">
            <text:p>10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24" calcext:value-type="date">
            <text:p>2018-02-24</text:p>
          </table:table-cell>
          <table:table-cell table:style-name="ce36" table:formula="of:=&quot; - &quot;&amp;[.B104]&amp;&quot; - &quot;&amp;[.C104]" office:value-type="string" office:string-value=" - Heitor - Niver infantil" calcext:value-type="string">
            <text:p><text:s/>- Heitor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24" calcext:value-type="date">
            <text:p>2018-02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24" calcext:value-type="date">
            <text:p>2018-02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4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03]+1" office:value-type="float" office:value="104" calcext:value-type="float">
            <text:p>104</text:p>
          </table:table-cell>
          <table:table-cell table:style-name="ce33" table:formula="of:=&quot;insert into App_Pessoa_pessoa (id, nome, cd_sit, dt_cad) values (&quot;&amp;[.BZ104]&amp;&quot;, '&quot;&amp;[.B104]&amp;&quot;', 1, '2018-11-10');&quot;" office:value-type="string" office:string-value="insert into App_Pessoa_pessoa (id, nome, cd_sit, dt_cad) values (104, 'Heitor', 1, '2018-11-10');" calcext:value-type="string">
            <text:p>insert into App_Pessoa_pessoa (id, nome, cd_sit, dt_cad) values (104, 'Heitor', 1, '2018-11-10');</text:p>
          </table:table-cell>
          <table:table-cell table:style-name="ce32" table:number-columns-repeated="2"/>
          <table:table-cell table:style-name="ce32" table:formula="of:=[.CD103]+1" office:value-type="float" office:value="102" calcext:value-type="float">
            <text:p>102</text:p>
          </table:table-cell>
          <table:table-cell table:style-name="ce33" table:formula="of:=&quot;insert into App_Pessoa_pessoa_pessoa_tipo (id, fk_pessoa_id_id, fk_pessoa_tipo_id_id) values (&quot;&amp;[.CD104]&amp;&quot;, &quot;&amp;[.BZ104]&amp;&quot;, 1);&quot;" office:value-type="string" office:string-value="insert into App_Pessoa_pessoa_pessoa_tipo (id, fk_pessoa_id_id, fk_pessoa_tipo_id_id) values (102, 104, 1);" calcext:value-type="string">
            <text:p>insert into App_Pessoa_pessoa_pessoa_tipo (id, fk_pessoa_id_id, fk_pessoa_tipo_id_id) values (102, 104, 1);</text:p>
          </table:table-cell>
          <table:table-cell table:style-name="ce32" table:number-columns-repeated="2"/>
          <table:table-cell table:style-name="ce32" table:formula="of:=[.CH103]+1" office:value-type="float" office:value="102" calcext:value-type="float">
            <text:p>102</text:p>
          </table:table-cell>
          <table:table-cell table:style-name="ce33" table:formula="of:=&quot;insert into Evento_Pessoa (id, fk_evento_id_id, fk_pessoa_pessoa_tipo_id_id) values (&quot;&amp;[.CH104]&amp;&quot;, &quot;&amp;[.CH104]&amp;&quot;, &quot;&amp;[.CH104]&amp;&quot;);&quot;" office:value-type="string" office:string-value="insert into Evento_Pessoa (id, fk_evento_id_id, fk_pessoa_pessoa_tipo_id_id) values (102, 102, 102);" calcext:value-type="string">
            <text:p>insert into Evento_Pessoa (id, fk_evento_id_id, fk_pessoa_pessoa_tipo_id_id) values (102, 102, 10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style-name="ce3" office:value-type="string" calcext:value-type="string">
            <text:p>Sofia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02-25" calcext:value-type="date">
            <text:p>2018-02-25</text:p>
          </table:table-cell>
          <table:table-cell table:style-name="ce12" office:value-type="float" office:value="400" calcext:value-type="float">
            <text:p>400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2"/>
          <table:table-cell table:style-name="ce4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00" calcext:value-type="float">
            <text:p>300</text:p>
          </table:table-cell>
          <table:table-cell table:style-name="ce4" table:number-columns-repeated="21"/>
          <table:table-cell table:number-columns-repeated="2"/>
          <table:table-cell table:style-name="ce32" table:formula="of:=[.BC104]+1" office:value-type="float" office:value="103" calcext:value-type="float">
            <text:p>10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5]" office:value-type="float" office:value="103" calcext:value-type="float">
            <text:p>10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25" calcext:value-type="date">
            <text:p>2018-02-25</text:p>
          </table:table-cell>
          <table:table-cell table:style-name="ce36" table:formula="of:=&quot; - &quot;&amp;[.B105]&amp;&quot; - &quot;&amp;[.C105]" office:value-type="string" office:string-value=" - Sofia - Batizado" calcext:value-type="string">
            <text:p><text:s/>- Sofia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25" calcext:value-type="date">
            <text:p>2018-02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2-25" calcext:value-type="date">
            <text:p>2018-02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5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5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104]+1" office:value-type="float" office:value="105" calcext:value-type="float">
            <text:p>105</text:p>
          </table:table-cell>
          <table:table-cell table:style-name="ce33" table:formula="of:=&quot;insert into App_Pessoa_pessoa (id, nome, cd_sit, dt_cad) values (&quot;&amp;[.BZ105]&amp;&quot;, '&quot;&amp;[.B105]&amp;&quot;', 1, '2018-11-10');&quot;" office:value-type="string" office:string-value="insert into App_Pessoa_pessoa (id, nome, cd_sit, dt_cad) values (105, 'Sofia', 1, '2018-11-10');" calcext:value-type="string">
            <text:p>insert into App_Pessoa_pessoa (id, nome, cd_sit, dt_cad) values (105, 'Sofia', 1, '2018-11-10');</text:p>
          </table:table-cell>
          <table:table-cell table:style-name="ce32" table:number-columns-repeated="2"/>
          <table:table-cell table:style-name="ce32" table:formula="of:=[.CD104]+1" office:value-type="float" office:value="103" calcext:value-type="float">
            <text:p>103</text:p>
          </table:table-cell>
          <table:table-cell table:style-name="ce33" table:formula="of:=&quot;insert into App_Pessoa_pessoa_pessoa_tipo (id, fk_pessoa_id_id, fk_pessoa_tipo_id_id) values (&quot;&amp;[.CD105]&amp;&quot;, &quot;&amp;[.BZ105]&amp;&quot;, 1);&quot;" office:value-type="string" office:string-value="insert into App_Pessoa_pessoa_pessoa_tipo (id, fk_pessoa_id_id, fk_pessoa_tipo_id_id) values (103, 105, 1);" calcext:value-type="string">
            <text:p>insert into App_Pessoa_pessoa_pessoa_tipo (id, fk_pessoa_id_id, fk_pessoa_tipo_id_id) values (103, 105, 1);</text:p>
          </table:table-cell>
          <table:table-cell table:style-name="ce32" table:number-columns-repeated="2"/>
          <table:table-cell table:style-name="ce32" table:formula="of:=[.CH104]+1" office:value-type="float" office:value="103" calcext:value-type="float">
            <text:p>103</text:p>
          </table:table-cell>
          <table:table-cell table:style-name="ce33" table:formula="of:=&quot;insert into Evento_Pessoa (id, fk_evento_id_id, fk_pessoa_pessoa_tipo_id_id) values (&quot;&amp;[.CH105]&amp;&quot;, &quot;&amp;[.CH105]&amp;&quot;, &quot;&amp;[.CH105]&amp;&quot;);&quot;" office:value-type="string" office:string-value="insert into Evento_Pessoa (id, fk_evento_id_id, fk_pessoa_pessoa_tipo_id_id) values (103, 103, 103);" calcext:value-type="string">
            <text:p>insert into Evento_Pessoa (id, fk_evento_id_id, fk_pessoa_pessoa_tipo_id_id) values (103, 103, 10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style-name="ce3" office:value-type="string" calcext:value-type="string">
            <office:annotation draw:style-name="gr2" draw:text-style-name="P8" svg:width="50.62mm" svg:height="20.9mm" svg:x="30.73mm" svg:y="511.03mm" draw:caption-point-x="29.08mm" draw:caption-point-y="2.74mm">
              <dc:date>2018-11-15T00:00:00</dc:date>
              <text:p text:style-name="P7"><text:span text:style-name="T5">Janaína Nogueira:</text:span></text:p>
              <text:p text:style-name="P7"><text:span text:style-name="T6">mor ficou de ver tudo</text:span></text:p>
            </office:annotation>
            <text:p>Alice e Bernard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3-11" calcext:value-type="date">
            <text:p>2018-03-1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24"/>
          <table:table-cell table:number-columns-repeated="2"/>
          <table:table-cell table:style-name="ce32" table:formula="of:=[.BC105]+1" office:value-type="float" office:value="104" calcext:value-type="float">
            <text:p>10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6]" office:value-type="float" office:value="104" calcext:value-type="float">
            <text:p>10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11" calcext:value-type="date">
            <text:p>2018-03-11</text:p>
          </table:table-cell>
          <table:table-cell table:style-name="ce36" table:formula="of:=&quot; - &quot;&amp;[.B106]&amp;&quot; - &quot;&amp;[.C106]" office:value-type="string" office:string-value=" - Alice e Bernardo - Niver infantil" calcext:value-type="string">
            <text:p><text:s/>- Alice e Bernard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11" calcext:value-type="date">
            <text:p>2018-03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11" calcext:value-type="date">
            <text:p>2018-03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6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6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05]+1" office:value-type="float" office:value="106" calcext:value-type="float">
            <text:p>106</text:p>
          </table:table-cell>
          <table:table-cell table:style-name="ce33" table:formula="of:=&quot;insert into App_Pessoa_pessoa (id, nome, cd_sit, dt_cad) values (&quot;&amp;[.BZ106]&amp;&quot;, '&quot;&amp;[.B106]&amp;&quot;', 1, '2018-11-10');&quot;" office:value-type="string" office:string-value="insert into App_Pessoa_pessoa (id, nome, cd_sit, dt_cad) values (106, 'Alice e Bernardo', 1, '2018-11-10');" calcext:value-type="string">
            <text:p>insert into App_Pessoa_pessoa (id, nome, cd_sit, dt_cad) values (106, 'Alice e Bernardo', 1, '2018-11-10');</text:p>
          </table:table-cell>
          <table:table-cell table:style-name="ce32" table:number-columns-repeated="2"/>
          <table:table-cell table:style-name="ce32" table:formula="of:=[.CD105]+1" office:value-type="float" office:value="104" calcext:value-type="float">
            <text:p>104</text:p>
          </table:table-cell>
          <table:table-cell table:style-name="ce33" table:formula="of:=&quot;insert into App_Pessoa_pessoa_pessoa_tipo (id, fk_pessoa_id_id, fk_pessoa_tipo_id_id) values (&quot;&amp;[.CD106]&amp;&quot;, &quot;&amp;[.BZ106]&amp;&quot;, 1);&quot;" office:value-type="string" office:string-value="insert into App_Pessoa_pessoa_pessoa_tipo (id, fk_pessoa_id_id, fk_pessoa_tipo_id_id) values (104, 106, 1);" calcext:value-type="string">
            <text:p>insert into App_Pessoa_pessoa_pessoa_tipo (id, fk_pessoa_id_id, fk_pessoa_tipo_id_id) values (104, 106, 1);</text:p>
          </table:table-cell>
          <table:table-cell table:style-name="ce32" table:number-columns-repeated="2"/>
          <table:table-cell table:style-name="ce32" table:formula="of:=[.CH105]+1" office:value-type="float" office:value="104" calcext:value-type="float">
            <text:p>104</text:p>
          </table:table-cell>
          <table:table-cell table:style-name="ce33" table:formula="of:=&quot;insert into Evento_Pessoa (id, fk_evento_id_id, fk_pessoa_pessoa_tipo_id_id) values (&quot;&amp;[.CH106]&amp;&quot;, &quot;&amp;[.CH106]&amp;&quot;, &quot;&amp;[.CH106]&amp;&quot;);&quot;" office:value-type="string" office:string-value="insert into Evento_Pessoa (id, fk_evento_id_id, fk_pessoa_pessoa_tipo_id_id) values (104, 104, 104);" calcext:value-type="string">
            <text:p>insert into Evento_Pessoa (id, fk_evento_id_id, fk_pessoa_pessoa_tipo_id_id) values (104, 104, 10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style-name="ce3" office:value-type="string" calcext:value-type="string">
            <text:p>Parto Sol</text:p>
          </table:table-cell>
          <table:table-cell table:style-name="ce4" office:value-type="string" calcext:value-type="string">
            <text:p>Parto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18-03-13" calcext:value-type="date">
            <text:p>2018-03-13</text:p>
          </table:table-cell>
          <table:table-cell table:style-name="ce3"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3"/>
          <table:table-cell table:style-name="ce21" office:value-type="float" office:value="1200" calcext:value-type="float">
            <text:p>1 200</text:p>
          </table:table-cell>
          <table:table-cell table:style-name="ce4" table:number-columns-repeated="20"/>
          <table:table-cell table:number-columns-repeated="2"/>
          <table:table-cell table:style-name="ce32" table:formula="of:=[.BC106]+1" office:value-type="float" office:value="105" calcext:value-type="float">
            <text:p>10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7]" office:value-type="float" office:value="105" calcext:value-type="float">
            <text:p>10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13" calcext:value-type="date">
            <text:p>2018-03-13</text:p>
          </table:table-cell>
          <table:table-cell table:style-name="ce36" table:formula="of:=&quot; - &quot;&amp;[.B107]&amp;&quot; - &quot;&amp;[.C107]" office:value-type="string" office:string-value=" - Parto Sol - Parto" calcext:value-type="string">
            <text:p><text:s/>- Parto Sol - Par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13" calcext:value-type="date">
            <text:p>2018-03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13" calcext:value-type="date">
            <text:p>2018-03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200" calcext:value-type="float">
            <text:p>12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7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7]&amp;&quot;);&quot;" office:value-type="string" office:string-value="14);" calcext:value-type="string">
            <text:p>14);</text:p>
          </table:table-cell>
          <table:table-cell table:style-name="ce32"/>
          <table:table-cell table:style-name="ce32" table:formula="of:=[.BZ106]+1" office:value-type="float" office:value="107" calcext:value-type="float">
            <text:p>107</text:p>
          </table:table-cell>
          <table:table-cell table:style-name="ce33" table:formula="of:=&quot;insert into App_Pessoa_pessoa (id, nome, cd_sit, dt_cad) values (&quot;&amp;[.BZ107]&amp;&quot;, '&quot;&amp;[.B107]&amp;&quot;', 1, '2018-11-10');&quot;" office:value-type="string" office:string-value="insert into App_Pessoa_pessoa (id, nome, cd_sit, dt_cad) values (107, 'Parto Sol', 1, '2018-11-10');" calcext:value-type="string">
            <text:p>insert into App_Pessoa_pessoa (id, nome, cd_sit, dt_cad) values (107, 'Parto Sol', 1, '2018-11-10');</text:p>
          </table:table-cell>
          <table:table-cell table:style-name="ce32" table:number-columns-repeated="2"/>
          <table:table-cell table:style-name="ce32" table:formula="of:=[.CD106]+1" office:value-type="float" office:value="105" calcext:value-type="float">
            <text:p>105</text:p>
          </table:table-cell>
          <table:table-cell table:style-name="ce33" table:formula="of:=&quot;insert into App_Pessoa_pessoa_pessoa_tipo (id, fk_pessoa_id_id, fk_pessoa_tipo_id_id) values (&quot;&amp;[.CD107]&amp;&quot;, &quot;&amp;[.BZ107]&amp;&quot;, 1);&quot;" office:value-type="string" office:string-value="insert into App_Pessoa_pessoa_pessoa_tipo (id, fk_pessoa_id_id, fk_pessoa_tipo_id_id) values (105, 107, 1);" calcext:value-type="string">
            <text:p>insert into App_Pessoa_pessoa_pessoa_tipo (id, fk_pessoa_id_id, fk_pessoa_tipo_id_id) values (105, 107, 1);</text:p>
          </table:table-cell>
          <table:table-cell table:style-name="ce32" table:number-columns-repeated="2"/>
          <table:table-cell table:style-name="ce32" table:formula="of:=[.CH106]+1" office:value-type="float" office:value="105" calcext:value-type="float">
            <text:p>105</text:p>
          </table:table-cell>
          <table:table-cell table:style-name="ce33" table:formula="of:=&quot;insert into Evento_Pessoa (id, fk_evento_id_id, fk_pessoa_pessoa_tipo_id_id) values (&quot;&amp;[.CH107]&amp;&quot;, &quot;&amp;[.CH107]&amp;&quot;, &quot;&amp;[.CH107]&amp;&quot;);&quot;" office:value-type="string" office:string-value="insert into Evento_Pessoa (id, fk_evento_id_id, fk_pessoa_pessoa_tipo_id_id) values (105, 105, 105);" calcext:value-type="string">
            <text:p>insert into Evento_Pessoa (id, fk_evento_id_id, fk_pessoa_pessoa_tipo_id_id) values (105, 105, 10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style-name="ce3" office:value-type="string" calcext:value-type="string">
            <text:p>The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3-24" calcext:value-type="date">
            <text:p>2018-03-24</text:p>
          </table:table-cell>
          <table:table-cell table:style-name="ce3"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album</text:p>
          </table:table-cell>
          <table:table-cell table:number-columns-repeated="4"/>
          <table:table-cell table:style-name="ce4" table:number-columns-repeated="3"/>
          <table:table-cell table:style-name="ce23" table:number-columns-repeated="12"/>
          <table:table-cell table:number-columns-repeated="3" table:style-name="ce21" office:value-type="float" office:value="380" calcext:value-type="float">
            <text:p>380</text:p>
          </table:table-cell>
          <table:table-cell table:style-name="ce4" table:number-columns-repeated="21"/>
          <table:table-cell table:number-columns-repeated="2"/>
          <table:table-cell table:style-name="ce32" table:formula="of:=[.BC107]+1" office:value-type="float" office:value="106" calcext:value-type="float">
            <text:p>10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8]" office:value-type="float" office:value="106" calcext:value-type="float">
            <text:p>10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24" calcext:value-type="date">
            <text:p>2018-03-24</text:p>
          </table:table-cell>
          <table:table-cell table:style-name="ce36" table:formula="of:=&quot; - &quot;&amp;[.B108]&amp;&quot; - &quot;&amp;[.C108]" office:value-type="string" office:string-value=" - Theo - Niver Infantil" calcext:value-type="string">
            <text:p><text:s/>- The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24" calcext:value-type="date">
            <text:p>2018-03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24" calcext:value-type="date">
            <text:p>2018-03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140" calcext:value-type="float">
            <text:p>114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8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07]+1" office:value-type="float" office:value="108" calcext:value-type="float">
            <text:p>108</text:p>
          </table:table-cell>
          <table:table-cell table:style-name="ce33" table:formula="of:=&quot;insert into App_Pessoa_pessoa (id, nome, cd_sit, dt_cad) values (&quot;&amp;[.BZ108]&amp;&quot;, '&quot;&amp;[.B108]&amp;&quot;', 1, '2018-11-10');&quot;" office:value-type="string" office:string-value="insert into App_Pessoa_pessoa (id, nome, cd_sit, dt_cad) values (108, 'Theo', 1, '2018-11-10');" calcext:value-type="string">
            <text:p>insert into App_Pessoa_pessoa (id, nome, cd_sit, dt_cad) values (108, 'Theo', 1, '2018-11-10');</text:p>
          </table:table-cell>
          <table:table-cell table:style-name="ce32" table:number-columns-repeated="2"/>
          <table:table-cell table:style-name="ce32" table:formula="of:=[.CD107]+1" office:value-type="float" office:value="106" calcext:value-type="float">
            <text:p>106</text:p>
          </table:table-cell>
          <table:table-cell table:style-name="ce33" table:formula="of:=&quot;insert into App_Pessoa_pessoa_pessoa_tipo (id, fk_pessoa_id_id, fk_pessoa_tipo_id_id) values (&quot;&amp;[.CD108]&amp;&quot;, &quot;&amp;[.BZ108]&amp;&quot;, 1);&quot;" office:value-type="string" office:string-value="insert into App_Pessoa_pessoa_pessoa_tipo (id, fk_pessoa_id_id, fk_pessoa_tipo_id_id) values (106, 108, 1);" calcext:value-type="string">
            <text:p>insert into App_Pessoa_pessoa_pessoa_tipo (id, fk_pessoa_id_id, fk_pessoa_tipo_id_id) values (106, 108, 1);</text:p>
          </table:table-cell>
          <table:table-cell table:style-name="ce32" table:number-columns-repeated="2"/>
          <table:table-cell table:style-name="ce32" table:formula="of:=[.CH107]+1" office:value-type="float" office:value="106" calcext:value-type="float">
            <text:p>106</text:p>
          </table:table-cell>
          <table:table-cell table:style-name="ce33" table:formula="of:=&quot;insert into Evento_Pessoa (id, fk_evento_id_id, fk_pessoa_pessoa_tipo_id_id) values (&quot;&amp;[.CH108]&amp;&quot;, &quot;&amp;[.CH108]&amp;&quot;, &quot;&amp;[.CH108]&amp;&quot;);&quot;" office:value-type="string" office:string-value="insert into Evento_Pessoa (id, fk_evento_id_id, fk_pessoa_pessoa_tipo_id_id) values (106, 106, 106);" calcext:value-type="string">
            <text:p>insert into Evento_Pessoa (id, fk_evento_id_id, fk_pessoa_pessoa_tipo_id_id) values (106, 106, 10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style-name="ce3" office:value-type="string" calcext:value-type="string">
            <text:p>Alice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8-03-30" calcext:value-type="date">
            <text:p>2018-03-30</text:p>
          </table:table-cell>
          <table:table-cell table:style-name="ce3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2"/>
          <table:table-cell table:style-name="ce21" office:value-type="float" office:value="390" calcext:value-type="float">
            <text:p>390</text:p>
          </table:table-cell>
          <table:table-cell table:style-name="ce4" table:number-columns-repeated="21"/>
          <table:table-cell table:number-columns-repeated="2"/>
          <table:table-cell table:style-name="ce32" table:formula="of:=[.BC108]+1" office:value-type="float" office:value="107" calcext:value-type="float">
            <text:p>10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09]" office:value-type="float" office:value="107" calcext:value-type="float">
            <text:p>10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0" calcext:value-type="date">
            <text:p>2018-03-30</text:p>
          </table:table-cell>
          <table:table-cell table:style-name="ce36" table:formula="of:=&quot; - &quot;&amp;[.B109]&amp;&quot; - &quot;&amp;[.C109]" office:value-type="string" office:string-value=" - Alice - Newborn" calcext:value-type="string">
            <text:p><text:s/>- Alice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0" calcext:value-type="date">
            <text:p>2018-03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0" calcext:value-type="date">
            <text:p>2018-03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0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09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108]+1" office:value-type="float" office:value="109" calcext:value-type="float">
            <text:p>109</text:p>
          </table:table-cell>
          <table:table-cell table:style-name="ce33" table:formula="of:=&quot;insert into App_Pessoa_pessoa (id, nome, cd_sit, dt_cad) values (&quot;&amp;[.BZ109]&amp;&quot;, '&quot;&amp;[.B109]&amp;&quot;', 1, '2018-11-10');&quot;" office:value-type="string" office:string-value="insert into App_Pessoa_pessoa (id, nome, cd_sit, dt_cad) values (109, 'Alice', 1, '2018-11-10');" calcext:value-type="string">
            <text:p>insert into App_Pessoa_pessoa (id, nome, cd_sit, dt_cad) values (109, 'Alice', 1, '2018-11-10');</text:p>
          </table:table-cell>
          <table:table-cell table:style-name="ce32" table:number-columns-repeated="2"/>
          <table:table-cell table:style-name="ce32" table:formula="of:=[.CD108]+1" office:value-type="float" office:value="107" calcext:value-type="float">
            <text:p>107</text:p>
          </table:table-cell>
          <table:table-cell table:style-name="ce33" table:formula="of:=&quot;insert into App_Pessoa_pessoa_pessoa_tipo (id, fk_pessoa_id_id, fk_pessoa_tipo_id_id) values (&quot;&amp;[.CD109]&amp;&quot;, &quot;&amp;[.BZ109]&amp;&quot;, 1);&quot;" office:value-type="string" office:string-value="insert into App_Pessoa_pessoa_pessoa_tipo (id, fk_pessoa_id_id, fk_pessoa_tipo_id_id) values (107, 109, 1);" calcext:value-type="string">
            <text:p>insert into App_Pessoa_pessoa_pessoa_tipo (id, fk_pessoa_id_id, fk_pessoa_tipo_id_id) values (107, 109, 1);</text:p>
          </table:table-cell>
          <table:table-cell table:style-name="ce32" table:number-columns-repeated="2"/>
          <table:table-cell table:style-name="ce32" table:formula="of:=[.CH108]+1" office:value-type="float" office:value="107" calcext:value-type="float">
            <text:p>107</text:p>
          </table:table-cell>
          <table:table-cell table:style-name="ce33" table:formula="of:=&quot;insert into Evento_Pessoa (id, fk_evento_id_id, fk_pessoa_pessoa_tipo_id_id) values (&quot;&amp;[.CH109]&amp;&quot;, &quot;&amp;[.CH109]&amp;&quot;, &quot;&amp;[.CH109]&amp;&quot;);&quot;" office:value-type="string" office:string-value="insert into Evento_Pessoa (id, fk_evento_id_id, fk_pessoa_pessoa_tipo_id_id) values (107, 107, 107);" calcext:value-type="string">
            <text:p>insert into Evento_Pessoa (id, fk_evento_id_id, fk_pessoa_pessoa_tipo_id_id) values (107, 107, 10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style-name="ce3" office:value-type="string" calcext:value-type="string">
            <text:p>Bianc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/>
          <table:table-cell table:style-name="ce21" office:value-type="float" office:value="400" calcext:value-type="float">
            <text:p>400</text:p>
          </table:table-cell>
          <table:table-cell table:style-name="ce4" table:number-columns-repeated="22"/>
          <table:table-cell table:number-columns-repeated="2"/>
          <table:table-cell table:style-name="ce32" table:formula="of:=[.BC109]+1" office:value-type="float" office:value="108" calcext:value-type="float">
            <text:p>10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0]" office:value-type="float" office:value="108" calcext:value-type="float">
            <text:p>10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6" table:formula="of:=&quot; - &quot;&amp;[.B110]&amp;&quot; - &quot;&amp;[.C110]" office:value-type="string" office:string-value=" - Bianca - Niver Infantil" calcext:value-type="string">
            <text:p><text:s/>- Bianc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0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09]+1" office:value-type="float" office:value="110" calcext:value-type="float">
            <text:p>110</text:p>
          </table:table-cell>
          <table:table-cell table:style-name="ce33" table:formula="of:=&quot;insert into App_Pessoa_pessoa (id, nome, cd_sit, dt_cad) values (&quot;&amp;[.BZ110]&amp;&quot;, '&quot;&amp;[.B110]&amp;&quot;', 1, '2018-11-10');&quot;" office:value-type="string" office:string-value="insert into App_Pessoa_pessoa (id, nome, cd_sit, dt_cad) values (110, 'Bianca', 1, '2018-11-10');" calcext:value-type="string">
            <text:p>insert into App_Pessoa_pessoa (id, nome, cd_sit, dt_cad) values (110, 'Bianca', 1, '2018-11-10');</text:p>
          </table:table-cell>
          <table:table-cell table:style-name="ce32" table:number-columns-repeated="2"/>
          <table:table-cell table:style-name="ce32" table:formula="of:=[.CD109]+1" office:value-type="float" office:value="108" calcext:value-type="float">
            <text:p>108</text:p>
          </table:table-cell>
          <table:table-cell table:style-name="ce33" table:formula="of:=&quot;insert into App_Pessoa_pessoa_pessoa_tipo (id, fk_pessoa_id_id, fk_pessoa_tipo_id_id) values (&quot;&amp;[.CD110]&amp;&quot;, &quot;&amp;[.BZ110]&amp;&quot;, 1);&quot;" office:value-type="string" office:string-value="insert into App_Pessoa_pessoa_pessoa_tipo (id, fk_pessoa_id_id, fk_pessoa_tipo_id_id) values (108, 110, 1);" calcext:value-type="string">
            <text:p>insert into App_Pessoa_pessoa_pessoa_tipo (id, fk_pessoa_id_id, fk_pessoa_tipo_id_id) values (108, 110, 1);</text:p>
          </table:table-cell>
          <table:table-cell table:style-name="ce32" table:number-columns-repeated="2"/>
          <table:table-cell table:style-name="ce32" table:formula="of:=[.CH109]+1" office:value-type="float" office:value="108" calcext:value-type="float">
            <text:p>108</text:p>
          </table:table-cell>
          <table:table-cell table:style-name="ce33" table:formula="of:=&quot;insert into Evento_Pessoa (id, fk_evento_id_id, fk_pessoa_pessoa_tipo_id_id) values (&quot;&amp;[.CH110]&amp;&quot;, &quot;&amp;[.CH110]&amp;&quot;, &quot;&amp;[.CH110]&amp;&quot;);&quot;" office:value-type="string" office:string-value="insert into Evento_Pessoa (id, fk_evento_id_id, fk_pessoa_pessoa_tipo_id_id) values (108, 108, 108);" calcext:value-type="string">
            <text:p>insert into Evento_Pessoa (id, fk_evento_id_id, fk_pessoa_pessoa_tipo_id_id) values (108, 108, 10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style-name="ce3" office:value-type="string" calcext:value-type="string">
            <text:p>Leonardo e Carol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24"/>
          <table:table-cell table:number-columns-repeated="2"/>
          <table:table-cell table:style-name="ce32" table:formula="of:=[.BC110]+1" office:value-type="float" office:value="109" calcext:value-type="float">
            <text:p>10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1]" office:value-type="float" office:value="109" calcext:value-type="float">
            <text:p>10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6" table:formula="of:=&quot; - &quot;&amp;[.B111]&amp;&quot; - &quot;&amp;[.C111]" office:value-type="string" office:string-value=" - Leonardo e Carol - Casamento" calcext:value-type="string">
            <text:p><text:s/>- Leonardo e Carol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3-31" calcext:value-type="date">
            <text:p>2018-03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1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1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10]+1" office:value-type="float" office:value="111" calcext:value-type="float">
            <text:p>111</text:p>
          </table:table-cell>
          <table:table-cell table:style-name="ce33" table:formula="of:=&quot;insert into App_Pessoa_pessoa (id, nome, cd_sit, dt_cad) values (&quot;&amp;[.BZ111]&amp;&quot;, '&quot;&amp;[.B111]&amp;&quot;', 1, '2018-11-10');&quot;" office:value-type="string" office:string-value="insert into App_Pessoa_pessoa (id, nome, cd_sit, dt_cad) values (111, 'Leonardo e Carol', 1, '2018-11-10');" calcext:value-type="string">
            <text:p>insert into App_Pessoa_pessoa (id, nome, cd_sit, dt_cad) values (111, 'Leonardo e Carol', 1, '2018-11-10');</text:p>
          </table:table-cell>
          <table:table-cell table:style-name="ce32" table:number-columns-repeated="2"/>
          <table:table-cell table:style-name="ce32" table:formula="of:=[.CD110]+1" office:value-type="float" office:value="109" calcext:value-type="float">
            <text:p>109</text:p>
          </table:table-cell>
          <table:table-cell table:style-name="ce33" table:formula="of:=&quot;insert into App_Pessoa_pessoa_pessoa_tipo (id, fk_pessoa_id_id, fk_pessoa_tipo_id_id) values (&quot;&amp;[.CD111]&amp;&quot;, &quot;&amp;[.BZ111]&amp;&quot;, 1);&quot;" office:value-type="string" office:string-value="insert into App_Pessoa_pessoa_pessoa_tipo (id, fk_pessoa_id_id, fk_pessoa_tipo_id_id) values (109, 111, 1);" calcext:value-type="string">
            <text:p>insert into App_Pessoa_pessoa_pessoa_tipo (id, fk_pessoa_id_id, fk_pessoa_tipo_id_id) values (109, 111, 1);</text:p>
          </table:table-cell>
          <table:table-cell table:style-name="ce32" table:number-columns-repeated="2"/>
          <table:table-cell table:style-name="ce32" table:formula="of:=[.CH110]+1" office:value-type="float" office:value="109" calcext:value-type="float">
            <text:p>109</text:p>
          </table:table-cell>
          <table:table-cell table:style-name="ce33" table:formula="of:=&quot;insert into Evento_Pessoa (id, fk_evento_id_id, fk_pessoa_pessoa_tipo_id_id) values (&quot;&amp;[.CH111]&amp;&quot;, &quot;&amp;[.CH111]&amp;&quot;, &quot;&amp;[.CH111]&amp;&quot;);&quot;" office:value-type="string" office:string-value="insert into Evento_Pessoa (id, fk_evento_id_id, fk_pessoa_pessoa_tipo_id_id) values (109, 109, 109);" calcext:value-type="string">
            <text:p>insert into Evento_Pessoa (id, fk_evento_id_id, fk_pessoa_pessoa_tipo_id_id) values (109, 109, 10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style-name="ce3" office:value-type="string" calcext:value-type="string">
            <text:p>Lavini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2"/>
          <table:table-cell table:number-columns-repeated="2" table:style-name="ce21" office:value-type="float" office:value="200" calcext:value-type="float">
            <text:p>200</text:p>
          </table:table-cell>
          <table:table-cell table:style-name="ce4" table:number-columns-repeated="20"/>
          <table:table-cell table:number-columns-repeated="2"/>
          <table:table-cell table:style-name="ce32" table:formula="of:=[.BC111]+1" office:value-type="float" office:value="110" calcext:value-type="float">
            <text:p>11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2]" office:value-type="float" office:value="110" calcext:value-type="float">
            <text:p>11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6" table:formula="of:=&quot; - &quot;&amp;[.B112]&amp;&quot; - &quot;&amp;[.C112]" office:value-type="string" office:string-value=" - Lavinia - Gestante" calcext:value-type="string">
            <text:p><text:s/>- Lavini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2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2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11]+1" office:value-type="float" office:value="112" calcext:value-type="float">
            <text:p>112</text:p>
          </table:table-cell>
          <table:table-cell table:style-name="ce33" table:formula="of:=&quot;insert into App_Pessoa_pessoa (id, nome, cd_sit, dt_cad) values (&quot;&amp;[.BZ112]&amp;&quot;, '&quot;&amp;[.B112]&amp;&quot;', 1, '2018-11-10');&quot;" office:value-type="string" office:string-value="insert into App_Pessoa_pessoa (id, nome, cd_sit, dt_cad) values (112, 'Lavinia', 1, '2018-11-10');" calcext:value-type="string">
            <text:p>insert into App_Pessoa_pessoa (id, nome, cd_sit, dt_cad) values (112, 'Lavinia', 1, '2018-11-10');</text:p>
          </table:table-cell>
          <table:table-cell table:style-name="ce32" table:number-columns-repeated="2"/>
          <table:table-cell table:style-name="ce32" table:formula="of:=[.CD111]+1" office:value-type="float" office:value="110" calcext:value-type="float">
            <text:p>110</text:p>
          </table:table-cell>
          <table:table-cell table:style-name="ce33" table:formula="of:=&quot;insert into App_Pessoa_pessoa_pessoa_tipo (id, fk_pessoa_id_id, fk_pessoa_tipo_id_id) values (&quot;&amp;[.CD112]&amp;&quot;, &quot;&amp;[.BZ112]&amp;&quot;, 1);&quot;" office:value-type="string" office:string-value="insert into App_Pessoa_pessoa_pessoa_tipo (id, fk_pessoa_id_id, fk_pessoa_tipo_id_id) values (110, 112, 1);" calcext:value-type="string">
            <text:p>insert into App_Pessoa_pessoa_pessoa_tipo (id, fk_pessoa_id_id, fk_pessoa_tipo_id_id) values (110, 112, 1);</text:p>
          </table:table-cell>
          <table:table-cell table:style-name="ce32" table:number-columns-repeated="2"/>
          <table:table-cell table:style-name="ce32" table:formula="of:=[.CH111]+1" office:value-type="float" office:value="110" calcext:value-type="float">
            <text:p>110</text:p>
          </table:table-cell>
          <table:table-cell table:style-name="ce33" table:formula="of:=&quot;insert into Evento_Pessoa (id, fk_evento_id_id, fk_pessoa_pessoa_tipo_id_id) values (&quot;&amp;[.CH112]&amp;&quot;, &quot;&amp;[.CH112]&amp;&quot;, &quot;&amp;[.CH112]&amp;&quot;);&quot;" office:value-type="string" office:string-value="insert into Evento_Pessoa (id, fk_evento_id_id, fk_pessoa_pessoa_tipo_id_id) values (110, 110, 110);" calcext:value-type="string">
            <text:p>insert into Evento_Pessoa (id, fk_evento_id_id, fk_pessoa_pessoa_tipo_id_id) values (110, 110, 11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style-name="ce3" office:value-type="string" calcext:value-type="string">
            <text:p>Fernanda Floricultura</text:p>
          </table:table-cell>
          <table:table-cell table:style-name="ce4" office:value-type="string" calcext:value-type="string">
            <text:p>Ensaio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3"/>
          <table:table-cell table:style-name="ce21" office:value-type="float" office:value="350" calcext:value-type="float">
            <text:p>350</text:p>
          </table:table-cell>
          <table:table-cell table:style-name="ce4" table:number-columns-repeated="20"/>
          <table:table-cell table:number-columns-repeated="2"/>
          <table:table-cell table:style-name="ce32" table:formula="of:=[.BC112]+1" office:value-type="float" office:value="111" calcext:value-type="float">
            <text:p>11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3]" office:value-type="float" office:value="111" calcext:value-type="float">
            <text:p>11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6" table:formula="of:=&quot; - &quot;&amp;[.B113]&amp;&quot; - &quot;&amp;[.C113]" office:value-type="string" office:string-value=" - Fernanda Floricultura - Ensaio" calcext:value-type="string">
            <text:p><text:s/>- Fernanda Floricultura - Ensai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7" calcext:value-type="date">
            <text:p>2018-04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3]&amp;&quot;);&quot;" office:value-type="string" office:string-value="7);" calcext:value-type="string">
            <text:p>7);</text:p>
          </table:table-cell>
          <table:table-cell table:style-name="ce32"/>
          <table:table-cell table:style-name="ce32" table:formula="of:=[.BZ112]+1" office:value-type="float" office:value="113" calcext:value-type="float">
            <text:p>113</text:p>
          </table:table-cell>
          <table:table-cell table:style-name="ce33" table:formula="of:=&quot;insert into App_Pessoa_pessoa (id, nome, cd_sit, dt_cad) values (&quot;&amp;[.BZ113]&amp;&quot;, '&quot;&amp;[.B113]&amp;&quot;', 1, '2018-11-10');&quot;" office:value-type="string" office:string-value="insert into App_Pessoa_pessoa (id, nome, cd_sit, dt_cad) values (113, 'Fernanda Floricultura', 1, '2018-11-10');" calcext:value-type="string">
            <text:p>insert into App_Pessoa_pessoa (id, nome, cd_sit, dt_cad) values (113, 'Fernanda Floricultura', 1, '2018-11-10');</text:p>
          </table:table-cell>
          <table:table-cell table:style-name="ce32" table:number-columns-repeated="2"/>
          <table:table-cell table:style-name="ce32" table:formula="of:=[.CD112]+1" office:value-type="float" office:value="111" calcext:value-type="float">
            <text:p>111</text:p>
          </table:table-cell>
          <table:table-cell table:style-name="ce33" table:formula="of:=&quot;insert into App_Pessoa_pessoa_pessoa_tipo (id, fk_pessoa_id_id, fk_pessoa_tipo_id_id) values (&quot;&amp;[.CD113]&amp;&quot;, &quot;&amp;[.BZ113]&amp;&quot;, 1);&quot;" office:value-type="string" office:string-value="insert into App_Pessoa_pessoa_pessoa_tipo (id, fk_pessoa_id_id, fk_pessoa_tipo_id_id) values (111, 113, 1);" calcext:value-type="string">
            <text:p>insert into App_Pessoa_pessoa_pessoa_tipo (id, fk_pessoa_id_id, fk_pessoa_tipo_id_id) values (111, 113, 1);</text:p>
          </table:table-cell>
          <table:table-cell table:style-name="ce32" table:number-columns-repeated="2"/>
          <table:table-cell table:style-name="ce32" table:formula="of:=[.CH112]+1" office:value-type="float" office:value="111" calcext:value-type="float">
            <text:p>111</text:p>
          </table:table-cell>
          <table:table-cell table:style-name="ce33" table:formula="of:=&quot;insert into Evento_Pessoa (id, fk_evento_id_id, fk_pessoa_pessoa_tipo_id_id) values (&quot;&amp;[.CH113]&amp;&quot;, &quot;&amp;[.CH113]&amp;&quot;, &quot;&amp;[.CH113]&amp;&quot;);&quot;" office:value-type="string" office:string-value="insert into Evento_Pessoa (id, fk_evento_id_id, fk_pessoa_pessoa_tipo_id_id) values (111, 111, 111);" calcext:value-type="string">
            <text:p>insert into Evento_Pessoa (id, fk_evento_id_id, fk_pessoa_pessoa_tipo_id_id) values (111, 111, 11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style-name="ce3" office:value-type="string" calcext:value-type="string">
            <text:p>Yasmin e Manuella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04-08" calcext:value-type="date">
            <text:p>2018-04-08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3"/>
          <table:table-cell table:style-name="ce21" office:value-type="float" office:value="250" calcext:value-type="float">
            <text:p>250</text:p>
          </table:table-cell>
          <table:table-cell table:style-name="ce4" table:number-columns-repeated="20"/>
          <table:table-cell table:number-columns-repeated="2"/>
          <table:table-cell table:style-name="ce32" table:formula="of:=[.BC113]+1" office:value-type="float" office:value="112" calcext:value-type="float">
            <text:p>11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4]" office:value-type="float" office:value="112" calcext:value-type="float">
            <text:p>11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8" calcext:value-type="date">
            <text:p>2018-04-08</text:p>
          </table:table-cell>
          <table:table-cell table:style-name="ce36" table:formula="of:=&quot; - &quot;&amp;[.B114]&amp;&quot; - &quot;&amp;[.C114]" office:value-type="string" office:string-value=" - Yasmin e Manuella - Batizado" calcext:value-type="string">
            <text:p><text:s/>- Yasmin e Manuella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8" calcext:value-type="date">
            <text:p>2018-04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08" calcext:value-type="date">
            <text:p>2018-04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4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113]+1" office:value-type="float" office:value="114" calcext:value-type="float">
            <text:p>114</text:p>
          </table:table-cell>
          <table:table-cell table:style-name="ce33" table:formula="of:=&quot;insert into App_Pessoa_pessoa (id, nome, cd_sit, dt_cad) values (&quot;&amp;[.BZ114]&amp;&quot;, '&quot;&amp;[.B114]&amp;&quot;', 1, '2018-11-10');&quot;" office:value-type="string" office:string-value="insert into App_Pessoa_pessoa (id, nome, cd_sit, dt_cad) values (114, 'Yasmin e Manuella', 1, '2018-11-10');" calcext:value-type="string">
            <text:p>insert into App_Pessoa_pessoa (id, nome, cd_sit, dt_cad) values (114, 'Yasmin e Manuella', 1, '2018-11-10');</text:p>
          </table:table-cell>
          <table:table-cell table:style-name="ce32" table:number-columns-repeated="2"/>
          <table:table-cell table:style-name="ce32" table:formula="of:=[.CD113]+1" office:value-type="float" office:value="112" calcext:value-type="float">
            <text:p>112</text:p>
          </table:table-cell>
          <table:table-cell table:style-name="ce33" table:formula="of:=&quot;insert into App_Pessoa_pessoa_pessoa_tipo (id, fk_pessoa_id_id, fk_pessoa_tipo_id_id) values (&quot;&amp;[.CD114]&amp;&quot;, &quot;&amp;[.BZ114]&amp;&quot;, 1);&quot;" office:value-type="string" office:string-value="insert into App_Pessoa_pessoa_pessoa_tipo (id, fk_pessoa_id_id, fk_pessoa_tipo_id_id) values (112, 114, 1);" calcext:value-type="string">
            <text:p>insert into App_Pessoa_pessoa_pessoa_tipo (id, fk_pessoa_id_id, fk_pessoa_tipo_id_id) values (112, 114, 1);</text:p>
          </table:table-cell>
          <table:table-cell table:style-name="ce32" table:number-columns-repeated="2"/>
          <table:table-cell table:style-name="ce32" table:formula="of:=[.CH113]+1" office:value-type="float" office:value="112" calcext:value-type="float">
            <text:p>112</text:p>
          </table:table-cell>
          <table:table-cell table:style-name="ce33" table:formula="of:=&quot;insert into Evento_Pessoa (id, fk_evento_id_id, fk_pessoa_pessoa_tipo_id_id) values (&quot;&amp;[.CH114]&amp;&quot;, &quot;&amp;[.CH114]&amp;&quot;, &quot;&amp;[.CH114]&amp;&quot;);&quot;" office:value-type="string" office:string-value="insert into Evento_Pessoa (id, fk_evento_id_id, fk_pessoa_pessoa_tipo_id_id) values (112, 112, 112);" calcext:value-type="string">
            <text:p>insert into Evento_Pessoa (id, fk_evento_id_id, fk_pessoa_pessoa_tipo_id_id) values (112, 112, 11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style-name="ce3" office:value-type="string" calcext:value-type="string">
            <text:p>Laura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18-04-13" calcext:value-type="date">
            <text:p>2018-04-13</text:p>
          </table:table-cell>
          <table:table-cell table:style-name="ce3"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3"/>
          <table:table-cell table:style-name="ce21" office:value-type="float" office:value="620" calcext:value-type="float">
            <text:p>620</text:p>
          </table:table-cell>
          <table:table-cell table:style-name="ce4" table:number-columns-repeated="20"/>
          <table:table-cell table:number-columns-repeated="2"/>
          <table:table-cell table:style-name="ce32" table:formula="of:=[.BC114]+1" office:value-type="float" office:value="113" calcext:value-type="float">
            <text:p>11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5]" office:value-type="float" office:value="113" calcext:value-type="float">
            <text:p>11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13" calcext:value-type="date">
            <text:p>2018-04-13</text:p>
          </table:table-cell>
          <table:table-cell table:style-name="ce36" table:formula="of:=&quot; - &quot;&amp;[.B115]&amp;&quot; - &quot;&amp;[.C115]" office:value-type="string" office:string-value=" - Laura - 15 anos" calcext:value-type="string">
            <text:p><text:s/>- Laura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13" calcext:value-type="date">
            <text:p>2018-04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13" calcext:value-type="date">
            <text:p>2018-04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20" calcext:value-type="float">
            <text:p>62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5]&amp;&quot;);&quot;" office:value-type="string" office:string-value="3);" calcext:value-type="string">
            <text:p>3);</text:p>
          </table:table-cell>
          <table:table-cell table:style-name="ce32"/>
          <table:table-cell table:style-name="ce32" table:formula="of:=[.BZ114]+1" office:value-type="float" office:value="115" calcext:value-type="float">
            <text:p>115</text:p>
          </table:table-cell>
          <table:table-cell table:style-name="ce33" table:formula="of:=&quot;insert into App_Pessoa_pessoa (id, nome, cd_sit, dt_cad) values (&quot;&amp;[.BZ115]&amp;&quot;, '&quot;&amp;[.B115]&amp;&quot;', 1, '2018-11-10');&quot;" office:value-type="string" office:string-value="insert into App_Pessoa_pessoa (id, nome, cd_sit, dt_cad) values (115, 'Laura', 1, '2018-11-10');" calcext:value-type="string">
            <text:p>insert into App_Pessoa_pessoa (id, nome, cd_sit, dt_cad) values (115, 'Laura', 1, '2018-11-10');</text:p>
          </table:table-cell>
          <table:table-cell table:style-name="ce32" table:number-columns-repeated="2"/>
          <table:table-cell table:style-name="ce32" table:formula="of:=[.CD114]+1" office:value-type="float" office:value="113" calcext:value-type="float">
            <text:p>113</text:p>
          </table:table-cell>
          <table:table-cell table:style-name="ce33" table:formula="of:=&quot;insert into App_Pessoa_pessoa_pessoa_tipo (id, fk_pessoa_id_id, fk_pessoa_tipo_id_id) values (&quot;&amp;[.CD115]&amp;&quot;, &quot;&amp;[.BZ115]&amp;&quot;, 1);&quot;" office:value-type="string" office:string-value="insert into App_Pessoa_pessoa_pessoa_tipo (id, fk_pessoa_id_id, fk_pessoa_tipo_id_id) values (113, 115, 1);" calcext:value-type="string">
            <text:p>insert into App_Pessoa_pessoa_pessoa_tipo (id, fk_pessoa_id_id, fk_pessoa_tipo_id_id) values (113, 115, 1);</text:p>
          </table:table-cell>
          <table:table-cell table:style-name="ce32" table:number-columns-repeated="2"/>
          <table:table-cell table:style-name="ce32" table:formula="of:=[.CH114]+1" office:value-type="float" office:value="113" calcext:value-type="float">
            <text:p>113</text:p>
          </table:table-cell>
          <table:table-cell table:style-name="ce33" table:formula="of:=&quot;insert into Evento_Pessoa (id, fk_evento_id_id, fk_pessoa_pessoa_tipo_id_id) values (&quot;&amp;[.CH115]&amp;&quot;, &quot;&amp;[.CH115]&amp;&quot;, &quot;&amp;[.CH115]&amp;&quot;);&quot;" office:value-type="string" office:string-value="insert into Evento_Pessoa (id, fk_evento_id_id, fk_pessoa_pessoa_tipo_id_id) values (113, 113, 113);" calcext:value-type="string">
            <text:p>insert into Evento_Pessoa (id, fk_evento_id_id, fk_pessoa_pessoa_tipo_id_id) values (113, 113, 11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style-name="ce3" office:value-type="string" calcext:value-type="string">
            <text:p>Clarice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4-29" calcext:value-type="date">
            <text:p>2018-04-29</text:p>
          </table:table-cell>
          <table:table-cell table:style-name="ce3"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4"/>
          <table:table-cell table:style-name="ce21" office:value-type="float" office:value="250" calcext:value-type="float">
            <text:p>250</text:p>
          </table:table-cell>
          <table:table-cell table:style-name="ce4"/>
          <table:table-cell table:style-name="ce21" office:value-type="float" office:value="250" calcext:value-type="float">
            <text:p>250</text:p>
          </table:table-cell>
          <table:table-cell table:style-name="ce4"/>
          <table:table-cell table:style-name="ce21" office:value-type="float" office:value="250" calcext:value-type="float">
            <text:p>250</text:p>
          </table:table-cell>
          <table:table-cell table:style-name="ce4" table:number-columns-repeated="15"/>
          <table:table-cell table:number-columns-repeated="2"/>
          <table:table-cell table:style-name="ce32" table:formula="of:=[.BC115]+1" office:value-type="float" office:value="114" calcext:value-type="float">
            <text:p>11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6]" office:value-type="float" office:value="114" calcext:value-type="float">
            <text:p>11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29" calcext:value-type="date">
            <text:p>2018-04-29</text:p>
          </table:table-cell>
          <table:table-cell table:style-name="ce36" table:formula="of:=&quot; - &quot;&amp;[.B116]&amp;&quot; - &quot;&amp;[.C116]" office:value-type="string" office:string-value=" - Clarice - Gestante" calcext:value-type="string">
            <text:p><text:s/>- Clarice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29" calcext:value-type="date">
            <text:p>2018-04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4-29" calcext:value-type="date">
            <text:p>2018-04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750" calcext:value-type="float">
            <text:p>7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6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6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15]+1" office:value-type="float" office:value="116" calcext:value-type="float">
            <text:p>116</text:p>
          </table:table-cell>
          <table:table-cell table:style-name="ce33" table:formula="of:=&quot;insert into App_Pessoa_pessoa (id, nome, cd_sit, dt_cad) values (&quot;&amp;[.BZ116]&amp;&quot;, '&quot;&amp;[.B116]&amp;&quot;', 1, '2018-11-10');&quot;" office:value-type="string" office:string-value="insert into App_Pessoa_pessoa (id, nome, cd_sit, dt_cad) values (116, 'Clarice', 1, '2018-11-10');" calcext:value-type="string">
            <text:p>insert into App_Pessoa_pessoa (id, nome, cd_sit, dt_cad) values (116, 'Clarice', 1, '2018-11-10');</text:p>
          </table:table-cell>
          <table:table-cell table:style-name="ce32" table:number-columns-repeated="2"/>
          <table:table-cell table:style-name="ce32" table:formula="of:=[.CD115]+1" office:value-type="float" office:value="114" calcext:value-type="float">
            <text:p>114</text:p>
          </table:table-cell>
          <table:table-cell table:style-name="ce33" table:formula="of:=&quot;insert into App_Pessoa_pessoa_pessoa_tipo (id, fk_pessoa_id_id, fk_pessoa_tipo_id_id) values (&quot;&amp;[.CD116]&amp;&quot;, &quot;&amp;[.BZ116]&amp;&quot;, 1);&quot;" office:value-type="string" office:string-value="insert into App_Pessoa_pessoa_pessoa_tipo (id, fk_pessoa_id_id, fk_pessoa_tipo_id_id) values (114, 116, 1);" calcext:value-type="string">
            <text:p>insert into App_Pessoa_pessoa_pessoa_tipo (id, fk_pessoa_id_id, fk_pessoa_tipo_id_id) values (114, 116, 1);</text:p>
          </table:table-cell>
          <table:table-cell table:style-name="ce32" table:number-columns-repeated="2"/>
          <table:table-cell table:style-name="ce32" table:formula="of:=[.CH115]+1" office:value-type="float" office:value="114" calcext:value-type="float">
            <text:p>114</text:p>
          </table:table-cell>
          <table:table-cell table:style-name="ce33" table:formula="of:=&quot;insert into Evento_Pessoa (id, fk_evento_id_id, fk_pessoa_pessoa_tipo_id_id) values (&quot;&amp;[.CH116]&amp;&quot;, &quot;&amp;[.CH116]&amp;&quot;, &quot;&amp;[.CH116]&amp;&quot;);&quot;" office:value-type="string" office:string-value="insert into Evento_Pessoa (id, fk_evento_id_id, fk_pessoa_pessoa_tipo_id_id) values (114, 114, 114);" calcext:value-type="string">
            <text:p>insert into Evento_Pessoa (id, fk_evento_id_id, fk_pessoa_pessoa_tipo_id_id) values (114, 114, 11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style-name="ce3" office:value-type="string" calcext:value-type="string">
            <text:p>Julian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5-05" calcext:value-type="date">
            <text:p>2018-05-05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4"/>
          <table:table-cell table:style-name="ce21" office:value-type="float" office:value="350" calcext:value-type="float">
            <text:p>350</text:p>
          </table:table-cell>
          <table:table-cell table:style-name="ce4" table:number-columns-repeated="19"/>
          <table:table-cell table:number-columns-repeated="2"/>
          <table:table-cell table:style-name="ce32" table:formula="of:=[.BC116]+1" office:value-type="float" office:value="115" calcext:value-type="float">
            <text:p>11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7]" office:value-type="float" office:value="115" calcext:value-type="float">
            <text:p>11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05" calcext:value-type="date">
            <text:p>2018-05-05</text:p>
          </table:table-cell>
          <table:table-cell table:style-name="ce36" table:formula="of:=&quot; - &quot;&amp;[.B117]&amp;&quot; - &quot;&amp;[.C117]" office:value-type="string" office:string-value=" - Juliana - Gestante" calcext:value-type="string">
            <text:p><text:s/>- Julian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05" calcext:value-type="date">
            <text:p>2018-05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05" calcext:value-type="date">
            <text:p>2018-05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7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16]+1" office:value-type="float" office:value="117" calcext:value-type="float">
            <text:p>117</text:p>
          </table:table-cell>
          <table:table-cell table:style-name="ce33" table:formula="of:=&quot;insert into App_Pessoa_pessoa (id, nome, cd_sit, dt_cad) values (&quot;&amp;[.BZ117]&amp;&quot;, '&quot;&amp;[.B117]&amp;&quot;', 1, '2018-11-10');&quot;" office:value-type="string" office:string-value="insert into App_Pessoa_pessoa (id, nome, cd_sit, dt_cad) values (117, 'Juliana', 1, '2018-11-10');" calcext:value-type="string">
            <text:p>insert into App_Pessoa_pessoa (id, nome, cd_sit, dt_cad) values (117, 'Juliana', 1, '2018-11-10');</text:p>
          </table:table-cell>
          <table:table-cell table:style-name="ce32" table:number-columns-repeated="2"/>
          <table:table-cell table:style-name="ce32" table:formula="of:=[.CD116]+1" office:value-type="float" office:value="115" calcext:value-type="float">
            <text:p>115</text:p>
          </table:table-cell>
          <table:table-cell table:style-name="ce33" table:formula="of:=&quot;insert into App_Pessoa_pessoa_pessoa_tipo (id, fk_pessoa_id_id, fk_pessoa_tipo_id_id) values (&quot;&amp;[.CD117]&amp;&quot;, &quot;&amp;[.BZ117]&amp;&quot;, 1);&quot;" office:value-type="string" office:string-value="insert into App_Pessoa_pessoa_pessoa_tipo (id, fk_pessoa_id_id, fk_pessoa_tipo_id_id) values (115, 117, 1);" calcext:value-type="string">
            <text:p>insert into App_Pessoa_pessoa_pessoa_tipo (id, fk_pessoa_id_id, fk_pessoa_tipo_id_id) values (115, 117, 1);</text:p>
          </table:table-cell>
          <table:table-cell table:style-name="ce32" table:number-columns-repeated="2"/>
          <table:table-cell table:style-name="ce32" table:formula="of:=[.CH116]+1" office:value-type="float" office:value="115" calcext:value-type="float">
            <text:p>115</text:p>
          </table:table-cell>
          <table:table-cell table:style-name="ce33" table:formula="of:=&quot;insert into Evento_Pessoa (id, fk_evento_id_id, fk_pessoa_pessoa_tipo_id_id) values (&quot;&amp;[.CH117]&amp;&quot;, &quot;&amp;[.CH117]&amp;&quot;, &quot;&amp;[.CH117]&amp;&quot;);&quot;" office:value-type="string" office:string-value="insert into Evento_Pessoa (id, fk_evento_id_id, fk_pessoa_pessoa_tipo_id_id) values (115, 115, 115);" calcext:value-type="string">
            <text:p>insert into Evento_Pessoa (id, fk_evento_id_id, fk_pessoa_pessoa_tipo_id_id) values (115, 115, 11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style-name="ce3" office:value-type="string" calcext:value-type="string">
            <office:annotation draw:style-name="gr2" draw:text-style-name="P8" svg:width="50.62mm" svg:height="20.9mm" svg:x="30.73mm" svg:y="569.45mm" draw:caption-point-x="29.08mm" draw:caption-point-y="2.74mm">
              <dc:date>2018-11-15T00:00:00</dc:date>
              <text:p text:style-name="P7"><text:span text:style-name="T5">Janaína Nogueira:</text:span></text:p>
              <text:p text:style-name="P7"><text:span text:style-name="T6">mor vai ver</text:span></text:p>
            </office:annotation>
            <text:p>Yasmin e Manuell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5-11" calcext:value-type="date">
            <text:p>2018-05-11</text:p>
          </table:table-cell>
          <table:table-cell table:style-name="ce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24"/>
          <table:table-cell table:number-columns-repeated="2"/>
          <table:table-cell table:style-name="ce32" table:formula="of:=[.BC117]+1" office:value-type="float" office:value="116" calcext:value-type="float">
            <text:p>11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8]" office:value-type="float" office:value="116" calcext:value-type="float">
            <text:p>11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1" calcext:value-type="date">
            <text:p>2018-05-11</text:p>
          </table:table-cell>
          <table:table-cell table:style-name="ce36" table:formula="of:=&quot; - &quot;&amp;[.B118]&amp;&quot; - &quot;&amp;[.C118]" office:value-type="string" office:string-value=" - Yasmin e Manuella - Niver Infantil" calcext:value-type="string">
            <text:p><text:s/>- Yasmin e Manuell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1" calcext:value-type="date">
            <text:p>2018-05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1" calcext:value-type="date">
            <text:p>2018-05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8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8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17]+1" office:value-type="float" office:value="118" calcext:value-type="float">
            <text:p>118</text:p>
          </table:table-cell>
          <table:table-cell table:style-name="ce33" table:formula="of:=&quot;insert into App_Pessoa_pessoa (id, nome, cd_sit, dt_cad) values (&quot;&amp;[.BZ118]&amp;&quot;, '&quot;&amp;[.B118]&amp;&quot;', 1, '2018-11-10');&quot;" office:value-type="string" office:string-value="insert into App_Pessoa_pessoa (id, nome, cd_sit, dt_cad) values (118, 'Yasmin e Manuella', 1, '2018-11-10');" calcext:value-type="string">
            <text:p>insert into App_Pessoa_pessoa (id, nome, cd_sit, dt_cad) values (118, 'Yasmin e Manuella', 1, '2018-11-10');</text:p>
          </table:table-cell>
          <table:table-cell table:style-name="ce32" table:number-columns-repeated="2"/>
          <table:table-cell table:style-name="ce32" table:formula="of:=[.CD117]+1" office:value-type="float" office:value="116" calcext:value-type="float">
            <text:p>116</text:p>
          </table:table-cell>
          <table:table-cell table:style-name="ce33" table:formula="of:=&quot;insert into App_Pessoa_pessoa_pessoa_tipo (id, fk_pessoa_id_id, fk_pessoa_tipo_id_id) values (&quot;&amp;[.CD118]&amp;&quot;, &quot;&amp;[.BZ118]&amp;&quot;, 1);&quot;" office:value-type="string" office:string-value="insert into App_Pessoa_pessoa_pessoa_tipo (id, fk_pessoa_id_id, fk_pessoa_tipo_id_id) values (116, 118, 1);" calcext:value-type="string">
            <text:p>insert into App_Pessoa_pessoa_pessoa_tipo (id, fk_pessoa_id_id, fk_pessoa_tipo_id_id) values (116, 118, 1);</text:p>
          </table:table-cell>
          <table:table-cell table:style-name="ce32" table:number-columns-repeated="2"/>
          <table:table-cell table:style-name="ce32" table:formula="of:=[.CH117]+1" office:value-type="float" office:value="116" calcext:value-type="float">
            <text:p>116</text:p>
          </table:table-cell>
          <table:table-cell table:style-name="ce33" table:formula="of:=&quot;insert into Evento_Pessoa (id, fk_evento_id_id, fk_pessoa_pessoa_tipo_id_id) values (&quot;&amp;[.CH118]&amp;&quot;, &quot;&amp;[.CH118]&amp;&quot;, &quot;&amp;[.CH118]&amp;&quot;);&quot;" office:value-type="string" office:string-value="insert into Evento_Pessoa (id, fk_evento_id_id, fk_pessoa_pessoa_tipo_id_id) values (116, 116, 116);" calcext:value-type="string">
            <text:p>insert into Evento_Pessoa (id, fk_evento_id_id, fk_pessoa_pessoa_tipo_id_id) values (116, 116, 11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style-name="ce3" office:value-type="string" calcext:value-type="string">
            <text:p>Aurora - Patty</text:p>
          </table:table-cell>
          <table:table-cell table:style-name="ce4" office:value-type="string" calcext:value-type="string">
            <text:p>Parto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date" office:date-value="2018-05-18" calcext:value-type="date">
            <text:p>2018-05-18</text:p>
          </table:table-cell>
          <table:table-cell table:style-name="ce3" office:value-type="float" office:value="2760" calcext:value-type="float">
            <text:p>276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3"/>
          <table:table-cell table:style-name="ce21" office:value-type="float" office:value="460" calcext:value-type="float">
            <text:p>460</text:p>
          </table:table-cell>
          <table:table-cell table:style-name="ce4"/>
          <table:table-cell table:number-columns-repeated="2" table:style-name="ce21" office:value-type="float" office:value="460" calcext:value-type="float">
            <text:p>460</text:p>
          </table:table-cell>
          <table:table-cell table:style-name="ce4"/>
          <table:table-cell table:style-name="ce21" office:value-type="float" office:value="460" calcext:value-type="float">
            <text:p>460</text:p>
          </table:table-cell>
          <table:table-cell table:number-columns-repeated="2" table:style-name="ce30" office:value-type="float" office:value="460" calcext:value-type="float">
            <text:p>460</text:p>
          </table:table-cell>
          <table:table-cell table:style-name="ce4" table:number-columns-repeated="13"/>
          <table:table-cell table:number-columns-repeated="2"/>
          <table:table-cell table:style-name="ce32" table:formula="of:=[.BC118]+1" office:value-type="float" office:value="117" calcext:value-type="float">
            <text:p>11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19]" office:value-type="float" office:value="117" calcext:value-type="float">
            <text:p>11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8" calcext:value-type="date">
            <text:p>2018-05-18</text:p>
          </table:table-cell>
          <table:table-cell table:style-name="ce36" table:formula="of:=&quot; - &quot;&amp;[.B119]&amp;&quot; - &quot;&amp;[.C119]" office:value-type="string" office:string-value=" - Aurora - Patty - Parto" calcext:value-type="string">
            <text:p><text:s/>- Aurora - Patty - Par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8" calcext:value-type="date">
            <text:p>2018-05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8" calcext:value-type="date">
            <text:p>2018-05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760" calcext:value-type="float">
            <text:p>276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19]" office:value-type="float" office:value="6" calcext:value-type="float">
            <text:p>6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19]&amp;&quot;);&quot;" office:value-type="string" office:string-value="14);" calcext:value-type="string">
            <text:p>14);</text:p>
          </table:table-cell>
          <table:table-cell table:style-name="ce32"/>
          <table:table-cell table:style-name="ce32" table:formula="of:=[.BZ118]+1" office:value-type="float" office:value="119" calcext:value-type="float">
            <text:p>119</text:p>
          </table:table-cell>
          <table:table-cell table:style-name="ce33" table:formula="of:=&quot;insert into App_Pessoa_pessoa (id, nome, cd_sit, dt_cad) values (&quot;&amp;[.BZ119]&amp;&quot;, '&quot;&amp;[.B119]&amp;&quot;', 1, '2018-11-10');&quot;" office:value-type="string" office:string-value="insert into App_Pessoa_pessoa (id, nome, cd_sit, dt_cad) values (119, 'Aurora - Patty', 1, '2018-11-10');" calcext:value-type="string">
            <text:p>insert into App_Pessoa_pessoa (id, nome, cd_sit, dt_cad) values (119, 'Aurora - Patty', 1, '2018-11-10');</text:p>
          </table:table-cell>
          <table:table-cell table:style-name="ce32" table:number-columns-repeated="2"/>
          <table:table-cell table:style-name="ce32" table:formula="of:=[.CD118]+1" office:value-type="float" office:value="117" calcext:value-type="float">
            <text:p>117</text:p>
          </table:table-cell>
          <table:table-cell table:style-name="ce33" table:formula="of:=&quot;insert into App_Pessoa_pessoa_pessoa_tipo (id, fk_pessoa_id_id, fk_pessoa_tipo_id_id) values (&quot;&amp;[.CD119]&amp;&quot;, &quot;&amp;[.BZ119]&amp;&quot;, 1);&quot;" office:value-type="string" office:string-value="insert into App_Pessoa_pessoa_pessoa_tipo (id, fk_pessoa_id_id, fk_pessoa_tipo_id_id) values (117, 119, 1);" calcext:value-type="string">
            <text:p>insert into App_Pessoa_pessoa_pessoa_tipo (id, fk_pessoa_id_id, fk_pessoa_tipo_id_id) values (117, 119, 1);</text:p>
          </table:table-cell>
          <table:table-cell table:style-name="ce32" table:number-columns-repeated="2"/>
          <table:table-cell table:style-name="ce32" table:formula="of:=[.CH118]+1" office:value-type="float" office:value="117" calcext:value-type="float">
            <text:p>117</text:p>
          </table:table-cell>
          <table:table-cell table:style-name="ce33" table:formula="of:=&quot;insert into Evento_Pessoa (id, fk_evento_id_id, fk_pessoa_pessoa_tipo_id_id) values (&quot;&amp;[.CH119]&amp;&quot;, &quot;&amp;[.CH119]&amp;&quot;, &quot;&amp;[.CH119]&amp;&quot;);&quot;" office:value-type="string" office:string-value="insert into Evento_Pessoa (id, fk_evento_id_id, fk_pessoa_pessoa_tipo_id_id) values (117, 117, 117);" calcext:value-type="string">
            <text:p>insert into Evento_Pessoa (id, fk_evento_id_id, fk_pessoa_pessoa_tipo_id_id) values (117, 117, 11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style-name="ce3" office:value-type="string" calcext:value-type="string">
            <text:p>Helena - Ligab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5-19" calcext:value-type="date">
            <text:p>2018-05-19</text:p>
          </table:table-cell>
          <table:table-cell table:style-name="ce3"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4"/>
          <table:table-cell table:style-name="ce21" office:value-type="float" office:value="620" calcext:value-type="float">
            <text:p>620</text:p>
          </table:table-cell>
          <table:table-cell table:number-columns-repeated="21"/>
          <table:table-cell table:style-name="ce32" table:formula="of:=[.BC119]+1" office:value-type="float" office:value="118" calcext:value-type="float">
            <text:p>11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0]" office:value-type="float" office:value="118" calcext:value-type="float">
            <text:p>11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9" calcext:value-type="date">
            <text:p>2018-05-19</text:p>
          </table:table-cell>
          <table:table-cell table:style-name="ce36" table:formula="of:=&quot; - &quot;&amp;[.B120]&amp;&quot; - &quot;&amp;[.C120]" office:value-type="string" office:string-value=" - Helena - Ligabo - Niver Infantil" calcext:value-type="string">
            <text:p><text:s/>- Helena - Ligab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9" calcext:value-type="date">
            <text:p>2018-05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19" calcext:value-type="date">
            <text:p>2018-05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20" calcext:value-type="float">
            <text:p>62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0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19]+1" office:value-type="float" office:value="120" calcext:value-type="float">
            <text:p>120</text:p>
          </table:table-cell>
          <table:table-cell table:style-name="ce33" table:formula="of:=&quot;insert into App_Pessoa_pessoa (id, nome, cd_sit, dt_cad) values (&quot;&amp;[.BZ120]&amp;&quot;, '&quot;&amp;[.B120]&amp;&quot;', 1, '2018-11-10');&quot;" office:value-type="string" office:string-value="insert into App_Pessoa_pessoa (id, nome, cd_sit, dt_cad) values (120, 'Helena - Ligabo', 1, '2018-11-10');" calcext:value-type="string">
            <text:p>insert into App_Pessoa_pessoa (id, nome, cd_sit, dt_cad) values (120, 'Helena - Ligabo', 1, '2018-11-10');</text:p>
          </table:table-cell>
          <table:table-cell table:style-name="ce32" table:number-columns-repeated="2"/>
          <table:table-cell table:style-name="ce32" table:formula="of:=[.CD119]+1" office:value-type="float" office:value="118" calcext:value-type="float">
            <text:p>118</text:p>
          </table:table-cell>
          <table:table-cell table:style-name="ce33" table:formula="of:=&quot;insert into App_Pessoa_pessoa_pessoa_tipo (id, fk_pessoa_id_id, fk_pessoa_tipo_id_id) values (&quot;&amp;[.CD120]&amp;&quot;, &quot;&amp;[.BZ120]&amp;&quot;, 1);&quot;" office:value-type="string" office:string-value="insert into App_Pessoa_pessoa_pessoa_tipo (id, fk_pessoa_id_id, fk_pessoa_tipo_id_id) values (118, 120, 1);" calcext:value-type="string">
            <text:p>insert into App_Pessoa_pessoa_pessoa_tipo (id, fk_pessoa_id_id, fk_pessoa_tipo_id_id) values (118, 120, 1);</text:p>
          </table:table-cell>
          <table:table-cell table:style-name="ce32" table:number-columns-repeated="2"/>
          <table:table-cell table:style-name="ce32" table:formula="of:=[.CH119]+1" office:value-type="float" office:value="118" calcext:value-type="float">
            <text:p>118</text:p>
          </table:table-cell>
          <table:table-cell table:style-name="ce33" table:formula="of:=&quot;insert into Evento_Pessoa (id, fk_evento_id_id, fk_pessoa_pessoa_tipo_id_id) values (&quot;&amp;[.CH120]&amp;&quot;, &quot;&amp;[.CH120]&amp;&quot;, &quot;&amp;[.CH120]&amp;&quot;);&quot;" office:value-type="string" office:string-value="insert into Evento_Pessoa (id, fk_evento_id_id, fk_pessoa_pessoa_tipo_id_id) values (118, 118, 118);" calcext:value-type="string">
            <text:p>insert into Evento_Pessoa (id, fk_evento_id_id, fk_pessoa_pessoa_tipo_id_id) values (118, 118, 11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style-name="ce3" office:value-type="string" calcext:value-type="string">
            <text:p>Helen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5-26" calcext:value-type="date">
            <text:p>2018-05-26</text:p>
          </table:table-cell>
          <table:table-cell table:style-name="ce3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4"/>
          <table:table-cell table:style-name="ce21" office:value-type="float" office:value="240" calcext:value-type="float">
            <text:p>240</text:p>
          </table:table-cell>
          <table:table-cell table:style-name="ce4" table:number-columns-repeated="3"/>
          <table:table-cell/>
          <table:table-cell table:style-name="ce30" office:value-type="float" office:value="150" calcext:value-type="float">
            <text:p>150</text:p>
          </table:table-cell>
          <table:table-cell table:style-name="ce4" table:number-columns-repeated="14"/>
          <table:table-cell table:number-columns-repeated="2"/>
          <table:table-cell table:style-name="ce32" table:formula="of:=[.BC120]+1" office:value-type="float" office:value="119" calcext:value-type="float">
            <text:p>11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1]" office:value-type="float" office:value="119" calcext:value-type="float">
            <text:p>11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26" calcext:value-type="date">
            <text:p>2018-05-26</text:p>
          </table:table-cell>
          <table:table-cell table:style-name="ce36" table:formula="of:=&quot; - &quot;&amp;[.B121]&amp;&quot; - &quot;&amp;[.C121]" office:value-type="string" office:string-value=" - Helena - Niver Infantil" calcext:value-type="string">
            <text:p><text:s/>- Helen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26" calcext:value-type="date">
            <text:p>2018-05-2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26" calcext:value-type="date">
            <text:p>2018-05-2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1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1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20]+1" office:value-type="float" office:value="121" calcext:value-type="float">
            <text:p>121</text:p>
          </table:table-cell>
          <table:table-cell table:style-name="ce33" table:formula="of:=&quot;insert into App_Pessoa_pessoa (id, nome, cd_sit, dt_cad) values (&quot;&amp;[.BZ121]&amp;&quot;, '&quot;&amp;[.B121]&amp;&quot;', 1, '2018-11-10');&quot;" office:value-type="string" office:string-value="insert into App_Pessoa_pessoa (id, nome, cd_sit, dt_cad) values (121, 'Helena', 1, '2018-11-10');" calcext:value-type="string">
            <text:p>insert into App_Pessoa_pessoa (id, nome, cd_sit, dt_cad) values (121, 'Helena', 1, '2018-11-10');</text:p>
          </table:table-cell>
          <table:table-cell table:style-name="ce32" table:number-columns-repeated="2"/>
          <table:table-cell table:style-name="ce32" table:formula="of:=[.CD120]+1" office:value-type="float" office:value="119" calcext:value-type="float">
            <text:p>119</text:p>
          </table:table-cell>
          <table:table-cell table:style-name="ce33" table:formula="of:=&quot;insert into App_Pessoa_pessoa_pessoa_tipo (id, fk_pessoa_id_id, fk_pessoa_tipo_id_id) values (&quot;&amp;[.CD121]&amp;&quot;, &quot;&amp;[.BZ121]&amp;&quot;, 1);&quot;" office:value-type="string" office:string-value="insert into App_Pessoa_pessoa_pessoa_tipo (id, fk_pessoa_id_id, fk_pessoa_tipo_id_id) values (119, 121, 1);" calcext:value-type="string">
            <text:p>insert into App_Pessoa_pessoa_pessoa_tipo (id, fk_pessoa_id_id, fk_pessoa_tipo_id_id) values (119, 121, 1);</text:p>
          </table:table-cell>
          <table:table-cell table:style-name="ce32" table:number-columns-repeated="2"/>
          <table:table-cell table:style-name="ce32" table:formula="of:=[.CH120]+1" office:value-type="float" office:value="119" calcext:value-type="float">
            <text:p>119</text:p>
          </table:table-cell>
          <table:table-cell table:style-name="ce33" table:formula="of:=&quot;insert into Evento_Pessoa (id, fk_evento_id_id, fk_pessoa_pessoa_tipo_id_id) values (&quot;&amp;[.CH121]&amp;&quot;, &quot;&amp;[.CH121]&amp;&quot;, &quot;&amp;[.CH121]&amp;&quot;);&quot;" office:value-type="string" office:string-value="insert into Evento_Pessoa (id, fk_evento_id_id, fk_pessoa_pessoa_tipo_id_id) values (119, 119, 119);" calcext:value-type="string">
            <text:p>insert into Evento_Pessoa (id, fk_evento_id_id, fk_pessoa_pessoa_tipo_id_id) values (119, 119, 11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style-name="ce3" office:value-type="string" calcext:value-type="string">
            <text:p>Manuelly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18-05-28" calcext:value-type="date">
            <text:p>2018-05-28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8"/>
          <table:table-cell/>
          <table:table-cell table:style-name="ce30" office:value-type="float" office:value="300" calcext:value-type="float">
            <text:p>300</text:p>
          </table:table-cell>
          <table:table-cell table:style-name="ce4" table:number-columns-repeated="14"/>
          <table:table-cell table:number-columns-repeated="2"/>
          <table:table-cell table:style-name="ce32" table:formula="of:=[.BC121]+1" office:value-type="float" office:value="120" calcext:value-type="float">
            <text:p>12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2]" office:value-type="float" office:value="120" calcext:value-type="float">
            <text:p>12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28" calcext:value-type="date">
            <text:p>2018-05-28</text:p>
          </table:table-cell>
          <table:table-cell table:style-name="ce36" table:formula="of:=&quot; - &quot;&amp;[.B122]&amp;&quot; - &quot;&amp;[.C122]" office:value-type="string" office:string-value=" - Manuelly - 15 anos" calcext:value-type="string">
            <text:p><text:s/>- Manuelly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28" calcext:value-type="date">
            <text:p>2018-05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5-28" calcext:value-type="date">
            <text:p>2018-05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2]&amp;&quot;);&quot;" office:value-type="string" office:string-value="3);" calcext:value-type="string">
            <text:p>3);</text:p>
          </table:table-cell>
          <table:table-cell table:style-name="ce32"/>
          <table:table-cell table:style-name="ce32" table:formula="of:=[.BZ121]+1" office:value-type="float" office:value="122" calcext:value-type="float">
            <text:p>122</text:p>
          </table:table-cell>
          <table:table-cell table:style-name="ce33" table:formula="of:=&quot;insert into App_Pessoa_pessoa (id, nome, cd_sit, dt_cad) values (&quot;&amp;[.BZ122]&amp;&quot;, '&quot;&amp;[.B122]&amp;&quot;', 1, '2018-11-10');&quot;" office:value-type="string" office:string-value="insert into App_Pessoa_pessoa (id, nome, cd_sit, dt_cad) values (122, 'Manuelly', 1, '2018-11-10');" calcext:value-type="string">
            <text:p>insert into App_Pessoa_pessoa (id, nome, cd_sit, dt_cad) values (122, 'Manuelly', 1, '2018-11-10');</text:p>
          </table:table-cell>
          <table:table-cell table:style-name="ce32" table:number-columns-repeated="2"/>
          <table:table-cell table:style-name="ce32" table:formula="of:=[.CD121]+1" office:value-type="float" office:value="120" calcext:value-type="float">
            <text:p>120</text:p>
          </table:table-cell>
          <table:table-cell table:style-name="ce33" table:formula="of:=&quot;insert into App_Pessoa_pessoa_pessoa_tipo (id, fk_pessoa_id_id, fk_pessoa_tipo_id_id) values (&quot;&amp;[.CD122]&amp;&quot;, &quot;&amp;[.BZ122]&amp;&quot;, 1);&quot;" office:value-type="string" office:string-value="insert into App_Pessoa_pessoa_pessoa_tipo (id, fk_pessoa_id_id, fk_pessoa_tipo_id_id) values (120, 122, 1);" calcext:value-type="string">
            <text:p>insert into App_Pessoa_pessoa_pessoa_tipo (id, fk_pessoa_id_id, fk_pessoa_tipo_id_id) values (120, 122, 1);</text:p>
          </table:table-cell>
          <table:table-cell table:style-name="ce32" table:number-columns-repeated="2"/>
          <table:table-cell table:style-name="ce32" table:formula="of:=[.CH121]+1" office:value-type="float" office:value="120" calcext:value-type="float">
            <text:p>120</text:p>
          </table:table-cell>
          <table:table-cell table:style-name="ce33" table:formula="of:=&quot;insert into Evento_Pessoa (id, fk_evento_id_id, fk_pessoa_pessoa_tipo_id_id) values (&quot;&amp;[.CH122]&amp;&quot;, &quot;&amp;[.CH122]&amp;&quot;, &quot;&amp;[.CH122]&amp;&quot;);&quot;" office:value-type="string" office:string-value="insert into Evento_Pessoa (id, fk_evento_id_id, fk_pessoa_pessoa_tipo_id_id) values (120, 120, 120);" calcext:value-type="string">
            <text:p>insert into Evento_Pessoa (id, fk_evento_id_id, fk_pessoa_pessoa_tipo_id_id) values (120, 120, 12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style-name="ce3" office:value-type="string" calcext:value-type="string">
            <text:p>Aline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6-02" calcext:value-type="date">
            <text:p>2018-06-02</text:p>
          </table:table-cell>
          <table:table-cell table:style-name="ce3" table:formula="of:=7*550" office:value-type="float" office:value="3850" calcext:value-type="float">
            <text:p>3850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2"/>
          <table:table-cell table:number-columns-repeated="7" table:style-name="ce21" office:value-type="float" office:value="550" calcext:value-type="float">
            <text:p>550</text:p>
          </table:table-cell>
          <table:table-cell table:style-name="ce4" table:number-columns-repeated="15"/>
          <table:table-cell table:number-columns-repeated="2"/>
          <table:table-cell table:style-name="ce32" table:formula="of:=[.BC122]+1" office:value-type="float" office:value="121" calcext:value-type="float">
            <text:p>12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3]" office:value-type="float" office:value="121" calcext:value-type="float">
            <text:p>12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02" calcext:value-type="date">
            <text:p>2018-06-02</text:p>
          </table:table-cell>
          <table:table-cell table:style-name="ce36" table:formula="of:=&quot; - &quot;&amp;[.B123]&amp;&quot; - &quot;&amp;[.C123]" office:value-type="string" office:string-value=" - Aline - Casamento" calcext:value-type="string">
            <text:p><text:s/>- Aline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02" calcext:value-type="date">
            <text:p>2018-06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02" calcext:value-type="date">
            <text:p>2018-06-0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table:formula="of:=7*550" office:value-type="float" office:value="3850" calcext:value-type="float">
            <text:p>38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3]" office:value-type="float" office:value="7" calcext:value-type="float">
            <text:p>7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3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22]+1" office:value-type="float" office:value="123" calcext:value-type="float">
            <text:p>123</text:p>
          </table:table-cell>
          <table:table-cell table:style-name="ce33" table:formula="of:=&quot;insert into App_Pessoa_pessoa (id, nome, cd_sit, dt_cad) values (&quot;&amp;[.BZ123]&amp;&quot;, '&quot;&amp;[.B123]&amp;&quot;', 1, '2018-11-10');&quot;" office:value-type="string" office:string-value="insert into App_Pessoa_pessoa (id, nome, cd_sit, dt_cad) values (123, 'Aline', 1, '2018-11-10');" calcext:value-type="string">
            <text:p>insert into App_Pessoa_pessoa (id, nome, cd_sit, dt_cad) values (123, 'Aline', 1, '2018-11-10');</text:p>
          </table:table-cell>
          <table:table-cell table:style-name="ce32" table:number-columns-repeated="2"/>
          <table:table-cell table:style-name="ce32" table:formula="of:=[.CD122]+1" office:value-type="float" office:value="121" calcext:value-type="float">
            <text:p>121</text:p>
          </table:table-cell>
          <table:table-cell table:style-name="ce33" table:formula="of:=&quot;insert into App_Pessoa_pessoa_pessoa_tipo (id, fk_pessoa_id_id, fk_pessoa_tipo_id_id) values (&quot;&amp;[.CD123]&amp;&quot;, &quot;&amp;[.BZ123]&amp;&quot;, 1);&quot;" office:value-type="string" office:string-value="insert into App_Pessoa_pessoa_pessoa_tipo (id, fk_pessoa_id_id, fk_pessoa_tipo_id_id) values (121, 123, 1);" calcext:value-type="string">
            <text:p>insert into App_Pessoa_pessoa_pessoa_tipo (id, fk_pessoa_id_id, fk_pessoa_tipo_id_id) values (121, 123, 1);</text:p>
          </table:table-cell>
          <table:table-cell table:style-name="ce32" table:number-columns-repeated="2"/>
          <table:table-cell table:style-name="ce32" table:formula="of:=[.CH122]+1" office:value-type="float" office:value="121" calcext:value-type="float">
            <text:p>121</text:p>
          </table:table-cell>
          <table:table-cell table:style-name="ce33" table:formula="of:=&quot;insert into Evento_Pessoa (id, fk_evento_id_id, fk_pessoa_pessoa_tipo_id_id) values (&quot;&amp;[.CH123]&amp;&quot;, &quot;&amp;[.CH123]&amp;&quot;, &quot;&amp;[.CH123]&amp;&quot;);&quot;" office:value-type="string" office:string-value="insert into Evento_Pessoa (id, fk_evento_id_id, fk_pessoa_pessoa_tipo_id_id) values (121, 121, 121);" calcext:value-type="string">
            <text:p>insert into Evento_Pessoa (id, fk_evento_id_id, fk_pessoa_pessoa_tipo_id_id) values (121, 121, 12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style-name="ce3" office:value-type="string" calcext:value-type="string">
            <text:p>Helena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8-06-14" calcext:value-type="date">
            <text:p>2018-06-1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/>
          <table:table-cell office:value-type="string" calcext:value-type="string">
            <text:p>Milena</text:p>
          </table:table-cell>
          <table:table-cell office:value-type="float" office:value="-180" calcext:value-type="float">
            <text:p>-180</text:p>
          </table:table-cell>
          <table:table-cell table:number-columns-repeated="2"/>
          <table:table-cell table:style-name="ce4" table:number-columns-repeated="3"/>
          <table:table-cell table:style-name="ce23" table:number-columns-repeated="12"/>
          <table:table-cell table:style-name="ce4" table:number-columns-repeated="7"/>
          <table:table-cell table:style-name="ce21" office:value-type="float" office:value="400" calcext:value-type="float">
            <text:p>400</text:p>
          </table:table-cell>
          <table:table-cell table:style-name="ce4" table:number-columns-repeated="16"/>
          <table:table-cell table:number-columns-repeated="2"/>
          <table:table-cell table:style-name="ce32" table:formula="of:=[.BC123]+1" office:value-type="float" office:value="122" calcext:value-type="float">
            <text:p>12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4]" office:value-type="float" office:value="122" calcext:value-type="float">
            <text:p>12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14" calcext:value-type="date">
            <text:p>2018-06-14</text:p>
          </table:table-cell>
          <table:table-cell table:style-name="ce36" table:formula="of:=&quot; - &quot;&amp;[.B124]&amp;&quot; - &quot;&amp;[.C124]" office:value-type="string" office:string-value=" - Helena - Newborn" calcext:value-type="string">
            <text:p><text:s/>- Helena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14" calcext:value-type="date">
            <text:p>2018-06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14" calcext:value-type="date">
            <text:p>2018-06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4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123]+1" office:value-type="float" office:value="124" calcext:value-type="float">
            <text:p>124</text:p>
          </table:table-cell>
          <table:table-cell table:style-name="ce33" table:formula="of:=&quot;insert into App_Pessoa_pessoa (id, nome, cd_sit, dt_cad) values (&quot;&amp;[.BZ124]&amp;&quot;, '&quot;&amp;[.B124]&amp;&quot;', 1, '2018-11-10');&quot;" office:value-type="string" office:string-value="insert into App_Pessoa_pessoa (id, nome, cd_sit, dt_cad) values (124, 'Helena', 1, '2018-11-10');" calcext:value-type="string">
            <text:p>insert into App_Pessoa_pessoa (id, nome, cd_sit, dt_cad) values (124, 'Helena', 1, '2018-11-10');</text:p>
          </table:table-cell>
          <table:table-cell table:style-name="ce32" table:number-columns-repeated="2"/>
          <table:table-cell table:style-name="ce32" table:formula="of:=[.CD123]+1" office:value-type="float" office:value="122" calcext:value-type="float">
            <text:p>122</text:p>
          </table:table-cell>
          <table:table-cell table:style-name="ce33" table:formula="of:=&quot;insert into App_Pessoa_pessoa_pessoa_tipo (id, fk_pessoa_id_id, fk_pessoa_tipo_id_id) values (&quot;&amp;[.CD124]&amp;&quot;, &quot;&amp;[.BZ124]&amp;&quot;, 1);&quot;" office:value-type="string" office:string-value="insert into App_Pessoa_pessoa_pessoa_tipo (id, fk_pessoa_id_id, fk_pessoa_tipo_id_id) values (122, 124, 1);" calcext:value-type="string">
            <text:p>insert into App_Pessoa_pessoa_pessoa_tipo (id, fk_pessoa_id_id, fk_pessoa_tipo_id_id) values (122, 124, 1);</text:p>
          </table:table-cell>
          <table:table-cell table:style-name="ce32" table:number-columns-repeated="2"/>
          <table:table-cell table:style-name="ce32" table:formula="of:=[.CH123]+1" office:value-type="float" office:value="122" calcext:value-type="float">
            <text:p>122</text:p>
          </table:table-cell>
          <table:table-cell table:style-name="ce33" table:formula="of:=&quot;insert into Evento_Pessoa (id, fk_evento_id_id, fk_pessoa_pessoa_tipo_id_id) values (&quot;&amp;[.CH124]&amp;&quot;, &quot;&amp;[.CH124]&amp;&quot;, &quot;&amp;[.CH124]&amp;&quot;);&quot;" office:value-type="string" office:string-value="insert into Evento_Pessoa (id, fk_evento_id_id, fk_pessoa_pessoa_tipo_id_id) values (122, 122, 122);" calcext:value-type="string">
            <text:p>insert into Evento_Pessoa (id, fk_evento_id_id, fk_pessoa_pessoa_tipo_id_id) values (122, 122, 12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style-name="ce3" office:value-type="string" calcext:value-type="string">
            <text:p>Sol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8-06-16" calcext:value-type="date">
            <text:p>2018-06-1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5"/>
          <table:table-cell table:style-name="ce21" office:value-type="float" office:value="400" calcext:value-type="float">
            <text:p>400</text:p>
          </table:table-cell>
          <table:table-cell table:style-name="ce4"/>
          <table:table-cell/>
          <table:table-cell table:style-name="ce4" table:number-columns-repeated="16"/>
          <table:table-cell table:number-columns-repeated="2"/>
          <table:table-cell table:style-name="ce32" table:formula="of:=[.BC124]+1" office:value-type="float" office:value="123" calcext:value-type="float">
            <text:p>12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5]" office:value-type="float" office:value="123" calcext:value-type="float">
            <text:p>12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16" calcext:value-type="date">
            <text:p>2018-06-16</text:p>
          </table:table-cell>
          <table:table-cell table:style-name="ce36" table:formula="of:=&quot; - &quot;&amp;[.B125]&amp;&quot; - &quot;&amp;[.C125]" office:value-type="string" office:string-value=" - Sol - Acompanhamento" calcext:value-type="string">
            <text:p><text:s/>- Sol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16" calcext:value-type="date">
            <text:p>2018-06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16" calcext:value-type="date">
            <text:p>2018-06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5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124]+1" office:value-type="float" office:value="125" calcext:value-type="float">
            <text:p>125</text:p>
          </table:table-cell>
          <table:table-cell table:style-name="ce33" table:formula="of:=&quot;insert into App_Pessoa_pessoa (id, nome, cd_sit, dt_cad) values (&quot;&amp;[.BZ125]&amp;&quot;, '&quot;&amp;[.B125]&amp;&quot;', 1, '2018-11-10');&quot;" office:value-type="string" office:string-value="insert into App_Pessoa_pessoa (id, nome, cd_sit, dt_cad) values (125, 'Sol', 1, '2018-11-10');" calcext:value-type="string">
            <text:p>insert into App_Pessoa_pessoa (id, nome, cd_sit, dt_cad) values (125, 'Sol', 1, '2018-11-10');</text:p>
          </table:table-cell>
          <table:table-cell table:style-name="ce32" table:number-columns-repeated="2"/>
          <table:table-cell table:style-name="ce32" table:formula="of:=[.CD124]+1" office:value-type="float" office:value="123" calcext:value-type="float">
            <text:p>123</text:p>
          </table:table-cell>
          <table:table-cell table:style-name="ce33" table:formula="of:=&quot;insert into App_Pessoa_pessoa_pessoa_tipo (id, fk_pessoa_id_id, fk_pessoa_tipo_id_id) values (&quot;&amp;[.CD125]&amp;&quot;, &quot;&amp;[.BZ125]&amp;&quot;, 1);&quot;" office:value-type="string" office:string-value="insert into App_Pessoa_pessoa_pessoa_tipo (id, fk_pessoa_id_id, fk_pessoa_tipo_id_id) values (123, 125, 1);" calcext:value-type="string">
            <text:p>insert into App_Pessoa_pessoa_pessoa_tipo (id, fk_pessoa_id_id, fk_pessoa_tipo_id_id) values (123, 125, 1);</text:p>
          </table:table-cell>
          <table:table-cell table:style-name="ce32" table:number-columns-repeated="2"/>
          <table:table-cell table:style-name="ce32" table:formula="of:=[.CH124]+1" office:value-type="float" office:value="123" calcext:value-type="float">
            <text:p>123</text:p>
          </table:table-cell>
          <table:table-cell table:style-name="ce33" table:formula="of:=&quot;insert into Evento_Pessoa (id, fk_evento_id_id, fk_pessoa_pessoa_tipo_id_id) values (&quot;&amp;[.CH125]&amp;&quot;, &quot;&amp;[.CH125]&amp;&quot;, &quot;&amp;[.CH125]&amp;&quot;);&quot;" office:value-type="string" office:string-value="insert into Evento_Pessoa (id, fk_evento_id_id, fk_pessoa_pessoa_tipo_id_id) values (123, 123, 123);" calcext:value-type="string">
            <text:p>insert into Evento_Pessoa (id, fk_evento_id_id, fk_pessoa_pessoa_tipo_id_id) values (123, 123, 12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style-name="ce3" office:value-type="string" calcext:value-type="string">
            <text:p>Lavinia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8-06-25" calcext:value-type="date">
            <text:p>2018-06-25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/>
          <table:table-cell office:value-type="string" calcext:value-type="string">
            <text:p>Milena</text:p>
          </table:table-cell>
          <table:table-cell office:value-type="float" office:value="-250" calcext:value-type="float">
            <text:p>-250</text:p>
          </table:table-cell>
          <table:table-cell table:number-columns-repeated="2"/>
          <table:table-cell table:style-name="ce4" table:number-columns-repeated="3"/>
          <table:table-cell table:style-name="ce23" table:number-columns-repeated="12"/>
          <table:table-cell table:style-name="ce4" table:number-columns-repeated="5"/>
          <table:table-cell table:style-name="ce21" office:value-type="float" office:value="295" calcext:value-type="float">
            <text:p>295</text:p>
          </table:table-cell>
          <table:table-cell table:style-name="ce4"/>
          <table:table-cell table:style-name="ce21" office:value-type="float" office:value="270" calcext:value-type="float">
            <text:p>270</text:p>
          </table:table-cell>
          <table:table-cell table:style-name="ce4" table:number-columns-repeated="16"/>
          <table:table-cell table:number-columns-repeated="2"/>
          <table:table-cell table:style-name="ce32" table:formula="of:=[.BC125]+1" office:value-type="float" office:value="124" calcext:value-type="float">
            <text:p>12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6]" office:value-type="float" office:value="124" calcext:value-type="float">
            <text:p>12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5" calcext:value-type="date">
            <text:p>2018-06-25</text:p>
          </table:table-cell>
          <table:table-cell table:style-name="ce36" table:formula="of:=&quot; - &quot;&amp;[.B126]&amp;&quot; - &quot;&amp;[.C126]" office:value-type="string" office:string-value=" - Lavinia - Newborn" calcext:value-type="string">
            <text:p><text:s/>- Lavinia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5" calcext:value-type="date">
            <text:p>2018-06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5" calcext:value-type="date">
            <text:p>2018-06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65" calcext:value-type="float">
            <text:p>565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6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6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125]+1" office:value-type="float" office:value="126" calcext:value-type="float">
            <text:p>126</text:p>
          </table:table-cell>
          <table:table-cell table:style-name="ce33" table:formula="of:=&quot;insert into App_Pessoa_pessoa (id, nome, cd_sit, dt_cad) values (&quot;&amp;[.BZ126]&amp;&quot;, '&quot;&amp;[.B126]&amp;&quot;', 1, '2018-11-10');&quot;" office:value-type="string" office:string-value="insert into App_Pessoa_pessoa (id, nome, cd_sit, dt_cad) values (126, 'Lavinia', 1, '2018-11-10');" calcext:value-type="string">
            <text:p>insert into App_Pessoa_pessoa (id, nome, cd_sit, dt_cad) values (126, 'Lavinia', 1, '2018-11-10');</text:p>
          </table:table-cell>
          <table:table-cell table:style-name="ce32" table:number-columns-repeated="2"/>
          <table:table-cell table:style-name="ce32" table:formula="of:=[.CD125]+1" office:value-type="float" office:value="124" calcext:value-type="float">
            <text:p>124</text:p>
          </table:table-cell>
          <table:table-cell table:style-name="ce33" table:formula="of:=&quot;insert into App_Pessoa_pessoa_pessoa_tipo (id, fk_pessoa_id_id, fk_pessoa_tipo_id_id) values (&quot;&amp;[.CD126]&amp;&quot;, &quot;&amp;[.BZ126]&amp;&quot;, 1);&quot;" office:value-type="string" office:string-value="insert into App_Pessoa_pessoa_pessoa_tipo (id, fk_pessoa_id_id, fk_pessoa_tipo_id_id) values (124, 126, 1);" calcext:value-type="string">
            <text:p>insert into App_Pessoa_pessoa_pessoa_tipo (id, fk_pessoa_id_id, fk_pessoa_tipo_id_id) values (124, 126, 1);</text:p>
          </table:table-cell>
          <table:table-cell table:style-name="ce32" table:number-columns-repeated="2"/>
          <table:table-cell table:style-name="ce32" table:formula="of:=[.CH125]+1" office:value-type="float" office:value="124" calcext:value-type="float">
            <text:p>124</text:p>
          </table:table-cell>
          <table:table-cell table:style-name="ce33" table:formula="of:=&quot;insert into Evento_Pessoa (id, fk_evento_id_id, fk_pessoa_pessoa_tipo_id_id) values (&quot;&amp;[.CH126]&amp;&quot;, &quot;&amp;[.CH126]&amp;&quot;, &quot;&amp;[.CH126]&amp;&quot;);&quot;" office:value-type="string" office:string-value="insert into Evento_Pessoa (id, fk_evento_id_id, fk_pessoa_pessoa_tipo_id_id) values (124, 124, 124);" calcext:value-type="string">
            <text:p>insert into Evento_Pessoa (id, fk_evento_id_id, fk_pessoa_pessoa_tipo_id_id) values (124, 124, 12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style-name="ce3" office:value-type="string" calcext:value-type="string">
            <text:p>Gabriel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5"/>
          <table:table-cell table:style-name="ce21" office:value-type="float" office:value="390" calcext:value-type="float">
            <text:p>390</text:p>
          </table:table-cell>
          <table:table-cell table:style-name="ce4"/>
          <table:table-cell/>
          <table:table-cell table:style-name="ce4" table:number-columns-repeated="16"/>
          <table:table-cell table:number-columns-repeated="2"/>
          <table:table-cell table:style-name="ce32" table:formula="of:=[.BC126]+1" office:value-type="float" office:value="125" calcext:value-type="float">
            <text:p>12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7]" office:value-type="float" office:value="125" calcext:value-type="float">
            <text:p>12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6" table:formula="of:=&quot; - &quot;&amp;[.B127]&amp;&quot; - &quot;&amp;[.C127]" office:value-type="string" office:string-value=" - Gabriel - Newborn" calcext:value-type="string">
            <text:p><text:s/>- Gabriel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7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126]+1" office:value-type="float" office:value="127" calcext:value-type="float">
            <text:p>127</text:p>
          </table:table-cell>
          <table:table-cell table:style-name="ce33" table:formula="of:=&quot;insert into App_Pessoa_pessoa (id, nome, cd_sit, dt_cad) values (&quot;&amp;[.BZ127]&amp;&quot;, '&quot;&amp;[.B127]&amp;&quot;', 1, '2018-11-10');&quot;" office:value-type="string" office:string-value="insert into App_Pessoa_pessoa (id, nome, cd_sit, dt_cad) values (127, 'Gabriel', 1, '2018-11-10');" calcext:value-type="string">
            <text:p>insert into App_Pessoa_pessoa (id, nome, cd_sit, dt_cad) values (127, 'Gabriel', 1, '2018-11-10');</text:p>
          </table:table-cell>
          <table:table-cell table:style-name="ce32" table:number-columns-repeated="2"/>
          <table:table-cell table:style-name="ce32" table:formula="of:=[.CD126]+1" office:value-type="float" office:value="125" calcext:value-type="float">
            <text:p>125</text:p>
          </table:table-cell>
          <table:table-cell table:style-name="ce33" table:formula="of:=&quot;insert into App_Pessoa_pessoa_pessoa_tipo (id, fk_pessoa_id_id, fk_pessoa_tipo_id_id) values (&quot;&amp;[.CD127]&amp;&quot;, &quot;&amp;[.BZ127]&amp;&quot;, 1);&quot;" office:value-type="string" office:string-value="insert into App_Pessoa_pessoa_pessoa_tipo (id, fk_pessoa_id_id, fk_pessoa_tipo_id_id) values (125, 127, 1);" calcext:value-type="string">
            <text:p>insert into App_Pessoa_pessoa_pessoa_tipo (id, fk_pessoa_id_id, fk_pessoa_tipo_id_id) values (125, 127, 1);</text:p>
          </table:table-cell>
          <table:table-cell table:style-name="ce32" table:number-columns-repeated="2"/>
          <table:table-cell table:style-name="ce32" table:formula="of:=[.CH126]+1" office:value-type="float" office:value="125" calcext:value-type="float">
            <text:p>125</text:p>
          </table:table-cell>
          <table:table-cell table:style-name="ce33" table:formula="of:=&quot;insert into Evento_Pessoa (id, fk_evento_id_id, fk_pessoa_pessoa_tipo_id_id) values (&quot;&amp;[.CH127]&amp;&quot;, &quot;&amp;[.CH127]&amp;&quot;, &quot;&amp;[.CH127]&amp;&quot;);&quot;" office:value-type="string" office:string-value="insert into Evento_Pessoa (id, fk_evento_id_id, fk_pessoa_pessoa_tipo_id_id) values (125, 125, 125);" calcext:value-type="string">
            <text:p>insert into Evento_Pessoa (id, fk_evento_id_id, fk_pessoa_pessoa_tipo_id_id) values (125, 125, 12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style-name="ce3" office:value-type="string" calcext:value-type="string">
            <text:p>Joao Vicente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5"/>
          <table:table-cell table:style-name="ce21" office:value-type="float" office:value="350" calcext:value-type="float">
            <text:p>350</text:p>
          </table:table-cell>
          <table:table-cell table:style-name="ce4"/>
          <table:table-cell/>
          <table:table-cell table:style-name="ce4" table:number-columns-repeated="16"/>
          <table:table-cell table:number-columns-repeated="2"/>
          <table:table-cell table:style-name="ce32" table:formula="of:=[.BC127]+1" office:value-type="float" office:value="126" calcext:value-type="float">
            <text:p>12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8]" office:value-type="float" office:value="126" calcext:value-type="float">
            <text:p>12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6" table:formula="of:=&quot; - &quot;&amp;[.B128]&amp;&quot; - &quot;&amp;[.C128]" office:value-type="string" office:string-value=" - Joao Vicente - Acompanhamento" calcext:value-type="string">
            <text:p><text:s/>- Joao Vicente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28" calcext:value-type="date">
            <text:p>2018-06-2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8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127]+1" office:value-type="float" office:value="128" calcext:value-type="float">
            <text:p>128</text:p>
          </table:table-cell>
          <table:table-cell table:style-name="ce33" table:formula="of:=&quot;insert into App_Pessoa_pessoa (id, nome, cd_sit, dt_cad) values (&quot;&amp;[.BZ128]&amp;&quot;, '&quot;&amp;[.B128]&amp;&quot;', 1, '2018-11-10');&quot;" office:value-type="string" office:string-value="insert into App_Pessoa_pessoa (id, nome, cd_sit, dt_cad) values (128, 'Joao Vicente', 1, '2018-11-10');" calcext:value-type="string">
            <text:p>insert into App_Pessoa_pessoa (id, nome, cd_sit, dt_cad) values (128, 'Joao Vicente', 1, '2018-11-10');</text:p>
          </table:table-cell>
          <table:table-cell table:style-name="ce32" table:number-columns-repeated="2"/>
          <table:table-cell table:style-name="ce32" table:formula="of:=[.CD127]+1" office:value-type="float" office:value="126" calcext:value-type="float">
            <text:p>126</text:p>
          </table:table-cell>
          <table:table-cell table:style-name="ce33" table:formula="of:=&quot;insert into App_Pessoa_pessoa_pessoa_tipo (id, fk_pessoa_id_id, fk_pessoa_tipo_id_id) values (&quot;&amp;[.CD128]&amp;&quot;, &quot;&amp;[.BZ128]&amp;&quot;, 1);&quot;" office:value-type="string" office:string-value="insert into App_Pessoa_pessoa_pessoa_tipo (id, fk_pessoa_id_id, fk_pessoa_tipo_id_id) values (126, 128, 1);" calcext:value-type="string">
            <text:p>insert into App_Pessoa_pessoa_pessoa_tipo (id, fk_pessoa_id_id, fk_pessoa_tipo_id_id) values (126, 128, 1);</text:p>
          </table:table-cell>
          <table:table-cell table:style-name="ce32" table:number-columns-repeated="2"/>
          <table:table-cell table:style-name="ce32" table:formula="of:=[.CH127]+1" office:value-type="float" office:value="126" calcext:value-type="float">
            <text:p>126</text:p>
          </table:table-cell>
          <table:table-cell table:style-name="ce33" table:formula="of:=&quot;insert into Evento_Pessoa (id, fk_evento_id_id, fk_pessoa_pessoa_tipo_id_id) values (&quot;&amp;[.CH128]&amp;&quot;, &quot;&amp;[.CH128]&amp;&quot;, &quot;&amp;[.CH128]&amp;&quot;);&quot;" office:value-type="string" office:string-value="insert into Evento_Pessoa (id, fk_evento_id_id, fk_pessoa_pessoa_tipo_id_id) values (126, 126, 126);" calcext:value-type="string">
            <text:p>insert into Evento_Pessoa (id, fk_evento_id_id, fk_pessoa_pessoa_tipo_id_id) values (126, 126, 12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style-name="ce3" office:value-type="string" calcext:value-type="string">
            <text:p>Nicole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6-30" calcext:value-type="date">
            <text:p>2018-06-30</text:p>
          </table:table-cell>
          <table:table-cell table:style-name="ce3" office:value-type="float" office:value="1880" calcext:value-type="float">
            <text:p>1880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4"/>
          <table:table-cell table:number-columns-repeated="3" table:style-name="ce21" office:value-type="float" office:value="470" calcext:value-type="float">
            <text:p>470</text:p>
          </table:table-cell>
          <table:table-cell/>
          <table:table-cell table:style-name="ce21" office:value-type="float" office:value="470" calcext:value-type="float">
            <text:p>470</text:p>
          </table:table-cell>
          <table:table-cell table:style-name="ce4" table:number-columns-repeated="15"/>
          <table:table-cell table:number-columns-repeated="2"/>
          <table:table-cell table:style-name="ce32" table:formula="of:=[.BC128]+1" office:value-type="float" office:value="127" calcext:value-type="float">
            <text:p>12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29]" office:value-type="float" office:value="127" calcext:value-type="float">
            <text:p>12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30" calcext:value-type="date">
            <text:p>2018-06-30</text:p>
          </table:table-cell>
          <table:table-cell table:style-name="ce36" table:formula="of:=&quot; - &quot;&amp;[.B129]&amp;&quot; - &quot;&amp;[.C129]" office:value-type="string" office:string-value=" - Nicole - Niver Infantil" calcext:value-type="string">
            <text:p><text:s/>- Nicole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30" calcext:value-type="date">
            <text:p>2018-06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6-30" calcext:value-type="date">
            <text:p>2018-06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880" calcext:value-type="float">
            <text:p>188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29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29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28]+1" office:value-type="float" office:value="129" calcext:value-type="float">
            <text:p>129</text:p>
          </table:table-cell>
          <table:table-cell table:style-name="ce33" table:formula="of:=&quot;insert into App_Pessoa_pessoa (id, nome, cd_sit, dt_cad) values (&quot;&amp;[.BZ129]&amp;&quot;, '&quot;&amp;[.B129]&amp;&quot;', 1, '2018-11-10');&quot;" office:value-type="string" office:string-value="insert into App_Pessoa_pessoa (id, nome, cd_sit, dt_cad) values (129, 'Nicole', 1, '2018-11-10');" calcext:value-type="string">
            <text:p>insert into App_Pessoa_pessoa (id, nome, cd_sit, dt_cad) values (129, 'Nicole', 1, '2018-11-10');</text:p>
          </table:table-cell>
          <table:table-cell table:style-name="ce32" table:number-columns-repeated="2"/>
          <table:table-cell table:style-name="ce32" table:formula="of:=[.CD128]+1" office:value-type="float" office:value="127" calcext:value-type="float">
            <text:p>127</text:p>
          </table:table-cell>
          <table:table-cell table:style-name="ce33" table:formula="of:=&quot;insert into App_Pessoa_pessoa_pessoa_tipo (id, fk_pessoa_id_id, fk_pessoa_tipo_id_id) values (&quot;&amp;[.CD129]&amp;&quot;, &quot;&amp;[.BZ129]&amp;&quot;, 1);&quot;" office:value-type="string" office:string-value="insert into App_Pessoa_pessoa_pessoa_tipo (id, fk_pessoa_id_id, fk_pessoa_tipo_id_id) values (127, 129, 1);" calcext:value-type="string">
            <text:p>insert into App_Pessoa_pessoa_pessoa_tipo (id, fk_pessoa_id_id, fk_pessoa_tipo_id_id) values (127, 129, 1);</text:p>
          </table:table-cell>
          <table:table-cell table:style-name="ce32" table:number-columns-repeated="2"/>
          <table:table-cell table:style-name="ce32" table:formula="of:=[.CH128]+1" office:value-type="float" office:value="127" calcext:value-type="float">
            <text:p>127</text:p>
          </table:table-cell>
          <table:table-cell table:style-name="ce33" table:formula="of:=&quot;insert into Evento_Pessoa (id, fk_evento_id_id, fk_pessoa_pessoa_tipo_id_id) values (&quot;&amp;[.CH129]&amp;&quot;, &quot;&amp;[.CH129]&amp;&quot;, &quot;&amp;[.CH129]&amp;&quot;);&quot;" office:value-type="string" office:string-value="insert into Evento_Pessoa (id, fk_evento_id_id, fk_pessoa_pessoa_tipo_id_id) values (127, 127, 127);" calcext:value-type="string">
            <text:p>insert into Evento_Pessoa (id, fk_evento_id_id, fk_pessoa_pessoa_tipo_id_id) values (127, 127, 12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style-name="ce3" office:value-type="string" calcext:value-type="string">
            <text:p>Ana Laura</text:p>
          </table:table-cell>
          <table:table-cell table:style-name="ce4" office:value-type="string" calcext:value-type="string">
            <text:p>15 anos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18-07-07" calcext:value-type="date">
            <text:p>2018-07-07</text:p>
          </table:table-cell>
          <table:table-cell table:style-name="ce3"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album</text:p>
          </table:table-cell>
          <table:table-cell table:number-columns-repeated="4"/>
          <table:table-cell table:style-name="ce4" table:number-columns-repeated="3"/>
          <table:table-cell table:style-name="ce23" table:number-columns-repeated="12"/>
          <table:table-cell table:style-name="ce4" table:number-columns-repeated="6"/>
          <table:table-cell table:style-name="ce21" office:value-type="float" office:value="1190" calcext:value-type="float">
            <text:p>1 190</text:p>
          </table:table-cell>
          <table:table-cell table:style-name="ce4" table:number-columns-repeated="17"/>
          <table:table-cell table:number-columns-repeated="2"/>
          <table:table-cell table:style-name="ce32" table:formula="of:=[.BC129]+1" office:value-type="float" office:value="128" calcext:value-type="float">
            <text:p>12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0]" office:value-type="float" office:value="128" calcext:value-type="float">
            <text:p>12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07" calcext:value-type="date">
            <text:p>2018-07-07</text:p>
          </table:table-cell>
          <table:table-cell table:style-name="ce36" table:formula="of:=&quot; - &quot;&amp;[.B130]&amp;&quot; - &quot;&amp;[.C130]" office:value-type="string" office:string-value=" - Ana Laura - 15 anos" calcext:value-type="string">
            <text:p><text:s/>- Ana Laura - 15 anos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07" calcext:value-type="date">
            <text:p>2018-07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07" calcext:value-type="date">
            <text:p>2018-07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190" calcext:value-type="float">
            <text:p>11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0]&amp;&quot;);&quot;" office:value-type="string" office:string-value="3);" calcext:value-type="string">
            <text:p>3);</text:p>
          </table:table-cell>
          <table:table-cell table:style-name="ce32"/>
          <table:table-cell table:style-name="ce32" table:formula="of:=[.BZ129]+1" office:value-type="float" office:value="130" calcext:value-type="float">
            <text:p>130</text:p>
          </table:table-cell>
          <table:table-cell table:style-name="ce33" table:formula="of:=&quot;insert into App_Pessoa_pessoa (id, nome, cd_sit, dt_cad) values (&quot;&amp;[.BZ130]&amp;&quot;, '&quot;&amp;[.B130]&amp;&quot;', 1, '2018-11-10');&quot;" office:value-type="string" office:string-value="insert into App_Pessoa_pessoa (id, nome, cd_sit, dt_cad) values (130, 'Ana Laura', 1, '2018-11-10');" calcext:value-type="string">
            <text:p>insert into App_Pessoa_pessoa (id, nome, cd_sit, dt_cad) values (130, 'Ana Laura', 1, '2018-11-10');</text:p>
          </table:table-cell>
          <table:table-cell table:style-name="ce32" table:number-columns-repeated="2"/>
          <table:table-cell table:style-name="ce32" table:formula="of:=[.CD129]+1" office:value-type="float" office:value="128" calcext:value-type="float">
            <text:p>128</text:p>
          </table:table-cell>
          <table:table-cell table:style-name="ce33" table:formula="of:=&quot;insert into App_Pessoa_pessoa_pessoa_tipo (id, fk_pessoa_id_id, fk_pessoa_tipo_id_id) values (&quot;&amp;[.CD130]&amp;&quot;, &quot;&amp;[.BZ130]&amp;&quot;, 1);&quot;" office:value-type="string" office:string-value="insert into App_Pessoa_pessoa_pessoa_tipo (id, fk_pessoa_id_id, fk_pessoa_tipo_id_id) values (128, 130, 1);" calcext:value-type="string">
            <text:p>insert into App_Pessoa_pessoa_pessoa_tipo (id, fk_pessoa_id_id, fk_pessoa_tipo_id_id) values (128, 130, 1);</text:p>
          </table:table-cell>
          <table:table-cell table:style-name="ce32" table:number-columns-repeated="2"/>
          <table:table-cell table:style-name="ce32" table:formula="of:=[.CH129]+1" office:value-type="float" office:value="128" calcext:value-type="float">
            <text:p>128</text:p>
          </table:table-cell>
          <table:table-cell table:style-name="ce33" table:formula="of:=&quot;insert into Evento_Pessoa (id, fk_evento_id_id, fk_pessoa_pessoa_tipo_id_id) values (&quot;&amp;[.CH130]&amp;&quot;, &quot;&amp;[.CH130]&amp;&quot;, &quot;&amp;[.CH130]&amp;&quot;);&quot;" office:value-type="string" office:string-value="insert into Evento_Pessoa (id, fk_evento_id_id, fk_pessoa_pessoa_tipo_id_id) values (128, 128, 128);" calcext:value-type="string">
            <text:p>insert into Evento_Pessoa (id, fk_evento_id_id, fk_pessoa_pessoa_tipo_id_id) values (128, 128, 12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style-name="ce3" office:value-type="string" calcext:value-type="string">
            <text:p>Julian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7-08" calcext:value-type="date">
            <text:p>2018-07-08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6"/>
          <table:table-cell table:style-name="ce21" office:value-type="float" office:value="350" calcext:value-type="float">
            <text:p>350</text:p>
          </table:table-cell>
          <table:table-cell table:style-name="ce4" table:number-columns-repeated="17"/>
          <table:table-cell table:number-columns-repeated="2"/>
          <table:table-cell table:style-name="ce32" table:formula="of:=[.BC130]+1" office:value-type="float" office:value="129" calcext:value-type="float">
            <text:p>12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1]" office:value-type="float" office:value="129" calcext:value-type="float">
            <text:p>12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08" calcext:value-type="date">
            <text:p>2018-07-08</text:p>
          </table:table-cell>
          <table:table-cell table:style-name="ce36" table:formula="of:=&quot; - &quot;&amp;[.B131]&amp;&quot; - &quot;&amp;[.C131]" office:value-type="string" office:string-value=" - Juliana - Gestante" calcext:value-type="string">
            <text:p><text:s/>- Julian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08" calcext:value-type="date">
            <text:p>2018-07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08" calcext:value-type="date">
            <text:p>2018-07-0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1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30]+1" office:value-type="float" office:value="131" calcext:value-type="float">
            <text:p>131</text:p>
          </table:table-cell>
          <table:table-cell table:style-name="ce33" table:formula="of:=&quot;insert into App_Pessoa_pessoa (id, nome, cd_sit, dt_cad) values (&quot;&amp;[.BZ131]&amp;&quot;, '&quot;&amp;[.B131]&amp;&quot;', 1, '2018-11-10');&quot;" office:value-type="string" office:string-value="insert into App_Pessoa_pessoa (id, nome, cd_sit, dt_cad) values (131, 'Juliana', 1, '2018-11-10');" calcext:value-type="string">
            <text:p>insert into App_Pessoa_pessoa (id, nome, cd_sit, dt_cad) values (131, 'Juliana', 1, '2018-11-10');</text:p>
          </table:table-cell>
          <table:table-cell table:style-name="ce32" table:number-columns-repeated="2"/>
          <table:table-cell table:style-name="ce32" table:formula="of:=[.CD130]+1" office:value-type="float" office:value="129" calcext:value-type="float">
            <text:p>129</text:p>
          </table:table-cell>
          <table:table-cell table:style-name="ce33" table:formula="of:=&quot;insert into App_Pessoa_pessoa_pessoa_tipo (id, fk_pessoa_id_id, fk_pessoa_tipo_id_id) values (&quot;&amp;[.CD131]&amp;&quot;, &quot;&amp;[.BZ131]&amp;&quot;, 1);&quot;" office:value-type="string" office:string-value="insert into App_Pessoa_pessoa_pessoa_tipo (id, fk_pessoa_id_id, fk_pessoa_tipo_id_id) values (129, 131, 1);" calcext:value-type="string">
            <text:p>insert into App_Pessoa_pessoa_pessoa_tipo (id, fk_pessoa_id_id, fk_pessoa_tipo_id_id) values (129, 131, 1);</text:p>
          </table:table-cell>
          <table:table-cell table:style-name="ce32" table:number-columns-repeated="2"/>
          <table:table-cell table:style-name="ce32" table:formula="of:=[.CH130]+1" office:value-type="float" office:value="129" calcext:value-type="float">
            <text:p>129</text:p>
          </table:table-cell>
          <table:table-cell table:style-name="ce33" table:formula="of:=&quot;insert into Evento_Pessoa (id, fk_evento_id_id, fk_pessoa_pessoa_tipo_id_id) values (&quot;&amp;[.CH131]&amp;&quot;, &quot;&amp;[.CH131]&amp;&quot;, &quot;&amp;[.CH131]&amp;&quot;);&quot;" office:value-type="string" office:string-value="insert into Evento_Pessoa (id, fk_evento_id_id, fk_pessoa_pessoa_tipo_id_id) values (129, 129, 129);" calcext:value-type="string">
            <text:p>insert into Evento_Pessoa (id, fk_evento_id_id, fk_pessoa_pessoa_tipo_id_id) values (129, 129, 12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style-name="ce3" office:value-type="string" calcext:value-type="string">
            <text:p>Ana Lucia e Cesaar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5"/>
          <table:table-cell table:style-name="ce21" office:value-type="float" office:value="500" calcext:value-type="float">
            <text:p>500</text:p>
          </table:table-cell>
          <table:table-cell table:style-name="ce4"/>
          <table:table-cell table:style-name="ce28" office:value-type="float" office:value="500" calcext:value-type="float">
            <office:annotation draw:style-name="gr11" draw:text-style-name="P8" svg:width="55.21mm" svg:height="20.91mm" svg:x="1223.74mm" svg:y="637.61mm" draw:caption-point-x="-233.02mm" draw:caption-point-y="2.74mm">
              <dc:date>2018-11-15T00:00:00</dc:date>
              <text:p text:style-name="P7"><text:span text:style-name="T5">Janaína Nogueira:</text:span></text:p>
              <text:p text:style-name="P7"><text:span text:style-name="T6">more vai confirmar se recebeu</text:span></text:p>
              <text:p text:style-name="P7"><text:span text:style-name="T6"/></text:p>
            </office:annotation>
            <text:p>500</text:p>
          </table:table-cell>
          <table:table-cell table:style-name="ce4" table:number-columns-repeated="16"/>
          <table:table-cell table:number-columns-repeated="2"/>
          <table:table-cell table:style-name="ce32" table:formula="of:=[.BC131]+1" office:value-type="float" office:value="130" calcext:value-type="float">
            <text:p>13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2]" office:value-type="float" office:value="130" calcext:value-type="float">
            <text:p>13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6" table:formula="of:=&quot; - &quot;&amp;[.B132]&amp;&quot; - &quot;&amp;[.C132]" office:value-type="string" office:string-value=" - Ana Lucia e Cesaar - Casamento" calcext:value-type="string">
            <text:p><text:s/>- Ana Lucia e Cesaar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000" calcext:value-type="float">
            <text:p>1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2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2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31]+1" office:value-type="float" office:value="132" calcext:value-type="float">
            <text:p>132</text:p>
          </table:table-cell>
          <table:table-cell table:style-name="ce33" table:formula="of:=&quot;insert into App_Pessoa_pessoa (id, nome, cd_sit, dt_cad) values (&quot;&amp;[.BZ132]&amp;&quot;, '&quot;&amp;[.B132]&amp;&quot;', 1, '2018-11-10');&quot;" office:value-type="string" office:string-value="insert into App_Pessoa_pessoa (id, nome, cd_sit, dt_cad) values (132, 'Ana Lucia e Cesaar', 1, '2018-11-10');" calcext:value-type="string">
            <text:p>insert into App_Pessoa_pessoa (id, nome, cd_sit, dt_cad) values (132, 'Ana Lucia e Cesaar', 1, '2018-11-10');</text:p>
          </table:table-cell>
          <table:table-cell table:style-name="ce32" table:number-columns-repeated="2"/>
          <table:table-cell table:style-name="ce32" table:formula="of:=[.CD131]+1" office:value-type="float" office:value="130" calcext:value-type="float">
            <text:p>130</text:p>
          </table:table-cell>
          <table:table-cell table:style-name="ce33" table:formula="of:=&quot;insert into App_Pessoa_pessoa_pessoa_tipo (id, fk_pessoa_id_id, fk_pessoa_tipo_id_id) values (&quot;&amp;[.CD132]&amp;&quot;, &quot;&amp;[.BZ132]&amp;&quot;, 1);&quot;" office:value-type="string" office:string-value="insert into App_Pessoa_pessoa_pessoa_tipo (id, fk_pessoa_id_id, fk_pessoa_tipo_id_id) values (130, 132, 1);" calcext:value-type="string">
            <text:p>insert into App_Pessoa_pessoa_pessoa_tipo (id, fk_pessoa_id_id, fk_pessoa_tipo_id_id) values (130, 132, 1);</text:p>
          </table:table-cell>
          <table:table-cell table:style-name="ce32" table:number-columns-repeated="2"/>
          <table:table-cell table:style-name="ce32" table:formula="of:=[.CH131]+1" office:value-type="float" office:value="130" calcext:value-type="float">
            <text:p>130</text:p>
          </table:table-cell>
          <table:table-cell table:style-name="ce33" table:formula="of:=&quot;insert into Evento_Pessoa (id, fk_evento_id_id, fk_pessoa_pessoa_tipo_id_id) values (&quot;&amp;[.CH132]&amp;&quot;, &quot;&amp;[.CH132]&amp;&quot;, &quot;&amp;[.CH132]&amp;&quot;);&quot;" office:value-type="string" office:string-value="insert into Evento_Pessoa (id, fk_evento_id_id, fk_pessoa_pessoa_tipo_id_id) values (130, 130, 130);" calcext:value-type="string">
            <text:p>insert into Evento_Pessoa (id, fk_evento_id_id, fk_pessoa_pessoa_tipo_id_id) values (130, 130, 13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style-name="ce3" office:value-type="string" calcext:value-type="string">
            <text:p>Valentin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"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29"/>
          <table:table-cell table:style-name="ce30" office:value-type="float" office:value="780" calcext:value-type="float">
            <text:p>780</text:p>
          </table:table-cell>
          <table:table-cell table:number-columns-repeated="16"/>
          <table:table-cell table:style-name="ce32" table:formula="of:=[.BC132]+1" office:value-type="float" office:value="131" calcext:value-type="float">
            <text:p>13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3]" office:value-type="float" office:value="131" calcext:value-type="float">
            <text:p>13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6" table:formula="of:=&quot; - &quot;&amp;[.B133]&amp;&quot; - &quot;&amp;[.C133]" office:value-type="string" office:string-value=" - Valentina - Niver Infantil" calcext:value-type="string">
            <text:p><text:s/>- Valentin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4" calcext:value-type="date">
            <text:p>2018-07-1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780" calcext:value-type="float">
            <text:p>78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3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32]+1" office:value-type="float" office:value="133" calcext:value-type="float">
            <text:p>133</text:p>
          </table:table-cell>
          <table:table-cell table:style-name="ce33" table:formula="of:=&quot;insert into App_Pessoa_pessoa (id, nome, cd_sit, dt_cad) values (&quot;&amp;[.BZ133]&amp;&quot;, '&quot;&amp;[.B133]&amp;&quot;', 1, '2018-11-10');&quot;" office:value-type="string" office:string-value="insert into App_Pessoa_pessoa (id, nome, cd_sit, dt_cad) values (133, 'Valentina', 1, '2018-11-10');" calcext:value-type="string">
            <text:p>insert into App_Pessoa_pessoa (id, nome, cd_sit, dt_cad) values (133, 'Valentina', 1, '2018-11-10');</text:p>
          </table:table-cell>
          <table:table-cell table:style-name="ce32" table:number-columns-repeated="2"/>
          <table:table-cell table:style-name="ce32" table:formula="of:=[.CD132]+1" office:value-type="float" office:value="131" calcext:value-type="float">
            <text:p>131</text:p>
          </table:table-cell>
          <table:table-cell table:style-name="ce33" table:formula="of:=&quot;insert into App_Pessoa_pessoa_pessoa_tipo (id, fk_pessoa_id_id, fk_pessoa_tipo_id_id) values (&quot;&amp;[.CD133]&amp;&quot;, &quot;&amp;[.BZ133]&amp;&quot;, 1);&quot;" office:value-type="string" office:string-value="insert into App_Pessoa_pessoa_pessoa_tipo (id, fk_pessoa_id_id, fk_pessoa_tipo_id_id) values (131, 133, 1);" calcext:value-type="string">
            <text:p>insert into App_Pessoa_pessoa_pessoa_tipo (id, fk_pessoa_id_id, fk_pessoa_tipo_id_id) values (131, 133, 1);</text:p>
          </table:table-cell>
          <table:table-cell table:style-name="ce32" table:number-columns-repeated="2"/>
          <table:table-cell table:style-name="ce32" table:formula="of:=[.CH132]+1" office:value-type="float" office:value="131" calcext:value-type="float">
            <text:p>131</text:p>
          </table:table-cell>
          <table:table-cell table:style-name="ce33" table:formula="of:=&quot;insert into Evento_Pessoa (id, fk_evento_id_id, fk_pessoa_pessoa_tipo_id_id) values (&quot;&amp;[.CH133]&amp;&quot;, &quot;&amp;[.CH133]&amp;&quot;, &quot;&amp;[.CH133]&amp;&quot;);&quot;" office:value-type="string" office:string-value="insert into Evento_Pessoa (id, fk_evento_id_id, fk_pessoa_pessoa_tipo_id_id) values (131, 131, 131);" calcext:value-type="string">
            <text:p>insert into Evento_Pessoa (id, fk_evento_id_id, fk_pessoa_pessoa_tipo_id_id) values (131, 131, 13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style-name="ce3" office:value-type="string" calcext:value-type="string">
            <text:p>Maristel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7-19" calcext:value-type="date">
            <text:p>2018-07-19</text:p>
          </table:table-cell>
          <table:table-cell table:style-name="ce3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6"/>
          <table:table-cell table:style-name="ce21" office:value-type="float" office:value="390" calcext:value-type="float">
            <text:p>390</text:p>
          </table:table-cell>
          <table:table-cell table:number-columns-repeated="19"/>
          <table:table-cell table:style-name="ce32" table:formula="of:=[.BC133]+1" office:value-type="float" office:value="132" calcext:value-type="float">
            <text:p>13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4]" office:value-type="float" office:value="132" calcext:value-type="float">
            <text:p>13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9" calcext:value-type="date">
            <text:p>2018-07-19</text:p>
          </table:table-cell>
          <table:table-cell table:style-name="ce36" table:formula="of:=&quot; - &quot;&amp;[.B134]&amp;&quot; - &quot;&amp;[.C134]" office:value-type="string" office:string-value=" - Maristela - Gestante" calcext:value-type="string">
            <text:p><text:s/>- Maristel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9" calcext:value-type="date">
            <text:p>2018-07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19" calcext:value-type="date">
            <text:p>2018-07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4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33]+1" office:value-type="float" office:value="134" calcext:value-type="float">
            <text:p>134</text:p>
          </table:table-cell>
          <table:table-cell table:style-name="ce33" table:formula="of:=&quot;insert into App_Pessoa_pessoa (id, nome, cd_sit, dt_cad) values (&quot;&amp;[.BZ134]&amp;&quot;, '&quot;&amp;[.B134]&amp;&quot;', 1, '2018-11-10');&quot;" office:value-type="string" office:string-value="insert into App_Pessoa_pessoa (id, nome, cd_sit, dt_cad) values (134, 'Maristela', 1, '2018-11-10');" calcext:value-type="string">
            <text:p>insert into App_Pessoa_pessoa (id, nome, cd_sit, dt_cad) values (134, 'Maristela', 1, '2018-11-10');</text:p>
          </table:table-cell>
          <table:table-cell table:style-name="ce32" table:number-columns-repeated="2"/>
          <table:table-cell table:style-name="ce32" table:formula="of:=[.CD133]+1" office:value-type="float" office:value="132" calcext:value-type="float">
            <text:p>132</text:p>
          </table:table-cell>
          <table:table-cell table:style-name="ce33" table:formula="of:=&quot;insert into App_Pessoa_pessoa_pessoa_tipo (id, fk_pessoa_id_id, fk_pessoa_tipo_id_id) values (&quot;&amp;[.CD134]&amp;&quot;, &quot;&amp;[.BZ134]&amp;&quot;, 1);&quot;" office:value-type="string" office:string-value="insert into App_Pessoa_pessoa_pessoa_tipo (id, fk_pessoa_id_id, fk_pessoa_tipo_id_id) values (132, 134, 1);" calcext:value-type="string">
            <text:p>insert into App_Pessoa_pessoa_pessoa_tipo (id, fk_pessoa_id_id, fk_pessoa_tipo_id_id) values (132, 134, 1);</text:p>
          </table:table-cell>
          <table:table-cell table:style-name="ce32" table:number-columns-repeated="2"/>
          <table:table-cell table:style-name="ce32" table:formula="of:=[.CH133]+1" office:value-type="float" office:value="132" calcext:value-type="float">
            <text:p>132</text:p>
          </table:table-cell>
          <table:table-cell table:style-name="ce33" table:formula="of:=&quot;insert into Evento_Pessoa (id, fk_evento_id_id, fk_pessoa_pessoa_tipo_id_id) values (&quot;&amp;[.CH134]&amp;&quot;, &quot;&amp;[.CH134]&amp;&quot;, &quot;&amp;[.CH134]&amp;&quot;);&quot;" office:value-type="string" office:string-value="insert into Evento_Pessoa (id, fk_evento_id_id, fk_pessoa_pessoa_tipo_id_id) values (132, 132, 132);" calcext:value-type="string">
            <text:p>insert into Evento_Pessoa (id, fk_evento_id_id, fk_pessoa_pessoa_tipo_id_id) values (132, 132, 13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style-name="ce3" office:value-type="string" calcext:value-type="string">
            <text:p>Rafaela Gualdi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7-20" calcext:value-type="date">
            <text:p>2018-07-20</text:p>
          </table:table-cell>
          <table:table-cell table:style-name="ce3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6"/>
          <table:table-cell table:style-name="ce21" office:value-type="float" office:value="390" calcext:value-type="float">
            <text:p>390</text:p>
          </table:table-cell>
          <table:table-cell table:number-columns-repeated="19"/>
          <table:table-cell table:style-name="ce32" table:formula="of:=[.BC134]+1" office:value-type="float" office:value="133" calcext:value-type="float">
            <text:p>13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5]" office:value-type="float" office:value="133" calcext:value-type="float">
            <text:p>13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0" calcext:value-type="date">
            <text:p>2018-07-20</text:p>
          </table:table-cell>
          <table:table-cell table:style-name="ce36" table:formula="of:=&quot; - &quot;&amp;[.B135]&amp;&quot; - &quot;&amp;[.C135]" office:value-type="string" office:string-value=" - Rafaela Gualdi - Gestante" calcext:value-type="string">
            <text:p><text:s/>- Rafaela Gualdi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0" calcext:value-type="date">
            <text:p>2018-07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0" calcext:value-type="date">
            <text:p>2018-07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5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34]+1" office:value-type="float" office:value="135" calcext:value-type="float">
            <text:p>135</text:p>
          </table:table-cell>
          <table:table-cell table:style-name="ce33" table:formula="of:=&quot;insert into App_Pessoa_pessoa (id, nome, cd_sit, dt_cad) values (&quot;&amp;[.BZ135]&amp;&quot;, '&quot;&amp;[.B135]&amp;&quot;', 1, '2018-11-10');&quot;" office:value-type="string" office:string-value="insert into App_Pessoa_pessoa (id, nome, cd_sit, dt_cad) values (135, 'Rafaela Gualdi', 1, '2018-11-10');" calcext:value-type="string">
            <text:p>insert into App_Pessoa_pessoa (id, nome, cd_sit, dt_cad) values (135, 'Rafaela Gualdi', 1, '2018-11-10');</text:p>
          </table:table-cell>
          <table:table-cell table:style-name="ce32" table:number-columns-repeated="2"/>
          <table:table-cell table:style-name="ce32" table:formula="of:=[.CD134]+1" office:value-type="float" office:value="133" calcext:value-type="float">
            <text:p>133</text:p>
          </table:table-cell>
          <table:table-cell table:style-name="ce33" table:formula="of:=&quot;insert into App_Pessoa_pessoa_pessoa_tipo (id, fk_pessoa_id_id, fk_pessoa_tipo_id_id) values (&quot;&amp;[.CD135]&amp;&quot;, &quot;&amp;[.BZ135]&amp;&quot;, 1);&quot;" office:value-type="string" office:string-value="insert into App_Pessoa_pessoa_pessoa_tipo (id, fk_pessoa_id_id, fk_pessoa_tipo_id_id) values (133, 135, 1);" calcext:value-type="string">
            <text:p>insert into App_Pessoa_pessoa_pessoa_tipo (id, fk_pessoa_id_id, fk_pessoa_tipo_id_id) values (133, 135, 1);</text:p>
          </table:table-cell>
          <table:table-cell table:style-name="ce32" table:number-columns-repeated="2"/>
          <table:table-cell table:style-name="ce32" table:formula="of:=[.CH134]+1" office:value-type="float" office:value="133" calcext:value-type="float">
            <text:p>133</text:p>
          </table:table-cell>
          <table:table-cell table:style-name="ce33" table:formula="of:=&quot;insert into Evento_Pessoa (id, fk_evento_id_id, fk_pessoa_pessoa_tipo_id_id) values (&quot;&amp;[.CH135]&amp;&quot;, &quot;&amp;[.CH135]&amp;&quot;, &quot;&amp;[.CH135]&amp;&quot;);&quot;" office:value-type="string" office:string-value="insert into Evento_Pessoa (id, fk_evento_id_id, fk_pessoa_pessoa_tipo_id_id) values (133, 133, 133);" calcext:value-type="string">
            <text:p>insert into Evento_Pessoa (id, fk_evento_id_id, fk_pessoa_pessoa_tipo_id_id) values (133, 133, 13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style-name="ce3" office:value-type="string" calcext:value-type="string">
            <text:p>Robert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7-21" calcext:value-type="date">
            <text:p>2018-07-21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6"/>
          <table:table-cell table:style-name="ce21" office:value-type="float" office:value="350" calcext:value-type="float">
            <text:p>350</text:p>
          </table:table-cell>
          <table:table-cell table:style-name="ce4" table:number-columns-repeated="17"/>
          <table:table-cell table:number-columns-repeated="2"/>
          <table:table-cell table:style-name="ce32" table:formula="of:=[.BC135]+1" office:value-type="float" office:value="134" calcext:value-type="float">
            <text:p>13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6]" office:value-type="float" office:value="134" calcext:value-type="float">
            <text:p>13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1" calcext:value-type="date">
            <text:p>2018-07-21</text:p>
          </table:table-cell>
          <table:table-cell table:style-name="ce36" table:formula="of:=&quot; - &quot;&amp;[.B136]&amp;&quot; - &quot;&amp;[.C136]" office:value-type="string" office:string-value=" - Roberta - Gestante" calcext:value-type="string">
            <text:p><text:s/>- Robert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1" calcext:value-type="date">
            <text:p>2018-07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1" calcext:value-type="date">
            <text:p>2018-07-2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6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35]+1" office:value-type="float" office:value="136" calcext:value-type="float">
            <text:p>136</text:p>
          </table:table-cell>
          <table:table-cell table:style-name="ce33" table:formula="of:=&quot;insert into App_Pessoa_pessoa (id, nome, cd_sit, dt_cad) values (&quot;&amp;[.BZ136]&amp;&quot;, '&quot;&amp;[.B136]&amp;&quot;', 1, '2018-11-10');&quot;" office:value-type="string" office:string-value="insert into App_Pessoa_pessoa (id, nome, cd_sit, dt_cad) values (136, 'Roberta', 1, '2018-11-10');" calcext:value-type="string">
            <text:p>insert into App_Pessoa_pessoa (id, nome, cd_sit, dt_cad) values (136, 'Roberta', 1, '2018-11-10');</text:p>
          </table:table-cell>
          <table:table-cell table:style-name="ce32" table:number-columns-repeated="2"/>
          <table:table-cell table:style-name="ce32" table:formula="of:=[.CD135]+1" office:value-type="float" office:value="134" calcext:value-type="float">
            <text:p>134</text:p>
          </table:table-cell>
          <table:table-cell table:style-name="ce33" table:formula="of:=&quot;insert into App_Pessoa_pessoa_pessoa_tipo (id, fk_pessoa_id_id, fk_pessoa_tipo_id_id) values (&quot;&amp;[.CD136]&amp;&quot;, &quot;&amp;[.BZ136]&amp;&quot;, 1);&quot;" office:value-type="string" office:string-value="insert into App_Pessoa_pessoa_pessoa_tipo (id, fk_pessoa_id_id, fk_pessoa_tipo_id_id) values (134, 136, 1);" calcext:value-type="string">
            <text:p>insert into App_Pessoa_pessoa_pessoa_tipo (id, fk_pessoa_id_id, fk_pessoa_tipo_id_id) values (134, 136, 1);</text:p>
          </table:table-cell>
          <table:table-cell table:style-name="ce32" table:number-columns-repeated="2"/>
          <table:table-cell table:style-name="ce32" table:formula="of:=[.CH135]+1" office:value-type="float" office:value="134" calcext:value-type="float">
            <text:p>134</text:p>
          </table:table-cell>
          <table:table-cell table:style-name="ce33" table:formula="of:=&quot;insert into Evento_Pessoa (id, fk_evento_id_id, fk_pessoa_pessoa_tipo_id_id) values (&quot;&amp;[.CH136]&amp;&quot;, &quot;&amp;[.CH136]&amp;&quot;, &quot;&amp;[.CH136]&amp;&quot;);&quot;" office:value-type="string" office:string-value="insert into Evento_Pessoa (id, fk_evento_id_id, fk_pessoa_pessoa_tipo_id_id) values (134, 134, 134);" calcext:value-type="string">
            <text:p>insert into Evento_Pessoa (id, fk_evento_id_id, fk_pessoa_pessoa_tipo_id_id) values (134, 134, 13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style-name="ce3" office:value-type="string" calcext:value-type="string">
            <text:p>Luna - Holambr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7-22" calcext:value-type="date">
            <text:p>2018-07-22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6"/>
          <table:table-cell table:style-name="ce21" office:value-type="float" office:value="500" calcext:value-type="float">
            <text:p>500</text:p>
          </table:table-cell>
          <table:table-cell table:number-columns-repeated="19"/>
          <table:table-cell table:style-name="ce32" table:formula="of:=[.BC136]+1" office:value-type="float" office:value="135" calcext:value-type="float">
            <text:p>13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7]" office:value-type="float" office:value="135" calcext:value-type="float">
            <text:p>13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2" calcext:value-type="date">
            <text:p>2018-07-22</text:p>
          </table:table-cell>
          <table:table-cell table:style-name="ce36" table:formula="of:=&quot; - &quot;&amp;[.B137]&amp;&quot; - &quot;&amp;[.C137]" office:value-type="string" office:string-value=" - Luna - Holambra - Gestante" calcext:value-type="string">
            <text:p><text:s/>- Luna - Holambr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2" calcext:value-type="date">
            <text:p>2018-07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2" calcext:value-type="date">
            <text:p>2018-07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00" calcext:value-type="float">
            <text:p>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7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36]+1" office:value-type="float" office:value="137" calcext:value-type="float">
            <text:p>137</text:p>
          </table:table-cell>
          <table:table-cell table:style-name="ce33" table:formula="of:=&quot;insert into App_Pessoa_pessoa (id, nome, cd_sit, dt_cad) values (&quot;&amp;[.BZ137]&amp;&quot;, '&quot;&amp;[.B137]&amp;&quot;', 1, '2018-11-10');&quot;" office:value-type="string" office:string-value="insert into App_Pessoa_pessoa (id, nome, cd_sit, dt_cad) values (137, 'Luna - Holambra', 1, '2018-11-10');" calcext:value-type="string">
            <text:p>insert into App_Pessoa_pessoa (id, nome, cd_sit, dt_cad) values (137, 'Luna - Holambra', 1, '2018-11-10');</text:p>
          </table:table-cell>
          <table:table-cell table:style-name="ce32" table:number-columns-repeated="2"/>
          <table:table-cell table:style-name="ce32" table:formula="of:=[.CD136]+1" office:value-type="float" office:value="135" calcext:value-type="float">
            <text:p>135</text:p>
          </table:table-cell>
          <table:table-cell table:style-name="ce33" table:formula="of:=&quot;insert into App_Pessoa_pessoa_pessoa_tipo (id, fk_pessoa_id_id, fk_pessoa_tipo_id_id) values (&quot;&amp;[.CD137]&amp;&quot;, &quot;&amp;[.BZ137]&amp;&quot;, 1);&quot;" office:value-type="string" office:string-value="insert into App_Pessoa_pessoa_pessoa_tipo (id, fk_pessoa_id_id, fk_pessoa_tipo_id_id) values (135, 137, 1);" calcext:value-type="string">
            <text:p>insert into App_Pessoa_pessoa_pessoa_tipo (id, fk_pessoa_id_id, fk_pessoa_tipo_id_id) values (135, 137, 1);</text:p>
          </table:table-cell>
          <table:table-cell table:style-name="ce32" table:number-columns-repeated="2"/>
          <table:table-cell table:style-name="ce32" table:formula="of:=[.CH136]+1" office:value-type="float" office:value="135" calcext:value-type="float">
            <text:p>135</text:p>
          </table:table-cell>
          <table:table-cell table:style-name="ce33" table:formula="of:=&quot;insert into Evento_Pessoa (id, fk_evento_id_id, fk_pessoa_pessoa_tipo_id_id) values (&quot;&amp;[.CH137]&amp;&quot;, &quot;&amp;[.CH137]&amp;&quot;, &quot;&amp;[.CH137]&amp;&quot;);&quot;" office:value-type="string" office:string-value="insert into Evento_Pessoa (id, fk_evento_id_id, fk_pessoa_pessoa_tipo_id_id) values (135, 135, 135);" calcext:value-type="string">
            <text:p>insert into Evento_Pessoa (id, fk_evento_id_id, fk_pessoa_pessoa_tipo_id_id) values (135, 135, 13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style-name="ce3" office:value-type="string" calcext:value-type="string">
            <text:p>Estella e Nelson</text:p>
          </table:table-cell>
          <table:table-cell table:style-name="ce4" office:value-type="string" calcext:value-type="string">
            <text:p>Niver Adulto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date" office:date-value="2018-07-27" calcext:value-type="date">
            <text:p>2018-07-27</text:p>
          </table:table-cell>
          <table:table-cell table:style-name="ce3"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6"/>
          <table:table-cell table:style-name="ce21" office:value-type="float" office:value="1400" calcext:value-type="float">
            <text:p>1 400</text:p>
          </table:table-cell>
          <table:table-cell table:style-name="ce4" table:number-columns-repeated="17"/>
          <table:table-cell table:number-columns-repeated="2"/>
          <table:table-cell table:style-name="ce32" table:formula="of:=[.BC137]+1" office:value-type="float" office:value="136" calcext:value-type="float">
            <text:p>13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8]" office:value-type="float" office:value="136" calcext:value-type="float">
            <text:p>13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7" calcext:value-type="date">
            <text:p>2018-07-27</text:p>
          </table:table-cell>
          <table:table-cell table:style-name="ce36" table:formula="of:=&quot; - &quot;&amp;[.B138]&amp;&quot; - &quot;&amp;[.C138]" office:value-type="string" office:string-value=" - Estella e Nelson - Niver Adulto" calcext:value-type="string">
            <text:p><text:s/>- Estella e Nelson - Niver Adul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7" calcext:value-type="date">
            <text:p>2018-07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27" calcext:value-type="date">
            <text:p>2018-07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1400" calcext:value-type="float">
            <text:p>1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8]&amp;&quot;);&quot;" office:value-type="string" office:string-value="13);" calcext:value-type="string">
            <text:p>13);</text:p>
          </table:table-cell>
          <table:table-cell table:style-name="ce32"/>
          <table:table-cell table:style-name="ce32" table:formula="of:=[.BZ137]+1" office:value-type="float" office:value="138" calcext:value-type="float">
            <text:p>138</text:p>
          </table:table-cell>
          <table:table-cell table:style-name="ce33" table:formula="of:=&quot;insert into App_Pessoa_pessoa (id, nome, cd_sit, dt_cad) values (&quot;&amp;[.BZ138]&amp;&quot;, '&quot;&amp;[.B138]&amp;&quot;', 1, '2018-11-10');&quot;" office:value-type="string" office:string-value="insert into App_Pessoa_pessoa (id, nome, cd_sit, dt_cad) values (138, 'Estella e Nelson', 1, '2018-11-10');" calcext:value-type="string">
            <text:p>insert into App_Pessoa_pessoa (id, nome, cd_sit, dt_cad) values (138, 'Estella e Nelson', 1, '2018-11-10');</text:p>
          </table:table-cell>
          <table:table-cell table:style-name="ce32" table:number-columns-repeated="2"/>
          <table:table-cell table:style-name="ce32" table:formula="of:=[.CD137]+1" office:value-type="float" office:value="136" calcext:value-type="float">
            <text:p>136</text:p>
          </table:table-cell>
          <table:table-cell table:style-name="ce33" table:formula="of:=&quot;insert into App_Pessoa_pessoa_pessoa_tipo (id, fk_pessoa_id_id, fk_pessoa_tipo_id_id) values (&quot;&amp;[.CD138]&amp;&quot;, &quot;&amp;[.BZ138]&amp;&quot;, 1);&quot;" office:value-type="string" office:string-value="insert into App_Pessoa_pessoa_pessoa_tipo (id, fk_pessoa_id_id, fk_pessoa_tipo_id_id) values (136, 138, 1);" calcext:value-type="string">
            <text:p>insert into App_Pessoa_pessoa_pessoa_tipo (id, fk_pessoa_id_id, fk_pessoa_tipo_id_id) values (136, 138, 1);</text:p>
          </table:table-cell>
          <table:table-cell table:style-name="ce32" table:number-columns-repeated="2"/>
          <table:table-cell table:style-name="ce32" table:formula="of:=[.CH137]+1" office:value-type="float" office:value="136" calcext:value-type="float">
            <text:p>136</text:p>
          </table:table-cell>
          <table:table-cell table:style-name="ce33" table:formula="of:=&quot;insert into Evento_Pessoa (id, fk_evento_id_id, fk_pessoa_pessoa_tipo_id_id) values (&quot;&amp;[.CH138]&amp;&quot;, &quot;&amp;[.CH138]&amp;&quot;, &quot;&amp;[.CH138]&amp;&quot;);&quot;" office:value-type="string" office:string-value="insert into Evento_Pessoa (id, fk_evento_id_id, fk_pessoa_pessoa_tipo_id_id) values (136, 136, 136);" calcext:value-type="string">
            <text:p>insert into Evento_Pessoa (id, fk_evento_id_id, fk_pessoa_pessoa_tipo_id_id) values (136, 136, 13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style-name="ce3" office:value-type="string" calcext:value-type="string">
            <text:p>The Wish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8-07-31" calcext:value-type="date">
            <text:p>2018-07-31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29"/>
          <table:table-cell table:style-name="ce30" office:value-type="float" office:value="300" calcext:value-type="float">
            <text:p>300</text:p>
          </table:table-cell>
          <table:table-cell table:number-columns-repeated="16"/>
          <table:table-cell table:style-name="ce32" table:formula="of:=[.BC138]+1" office:value-type="float" office:value="137" calcext:value-type="float">
            <text:p>13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39]" office:value-type="float" office:value="137" calcext:value-type="float">
            <text:p>13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31" calcext:value-type="date">
            <text:p>2018-07-31</text:p>
          </table:table-cell>
          <table:table-cell table:style-name="ce36" table:formula="of:=&quot; - &quot;&amp;[.B139]&amp;&quot; - &quot;&amp;[.C139]" office:value-type="string" office:string-value=" - The Wish - Publicidade" calcext:value-type="string">
            <text:p><text:s/>- The Wish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31" calcext:value-type="date">
            <text:p>2018-07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7-31" calcext:value-type="date">
            <text:p>2018-07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3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39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138]+1" office:value-type="float" office:value="139" calcext:value-type="float">
            <text:p>139</text:p>
          </table:table-cell>
          <table:table-cell table:style-name="ce33" table:formula="of:=&quot;insert into App_Pessoa_pessoa (id, nome, cd_sit, dt_cad) values (&quot;&amp;[.BZ139]&amp;&quot;, '&quot;&amp;[.B139]&amp;&quot;', 1, '2018-11-10');&quot;" office:value-type="string" office:string-value="insert into App_Pessoa_pessoa (id, nome, cd_sit, dt_cad) values (139, 'The Wish', 1, '2018-11-10');" calcext:value-type="string">
            <text:p>insert into App_Pessoa_pessoa (id, nome, cd_sit, dt_cad) values (139, 'The Wish', 1, '2018-11-10');</text:p>
          </table:table-cell>
          <table:table-cell table:style-name="ce32" table:number-columns-repeated="2"/>
          <table:table-cell table:style-name="ce32" table:formula="of:=[.CD138]+1" office:value-type="float" office:value="137" calcext:value-type="float">
            <text:p>137</text:p>
          </table:table-cell>
          <table:table-cell table:style-name="ce33" table:formula="of:=&quot;insert into App_Pessoa_pessoa_pessoa_tipo (id, fk_pessoa_id_id, fk_pessoa_tipo_id_id) values (&quot;&amp;[.CD139]&amp;&quot;, &quot;&amp;[.BZ139]&amp;&quot;, 1);&quot;" office:value-type="string" office:string-value="insert into App_Pessoa_pessoa_pessoa_tipo (id, fk_pessoa_id_id, fk_pessoa_tipo_id_id) values (137, 139, 1);" calcext:value-type="string">
            <text:p>insert into App_Pessoa_pessoa_pessoa_tipo (id, fk_pessoa_id_id, fk_pessoa_tipo_id_id) values (137, 139, 1);</text:p>
          </table:table-cell>
          <table:table-cell table:style-name="ce32" table:number-columns-repeated="2"/>
          <table:table-cell table:style-name="ce32" table:formula="of:=[.CH138]+1" office:value-type="float" office:value="137" calcext:value-type="float">
            <text:p>137</text:p>
          </table:table-cell>
          <table:table-cell table:style-name="ce33" table:formula="of:=&quot;insert into Evento_Pessoa (id, fk_evento_id_id, fk_pessoa_pessoa_tipo_id_id) values (&quot;&amp;[.CH139]&amp;&quot;, &quot;&amp;[.CH139]&amp;&quot;, &quot;&amp;[.CH139]&amp;&quot;);&quot;" office:value-type="string" office:string-value="insert into Evento_Pessoa (id, fk_evento_id_id, fk_pessoa_pessoa_tipo_id_id) values (137, 137, 137);" calcext:value-type="string">
            <text:p>insert into Evento_Pessoa (id, fk_evento_id_id, fk_pessoa_pessoa_tipo_id_id) values (137, 137, 13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style-name="ce3" office:value-type="string" calcext:value-type="string">
            <text:p>Luisa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8-08-03" calcext:value-type="date">
            <text:p>2018-08-03</text:p>
          </table:table-cell>
          <table:table-cell table:style-name="ce3" table:formula="of:=8*285"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NÃO</text:p>
          </table:table-cell>
          <table:table-cell/>
          <table:table-cell office:value-type="string" calcext:value-type="string">
            <text:p>viagem</text:p>
          </table:table-cell>
          <table:table-cell office:value-type="float" office:value="-115" calcext:value-type="float">
            <text:p>-115</text:p>
          </table:table-cell>
          <table:table-cell table:number-columns-repeated="24"/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285" calcext:value-type="float">
            <text:p>285</text:p>
          </table:table-cell>
          <table:table-cell table:number-columns-repeated="5" table:style-name="ce30" office:value-type="float" office:value="285" calcext:value-type="float">
            <text:p>285</text:p>
          </table:table-cell>
          <table:table-cell table:number-columns-repeated="11"/>
          <table:table-cell table:style-name="ce32" table:formula="of:=[.BC139]+1" office:value-type="float" office:value="138" calcext:value-type="float">
            <text:p>13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0]" office:value-type="float" office:value="138" calcext:value-type="float">
            <text:p>13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03" calcext:value-type="date">
            <text:p>2018-08-03</text:p>
          </table:table-cell>
          <table:table-cell table:style-name="ce36" table:formula="of:=&quot; - &quot;&amp;[.B140]&amp;&quot; - &quot;&amp;[.C140]" office:value-type="string" office:string-value=" - Luisa - Acompanhamento" calcext:value-type="string">
            <text:p><text:s/>- Luisa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03" calcext:value-type="date">
            <text:p>2018-08-0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03" calcext:value-type="date">
            <text:p>2018-08-0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table:formula="of:=8*285" office:value-type="float" office:value="2280" calcext:value-type="float">
            <text:p>228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0]" office:value-type="float" office:value="8" calcext:value-type="float">
            <text:p>8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0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139]+1" office:value-type="float" office:value="140" calcext:value-type="float">
            <text:p>140</text:p>
          </table:table-cell>
          <table:table-cell table:style-name="ce33" table:formula="of:=&quot;insert into App_Pessoa_pessoa (id, nome, cd_sit, dt_cad) values (&quot;&amp;[.BZ140]&amp;&quot;, '&quot;&amp;[.B140]&amp;&quot;', 1, '2018-11-10');&quot;" office:value-type="string" office:string-value="insert into App_Pessoa_pessoa (id, nome, cd_sit, dt_cad) values (140, 'Luisa', 1, '2018-11-10');" calcext:value-type="string">
            <text:p>insert into App_Pessoa_pessoa (id, nome, cd_sit, dt_cad) values (140, 'Luisa', 1, '2018-11-10');</text:p>
          </table:table-cell>
          <table:table-cell table:style-name="ce32" table:number-columns-repeated="2"/>
          <table:table-cell table:style-name="ce32" table:formula="of:=[.CD139]+1" office:value-type="float" office:value="138" calcext:value-type="float">
            <text:p>138</text:p>
          </table:table-cell>
          <table:table-cell table:style-name="ce33" table:formula="of:=&quot;insert into App_Pessoa_pessoa_pessoa_tipo (id, fk_pessoa_id_id, fk_pessoa_tipo_id_id) values (&quot;&amp;[.CD140]&amp;&quot;, &quot;&amp;[.BZ140]&amp;&quot;, 1);&quot;" office:value-type="string" office:string-value="insert into App_Pessoa_pessoa_pessoa_tipo (id, fk_pessoa_id_id, fk_pessoa_tipo_id_id) values (138, 140, 1);" calcext:value-type="string">
            <text:p>insert into App_Pessoa_pessoa_pessoa_tipo (id, fk_pessoa_id_id, fk_pessoa_tipo_id_id) values (138, 140, 1);</text:p>
          </table:table-cell>
          <table:table-cell table:style-name="ce32" table:number-columns-repeated="2"/>
          <table:table-cell table:style-name="ce32" table:formula="of:=[.CH139]+1" office:value-type="float" office:value="138" calcext:value-type="float">
            <text:p>138</text:p>
          </table:table-cell>
          <table:table-cell table:style-name="ce33" table:formula="of:=&quot;insert into Evento_Pessoa (id, fk_evento_id_id, fk_pessoa_pessoa_tipo_id_id) values (&quot;&amp;[.CH140]&amp;&quot;, &quot;&amp;[.CH140]&amp;&quot;, &quot;&amp;[.CH140]&amp;&quot;);&quot;" office:value-type="string" office:string-value="insert into Evento_Pessoa (id, fk_evento_id_id, fk_pessoa_pessoa_tipo_id_id) values (138, 138, 138);" calcext:value-type="string">
            <text:p>insert into Evento_Pessoa (id, fk_evento_id_id, fk_pessoa_pessoa_tipo_id_id) values (138, 138, 13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style-name="ce3" office:value-type="string" calcext:value-type="string">
            <text:p>Dani Giansnte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8-11" calcext:value-type="date">
            <text:p>2018-08-11</text:p>
          </table:table-cell>
          <table:table-cell table:style-name="ce3"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7"/>
          <table:table-cell table:style-name="ce21" office:value-type="float" office:value="450" calcext:value-type="float">
            <text:p>450</text:p>
          </table:table-cell>
          <table:table-cell table:number-columns-repeated="18"/>
          <table:table-cell table:style-name="ce32" table:formula="of:=[.BC140]+1" office:value-type="float" office:value="139" calcext:value-type="float">
            <text:p>13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1]" office:value-type="float" office:value="139" calcext:value-type="float">
            <text:p>13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1" calcext:value-type="date">
            <text:p>2018-08-11</text:p>
          </table:table-cell>
          <table:table-cell table:style-name="ce36" table:formula="of:=&quot; - &quot;&amp;[.B141]&amp;&quot; - &quot;&amp;[.C141]" office:value-type="string" office:string-value=" - Dani Giansnte - Gestante" calcext:value-type="string">
            <text:p><text:s/>- Dani Giansnte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1" calcext:value-type="date">
            <text:p>2018-08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1" calcext:value-type="date">
            <text:p>2018-08-1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50" calcext:value-type="float">
            <text:p>4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1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40]+1" office:value-type="float" office:value="141" calcext:value-type="float">
            <text:p>141</text:p>
          </table:table-cell>
          <table:table-cell table:style-name="ce33" table:formula="of:=&quot;insert into App_Pessoa_pessoa (id, nome, cd_sit, dt_cad) values (&quot;&amp;[.BZ141]&amp;&quot;, '&quot;&amp;[.B141]&amp;&quot;', 1, '2018-11-10');&quot;" office:value-type="string" office:string-value="insert into App_Pessoa_pessoa (id, nome, cd_sit, dt_cad) values (141, 'Dani Giansnte', 1, '2018-11-10');" calcext:value-type="string">
            <text:p>insert into App_Pessoa_pessoa (id, nome, cd_sit, dt_cad) values (141, 'Dani Giansnte', 1, '2018-11-10');</text:p>
          </table:table-cell>
          <table:table-cell table:style-name="ce32" table:number-columns-repeated="2"/>
          <table:table-cell table:style-name="ce32" table:formula="of:=[.CD140]+1" office:value-type="float" office:value="139" calcext:value-type="float">
            <text:p>139</text:p>
          </table:table-cell>
          <table:table-cell table:style-name="ce33" table:formula="of:=&quot;insert into App_Pessoa_pessoa_pessoa_tipo (id, fk_pessoa_id_id, fk_pessoa_tipo_id_id) values (&quot;&amp;[.CD141]&amp;&quot;, &quot;&amp;[.BZ141]&amp;&quot;, 1);&quot;" office:value-type="string" office:string-value="insert into App_Pessoa_pessoa_pessoa_tipo (id, fk_pessoa_id_id, fk_pessoa_tipo_id_id) values (139, 141, 1);" calcext:value-type="string">
            <text:p>insert into App_Pessoa_pessoa_pessoa_tipo (id, fk_pessoa_id_id, fk_pessoa_tipo_id_id) values (139, 141, 1);</text:p>
          </table:table-cell>
          <table:table-cell table:style-name="ce32" table:number-columns-repeated="2"/>
          <table:table-cell table:style-name="ce32" table:formula="of:=[.CH140]+1" office:value-type="float" office:value="139" calcext:value-type="float">
            <text:p>139</text:p>
          </table:table-cell>
          <table:table-cell table:style-name="ce33" table:formula="of:=&quot;insert into Evento_Pessoa (id, fk_evento_id_id, fk_pessoa_pessoa_tipo_id_id) values (&quot;&amp;[.CH141]&amp;&quot;, &quot;&amp;[.CH141]&amp;&quot;, &quot;&amp;[.CH141]&amp;&quot;);&quot;" office:value-type="string" office:string-value="insert into Evento_Pessoa (id, fk_evento_id_id, fk_pessoa_pessoa_tipo_id_id) values (139, 139, 139);" calcext:value-type="string">
            <text:p>insert into Evento_Pessoa (id, fk_evento_id_id, fk_pessoa_pessoa_tipo_id_id) values (139, 139, 13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style-name="ce3" office:value-type="string" calcext:value-type="string">
            <text:p>Pietr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08-18" calcext:value-type="date">
            <text:p>2018-08-18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ÃO</text:p>
          </table:table-cell>
          <table:table-cell table:number-columns-repeated="27"/>
          <table:table-cell table:style-name="ce21" office:value-type="float" office:value="350" calcext:value-type="float">
            <text:p>350</text:p>
          </table:table-cell>
          <table:table-cell/>
          <table:table-cell table:style-name="ce21" office:value-type="float" office:value="300" calcext:value-type="float">
            <text:p>300</text:p>
          </table:table-cell>
          <table:table-cell table:number-columns-repeated="16"/>
          <table:table-cell table:style-name="ce32" table:formula="of:=[.BC141]+1" office:value-type="float" office:value="140" calcext:value-type="float">
            <text:p>14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2]" office:value-type="float" office:value="140" calcext:value-type="float">
            <text:p>14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8" calcext:value-type="date">
            <text:p>2018-08-18</text:p>
          </table:table-cell>
          <table:table-cell table:style-name="ce36" table:formula="of:=&quot; - &quot;&amp;[.B142]&amp;&quot; - &quot;&amp;[.C142]" office:value-type="string" office:string-value=" - Pietra - Niver Infantil" calcext:value-type="string">
            <text:p><text:s/>- Pietr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8" calcext:value-type="date">
            <text:p>2018-08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8" calcext:value-type="date">
            <text:p>2018-08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50" calcext:value-type="float">
            <text:p>6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2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2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41]+1" office:value-type="float" office:value="142" calcext:value-type="float">
            <text:p>142</text:p>
          </table:table-cell>
          <table:table-cell table:style-name="ce33" table:formula="of:=&quot;insert into App_Pessoa_pessoa (id, nome, cd_sit, dt_cad) values (&quot;&amp;[.BZ142]&amp;&quot;, '&quot;&amp;[.B142]&amp;&quot;', 1, '2018-11-10');&quot;" office:value-type="string" office:string-value="insert into App_Pessoa_pessoa (id, nome, cd_sit, dt_cad) values (142, 'Pietra', 1, '2018-11-10');" calcext:value-type="string">
            <text:p>insert into App_Pessoa_pessoa (id, nome, cd_sit, dt_cad) values (142, 'Pietra', 1, '2018-11-10');</text:p>
          </table:table-cell>
          <table:table-cell table:style-name="ce32" table:number-columns-repeated="2"/>
          <table:table-cell table:style-name="ce32" table:formula="of:=[.CD141]+1" office:value-type="float" office:value="140" calcext:value-type="float">
            <text:p>140</text:p>
          </table:table-cell>
          <table:table-cell table:style-name="ce33" table:formula="of:=&quot;insert into App_Pessoa_pessoa_pessoa_tipo (id, fk_pessoa_id_id, fk_pessoa_tipo_id_id) values (&quot;&amp;[.CD142]&amp;&quot;, &quot;&amp;[.BZ142]&amp;&quot;, 1);&quot;" office:value-type="string" office:string-value="insert into App_Pessoa_pessoa_pessoa_tipo (id, fk_pessoa_id_id, fk_pessoa_tipo_id_id) values (140, 142, 1);" calcext:value-type="string">
            <text:p>insert into App_Pessoa_pessoa_pessoa_tipo (id, fk_pessoa_id_id, fk_pessoa_tipo_id_id) values (140, 142, 1);</text:p>
          </table:table-cell>
          <table:table-cell table:style-name="ce32" table:number-columns-repeated="2"/>
          <table:table-cell table:style-name="ce32" table:formula="of:=[.CH141]+1" office:value-type="float" office:value="140" calcext:value-type="float">
            <text:p>140</text:p>
          </table:table-cell>
          <table:table-cell table:style-name="ce33" table:formula="of:=&quot;insert into Evento_Pessoa (id, fk_evento_id_id, fk_pessoa_pessoa_tipo_id_id) values (&quot;&amp;[.CH142]&amp;&quot;, &quot;&amp;[.CH142]&amp;&quot;, &quot;&amp;[.CH142]&amp;&quot;);&quot;" office:value-type="string" office:string-value="insert into Evento_Pessoa (id, fk_evento_id_id, fk_pessoa_pessoa_tipo_id_id) values (140, 140, 140);" calcext:value-type="string">
            <text:p>insert into Evento_Pessoa (id, fk_evento_id_id, fk_pessoa_pessoa_tipo_id_id) values (140, 140, 14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style-name="ce3" office:value-type="string" calcext:value-type="string">
            <text:p>Joao Pedro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7"/>
          <table:table-cell table:style-name="ce21" office:value-type="float" office:value="400" calcext:value-type="float">
            <text:p>400</text:p>
          </table:table-cell>
          <table:table-cell table:number-columns-repeated="18"/>
          <table:table-cell table:style-name="ce32" table:formula="of:=[.BC142]+1" office:value-type="float" office:value="141" calcext:value-type="float">
            <text:p>14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3]" office:value-type="float" office:value="141" calcext:value-type="float">
            <text:p>14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6" table:formula="of:=&quot; - &quot;&amp;[.B143]&amp;&quot; - &quot;&amp;[.C143]" office:value-type="string" office:string-value=" - Joao Pedro - Batizado" calcext:value-type="string">
            <text:p><text:s/>- Joao Pedro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3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142]+1" office:value-type="float" office:value="143" calcext:value-type="float">
            <text:p>143</text:p>
          </table:table-cell>
          <table:table-cell table:style-name="ce33" table:formula="of:=&quot;insert into App_Pessoa_pessoa (id, nome, cd_sit, dt_cad) values (&quot;&amp;[.BZ143]&amp;&quot;, '&quot;&amp;[.B143]&amp;&quot;', 1, '2018-11-10');&quot;" office:value-type="string" office:string-value="insert into App_Pessoa_pessoa (id, nome, cd_sit, dt_cad) values (143, 'Joao Pedro', 1, '2018-11-10');" calcext:value-type="string">
            <text:p>insert into App_Pessoa_pessoa (id, nome, cd_sit, dt_cad) values (143, 'Joao Pedro', 1, '2018-11-10');</text:p>
          </table:table-cell>
          <table:table-cell table:style-name="ce32" table:number-columns-repeated="2"/>
          <table:table-cell table:style-name="ce32" table:formula="of:=[.CD142]+1" office:value-type="float" office:value="141" calcext:value-type="float">
            <text:p>141</text:p>
          </table:table-cell>
          <table:table-cell table:style-name="ce33" table:formula="of:=&quot;insert into App_Pessoa_pessoa_pessoa_tipo (id, fk_pessoa_id_id, fk_pessoa_tipo_id_id) values (&quot;&amp;[.CD143]&amp;&quot;, &quot;&amp;[.BZ143]&amp;&quot;, 1);&quot;" office:value-type="string" office:string-value="insert into App_Pessoa_pessoa_pessoa_tipo (id, fk_pessoa_id_id, fk_pessoa_tipo_id_id) values (141, 143, 1);" calcext:value-type="string">
            <text:p>insert into App_Pessoa_pessoa_pessoa_tipo (id, fk_pessoa_id_id, fk_pessoa_tipo_id_id) values (141, 143, 1);</text:p>
          </table:table-cell>
          <table:table-cell table:style-name="ce32" table:number-columns-repeated="2"/>
          <table:table-cell table:style-name="ce32" table:formula="of:=[.CH142]+1" office:value-type="float" office:value="141" calcext:value-type="float">
            <text:p>141</text:p>
          </table:table-cell>
          <table:table-cell table:style-name="ce33" table:formula="of:=&quot;insert into Evento_Pessoa (id, fk_evento_id_id, fk_pessoa_pessoa_tipo_id_id) values (&quot;&amp;[.CH143]&amp;&quot;, &quot;&amp;[.CH143]&amp;&quot;, &quot;&amp;[.CH143]&amp;&quot;);&quot;" office:value-type="string" office:string-value="insert into Evento_Pessoa (id, fk_evento_id_id, fk_pessoa_pessoa_tipo_id_id) values (141, 141, 141);" calcext:value-type="string">
            <text:p>insert into Evento_Pessoa (id, fk_evento_id_id, fk_pessoa_pessoa_tipo_id_id) values (141, 141, 14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style-name="ce3" office:value-type="string" calcext:value-type="string">
            <text:p>Helena (Milena)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/>
          <table:table-cell office:value-type="string" calcext:value-type="string">
            <text:p>Milena tirou foto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table:style-name="ce21" office:value-type="float" office:value="390" calcext:value-type="float">
            <text:p>390</text:p>
          </table:table-cell>
          <table:table-cell table:number-columns-repeated="18"/>
          <table:table-cell table:style-name="ce32" table:formula="of:=[.BC143]+1" office:value-type="float" office:value="142" calcext:value-type="float">
            <text:p>14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4]" office:value-type="float" office:value="142" calcext:value-type="float">
            <text:p>14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6" table:formula="of:=&quot; - &quot;&amp;[.B144]&amp;&quot; - &quot;&amp;[.C144]" office:value-type="string" office:string-value=" - Helena (Milena) - Batizado" calcext:value-type="string">
            <text:p><text:s/>- Helena (Milena)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19" calcext:value-type="date">
            <text:p>2018-08-1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4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143]+1" office:value-type="float" office:value="144" calcext:value-type="float">
            <text:p>144</text:p>
          </table:table-cell>
          <table:table-cell table:style-name="ce33" table:formula="of:=&quot;insert into App_Pessoa_pessoa (id, nome, cd_sit, dt_cad) values (&quot;&amp;[.BZ144]&amp;&quot;, '&quot;&amp;[.B144]&amp;&quot;', 1, '2018-11-10');&quot;" office:value-type="string" office:string-value="insert into App_Pessoa_pessoa (id, nome, cd_sit, dt_cad) values (144, 'Helena (Milena)', 1, '2018-11-10');" calcext:value-type="string">
            <text:p>insert into App_Pessoa_pessoa (id, nome, cd_sit, dt_cad) values (144, 'Helena (Milena)', 1, '2018-11-10');</text:p>
          </table:table-cell>
          <table:table-cell table:style-name="ce32" table:number-columns-repeated="2"/>
          <table:table-cell table:style-name="ce32" table:formula="of:=[.CD143]+1" office:value-type="float" office:value="142" calcext:value-type="float">
            <text:p>142</text:p>
          </table:table-cell>
          <table:table-cell table:style-name="ce33" table:formula="of:=&quot;insert into App_Pessoa_pessoa_pessoa_tipo (id, fk_pessoa_id_id, fk_pessoa_tipo_id_id) values (&quot;&amp;[.CD144]&amp;&quot;, &quot;&amp;[.BZ144]&amp;&quot;, 1);&quot;" office:value-type="string" office:string-value="insert into App_Pessoa_pessoa_pessoa_tipo (id, fk_pessoa_id_id, fk_pessoa_tipo_id_id) values (142, 144, 1);" calcext:value-type="string">
            <text:p>insert into App_Pessoa_pessoa_pessoa_tipo (id, fk_pessoa_id_id, fk_pessoa_tipo_id_id) values (142, 144, 1);</text:p>
          </table:table-cell>
          <table:table-cell table:style-name="ce32" table:number-columns-repeated="2"/>
          <table:table-cell table:style-name="ce32" table:formula="of:=[.CH143]+1" office:value-type="float" office:value="142" calcext:value-type="float">
            <text:p>142</text:p>
          </table:table-cell>
          <table:table-cell table:style-name="ce33" table:formula="of:=&quot;insert into Evento_Pessoa (id, fk_evento_id_id, fk_pessoa_pessoa_tipo_id_id) values (&quot;&amp;[.CH144]&amp;&quot;, &quot;&amp;[.CH144]&amp;&quot;, &quot;&amp;[.CH144]&amp;&quot;);&quot;" office:value-type="string" office:string-value="insert into Evento_Pessoa (id, fk_evento_id_id, fk_pessoa_pessoa_tipo_id_id) values (142, 142, 142);" calcext:value-type="string">
            <text:p>insert into Evento_Pessoa (id, fk_evento_id_id, fk_pessoa_pessoa_tipo_id_id) values (142, 142, 14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style-name="ce3" office:value-type="string" calcext:value-type="string">
            <text:p>Lucas</text:p>
          </table:table-cell>
          <table:table-cell table:style-name="ce4" office:value-type="string" calcext:value-type="string">
            <text:p>Acompanhamento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18-08-20" calcext:value-type="date">
            <text:p>2018-08-20</text:p>
          </table:table-cell>
          <table:table-cell table:style-name="ce3" table:formula="of:=6*220"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NÃO</text:p>
          </table:table-cell>
          <table:table-cell table:number-columns-repeated="26"/>
          <table:table-cell table:number-columns-repeated="3" table:style-name="ce21" office:value-type="float" office:value="220" calcext:value-type="float">
            <text:p>220</text:p>
          </table:table-cell>
          <table:table-cell table:style-name="ce30" office:value-type="float" office:value="220" calcext:value-type="float">
            <office:annotation draw:style-name="gr11" draw:text-style-name="P8" svg:width="54.33mm" svg:height="20.91mm" svg:x="1268.2mm" svg:y="700.9mm" draw:caption-point-x="-229.85mm" draw:caption-point-y="2.74mm">
              <dc:date>2018-11-15T00:00:00</dc:date>
              <text:p text:style-name="P7"><text:span text:style-name="T5">Janaína Nogueira:</text:span></text:p>
              <text:p text:style-name="P7"><text:span text:style-name="T6">ensaio em Tabatinga, foi cobrado 115 de deslocamento</text:span></text:p>
            </office:annotation>
            <text:p>220</text:p>
          </table:table-cell>
          <table:table-cell table:style-name="ce30" office:value-type="float" office:value="220" calcext:value-type="float">
            <office:annotation draw:style-name="gr11" draw:text-style-name="P8" svg:width="48.06mm" svg:height="20.91mm" svg:x="1291.13mm" svg:y="700.9mm" draw:caption-point-x="-227.38mm" draw:caption-point-y="2.74mm">
              <dc:date>2018-11-15T00:00:00</dc:date>
              <text:p text:style-name="P7"><text:span text:style-name="T5">Janaína Nogueira:</text:span></text:p>
              <text:p text:style-name="P7"><text:span text:style-name="T6">ensaio em Tabatinga, foi cobrado 115 de deslocamento</text:span></text:p>
            </office:annotation>
            <text:p>220</text:p>
          </table:table-cell>
          <table:table-cell table:style-name="ce30" office:value-type="float" office:value="220" calcext:value-type="float">
            <office:annotation draw:style-name="gr11" draw:text-style-name="P8" svg:width="50.18mm" svg:height="20.91mm" svg:x="1312.21mm" svg:y="700.9mm" draw:caption-point-x="-223.41mm" draw:caption-point-y="2.74mm">
              <dc:date>2018-11-15T00:00:00</dc:date>
              <text:p text:style-name="P7"><text:span text:style-name="T5">Janaína Nogueira:</text:span></text:p>
              <text:p text:style-name="P7"><text:span text:style-name="T6">ensaio em Tabatinga, foi cobrado 115 de deslocamento</text:span></text:p>
            </office:annotation>
            <text:p>220</text:p>
          </table:table-cell>
          <table:table-cell table:number-columns-repeated="14"/>
          <table:table-cell table:style-name="ce32" table:formula="of:=[.BC144]+1" office:value-type="float" office:value="143" calcext:value-type="float">
            <text:p>14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5]" office:value-type="float" office:value="143" calcext:value-type="float">
            <text:p>14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20" calcext:value-type="date">
            <text:p>2018-08-20</text:p>
          </table:table-cell>
          <table:table-cell table:style-name="ce36" table:formula="of:=&quot; - &quot;&amp;[.B145]&amp;&quot; - &quot;&amp;[.C145]" office:value-type="string" office:string-value=" - Lucas - Acompanhamento" calcext:value-type="string">
            <text:p><text:s/>- Lucas - Acompanh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20" calcext:value-type="date">
            <text:p>2018-08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20" calcext:value-type="date">
            <text:p>2018-08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table:formula="of:=6*220" office:value-type="float" office:value="1320" calcext:value-type="float">
            <text:p>132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5]" office:value-type="float" office:value="6" calcext:value-type="float">
            <text:p>6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5]&amp;&quot;);&quot;" office:value-type="string" office:string-value="6);" calcext:value-type="string">
            <text:p>6);</text:p>
          </table:table-cell>
          <table:table-cell table:style-name="ce32"/>
          <table:table-cell table:style-name="ce32" table:formula="of:=[.BZ144]+1" office:value-type="float" office:value="145" calcext:value-type="float">
            <text:p>145</text:p>
          </table:table-cell>
          <table:table-cell table:style-name="ce33" table:formula="of:=&quot;insert into App_Pessoa_pessoa (id, nome, cd_sit, dt_cad) values (&quot;&amp;[.BZ145]&amp;&quot;, '&quot;&amp;[.B145]&amp;&quot;', 1, '2018-11-10');&quot;" office:value-type="string" office:string-value="insert into App_Pessoa_pessoa (id, nome, cd_sit, dt_cad) values (145, 'Lucas', 1, '2018-11-10');" calcext:value-type="string">
            <text:p>insert into App_Pessoa_pessoa (id, nome, cd_sit, dt_cad) values (145, 'Lucas', 1, '2018-11-10');</text:p>
          </table:table-cell>
          <table:table-cell table:style-name="ce32" table:number-columns-repeated="2"/>
          <table:table-cell table:style-name="ce32" table:formula="of:=[.CD144]+1" office:value-type="float" office:value="143" calcext:value-type="float">
            <text:p>143</text:p>
          </table:table-cell>
          <table:table-cell table:style-name="ce33" table:formula="of:=&quot;insert into App_Pessoa_pessoa_pessoa_tipo (id, fk_pessoa_id_id, fk_pessoa_tipo_id_id) values (&quot;&amp;[.CD145]&amp;&quot;, &quot;&amp;[.BZ145]&amp;&quot;, 1);&quot;" office:value-type="string" office:string-value="insert into App_Pessoa_pessoa_pessoa_tipo (id, fk_pessoa_id_id, fk_pessoa_tipo_id_id) values (143, 145, 1);" calcext:value-type="string">
            <text:p>insert into App_Pessoa_pessoa_pessoa_tipo (id, fk_pessoa_id_id, fk_pessoa_tipo_id_id) values (143, 145, 1);</text:p>
          </table:table-cell>
          <table:table-cell table:style-name="ce32" table:number-columns-repeated="2"/>
          <table:table-cell table:style-name="ce32" table:formula="of:=[.CH144]+1" office:value-type="float" office:value="143" calcext:value-type="float">
            <text:p>143</text:p>
          </table:table-cell>
          <table:table-cell table:style-name="ce33" table:formula="of:=&quot;insert into Evento_Pessoa (id, fk_evento_id_id, fk_pessoa_pessoa_tipo_id_id) values (&quot;&amp;[.CH145]&amp;&quot;, &quot;&amp;[.CH145]&amp;&quot;, &quot;&amp;[.CH145]&amp;&quot;);&quot;" office:value-type="string" office:string-value="insert into Evento_Pessoa (id, fk_evento_id_id, fk_pessoa_pessoa_tipo_id_id) values (143, 143, 143);" calcext:value-type="string">
            <text:p>insert into Evento_Pessoa (id, fk_evento_id_id, fk_pessoa_pessoa_tipo_id_id) values (143, 143, 14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style-name="ce3" office:value-type="string" calcext:value-type="string">
            <text:p>Renata e Cassio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8-25" calcext:value-type="date">
            <text:p>2018-08-2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number-columns-repeated="28"/>
          <table:table-cell table:style-name="ce21" office:value-type="float" office:value="400" calcext:value-type="float">
            <text:p>400</text:p>
          </table:table-cell>
          <table:table-cell table:number-columns-repeated="17"/>
          <table:table-cell table:style-name="ce32" table:formula="of:=[.BC145]+1" office:value-type="float" office:value="144" calcext:value-type="float">
            <text:p>14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6]" office:value-type="float" office:value="144" calcext:value-type="float">
            <text:p>14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25" calcext:value-type="date">
            <text:p>2018-08-25</text:p>
          </table:table-cell>
          <table:table-cell table:style-name="ce36" table:formula="of:=&quot; - &quot;&amp;[.B146]&amp;&quot; - &quot;&amp;[.C146]" office:value-type="string" office:string-value=" - Renata e Cassio - Casamento" calcext:value-type="string">
            <text:p><text:s/>- Renata e Cassio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25" calcext:value-type="date">
            <text:p>2018-08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8-25" calcext:value-type="date">
            <text:p>2018-08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" calcext:value-type="float">
            <text:p>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6]" office:value-type="float" office:value="2" calcext:value-type="float">
            <text:p>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6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45]+1" office:value-type="float" office:value="146" calcext:value-type="float">
            <text:p>146</text:p>
          </table:table-cell>
          <table:table-cell table:style-name="ce33" table:formula="of:=&quot;insert into App_Pessoa_pessoa (id, nome, cd_sit, dt_cad) values (&quot;&amp;[.BZ146]&amp;&quot;, '&quot;&amp;[.B146]&amp;&quot;', 1, '2018-11-10');&quot;" office:value-type="string" office:string-value="insert into App_Pessoa_pessoa (id, nome, cd_sit, dt_cad) values (146, 'Renata e Cassio', 1, '2018-11-10');" calcext:value-type="string">
            <text:p>insert into App_Pessoa_pessoa (id, nome, cd_sit, dt_cad) values (146, 'Renata e Cassio', 1, '2018-11-10');</text:p>
          </table:table-cell>
          <table:table-cell table:style-name="ce32" table:number-columns-repeated="2"/>
          <table:table-cell table:style-name="ce32" table:formula="of:=[.CD145]+1" office:value-type="float" office:value="144" calcext:value-type="float">
            <text:p>144</text:p>
          </table:table-cell>
          <table:table-cell table:style-name="ce33" table:formula="of:=&quot;insert into App_Pessoa_pessoa_pessoa_tipo (id, fk_pessoa_id_id, fk_pessoa_tipo_id_id) values (&quot;&amp;[.CD146]&amp;&quot;, &quot;&amp;[.BZ146]&amp;&quot;, 1);&quot;" office:value-type="string" office:string-value="insert into App_Pessoa_pessoa_pessoa_tipo (id, fk_pessoa_id_id, fk_pessoa_tipo_id_id) values (144, 146, 1);" calcext:value-type="string">
            <text:p>insert into App_Pessoa_pessoa_pessoa_tipo (id, fk_pessoa_id_id, fk_pessoa_tipo_id_id) values (144, 146, 1);</text:p>
          </table:table-cell>
          <table:table-cell table:style-name="ce32" table:number-columns-repeated="2"/>
          <table:table-cell table:style-name="ce32" table:formula="of:=[.CH145]+1" office:value-type="float" office:value="144" calcext:value-type="float">
            <text:p>144</text:p>
          </table:table-cell>
          <table:table-cell table:style-name="ce33" table:formula="of:=&quot;insert into Evento_Pessoa (id, fk_evento_id_id, fk_pessoa_pessoa_tipo_id_id) values (&quot;&amp;[.CH146]&amp;&quot;, &quot;&amp;[.CH146]&amp;&quot;, &quot;&amp;[.CH146]&amp;&quot;);&quot;" office:value-type="string" office:string-value="insert into Evento_Pessoa (id, fk_evento_id_id, fk_pessoa_pessoa_tipo_id_id) values (144, 144, 144);" calcext:value-type="string">
            <text:p>insert into Evento_Pessoa (id, fk_evento_id_id, fk_pessoa_pessoa_tipo_id_id) values (144, 144, 14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style-name="ce3" office:value-type="string" calcext:value-type="string">
            <text:p>Raquel Giansanti - expo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8"/>
          <table:table-cell table:style-name="ce21" office:value-type="float" office:value="250" calcext:value-type="float">
            <text:p>250</text:p>
          </table:table-cell>
          <table:table-cell table:number-columns-repeated="17"/>
          <table:table-cell table:style-name="ce32" table:formula="of:=[.BC146]+1" office:value-type="float" office:value="145" calcext:value-type="float">
            <text:p>14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7]" office:value-type="float" office:value="145" calcext:value-type="float">
            <text:p>14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6" table:formula="of:=&quot; - &quot;&amp;[.B147]&amp;&quot; - &quot;&amp;[.C147]" office:value-type="string" office:string-value=" - Raquel Giansanti - expo - Publicidade" calcext:value-type="string">
            <text:p><text:s/>- Raquel Giansanti - expo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7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146]+1" office:value-type="float" office:value="147" calcext:value-type="float">
            <text:p>147</text:p>
          </table:table-cell>
          <table:table-cell table:style-name="ce33" table:formula="of:=&quot;insert into App_Pessoa_pessoa (id, nome, cd_sit, dt_cad) values (&quot;&amp;[.BZ147]&amp;&quot;, '&quot;&amp;[.B147]&amp;&quot;', 1, '2018-11-10');&quot;" office:value-type="string" office:string-value="insert into App_Pessoa_pessoa (id, nome, cd_sit, dt_cad) values (147, 'Raquel Giansanti - expo', 1, '2018-11-10');" calcext:value-type="string">
            <text:p>insert into App_Pessoa_pessoa (id, nome, cd_sit, dt_cad) values (147, 'Raquel Giansanti - expo', 1, '2018-11-10');</text:p>
          </table:table-cell>
          <table:table-cell table:style-name="ce32" table:number-columns-repeated="2"/>
          <table:table-cell table:style-name="ce32" table:formula="of:=[.CD146]+1" office:value-type="float" office:value="145" calcext:value-type="float">
            <text:p>145</text:p>
          </table:table-cell>
          <table:table-cell table:style-name="ce33" table:formula="of:=&quot;insert into App_Pessoa_pessoa_pessoa_tipo (id, fk_pessoa_id_id, fk_pessoa_tipo_id_id) values (&quot;&amp;[.CD147]&amp;&quot;, &quot;&amp;[.BZ147]&amp;&quot;, 1);&quot;" office:value-type="string" office:string-value="insert into App_Pessoa_pessoa_pessoa_tipo (id, fk_pessoa_id_id, fk_pessoa_tipo_id_id) values (145, 147, 1);" calcext:value-type="string">
            <text:p>insert into App_Pessoa_pessoa_pessoa_tipo (id, fk_pessoa_id_id, fk_pessoa_tipo_id_id) values (145, 147, 1);</text:p>
          </table:table-cell>
          <table:table-cell table:style-name="ce32" table:number-columns-repeated="2"/>
          <table:table-cell table:style-name="ce32" table:formula="of:=[.CH146]+1" office:value-type="float" office:value="145" calcext:value-type="float">
            <text:p>145</text:p>
          </table:table-cell>
          <table:table-cell table:style-name="ce33" table:formula="of:=&quot;insert into Evento_Pessoa (id, fk_evento_id_id, fk_pessoa_pessoa_tipo_id_id) values (&quot;&amp;[.CH147]&amp;&quot;, &quot;&amp;[.CH147]&amp;&quot;, &quot;&amp;[.CH147]&amp;&quot;);&quot;" office:value-type="string" office:string-value="insert into Evento_Pessoa (id, fk_evento_id_id, fk_pessoa_pessoa_tipo_id_id) values (145, 145, 145);" calcext:value-type="string">
            <text:p>insert into Evento_Pessoa (id, fk_evento_id_id, fk_pessoa_pessoa_tipo_id_id) values (145, 145, 14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style-name="ce3" office:value-type="string" calcext:value-type="string">
            <text:p>Renata e Cassio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"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23"/>
          <table:table-cell table:style-name="ce21" office:value-type="float" office:value="936" calcext:value-type="float">
            <text:p>936</text:p>
          </table:table-cell>
          <table:table-cell table:number-columns-repeated="3"/>
          <table:table-cell table:style-name="ce21" office:value-type="float" office:value="1132" calcext:value-type="float">
            <text:p>1 132</text:p>
          </table:table-cell>
          <table:table-cell table:style-name="ce21" office:value-type="float" office:value="732" calcext:value-type="float">
            <text:p>732</text:p>
          </table:table-cell>
          <table:table-cell table:number-columns-repeated="17"/>
          <table:table-cell table:style-name="ce32" table:formula="of:=[.BC147]+1" office:value-type="float" office:value="146" calcext:value-type="float">
            <text:p>14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8]" office:value-type="float" office:value="146" calcext:value-type="float">
            <text:p>14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6" table:formula="of:=&quot; - &quot;&amp;[.B148]&amp;&quot; - &quot;&amp;[.C148]" office:value-type="string" office:string-value=" - Renata e Cassio - Casamento" calcext:value-type="string">
            <text:p><text:s/>- Renata e Cassio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01" calcext:value-type="date">
            <text:p>2018-09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800" calcext:value-type="float">
            <text:p>28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8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8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47]+1" office:value-type="float" office:value="148" calcext:value-type="float">
            <text:p>148</text:p>
          </table:table-cell>
          <table:table-cell table:style-name="ce33" table:formula="of:=&quot;insert into App_Pessoa_pessoa (id, nome, cd_sit, dt_cad) values (&quot;&amp;[.BZ148]&amp;&quot;, '&quot;&amp;[.B148]&amp;&quot;', 1, '2018-11-10');&quot;" office:value-type="string" office:string-value="insert into App_Pessoa_pessoa (id, nome, cd_sit, dt_cad) values (148, 'Renata e Cassio', 1, '2018-11-10');" calcext:value-type="string">
            <text:p>insert into App_Pessoa_pessoa (id, nome, cd_sit, dt_cad) values (148, 'Renata e Cassio', 1, '2018-11-10');</text:p>
          </table:table-cell>
          <table:table-cell table:style-name="ce32" table:number-columns-repeated="2"/>
          <table:table-cell table:style-name="ce32" table:formula="of:=[.CD147]+1" office:value-type="float" office:value="146" calcext:value-type="float">
            <text:p>146</text:p>
          </table:table-cell>
          <table:table-cell table:style-name="ce33" table:formula="of:=&quot;insert into App_Pessoa_pessoa_pessoa_tipo (id, fk_pessoa_id_id, fk_pessoa_tipo_id_id) values (&quot;&amp;[.CD148]&amp;&quot;, &quot;&amp;[.BZ148]&amp;&quot;, 1);&quot;" office:value-type="string" office:string-value="insert into App_Pessoa_pessoa_pessoa_tipo (id, fk_pessoa_id_id, fk_pessoa_tipo_id_id) values (146, 148, 1);" calcext:value-type="string">
            <text:p>insert into App_Pessoa_pessoa_pessoa_tipo (id, fk_pessoa_id_id, fk_pessoa_tipo_id_id) values (146, 148, 1);</text:p>
          </table:table-cell>
          <table:table-cell table:style-name="ce32" table:number-columns-repeated="2"/>
          <table:table-cell table:style-name="ce32" table:formula="of:=[.CH147]+1" office:value-type="float" office:value="146" calcext:value-type="float">
            <text:p>146</text:p>
          </table:table-cell>
          <table:table-cell table:style-name="ce33" table:formula="of:=&quot;insert into Evento_Pessoa (id, fk_evento_id_id, fk_pessoa_pessoa_tipo_id_id) values (&quot;&amp;[.CH148]&amp;&quot;, &quot;&amp;[.CH148]&amp;&quot;, &quot;&amp;[.CH148]&amp;&quot;);&quot;" office:value-type="string" office:string-value="insert into Evento_Pessoa (id, fk_evento_id_id, fk_pessoa_pessoa_tipo_id_id) values (146, 146, 146);" calcext:value-type="string">
            <text:p>insert into Evento_Pessoa (id, fk_evento_id_id, fk_pessoa_pessoa_tipo_id_id) values (146, 146, 14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style-name="ce3" office:value-type="string" calcext:value-type="string">
            <text:p>Jonatan - Smart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9-18" calcext:value-type="date">
            <text:p>2018-09-18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8"/>
          <table:table-cell table:style-name="ce21" office:value-type="float" office:value="500" calcext:value-type="float">
            <text:p>500</text:p>
          </table:table-cell>
          <table:table-cell table:number-columns-repeated="17"/>
          <table:table-cell table:style-name="ce32" table:formula="of:=[.BC148]+1" office:value-type="float" office:value="147" calcext:value-type="float">
            <text:p>14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49]" office:value-type="float" office:value="147" calcext:value-type="float">
            <text:p>14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18" calcext:value-type="date">
            <text:p>2018-09-18</text:p>
          </table:table-cell>
          <table:table-cell table:style-name="ce36" table:formula="of:=&quot; - &quot;&amp;[.B149]&amp;&quot; - &quot;&amp;[.C149]" office:value-type="string" office:string-value=" - Jonatan - Smart - Casamento" calcext:value-type="string">
            <text:p><text:s/>- Jonatan - Smart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18" calcext:value-type="date">
            <text:p>2018-09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18" calcext:value-type="date">
            <text:p>2018-09-18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500" calcext:value-type="float">
            <text:p>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4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49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48]+1" office:value-type="float" office:value="149" calcext:value-type="float">
            <text:p>149</text:p>
          </table:table-cell>
          <table:table-cell table:style-name="ce33" table:formula="of:=&quot;insert into App_Pessoa_pessoa (id, nome, cd_sit, dt_cad) values (&quot;&amp;[.BZ149]&amp;&quot;, '&quot;&amp;[.B149]&amp;&quot;', 1, '2018-11-10');&quot;" office:value-type="string" office:string-value="insert into App_Pessoa_pessoa (id, nome, cd_sit, dt_cad) values (149, 'Jonatan - Smart', 1, '2018-11-10');" calcext:value-type="string">
            <text:p>insert into App_Pessoa_pessoa (id, nome, cd_sit, dt_cad) values (149, 'Jonatan - Smart', 1, '2018-11-10');</text:p>
          </table:table-cell>
          <table:table-cell table:style-name="ce32" table:number-columns-repeated="2"/>
          <table:table-cell table:style-name="ce32" table:formula="of:=[.CD148]+1" office:value-type="float" office:value="147" calcext:value-type="float">
            <text:p>147</text:p>
          </table:table-cell>
          <table:table-cell table:style-name="ce33" table:formula="of:=&quot;insert into App_Pessoa_pessoa_pessoa_tipo (id, fk_pessoa_id_id, fk_pessoa_tipo_id_id) values (&quot;&amp;[.CD149]&amp;&quot;, &quot;&amp;[.BZ149]&amp;&quot;, 1);&quot;" office:value-type="string" office:string-value="insert into App_Pessoa_pessoa_pessoa_tipo (id, fk_pessoa_id_id, fk_pessoa_tipo_id_id) values (147, 149, 1);" calcext:value-type="string">
            <text:p>insert into App_Pessoa_pessoa_pessoa_tipo (id, fk_pessoa_id_id, fk_pessoa_tipo_id_id) values (147, 149, 1);</text:p>
          </table:table-cell>
          <table:table-cell table:style-name="ce32" table:number-columns-repeated="2"/>
          <table:table-cell table:style-name="ce32" table:formula="of:=[.CH148]+1" office:value-type="float" office:value="147" calcext:value-type="float">
            <text:p>147</text:p>
          </table:table-cell>
          <table:table-cell table:style-name="ce33" table:formula="of:=&quot;insert into Evento_Pessoa (id, fk_evento_id_id, fk_pessoa_pessoa_tipo_id_id) values (&quot;&amp;[.CH149]&amp;&quot;, &quot;&amp;[.CH149]&amp;&quot;, &quot;&amp;[.CH149]&amp;&quot;);&quot;" office:value-type="string" office:string-value="insert into Evento_Pessoa (id, fk_evento_id_id, fk_pessoa_pessoa_tipo_id_id) values (147, 147, 147);" calcext:value-type="string">
            <text:p>insert into Evento_Pessoa (id, fk_evento_id_id, fk_pessoa_pessoa_tipo_id_id) values (147, 147, 14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style-name="ce3" office:value-type="string" calcext:value-type="string">
            <text:p>Priscila e Ronaldo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9-22" calcext:value-type="date">
            <text:p>2018-09-22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4"/>
          <table:table-cell table:style-name="ce21" office:value-type="float" office:value="4000" calcext:value-type="float">
            <text:p>4 000</text:p>
          </table:table-cell>
          <table:table-cell table:number-columns-repeated="21"/>
          <table:table-cell table:style-name="ce32" table:formula="of:=[.BC149]+1" office:value-type="float" office:value="148" calcext:value-type="float">
            <text:p>14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0]" office:value-type="float" office:value="148" calcext:value-type="float">
            <text:p>14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2" calcext:value-type="date">
            <text:p>2018-09-22</text:p>
          </table:table-cell>
          <table:table-cell table:style-name="ce36" table:formula="of:=&quot; - &quot;&amp;[.B150]&amp;&quot; - &quot;&amp;[.C150]" office:value-type="string" office:string-value=" - Priscila e Ronaldo - Casamento" calcext:value-type="string">
            <text:p><text:s/>- Priscila e Ronaldo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2" calcext:value-type="date">
            <text:p>2018-09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2" calcext:value-type="date">
            <text:p>2018-09-22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0" calcext:value-type="float">
            <text:p>4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0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0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49]+1" office:value-type="float" office:value="150" calcext:value-type="float">
            <text:p>150</text:p>
          </table:table-cell>
          <table:table-cell table:style-name="ce33" table:formula="of:=&quot;insert into App_Pessoa_pessoa (id, nome, cd_sit, dt_cad) values (&quot;&amp;[.BZ150]&amp;&quot;, '&quot;&amp;[.B150]&amp;&quot;', 1, '2018-11-10');&quot;" office:value-type="string" office:string-value="insert into App_Pessoa_pessoa (id, nome, cd_sit, dt_cad) values (150, 'Priscila e Ronaldo', 1, '2018-11-10');" calcext:value-type="string">
            <text:p>insert into App_Pessoa_pessoa (id, nome, cd_sit, dt_cad) values (150, 'Priscila e Ronaldo', 1, '2018-11-10');</text:p>
          </table:table-cell>
          <table:table-cell table:style-name="ce32" table:number-columns-repeated="2"/>
          <table:table-cell table:style-name="ce32" table:formula="of:=[.CD149]+1" office:value-type="float" office:value="148" calcext:value-type="float">
            <text:p>148</text:p>
          </table:table-cell>
          <table:table-cell table:style-name="ce33" table:formula="of:=&quot;insert into App_Pessoa_pessoa_pessoa_tipo (id, fk_pessoa_id_id, fk_pessoa_tipo_id_id) values (&quot;&amp;[.CD150]&amp;&quot;, &quot;&amp;[.BZ150]&amp;&quot;, 1);&quot;" office:value-type="string" office:string-value="insert into App_Pessoa_pessoa_pessoa_tipo (id, fk_pessoa_id_id, fk_pessoa_tipo_id_id) values (148, 150, 1);" calcext:value-type="string">
            <text:p>insert into App_Pessoa_pessoa_pessoa_tipo (id, fk_pessoa_id_id, fk_pessoa_tipo_id_id) values (148, 150, 1);</text:p>
          </table:table-cell>
          <table:table-cell table:style-name="ce32" table:number-columns-repeated="2"/>
          <table:table-cell table:style-name="ce32" table:formula="of:=[.CH149]+1" office:value-type="float" office:value="148" calcext:value-type="float">
            <text:p>148</text:p>
          </table:table-cell>
          <table:table-cell table:style-name="ce33" table:formula="of:=&quot;insert into Evento_Pessoa (id, fk_evento_id_id, fk_pessoa_pessoa_tipo_id_id) values (&quot;&amp;[.CH150]&amp;&quot;, &quot;&amp;[.CH150]&amp;&quot;, &quot;&amp;[.CH150]&amp;&quot;);&quot;" office:value-type="string" office:string-value="insert into Evento_Pessoa (id, fk_evento_id_id, fk_pessoa_pessoa_tipo_id_id) values (148, 148, 148);" calcext:value-type="string">
            <text:p>insert into Evento_Pessoa (id, fk_evento_id_id, fk_pessoa_pessoa_tipo_id_id) values (148, 148, 14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style-name="ce3" office:value-type="string" calcext:value-type="string">
            <text:p>Miguel</text:p>
          </table:table-cell>
          <table:table-cell table:style-name="ce4" office:value-type="string" calcext:value-type="string">
            <text:p>Newbor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date" office:date-value="2018-09-25" calcext:value-type="date">
            <text:p>2018-09-25</text:p>
          </table:table-cell>
          <table:table-cell table:style-name="ce12" office:value-type="float" office:value="390" calcext:value-type="float">
            <text:p>39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2"/>
          <table:table-cell table:style-name="ce4" table:number-columns-repeated="8"/>
          <table:table-cell table:style-name="ce21" office:value-type="float" office:value="390" calcext:value-type="float">
            <text:p>390</text:p>
          </table:table-cell>
          <table:table-cell table:style-name="ce4" table:number-columns-repeated="15"/>
          <table:table-cell table:number-columns-repeated="2"/>
          <table:table-cell table:style-name="ce32" table:formula="of:=[.BC150]+1" office:value-type="float" office:value="149" calcext:value-type="float">
            <text:p>14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1]" office:value-type="float" office:value="149" calcext:value-type="float">
            <text:p>14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5" calcext:value-type="date">
            <text:p>2018-09-25</text:p>
          </table:table-cell>
          <table:table-cell table:style-name="ce36" table:formula="of:=&quot; - &quot;&amp;[.B151]&amp;&quot; - &quot;&amp;[.C151]" office:value-type="string" office:string-value=" - Miguel - Newborn" calcext:value-type="string">
            <text:p><text:s/>- Miguel - Newborn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5" calcext:value-type="date">
            <text:p>2018-09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5" calcext:value-type="date">
            <text:p>2018-09-2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90" calcext:value-type="float">
            <text:p>3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1]&amp;&quot;);&quot;" office:value-type="string" office:string-value="11);" calcext:value-type="string">
            <text:p>11);</text:p>
          </table:table-cell>
          <table:table-cell table:style-name="ce32"/>
          <table:table-cell table:style-name="ce32" table:formula="of:=[.BZ150]+1" office:value-type="float" office:value="151" calcext:value-type="float">
            <text:p>151</text:p>
          </table:table-cell>
          <table:table-cell table:style-name="ce33" table:formula="of:=&quot;insert into App_Pessoa_pessoa (id, nome, cd_sit, dt_cad) values (&quot;&amp;[.BZ151]&amp;&quot;, '&quot;&amp;[.B151]&amp;&quot;', 1, '2018-11-10');&quot;" office:value-type="string" office:string-value="insert into App_Pessoa_pessoa (id, nome, cd_sit, dt_cad) values (151, 'Miguel', 1, '2018-11-10');" calcext:value-type="string">
            <text:p>insert into App_Pessoa_pessoa (id, nome, cd_sit, dt_cad) values (151, 'Miguel', 1, '2018-11-10');</text:p>
          </table:table-cell>
          <table:table-cell table:style-name="ce32" table:number-columns-repeated="2"/>
          <table:table-cell table:style-name="ce32" table:formula="of:=[.CD150]+1" office:value-type="float" office:value="149" calcext:value-type="float">
            <text:p>149</text:p>
          </table:table-cell>
          <table:table-cell table:style-name="ce33" table:formula="of:=&quot;insert into App_Pessoa_pessoa_pessoa_tipo (id, fk_pessoa_id_id, fk_pessoa_tipo_id_id) values (&quot;&amp;[.CD151]&amp;&quot;, &quot;&amp;[.BZ151]&amp;&quot;, 1);&quot;" office:value-type="string" office:string-value="insert into App_Pessoa_pessoa_pessoa_tipo (id, fk_pessoa_id_id, fk_pessoa_tipo_id_id) values (149, 151, 1);" calcext:value-type="string">
            <text:p>insert into App_Pessoa_pessoa_pessoa_tipo (id, fk_pessoa_id_id, fk_pessoa_tipo_id_id) values (149, 151, 1);</text:p>
          </table:table-cell>
          <table:table-cell table:style-name="ce32" table:number-columns-repeated="2"/>
          <table:table-cell table:style-name="ce32" table:formula="of:=[.CH150]+1" office:value-type="float" office:value="149" calcext:value-type="float">
            <text:p>149</text:p>
          </table:table-cell>
          <table:table-cell table:style-name="ce33" table:formula="of:=&quot;insert into Evento_Pessoa (id, fk_evento_id_id, fk_pessoa_pessoa_tipo_id_id) values (&quot;&amp;[.CH151]&amp;&quot;, &quot;&amp;[.CH151]&amp;&quot;, &quot;&amp;[.CH151]&amp;&quot;);&quot;" office:value-type="string" office:string-value="insert into Evento_Pessoa (id, fk_evento_id_id, fk_pessoa_pessoa_tipo_id_id) values (149, 149, 149);" calcext:value-type="string">
            <text:p>insert into Evento_Pessoa (id, fk_evento_id_id, fk_pessoa_pessoa_tipo_id_id) values (149, 149, 14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style-name="ce3" office:value-type="string" calcext:value-type="string">
            <text:p>Carol e Is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12" office:value-type="float" office:value="300" calcext:value-type="float">
            <text:p>30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2"/>
          <table:table-cell table:style-name="ce4" table:number-columns-repeated="8"/>
          <table:table-cell table:style-name="ce21" office:value-type="float" office:value="300" calcext:value-type="float">
            <text:p>300</text:p>
          </table:table-cell>
          <table:table-cell table:style-name="ce4" table:number-columns-repeated="15"/>
          <table:table-cell table:number-columns-repeated="2"/>
          <table:table-cell table:style-name="ce32" table:formula="of:=[.BC151]+1" office:value-type="float" office:value="150" calcext:value-type="float">
            <text:p>15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2]" office:value-type="float" office:value="150" calcext:value-type="float">
            <text:p>15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36" table:formula="of:=&quot; - &quot;&amp;[.B152]&amp;&quot; - &quot;&amp;[.C152]" office:value-type="string" office:string-value=" - Carol e Isa - Gestante" calcext:value-type="string">
            <text:p><text:s/>- Carol e Is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2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2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51]+1" office:value-type="float" office:value="152" calcext:value-type="float">
            <text:p>152</text:p>
          </table:table-cell>
          <table:table-cell table:style-name="ce33" table:formula="of:=&quot;insert into App_Pessoa_pessoa (id, nome, cd_sit, dt_cad) values (&quot;&amp;[.BZ152]&amp;&quot;, '&quot;&amp;[.B152]&amp;&quot;', 1, '2018-11-10');&quot;" office:value-type="string" office:string-value="insert into App_Pessoa_pessoa (id, nome, cd_sit, dt_cad) values (152, 'Carol e Isa', 1, '2018-11-10');" calcext:value-type="string">
            <text:p>insert into App_Pessoa_pessoa (id, nome, cd_sit, dt_cad) values (152, 'Carol e Isa', 1, '2018-11-10');</text:p>
          </table:table-cell>
          <table:table-cell table:style-name="ce32" table:number-columns-repeated="2"/>
          <table:table-cell table:style-name="ce32" table:formula="of:=[.CD151]+1" office:value-type="float" office:value="150" calcext:value-type="float">
            <text:p>150</text:p>
          </table:table-cell>
          <table:table-cell table:style-name="ce33" table:formula="of:=&quot;insert into App_Pessoa_pessoa_pessoa_tipo (id, fk_pessoa_id_id, fk_pessoa_tipo_id_id) values (&quot;&amp;[.CD152]&amp;&quot;, &quot;&amp;[.BZ152]&amp;&quot;, 1);&quot;" office:value-type="string" office:string-value="insert into App_Pessoa_pessoa_pessoa_tipo (id, fk_pessoa_id_id, fk_pessoa_tipo_id_id) values (150, 152, 1);" calcext:value-type="string">
            <text:p>insert into App_Pessoa_pessoa_pessoa_tipo (id, fk_pessoa_id_id, fk_pessoa_tipo_id_id) values (150, 152, 1);</text:p>
          </table:table-cell>
          <table:table-cell table:style-name="ce32" table:number-columns-repeated="2"/>
          <table:table-cell table:style-name="ce32" table:formula="of:=[.CH151]+1" office:value-type="float" office:value="150" calcext:value-type="float">
            <text:p>150</text:p>
          </table:table-cell>
          <table:table-cell table:style-name="ce33" table:formula="of:=&quot;insert into Evento_Pessoa (id, fk_evento_id_id, fk_pessoa_pessoa_tipo_id_id) values (&quot;&amp;[.CH152]&amp;&quot;, &quot;&amp;[.CH152]&amp;&quot;, &quot;&amp;[.CH152]&amp;&quot;);&quot;" office:value-type="string" office:string-value="insert into Evento_Pessoa (id, fk_evento_id_id, fk_pessoa_pessoa_tipo_id_id) values (150, 150, 150);" calcext:value-type="string">
            <text:p>insert into Evento_Pessoa (id, fk_evento_id_id, fk_pessoa_pessoa_tipo_id_id) values (150, 150, 15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 table:style-name="ce3" office:value-type="string" calcext:value-type="string">
            <text:p>Paloma e Maike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12" table:formula="of:=5*600" office:value-type="float" office:value="3000" calcext:value-type="float">
            <text:p>3 000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2"/>
          <table:table-cell table:style-name="ce4" table:number-columns-repeated="5"/>
          <table:table-cell table:style-name="ce21" office:value-type="float" office:value="600" calcext:value-type="float">
            <text:p>600</text:p>
          </table:table-cell>
          <table:table-cell table:style-name="ce4"/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1800" calcext:value-type="float">
            <text:p>1 800</text:p>
          </table:table-cell>
          <table:table-cell/>
          <table:table-cell table:style-name="ce4" table:number-columns-repeated="14"/>
          <table:table-cell table:number-columns-repeated="2"/>
          <table:table-cell table:style-name="ce32" table:formula="of:=[.BC152]+1" office:value-type="float" office:value="151" calcext:value-type="float">
            <text:p>15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3]" office:value-type="float" office:value="151" calcext:value-type="float">
            <text:p>15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36" table:formula="of:=&quot; - &quot;&amp;[.B153]&amp;&quot; - &quot;&amp;[.C153]" office:value-type="string" office:string-value=" - Paloma e Maike - Casamento" calcext:value-type="string">
            <text:p><text:s/>- Paloma e Maike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29" calcext:value-type="date">
            <text:p>2018-09-29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table:formula="of:=5*600" office:value-type="float" office:value="3000" calcext:value-type="float">
            <text:p>3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3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3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52]+1" office:value-type="float" office:value="153" calcext:value-type="float">
            <text:p>153</text:p>
          </table:table-cell>
          <table:table-cell table:style-name="ce33" table:formula="of:=&quot;insert into App_Pessoa_pessoa (id, nome, cd_sit, dt_cad) values (&quot;&amp;[.BZ153]&amp;&quot;, '&quot;&amp;[.B153]&amp;&quot;', 1, '2018-11-10');&quot;" office:value-type="string" office:string-value="insert into App_Pessoa_pessoa (id, nome, cd_sit, dt_cad) values (153, 'Paloma e Maike', 1, '2018-11-10');" calcext:value-type="string">
            <text:p>insert into App_Pessoa_pessoa (id, nome, cd_sit, dt_cad) values (153, 'Paloma e Maike', 1, '2018-11-10');</text:p>
          </table:table-cell>
          <table:table-cell table:style-name="ce32" table:number-columns-repeated="2"/>
          <table:table-cell table:style-name="ce32" table:formula="of:=[.CD152]+1" office:value-type="float" office:value="151" calcext:value-type="float">
            <text:p>151</text:p>
          </table:table-cell>
          <table:table-cell table:style-name="ce33" table:formula="of:=&quot;insert into App_Pessoa_pessoa_pessoa_tipo (id, fk_pessoa_id_id, fk_pessoa_tipo_id_id) values (&quot;&amp;[.CD153]&amp;&quot;, &quot;&amp;[.BZ153]&amp;&quot;, 1);&quot;" office:value-type="string" office:string-value="insert into App_Pessoa_pessoa_pessoa_tipo (id, fk_pessoa_id_id, fk_pessoa_tipo_id_id) values (151, 153, 1);" calcext:value-type="string">
            <text:p>insert into App_Pessoa_pessoa_pessoa_tipo (id, fk_pessoa_id_id, fk_pessoa_tipo_id_id) values (151, 153, 1);</text:p>
          </table:table-cell>
          <table:table-cell table:style-name="ce32" table:number-columns-repeated="2"/>
          <table:table-cell table:style-name="ce32" table:formula="of:=[.CH152]+1" office:value-type="float" office:value="151" calcext:value-type="float">
            <text:p>151</text:p>
          </table:table-cell>
          <table:table-cell table:style-name="ce33" table:formula="of:=&quot;insert into Evento_Pessoa (id, fk_evento_id_id, fk_pessoa_pessoa_tipo_id_id) values (&quot;&amp;[.CH153]&amp;&quot;, &quot;&amp;[.CH153]&amp;&quot;, &quot;&amp;[.CH153]&amp;&quot;);&quot;" office:value-type="string" office:string-value="insert into Evento_Pessoa (id, fk_evento_id_id, fk_pessoa_pessoa_tipo_id_id) values (151, 151, 151);" calcext:value-type="string">
            <text:p>insert into Evento_Pessoa (id, fk_evento_id_id, fk_pessoa_pessoa_tipo_id_id) values (151, 151, 15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 table:style-name="ce3" office:value-type="string" calcext:value-type="string">
            <text:p>Dayanne - Patty</text:p>
          </table:table-cell>
          <table:table-cell table:style-name="ce4" office:value-type="string" calcext:value-type="string">
            <text:p>Cha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date" office:date-value="2018-09-30" calcext:value-type="date">
            <text:p>2018-09-30</text:p>
          </table:table-cell>
          <table:table-cell table:style-name="ce12" office:value-type="float" office:value="300" calcext:value-type="float">
            <text:p>30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style-name="ce4" table:number-columns-repeated="8"/>
          <table:table-cell table:style-name="ce23" table:number-columns-repeated="12"/>
          <table:table-cell table:style-name="ce4" table:number-columns-repeated="9"/>
          <table:table-cell table:style-name="ce30" office:value-type="float" office:value="300" calcext:value-type="float">
            <text:p>300</text:p>
          </table:table-cell>
          <table:table-cell table:style-name="ce4" table:number-columns-repeated="14"/>
          <table:table-cell table:number-columns-repeated="2"/>
          <table:table-cell table:style-name="ce32" table:formula="of:=[.BC153]+1" office:value-type="float" office:value="152" calcext:value-type="float">
            <text:p>15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4]" office:value-type="float" office:value="152" calcext:value-type="float">
            <text:p>15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30" calcext:value-type="date">
            <text:p>2018-09-30</text:p>
          </table:table-cell>
          <table:table-cell table:style-name="ce36" table:formula="of:=&quot; - &quot;&amp;[.B154]&amp;&quot; - &quot;&amp;[.C154]" office:value-type="string" office:string-value=" - Dayanne - Patty - Cha" calcext:value-type="string">
            <text:p><text:s/>- Dayanne - Patty - Cha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30" calcext:value-type="date">
            <text:p>2018-09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09-30" calcext:value-type="date">
            <text:p>2018-09-3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4]&amp;&quot;);&quot;" office:value-type="string" office:string-value="18);" calcext:value-type="string">
            <text:p>18);</text:p>
          </table:table-cell>
          <table:table-cell table:style-name="ce32"/>
          <table:table-cell table:style-name="ce32" table:formula="of:=[.BZ153]+1" office:value-type="float" office:value="154" calcext:value-type="float">
            <text:p>154</text:p>
          </table:table-cell>
          <table:table-cell table:style-name="ce33" table:formula="of:=&quot;insert into App_Pessoa_pessoa (id, nome, cd_sit, dt_cad) values (&quot;&amp;[.BZ154]&amp;&quot;, '&quot;&amp;[.B154]&amp;&quot;', 1, '2018-11-10');&quot;" office:value-type="string" office:string-value="insert into App_Pessoa_pessoa (id, nome, cd_sit, dt_cad) values (154, 'Dayanne - Patty', 1, '2018-11-10');" calcext:value-type="string">
            <text:p>insert into App_Pessoa_pessoa (id, nome, cd_sit, dt_cad) values (154, 'Dayanne - Patty', 1, '2018-11-10');</text:p>
          </table:table-cell>
          <table:table-cell table:style-name="ce32" table:number-columns-repeated="2"/>
          <table:table-cell table:style-name="ce32" table:formula="of:=[.CD153]+1" office:value-type="float" office:value="152" calcext:value-type="float">
            <text:p>152</text:p>
          </table:table-cell>
          <table:table-cell table:style-name="ce33" table:formula="of:=&quot;insert into App_Pessoa_pessoa_pessoa_tipo (id, fk_pessoa_id_id, fk_pessoa_tipo_id_id) values (&quot;&amp;[.CD154]&amp;&quot;, &quot;&amp;[.BZ154]&amp;&quot;, 1);&quot;" office:value-type="string" office:string-value="insert into App_Pessoa_pessoa_pessoa_tipo (id, fk_pessoa_id_id, fk_pessoa_tipo_id_id) values (152, 154, 1);" calcext:value-type="string">
            <text:p>insert into App_Pessoa_pessoa_pessoa_tipo (id, fk_pessoa_id_id, fk_pessoa_tipo_id_id) values (152, 154, 1);</text:p>
          </table:table-cell>
          <table:table-cell table:style-name="ce32" table:number-columns-repeated="2"/>
          <table:table-cell table:style-name="ce32" table:formula="of:=[.CH153]+1" office:value-type="float" office:value="152" calcext:value-type="float">
            <text:p>152</text:p>
          </table:table-cell>
          <table:table-cell table:style-name="ce33" table:formula="of:=&quot;insert into Evento_Pessoa (id, fk_evento_id_id, fk_pessoa_pessoa_tipo_id_id) values (&quot;&amp;[.CH154]&amp;&quot;, &quot;&amp;[.CH154]&amp;&quot;, &quot;&amp;[.CH154]&amp;&quot;);&quot;" office:value-type="string" office:string-value="insert into Evento_Pessoa (id, fk_evento_id_id, fk_pessoa_pessoa_tipo_id_id) values (152, 152, 152);" calcext:value-type="string">
            <text:p>insert into Evento_Pessoa (id, fk_evento_id_id, fk_pessoa_pessoa_tipo_id_id) values (152, 152, 15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 table:style-name="ce3" office:value-type="string" calcext:value-type="string">
            <text:p>Maria Flavia</text:p>
          </table:table-cell>
          <table:table-cell table:style-name="ce4" office:value-type="string" calcext:value-type="string">
            <text:p>Gestante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date" office:date-value="2018-10-01" calcext:value-type="date">
            <text:p>2018-10-01</text:p>
          </table:table-cell>
          <table:table-cell table:style-name="ce12" office:value-type="float" office:value="350" calcext:value-type="float">
            <text:p>35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2"/>
          <table:table-cell table:style-name="ce4" table:number-columns-repeated="8"/>
          <table:table-cell table:style-name="ce21" office:value-type="float" office:value="350" calcext:value-type="float">
            <text:p>350</text:p>
          </table:table-cell>
          <table:table-cell table:style-name="ce4" table:number-columns-repeated="15"/>
          <table:table-cell table:number-columns-repeated="2"/>
          <table:table-cell table:style-name="ce32" table:formula="of:=[.BC154]+1" office:value-type="float" office:value="153" calcext:value-type="float">
            <text:p>15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5]" office:value-type="float" office:value="153" calcext:value-type="float">
            <text:p>15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1" calcext:value-type="date">
            <text:p>2018-10-01</text:p>
          </table:table-cell>
          <table:table-cell table:style-name="ce36" table:formula="of:=&quot; - &quot;&amp;[.B155]&amp;&quot; - &quot;&amp;[.C155]" office:value-type="string" office:string-value=" - Maria Flavia - Gestante" calcext:value-type="string">
            <text:p><text:s/>- Maria Flavia - Gestant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1" calcext:value-type="date">
            <text:p>2018-10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1" calcext:value-type="date">
            <text:p>2018-10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5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5]&amp;&quot;);&quot;" office:value-type="string" office:string-value="10);" calcext:value-type="string">
            <text:p>10);</text:p>
          </table:table-cell>
          <table:table-cell table:style-name="ce32"/>
          <table:table-cell table:style-name="ce32" table:formula="of:=[.BZ154]+1" office:value-type="float" office:value="155" calcext:value-type="float">
            <text:p>155</text:p>
          </table:table-cell>
          <table:table-cell table:style-name="ce33" table:formula="of:=&quot;insert into App_Pessoa_pessoa (id, nome, cd_sit, dt_cad) values (&quot;&amp;[.BZ155]&amp;&quot;, '&quot;&amp;[.B155]&amp;&quot;', 1, '2018-11-10');&quot;" office:value-type="string" office:string-value="insert into App_Pessoa_pessoa (id, nome, cd_sit, dt_cad) values (155, 'Maria Flavia', 1, '2018-11-10');" calcext:value-type="string">
            <text:p>insert into App_Pessoa_pessoa (id, nome, cd_sit, dt_cad) values (155, 'Maria Flavia', 1, '2018-11-10');</text:p>
          </table:table-cell>
          <table:table-cell table:style-name="ce32" table:number-columns-repeated="2"/>
          <table:table-cell table:style-name="ce32" table:formula="of:=[.CD154]+1" office:value-type="float" office:value="153" calcext:value-type="float">
            <text:p>153</text:p>
          </table:table-cell>
          <table:table-cell table:style-name="ce33" table:formula="of:=&quot;insert into App_Pessoa_pessoa_pessoa_tipo (id, fk_pessoa_id_id, fk_pessoa_tipo_id_id) values (&quot;&amp;[.CD155]&amp;&quot;, &quot;&amp;[.BZ155]&amp;&quot;, 1);&quot;" office:value-type="string" office:string-value="insert into App_Pessoa_pessoa_pessoa_tipo (id, fk_pessoa_id_id, fk_pessoa_tipo_id_id) values (153, 155, 1);" calcext:value-type="string">
            <text:p>insert into App_Pessoa_pessoa_pessoa_tipo (id, fk_pessoa_id_id, fk_pessoa_tipo_id_id) values (153, 155, 1);</text:p>
          </table:table-cell>
          <table:table-cell table:style-name="ce32" table:number-columns-repeated="2"/>
          <table:table-cell table:style-name="ce32" table:formula="of:=[.CH154]+1" office:value-type="float" office:value="153" calcext:value-type="float">
            <text:p>153</text:p>
          </table:table-cell>
          <table:table-cell table:style-name="ce33" table:formula="of:=&quot;insert into Evento_Pessoa (id, fk_evento_id_id, fk_pessoa_pessoa_tipo_id_id) values (&quot;&amp;[.CH155]&amp;&quot;, &quot;&amp;[.CH155]&amp;&quot;, &quot;&amp;[.CH155]&amp;&quot;);&quot;" office:value-type="string" office:string-value="insert into Evento_Pessoa (id, fk_evento_id_id, fk_pessoa_pessoa_tipo_id_id) values (153, 153, 153);" calcext:value-type="string">
            <text:p>insert into Evento_Pessoa (id, fk_evento_id_id, fk_pessoa_pessoa_tipo_id_id) values (153, 153, 15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 table:style-name="ce3" office:value-type="string" calcext:value-type="string">
            <text:p>Inauguracao Loja Ju</text:p>
          </table:table-cell>
          <table:table-cell table:style-name="ce4" office:value-type="string" calcext:value-type="string">
            <text:p>Publicidad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date" office:date-value="2018-10-05" calcext:value-type="date">
            <text:p>2018-10-05</text:p>
          </table:table-cell>
          <table:table-cell table:style-name="ce12" office:value-type="float" office:value="450" calcext:value-type="float">
            <text:p>45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style-name="ce4" table:number-columns-repeated="8"/>
          <table:table-cell table:style-name="ce23" table:number-columns-repeated="12"/>
          <table:table-cell table:style-name="ce4" table:number-columns-repeated="9"/>
          <table:table-cell table:style-name="ce30" office:value-type="float" office:value="450" calcext:value-type="float">
            <text:p>450</text:p>
          </table:table-cell>
          <table:table-cell table:style-name="ce4" table:number-columns-repeated="14"/>
          <table:table-cell table:number-columns-repeated="2"/>
          <table:table-cell table:style-name="ce32" table:formula="of:=[.BC155]+1" office:value-type="float" office:value="154" calcext:value-type="float">
            <text:p>15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6]" office:value-type="float" office:value="154" calcext:value-type="float">
            <text:p>15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5" calcext:value-type="date">
            <text:p>2018-10-05</text:p>
          </table:table-cell>
          <table:table-cell table:style-name="ce36" table:formula="of:=&quot; - &quot;&amp;[.B156]&amp;&quot; - &quot;&amp;[.C156]" office:value-type="string" office:string-value=" - Inauguracao Loja Ju - Publicidade" calcext:value-type="string">
            <text:p><text:s/>- Inauguracao Loja Ju - Publicidade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5" calcext:value-type="date">
            <text:p>2018-10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5" calcext:value-type="date">
            <text:p>2018-10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50" calcext:value-type="float">
            <text:p>4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6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6]&amp;&quot;);&quot;" office:value-type="string" office:string-value="15);" calcext:value-type="string">
            <text:p>15);</text:p>
          </table:table-cell>
          <table:table-cell table:style-name="ce32"/>
          <table:table-cell table:style-name="ce32" table:formula="of:=[.BZ155]+1" office:value-type="float" office:value="156" calcext:value-type="float">
            <text:p>156</text:p>
          </table:table-cell>
          <table:table-cell table:style-name="ce33" table:formula="of:=&quot;insert into App_Pessoa_pessoa (id, nome, cd_sit, dt_cad) values (&quot;&amp;[.BZ156]&amp;&quot;, '&quot;&amp;[.B156]&amp;&quot;', 1, '2018-11-10');&quot;" office:value-type="string" office:string-value="insert into App_Pessoa_pessoa (id, nome, cd_sit, dt_cad) values (156, 'Inauguracao Loja Ju', 1, '2018-11-10');" calcext:value-type="string">
            <text:p>insert into App_Pessoa_pessoa (id, nome, cd_sit, dt_cad) values (156, 'Inauguracao Loja Ju', 1, '2018-11-10');</text:p>
          </table:table-cell>
          <table:table-cell table:style-name="ce32" table:number-columns-repeated="2"/>
          <table:table-cell table:style-name="ce32" table:formula="of:=[.CD155]+1" office:value-type="float" office:value="154" calcext:value-type="float">
            <text:p>154</text:p>
          </table:table-cell>
          <table:table-cell table:style-name="ce33" table:formula="of:=&quot;insert into App_Pessoa_pessoa_pessoa_tipo (id, fk_pessoa_id_id, fk_pessoa_tipo_id_id) values (&quot;&amp;[.CD156]&amp;&quot;, &quot;&amp;[.BZ156]&amp;&quot;, 1);&quot;" office:value-type="string" office:string-value="insert into App_Pessoa_pessoa_pessoa_tipo (id, fk_pessoa_id_id, fk_pessoa_tipo_id_id) values (154, 156, 1);" calcext:value-type="string">
            <text:p>insert into App_Pessoa_pessoa_pessoa_tipo (id, fk_pessoa_id_id, fk_pessoa_tipo_id_id) values (154, 156, 1);</text:p>
          </table:table-cell>
          <table:table-cell table:style-name="ce32" table:number-columns-repeated="2"/>
          <table:table-cell table:style-name="ce32" table:formula="of:=[.CH155]+1" office:value-type="float" office:value="154" calcext:value-type="float">
            <text:p>154</text:p>
          </table:table-cell>
          <table:table-cell table:style-name="ce33" table:formula="of:=&quot;insert into Evento_Pessoa (id, fk_evento_id_id, fk_pessoa_pessoa_tipo_id_id) values (&quot;&amp;[.CH156]&amp;&quot;, &quot;&amp;[.CH156]&amp;&quot;, &quot;&amp;[.CH156]&amp;&quot;);&quot;" office:value-type="string" office:string-value="insert into Evento_Pessoa (id, fk_evento_id_id, fk_pessoa_pessoa_tipo_id_id) values (154, 154, 154);" calcext:value-type="string">
            <text:p>insert into Evento_Pessoa (id, fk_evento_id_id, fk_pessoa_pessoa_tipo_id_id) values (154, 154, 15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 table:style-name="ce3" office:value-type="string" calcext:value-type="string">
            <text:p>Batizado Clarice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9"/>
          <table:table-cell table:style-name="ce21" office:value-type="float" office:value="300" calcext:value-type="float">
            <text:p>300</text:p>
          </table:table-cell>
          <table:table-cell table:style-name="ce4" table:number-columns-repeated="14"/>
          <table:table-cell table:number-columns-repeated="2"/>
          <table:table-cell table:style-name="ce32" table:formula="of:=[.BC156]+1" office:value-type="float" office:value="155" calcext:value-type="float">
            <text:p>15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7]" office:value-type="float" office:value="155" calcext:value-type="float">
            <text:p>15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6" table:formula="of:=&quot; - &quot;&amp;[.B157]&amp;&quot; - &quot;&amp;[.C157]" office:value-type="string" office:string-value=" - Batizado Clarice - Batizado" calcext:value-type="string">
            <text:p><text:s/>- Batizado Clarice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7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7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156]+1" office:value-type="float" office:value="157" calcext:value-type="float">
            <text:p>157</text:p>
          </table:table-cell>
          <table:table-cell table:style-name="ce33" table:formula="of:=&quot;insert into App_Pessoa_pessoa (id, nome, cd_sit, dt_cad) values (&quot;&amp;[.BZ157]&amp;&quot;, '&quot;&amp;[.B157]&amp;&quot;', 1, '2018-11-10');&quot;" office:value-type="string" office:string-value="insert into App_Pessoa_pessoa (id, nome, cd_sit, dt_cad) values (157, 'Batizado Clarice', 1, '2018-11-10');" calcext:value-type="string">
            <text:p>insert into App_Pessoa_pessoa (id, nome, cd_sit, dt_cad) values (157, 'Batizado Clarice', 1, '2018-11-10');</text:p>
          </table:table-cell>
          <table:table-cell table:style-name="ce32" table:number-columns-repeated="2"/>
          <table:table-cell table:style-name="ce32" table:formula="of:=[.CD156]+1" office:value-type="float" office:value="155" calcext:value-type="float">
            <text:p>155</text:p>
          </table:table-cell>
          <table:table-cell table:style-name="ce33" table:formula="of:=&quot;insert into App_Pessoa_pessoa_pessoa_tipo (id, fk_pessoa_id_id, fk_pessoa_tipo_id_id) values (&quot;&amp;[.CD157]&amp;&quot;, &quot;&amp;[.BZ157]&amp;&quot;, 1);&quot;" office:value-type="string" office:string-value="insert into App_Pessoa_pessoa_pessoa_tipo (id, fk_pessoa_id_id, fk_pessoa_tipo_id_id) values (155, 157, 1);" calcext:value-type="string">
            <text:p>insert into App_Pessoa_pessoa_pessoa_tipo (id, fk_pessoa_id_id, fk_pessoa_tipo_id_id) values (155, 157, 1);</text:p>
          </table:table-cell>
          <table:table-cell table:style-name="ce32" table:number-columns-repeated="2"/>
          <table:table-cell table:style-name="ce32" table:formula="of:=[.CH156]+1" office:value-type="float" office:value="155" calcext:value-type="float">
            <text:p>155</text:p>
          </table:table-cell>
          <table:table-cell table:style-name="ce33" table:formula="of:=&quot;insert into Evento_Pessoa (id, fk_evento_id_id, fk_pessoa_pessoa_tipo_id_id) values (&quot;&amp;[.CH157]&amp;&quot;, &quot;&amp;[.CH157]&amp;&quot;, &quot;&amp;[.CH157]&amp;&quot;);&quot;" office:value-type="string" office:string-value="insert into Evento_Pessoa (id, fk_evento_id_id, fk_pessoa_pessoa_tipo_id_id) values (155, 155, 155);" calcext:value-type="string">
            <text:p>insert into Evento_Pessoa (id, fk_evento_id_id, fk_pessoa_pessoa_tipo_id_id) values (155, 155, 15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 table:style-name="ce3" office:value-type="string" calcext:value-type="string">
            <text:p>Batizado Giovana</text:p>
          </table:table-cell>
          <table:table-cell table:style-name="ce4" office:value-type="string" calcext:value-type="string">
            <text:p>Batizado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8"/>
          <table:table-cell/>
          <table:table-cell table:style-name="ce21" office:value-type="float" office:value="300" calcext:value-type="float">
            <text:p>300</text:p>
          </table:table-cell>
          <table:table-cell table:style-name="ce4" table:number-columns-repeated="14"/>
          <table:table-cell table:number-columns-repeated="2"/>
          <table:table-cell table:style-name="ce32" table:formula="of:=[.BC157]+1" office:value-type="float" office:value="156" calcext:value-type="float">
            <text:p>15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8]" office:value-type="float" office:value="156" calcext:value-type="float">
            <text:p>15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6" table:formula="of:=&quot; - &quot;&amp;[.B158]&amp;&quot; - &quot;&amp;[.C158]" office:value-type="string" office:string-value=" - Batizado Giovana - Batizado" calcext:value-type="string">
            <text:p><text:s/>- Batizado Giovana - Batizad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00" calcext:value-type="float">
            <text:p>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8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8]&amp;&quot;);&quot;" office:value-type="string" office:string-value="5);" calcext:value-type="string">
            <text:p>5);</text:p>
          </table:table-cell>
          <table:table-cell table:style-name="ce32"/>
          <table:table-cell table:style-name="ce32" table:formula="of:=[.BZ157]+1" office:value-type="float" office:value="158" calcext:value-type="float">
            <text:p>158</text:p>
          </table:table-cell>
          <table:table-cell table:style-name="ce33" table:formula="of:=&quot;insert into App_Pessoa_pessoa (id, nome, cd_sit, dt_cad) values (&quot;&amp;[.BZ158]&amp;&quot;, '&quot;&amp;[.B158]&amp;&quot;', 1, '2018-11-10');&quot;" office:value-type="string" office:string-value="insert into App_Pessoa_pessoa (id, nome, cd_sit, dt_cad) values (158, 'Batizado Giovana', 1, '2018-11-10');" calcext:value-type="string">
            <text:p>insert into App_Pessoa_pessoa (id, nome, cd_sit, dt_cad) values (158, 'Batizado Giovana', 1, '2018-11-10');</text:p>
          </table:table-cell>
          <table:table-cell table:style-name="ce32" table:number-columns-repeated="2"/>
          <table:table-cell table:style-name="ce32" table:formula="of:=[.CD157]+1" office:value-type="float" office:value="156" calcext:value-type="float">
            <text:p>156</text:p>
          </table:table-cell>
          <table:table-cell table:style-name="ce33" table:formula="of:=&quot;insert into App_Pessoa_pessoa_pessoa_tipo (id, fk_pessoa_id_id, fk_pessoa_tipo_id_id) values (&quot;&amp;[.CD158]&amp;&quot;, &quot;&amp;[.BZ158]&amp;&quot;, 1);&quot;" office:value-type="string" office:string-value="insert into App_Pessoa_pessoa_pessoa_tipo (id, fk_pessoa_id_id, fk_pessoa_tipo_id_id) values (156, 158, 1);" calcext:value-type="string">
            <text:p>insert into App_Pessoa_pessoa_pessoa_tipo (id, fk_pessoa_id_id, fk_pessoa_tipo_id_id) values (156, 158, 1);</text:p>
          </table:table-cell>
          <table:table-cell table:style-name="ce32" table:number-columns-repeated="2"/>
          <table:table-cell table:style-name="ce32" table:formula="of:=[.CH157]+1" office:value-type="float" office:value="156" calcext:value-type="float">
            <text:p>156</text:p>
          </table:table-cell>
          <table:table-cell table:style-name="ce33" table:formula="of:=&quot;insert into Evento_Pessoa (id, fk_evento_id_id, fk_pessoa_pessoa_tipo_id_id) values (&quot;&amp;[.CH158]&amp;&quot;, &quot;&amp;[.CH158]&amp;&quot;, &quot;&amp;[.CH158]&amp;&quot;);&quot;" office:value-type="string" office:string-value="insert into Evento_Pessoa (id, fk_evento_id_id, fk_pessoa_pessoa_tipo_id_id) values (156, 156, 156);" calcext:value-type="string">
            <text:p>insert into Evento_Pessoa (id, fk_evento_id_id, fk_pessoa_pessoa_tipo_id_id) values (156, 156, 15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 table:style-name="ce3" office:value-type="string" calcext:value-type="string">
            <text:p>Gael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" table:formula="of:=3*430"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7"/>
          <table:table-cell table:number-columns-repeated="3" table:style-name="ce21" office:value-type="float" office:value="430" calcext:value-type="float">
            <text:p>430</text:p>
          </table:table-cell>
          <table:table-cell table:style-name="ce4" table:number-columns-repeated="14"/>
          <table:table-cell table:number-columns-repeated="2"/>
          <table:table-cell table:style-name="ce32" table:formula="of:=[.BC158]+1" office:value-type="float" office:value="157" calcext:value-type="float">
            <text:p>15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59]" office:value-type="float" office:value="157" calcext:value-type="float">
            <text:p>15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6" table:formula="of:=&quot; - &quot;&amp;[.B159]&amp;&quot; - &quot;&amp;[.C159]" office:value-type="string" office:string-value=" - Gael - Niver Infantil" calcext:value-type="string">
            <text:p><text:s/>- Gael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07" calcext:value-type="date">
            <text:p>2018-10-0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table:formula="of:=3*430" office:value-type="float" office:value="1290" calcext:value-type="float">
            <text:p>129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59]" office:value-type="float" office:value="3" calcext:value-type="float">
            <text:p>3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59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58]+1" office:value-type="float" office:value="159" calcext:value-type="float">
            <text:p>159</text:p>
          </table:table-cell>
          <table:table-cell table:style-name="ce33" table:formula="of:=&quot;insert into App_Pessoa_pessoa (id, nome, cd_sit, dt_cad) values (&quot;&amp;[.BZ159]&amp;&quot;, '&quot;&amp;[.B159]&amp;&quot;', 1, '2018-11-10');&quot;" office:value-type="string" office:string-value="insert into App_Pessoa_pessoa (id, nome, cd_sit, dt_cad) values (159, 'Gael', 1, '2018-11-10');" calcext:value-type="string">
            <text:p>insert into App_Pessoa_pessoa (id, nome, cd_sit, dt_cad) values (159, 'Gael', 1, '2018-11-10');</text:p>
          </table:table-cell>
          <table:table-cell table:style-name="ce32" table:number-columns-repeated="2"/>
          <table:table-cell table:style-name="ce32" table:formula="of:=[.CD158]+1" office:value-type="float" office:value="157" calcext:value-type="float">
            <text:p>157</text:p>
          </table:table-cell>
          <table:table-cell table:style-name="ce33" table:formula="of:=&quot;insert into App_Pessoa_pessoa_pessoa_tipo (id, fk_pessoa_id_id, fk_pessoa_tipo_id_id) values (&quot;&amp;[.CD159]&amp;&quot;, &quot;&amp;[.BZ159]&amp;&quot;, 1);&quot;" office:value-type="string" office:string-value="insert into App_Pessoa_pessoa_pessoa_tipo (id, fk_pessoa_id_id, fk_pessoa_tipo_id_id) values (157, 159, 1);" calcext:value-type="string">
            <text:p>insert into App_Pessoa_pessoa_pessoa_tipo (id, fk_pessoa_id_id, fk_pessoa_tipo_id_id) values (157, 159, 1);</text:p>
          </table:table-cell>
          <table:table-cell table:style-name="ce32" table:number-columns-repeated="2"/>
          <table:table-cell table:style-name="ce32" table:formula="of:=[.CH158]+1" office:value-type="float" office:value="157" calcext:value-type="float">
            <text:p>157</text:p>
          </table:table-cell>
          <table:table-cell table:style-name="ce33" table:formula="of:=&quot;insert into Evento_Pessoa (id, fk_evento_id_id, fk_pessoa_pessoa_tipo_id_id) values (&quot;&amp;[.CH159]&amp;&quot;, &quot;&amp;[.CH159]&amp;&quot;, &quot;&amp;[.CH159]&amp;&quot;);&quot;" office:value-type="string" office:string-value="insert into Evento_Pessoa (id, fk_evento_id_id, fk_pessoa_pessoa_tipo_id_id) values (157, 157, 157);" calcext:value-type="string">
            <text:p>insert into Evento_Pessoa (id, fk_evento_id_id, fk_pessoa_pessoa_tipo_id_id) values (157, 157, 15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 table:style-name="ce3" office:value-type="string" calcext:value-type="string">
            <text:p>Carla e Rafael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10-13" calcext:value-type="date">
            <text:p>2018-10-13</text:p>
          </table:table-cell>
          <table:table-cell table:style-name="ce3" office:value-type="float" office:value="3500" calcext:value-type="float">
            <text:p>3500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4"/>
          <table:table-cell table:number-columns-repeated="6" table:style-name="ce21" office:value-type="float" office:value="500" calcext:value-type="float">
            <text:p>500</text:p>
          </table:table-cell>
          <table:table-cell table:style-name="ce30" office:value-type="float" office:value="500" calcext:value-type="float">
            <text:p>500</text:p>
          </table:table-cell>
          <table:table-cell table:style-name="ce4" table:number-columns-repeated="13"/>
          <table:table-cell table:number-columns-repeated="2"/>
          <table:table-cell table:style-name="ce32" table:formula="of:=[.BC159]+1" office:value-type="float" office:value="158" calcext:value-type="float">
            <text:p>15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0]" office:value-type="float" office:value="158" calcext:value-type="float">
            <text:p>15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13" calcext:value-type="date">
            <text:p>2018-10-13</text:p>
          </table:table-cell>
          <table:table-cell table:style-name="ce36" table:formula="of:=&quot; - &quot;&amp;[.B160]&amp;&quot; - &quot;&amp;[.C160]" office:value-type="string" office:string-value=" - Carla e Rafael - Casamento" calcext:value-type="string">
            <text:p><text:s/>- Carla e Rafael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13" calcext:value-type="date">
            <text:p>2018-10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13" calcext:value-type="date">
            <text:p>2018-10-1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0" calcext:value-type="float">
            <text:p>35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0]" office:value-type="float" office:value="7" calcext:value-type="float">
            <text:p>7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0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59]+1" office:value-type="float" office:value="160" calcext:value-type="float">
            <text:p>160</text:p>
          </table:table-cell>
          <table:table-cell table:style-name="ce33" table:formula="of:=&quot;insert into App_Pessoa_pessoa (id, nome, cd_sit, dt_cad) values (&quot;&amp;[.BZ160]&amp;&quot;, '&quot;&amp;[.B160]&amp;&quot;', 1, '2018-11-10');&quot;" office:value-type="string" office:string-value="insert into App_Pessoa_pessoa (id, nome, cd_sit, dt_cad) values (160, 'Carla e Rafael', 1, '2018-11-10');" calcext:value-type="string">
            <text:p>insert into App_Pessoa_pessoa (id, nome, cd_sit, dt_cad) values (160, 'Carla e Rafael', 1, '2018-11-10');</text:p>
          </table:table-cell>
          <table:table-cell table:style-name="ce32" table:number-columns-repeated="2"/>
          <table:table-cell table:style-name="ce32" table:formula="of:=[.CD159]+1" office:value-type="float" office:value="158" calcext:value-type="float">
            <text:p>158</text:p>
          </table:table-cell>
          <table:table-cell table:style-name="ce33" table:formula="of:=&quot;insert into App_Pessoa_pessoa_pessoa_tipo (id, fk_pessoa_id_id, fk_pessoa_tipo_id_id) values (&quot;&amp;[.CD160]&amp;&quot;, &quot;&amp;[.BZ160]&amp;&quot;, 1);&quot;" office:value-type="string" office:string-value="insert into App_Pessoa_pessoa_pessoa_tipo (id, fk_pessoa_id_id, fk_pessoa_tipo_id_id) values (158, 160, 1);" calcext:value-type="string">
            <text:p>insert into App_Pessoa_pessoa_pessoa_tipo (id, fk_pessoa_id_id, fk_pessoa_tipo_id_id) values (158, 160, 1);</text:p>
          </table:table-cell>
          <table:table-cell table:style-name="ce32" table:number-columns-repeated="2"/>
          <table:table-cell table:style-name="ce32" table:formula="of:=[.CH159]+1" office:value-type="float" office:value="158" calcext:value-type="float">
            <text:p>158</text:p>
          </table:table-cell>
          <table:table-cell table:style-name="ce33" table:formula="of:=&quot;insert into Evento_Pessoa (id, fk_evento_id_id, fk_pessoa_pessoa_tipo_id_id) values (&quot;&amp;[.CH160]&amp;&quot;, &quot;&amp;[.CH160]&amp;&quot;, &quot;&amp;[.CH160]&amp;&quot;);&quot;" office:value-type="string" office:string-value="insert into Evento_Pessoa (id, fk_evento_id_id, fk_pessoa_pessoa_tipo_id_id) values (158, 158, 158);" calcext:value-type="string">
            <text:p>insert into Evento_Pessoa (id, fk_evento_id_id, fk_pessoa_pessoa_tipo_id_id) values (158, 158, 15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 table:style-name="ce3" office:value-type="string" calcext:value-type="string">
            <text:p>Freela - Juninho Miguel</text:p>
          </table:table-cell>
          <table:table-cell table:style-name="ce4" office:value-type="string" calcext:value-type="string">
            <text:p>Freela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date" office:date-value="2018-10-20" calcext:value-type="date">
            <text:p>2018-10-20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9"/>
          <table:table-cell table:style-name="ce21" office:value-type="float" office:value="350" calcext:value-type="float">
            <text:p>350</text:p>
          </table:table-cell>
          <table:table-cell table:style-name="ce4" table:number-columns-repeated="14"/>
          <table:table-cell table:number-columns-repeated="2"/>
          <table:table-cell table:style-name="ce32" table:formula="of:=[.BC160]+1" office:value-type="float" office:value="159" calcext:value-type="float">
            <text:p>15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1]" office:value-type="float" office:value="159" calcext:value-type="float">
            <text:p>15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20" calcext:value-type="date">
            <text:p>2018-10-20</text:p>
          </table:table-cell>
          <table:table-cell table:style-name="ce36" table:formula="of:=&quot; - &quot;&amp;[.B161]&amp;&quot; - &quot;&amp;[.C161]" office:value-type="string" office:string-value=" - Freela - Juninho Miguel - Freela" calcext:value-type="string">
            <text:p><text:s/>- Freela - Juninho Miguel - Freela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20" calcext:value-type="date">
            <text:p>2018-10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20" calcext:value-type="date">
            <text:p>2018-10-20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50" calcext:value-type="float">
            <text:p>3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1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1]&amp;&quot;);&quot;" office:value-type="string" office:string-value="17);" calcext:value-type="string">
            <text:p>17);</text:p>
          </table:table-cell>
          <table:table-cell table:style-name="ce32"/>
          <table:table-cell table:style-name="ce32" table:formula="of:=[.BZ160]+1" office:value-type="float" office:value="161" calcext:value-type="float">
            <text:p>161</text:p>
          </table:table-cell>
          <table:table-cell table:style-name="ce33" table:formula="of:=&quot;insert into App_Pessoa_pessoa (id, nome, cd_sit, dt_cad) values (&quot;&amp;[.BZ161]&amp;&quot;, '&quot;&amp;[.B161]&amp;&quot;', 1, '2018-11-10');&quot;" office:value-type="string" office:string-value="insert into App_Pessoa_pessoa (id, nome, cd_sit, dt_cad) values (161, 'Freela - Juninho Miguel', 1, '2018-11-10');" calcext:value-type="string">
            <text:p>insert into App_Pessoa_pessoa (id, nome, cd_sit, dt_cad) values (161, 'Freela - Juninho Miguel', 1, '2018-11-10');</text:p>
          </table:table-cell>
          <table:table-cell table:style-name="ce32" table:number-columns-repeated="2"/>
          <table:table-cell table:style-name="ce32" table:formula="of:=[.CD160]+1" office:value-type="float" office:value="159" calcext:value-type="float">
            <text:p>159</text:p>
          </table:table-cell>
          <table:table-cell table:style-name="ce33" table:formula="of:=&quot;insert into App_Pessoa_pessoa_pessoa_tipo (id, fk_pessoa_id_id, fk_pessoa_tipo_id_id) values (&quot;&amp;[.CD161]&amp;&quot;, &quot;&amp;[.BZ161]&amp;&quot;, 1);&quot;" office:value-type="string" office:string-value="insert into App_Pessoa_pessoa_pessoa_tipo (id, fk_pessoa_id_id, fk_pessoa_tipo_id_id) values (159, 161, 1);" calcext:value-type="string">
            <text:p>insert into App_Pessoa_pessoa_pessoa_tipo (id, fk_pessoa_id_id, fk_pessoa_tipo_id_id) values (159, 161, 1);</text:p>
          </table:table-cell>
          <table:table-cell table:style-name="ce32" table:number-columns-repeated="2"/>
          <table:table-cell table:style-name="ce32" table:formula="of:=[.CH160]+1" office:value-type="float" office:value="159" calcext:value-type="float">
            <text:p>159</text:p>
          </table:table-cell>
          <table:table-cell table:style-name="ce33" table:formula="of:=&quot;insert into Evento_Pessoa (id, fk_evento_id_id, fk_pessoa_pessoa_tipo_id_id) values (&quot;&amp;[.CH161]&amp;&quot;, &quot;&amp;[.CH161]&amp;&quot;, &quot;&amp;[.CH161]&amp;&quot;);&quot;" office:value-type="string" office:string-value="insert into Evento_Pessoa (id, fk_evento_id_id, fk_pessoa_pessoa_tipo_id_id) values (159, 159, 159);" calcext:value-type="string">
            <text:p>insert into Evento_Pessoa (id, fk_evento_id_id, fk_pessoa_pessoa_tipo_id_id) values (159, 159, 15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1]+1" office:value-type="float" office:value="160" calcext:value-type="float">
            <text:p>160</text:p>
          </table:table-cell>
          <table:table-cell table:style-name="ce3" office:value-type="string" calcext:value-type="string">
            <text:p>Barbara e Artur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10-27" calcext:value-type="date">
            <text:p>2018-10-27</text:p>
          </table:table-cell>
          <table:table-cell table:style-name="ce3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im</text:p>
          </table:table-cell>
          <table:table-cell table:number-columns-repeated="5"/>
          <table:table-cell table:style-name="ce4" table:number-columns-repeated="3"/>
          <table:table-cell table:style-name="ce23" table:number-columns-repeated="12"/>
          <table:table-cell table:style-name="ce4" table:number-columns-repeated="6"/>
          <table:table-cell table:style-name="ce21" office:value-type="float" office:value="2700" calcext:value-type="float">
            <text:p>2 700</text:p>
          </table:table-cell>
          <table:table-cell table:style-name="ce4" table:number-columns-repeated="17"/>
          <table:table-cell table:number-columns-repeated="2"/>
          <table:table-cell table:style-name="ce32" table:formula="of:=[.BC161]+1" office:value-type="float" office:value="160" calcext:value-type="float">
            <text:p>16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2]" office:value-type="float" office:value="160" calcext:value-type="float">
            <text:p>16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27" calcext:value-type="date">
            <text:p>2018-10-27</text:p>
          </table:table-cell>
          <table:table-cell table:style-name="ce36" table:formula="of:=&quot; - &quot;&amp;[.B162]&amp;&quot; - &quot;&amp;[.C162]" office:value-type="string" office:string-value=" - Barbara e Artur - Casamento" calcext:value-type="string">
            <text:p><text:s/>- Barbara e Artur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27" calcext:value-type="date">
            <text:p>2018-10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0-27" calcext:value-type="date">
            <text:p>2018-10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2700" calcext:value-type="float">
            <text:p>27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2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2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61]+1" office:value-type="float" office:value="162" calcext:value-type="float">
            <text:p>162</text:p>
          </table:table-cell>
          <table:table-cell table:style-name="ce33" table:formula="of:=&quot;insert into App_Pessoa_pessoa (id, nome, cd_sit, dt_cad) values (&quot;&amp;[.BZ162]&amp;&quot;, '&quot;&amp;[.B162]&amp;&quot;', 1, '2018-11-10');&quot;" office:value-type="string" office:string-value="insert into App_Pessoa_pessoa (id, nome, cd_sit, dt_cad) values (162, 'Barbara e Artur', 1, '2018-11-10');" calcext:value-type="string">
            <text:p>insert into App_Pessoa_pessoa (id, nome, cd_sit, dt_cad) values (162, 'Barbara e Artur', 1, '2018-11-10');</text:p>
          </table:table-cell>
          <table:table-cell table:style-name="ce32" table:number-columns-repeated="2"/>
          <table:table-cell table:style-name="ce32" table:formula="of:=[.CD161]+1" office:value-type="float" office:value="160" calcext:value-type="float">
            <text:p>160</text:p>
          </table:table-cell>
          <table:table-cell table:style-name="ce33" table:formula="of:=&quot;insert into App_Pessoa_pessoa_pessoa_tipo (id, fk_pessoa_id_id, fk_pessoa_tipo_id_id) values (&quot;&amp;[.CD162]&amp;&quot;, &quot;&amp;[.BZ162]&amp;&quot;, 1);&quot;" office:value-type="string" office:string-value="insert into App_Pessoa_pessoa_pessoa_tipo (id, fk_pessoa_id_id, fk_pessoa_tipo_id_id) values (160, 162, 1);" calcext:value-type="string">
            <text:p>insert into App_Pessoa_pessoa_pessoa_tipo (id, fk_pessoa_id_id, fk_pessoa_tipo_id_id) values (160, 162, 1);</text:p>
          </table:table-cell>
          <table:table-cell table:style-name="ce32" table:number-columns-repeated="2"/>
          <table:table-cell table:style-name="ce32" table:formula="of:=[.CH161]+1" office:value-type="float" office:value="160" calcext:value-type="float">
            <text:p>160</text:p>
          </table:table-cell>
          <table:table-cell table:style-name="ce33" table:formula="of:=&quot;insert into Evento_Pessoa (id, fk_evento_id_id, fk_pessoa_pessoa_tipo_id_id) values (&quot;&amp;[.CH162]&amp;&quot;, &quot;&amp;[.CH162]&amp;&quot;, &quot;&amp;[.CH162]&amp;&quot;);&quot;" office:value-type="string" office:string-value="insert into Evento_Pessoa (id, fk_evento_id_id, fk_pessoa_pessoa_tipo_id_id) values (160, 160, 160);" calcext:value-type="string">
            <text:p>insert into Evento_Pessoa (id, fk_evento_id_id, fk_pessoa_pessoa_tipo_id_id) values (160, 160, 16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2]+1" office:value-type="float" office:value="161" calcext:value-type="float">
            <text:p>161</text:p>
          </table:table-cell>
          <table:table-cell table:style-name="ce3" office:value-type="string" calcext:value-type="string">
            <text:p>Maria Clara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30"/>
          <table:table-cell table:style-name="ce30" office:value-type="float" office:value="650" calcext:value-type="float">
            <text:p>650</text:p>
          </table:table-cell>
          <table:table-cell table:number-columns-repeated="15"/>
          <table:table-cell table:style-name="ce32" table:formula="of:=[.BC162]+1" office:value-type="float" office:value="161" calcext:value-type="float">
            <text:p>16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3]" office:value-type="float" office:value="161" calcext:value-type="float">
            <text:p>16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6" table:formula="of:=&quot; - &quot;&amp;[.B163]&amp;&quot; - &quot;&amp;[.C163]" office:value-type="string" office:string-value=" - Maria Clara - Niver Infantil" calcext:value-type="string">
            <text:p><text:s/>- Maria Clara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50" calcext:value-type="float">
            <text:p>6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3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62]+1" office:value-type="float" office:value="163" calcext:value-type="float">
            <text:p>163</text:p>
          </table:table-cell>
          <table:table-cell table:style-name="ce33" table:formula="of:=&quot;insert into App_Pessoa_pessoa (id, nome, cd_sit, dt_cad) values (&quot;&amp;[.BZ163]&amp;&quot;, '&quot;&amp;[.B163]&amp;&quot;', 1, '2018-11-10');&quot;" office:value-type="string" office:string-value="insert into App_Pessoa_pessoa (id, nome, cd_sit, dt_cad) values (163, 'Maria Clara', 1, '2018-11-10');" calcext:value-type="string">
            <text:p>insert into App_Pessoa_pessoa (id, nome, cd_sit, dt_cad) values (163, 'Maria Clara', 1, '2018-11-10');</text:p>
          </table:table-cell>
          <table:table-cell table:style-name="ce32" table:number-columns-repeated="2"/>
          <table:table-cell table:style-name="ce32" table:formula="of:=[.CD162]+1" office:value-type="float" office:value="161" calcext:value-type="float">
            <text:p>161</text:p>
          </table:table-cell>
          <table:table-cell table:style-name="ce33" table:formula="of:=&quot;insert into App_Pessoa_pessoa_pessoa_tipo (id, fk_pessoa_id_id, fk_pessoa_tipo_id_id) values (&quot;&amp;[.CD163]&amp;&quot;, &quot;&amp;[.BZ163]&amp;&quot;, 1);&quot;" office:value-type="string" office:string-value="insert into App_Pessoa_pessoa_pessoa_tipo (id, fk_pessoa_id_id, fk_pessoa_tipo_id_id) values (161, 163, 1);" calcext:value-type="string">
            <text:p>insert into App_Pessoa_pessoa_pessoa_tipo (id, fk_pessoa_id_id, fk_pessoa_tipo_id_id) values (161, 163, 1);</text:p>
          </table:table-cell>
          <table:table-cell table:style-name="ce32" table:number-columns-repeated="2"/>
          <table:table-cell table:style-name="ce32" table:formula="of:=[.CH162]+1" office:value-type="float" office:value="161" calcext:value-type="float">
            <text:p>161</text:p>
          </table:table-cell>
          <table:table-cell table:style-name="ce33" table:formula="of:=&quot;insert into Evento_Pessoa (id, fk_evento_id_id, fk_pessoa_pessoa_tipo_id_id) values (&quot;&amp;[.CH163]&amp;&quot;, &quot;&amp;[.CH163]&amp;&quot;, &quot;&amp;[.CH163]&amp;&quot;);&quot;" office:value-type="string" office:string-value="insert into Evento_Pessoa (id, fk_evento_id_id, fk_pessoa_pessoa_tipo_id_id) values (161, 161, 161);" calcext:value-type="string">
            <text:p>insert into Evento_Pessoa (id, fk_evento_id_id, fk_pessoa_pessoa_tipo_id_id) values (161, 161, 16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3]+1" office:value-type="float" office:value="162" calcext:value-type="float">
            <text:p>162</text:p>
          </table:table-cell>
          <table:table-cell table:style-name="ce3" office:value-type="string" calcext:value-type="string">
            <text:p>Dedé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30"/>
          <table:table-cell table:style-name="ce30" office:value-type="float" office:value="650" calcext:value-type="float">
            <text:p>650</text:p>
          </table:table-cell>
          <table:table-cell table:number-columns-repeated="15"/>
          <table:table-cell table:style-name="ce32" table:formula="of:=[.BC163]+1" office:value-type="float" office:value="162" calcext:value-type="float">
            <text:p>16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4]" office:value-type="float" office:value="162" calcext:value-type="float">
            <text:p>16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6" table:formula="of:=&quot; - &quot;&amp;[.B164]&amp;&quot; - &quot;&amp;[.C164]" office:value-type="string" office:string-value=" - Dedé - Niver Infantil" calcext:value-type="string">
            <text:p><text:s/>- Dedé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1-24" calcext:value-type="date">
            <text:p>2018-11-24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650" calcext:value-type="float">
            <text:p>65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4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63]+1" office:value-type="float" office:value="164" calcext:value-type="float">
            <text:p>164</text:p>
          </table:table-cell>
          <table:table-cell table:style-name="ce33" table:formula="of:=&quot;insert into App_Pessoa_pessoa (id, nome, cd_sit, dt_cad) values (&quot;&amp;[.BZ164]&amp;&quot;, '&quot;&amp;[.B164]&amp;&quot;', 1, '2018-11-10');&quot;" office:value-type="string" office:string-value="insert into App_Pessoa_pessoa (id, nome, cd_sit, dt_cad) values (164, 'Dedé', 1, '2018-11-10');" calcext:value-type="string">
            <text:p>insert into App_Pessoa_pessoa (id, nome, cd_sit, dt_cad) values (164, 'Dedé', 1, '2018-11-10');</text:p>
          </table:table-cell>
          <table:table-cell table:style-name="ce32" table:number-columns-repeated="2"/>
          <table:table-cell table:style-name="ce32" table:formula="of:=[.CD163]+1" office:value-type="float" office:value="162" calcext:value-type="float">
            <text:p>162</text:p>
          </table:table-cell>
          <table:table-cell table:style-name="ce33" table:formula="of:=&quot;insert into App_Pessoa_pessoa_pessoa_tipo (id, fk_pessoa_id_id, fk_pessoa_tipo_id_id) values (&quot;&amp;[.CD164]&amp;&quot;, &quot;&amp;[.BZ164]&amp;&quot;, 1);&quot;" office:value-type="string" office:string-value="insert into App_Pessoa_pessoa_pessoa_tipo (id, fk_pessoa_id_id, fk_pessoa_tipo_id_id) values (162, 164, 1);" calcext:value-type="string">
            <text:p>insert into App_Pessoa_pessoa_pessoa_tipo (id, fk_pessoa_id_id, fk_pessoa_tipo_id_id) values (162, 164, 1);</text:p>
          </table:table-cell>
          <table:table-cell table:style-name="ce32" table:number-columns-repeated="2"/>
          <table:table-cell table:style-name="ce32" table:formula="of:=[.CH163]+1" office:value-type="float" office:value="162" calcext:value-type="float">
            <text:p>162</text:p>
          </table:table-cell>
          <table:table-cell table:style-name="ce33" table:formula="of:=&quot;insert into Evento_Pessoa (id, fk_evento_id_id, fk_pessoa_pessoa_tipo_id_id) values (&quot;&amp;[.CH164]&amp;&quot;, &quot;&amp;[.CH164]&amp;&quot;, &quot;&amp;[.CH164]&amp;&quot;);&quot;" office:value-type="string" office:string-value="insert into Evento_Pessoa (id, fk_evento_id_id, fk_pessoa_pessoa_tipo_id_id) values (162, 162, 162);" calcext:value-type="string">
            <text:p>insert into Evento_Pessoa (id, fk_evento_id_id, fk_pessoa_pessoa_tipo_id_id) values (162, 162, 16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4]+1" office:value-type="float" office:value="163" calcext:value-type="float">
            <text:p>163</text:p>
          </table:table-cell>
          <table:table-cell table:style-name="ce3" office:value-type="string" calcext:value-type="string">
            <text:p>Ana Aline e Michel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12-01" calcext:value-type="date">
            <text:p>2018-12-01</text:p>
          </table:table-cell>
          <table:table-cell table:style-name="ce12" table:formula="of:=12*275" office:value-type="float" office:value="3300" calcext:value-type="float">
            <text:p>3 300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NÃO</text:p>
          </table:table-cell>
          <table:table-cell table:style-name="ce4" table:number-columns-repeated="8"/>
          <table:table-cell table:style-name="ce23" table:number-columns-repeated="12"/>
          <table:table-cell table:style-name="ce4" table:number-columns-repeated="3"/>
          <table:table-cell table:number-columns-repeated="8" table:style-name="ce21" office:value-type="float" office:value="275" calcext:value-type="float">
            <text:p>275</text:p>
          </table:table-cell>
          <table:table-cell table:number-columns-repeated="4" table:style-name="ce30" office:value-type="float" office:value="275" calcext:value-type="float">
            <text:p>275</text:p>
          </table:table-cell>
          <table:table-cell table:style-name="ce4" table:number-columns-repeated="9"/>
          <table:table-cell table:number-columns-repeated="2"/>
          <table:table-cell table:style-name="ce32" table:formula="of:=[.BC164]+1" office:value-type="float" office:value="163" calcext:value-type="float">
            <text:p>163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5]" office:value-type="float" office:value="163" calcext:value-type="float">
            <text:p>163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2-01" calcext:value-type="date">
            <text:p>2018-12-01</text:p>
          </table:table-cell>
          <table:table-cell table:style-name="ce36" table:formula="of:=&quot; - &quot;&amp;[.B165]&amp;&quot; - &quot;&amp;[.C165]" office:value-type="string" office:string-value=" - Ana Aline e Michel - Casamento" calcext:value-type="string">
            <text:p><text:s/>- Ana Aline e Michel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2-01" calcext:value-type="date">
            <text:p>2018-12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2-01" calcext:value-type="date">
            <text:p>2018-12-0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table:formula="of:=12*275" office:value-type="float" office:value="3300" calcext:value-type="float">
            <text:p>33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5]" office:value-type="float" office:value="12" calcext:value-type="float">
            <text:p>12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5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64]+1" office:value-type="float" office:value="165" calcext:value-type="float">
            <text:p>165</text:p>
          </table:table-cell>
          <table:table-cell table:style-name="ce33" table:formula="of:=&quot;insert into App_Pessoa_pessoa (id, nome, cd_sit, dt_cad) values (&quot;&amp;[.BZ165]&amp;&quot;, '&quot;&amp;[.B165]&amp;&quot;', 1, '2018-11-10');&quot;" office:value-type="string" office:string-value="insert into App_Pessoa_pessoa (id, nome, cd_sit, dt_cad) values (165, 'Ana Aline e Michel', 1, '2018-11-10');" calcext:value-type="string">
            <text:p>insert into App_Pessoa_pessoa (id, nome, cd_sit, dt_cad) values (165, 'Ana Aline e Michel', 1, '2018-11-10');</text:p>
          </table:table-cell>
          <table:table-cell table:style-name="ce32" table:number-columns-repeated="2"/>
          <table:table-cell table:style-name="ce32" table:formula="of:=[.CD164]+1" office:value-type="float" office:value="163" calcext:value-type="float">
            <text:p>163</text:p>
          </table:table-cell>
          <table:table-cell table:style-name="ce33" table:formula="of:=&quot;insert into App_Pessoa_pessoa_pessoa_tipo (id, fk_pessoa_id_id, fk_pessoa_tipo_id_id) values (&quot;&amp;[.CD165]&amp;&quot;, &quot;&amp;[.BZ165]&amp;&quot;, 1);&quot;" office:value-type="string" office:string-value="insert into App_Pessoa_pessoa_pessoa_tipo (id, fk_pessoa_id_id, fk_pessoa_tipo_id_id) values (163, 165, 1);" calcext:value-type="string">
            <text:p>insert into App_Pessoa_pessoa_pessoa_tipo (id, fk_pessoa_id_id, fk_pessoa_tipo_id_id) values (163, 165, 1);</text:p>
          </table:table-cell>
          <table:table-cell table:style-name="ce32" table:number-columns-repeated="2"/>
          <table:table-cell table:style-name="ce32" table:formula="of:=[.CH164]+1" office:value-type="float" office:value="163" calcext:value-type="float">
            <text:p>163</text:p>
          </table:table-cell>
          <table:table-cell table:style-name="ce33" table:formula="of:=&quot;insert into Evento_Pessoa (id, fk_evento_id_id, fk_pessoa_pessoa_tipo_id_id) values (&quot;&amp;[.CH165]&amp;&quot;, &quot;&amp;[.CH165]&amp;&quot;, &quot;&amp;[.CH165]&amp;&quot;);&quot;" office:value-type="string" office:string-value="insert into Evento_Pessoa (id, fk_evento_id_id, fk_pessoa_pessoa_tipo_id_id) values (163, 163, 163);" calcext:value-type="string">
            <text:p>insert into Evento_Pessoa (id, fk_evento_id_id, fk_pessoa_pessoa_tipo_id_id) values (163, 163, 163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5]+1" office:value-type="float" office:value="164" calcext:value-type="float">
            <text:p>164</text:p>
          </table:table-cell>
          <table:table-cell table:style-name="ce3" office:value-type="string" calcext:value-type="string">
            <text:p>Daiane e Lenon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8-12-15" calcext:value-type="date">
            <text:p>2018-12-15</text:p>
          </table:table-cell>
          <table:table-cell table:style-name="ce12" table:formula="of:=8*525" office:value-type="float" office:value="4200" calcext:value-type="float">
            <text:p>4 200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NÃO</text:p>
          </table:table-cell>
          <table:table-cell table:style-name="ce4" office:value-type="string" calcext:value-type="string">
            <text:p>album</text:p>
          </table:table-cell>
          <table:table-cell table:style-name="ce4" table:number-columns-repeated="7"/>
          <table:table-cell table:style-name="ce23" table:number-columns-repeated="12"/>
          <table:table-cell table:style-name="ce4" table:number-columns-repeated="7"/>
          <table:table-cell table:number-columns-repeated="3" table:style-name="ce21" office:value-type="float" office:value="525" calcext:value-type="float">
            <text:p>525</text:p>
          </table:table-cell>
          <table:table-cell table:number-columns-repeated="5" table:style-name="ce30" office:value-type="float" office:value="525" calcext:value-type="float">
            <text:p>525</text:p>
          </table:table-cell>
          <table:table-cell table:style-name="ce4" table:number-columns-repeated="9"/>
          <table:table-cell table:number-columns-repeated="2"/>
          <table:table-cell table:style-name="ce32" table:formula="of:=[.BC165]+1" office:value-type="float" office:value="164" calcext:value-type="float">
            <text:p>164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6]" office:value-type="float" office:value="164" calcext:value-type="float">
            <text:p>164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2-15" calcext:value-type="date">
            <text:p>2018-12-15</text:p>
          </table:table-cell>
          <table:table-cell table:style-name="ce36" table:formula="of:=&quot; - &quot;&amp;[.B166]&amp;&quot; - &quot;&amp;[.C166]" office:value-type="string" office:string-value=" - Daiane e Lenon - Casamento" calcext:value-type="string">
            <text:p><text:s/>- Daiane e Lenon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2-15" calcext:value-type="date">
            <text:p>2018-12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8-12-15" calcext:value-type="date">
            <text:p>2018-12-1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table:formula="of:=8*525" office:value-type="float" office:value="4200" calcext:value-type="float">
            <text:p>42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6]" office:value-type="float" office:value="8" calcext:value-type="float">
            <text:p>8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6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65]+1" office:value-type="float" office:value="166" calcext:value-type="float">
            <text:p>166</text:p>
          </table:table-cell>
          <table:table-cell table:style-name="ce33" table:formula="of:=&quot;insert into App_Pessoa_pessoa (id, nome, cd_sit, dt_cad) values (&quot;&amp;[.BZ166]&amp;&quot;, '&quot;&amp;[.B166]&amp;&quot;', 1, '2018-11-10');&quot;" office:value-type="string" office:string-value="insert into App_Pessoa_pessoa (id, nome, cd_sit, dt_cad) values (166, 'Daiane e Lenon', 1, '2018-11-10');" calcext:value-type="string">
            <text:p>insert into App_Pessoa_pessoa (id, nome, cd_sit, dt_cad) values (166, 'Daiane e Lenon', 1, '2018-11-10');</text:p>
          </table:table-cell>
          <table:table-cell table:style-name="ce32" table:number-columns-repeated="2"/>
          <table:table-cell table:style-name="ce32" table:formula="of:=[.CD165]+1" office:value-type="float" office:value="164" calcext:value-type="float">
            <text:p>164</text:p>
          </table:table-cell>
          <table:table-cell table:style-name="ce33" table:formula="of:=&quot;insert into App_Pessoa_pessoa_pessoa_tipo (id, fk_pessoa_id_id, fk_pessoa_tipo_id_id) values (&quot;&amp;[.CD166]&amp;&quot;, &quot;&amp;[.BZ166]&amp;&quot;, 1);&quot;" office:value-type="string" office:string-value="insert into App_Pessoa_pessoa_pessoa_tipo (id, fk_pessoa_id_id, fk_pessoa_tipo_id_id) values (164, 166, 1);" calcext:value-type="string">
            <text:p>insert into App_Pessoa_pessoa_pessoa_tipo (id, fk_pessoa_id_id, fk_pessoa_tipo_id_id) values (164, 166, 1);</text:p>
          </table:table-cell>
          <table:table-cell table:style-name="ce32" table:number-columns-repeated="2"/>
          <table:table-cell table:style-name="ce32" table:formula="of:=[.CH165]+1" office:value-type="float" office:value="164" calcext:value-type="float">
            <text:p>164</text:p>
          </table:table-cell>
          <table:table-cell table:style-name="ce33" table:formula="of:=&quot;insert into Evento_Pessoa (id, fk_evento_id_id, fk_pessoa_pessoa_tipo_id_id) values (&quot;&amp;[.CH166]&amp;&quot;, &quot;&amp;[.CH166]&amp;&quot;, &quot;&amp;[.CH166]&amp;&quot;);&quot;" office:value-type="string" office:string-value="insert into Evento_Pessoa (id, fk_evento_id_id, fk_pessoa_pessoa_tipo_id_id) values (164, 164, 164);" calcext:value-type="string">
            <text:p>insert into Evento_Pessoa (id, fk_evento_id_id, fk_pessoa_pessoa_tipo_id_id) values (164, 164, 164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6]+1" office:value-type="float" office:value="165" calcext:value-type="float">
            <text:p>165</text:p>
          </table:table-cell>
          <table:table-cell table:style-name="ce3" office:value-type="string" calcext:value-type="string">
            <text:p>Maisa e Erick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9-01-05" calcext:value-type="date">
            <text:p>2019-01-05</text:p>
          </table:table-cell>
          <table:table-cell table:style-name="ce12" office:value-type="float" office:value="3700" calcext:value-type="float">
            <text:p>3 700</text:p>
          </table:table-cell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NÃO</text:p>
          </table:table-cell>
          <table:table-cell table:style-name="ce4" office:value-type="string" calcext:value-type="string">
            <text:p>album</text:p>
          </table:table-cell>
          <table:table-cell table:style-name="ce4" table:number-columns-repeated="7"/>
          <table:table-cell table:style-name="ce23" table:number-columns-repeated="12"/>
          <table:table-cell table:style-name="ce4" table:number-columns-repeated="3"/>
          <table:table-cell table:number-columns-repeated="2" table:style-name="ce21" office:value-type="float" office:value="229" calcext:value-type="float">
            <text:p>229</text:p>
          </table:table-cell>
          <table:table-cell table:number-columns-repeated="2" table:style-name="ce21" office:value-type="float" office:value="228" calcext:value-type="float">
            <text:p>228</text:p>
          </table:table-cell>
          <table:table-cell table:number-columns-repeated="2" table:style-name="ce21" office:value-type="float" office:value="400" calcext:value-type="float">
            <text:p>400</text:p>
          </table:table-cell>
          <table:table-cell table:number-columns-repeated="4" table:style-name="ce30" office:value-type="float" office:value="400" calcext:value-type="float">
            <text:p>400</text:p>
          </table:table-cell>
          <table:table-cell table:style-name="ce30" office:value-type="float" office:value="386" calcext:value-type="float">
            <text:p>386</text:p>
          </table:table-cell>
          <table:table-cell table:style-name="ce4" table:number-columns-repeated="10"/>
          <table:table-cell table:number-columns-repeated="2"/>
          <table:table-cell table:style-name="ce32" table:formula="of:=[.BC166]+1" office:value-type="float" office:value="165" calcext:value-type="float">
            <text:p>165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7]" office:value-type="float" office:value="165" calcext:value-type="float">
            <text:p>165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1-05" calcext:value-type="date">
            <text:p>2019-01-05</text:p>
          </table:table-cell>
          <table:table-cell table:style-name="ce36" table:formula="of:=&quot; - &quot;&amp;[.B167]&amp;&quot; - &quot;&amp;[.C167]" office:value-type="string" office:string-value=" - Maisa e Erick - Casamento" calcext:value-type="string">
            <text:p><text:s/>- Maisa e Erick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1-05" calcext:value-type="date">
            <text:p>2019-01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1-05" calcext:value-type="date">
            <text:p>2019-01-05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3700" calcext:value-type="float">
            <text:p>37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7]" office:value-type="float" office:value="11" calcext:value-type="float">
            <text:p>1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7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66]+1" office:value-type="float" office:value="167" calcext:value-type="float">
            <text:p>167</text:p>
          </table:table-cell>
          <table:table-cell table:style-name="ce33" table:formula="of:=&quot;insert into App_Pessoa_pessoa (id, nome, cd_sit, dt_cad) values (&quot;&amp;[.BZ167]&amp;&quot;, '&quot;&amp;[.B167]&amp;&quot;', 1, '2018-11-10');&quot;" office:value-type="string" office:string-value="insert into App_Pessoa_pessoa (id, nome, cd_sit, dt_cad) values (167, 'Maisa e Erick', 1, '2018-11-10');" calcext:value-type="string">
            <text:p>insert into App_Pessoa_pessoa (id, nome, cd_sit, dt_cad) values (167, 'Maisa e Erick', 1, '2018-11-10');</text:p>
          </table:table-cell>
          <table:table-cell table:style-name="ce32" table:number-columns-repeated="2"/>
          <table:table-cell table:style-name="ce32" table:formula="of:=[.CD166]+1" office:value-type="float" office:value="165" calcext:value-type="float">
            <text:p>165</text:p>
          </table:table-cell>
          <table:table-cell table:style-name="ce33" table:formula="of:=&quot;insert into App_Pessoa_pessoa_pessoa_tipo (id, fk_pessoa_id_id, fk_pessoa_tipo_id_id) values (&quot;&amp;[.CD167]&amp;&quot;, &quot;&amp;[.BZ167]&amp;&quot;, 1);&quot;" office:value-type="string" office:string-value="insert into App_Pessoa_pessoa_pessoa_tipo (id, fk_pessoa_id_id, fk_pessoa_tipo_id_id) values (165, 167, 1);" calcext:value-type="string">
            <text:p>insert into App_Pessoa_pessoa_pessoa_tipo (id, fk_pessoa_id_id, fk_pessoa_tipo_id_id) values (165, 167, 1);</text:p>
          </table:table-cell>
          <table:table-cell table:style-name="ce32" table:number-columns-repeated="2"/>
          <table:table-cell table:style-name="ce32" table:formula="of:=[.CH166]+1" office:value-type="float" office:value="165" calcext:value-type="float">
            <text:p>165</text:p>
          </table:table-cell>
          <table:table-cell table:style-name="ce33" table:formula="of:=&quot;insert into Evento_Pessoa (id, fk_evento_id_id, fk_pessoa_pessoa_tipo_id_id) values (&quot;&amp;[.CH167]&amp;&quot;, &quot;&amp;[.CH167]&amp;&quot;, &quot;&amp;[.CH167]&amp;&quot;);&quot;" office:value-type="string" office:string-value="insert into Evento_Pessoa (id, fk_evento_id_id, fk_pessoa_pessoa_tipo_id_id) values (165, 165, 165);" calcext:value-type="string">
            <text:p>insert into Evento_Pessoa (id, fk_evento_id_id, fk_pessoa_pessoa_tipo_id_id) values (165, 165, 165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7]+1" office:value-type="float" office:value="166" calcext:value-type="float">
            <text:p>166</text:p>
          </table:table-cell>
          <table:table-cell table:style-name="ce3" office:value-type="string" calcext:value-type="string">
            <text:p>Roberta e Fernando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9-02-16" calcext:value-type="date">
            <text:p>2019-02-16</text:p>
          </table:table-cell>
          <table:table-cell table:style-name="ce12" office:value-type="float" office:value="4400" calcext:value-type="float">
            <text:p>4 400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4" table:number-columns-repeated="8"/>
          <table:table-cell table:style-name="ce23" table:number-columns-repeated="10"/>
          <table:table-cell table:style-name="ce21" office:value-type="float" office:value="880" calcext:value-type="float">
            <text:p>880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320" calcext:value-type="float">
            <text:p>1 320</text:p>
          </table:table-cell>
          <table:table-cell table:style-name="ce4"/>
          <table:table-cell table:number-columns-repeated="2" table:style-name="ce21" office:value-type="float" office:value="440" calcext:value-type="float">
            <text:p>440</text:p>
          </table:table-cell>
          <table:table-cell table:style-name="ce21" office:value-type="float" office:value="880" calcext:value-type="float">
            <text:p>880</text:p>
          </table:table-cell>
          <table:table-cell table:style-name="ce4" table:number-columns-repeated="3"/>
          <table:table-cell/>
          <table:table-cell table:style-name="ce4" table:number-columns-repeated="15"/>
          <table:table-cell table:number-columns-repeated="2"/>
          <table:table-cell table:style-name="ce32" table:formula="of:=[.BC167]+1" office:value-type="float" office:value="166" calcext:value-type="float">
            <text:p>166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8]" office:value-type="float" office:value="166" calcext:value-type="float">
            <text:p>166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2-16" calcext:value-type="date">
            <text:p>2019-02-16</text:p>
          </table:table-cell>
          <table:table-cell table:style-name="ce36" table:formula="of:=&quot; - &quot;&amp;[.B168]&amp;&quot; - &quot;&amp;[.C168]" office:value-type="string" office:string-value=" - Roberta e Fernando - Casamento" calcext:value-type="string">
            <text:p><text:s/>- Roberta e Fernando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2-16" calcext:value-type="date">
            <text:p>2019-02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2-16" calcext:value-type="date">
            <text:p>2019-02-16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400" calcext:value-type="float">
            <text:p>44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8]" office:value-type="float" office:value="10" calcext:value-type="float">
            <text:p>1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8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67]+1" office:value-type="float" office:value="168" calcext:value-type="float">
            <text:p>168</text:p>
          </table:table-cell>
          <table:table-cell table:style-name="ce33" table:formula="of:=&quot;insert into App_Pessoa_pessoa (id, nome, cd_sit, dt_cad) values (&quot;&amp;[.BZ168]&amp;&quot;, '&quot;&amp;[.B168]&amp;&quot;', 1, '2018-11-10');&quot;" office:value-type="string" office:string-value="insert into App_Pessoa_pessoa (id, nome, cd_sit, dt_cad) values (168, 'Roberta e Fernando', 1, '2018-11-10');" calcext:value-type="string">
            <text:p>insert into App_Pessoa_pessoa (id, nome, cd_sit, dt_cad) values (168, 'Roberta e Fernando', 1, '2018-11-10');</text:p>
          </table:table-cell>
          <table:table-cell table:style-name="ce32" table:number-columns-repeated="2"/>
          <table:table-cell table:style-name="ce32" table:formula="of:=[.CD167]+1" office:value-type="float" office:value="166" calcext:value-type="float">
            <text:p>166</text:p>
          </table:table-cell>
          <table:table-cell table:style-name="ce33" table:formula="of:=&quot;insert into App_Pessoa_pessoa_pessoa_tipo (id, fk_pessoa_id_id, fk_pessoa_tipo_id_id) values (&quot;&amp;[.CD168]&amp;&quot;, &quot;&amp;[.BZ168]&amp;&quot;, 1);&quot;" office:value-type="string" office:string-value="insert into App_Pessoa_pessoa_pessoa_tipo (id, fk_pessoa_id_id, fk_pessoa_tipo_id_id) values (166, 168, 1);" calcext:value-type="string">
            <text:p>insert into App_Pessoa_pessoa_pessoa_tipo (id, fk_pessoa_id_id, fk_pessoa_tipo_id_id) values (166, 168, 1);</text:p>
          </table:table-cell>
          <table:table-cell table:style-name="ce32" table:number-columns-repeated="2"/>
          <table:table-cell table:style-name="ce32" table:formula="of:=[.CH167]+1" office:value-type="float" office:value="166" calcext:value-type="float">
            <text:p>166</text:p>
          </table:table-cell>
          <table:table-cell table:style-name="ce33" table:formula="of:=&quot;insert into Evento_Pessoa (id, fk_evento_id_id, fk_pessoa_pessoa_tipo_id_id) values (&quot;&amp;[.CH168]&amp;&quot;, &quot;&amp;[.CH168]&amp;&quot;, &quot;&amp;[.CH168]&amp;&quot;);&quot;" office:value-type="string" office:string-value="insert into Evento_Pessoa (id, fk_evento_id_id, fk_pessoa_pessoa_tipo_id_id) values (166, 166, 166);" calcext:value-type="string">
            <text:p>insert into Evento_Pessoa (id, fk_evento_id_id, fk_pessoa_pessoa_tipo_id_id) values (166, 166, 166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8]+1" office:value-type="float" office:value="167" calcext:value-type="float">
            <text:p>167</text:p>
          </table:table-cell>
          <table:table-cell table:style-name="ce3" office:value-type="string" calcext:value-type="string">
            <text:p>Alice e Bernard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9-02-23" calcext:value-type="date">
            <text:p>2019-02-23</text:p>
          </table:table-cell>
          <table:table-cell table:style-name="ce12" office:value-type="float" office:value="700" calcext:value-type="float">
            <text:p>70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style-name="ce4" table:number-columns-repeated="33"/>
          <table:table-cell table:style-name="ce30" office:value-type="float" office:value="700" calcext:value-type="float">
            <text:p>700</text:p>
          </table:table-cell>
          <table:table-cell table:style-name="ce4" table:number-columns-repeated="10"/>
          <table:table-cell table:number-columns-repeated="2"/>
          <table:table-cell table:style-name="ce32" table:formula="of:=[.BC168]+1" office:value-type="float" office:value="167" calcext:value-type="float">
            <text:p>167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69]" office:value-type="float" office:value="167" calcext:value-type="float">
            <text:p>167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2-23" calcext:value-type="date">
            <text:p>2019-02-23</text:p>
          </table:table-cell>
          <table:table-cell table:style-name="ce36" table:formula="of:=&quot; - &quot;&amp;[.B169]&amp;&quot; - &quot;&amp;[.C169]" office:value-type="string" office:string-value=" - Alice e Bernardo - Niver Infantil" calcext:value-type="string">
            <text:p><text:s/>- Alice e Bernard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2-23" calcext:value-type="date">
            <text:p>2019-02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2-23" calcext:value-type="date">
            <text:p>2019-02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700" calcext:value-type="float">
            <text:p>7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69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69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68]+1" office:value-type="float" office:value="169" calcext:value-type="float">
            <text:p>169</text:p>
          </table:table-cell>
          <table:table-cell table:style-name="ce33" table:formula="of:=&quot;insert into App_Pessoa_pessoa (id, nome, cd_sit, dt_cad) values (&quot;&amp;[.BZ169]&amp;&quot;, '&quot;&amp;[.B169]&amp;&quot;', 1, '2018-11-10');&quot;" office:value-type="string" office:string-value="insert into App_Pessoa_pessoa (id, nome, cd_sit, dt_cad) values (169, 'Alice e Bernardo', 1, '2018-11-10');" calcext:value-type="string">
            <text:p>insert into App_Pessoa_pessoa (id, nome, cd_sit, dt_cad) values (169, 'Alice e Bernardo', 1, '2018-11-10');</text:p>
          </table:table-cell>
          <table:table-cell table:style-name="ce32" table:number-columns-repeated="2"/>
          <table:table-cell table:style-name="ce32" table:formula="of:=[.CD168]+1" office:value-type="float" office:value="167" calcext:value-type="float">
            <text:p>167</text:p>
          </table:table-cell>
          <table:table-cell table:style-name="ce33" table:formula="of:=&quot;insert into App_Pessoa_pessoa_pessoa_tipo (id, fk_pessoa_id_id, fk_pessoa_tipo_id_id) values (&quot;&amp;[.CD169]&amp;&quot;, &quot;&amp;[.BZ169]&amp;&quot;, 1);&quot;" office:value-type="string" office:string-value="insert into App_Pessoa_pessoa_pessoa_tipo (id, fk_pessoa_id_id, fk_pessoa_tipo_id_id) values (167, 169, 1);" calcext:value-type="string">
            <text:p>insert into App_Pessoa_pessoa_pessoa_tipo (id, fk_pessoa_id_id, fk_pessoa_tipo_id_id) values (167, 169, 1);</text:p>
          </table:table-cell>
          <table:table-cell table:style-name="ce32" table:number-columns-repeated="2"/>
          <table:table-cell table:style-name="ce32" table:formula="of:=[.CH168]+1" office:value-type="float" office:value="167" calcext:value-type="float">
            <text:p>167</text:p>
          </table:table-cell>
          <table:table-cell table:style-name="ce33" table:formula="of:=&quot;insert into Evento_Pessoa (id, fk_evento_id_id, fk_pessoa_pessoa_tipo_id_id) values (&quot;&amp;[.CH169]&amp;&quot;, &quot;&amp;[.CH169]&amp;&quot;, &quot;&amp;[.CH169]&amp;&quot;);&quot;" office:value-type="string" office:string-value="insert into Evento_Pessoa (id, fk_evento_id_id, fk_pessoa_pessoa_tipo_id_id) values (167, 167, 167);" calcext:value-type="string">
            <text:p>insert into Evento_Pessoa (id, fk_evento_id_id, fk_pessoa_pessoa_tipo_id_id) values (167, 167, 167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69]+1" office:value-type="float" office:value="168" calcext:value-type="float">
            <text:p>168</text:p>
          </table:table-cell>
          <table:table-cell table:style-name="ce3" office:value-type="string" calcext:value-type="string">
            <text:p>Tais</text:p>
          </table:table-cell>
          <table:table-cell table:style-name="ce4" office:value-type="string" calcext:value-type="string">
            <text:p>Casamento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19-03-23" calcext:value-type="date">
            <text:p>2019-03-23</text:p>
          </table:table-cell>
          <table:table-cell table:style-name="ce12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NÃO</text:p>
          </table:table-cell>
          <table:table-cell table:style-name="ce4" table:number-columns-repeated="44"/>
          <table:table-cell table:number-columns-repeated="2"/>
          <table:table-cell table:style-name="ce32" table:formula="of:=[.BC169]+1" office:value-type="float" office:value="168" calcext:value-type="float">
            <text:p>168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70]" office:value-type="float" office:value="168" calcext:value-type="float">
            <text:p>168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3-23" calcext:value-type="date">
            <text:p>2019-03-23</text:p>
          </table:table-cell>
          <table:table-cell table:style-name="ce36" table:formula="of:=&quot; - &quot;&amp;[.B170]&amp;&quot; - &quot;&amp;[.C170]" office:value-type="string" office:string-value=" - Tais - Casamento" calcext:value-type="string">
            <text:p><text:s/>- Tais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3-23" calcext:value-type="date">
            <text:p>2019-03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3-23" calcext:value-type="date">
            <text:p>2019-03-23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70]" office:value-type="float" office:value="0" calcext:value-type="float">
            <text:p>0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70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69]+1" office:value-type="float" office:value="170" calcext:value-type="float">
            <text:p>170</text:p>
          </table:table-cell>
          <table:table-cell table:style-name="ce33" table:formula="of:=&quot;insert into App_Pessoa_pessoa (id, nome, cd_sit, dt_cad) values (&quot;&amp;[.BZ170]&amp;&quot;, '&quot;&amp;[.B170]&amp;&quot;', 1, '2018-11-10');&quot;" office:value-type="string" office:string-value="insert into App_Pessoa_pessoa (id, nome, cd_sit, dt_cad) values (170, 'Tais', 1, '2018-11-10');" calcext:value-type="string">
            <text:p>insert into App_Pessoa_pessoa (id, nome, cd_sit, dt_cad) values (170, 'Tais', 1, '2018-11-10');</text:p>
          </table:table-cell>
          <table:table-cell table:style-name="ce32" table:number-columns-repeated="2"/>
          <table:table-cell table:style-name="ce32" table:formula="of:=[.CD169]+1" office:value-type="float" office:value="168" calcext:value-type="float">
            <text:p>168</text:p>
          </table:table-cell>
          <table:table-cell table:style-name="ce33" table:formula="of:=&quot;insert into App_Pessoa_pessoa_pessoa_tipo (id, fk_pessoa_id_id, fk_pessoa_tipo_id_id) values (&quot;&amp;[.CD170]&amp;&quot;, &quot;&amp;[.BZ170]&amp;&quot;, 1);&quot;" office:value-type="string" office:string-value="insert into App_Pessoa_pessoa_pessoa_tipo (id, fk_pessoa_id_id, fk_pessoa_tipo_id_id) values (168, 170, 1);" calcext:value-type="string">
            <text:p>insert into App_Pessoa_pessoa_pessoa_tipo (id, fk_pessoa_id_id, fk_pessoa_tipo_id_id) values (168, 170, 1);</text:p>
          </table:table-cell>
          <table:table-cell table:style-name="ce32" table:number-columns-repeated="2"/>
          <table:table-cell table:style-name="ce32" table:formula="of:=[.CH169]+1" office:value-type="float" office:value="168" calcext:value-type="float">
            <text:p>168</text:p>
          </table:table-cell>
          <table:table-cell table:style-name="ce33" table:formula="of:=&quot;insert into Evento_Pessoa (id, fk_evento_id_id, fk_pessoa_pessoa_tipo_id_id) values (&quot;&amp;[.CH170]&amp;&quot;, &quot;&amp;[.CH170]&amp;&quot;, &quot;&amp;[.CH170]&amp;&quot;);&quot;" office:value-type="string" office:string-value="insert into Evento_Pessoa (id, fk_evento_id_id, fk_pessoa_pessoa_tipo_id_id) values (168, 168, 168);" calcext:value-type="string">
            <text:p>insert into Evento_Pessoa (id, fk_evento_id_id, fk_pessoa_pessoa_tipo_id_id) values (168, 168, 168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70]+1" office:value-type="float" office:value="169" calcext:value-type="float">
            <text:p>169</text:p>
          </table:table-cell>
          <table:table-cell table:style-name="ce3" office:value-type="string" calcext:value-type="string">
            <text:p>Julia 1 ano</text:p>
          </table:table-cell>
          <table:table-cell table:style-name="ce4" office:value-type="string" calcext:value-type="string">
            <text:p>Niver Infanti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19-03-17" calcext:value-type="date">
            <text:p>2019-03-17</text:p>
          </table:table-cell>
          <table:table-cell table:style-name="ce3" office:value-type="float" office:value="1250" calcext:value-type="float">
            <text:p>125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NÃO</text:p>
          </table:table-cell>
          <table:table-cell table:number-columns-repeated="29"/>
          <table:table-cell table:style-name="ce21" office:value-type="float" office:value="250" calcext:value-type="float">
            <text:p>250</text:p>
          </table:table-cell>
          <table:table-cell table:number-columns-repeated="4" table:style-name="ce30" office:value-type="float" office:value="250" calcext:value-type="float">
            <text:p>250</text:p>
          </table:table-cell>
          <table:table-cell table:number-columns-repeated="12"/>
          <table:table-cell table:style-name="ce32" table:formula="of:=[.BC170]+1" office:value-type="float" office:value="169" calcext:value-type="float">
            <text:p>169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71]" office:value-type="float" office:value="169" calcext:value-type="float">
            <text:p>169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3-17" calcext:value-type="date">
            <text:p>2019-03-17</text:p>
          </table:table-cell>
          <table:table-cell table:style-name="ce36" table:formula="of:=&quot; - &quot;&amp;[.B171]&amp;&quot; - &quot;&amp;[.C171]" office:value-type="string" office:string-value=" - Julia 1 ano - Niver Infantil" calcext:value-type="string">
            <text:p><text:s/>- Julia 1 an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3-17" calcext:value-type="date">
            <text:p>2019-03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3-17" calcext:value-type="date">
            <text:p>2019-03-1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0" calcext:value-type="float">
            <text:p>4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71]" office:value-type="float" office:value="5" calcext:value-type="float">
            <text:p>5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71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70]+1" office:value-type="float" office:value="171" calcext:value-type="float">
            <text:p>171</text:p>
          </table:table-cell>
          <table:table-cell table:style-name="ce33" table:formula="of:=&quot;insert into App_Pessoa_pessoa (id, nome, cd_sit, dt_cad) values (&quot;&amp;[.BZ171]&amp;&quot;, '&quot;&amp;[.B171]&amp;&quot;', 1, '2018-11-10');&quot;" office:value-type="string" office:string-value="insert into App_Pessoa_pessoa (id, nome, cd_sit, dt_cad) values (171, 'Julia 1 ano', 1, '2018-11-10');" calcext:value-type="string">
            <text:p>insert into App_Pessoa_pessoa (id, nome, cd_sit, dt_cad) values (171, 'Julia 1 ano', 1, '2018-11-10');</text:p>
          </table:table-cell>
          <table:table-cell table:style-name="ce32" table:number-columns-repeated="2"/>
          <table:table-cell table:style-name="ce32" table:formula="of:=[.CD170]+1" office:value-type="float" office:value="169" calcext:value-type="float">
            <text:p>169</text:p>
          </table:table-cell>
          <table:table-cell table:style-name="ce33" table:formula="of:=&quot;insert into App_Pessoa_pessoa_pessoa_tipo (id, fk_pessoa_id_id, fk_pessoa_tipo_id_id) values (&quot;&amp;[.CD171]&amp;&quot;, &quot;&amp;[.BZ171]&amp;&quot;, 1);&quot;" office:value-type="string" office:string-value="insert into App_Pessoa_pessoa_pessoa_tipo (id, fk_pessoa_id_id, fk_pessoa_tipo_id_id) values (169, 171, 1);" calcext:value-type="string">
            <text:p>insert into App_Pessoa_pessoa_pessoa_tipo (id, fk_pessoa_id_id, fk_pessoa_tipo_id_id) values (169, 171, 1);</text:p>
          </table:table-cell>
          <table:table-cell table:style-name="ce32" table:number-columns-repeated="2"/>
          <table:table-cell table:style-name="ce32" table:formula="of:=[.CH170]+1" office:value-type="float" office:value="169" calcext:value-type="float">
            <text:p>169</text:p>
          </table:table-cell>
          <table:table-cell table:style-name="ce33" table:formula="of:=&quot;insert into Evento_Pessoa (id, fk_evento_id_id, fk_pessoa_pessoa_tipo_id_id) values (&quot;&amp;[.CH171]&amp;&quot;, &quot;&amp;[.CH171]&amp;&quot;, &quot;&amp;[.CH171]&amp;&quot;);&quot;" office:value-type="string" office:string-value="insert into Evento_Pessoa (id, fk_evento_id_id, fk_pessoa_pessoa_tipo_id_id) values (169, 169, 169);" calcext:value-type="string">
            <text:p>insert into Evento_Pessoa (id, fk_evento_id_id, fk_pessoa_pessoa_tipo_id_id) values (169, 169, 169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71]+1" office:value-type="float" office:value="170" calcext:value-type="float">
            <text:p>170</text:p>
          </table:table-cell>
          <table:table-cell table:style-name="ce3" office:value-type="string" calcext:value-type="string">
            <text:p>Raphael e Bianca</text:p>
          </table:table-cell>
          <table:table-cell table:style-name="ce4" office:value-type="string" calcext:value-type="string">
            <text:p>Casamento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19-04-27" calcext:value-type="date">
            <text:p>2019-04-27</text:p>
          </table:table-cell>
          <table:table-cell table:style-name="ce12" office:value-type="float" office:value="4000" calcext:value-type="float">
            <text:p>4 000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NÃO</text:p>
          </table:table-cell>
          <table:table-cell table:style-name="ce4" table:number-columns-repeated="8"/>
          <table:table-cell table:style-name="ce23" table:number-columns-repeated="12"/>
          <table:table-cell table:style-name="ce21" office:value-type="float" office:value="1000" calcext:value-type="float">
            <text:p>1 000</text:p>
          </table:table-cell>
          <table:table-cell table:style-name="ce4" table:number-columns-repeated="2"/>
          <table:table-cell table:style-name="ce21" office:value-type="float" office:value="1000" calcext:value-type="float">
            <text:p>1 000</text:p>
          </table:table-cell>
          <table:table-cell table:style-name="ce4" table:number-columns-repeated="3"/>
          <table:table-cell table:style-name="ce21" office:value-type="float" office:value="1000" calcext:value-type="float">
            <text:p>1 000</text:p>
          </table:table-cell>
          <table:table-cell table:style-name="ce4" table:number-columns-repeated="3"/>
          <table:table-cell table:style-name="ce30" office:value-type="float" office:value="1000" calcext:value-type="float">
            <text:p>1 000</text:p>
          </table:table-cell>
          <table:table-cell/>
          <table:table-cell table:style-name="ce4" table:number-columns-repeated="11"/>
          <table:table-cell table:number-columns-repeated="2"/>
          <table:table-cell table:style-name="ce32" table:formula="of:=[.BC171]+1" office:value-type="float" office:value="170" calcext:value-type="float">
            <text:p>170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72]" office:value-type="float" office:value="170" calcext:value-type="float">
            <text:p>170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4-27" calcext:value-type="date">
            <text:p>2019-04-27</text:p>
          </table:table-cell>
          <table:table-cell table:style-name="ce36" table:formula="of:=&quot; - &quot;&amp;[.B172]&amp;&quot; - &quot;&amp;[.C172]" office:value-type="string" office:string-value=" - Raphael e Bianca - Casamento" calcext:value-type="string">
            <text:p><text:s/>- Raphael e Bianca - Casamento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4-27" calcext:value-type="date">
            <text:p>2019-04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04-27" calcext:value-type="date">
            <text:p>2019-04-27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0" calcext:value-type="float">
            <text:p>4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72]" office:value-type="float" office:value="4" calcext:value-type="float">
            <text:p>4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72]&amp;&quot;);&quot;" office:value-type="string" office:string-value="2);" calcext:value-type="string">
            <text:p>2);</text:p>
          </table:table-cell>
          <table:table-cell table:style-name="ce32"/>
          <table:table-cell table:style-name="ce32" table:formula="of:=[.BZ171]+1" office:value-type="float" office:value="172" calcext:value-type="float">
            <text:p>172</text:p>
          </table:table-cell>
          <table:table-cell table:style-name="ce33" table:formula="of:=&quot;insert into App_Pessoa_pessoa (id, nome, cd_sit, dt_cad) values (&quot;&amp;[.BZ172]&amp;&quot;, '&quot;&amp;[.B172]&amp;&quot;', 1, '2018-11-10');&quot;" office:value-type="string" office:string-value="insert into App_Pessoa_pessoa (id, nome, cd_sit, dt_cad) values (172, 'Raphael e Bianca', 1, '2018-11-10');" calcext:value-type="string">
            <text:p>insert into App_Pessoa_pessoa (id, nome, cd_sit, dt_cad) values (172, 'Raphael e Bianca', 1, '2018-11-10');</text:p>
          </table:table-cell>
          <table:table-cell table:style-name="ce32" table:number-columns-repeated="2"/>
          <table:table-cell table:style-name="ce32" table:formula="of:=[.CD171]+1" office:value-type="float" office:value="170" calcext:value-type="float">
            <text:p>170</text:p>
          </table:table-cell>
          <table:table-cell table:style-name="ce33" table:formula="of:=&quot;insert into App_Pessoa_pessoa_pessoa_tipo (id, fk_pessoa_id_id, fk_pessoa_tipo_id_id) values (&quot;&amp;[.CD172]&amp;&quot;, &quot;&amp;[.BZ172]&amp;&quot;, 1);&quot;" office:value-type="string" office:string-value="insert into App_Pessoa_pessoa_pessoa_tipo (id, fk_pessoa_id_id, fk_pessoa_tipo_id_id) values (170, 172, 1);" calcext:value-type="string">
            <text:p>insert into App_Pessoa_pessoa_pessoa_tipo (id, fk_pessoa_id_id, fk_pessoa_tipo_id_id) values (170, 172, 1);</text:p>
          </table:table-cell>
          <table:table-cell table:style-name="ce32" table:number-columns-repeated="2"/>
          <table:table-cell table:style-name="ce32" table:formula="of:=[.CH171]+1" office:value-type="float" office:value="170" calcext:value-type="float">
            <text:p>170</text:p>
          </table:table-cell>
          <table:table-cell table:style-name="ce33" table:formula="of:=&quot;insert into Evento_Pessoa (id, fk_evento_id_id, fk_pessoa_pessoa_tipo_id_id) values (&quot;&amp;[.CH172]&amp;&quot;, &quot;&amp;[.CH172]&amp;&quot;, &quot;&amp;[.CH172]&amp;&quot;);&quot;" office:value-type="string" office:string-value="insert into Evento_Pessoa (id, fk_evento_id_id, fk_pessoa_pessoa_tipo_id_id) values (170, 170, 170);" calcext:value-type="string">
            <text:p>insert into Evento_Pessoa (id, fk_evento_id_id, fk_pessoa_pessoa_tipo_id_id) values (170, 170, 170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72]+1" office:value-type="float" office:value="171" calcext:value-type="float">
            <text:p>171</text:p>
          </table:table-cell>
          <table:table-cell table:style-name="ce3" office:value-type="string" calcext:value-type="string">
            <text:p>Henrique</text:p>
          </table:table-cell>
          <table:table-cell table:style-name="ce4" office:value-type="string" calcext:value-type="string">
            <text:p>Niver Infantil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ÃO</text:p>
          </table:table-cell>
          <table:table-cell table:number-columns-repeated="29"/>
          <table:table-cell table:style-name="ce21" office:value-type="float" office:value="650" calcext:value-type="float">
            <text:p>650</text:p>
          </table:table-cell>
          <table:table-cell table:number-columns-repeated="16"/>
          <table:table-cell table:style-name="ce32" table:formula="of:=[.BC172]+1" office:value-type="float" office:value="171" calcext:value-type="float">
            <text:p>171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73]" office:value-type="float" office:value="171" calcext:value-type="float">
            <text:p>171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6" table:formula="of:=&quot; - &quot;&amp;[.B173]&amp;&quot; - &quot;&amp;[.C173]" office:value-type="string" office:string-value=" - Henrique - Niver Infantil" calcext:value-type="string">
            <text:p><text:s/>- Henrique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0" calcext:value-type="float">
            <text:p>4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73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73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72]+1" office:value-type="float" office:value="173" calcext:value-type="float">
            <text:p>173</text:p>
          </table:table-cell>
          <table:table-cell table:style-name="ce33" table:formula="of:=&quot;insert into App_Pessoa_pessoa (id, nome, cd_sit, dt_cad) values (&quot;&amp;[.BZ173]&amp;&quot;, '&quot;&amp;[.B173]&amp;&quot;', 1, '2018-11-10');&quot;" office:value-type="string" office:string-value="insert into App_Pessoa_pessoa (id, nome, cd_sit, dt_cad) values (173, 'Henrique', 1, '2018-11-10');" calcext:value-type="string">
            <text:p>insert into App_Pessoa_pessoa (id, nome, cd_sit, dt_cad) values (173, 'Henrique', 1, '2018-11-10');</text:p>
          </table:table-cell>
          <table:table-cell table:style-name="ce32" table:number-columns-repeated="2"/>
          <table:table-cell table:style-name="ce32" table:formula="of:=[.CD172]+1" office:value-type="float" office:value="171" calcext:value-type="float">
            <text:p>171</text:p>
          </table:table-cell>
          <table:table-cell table:style-name="ce33" table:formula="of:=&quot;insert into App_Pessoa_pessoa_pessoa_tipo (id, fk_pessoa_id_id, fk_pessoa_tipo_id_id) values (&quot;&amp;[.CD173]&amp;&quot;, &quot;&amp;[.BZ173]&amp;&quot;, 1);&quot;" office:value-type="string" office:string-value="insert into App_Pessoa_pessoa_pessoa_tipo (id, fk_pessoa_id_id, fk_pessoa_tipo_id_id) values (171, 173, 1);" calcext:value-type="string">
            <text:p>insert into App_Pessoa_pessoa_pessoa_tipo (id, fk_pessoa_id_id, fk_pessoa_tipo_id_id) values (171, 173, 1);</text:p>
          </table:table-cell>
          <table:table-cell table:style-name="ce32" table:number-columns-repeated="2"/>
          <table:table-cell table:style-name="ce32" table:formula="of:=[.CH172]+1" office:value-type="float" office:value="171" calcext:value-type="float">
            <text:p>171</text:p>
          </table:table-cell>
          <table:table-cell table:style-name="ce33" table:formula="of:=&quot;insert into Evento_Pessoa (id, fk_evento_id_id, fk_pessoa_pessoa_tipo_id_id) values (&quot;&amp;[.CH173]&amp;&quot;, &quot;&amp;[.CH173]&amp;&quot;, &quot;&amp;[.CH173]&amp;&quot;);&quot;" office:value-type="string" office:string-value="insert into Evento_Pessoa (id, fk_evento_id_id, fk_pessoa_pessoa_tipo_id_id) values (171, 171, 171);" calcext:value-type="string">
            <text:p>insert into Evento_Pessoa (id, fk_evento_id_id, fk_pessoa_pessoa_tipo_id_id) values (171, 171, 171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 table:formula="of:=[.A173]+1" office:value-type="float" office:value="172" calcext:value-type="float">
            <text:p>172</text:p>
          </table:table-cell>
          <table:table-cell table:style-name="ce3" office:value-type="string" calcext:value-type="string">
            <text:p>Theo</text:p>
          </table:table-cell>
          <table:table-cell table:style-name="ce4" office:value-type="string" calcext:value-type="string">
            <text:p>Niver Infantil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number-columns-repeated="29"/>
          <table:table-cell table:style-name="ce21" office:value-type="float" office:value="650" calcext:value-type="float">
            <text:p>650</text:p>
          </table:table-cell>
          <table:table-cell table:number-columns-repeated="16"/>
          <table:table-cell table:style-name="ce32" table:formula="of:=[.BC173]+1" office:value-type="float" office:value="172" calcext:value-type="float">
            <text:p>172</text:p>
          </table:table-cell>
          <table:table-cell table:style-name="ce33" table:formula="of:=&quot;INSERT INTO App_Evento_evento (id, descricao, dt_evento, dt_cad, valor, parcelas, dt_alt, observacao, fk_evento_tipo_id) VALUES (&quot;" office:value-type="string" office:string-value="INSERT INTO App_Evento_evento (id, descricao, dt_evento, dt_cad, valor, parcelas, dt_alt, observacao, fk_evento_tipo_id) VALUES (" calcext:value-type="string">
            <text:p>INSERT INTO App_Evento_evento (id, descricao, dt_evento, dt_cad, valor, parcelas, dt_alt, observacao, fk_evento_tipo_id) VALUES (</text:p>
          </table:table-cell>
          <table:table-cell table:style-name="ce32" table:formula="of:=[.BC174]" office:value-type="float" office:value="172" calcext:value-type="float">
            <text:p>172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6" table:formula="of:=&quot; - &quot;&amp;[.B174]&amp;&quot; - &quot;&amp;[.C174]" office:value-type="string" office:string-value=" - Theo - Niver Infantil" calcext:value-type="string">
            <text:p><text:s/>- Theo - Niver Infantil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3" office:value-type="string" calcext:value-type="string">
            <text:p>'</text:p>
          </table:table-cell>
          <table:table-cell table:style-name="ce8" office:value-type="date" office:date-value="2019-12-31" calcext:value-type="date">
            <text:p>2019-12-31</text:p>
          </table:table-cell>
          <table:table-cell table:style-name="ce33" office:value-type="string" calcext:value-type="string">
            <text:p>'</text:p>
          </table:table-cell>
          <table:table-cell table:style-name="ce33" office:value-type="string" calcext:value-type="string">
            <text:p>,</text:p>
          </table:table-cell>
          <table:table-cell table:style-name="ce39" office:value-type="float" office:value="4000" calcext:value-type="float">
            <text:p>4000</text:p>
          </table:table-cell>
          <table:table-cell table:style-name="ce33" office:value-type="string" calcext:value-type="string">
            <text:p>,</text:p>
          </table:table-cell>
          <table:table-cell table:style-name="ce32" table:formula="of:=[.G174]" office:value-type="float" office:value="1" calcext:value-type="float">
            <text:p>1</text:p>
          </table:table-cell>
          <table:table-cell table:style-name="ce33" table:formula="of:=&quot;, null, null,&quot;" office:value-type="string" office:string-value=", null, null," calcext:value-type="string">
            <text:p>, null, null,</text:p>
          </table:table-cell>
          <table:table-cell table:style-name="ce33" table:formula="of:=[.D174]&amp;&quot;);&quot;" office:value-type="string" office:string-value="8);" calcext:value-type="string">
            <text:p>8);</text:p>
          </table:table-cell>
          <table:table-cell table:style-name="ce32"/>
          <table:table-cell table:style-name="ce32" table:formula="of:=[.BZ173]+1" office:value-type="float" office:value="174" calcext:value-type="float">
            <text:p>174</text:p>
          </table:table-cell>
          <table:table-cell table:style-name="ce33" table:formula="of:=&quot;insert into App_Pessoa_pessoa (id, nome, cd_sit, dt_cad) values (&quot;&amp;[.BZ174]&amp;&quot;, '&quot;&amp;[.B174]&amp;&quot;', 1, '2018-11-10');&quot;" office:value-type="string" office:string-value="insert into App_Pessoa_pessoa (id, nome, cd_sit, dt_cad) values (174, 'Theo', 1, '2018-11-10');" calcext:value-type="string">
            <text:p>insert into App_Pessoa_pessoa (id, nome, cd_sit, dt_cad) values (174, 'Theo', 1, '2018-11-10');</text:p>
          </table:table-cell>
          <table:table-cell table:style-name="ce32" table:number-columns-repeated="2"/>
          <table:table-cell table:style-name="ce32" table:formula="of:=[.CD173]+1" office:value-type="float" office:value="172" calcext:value-type="float">
            <text:p>172</text:p>
          </table:table-cell>
          <table:table-cell table:style-name="ce33" table:formula="of:=&quot;insert into App_Pessoa_pessoa_pessoa_tipo (id, fk_pessoa_id_id, fk_pessoa_tipo_id_id) values (&quot;&amp;[.CD174]&amp;&quot;, &quot;&amp;[.BZ174]&amp;&quot;, 1);&quot;" office:value-type="string" office:string-value="insert into App_Pessoa_pessoa_pessoa_tipo (id, fk_pessoa_id_id, fk_pessoa_tipo_id_id) values (172, 174, 1);" calcext:value-type="string">
            <text:p>insert into App_Pessoa_pessoa_pessoa_tipo (id, fk_pessoa_id_id, fk_pessoa_tipo_id_id) values (172, 174, 1);</text:p>
          </table:table-cell>
          <table:table-cell table:style-name="ce32" table:number-columns-repeated="2"/>
          <table:table-cell table:style-name="ce32" table:formula="of:=[.CH173]+1" office:value-type="float" office:value="172" calcext:value-type="float">
            <text:p>172</text:p>
          </table:table-cell>
          <table:table-cell table:style-name="ce33" table:formula="of:=&quot;insert into Evento_Pessoa (id, fk_evento_id_id, fk_pessoa_pessoa_tipo_id_id) values (&quot;&amp;[.CH174]&amp;&quot;, &quot;&amp;[.CH174]&amp;&quot;, &quot;&amp;[.CH174]&amp;&quot;);&quot;" office:value-type="string" office:string-value="insert into Evento_Pessoa (id, fk_evento_id_id, fk_pessoa_pessoa_tipo_id_id) values (172, 172, 172);" calcext:value-type="string">
            <text:p>insert into Evento_Pessoa (id, fk_evento_id_id, fk_pessoa_pessoa_tipo_id_id) values (172, 172, 172);</text:p>
          </table:table-cell>
          <table:table-cell table:style-name="ce32" table:number-columns-repeated="10"/>
          <table:table-cell table:number-columns-repeated="927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style-name="ce9"/>
          <table:table-cell table:style-name="ce3"/>
          <table:table-cell table:style-name="ce14" table:number-columns-repeated="2"/>
          <table:table-cell table:style-name="ce4"/>
          <table:table-cell table:number-columns-repeated="3"/>
          <table:table-cell table:style-name="ce4" table:number-columns-repeated="40"/>
          <table:table-cell table:number-columns-repeated="2"/>
          <table:table-cell table:style-name="ce32" table:number-columns-repeated="5"/>
          <table:table-cell table:style-name="ce34" table:number-columns-repeated="3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32" table:number-columns-repeated="2"/>
          <table:table-cell table:style-name="ce40"/>
          <table:table-cell table:style-name="ce32" table:number-columns-repeated="25"/>
          <table:table-cell table:number-columns-repeated="927"/>
        </table:table-row>
        <table:table-row table:style-name="ro2" table:number-rows-repeated="13">
          <table:table-cell/>
          <table:table-cell table:style-name="ce3"/>
          <table:table-cell table:style-name="ce4" table:number-columns-repeated="2"/>
          <table:table-cell table:style-name="ce9"/>
          <table:table-cell table:style-name="ce12"/>
          <table:table-cell table:style-name="ce16" table:number-columns-repeated="2"/>
          <table:table-cell table:style-name="ce4"/>
          <table:table-cell table:number-columns-repeated="3"/>
          <table:table-cell table:style-name="ce4" table:number-columns-repeated="40"/>
          <table:table-cell table:number-columns-repeated="2"/>
          <table:table-cell table:style-name="ce32" table:number-columns-repeated="5"/>
          <table:table-cell table:style-name="ce34" table:number-columns-repeated="3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32" table:number-columns-repeated="2"/>
          <table:table-cell table:style-name="ce40"/>
          <table:table-cell table:style-name="ce32" table:number-columns-repeated="25"/>
          <table:table-cell table:number-columns-repeated="927"/>
        </table:table-row>
        <table:table-row table:style-name="ro2" table:number-rows-repeated="6">
          <table:table-cell/>
          <table:table-cell table:style-name="ce3"/>
          <table:table-cell table:style-name="ce4" table:number-columns-repeated="2"/>
          <table:table-cell table:style-name="ce9"/>
          <table:table-cell table:style-name="ce12"/>
          <table:table-cell table:style-name="ce16" table:number-columns-repeated="2"/>
          <table:table-cell table:style-name="ce4" table:number-columns-repeated="44"/>
          <table:table-cell table:number-columns-repeated="2"/>
          <table:table-cell table:style-name="ce32" table:number-columns-repeated="5"/>
          <table:table-cell table:style-name="ce34" table:number-columns-repeated="3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32" table:number-columns-repeated="2"/>
          <table:table-cell table:style-name="ce40"/>
          <table:table-cell table:style-name="ce32" table:number-columns-repeated="25"/>
          <table:table-cell table:number-columns-repeated="927"/>
        </table:table-row>
        <table:table-row table:style-name="ro2" table:number-rows-repeated="330">
          <table:table-cell/>
          <table:table-cell table:style-name="ce3"/>
          <table:table-cell table:style-name="ce4" table:number-columns-repeated="2"/>
          <table:table-cell table:style-name="ce9"/>
          <table:table-cell table:style-name="ce12"/>
          <table:table-cell table:style-name="ce16" table:number-columns-repeated="2"/>
          <table:table-cell table:style-name="ce4" table:number-columns-repeated="44"/>
          <table:table-cell table:number-columns-repeated="972"/>
        </table:table-row>
        <table:table-row table:style-name="ro2" table:number-rows-repeated="10480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ço Anual" table:style-name="ta2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number-columns-repeated="1020" table:default-cell-style-name="Default"/>
        <table:table-row table:style-name="ro3">
          <table:table-cell table:style-name="ce41" office:value-type="string" calcext:value-type="string" table:number-columns-spanned="2" table:number-rows-spanned="1">
            <text:p>GERAL</text:p>
          </table:table-cell>
          <table:covered-table-cell table:style-name="ce44"/>
          <table:table-cell table:number-columns-repeated="2"/>
          <table:table-cell table:style-name="ce50">
            <draw:frame table:end-cell-address="'Balanço Anual'.Y32" table:end-x="5.56mm" table:end-y="4.97mm" draw:z-index="0" draw:name="Chart 2" draw:style-name="gr12" draw:text-style-name="P9" svg:width="425.26mm" svg:height="169.01mm" svg:x="1.87mm" svg:y="0mm">
              <draw:object draw:notify-on-update-of-ranges="'Tipo vs Mes'.A5:'Tipo vs Mes'.A7 'Tipo vs Mes'.B4:'Tipo vs Mes'.B4 'Tipo vs Mes'.B5:'Tipo vs Mes'.B7 'Tipo vs Mes'.C4:'Tipo vs Mes'.C4 'Tipo vs Mes'.C5:'Tipo vs Mes'.C7 'Tipo vs Mes'.D4:'Tipo vs Mes'.D4 'Tipo vs Mes'.D5:'Tipo vs Mes'.D7 'Tipo vs Mes'.E4:'Tipo vs Mes'.E4 'Tipo vs Mes'.E5:'Tipo vs Mes'.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0" table:number-columns-repeated="13"/>
          <table:table-cell table:number-columns-repeated="1006"/>
        </table:table-row>
        <table:table-row table:style-name="ro3">
          <table:table-cell table:style-name="ce3" office:value-type="string" calcext:value-type="string">
            <text:p>BRUTO</text:p>
          </table:table-cell>
          <table:table-cell table:style-name="ce12" table:formula="of:=[.B22]+[.B17]+[.B12]+[.B7]" office:value-type="float" office:value="144982" calcext:value-type="float">
            <text:p>144 982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FREELAS</text:p>
          </table:table-cell>
          <table:table-cell table:style-name="ce45" table:formula="of:=[.B23]+[.B18]+[.B13]+[.B8]" office:value-type="float" office:value="-1790" calcext:value-type="float">
            <text:p>-1 790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OUTRAS DESPESAS</text:p>
          </table:table-cell>
          <table:table-cell table:style-name="ce45" table:formula="of:=[.B9]+[.B14]+[.B19]+[.B24]" office:value-type="float" office:value="0" calcext:value-type="float">
            <text:p>0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3" office:value-type="string" calcext:value-type="string">
            <text:p>TOTAL LIQUIDO</text:p>
          </table:table-cell>
          <table:table-cell table:style-name="ce46" table:formula="of:=[.B25]+[.B20]+[.B15]+[.B10]" office:value-type="float" office:value="247214" calcext:value-type="float">
            <text:p>247 214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1" office:value-type="float" office:value="2019" calcext:value-type="float" table:number-columns-spanned="2" table:number-rows-spanned="1">
            <text:p>2019</text:p>
          </table:table-cell>
          <table:covered-table-cell table:style-name="ce44"/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3" office:value-type="string" calcext:value-type="string">
            <text:p>Bruto</text:p>
          </table:table-cell>
          <table:table-cell table:style-name="ce12" table:formula="of:=SUM(['file:///home/oem/Documentos/ProjetosPython/Gestor/Scripts/Janaina%20Fotografia%20-%20novo%202.xlsx.ods'#$Gerenciamento.AL2:.AW2])" office:value-type="float" office:value="4741" calcext:value-type="float">
            <text:p>4 741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Freelas</text:p>
          </table:table-cell>
          <table:table-cell table:style-name="ce45" table:formula="of:=SUM(['file:///home/oem/Documentos/ProjetosPython/Gestor/Scripts/Janaina%20Fotografia%20-%20novo%202.xlsx.ods'#$Gerenciamento.H101:.H180])" office:value-type="float" office:value="-545" calcext:value-type="float">
            <office:annotation draw:style-name="gr2" draw:text-style-name="P8" svg:width="44.81mm" svg:height="20.9mm" svg:x="48.59mm" svg:y="34.4mm" draw:caption-point-x="21.16mm" draw:caption-point-y="2.74mm">
              <dc:date>2018-11-15T00:00:00</dc:date>
              <text:p text:style-name="P7"><text:span text:style-name="T5">Janaína Nogueira:</text:span></text:p>
              <text:p text:style-name="P7"><text:span text:style-name="T6">eira:</text:span></text:p>
              <text:p text:style-name="P7"><text:span text:style-name="T6">AJUSTAR CONFORME VAI CRIANDO MAIS TRABALHOS</text:span></text:p>
            </office:annotation>
            <text:p>-545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Outras Despesas</text:p>
          </table:table-cell>
          <table:table-cell table:style-name="ce45" table:formula="of:=SUM(['file:///home/oem/Documentos/ProjetosPython/Gestor/Scripts/Janaina%20Fotografia%20-%20novo%202.xlsx.ods'#$Gerenciamento.I101:.I180])" office:value-type="float" office:value="0" calcext:value-type="float">
            <office:annotation draw:style-name="gr2" draw:text-style-name="P8" svg:width="44.81mm" svg:height="20.9mm" svg:x="48.59mm" svg:y="39.69mm" draw:caption-point-x="21.16mm" draw:caption-point-y="2.74mm">
              <dc:date>2018-11-15T00:00:00</dc:date>
              <text:p text:style-name="P7"><text:span text:style-name="T5">Janaína Nogueira:</text:span></text:p>
              <text:p text:style-name="P7"><text:span text:style-name="T6">eira:</text:span></text:p>
              <text:p text:style-name="P7"><text:span text:style-name="T6">AJUSTAR CONFORME VAI CRIANDO MAIS TRABALHOS</text:span></text:p>
            </office:annotation>
            <text:p>0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3" office:value-type="string" calcext:value-type="string">
            <text:p>Líquido</text:p>
          </table:table-cell>
          <table:table-cell table:style-name="ce46" table:formula="of:=[.B7]+[.B8]+[.B9]" office:value-type="float" office:value="4196" calcext:value-type="float">
            <text:p>4 196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1" office:value-type="float" office:value="2018" calcext:value-type="float" table:number-columns-spanned="2" table:number-rows-spanned="1">
            <text:p>2018</text:p>
          </table:table-cell>
          <table:covered-table-cell table:style-name="ce44"/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3" office:value-type="string" calcext:value-type="string">
            <text:p>Bruto</text:p>
          </table:table-cell>
          <table:table-cell table:style-name="ce12" table:formula="of:=SUM(['file:///home/oem/Documentos/ProjetosPython/Gestor/Scripts/Janaina%20Fotografia%20-%20novo%202.xlsx.ods'#$Gerenciamento.Z2:.AK2])" office:value-type="float" office:value="69964" calcext:value-type="float">
            <text:p>69 964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Freelas</text:p>
          </table:table-cell>
          <table:table-cell table:style-name="ce45" table:formula="of:=SUM(['file:///home/oem/Documentos/ProjetosPython/Gestor/Scripts/Janaina%20Fotografia%20-%20novo%202.xlsx.ods'#$Gerenciamento.H96:.H171])" office:value-type="float" office:value="-545" calcext:value-type="float">
            <office:annotation draw:style-name="gr11" draw:text-style-name="P8" svg:width="44.81mm" svg:height="20.91mm" svg:x="48.59mm" svg:y="60.85mm" draw:caption-point-x="21.16mm" draw:caption-point-y="2.75mm">
              <dc:date>2018-11-15T00:00:00</dc:date>
              <text:p text:style-name="P7"><text:span text:style-name="T5">Janaína Nogueira:</text:span></text:p>
              <text:p text:style-name="P7"><text:span text:style-name="T6">AJUSTAR CONFORME VAI CRIANDO MAIS TRABALHOS</text:span></text:p>
            </office:annotation>
            <text:p>-545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Outras Despesas</text:p>
          </table:table-cell>
          <table:table-cell table:style-name="ce45" table:formula="of:=SUM(['file:///home/oem/Documentos/ProjetosPython/Gestor/Scripts/Janaina%20Fotografia%20-%20novo%202.xlsx.ods'#$Gerenciamento.I96:.I171])" office:value-type="float" office:value="0" calcext:value-type="float">
            <office:annotation draw:style-name="gr2" draw:text-style-name="P8" svg:width="44.81mm" svg:height="20.9mm" svg:x="48.59mm" svg:y="66.15mm" draw:caption-point-x="21.16mm" draw:caption-point-y="2.74mm">
              <dc:date>2018-11-15T00:00:00</dc:date>
              <text:p text:style-name="P7"><text:span text:style-name="T5">Janaína Nogueira:</text:span></text:p>
              <text:p text:style-name="P7"><text:span text:style-name="T6">AJUSTAR CONFORME VAI CRIANDO MAIS TRABALHOS</text:span></text:p>
            </office:annotation>
            <text:p>0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3" office:value-type="string" calcext:value-type="string">
            <text:p>Líquido</text:p>
          </table:table-cell>
          <table:table-cell table:style-name="ce46" table:formula="of:=[.B12]+[.B13]+[.B14]" office:value-type="float" office:value="69419" calcext:value-type="float">
            <text:p>69 419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1" office:value-type="float" office:value="2017" calcext:value-type="float" table:number-columns-spanned="2" table:number-rows-spanned="1">
            <text:p>2017</text:p>
          </table:table-cell>
          <table:covered-table-cell table:style-name="ce44"/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3" office:value-type="string" calcext:value-type="string">
            <text:p>Bruto</text:p>
          </table:table-cell>
          <table:table-cell table:style-name="ce12" table:formula="of:=SUM(['file:///home/oem/Documentos/ProjetosPython/Gestor/Scripts/Janaina%20Fotografia%20-%20novo%202.xlsx.ods'#$Gerenciamento.N2:.Y2])" office:value-type="float" office:value="50692" calcext:value-type="float">
            <text:p>50 692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Freelas</text:p>
          </table:table-cell>
          <table:table-cell table:style-name="ce45" table:formula="of:=SUM(['file:///home/oem/Documentos/ProjetosPython/Gestor/Scripts/Janaina%20Fotografia%20-%20novo%202.xlsx.ods'#$Gerenciamento.H19:.H94])" office:value-type="float" office:value="-700" calcext:value-type="float">
            <text:p>-700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Outras Despesas</text:p>
          </table:table-cell>
          <table:table-cell table:style-name="ce45" table:formula="of:=SUM(['file:///home/oem/Documentos/ProjetosPython/Gestor/Scripts/Janaina%20Fotografia%20-%20novo%202.xlsx.ods'#$Gerenciamento.I19:.I94])" office:value-type="float" office:value="0" calcext:value-type="float">
            <text:p>0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3" office:value-type="string" calcext:value-type="string">
            <text:p>Líquido</text:p>
          </table:table-cell>
          <table:table-cell table:style-name="ce46" table:formula="of:=[.B17]+[.B18]+[.B19]" office:value-type="float" office:value="49992" calcext:value-type="float">
            <text:p>49 992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1" office:value-type="float" office:value="2016" calcext:value-type="float" table:number-columns-spanned="2" table:number-rows-spanned="1">
            <text:p>2016</text:p>
          </table:table-cell>
          <table:covered-table-cell table:style-name="ce44"/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3" office:value-type="string" calcext:value-type="string">
            <text:p>Bruto</text:p>
          </table:table-cell>
          <table:table-cell table:style-name="ce12" table:formula="of:=['file:///home/oem/Documentos/ProjetosPython/Gestor/Scripts/Janaina%20Fotografia%20-%20novo%202.xlsx.ods'#$Gerenciamento.J2]" office:value-type="float" office:value="19585" calcext:value-type="float">
            <text:p>19 585</text:p>
          </table:table-cell>
          <table:table-cell table:style-name="ce48" office:value-type="string" calcext:value-type="string">
            <text:p>TOTAL 2016 - a receber</text:p>
          </table:table-cell>
          <table:table-cell table:style-name="ce49" table:formula="of:=['file:///home/oem/Documentos/ProjetosPython/Gestor/Scripts/Janaina%20Fotografia%20-%20novo%202.xlsx.ods'#$Gerenciamento.K2]" office:value-type="float" office:value="1050" calcext:value-type="float">
            <text:p>1 050</text:p>
          </table:table-cell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Freelas</text:p>
          </table:table-cell>
          <table:table-cell table:style-name="ce47"/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2" office:value-type="string" calcext:value-type="string">
            <text:p>Outras Despesas</text:p>
          </table:table-cell>
          <table:table-cell table:style-name="ce45"/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>
          <table:table-cell table:style-name="ce43" office:value-type="string" calcext:value-type="string">
            <text:p>Líquido</text:p>
          </table:table-cell>
          <table:table-cell table:style-name="ce46" table:formula="of:=[.B20]+[.B15]+[.B10]+[.B35]" office:value-type="float" office:value="123607" calcext:value-type="float">
            <text:p>123 607</text:p>
          </table:table-cell>
          <table:table-cell table:number-columns-repeated="2"/>
          <table:table-cell table:style-name="ce50" table:number-columns-repeated="14"/>
          <table:table-cell table:number-columns-repeated="1006"/>
        </table:table-row>
        <table:table-row table:style-name="ro3" table:number-rows-repeated="15">
          <table:table-cell table:number-columns-repeated="4"/>
          <table:table-cell table:style-name="ce50" table:number-columns-repeated="14"/>
          <table:table-cell table:number-columns-repeated="1006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po vs Mes" table:style-name="ta3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number-columns-repeated="1019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ampo_20_da_20_tabela_20_dinâmica" office:value-type="string" calcext:value-type="string">
            <text:p>Mes Ano</text:p>
          </table:table-cell>
          <table:table-cell table:style-name="ce111" office:value-type="string" calcext:value-type="string">
            <text:p>- múltiplo -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06"/>
          <table:table-cell table:style-name="ce112" office:value-type="string" calcext:value-type="string">
            <text:p>Dados</text:p>
          </table:table-cell>
          <table:table-cell table:style-name="ce118" table:number-columns-repeated="2"/>
          <table:table-cell table:style-name="ce124"/>
          <table:table-cell table:number-columns-repeated="1019"/>
        </table:table-row>
        <table:table-row table:style-name="ro3">
          <table:table-cell table:style-name="ce107" office:value-type="string" calcext:value-type="string">
            <text:p>Tipo</text:p>
          </table:table-cell>
          <table:table-cell table:style-name="ce113" office:value-type="string" calcext:value-type="string">
            <text:p>Soma - Valor</text:p>
          </table:table-cell>
          <table:table-cell table:style-name="ce119" office:value-type="string" calcext:value-type="string">
            <text:p>Contar - Valor</text:p>
          </table:table-cell>
          <table:table-cell table:style-name="ce119" office:value-type="string" calcext:value-type="string">
            <text:p>Soma - Valor</text:p>
          </table:table-cell>
          <table:table-cell table:style-name="ce125" office:value-type="string" calcext:value-type="string">
            <text:p>Soma - Valor</text:p>
          </table:table-cell>
          <table:table-cell table:number-columns-repeated="1019"/>
        </table:table-row>
        <table:table-row table:style-name="ro3">
          <table:table-cell table:style-name="ce108" office:value-type="string" calcext:value-type="string">
            <text:p>Acompanhamento</text:p>
          </table:table-cell>
          <table:table-cell table:style-name="ce114" office:value-type="float" office:value="6120" calcext:value-type="float">
            <text:p>612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6120" calcext:value-type="float">
            <text:p>6120</text:p>
          </table:table-cell>
          <table:table-cell table:style-name="ce126" office:value-type="float" office:value="6120" calcext:value-type="float">
            <text:p>612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Ballet</text:p>
          </table:table-cell>
          <table:table-cell table:style-name="ce115" office:value-type="float" office:value="850" calcext:value-type="float">
            <text:p>85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850" calcext:value-type="float">
            <text:p>850</text:p>
          </table:table-cell>
          <table:table-cell table:style-name="ce127" office:value-type="float" office:value="850" calcext:value-type="float">
            <text:p>85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Batizado</text:p>
          </table:table-cell>
          <table:table-cell table:style-name="ce115" office:value-type="float" office:value="1920" calcext:value-type="float">
            <text:p>192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920" calcext:value-type="float">
            <text:p>1920</text:p>
          </table:table-cell>
          <table:table-cell table:style-name="ce127" office:value-type="float" office:value="1920" calcext:value-type="float">
            <text:p>192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Casamento</text:p>
          </table:table-cell>
          <table:table-cell table:style-name="ce115" office:value-type="float" office:value="36910" calcext:value-type="float">
            <text:p>36910</text:p>
          </table:table-cell>
          <table:table-cell table:style-name="ce121" office:value-type="float" office:value="14" calcext:value-type="float">
            <text:p>14</text:p>
          </table:table-cell>
          <table:table-cell table:style-name="ce121" office:value-type="float" office:value="36910" calcext:value-type="float">
            <text:p>36910</text:p>
          </table:table-cell>
          <table:table-cell table:style-name="ce127" office:value-type="float" office:value="36910" calcext:value-type="float">
            <text:p>3691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Ensaio</text:p>
          </table:table-cell>
          <table:table-cell table:style-name="ce115" office:value-type="float" office:value="3050" calcext:value-type="float">
            <text:p>3050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3050" calcext:value-type="float">
            <text:p>3050</text:p>
          </table:table-cell>
          <table:table-cell table:style-name="ce127" office:value-type="float" office:value="3050" calcext:value-type="float">
            <text:p>305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Ensaio Infantil</text:p>
          </table:table-cell>
          <table:table-cell table:style-name="ce115" office:value-type="float" office:value="590" calcext:value-type="float">
            <text:p>590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590" calcext:value-type="float">
            <text:p>590</text:p>
          </table:table-cell>
          <table:table-cell table:style-name="ce127" office:value-type="float" office:value="590" calcext:value-type="float">
            <text:p>59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Formatura</text:p>
          </table:table-cell>
          <table:table-cell table:style-name="ce115" office:value-type="float" office:value="1200" calcext:value-type="float">
            <text:p>120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1200" calcext:value-type="float">
            <text:p>1200</text:p>
          </table:table-cell>
          <table:table-cell table:style-name="ce127" office:value-type="float" office:value="1200" calcext:value-type="float">
            <text:p>120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Freela</text:p>
          </table:table-cell>
          <table:table-cell table:style-name="ce115" office:value-type="float" office:value="1200" calcext:value-type="float">
            <text:p>120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1200" calcext:value-type="float">
            <text:p>1200</text:p>
          </table:table-cell>
          <table:table-cell table:style-name="ce127" office:value-type="float" office:value="1200" calcext:value-type="float">
            <text:p>120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Gestante</text:p>
          </table:table-cell>
          <table:table-cell table:style-name="ce115" office:value-type="float" office:value="7870" calcext:value-type="float">
            <text:p>7870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7870" calcext:value-type="float">
            <text:p>7870</text:p>
          </table:table-cell>
          <table:table-cell table:style-name="ce127" office:value-type="float" office:value="7870" calcext:value-type="float">
            <text:p>787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Newborn</text:p>
          </table:table-cell>
          <table:table-cell table:style-name="ce115" office:value-type="float" office:value="2685" calcext:value-type="float">
            <text:p>2685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2685" calcext:value-type="float">
            <text:p>2685</text:p>
          </table:table-cell>
          <table:table-cell table:style-name="ce127" office:value-type="float" office:value="2685" calcext:value-type="float">
            <text:p>2685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Parto</text:p>
          </table:table-cell>
          <table:table-cell table:style-name="ce115" office:value-type="float" office:value="8060" calcext:value-type="float">
            <text:p>806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8060" calcext:value-type="float">
            <text:p>8060</text:p>
          </table:table-cell>
          <table:table-cell table:style-name="ce127" office:value-type="float" office:value="8060" calcext:value-type="float">
            <text:p>806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Publicidade</text:p>
          </table:table-cell>
          <table:table-cell table:style-name="ce115" office:value-type="float" office:value="1980" calcext:value-type="float">
            <text:p>1980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1980" calcext:value-type="float">
            <text:p>1980</text:p>
          </table:table-cell>
          <table:table-cell table:style-name="ce127" office:value-type="float" office:value="1980" calcext:value-type="float">
            <text:p>198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15 anos</text:p>
          </table:table-cell>
          <table:table-cell table:style-name="ce115" office:value-type="float" office:value="7900" calcext:value-type="float">
            <text:p>790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7900" calcext:value-type="float">
            <text:p>7900</text:p>
          </table:table-cell>
          <table:table-cell table:style-name="ce127" office:value-type="float" office:value="7900" calcext:value-type="float">
            <text:p>7900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Niver infantil</text:p>
          </table:table-cell>
          <table:table-cell table:style-name="ce115" office:value-type="float" office:value="16655" calcext:value-type="float">
            <text:p>16655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float" office:value="16655" calcext:value-type="float">
            <text:p>16655</text:p>
          </table:table-cell>
          <table:table-cell table:style-name="ce127" office:value-type="float" office:value="16655" calcext:value-type="float">
            <text:p>16655</text:p>
          </table:table-cell>
          <table:table-cell table:number-columns-repeated="1019"/>
        </table:table-row>
        <table:table-row table:style-name="ro3">
          <table:table-cell table:style-name="ce109" office:value-type="string" calcext:value-type="string">
            <text:p>Niver Adulto</text:p>
          </table:table-cell>
          <table:table-cell table:style-name="ce116" office:value-type="float" office:value="7270" calcext:value-type="float">
            <text:p>7270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270" calcext:value-type="float">
            <text:p>7270</text:p>
          </table:table-cell>
          <table:table-cell table:style-name="ce128" office:value-type="float" office:value="7270" calcext:value-type="float">
            <text:p>7270</text:p>
          </table:table-cell>
          <table:table-cell table:number-columns-repeated="1019"/>
        </table:table-row>
        <table:table-row table:style-name="ro3">
          <table:table-cell table:style-name="ce110" office:value-type="string" calcext:value-type="string">
            <text:p>Total Resultado</text:p>
          </table:table-cell>
          <table:table-cell table:style-name="ce117" office:value-type="float" office:value="104260" calcext:value-type="float">
            <text:p>104260</text:p>
          </table:table-cell>
          <table:table-cell table:style-name="ce123" office:value-type="float" office:value="122" calcext:value-type="float">
            <text:p>122</text:p>
          </table:table-cell>
          <table:table-cell table:style-name="ce123" office:value-type="float" office:value="104260" calcext:value-type="float">
            <text:p>104260</text:p>
          </table:table-cell>
          <table:table-cell table:style-name="ce129" office:value-type="float" office:value="104260" calcext:value-type="float">
            <text:p>104260</text:p>
          </table:table-cell>
          <table:table-cell table:number-columns-repeated="1019"/>
        </table:table-row>
        <table:table-row table:style-name="ro3">
          <table:table-cell>
            <draw:frame table:end-cell-address="'Tipo vs Mes'.S60" table:end-x="9.25mm" table:end-y="4.48mm" draw:z-index="0" draw:name="Chart 1" draw:style-name="gr12" draw:text-style-name="P9" svg:width="434.27mm" svg:height="201.31mm" svg:x="1.06mm" svg:y="4.27mm">
              <draw:object draw:notify-on-update-of-ranges="'Tipo vs Mes'.A5:'Tipo vs Mes'.A7 'Tipo vs Mes'.B4:'Tipo vs Mes'.B4 'Tipo vs Mes'.B5:'Tipo vs Mes'.B7 'Tipo vs Mes'.C4:'Tipo vs Mes'.C4 'Tipo vs Mes'.C5:'Tipo vs Mes'.C7 'Tipo vs Mes'.D4:'Tipo vs Mes'.D4 'Tipo vs Mes'.D5:'Tipo vs Mes'.D7 'Tipo vs Mes'.E4:'Tipo vs Mes'.E4 'Tipo vs Mes'.E5:'Tipo vs Mes'.E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po vc Mes (BD)" table:style-name="ta4">
        <table:table-column table:style-name="co35" table:default-cell-style-name="Default"/>
        <table:table-column table:style-name="co36" table:default-cell-style-name="Default"/>
        <table:table-column table:style-name="co10" table:default-cell-style-name="ce75"/>
        <table:table-column table:style-name="co37" table:default-cell-style-name="Default"/>
        <table:table-column table:style-name="co4" table:default-cell-style-name="ce76"/>
        <table:table-column table:style-name="co22" table:number-columns-repeated="1019" table:default-cell-style-name="Default"/>
        <table:table-row table:style-name="ro3">
          <table:table-cell table:formula="of:=[$Gerenciamento.$B$1]" office:value-type="string" office:string-value="Evento" calcext:value-type="string">
            <text:p>Evento</text:p>
          </table:table-cell>
          <table:table-cell table:formula="of:=[$Gerenciamento.$C$1]" office:value-type="string" office:string-value="Tipo" calcext:value-type="string">
            <text:p>Tipo</text:p>
          </table:table-cell>
          <table:table-cell table:formula="of:=[$Gerenciamento.$E$1]" office:value-type="string" office:string-value="Data" calcext:value-type="string">
            <text:p>Data</text:p>
          </table:table-cell>
          <table:table-cell table:formula="of:=[$Gerenciamento.$F$1]" office:value-type="string" office:string-value="Valor" calcext:value-type="string">
            <text:p>Valor</text:p>
          </table:table-cell>
          <table:table-cell office:value-type="string" calcext:value-type="string">
            <office:annotation draw:style-name="gr2" draw:text-style-name="P8" svg:width="46.38mm" svg:height="20.9mm" svg:x="192.37mm" svg:y="0.53mm" draw:caption-point-x="-4.07mm" draw:caption-point-y="-0.43mm">
              <dc:date>2018-11-15T00:00:00</dc:date>
              <text:p text:style-name="P7"><text:span text:style-name="T5">Janaína Nogueira:</text:span></text:p>
              <text:p text:style-name="P7"><text:span text:style-name="T6">eu que fiz essa coluna</text:span></text:p>
            </office:annotation>
            <text:p>Mes Ano</text:p>
          </table:table-cell>
          <table:table-cell table:number-columns-repeated="23"/>
          <table:table-cell table:style-name="ce77" table:number-columns-repeated="14"/>
          <table:table-cell table:number-columns-repeated="982"/>
        </table:table-row>
        <table:table-row table:style-name="ro3">
          <table:table-cell table:formula="of:=[$Gerenciamento.B3]" office:value-type="string" office:string-value="Dani Peres" calcext:value-type="string">
            <text:p>Dani Peres</text:p>
          </table:table-cell>
          <table:table-cell table:formula="of:=[$Gerenciamento.C3]" office:value-type="string" office:string-value="Casamento" calcext:value-type="string">
            <text:p>Casamento</text:p>
          </table:table-cell>
          <table:table-cell table:formula="of:=[$Gerenciamento.E3]" office:value-type="date" office:date-value="2016-07-23" calcext:value-type="date">
            <text:p>23-07-16</text:p>
          </table:table-cell>
          <table:table-cell table:formula="of:=[$Gerenciamento.F3]" office:value-type="float" office:value="3800" calcext:value-type="float">
            <text:p>3800</text:p>
          </table:table-cell>
          <table:table-cell table:formula="of:=[.C2]" office:value-type="date" office:date-value="2016-07-23" calcext:value-type="date">
            <text:p>07-16</text:p>
          </table:table-cell>
          <table:table-cell table:number-columns-repeated="23"/>
          <table:table-cell table:style-name="ce77" table:number-columns-repeated="12"/>
          <table:table-cell table:number-columns-repeated="984"/>
        </table:table-row>
        <table:table-row table:style-name="ro3">
          <table:table-cell table:formula="of:=[$Gerenciamento.B4]" office:value-type="string" office:string-value="Maria Alice(Denis)" calcext:value-type="string">
            <text:p>Maria Alice(Denis)</text:p>
          </table:table-cell>
          <table:table-cell table:formula="of:=[$Gerenciamento.C4]" office:value-type="string" office:string-value="Niver infantil" calcext:value-type="string">
            <text:p>Niver infantil</text:p>
          </table:table-cell>
          <table:table-cell table:formula="of:=[$Gerenciamento.E4]" office:value-type="date" office:date-value="2016-09-16" calcext:value-type="date">
            <text:p>16-09-16</text:p>
          </table:table-cell>
          <table:table-cell table:formula="of:=[$Gerenciamento.F4]" office:value-type="float" office:value="1400" calcext:value-type="float">
            <text:p>1400</text:p>
          </table:table-cell>
          <table:table-cell table:formula="of:=[.C3]" office:value-type="date" office:date-value="2016-09-16" calcext:value-type="date">
            <text:p>09-16</text:p>
          </table:table-cell>
          <table:table-cell table:number-columns-repeated="1019"/>
        </table:table-row>
        <table:table-row table:style-name="ro3">
          <table:table-cell table:formula="of:=[$Gerenciamento.B5]" office:value-type="string" office:string-value="Manu" calcext:value-type="string">
            <text:p>Manu</text:p>
          </table:table-cell>
          <table:table-cell table:formula="of:=[$Gerenciamento.C5]" office:value-type="string" office:string-value="Formatura" calcext:value-type="string">
            <text:p>Formatura</text:p>
          </table:table-cell>
          <table:table-cell table:formula="of:=[$Gerenciamento.E5]" office:value-type="date" office:date-value="2016-10-08" calcext:value-type="date">
            <text:p>08-10-16</text:p>
          </table:table-cell>
          <table:table-cell table:formula="of:=[$Gerenciamento.F5]" office:value-type="float" office:value="1200" calcext:value-type="float">
            <text:p>1200</text:p>
          </table:table-cell>
          <table:table-cell table:formula="of:=[.C4]" office:value-type="date" office:date-value="2016-10-08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6]" office:value-type="string" office:string-value="Filipe" calcext:value-type="string">
            <text:p>Filipe</text:p>
          </table:table-cell>
          <table:table-cell table:formula="of:=[$Gerenciamento.C6]" office:value-type="string" office:string-value="Niver infantil" calcext:value-type="string">
            <text:p>Niver infantil</text:p>
          </table:table-cell>
          <table:table-cell table:formula="of:=[$Gerenciamento.E6]" office:value-type="date" office:date-value="2016-10-16" calcext:value-type="date">
            <text:p>16-10-16</text:p>
          </table:table-cell>
          <table:table-cell table:formula="of:=[$Gerenciamento.F6]" office:value-type="float" office:value="0" calcext:value-type="float">
            <text:p>0</text:p>
          </table:table-cell>
          <table:table-cell table:formula="of:=[.C5]" office:value-type="date" office:date-value="2016-10-16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7]" office:value-type="string" office:string-value="Ballet Endeara" calcext:value-type="string">
            <text:p>Ballet Endeara</text:p>
          </table:table-cell>
          <table:table-cell table:formula="of:=[$Gerenciamento.C7]" office:value-type="string" office:string-value="Ballet" calcext:value-type="string">
            <text:p>Ballet</text:p>
          </table:table-cell>
          <table:table-cell table:formula="of:=[$Gerenciamento.E7]" office:value-type="date" office:date-value="2016-10-19" calcext:value-type="date">
            <text:p>19-10-16</text:p>
          </table:table-cell>
          <table:table-cell table:formula="of:=[$Gerenciamento.F7]" office:value-type="float" office:value="450" calcext:value-type="float">
            <text:p>450</text:p>
          </table:table-cell>
          <table:table-cell table:formula="of:=[.C6]" office:value-type="date" office:date-value="2016-10-19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8]" office:value-type="string" office:string-value="Henrique Laroca" calcext:value-type="string">
            <text:p>Henrique Laroca</text:p>
          </table:table-cell>
          <table:table-cell table:formula="of:=[$Gerenciamento.C8]" office:value-type="string" office:string-value="Niver infantil" calcext:value-type="string">
            <text:p>Niver infantil</text:p>
          </table:table-cell>
          <table:table-cell table:formula="of:=[$Gerenciamento.E8]" office:value-type="date" office:date-value="2016-10-22" calcext:value-type="date">
            <text:p>22-10-16</text:p>
          </table:table-cell>
          <table:table-cell table:formula="of:=[$Gerenciamento.F8]" office:value-type="float" office:value="1250" calcext:value-type="float">
            <text:p>1250</text:p>
          </table:table-cell>
          <table:table-cell table:formula="of:=[.C7]" office:value-type="date" office:date-value="2016-10-22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9]" office:value-type="string" office:string-value="Marlei" calcext:value-type="string">
            <text:p>Marlei</text:p>
          </table:table-cell>
          <table:table-cell table:formula="of:=[$Gerenciamento.C9]" office:value-type="string" office:string-value="Niver adulto" calcext:value-type="string">
            <text:p>Niver adulto</text:p>
          </table:table-cell>
          <table:table-cell table:formula="of:=[$Gerenciamento.E9]" office:value-type="date" office:date-value="2016-10-22" calcext:value-type="date">
            <text:p>22-10-16</text:p>
          </table:table-cell>
          <table:table-cell table:formula="of:=[$Gerenciamento.F9]" office:value-type="float" office:value="1290" calcext:value-type="float">
            <text:p>1290</text:p>
          </table:table-cell>
          <table:table-cell table:formula="of:=[.C8]" office:value-type="date" office:date-value="2016-10-22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10]" office:value-type="string" office:string-value="Ballet Michele" calcext:value-type="string">
            <text:p>Ballet Michele</text:p>
          </table:table-cell>
          <table:table-cell table:formula="of:=[$Gerenciamento.C10]" office:value-type="string" office:string-value="Ballet" calcext:value-type="string">
            <text:p>Ballet</text:p>
          </table:table-cell>
          <table:table-cell table:formula="of:=[$Gerenciamento.E10]" office:value-type="date" office:date-value="2016-10-22" calcext:value-type="date">
            <text:p>22-10-16</text:p>
          </table:table-cell>
          <table:table-cell table:formula="of:=[$Gerenciamento.F10]" office:value-type="float" office:value="400" calcext:value-type="float">
            <text:p>400</text:p>
          </table:table-cell>
          <table:table-cell table:formula="of:=[.C9]" office:value-type="date" office:date-value="2016-10-22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11]" office:value-type="string" office:string-value="Joao Rafael Sartis" calcext:value-type="string">
            <text:p>Joao Rafael Sartis</text:p>
          </table:table-cell>
          <table:table-cell table:formula="of:=[$Gerenciamento.C11]" office:value-type="string" office:string-value="Parto" calcext:value-type="string">
            <text:p>Parto</text:p>
          </table:table-cell>
          <table:table-cell table:formula="of:=[$Gerenciamento.E11]" office:value-type="date" office:date-value="2016-10-28" calcext:value-type="date">
            <text:p>28-10-16</text:p>
          </table:table-cell>
          <table:table-cell table:formula="of:=[$Gerenciamento.F11]" office:value-type="float" office:value="1000" calcext:value-type="float">
            <text:p>1000</text:p>
          </table:table-cell>
          <table:table-cell table:formula="of:=[.C10]" office:value-type="date" office:date-value="2016-10-28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12]" office:value-type="string" office:string-value="Leo" calcext:value-type="string">
            <text:p>Leo</text:p>
          </table:table-cell>
          <table:table-cell table:formula="of:=[$Gerenciamento.C12]" office:value-type="string" office:string-value="Niver infantil" calcext:value-type="string">
            <text:p>Niver infantil</text:p>
          </table:table-cell>
          <table:table-cell table:formula="of:=[$Gerenciamento.E12]" office:value-type="date" office:date-value="2016-10-28" calcext:value-type="date">
            <text:p>28-10-16</text:p>
          </table:table-cell>
          <table:table-cell table:formula="of:=[$Gerenciamento.F12]" office:value-type="float" office:value="400" calcext:value-type="float">
            <text:p>400</text:p>
          </table:table-cell>
          <table:table-cell table:formula="of:=[.C11]" office:value-type="date" office:date-value="2016-10-28" calcext:value-type="date">
            <text:p>10-16</text:p>
          </table:table-cell>
          <table:table-cell table:number-columns-repeated="1019"/>
        </table:table-row>
        <table:table-row table:style-name="ro3">
          <table:table-cell table:formula="of:=[$Gerenciamento.B13]" office:value-type="string" office:string-value="Arthur e Daiane" calcext:value-type="string">
            <text:p>Arthur e Daiane</text:p>
          </table:table-cell>
          <table:table-cell table:formula="of:=[$Gerenciamento.C13]" office:value-type="string" office:string-value="Casamento" calcext:value-type="string">
            <text:p>Casamento</text:p>
          </table:table-cell>
          <table:table-cell table:formula="of:=[$Gerenciamento.E13]" office:value-type="date" office:date-value="2016-11-19" calcext:value-type="date">
            <text:p>19-11-16</text:p>
          </table:table-cell>
          <table:table-cell table:formula="of:=[$Gerenciamento.F13]" office:value-type="float" office:value="0" calcext:value-type="float">
            <text:p>0</text:p>
          </table:table-cell>
          <table:table-cell table:formula="of:=[.C12]" office:value-type="date" office:date-value="2016-11-19" calcext:value-type="date">
            <text:p>11-16</text:p>
          </table:table-cell>
          <table:table-cell table:number-columns-repeated="1019"/>
        </table:table-row>
        <table:table-row table:style-name="ro3">
          <table:table-cell table:formula="of:=[$Gerenciamento.B14]" office:value-type="string" office:string-value="Gi e Gabi" calcext:value-type="string">
            <text:p>Gi e Gabi</text:p>
          </table:table-cell>
          <table:table-cell table:formula="of:=[$Gerenciamento.C14]" office:value-type="string" office:string-value="Niver infantil" calcext:value-type="string">
            <text:p>Niver infantil</text:p>
          </table:table-cell>
          <table:table-cell table:formula="of:=[$Gerenciamento.E14]" office:value-type="date" office:date-value="2016-11-26" calcext:value-type="date">
            <text:p>26-11-16</text:p>
          </table:table-cell>
          <table:table-cell table:formula="of:=[$Gerenciamento.F14]" office:value-type="float" office:value="750" calcext:value-type="float">
            <text:p>750</text:p>
          </table:table-cell>
          <table:table-cell table:formula="of:=[.C13]" office:value-type="date" office:date-value="2016-11-26" calcext:value-type="date">
            <text:p>11-16</text:p>
          </table:table-cell>
          <table:table-cell table:number-columns-repeated="1019"/>
        </table:table-row>
        <table:table-row table:style-name="ro3">
          <table:table-cell table:formula="of:=[$Gerenciamento.B15]" office:value-type="string" office:string-value="Giovanna" calcext:value-type="string">
            <text:p>Giovanna</text:p>
          </table:table-cell>
          <table:table-cell table:formula="of:=[$Gerenciamento.C15]" office:value-type="string" office:string-value="15 anos" calcext:value-type="string">
            <text:p>15 anos</text:p>
          </table:table-cell>
          <table:table-cell table:formula="of:=[$Gerenciamento.E15]" office:value-type="date" office:date-value="2016-11-26" calcext:value-type="date">
            <text:p>26-11-16</text:p>
          </table:table-cell>
          <table:table-cell table:formula="of:=[$Gerenciamento.F15]" office:value-type="float" office:value="1650" calcext:value-type="float">
            <text:p>1650</text:p>
          </table:table-cell>
          <table:table-cell table:formula="of:=[.C14]" office:value-type="date" office:date-value="2016-11-26" calcext:value-type="date">
            <text:p>11-16</text:p>
          </table:table-cell>
          <table:table-cell table:number-columns-repeated="1019"/>
        </table:table-row>
        <table:table-row table:style-name="ro3">
          <table:table-cell table:formula="of:=[$Gerenciamento.B16]" office:value-type="string" office:string-value="Danilo Peres" calcext:value-type="string">
            <text:p>Danilo Peres</text:p>
          </table:table-cell>
          <table:table-cell table:formula="of:=[$Gerenciamento.C16]" office:value-type="string" office:string-value="Ensaio" calcext:value-type="string">
            <text:p>Ensaio</text:p>
          </table:table-cell>
          <table:table-cell table:formula="of:=[$Gerenciamento.E16]" office:value-type="date" office:date-value="2016-12-16" calcext:value-type="date">
            <text:p>16-12-16</text:p>
          </table:table-cell>
          <table:table-cell table:formula="of:=[$Gerenciamento.F16]" office:value-type="float" office:value="500" calcext:value-type="float">
            <text:p>500</text:p>
          </table:table-cell>
          <table:table-cell table:formula="of:=[.C15]" office:value-type="date" office:date-value="2016-12-16" calcext:value-type="date">
            <text:p>12-16</text:p>
          </table:table-cell>
          <table:table-cell table:number-columns-repeated="1019"/>
        </table:table-row>
        <table:table-row table:style-name="ro3">
          <table:table-cell table:formula="of:=[$Gerenciamento.B17]" office:value-type="string" office:string-value="Lorenzo" calcext:value-type="string">
            <text:p>Lorenzo</text:p>
          </table:table-cell>
          <table:table-cell table:formula="of:=[$Gerenciamento.C17]" office:value-type="string" office:string-value="Niver infantil" calcext:value-type="string">
            <text:p>Niver infantil</text:p>
          </table:table-cell>
          <table:table-cell table:formula="of:=[$Gerenciamento.E17]" office:value-type="date" office:date-value="2016-12-17" calcext:value-type="date">
            <text:p>17-12-16</text:p>
          </table:table-cell>
          <table:table-cell table:formula="of:=[$Gerenciamento.F17]" office:value-type="float" office:value="1125" calcext:value-type="float">
            <text:p>1125</text:p>
          </table:table-cell>
          <table:table-cell table:formula="of:=[.C16]" office:value-type="date" office:date-value="2016-12-17" calcext:value-type="date">
            <text:p>12-16</text:p>
          </table:table-cell>
          <table:table-cell table:number-columns-repeated="1019"/>
        </table:table-row>
        <table:table-row table:style-name="ro3">
          <table:table-cell table:formula="of:=[$Gerenciamento.B18]" office:value-type="string" office:string-value="Kauan e Pietro" calcext:value-type="string">
            <text:p>Kauan e Pietro</text:p>
          </table:table-cell>
          <table:table-cell table:formula="of:=[$Gerenciamento.C18]" office:value-type="string" office:string-value="Niver infantil" calcext:value-type="string">
            <text:p>Niver infantil</text:p>
          </table:table-cell>
          <table:table-cell table:formula="of:=[$Gerenciamento.E18]" office:value-type="date" office:date-value="2016-12-17" calcext:value-type="date">
            <text:p>17-12-16</text:p>
          </table:table-cell>
          <table:table-cell table:formula="of:=[$Gerenciamento.F18]" office:value-type="float" office:value="600" calcext:value-type="float">
            <text:p>600</text:p>
          </table:table-cell>
          <table:table-cell table:formula="of:=[.C17]" office:value-type="date" office:date-value="2016-12-17" calcext:value-type="date">
            <text:p>12-16</text:p>
          </table:table-cell>
          <table:table-cell table:number-columns-repeated="1019"/>
        </table:table-row>
        <table:table-row table:style-name="ro3">
          <table:table-cell table:formula="of:=[$Gerenciamento.B19]" office:value-type="string" office:string-value="Meri" calcext:value-type="string">
            <text:p>Meri</text:p>
          </table:table-cell>
          <table:table-cell table:formula="of:=[$Gerenciamento.C19]" office:value-type="string" office:string-value="Gestante" calcext:value-type="string">
            <text:p>Gestante</text:p>
          </table:table-cell>
          <table:table-cell table:formula="of:=[$Gerenciamento.E19]" office:value-type="date" office:date-value="2017-01-25" calcext:value-type="date">
            <text:p>25-01-17</text:p>
          </table:table-cell>
          <table:table-cell table:formula="of:=[$Gerenciamento.F19]" office:value-type="float" office:value="250" calcext:value-type="float">
            <text:p>250</text:p>
          </table:table-cell>
          <table:table-cell table:formula="of:=[.C18]" office:value-type="date" office:date-value="2017-01-25" calcext:value-type="date">
            <text:p>01-17</text:p>
          </table:table-cell>
          <table:table-cell table:number-columns-repeated="1019"/>
        </table:table-row>
        <table:table-row table:style-name="ro3">
          <table:table-cell table:formula="of:=[$Gerenciamento.B20]" office:value-type="string" office:string-value="Belisa" calcext:value-type="string">
            <text:p>Belisa</text:p>
          </table:table-cell>
          <table:table-cell table:formula="of:=[$Gerenciamento.C20]" office:value-type="string" office:string-value="Ensaio" calcext:value-type="string">
            <text:p>Ensaio</text:p>
          </table:table-cell>
          <table:table-cell table:formula="of:=[$Gerenciamento.E20]" office:value-type="date" office:date-value="2017-01-29" calcext:value-type="date">
            <text:p>29-01-17</text:p>
          </table:table-cell>
          <table:table-cell table:formula="of:=[$Gerenciamento.F20]" office:value-type="float" office:value="300" calcext:value-type="float">
            <text:p>300</text:p>
          </table:table-cell>
          <table:table-cell table:formula="of:=[.C19]" office:value-type="date" office:date-value="2017-01-29" calcext:value-type="date">
            <text:p>01-17</text:p>
          </table:table-cell>
          <table:table-cell table:number-columns-repeated="1019"/>
        </table:table-row>
        <table:table-row table:style-name="ro3">
          <table:table-cell table:formula="of:=[$Gerenciamento.B21]" office:value-type="string" office:string-value="Marina Lagatta" calcext:value-type="string">
            <text:p>Marina Lagatta</text:p>
          </table:table-cell>
          <table:table-cell table:formula="of:=[$Gerenciamento.C21]" office:value-type="string" office:string-value="Publicidade" calcext:value-type="string">
            <text:p>Publicidade</text:p>
          </table:table-cell>
          <table:table-cell table:formula="of:=[$Gerenciamento.E21]" office:value-type="date" office:date-value="2017-02-06" calcext:value-type="date">
            <text:p>06-02-17</text:p>
          </table:table-cell>
          <table:table-cell table:formula="of:=[$Gerenciamento.F21]" office:value-type="float" office:value="280" calcext:value-type="float">
            <text:p>280</text:p>
          </table:table-cell>
          <table:table-cell table:formula="of:=[.C20]" office:value-type="date" office:date-value="2017-02-06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2]" office:value-type="string" office:string-value="Estella" calcext:value-type="string">
            <text:p>Estella</text:p>
          </table:table-cell>
          <table:table-cell table:formula="of:=[$Gerenciamento.C22]" office:value-type="string" office:string-value="15 anos" calcext:value-type="string">
            <text:p>15 anos</text:p>
          </table:table-cell>
          <table:table-cell table:formula="of:=[$Gerenciamento.E22]" office:value-type="date" office:date-value="2017-02-11" calcext:value-type="date">
            <text:p>11-02-17</text:p>
          </table:table-cell>
          <table:table-cell table:formula="of:=[$Gerenciamento.F22]" office:value-type="float" office:value="2500" calcext:value-type="float">
            <text:p>2500</text:p>
          </table:table-cell>
          <table:table-cell table:formula="of:=[.C21]" office:value-type="date" office:date-value="2017-02-11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3]" office:value-type="string" office:string-value="Gabriela" calcext:value-type="string">
            <text:p>Gabriela</text:p>
          </table:table-cell>
          <table:table-cell table:formula="of:=[$Gerenciamento.C23]" office:value-type="string" office:string-value="Parto" calcext:value-type="string">
            <text:p>Parto</text:p>
          </table:table-cell>
          <table:table-cell table:formula="of:=[$Gerenciamento.E23]" office:value-type="date" office:date-value="2017-02-12" calcext:value-type="date">
            <text:p>12-02-17</text:p>
          </table:table-cell>
          <table:table-cell table:formula="of:=[$Gerenciamento.F23]" office:value-type="float" office:value="500" calcext:value-type="float">
            <text:p>500</text:p>
          </table:table-cell>
          <table:table-cell table:formula="of:=[.C22]" office:value-type="date" office:date-value="2017-02-12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4]" office:value-type="string" office:string-value="Vinicius e Patricia" calcext:value-type="string">
            <text:p>Vinicius e Patricia</text:p>
          </table:table-cell>
          <table:table-cell table:formula="of:=[$Gerenciamento.C24]" office:value-type="string" office:string-value="Casamento" calcext:value-type="string">
            <text:p>Casamento</text:p>
          </table:table-cell>
          <table:table-cell table:formula="of:=[$Gerenciamento.E24]" office:value-type="date" office:date-value="2017-02-18" calcext:value-type="date">
            <text:p>18-02-17</text:p>
          </table:table-cell>
          <table:table-cell table:formula="of:=[$Gerenciamento.F24]" office:value-type="float" office:value="400" calcext:value-type="float">
            <text:p>400</text:p>
          </table:table-cell>
          <table:table-cell table:formula="of:=[.C23]" office:value-type="date" office:date-value="2017-02-18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5]" office:value-type="string" office:string-value="Debora" calcext:value-type="string">
            <text:p>Debora</text:p>
          </table:table-cell>
          <table:table-cell table:formula="of:=[$Gerenciamento.C25]" office:value-type="string" office:string-value="Gestante" calcext:value-type="string">
            <text:p>Gestante</text:p>
          </table:table-cell>
          <table:table-cell table:formula="of:=[$Gerenciamento.E25]" office:value-type="date" office:date-value="2017-02-18" calcext:value-type="date">
            <text:p>18-02-17</text:p>
          </table:table-cell>
          <table:table-cell table:formula="of:=[$Gerenciamento.F25]" office:value-type="float" office:value="600" calcext:value-type="float">
            <text:p>600</text:p>
          </table:table-cell>
          <table:table-cell table:formula="of:=[.C24]" office:value-type="date" office:date-value="2017-02-18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6]" office:value-type="string" office:string-value="Catarina" calcext:value-type="string">
            <text:p>Catarina</text:p>
          </table:table-cell>
          <table:table-cell table:formula="of:=[$Gerenciamento.C26]" office:value-type="string" office:string-value="Niver infantil" calcext:value-type="string">
            <text:p>Niver infantil</text:p>
          </table:table-cell>
          <table:table-cell table:formula="of:=[$Gerenciamento.E26]" office:value-type="date" office:date-value="2017-02-18" calcext:value-type="date">
            <text:p>18-02-17</text:p>
          </table:table-cell>
          <table:table-cell table:formula="of:=[$Gerenciamento.F26]" office:value-type="float" office:value="1500" calcext:value-type="float">
            <text:p>1500</text:p>
          </table:table-cell>
          <table:table-cell table:formula="of:=[.C25]" office:value-type="date" office:date-value="2017-02-18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7]" office:value-type="string" office:string-value="Laura" calcext:value-type="string">
            <text:p>Laura</text:p>
          </table:table-cell>
          <table:table-cell table:formula="of:=[$Gerenciamento.C27]" office:value-type="string" office:string-value="Ensaio" calcext:value-type="string">
            <text:p>Ensaio</text:p>
          </table:table-cell>
          <table:table-cell table:formula="of:=[$Gerenciamento.E27]" office:value-type="date" office:date-value="2017-02-21" calcext:value-type="date">
            <text:p>21-02-17</text:p>
          </table:table-cell>
          <table:table-cell table:formula="of:=[$Gerenciamento.F27]" office:value-type="float" office:value="500" calcext:value-type="float">
            <text:p>500</text:p>
          </table:table-cell>
          <table:table-cell table:formula="of:=[.C26]" office:value-type="date" office:date-value="2017-02-21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8]" office:value-type="string" office:string-value="Ensaio Natália" calcext:value-type="string">
            <text:p>Ensaio Natália</text:p>
          </table:table-cell>
          <table:table-cell table:formula="of:=[$Gerenciamento.C28]" office:value-type="string" office:string-value="Ensaio" calcext:value-type="string">
            <text:p>Ensaio</text:p>
          </table:table-cell>
          <table:table-cell table:formula="of:=[$Gerenciamento.E28]" office:value-type="date" office:date-value="2017-02-24" calcext:value-type="date">
            <text:p>24-02-17</text:p>
          </table:table-cell>
          <table:table-cell table:formula="of:=[$Gerenciamento.F28]" office:value-type="float" office:value="250" calcext:value-type="float">
            <text:p>250</text:p>
          </table:table-cell>
          <table:table-cell table:formula="of:=[.C27]" office:value-type="date" office:date-value="2017-02-24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29]" office:value-type="string" office:string-value="Heitor" calcext:value-type="string">
            <text:p>Heitor</text:p>
          </table:table-cell>
          <table:table-cell table:formula="of:=[$Gerenciamento.C29]" office:value-type="string" office:string-value="Newborn" calcext:value-type="string">
            <text:p>Newborn</text:p>
          </table:table-cell>
          <table:table-cell table:formula="of:=[$Gerenciamento.E29]" office:value-type="date" office:date-value="2017-02-27" calcext:value-type="date">
            <text:p>27-02-17</text:p>
          </table:table-cell>
          <table:table-cell table:formula="of:=[$Gerenciamento.F29]" office:value-type="float" office:value="250" calcext:value-type="float">
            <text:p>250</text:p>
          </table:table-cell>
          <table:table-cell table:formula="of:=[.C28]" office:value-type="date" office:date-value="2017-02-27" calcext:value-type="date">
            <text:p>02-17</text:p>
          </table:table-cell>
          <table:table-cell table:number-columns-repeated="1019"/>
        </table:table-row>
        <table:table-row table:style-name="ro3">
          <table:table-cell table:formula="of:=[$Gerenciamento.B30]" office:value-type="string" office:string-value="Itaiana – Daniele" calcext:value-type="string">
            <text:p>Itaiana – Daniele</text:p>
          </table:table-cell>
          <table:table-cell table:formula="of:=[$Gerenciamento.C30]" office:value-type="string" office:string-value="Ensaio" calcext:value-type="string">
            <text:p>Ensaio</text:p>
          </table:table-cell>
          <table:table-cell table:formula="of:=[$Gerenciamento.E30]" office:value-type="date" office:date-value="2017-03-01" calcext:value-type="date">
            <text:p>01-03-17</text:p>
          </table:table-cell>
          <table:table-cell table:formula="of:=[$Gerenciamento.F30]" office:value-type="float" office:value="250" calcext:value-type="float">
            <text:p>250</text:p>
          </table:table-cell>
          <table:table-cell table:formula="of:=[.C29]" office:value-type="date" office:date-value="2017-03-01" calcext:value-type="date">
            <text:p>03-17</text:p>
          </table:table-cell>
          <table:table-cell table:number-columns-repeated="1019"/>
        </table:table-row>
        <table:table-row table:style-name="ro3">
          <table:table-cell table:formula="of:=[$Gerenciamento.B31]" office:value-type="string" office:string-value="Isadora" calcext:value-type="string">
            <text:p>Isadora</text:p>
          </table:table-cell>
          <table:table-cell table:formula="of:=[$Gerenciamento.C31]" office:value-type="string" office:string-value="Niver infantil" calcext:value-type="string">
            <text:p>Niver infantil</text:p>
          </table:table-cell>
          <table:table-cell table:formula="of:=[$Gerenciamento.E31]" office:value-type="date" office:date-value="2017-03-04" calcext:value-type="date">
            <text:p>04-03-17</text:p>
          </table:table-cell>
          <table:table-cell table:formula="of:=[$Gerenciamento.F31]" office:value-type="float" office:value="490" calcext:value-type="float">
            <text:p>490</text:p>
          </table:table-cell>
          <table:table-cell table:formula="of:=[.C30]" office:value-type="date" office:date-value="2017-03-04" calcext:value-type="date">
            <text:p>03-17</text:p>
          </table:table-cell>
          <table:table-cell table:number-columns-repeated="1019"/>
        </table:table-row>
        <table:table-row table:style-name="ro3">
          <table:table-cell table:formula="of:=[$Gerenciamento.B32]" office:value-type="string" office:string-value="Alice e Bernado" calcext:value-type="string">
            <text:p>Alice e Bernado</text:p>
          </table:table-cell>
          <table:table-cell table:formula="of:=[$Gerenciamento.C32]" office:value-type="string" office:string-value="Niver infantil" calcext:value-type="string">
            <text:p>Niver infantil</text:p>
          </table:table-cell>
          <table:table-cell table:formula="of:=[$Gerenciamento.E32]" office:value-type="date" office:date-value="2017-03-05" calcext:value-type="date">
            <text:p>05-03-17</text:p>
          </table:table-cell>
          <table:table-cell table:formula="of:=[$Gerenciamento.F32]" office:value-type="float" office:value="1750" calcext:value-type="float">
            <text:p>1750</text:p>
          </table:table-cell>
          <table:table-cell table:formula="of:=[.C31]" office:value-type="date" office:date-value="2017-03-05" calcext:value-type="date">
            <text:p>03-17</text:p>
          </table:table-cell>
          <table:table-cell table:number-columns-repeated="1019"/>
        </table:table-row>
        <table:table-row table:style-name="ro3">
          <table:table-cell table:formula="of:=[$Gerenciamento.B33]" office:value-type="string" office:string-value="Isabela" calcext:value-type="string">
            <text:p>Isabela</text:p>
          </table:table-cell>
          <table:table-cell table:formula="of:=[$Gerenciamento.C33]" office:value-type="string" office:string-value="Casamento" calcext:value-type="string">
            <text:p>Casamento</text:p>
          </table:table-cell>
          <table:table-cell table:formula="of:=[$Gerenciamento.E33]" office:value-type="date" office:date-value="2017-03-11" calcext:value-type="date">
            <text:p>11-03-17</text:p>
          </table:table-cell>
          <table:table-cell table:formula="of:=[$Gerenciamento.F33]" office:value-type="float" office:value="3700" calcext:value-type="float">
            <text:p>3700</text:p>
          </table:table-cell>
          <table:table-cell table:formula="of:=[.C32]" office:value-type="date" office:date-value="2017-03-11" calcext:value-type="date">
            <text:p>03-17</text:p>
          </table:table-cell>
          <table:table-cell table:number-columns-repeated="1019"/>
        </table:table-row>
        <table:table-row table:style-name="ro3">
          <table:table-cell table:formula="of:=[$Gerenciamento.B34]" office:value-type="string" office:string-value="Amanda" calcext:value-type="string">
            <text:p>Amanda</text:p>
          </table:table-cell>
          <table:table-cell table:formula="of:=[$Gerenciamento.C34]" office:value-type="string" office:string-value="Gestante" calcext:value-type="string">
            <text:p>Gestante</text:p>
          </table:table-cell>
          <table:table-cell table:formula="of:=[$Gerenciamento.E34]" office:value-type="date" office:date-value="2017-03-12" calcext:value-type="date">
            <text:p>12-03-17</text:p>
          </table:table-cell>
          <table:table-cell table:formula="of:=[$Gerenciamento.F34]" office:value-type="float" office:value="640" calcext:value-type="float">
            <text:p>640</text:p>
          </table:table-cell>
          <table:table-cell table:formula="of:=[.C33]" office:value-type="date" office:date-value="2017-03-12" calcext:value-type="date">
            <text:p>03-17</text:p>
          </table:table-cell>
          <table:table-cell table:number-columns-repeated="1019"/>
        </table:table-row>
        <table:table-row table:style-name="ro3">
          <table:table-cell table:formula="of:=[$Gerenciamento.B35]" office:value-type="string" office:string-value="Itaiana – Flavia" calcext:value-type="string">
            <text:p>Itaiana – Flavia</text:p>
          </table:table-cell>
          <table:table-cell table:formula="of:=[$Gerenciamento.C35]" office:value-type="string" office:string-value="Gestante" calcext:value-type="string">
            <text:p>Gestante</text:p>
          </table:table-cell>
          <table:table-cell table:formula="of:=[$Gerenciamento.E35]" office:value-type="date" office:date-value="2017-03-18" calcext:value-type="date">
            <text:p>18-03-17</text:p>
          </table:table-cell>
          <table:table-cell table:formula="of:=[$Gerenciamento.F35]" office:value-type="float" office:value="250" calcext:value-type="float">
            <text:p>250</text:p>
          </table:table-cell>
          <table:table-cell table:formula="of:=[.C34]" office:value-type="date" office:date-value="2017-03-18" calcext:value-type="date">
            <text:p>03-17</text:p>
          </table:table-cell>
          <table:table-cell table:number-columns-repeated="1019"/>
        </table:table-row>
        <table:table-row table:style-name="ro3">
          <table:table-cell table:formula="of:=[$Gerenciamento.B36]" office:value-type="string" office:string-value="So Blusinhas" calcext:value-type="string">
            <text:p>So Blusinhas</text:p>
          </table:table-cell>
          <table:table-cell table:formula="of:=[$Gerenciamento.C36]" office:value-type="string" office:string-value="Publicidade" calcext:value-type="string">
            <text:p>Publicidade</text:p>
          </table:table-cell>
          <table:table-cell table:formula="of:=[$Gerenciamento.E36]" office:value-type="date" office:date-value="2017-03-28" calcext:value-type="date">
            <text:p>28-03-17</text:p>
          </table:table-cell>
          <table:table-cell table:formula="of:=[$Gerenciamento.F36]" office:value-type="float" office:value="350" calcext:value-type="float">
            <text:p>350</text:p>
          </table:table-cell>
          <table:table-cell table:formula="of:=[.C35]" office:value-type="date" office:date-value="2017-03-28" calcext:value-type="date">
            <text:p>03-17</text:p>
          </table:table-cell>
          <table:table-cell table:number-columns-repeated="1019"/>
        </table:table-row>
        <table:table-row table:style-name="ro3">
          <table:table-cell table:formula="of:=[$Gerenciamento.B37]" office:value-type="string" office:string-value="Bibi" calcext:value-type="string">
            <text:p>Bibi</text:p>
          </table:table-cell>
          <table:table-cell table:formula="of:=[$Gerenciamento.C37]" office:value-type="string" office:string-value="Niver infantil" calcext:value-type="string">
            <text:p>Niver infantil</text:p>
          </table:table-cell>
          <table:table-cell table:formula="of:=[$Gerenciamento.E37]" office:value-type="date" office:date-value="2017-04-01" calcext:value-type="date">
            <text:p>01-04-17</text:p>
          </table:table-cell>
          <table:table-cell table:formula="of:=[$Gerenciamento.F37]" office:value-type="float" office:value="400" calcext:value-type="float">
            <text:p>400</text:p>
          </table:table-cell>
          <table:table-cell table:formula="of:=[.C36]" office:value-type="date" office:date-value="2017-04-01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38]" office:value-type="string" office:string-value="Camila Rocha" calcext:value-type="string">
            <text:p>Camila Rocha</text:p>
          </table:table-cell>
          <table:table-cell table:formula="of:=[$Gerenciamento.C38]" office:value-type="string" office:string-value="Gestante" calcext:value-type="string">
            <text:p>Gestante</text:p>
          </table:table-cell>
          <table:table-cell table:formula="of:=[$Gerenciamento.E38]" office:value-type="date" office:date-value="2017-04-02" calcext:value-type="date">
            <text:p>02-04-17</text:p>
          </table:table-cell>
          <table:table-cell table:formula="of:=[$Gerenciamento.F38]" office:value-type="float" office:value="500" calcext:value-type="float">
            <text:p>500</text:p>
          </table:table-cell>
          <table:table-cell table:formula="of:=[.C37]" office:value-type="date" office:date-value="2017-04-02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39]" office:value-type="string" office:string-value="Bruno e Kaique" calcext:value-type="string">
            <text:p>Bruno e Kaique</text:p>
          </table:table-cell>
          <table:table-cell table:formula="of:=[$Gerenciamento.C39]" office:value-type="string" office:string-value="Ensaio Infantil" calcext:value-type="string">
            <text:p>Ensaio Infantil</text:p>
          </table:table-cell>
          <table:table-cell table:formula="of:=[$Gerenciamento.E39]" office:value-type="date" office:date-value="2017-04-04" calcext:value-type="date">
            <text:p>04-04-17</text:p>
          </table:table-cell>
          <table:table-cell table:formula="of:=[$Gerenciamento.F39]" office:value-type="float" office:value="300" calcext:value-type="float">
            <text:p>300</text:p>
          </table:table-cell>
          <table:table-cell table:formula="of:=[.C38]" office:value-type="date" office:date-value="2017-04-04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0]" office:value-type="string" office:string-value="Helena" calcext:value-type="string">
            <text:p>Helena</text:p>
          </table:table-cell>
          <table:table-cell table:formula="of:=[$Gerenciamento.C40]" office:value-type="string" office:string-value="Niver infantil" calcext:value-type="string">
            <text:p>Niver infantil</text:p>
          </table:table-cell>
          <table:table-cell table:formula="of:=[$Gerenciamento.E40]" office:value-type="date" office:date-value="2017-04-08" calcext:value-type="date">
            <text:p>08-04-17</text:p>
          </table:table-cell>
          <table:table-cell table:formula="of:=[$Gerenciamento.F40]" office:value-type="float" office:value="500" calcext:value-type="float">
            <text:p>500</text:p>
          </table:table-cell>
          <table:table-cell table:formula="of:=[.C39]" office:value-type="date" office:date-value="2017-04-08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1]" office:value-type="string" office:string-value="Agnes" calcext:value-type="string">
            <text:p>Agnes</text:p>
          </table:table-cell>
          <table:table-cell table:formula="of:=[$Gerenciamento.C41]" office:value-type="string" office:string-value="Gestante" calcext:value-type="string">
            <text:p>Gestante</text:p>
          </table:table-cell>
          <table:table-cell table:formula="of:=[$Gerenciamento.E41]" office:value-type="date" office:date-value="2017-04-09" calcext:value-type="date">
            <text:p>09-04-17</text:p>
          </table:table-cell>
          <table:table-cell table:formula="of:=[$Gerenciamento.F41]" office:value-type="float" office:value="300" calcext:value-type="float">
            <text:p>300</text:p>
          </table:table-cell>
          <table:table-cell table:formula="of:=[.C40]" office:value-type="date" office:date-value="2017-04-09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2]" office:value-type="string" office:string-value="The wish" calcext:value-type="string">
            <text:p>The wish</text:p>
          </table:table-cell>
          <table:table-cell table:formula="of:=[$Gerenciamento.C42]" office:value-type="string" office:string-value="Publicidade" calcext:value-type="string">
            <text:p>Publicidade</text:p>
          </table:table-cell>
          <table:table-cell table:formula="of:=[$Gerenciamento.E42]" office:value-type="date" office:date-value="2017-04-13" calcext:value-type="date">
            <text:p>13-04-17</text:p>
          </table:table-cell>
          <table:table-cell table:formula="of:=[$Gerenciamento.F42]" office:value-type="float" office:value="600" calcext:value-type="float">
            <text:p>600</text:p>
          </table:table-cell>
          <table:table-cell table:formula="of:=[.C41]" office:value-type="date" office:date-value="2017-04-13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3]" office:value-type="string" office:string-value="Alice" calcext:value-type="string">
            <text:p>Alice</text:p>
          </table:table-cell>
          <table:table-cell table:formula="of:=[$Gerenciamento.C43]" office:value-type="string" office:string-value="Parto" calcext:value-type="string">
            <text:p>Parto</text:p>
          </table:table-cell>
          <table:table-cell table:formula="of:=[$Gerenciamento.E43]" office:value-type="date" office:date-value="2017-04-18" calcext:value-type="date">
            <text:p>18-04-17</text:p>
          </table:table-cell>
          <table:table-cell table:formula="of:=[$Gerenciamento.F43]" office:value-type="float" office:value="1200" calcext:value-type="float">
            <text:p>1200</text:p>
          </table:table-cell>
          <table:table-cell table:formula="of:=[.C42]" office:value-type="date" office:date-value="2017-04-18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4]" office:value-type="string" office:string-value="Luiza (Rio Preto)" calcext:value-type="string">
            <text:p>Luiza (Rio Preto)</text:p>
          </table:table-cell>
          <table:table-cell table:formula="of:=[$Gerenciamento.C44]" office:value-type="string" office:string-value="Niver infantil" calcext:value-type="string">
            <text:p>Niver infantil</text:p>
          </table:table-cell>
          <table:table-cell table:formula="of:=[$Gerenciamento.E44]" office:value-type="date" office:date-value="2017-04-21" calcext:value-type="date">
            <text:p>21-04-17</text:p>
          </table:table-cell>
          <table:table-cell table:formula="of:=[$Gerenciamento.F44]" office:value-type="float" office:value="250" calcext:value-type="float">
            <text:p>250</text:p>
          </table:table-cell>
          <table:table-cell table:formula="of:=[.C43]" office:value-type="date" office:date-value="2017-04-21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5]" office:value-type="string" office:string-value="Alice(Matao)" calcext:value-type="string">
            <text:p>Alice(Matao)</text:p>
          </table:table-cell>
          <table:table-cell table:formula="of:=[$Gerenciamento.C45]" office:value-type="string" office:string-value="Batizado" calcext:value-type="string">
            <text:p>Batizado</text:p>
          </table:table-cell>
          <table:table-cell table:formula="of:=[$Gerenciamento.E45]" office:value-type="date" office:date-value="2017-04-23" calcext:value-type="date">
            <text:p>23-04-17</text:p>
          </table:table-cell>
          <table:table-cell table:formula="of:=[$Gerenciamento.F45]" office:value-type="float" office:value="280" calcext:value-type="float">
            <text:p>280</text:p>
          </table:table-cell>
          <table:table-cell table:formula="of:=[.C44]" office:value-type="date" office:date-value="2017-04-23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6]" office:value-type="string" office:string-value="Dom Vet" calcext:value-type="string">
            <text:p>Dom Vet</text:p>
          </table:table-cell>
          <table:table-cell table:formula="of:=[$Gerenciamento.C46]" office:value-type="string" office:string-value="Publicidade" calcext:value-type="string">
            <text:p>Publicidade</text:p>
          </table:table-cell>
          <table:table-cell table:formula="of:=[$Gerenciamento.E46]" office:value-type="date" office:date-value="2017-04-25" calcext:value-type="date">
            <text:p>25-04-17</text:p>
          </table:table-cell>
          <table:table-cell table:formula="of:=[$Gerenciamento.F46]" office:value-type="float" office:value="150" calcext:value-type="float">
            <text:p>150</text:p>
          </table:table-cell>
          <table:table-cell table:formula="of:=[.C45]" office:value-type="date" office:date-value="2017-04-25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7]" office:value-type="string" office:string-value="Freela Danilo" calcext:value-type="string">
            <text:p>Freela Danilo</text:p>
          </table:table-cell>
          <table:table-cell table:formula="of:=[$Gerenciamento.C47]" office:value-type="string" office:string-value="Freela" calcext:value-type="string">
            <text:p>Freela</text:p>
          </table:table-cell>
          <table:table-cell table:formula="of:=[$Gerenciamento.E47]" office:value-type="date" office:date-value="2017-04-29" calcext:value-type="date">
            <text:p>29-04-17</text:p>
          </table:table-cell>
          <table:table-cell table:formula="of:=[$Gerenciamento.F47]" office:value-type="float" office:value="300" calcext:value-type="float">
            <text:p>300</text:p>
          </table:table-cell>
          <table:table-cell table:formula="of:=[.C46]" office:value-type="date" office:date-value="2017-04-29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8]" office:value-type="string" office:string-value="Larissa" calcext:value-type="string">
            <text:p>Larissa</text:p>
          </table:table-cell>
          <table:table-cell table:formula="of:=[$Gerenciamento.C48]" office:value-type="string" office:string-value="15 anos" calcext:value-type="string">
            <text:p>15 anos</text:p>
          </table:table-cell>
          <table:table-cell table:formula="of:=[$Gerenciamento.E48]" office:value-type="date" office:date-value="2017-04-30" calcext:value-type="date">
            <text:p>30-04-17</text:p>
          </table:table-cell>
          <table:table-cell table:formula="of:=[$Gerenciamento.F48]" office:value-type="float" office:value="2615" calcext:value-type="float">
            <text:p>2615</text:p>
          </table:table-cell>
          <table:table-cell table:formula="of:=[.C47]" office:value-type="date" office:date-value="2017-04-30" calcext:value-type="date">
            <text:p>04-17</text:p>
          </table:table-cell>
          <table:table-cell table:number-columns-repeated="1019"/>
        </table:table-row>
        <table:table-row table:style-name="ro3">
          <table:table-cell table:formula="of:=[$Gerenciamento.B49]" office:value-type="string" office:string-value="Area de Lazer" calcext:value-type="string">
            <text:p>Area de Lazer</text:p>
          </table:table-cell>
          <table:table-cell table:formula="of:=[$Gerenciamento.C49]" office:value-type="string" office:string-value="Publicidade" calcext:value-type="string">
            <text:p>Publicidade</text:p>
          </table:table-cell>
          <table:table-cell table:formula="of:=[$Gerenciamento.E49]" office:value-type="date" office:date-value="2017-05-11" calcext:value-type="date">
            <text:p>11-05-17</text:p>
          </table:table-cell>
          <table:table-cell table:formula="of:=[$Gerenciamento.F49]" office:value-type="float" office:value="150" calcext:value-type="float">
            <text:p>150</text:p>
          </table:table-cell>
          <table:table-cell table:formula="of:=[.C48]" office:value-type="date" office:date-value="2017-05-11" calcext:value-type="date">
            <text:p>05-17</text:p>
          </table:table-cell>
          <table:table-cell table:number-columns-repeated="1019"/>
        </table:table-row>
        <table:table-row table:style-name="ro3">
          <table:table-cell table:formula="of:=[$Gerenciamento.B50]" office:value-type="string" office:string-value="Nathália" calcext:value-type="string">
            <text:p>Nathália</text:p>
          </table:table-cell>
          <table:table-cell table:formula="of:=[$Gerenciamento.C50]" office:value-type="string" office:string-value="Gestante" calcext:value-type="string">
            <text:p>Gestante</text:p>
          </table:table-cell>
          <table:table-cell table:formula="of:=[$Gerenciamento.E50]" office:value-type="date" office:date-value="2017-05-20" calcext:value-type="date">
            <text:p>20-05-17</text:p>
          </table:table-cell>
          <table:table-cell table:formula="of:=[$Gerenciamento.F50]" office:value-type="float" office:value="200" calcext:value-type="float">
            <text:p>200</text:p>
          </table:table-cell>
          <table:table-cell table:formula="of:=[.C49]" office:value-type="date" office:date-value="2017-05-20" calcext:value-type="date">
            <text:p>05-17</text:p>
          </table:table-cell>
          <table:table-cell table:number-columns-repeated="1019"/>
        </table:table-row>
        <table:table-row table:style-name="ro3">
          <table:table-cell table:formula="of:=[$Gerenciamento.B51]" office:value-type="string" office:string-value="Leve" calcext:value-type="string">
            <text:p>Leve</text:p>
          </table:table-cell>
          <table:table-cell table:formula="of:=[$Gerenciamento.C51]" office:value-type="string" office:string-value="Publicidade" calcext:value-type="string">
            <text:p>Publicidade</text:p>
          </table:table-cell>
          <table:table-cell table:formula="of:=[$Gerenciamento.E51]" office:value-type="date" office:date-value="2017-05-24" calcext:value-type="date">
            <text:p>24-05-17</text:p>
          </table:table-cell>
          <table:table-cell table:formula="of:=[$Gerenciamento.F51]" office:value-type="float" office:value="250" calcext:value-type="float">
            <text:p>250</text:p>
          </table:table-cell>
          <table:table-cell table:formula="of:=[.C50]" office:value-type="date" office:date-value="2017-05-24" calcext:value-type="date">
            <text:p>05-17</text:p>
          </table:table-cell>
          <table:table-cell table:number-columns-repeated="1019"/>
        </table:table-row>
        <table:table-row table:style-name="ro3">
          <table:table-cell table:formula="of:=[$Gerenciamento.B52]" office:value-type="string" office:string-value="Helena" calcext:value-type="string">
            <text:p>Helena</text:p>
          </table:table-cell>
          <table:table-cell table:formula="of:=[$Gerenciamento.C52]" office:value-type="string" office:string-value="Acompanhamento" calcext:value-type="string">
            <text:p>Acompanhamento</text:p>
          </table:table-cell>
          <table:table-cell table:formula="of:=[$Gerenciamento.E52]" office:value-type="date" office:date-value="2017-06-04" calcext:value-type="date">
            <text:p>04-06-17</text:p>
          </table:table-cell>
          <table:table-cell table:formula="of:=[$Gerenciamento.F52]" office:value-type="float" office:value="1080" calcext:value-type="float">
            <text:p>1080</text:p>
          </table:table-cell>
          <table:table-cell table:formula="of:=[.C51]" office:value-type="date" office:date-value="2017-06-04" calcext:value-type="date">
            <text:p>06-17</text:p>
          </table:table-cell>
          <table:table-cell table:number-columns-repeated="1019"/>
        </table:table-row>
        <table:table-row table:style-name="ro3">
          <table:table-cell table:formula="of:=[$Gerenciamento.B53]" office:value-type="string" office:string-value="Samia" calcext:value-type="string">
            <text:p>Samia</text:p>
          </table:table-cell>
          <table:table-cell table:formula="of:=[$Gerenciamento.C53]" office:value-type="string" office:string-value="Casamento" calcext:value-type="string">
            <text:p>Casamento</text:p>
          </table:table-cell>
          <table:table-cell table:formula="of:=[$Gerenciamento.E53]" office:value-type="date" office:date-value="2017-06-24" calcext:value-type="date">
            <text:p>24-06-17</text:p>
          </table:table-cell>
          <table:table-cell table:formula="of:=[$Gerenciamento.F53]" office:value-type="float" office:value="2600" calcext:value-type="float">
            <text:p>2600</text:p>
          </table:table-cell>
          <table:table-cell table:formula="of:=[.C52]" office:value-type="date" office:date-value="2017-06-24" calcext:value-type="date">
            <text:p>06-17</text:p>
          </table:table-cell>
          <table:table-cell table:number-columns-repeated="1019"/>
        </table:table-row>
        <table:table-row table:style-name="ro3">
          <table:table-cell table:formula="of:=[$Gerenciamento.B54]" office:value-type="string" office:string-value="Aline" calcext:value-type="string">
            <text:p>Aline</text:p>
          </table:table-cell>
          <table:table-cell table:formula="of:=[$Gerenciamento.C54]" office:value-type="string" office:string-value="Gestante" calcext:value-type="string">
            <text:p>Gestante</text:p>
          </table:table-cell>
          <table:table-cell table:formula="of:=[$Gerenciamento.E54]" office:value-type="date" office:date-value="2017-07-07" calcext:value-type="date">
            <text:p>07-07-17</text:p>
          </table:table-cell>
          <table:table-cell table:formula="of:=[$Gerenciamento.F54]" office:value-type="float" office:value="300" calcext:value-type="float">
            <text:p>300</text:p>
          </table:table-cell>
          <table:table-cell table:formula="of:=[.C53]" office:value-type="date" office:date-value="2017-07-07" calcext:value-type="date">
            <text:p>07-17</text:p>
          </table:table-cell>
          <table:table-cell table:number-columns-repeated="1019"/>
        </table:table-row>
        <table:table-row table:style-name="ro3">
          <table:table-cell table:formula="of:=[$Gerenciamento.B55]" office:value-type="string" office:string-value="Arthur" calcext:value-type="string">
            <text:p>Arthur</text:p>
          </table:table-cell>
          <table:table-cell table:formula="of:=[$Gerenciamento.C55]" office:value-type="string" office:string-value="Niver infantil" calcext:value-type="string">
            <text:p>Niver infantil</text:p>
          </table:table-cell>
          <table:table-cell table:formula="of:=[$Gerenciamento.E55]" office:value-type="date" office:date-value="2017-07-07" calcext:value-type="date">
            <text:p>07-07-17</text:p>
          </table:table-cell>
          <table:table-cell table:formula="of:=[$Gerenciamento.F55]" office:value-type="float" office:value="540" calcext:value-type="float">
            <text:p>540</text:p>
          </table:table-cell>
          <table:table-cell table:formula="of:=[.C54]" office:value-type="date" office:date-value="2017-07-07" calcext:value-type="date">
            <text:p>07-17</text:p>
          </table:table-cell>
          <table:table-cell table:number-columns-repeated="1019"/>
        </table:table-row>
        <table:table-row table:style-name="ro3">
          <table:table-cell table:formula="of:=[$Gerenciamento.B56]" office:value-type="string" office:string-value="Valentina" calcext:value-type="string">
            <text:p>Valentina</text:p>
          </table:table-cell>
          <table:table-cell table:formula="of:=[$Gerenciamento.C56]" office:value-type="string" office:string-value="Niver infantil" calcext:value-type="string">
            <text:p>Niver infantil</text:p>
          </table:table-cell>
          <table:table-cell table:formula="of:=[$Gerenciamento.E56]" office:value-type="date" office:date-value="2017-07-08" calcext:value-type="date">
            <text:p>08-07-17</text:p>
          </table:table-cell>
          <table:table-cell table:formula="of:=[$Gerenciamento.F56]" office:value-type="float" office:value="950" calcext:value-type="float">
            <text:p>950</text:p>
          </table:table-cell>
          <table:table-cell table:formula="of:=[.C55]" office:value-type="date" office:date-value="2017-07-08" calcext:value-type="date">
            <text:p>07-17</text:p>
          </table:table-cell>
          <table:table-cell table:number-columns-repeated="1019"/>
        </table:table-row>
        <table:table-row table:style-name="ro3">
          <table:table-cell table:formula="of:=[$Gerenciamento.B57]" office:value-type="string" office:string-value="Tamiris" calcext:value-type="string">
            <text:p>Tamiris</text:p>
          </table:table-cell>
          <table:table-cell table:formula="of:=[$Gerenciamento.C57]" office:value-type="string" office:string-value="Ensaio" calcext:value-type="string">
            <text:p>Ensaio</text:p>
          </table:table-cell>
          <table:table-cell table:formula="of:=[$Gerenciamento.E57]" office:value-type="date" office:date-value="2017-07-13" calcext:value-type="date">
            <text:p>13-07-17</text:p>
          </table:table-cell>
          <table:table-cell table:formula="of:=[$Gerenciamento.F57]" office:value-type="float" office:value="300" calcext:value-type="float">
            <text:p>300</text:p>
          </table:table-cell>
          <table:table-cell table:formula="of:=[.C56]" office:value-type="date" office:date-value="2017-07-13" calcext:value-type="date">
            <text:p>07-17</text:p>
          </table:table-cell>
          <table:table-cell table:number-columns-repeated="1019"/>
        </table:table-row>
        <table:table-row table:style-name="ro3">
          <table:table-cell table:formula="of:=[$Gerenciamento.B58]" office:value-type="string" office:string-value="Alice e Dirceu" calcext:value-type="string">
            <text:p>Alice e Dirceu</text:p>
          </table:table-cell>
          <table:table-cell table:formula="of:=[$Gerenciamento.C58]" office:value-type="string" office:string-value="Ensaio" calcext:value-type="string">
            <text:p>Ensaio</text:p>
          </table:table-cell>
          <table:table-cell table:formula="of:=[$Gerenciamento.E58]" office:value-type="date" office:date-value="2017-07-14" calcext:value-type="date">
            <text:p>14-07-17</text:p>
          </table:table-cell>
          <table:table-cell table:formula="of:=[$Gerenciamento.F58]" office:value-type="float" office:value="150" calcext:value-type="float">
            <text:p>150</text:p>
          </table:table-cell>
          <table:table-cell table:formula="of:=[.C57]" office:value-type="date" office:date-value="2017-07-14" calcext:value-type="date">
            <text:p>07-17</text:p>
          </table:table-cell>
          <table:table-cell table:number-columns-repeated="1019"/>
        </table:table-row>
        <table:table-row table:style-name="ro3">
          <table:table-cell table:formula="of:=[$Gerenciamento.B59]" office:value-type="string" office:string-value="Bia Costa" calcext:value-type="string">
            <text:p>Bia Costa</text:p>
          </table:table-cell>
          <table:table-cell table:formula="of:=[$Gerenciamento.C59]" office:value-type="string" office:string-value="Casamento" calcext:value-type="string">
            <text:p>Casamento</text:p>
          </table:table-cell>
          <table:table-cell table:formula="of:=[$Gerenciamento.E59]" office:value-type="date" office:date-value="2017-07-15" calcext:value-type="date">
            <text:p>15-07-17</text:p>
          </table:table-cell>
          <table:table-cell table:formula="of:=[$Gerenciamento.F59]" office:value-type="float" office:value="2300" calcext:value-type="float">
            <text:p>2300</text:p>
          </table:table-cell>
          <table:table-cell table:formula="of:=[.C58]" office:value-type="date" office:date-value="2017-07-15" calcext:value-type="date">
            <text:p>07-17</text:p>
          </table:table-cell>
          <table:table-cell table:number-columns-repeated="1019"/>
        </table:table-row>
        <table:table-row table:style-name="ro3">
          <table:table-cell table:formula="of:=[$Gerenciamento.B60]" office:value-type="string" office:string-value="Miguel" calcext:value-type="string">
            <text:p>Miguel</text:p>
          </table:table-cell>
          <table:table-cell table:formula="of:=[$Gerenciamento.C60]" office:value-type="string" office:string-value="Batizado" calcext:value-type="string">
            <text:p>Batizado</text:p>
          </table:table-cell>
          <table:table-cell table:formula="of:=[$Gerenciamento.E60]" office:value-type="date" office:date-value="2017-07-23" calcext:value-type="date">
            <text:p>23-07-17</text:p>
          </table:table-cell>
          <table:table-cell table:formula="of:=[$Gerenciamento.F60]" office:value-type="float" office:value="300" calcext:value-type="float">
            <text:p>300</text:p>
          </table:table-cell>
          <table:table-cell table:formula="of:=[.C59]" office:value-type="date" office:date-value="2017-07-23" calcext:value-type="date">
            <text:p>07-17</text:p>
          </table:table-cell>
          <table:table-cell table:number-columns-repeated="1019"/>
        </table:table-row>
        <table:table-row table:style-name="ro3">
          <table:table-cell table:formula="of:=[$Gerenciamento.B61]" office:value-type="string" office:string-value="Rafa" calcext:value-type="string">
            <text:p>Rafa</text:p>
          </table:table-cell>
          <table:table-cell table:formula="of:=[$Gerenciamento.C61]" office:value-type="string" office:string-value="Acompanhamento" calcext:value-type="string">
            <text:p>Acompanhamento</text:p>
          </table:table-cell>
          <table:table-cell table:formula="of:=[$Gerenciamento.E61]" office:value-type="date" office:date-value="2017-08-05" calcext:value-type="date">
            <text:p>05-08-17</text:p>
          </table:table-cell>
          <table:table-cell table:formula="of:=[$Gerenciamento.F61]" office:value-type="float" office:value="120" calcext:value-type="float">
            <text:p>120</text:p>
          </table:table-cell>
          <table:table-cell table:formula="of:=[.C60]" office:value-type="date" office:date-value="2017-08-05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2]" office:value-type="string" office:string-value="Bernardo (Rio Preto)" calcext:value-type="string">
            <text:p>Bernardo (Rio Preto)</text:p>
          </table:table-cell>
          <table:table-cell table:formula="of:=[$Gerenciamento.C62]" office:value-type="string" office:string-value="Freela" calcext:value-type="string">
            <text:p>Freela</text:p>
          </table:table-cell>
          <table:table-cell table:formula="of:=[$Gerenciamento.E62]" office:value-type="date" office:date-value="2017-08-05" calcext:value-type="date">
            <text:p>05-08-17</text:p>
          </table:table-cell>
          <table:table-cell table:formula="of:=[$Gerenciamento.F62]" office:value-type="float" office:value="250" calcext:value-type="float">
            <text:p>250</text:p>
          </table:table-cell>
          <table:table-cell table:formula="of:=[.C61]" office:value-type="date" office:date-value="2017-08-05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3]" office:value-type="string" office:string-value="Larissa" calcext:value-type="string">
            <text:p>Larissa</text:p>
          </table:table-cell>
          <table:table-cell table:formula="of:=[$Gerenciamento.C63]" office:value-type="string" office:string-value="Parto" calcext:value-type="string">
            <text:p>Parto</text:p>
          </table:table-cell>
          <table:table-cell table:formula="of:=[$Gerenciamento.E63]" office:value-type="date" office:date-value="2017-08-08" calcext:value-type="date">
            <text:p>08-08-17</text:p>
          </table:table-cell>
          <table:table-cell table:formula="of:=[$Gerenciamento.F63]" office:value-type="float" office:value="1200" calcext:value-type="float">
            <text:p>1200</text:p>
          </table:table-cell>
          <table:table-cell table:formula="of:=[.C62]" office:value-type="date" office:date-value="2017-08-08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4]" office:value-type="string" office:string-value="Melina" calcext:value-type="string">
            <text:p>Melina</text:p>
          </table:table-cell>
          <table:table-cell table:formula="of:=[$Gerenciamento.C64]" office:value-type="string" office:string-value="Gestante" calcext:value-type="string">
            <text:p>Gestante</text:p>
          </table:table-cell>
          <table:table-cell table:formula="of:=[$Gerenciamento.E64]" office:value-type="date" office:date-value="2017-08-09" calcext:value-type="date">
            <text:p>09-08-17</text:p>
          </table:table-cell>
          <table:table-cell table:formula="of:=[$Gerenciamento.F64]" office:value-type="float" office:value="250" calcext:value-type="float">
            <text:p>250</text:p>
          </table:table-cell>
          <table:table-cell table:formula="of:=[.C63]" office:value-type="date" office:date-value="2017-08-09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5]" office:value-type="string" office:string-value="Studio Pilates" calcext:value-type="string">
            <text:p>Studio Pilates</text:p>
          </table:table-cell>
          <table:table-cell table:formula="of:=[$Gerenciamento.C65]" office:value-type="string" office:string-value="Publicidade" calcext:value-type="string">
            <text:p>Publicidade</text:p>
          </table:table-cell>
          <table:table-cell table:formula="of:=[$Gerenciamento.E65]" office:value-type="date" office:date-value="2017-08-11" calcext:value-type="date">
            <text:p>11-08-17</text:p>
          </table:table-cell>
          <table:table-cell table:formula="of:=[$Gerenciamento.F65]" office:value-type="float" office:value="100" calcext:value-type="float">
            <text:p>100</text:p>
          </table:table-cell>
          <table:table-cell table:formula="of:=[.C64]" office:value-type="date" office:date-value="2017-08-11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6]" office:value-type="string" office:string-value="Freela Mess" calcext:value-type="string">
            <text:p>Freela Mess</text:p>
          </table:table-cell>
          <table:table-cell table:formula="of:=[$Gerenciamento.C66]" office:value-type="string" office:string-value="Freela" calcext:value-type="string">
            <text:p>Freela</text:p>
          </table:table-cell>
          <table:table-cell table:formula="of:=[$Gerenciamento.E66]" office:value-type="date" office:date-value="2017-08-12" calcext:value-type="date">
            <text:p>12-08-17</text:p>
          </table:table-cell>
          <table:table-cell table:formula="of:=[$Gerenciamento.F66]" office:value-type="float" office:value="300" calcext:value-type="float">
            <text:p>300</text:p>
          </table:table-cell>
          <table:table-cell table:formula="of:=[.C65]" office:value-type="date" office:date-value="2017-08-12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7]" office:value-type="string" office:string-value="Ana Carla" calcext:value-type="string">
            <text:p>Ana Carla</text:p>
          </table:table-cell>
          <table:table-cell table:formula="of:=[$Gerenciamento.C67]" office:value-type="string" office:string-value="Gestante" calcext:value-type="string">
            <text:p>Gestante</text:p>
          </table:table-cell>
          <table:table-cell table:formula="of:=[$Gerenciamento.E67]" office:value-type="date" office:date-value="2017-08-20" calcext:value-type="date">
            <text:p>20-08-17</text:p>
          </table:table-cell>
          <table:table-cell table:formula="of:=[$Gerenciamento.F67]" office:value-type="float" office:value="300" calcext:value-type="float">
            <text:p>300</text:p>
          </table:table-cell>
          <table:table-cell table:formula="of:=[.C66]" office:value-type="date" office:date-value="2017-08-20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8]" office:value-type="string" office:string-value="Joao Pedro" calcext:value-type="string">
            <text:p>Joao Pedro</text:p>
          </table:table-cell>
          <table:table-cell table:formula="of:=[$Gerenciamento.C68]" office:value-type="string" office:string-value="Newborn" calcext:value-type="string">
            <text:p>Newborn</text:p>
          </table:table-cell>
          <table:table-cell table:formula="of:=[$Gerenciamento.E68]" office:value-type="date" office:date-value="2017-08-20" calcext:value-type="date">
            <text:p>20-08-17</text:p>
          </table:table-cell>
          <table:table-cell table:formula="of:=[$Gerenciamento.F68]" office:value-type="float" office:value="300" calcext:value-type="float">
            <text:p>300</text:p>
          </table:table-cell>
          <table:table-cell table:formula="of:=[.C67]" office:value-type="date" office:date-value="2017-08-20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69]" office:value-type="string" office:string-value="Cristiane Alves" calcext:value-type="string">
            <text:p>Cristiane Alves</text:p>
          </table:table-cell>
          <table:table-cell table:formula="of:=[$Gerenciamento.C69]" office:value-type="string" office:string-value="Gestante" calcext:value-type="string">
            <text:p>Gestante</text:p>
          </table:table-cell>
          <table:table-cell table:formula="of:=[$Gerenciamento.E69]" office:value-type="date" office:date-value="2017-08-22" calcext:value-type="date">
            <text:p>22-08-17</text:p>
          </table:table-cell>
          <table:table-cell table:formula="of:=[$Gerenciamento.F69]" office:value-type="float" office:value="350" calcext:value-type="float">
            <text:p>350</text:p>
          </table:table-cell>
          <table:table-cell table:formula="of:=[.C68]" office:value-type="date" office:date-value="2017-08-22" calcext:value-type="date">
            <text:p>08-17</text:p>
          </table:table-cell>
          <table:table-cell table:number-columns-repeated="1019"/>
        </table:table-row>
        <table:table-row table:style-name="ro3">
          <table:table-cell table:formula="of:=[$Gerenciamento.B70]" office:value-type="string" office:string-value="Paulinha" calcext:value-type="string">
            <text:p>Paulinha</text:p>
          </table:table-cell>
          <table:table-cell table:formula="of:=[$Gerenciamento.C70]" office:value-type="string" office:string-value="15 anos" calcext:value-type="string">
            <text:p>15 anos</text:p>
          </table:table-cell>
          <table:table-cell table:formula="of:=[$Gerenciamento.E70]" office:value-type="date" office:date-value="2017-09-02" calcext:value-type="date">
            <text:p>02-09-17</text:p>
          </table:table-cell>
          <table:table-cell table:formula="of:=[$Gerenciamento.F70]" office:value-type="float" office:value="2600" calcext:value-type="float">
            <text:p>2600</text:p>
          </table:table-cell>
          <table:table-cell table:formula="of:=[.C69]" office:value-type="date" office:date-value="2017-09-02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1]" office:value-type="string" office:string-value="Fabiola" calcext:value-type="string">
            <text:p>Fabiola</text:p>
          </table:table-cell>
          <table:table-cell table:formula="of:=[$Gerenciamento.C71]" office:value-type="string" office:string-value="Gestante" calcext:value-type="string">
            <text:p>Gestante</text:p>
          </table:table-cell>
          <table:table-cell table:formula="of:=[$Gerenciamento.E71]" office:value-type="date" office:date-value="2017-09-03" calcext:value-type="date">
            <text:p>03-09-17</text:p>
          </table:table-cell>
          <table:table-cell table:formula="of:=[$Gerenciamento.F71]" office:value-type="float" office:value="350" calcext:value-type="float">
            <text:p>350</text:p>
          </table:table-cell>
          <table:table-cell table:formula="of:=[.C70]" office:value-type="date" office:date-value="2017-09-03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2]" office:value-type="string" office:string-value="Bruna Ligabo" calcext:value-type="string">
            <text:p>Bruna Ligabo</text:p>
          </table:table-cell>
          <table:table-cell table:formula="of:=[$Gerenciamento.C72]" office:value-type="string" office:string-value="Gestante" calcext:value-type="string">
            <text:p>Gestante</text:p>
          </table:table-cell>
          <table:table-cell table:formula="of:=[$Gerenciamento.E72]" office:value-type="date" office:date-value="2017-09-03" calcext:value-type="date">
            <text:p>03-09-17</text:p>
          </table:table-cell>
          <table:table-cell table:formula="of:=[$Gerenciamento.F72]" office:value-type="float" office:value="400" calcext:value-type="float">
            <text:p>400</text:p>
          </table:table-cell>
          <table:table-cell table:formula="of:=[.C71]" office:value-type="date" office:date-value="2017-09-03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3]" office:value-type="string" office:string-value="Alice" calcext:value-type="string">
            <text:p>Alice</text:p>
          </table:table-cell>
          <table:table-cell table:formula="of:=[$Gerenciamento.C73]" office:value-type="string" office:string-value="Newborn" calcext:value-type="string">
            <text:p>Newborn</text:p>
          </table:table-cell>
          <table:table-cell table:formula="of:=[$Gerenciamento.E73]" office:value-type="date" office:date-value="2017-09-04" calcext:value-type="date">
            <text:p>04-09-17</text:p>
          </table:table-cell>
          <table:table-cell table:formula="of:=[$Gerenciamento.F73]" office:value-type="float" office:value="390" calcext:value-type="float">
            <text:p>390</text:p>
          </table:table-cell>
          <table:table-cell table:formula="of:=[.C72]" office:value-type="date" office:date-value="2017-09-04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4]" office:value-type="string" office:string-value="Lais" calcext:value-type="string">
            <text:p>Lais</text:p>
          </table:table-cell>
          <table:table-cell table:formula="of:=[$Gerenciamento.C74]" office:value-type="string" office:string-value="Casamento" calcext:value-type="string">
            <text:p>Casamento</text:p>
          </table:table-cell>
          <table:table-cell table:formula="of:=[$Gerenciamento.E74]" office:value-type="date" office:date-value="2017-09-09" calcext:value-type="date">
            <text:p>09-09-17</text:p>
          </table:table-cell>
          <table:table-cell table:formula="of:=[$Gerenciamento.F74]" office:value-type="float" office:value="4040" calcext:value-type="float">
            <text:p>4040</text:p>
          </table:table-cell>
          <table:table-cell table:formula="of:=[.C73]" office:value-type="date" office:date-value="2017-09-09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5]" office:value-type="string" office:string-value="Ana Laura(Melina)" calcext:value-type="string">
            <text:p>Ana Laura(Melina)</text:p>
          </table:table-cell>
          <table:table-cell table:formula="of:=[$Gerenciamento.C75]" office:value-type="string" office:string-value="Newborn" calcext:value-type="string">
            <text:p>Newborn</text:p>
          </table:table-cell>
          <table:table-cell table:formula="of:=[$Gerenciamento.E75]" office:value-type="date" office:date-value="2017-09-15" calcext:value-type="date">
            <text:p>15-09-17</text:p>
          </table:table-cell>
          <table:table-cell table:formula="of:=[$Gerenciamento.F75]" office:value-type="float" office:value="250" calcext:value-type="float">
            <text:p>250</text:p>
          </table:table-cell>
          <table:table-cell table:formula="of:=[.C74]" office:value-type="date" office:date-value="2017-09-15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6]" office:value-type="string" office:string-value="Rafa" calcext:value-type="string">
            <text:p>Rafa</text:p>
          </table:table-cell>
          <table:table-cell table:formula="of:=[$Gerenciamento.C76]" office:value-type="string" office:string-value="Acompanhamento" calcext:value-type="string">
            <text:p>Acompanhamento</text:p>
          </table:table-cell>
          <table:table-cell table:formula="of:=[$Gerenciamento.E76]" office:value-type="date" office:date-value="2017-09-24" calcext:value-type="date">
            <text:p>24-09-17</text:p>
          </table:table-cell>
          <table:table-cell table:formula="of:=[$Gerenciamento.F76]" office:value-type="float" office:value="120" calcext:value-type="float">
            <text:p>120</text:p>
          </table:table-cell>
          <table:table-cell table:formula="of:=[.C75]" office:value-type="date" office:date-value="2017-09-24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7]" office:value-type="string" office:string-value="Milena" calcext:value-type="string">
            <text:p>Milena</text:p>
          </table:table-cell>
          <table:table-cell table:formula="of:=[$Gerenciamento.C77]" office:value-type="string" office:string-value="Gestante" calcext:value-type="string">
            <text:p>Gestante</text:p>
          </table:table-cell>
          <table:table-cell table:formula="of:=[$Gerenciamento.E77]" office:value-type="date" office:date-value="2017-09-30" calcext:value-type="date">
            <text:p>30-09-17</text:p>
          </table:table-cell>
          <table:table-cell table:formula="of:=[$Gerenciamento.F77]" office:value-type="float" office:value="1332" calcext:value-type="float">
            <text:p>1332</text:p>
          </table:table-cell>
          <table:table-cell table:formula="of:=[.C76]" office:value-type="date" office:date-value="2017-09-30" calcext:value-type="date">
            <text:p>09-17</text:p>
          </table:table-cell>
          <table:table-cell table:number-columns-repeated="1019"/>
        </table:table-row>
        <table:table-row table:style-name="ro3">
          <table:table-cell table:formula="of:=[$Gerenciamento.B78]" office:value-type="string" office:string-value="Alice" calcext:value-type="string">
            <text:p>Alice</text:p>
          </table:table-cell>
          <table:table-cell table:formula="of:=[$Gerenciamento.C78]" office:value-type="string" office:string-value="Niver infantil" calcext:value-type="string">
            <text:p>Niver infantil</text:p>
          </table:table-cell>
          <table:table-cell table:formula="of:=[$Gerenciamento.E78]" office:value-type="date" office:date-value="2017-10-01" calcext:value-type="date">
            <text:p>01-10-17</text:p>
          </table:table-cell>
          <table:table-cell table:formula="of:=[$Gerenciamento.F78]" office:value-type="float" office:value="2415" calcext:value-type="float">
            <text:p>2415</text:p>
          </table:table-cell>
          <table:table-cell table:formula="of:=[.C77]" office:value-type="date" office:date-value="2017-10-01" calcext:value-type="date">
            <text:p>10-17</text:p>
          </table:table-cell>
          <table:table-cell table:number-columns-repeated="1019"/>
        </table:table-row>
        <table:table-row table:style-name="ro3">
          <table:table-cell table:formula="of:=[$Gerenciamento.B79]" office:value-type="string" office:string-value="Henrique" calcext:value-type="string">
            <text:p>Henrique</text:p>
          </table:table-cell>
          <table:table-cell table:formula="of:=[$Gerenciamento.C79]" office:value-type="string" office:string-value="Acompanhamento" calcext:value-type="string">
            <text:p>Acompanhamento</text:p>
          </table:table-cell>
          <table:table-cell table:formula="of:=[$Gerenciamento.E79]" office:value-type="date" office:date-value="2017-10-07" calcext:value-type="date">
            <text:p>07-10-17</text:p>
          </table:table-cell>
          <table:table-cell table:formula="of:=[$Gerenciamento.F79]" office:value-type="float" office:value="300" calcext:value-type="float">
            <text:p>300</text:p>
          </table:table-cell>
          <table:table-cell table:formula="of:=[.C78]" office:value-type="date" office:date-value="2017-10-07" calcext:value-type="date">
            <text:p>10-17</text:p>
          </table:table-cell>
          <table:table-cell table:number-columns-repeated="1019"/>
        </table:table-row>
        <table:table-row table:style-name="ro3">
          <table:table-cell table:formula="of:=[$Gerenciamento.B80]" office:value-type="string" office:string-value="Helena" calcext:value-type="string">
            <text:p>Helena</text:p>
          </table:table-cell>
          <table:table-cell table:formula="of:=[$Gerenciamento.C80]" office:value-type="string" office:string-value="Niver infantil" calcext:value-type="string">
            <text:p>Niver infantil</text:p>
          </table:table-cell>
          <table:table-cell table:formula="of:=[$Gerenciamento.E80]" office:value-type="date" office:date-value="2017-10-08" calcext:value-type="date">
            <text:p>08-10-17</text:p>
          </table:table-cell>
          <table:table-cell table:formula="of:=[$Gerenciamento.F80]" office:value-type="float" office:value="590" calcext:value-type="float">
            <text:p>590</text:p>
          </table:table-cell>
          <table:table-cell table:formula="of:=[.C79]" office:value-type="date" office:date-value="2017-10-08" calcext:value-type="date">
            <text:p>10-17</text:p>
          </table:table-cell>
          <table:table-cell table:number-columns-repeated="1019"/>
        </table:table-row>
        <table:table-row table:style-name="ro3">
          <table:table-cell table:formula="of:=[$Gerenciamento.B81]" office:value-type="string" office:string-value="Mariana Godoi" calcext:value-type="string">
            <text:p>Mariana Godoi</text:p>
          </table:table-cell>
          <table:table-cell table:formula="of:=[$Gerenciamento.C81]" office:value-type="string" office:string-value="15 anos" calcext:value-type="string">
            <text:p>15 anos</text:p>
          </table:table-cell>
          <table:table-cell table:formula="of:=[$Gerenciamento.E81]" office:value-type="date" office:date-value="2017-10-20" calcext:value-type="date">
            <text:p>20-10-17</text:p>
          </table:table-cell>
          <table:table-cell table:formula="of:=[$Gerenciamento.F81]" office:value-type="float" office:value="990" calcext:value-type="float">
            <text:p>990</text:p>
          </table:table-cell>
          <table:table-cell table:formula="of:=[.C80]" office:value-type="date" office:date-value="2017-10-20" calcext:value-type="date">
            <text:p>10-17</text:p>
          </table:table-cell>
          <table:table-cell table:number-columns-repeated="1019"/>
        </table:table-row>
        <table:table-row table:style-name="ro3">
          <table:table-cell table:formula="of:=[$Gerenciamento.B82]" office:value-type="string" office:string-value="Benicio" calcext:value-type="string">
            <text:p>Benicio</text:p>
          </table:table-cell>
          <table:table-cell table:formula="of:=[$Gerenciamento.C82]" office:value-type="string" office:string-value="Acompanhamento" calcext:value-type="string">
            <text:p>Acompanhamento</text:p>
          </table:table-cell>
          <table:table-cell table:formula="of:=[$Gerenciamento.E82]" office:value-type="date" office:date-value="2017-10-21" calcext:value-type="date">
            <text:p>21-10-17</text:p>
          </table:table-cell>
          <table:table-cell table:formula="of:=[$Gerenciamento.F82]" office:value-type="float" office:value="150" calcext:value-type="float">
            <text:p>150</text:p>
          </table:table-cell>
          <table:table-cell table:formula="of:=[.C81]" office:value-type="date" office:date-value="2017-10-21" calcext:value-type="date">
            <text:p>10-17</text:p>
          </table:table-cell>
          <table:table-cell table:number-columns-repeated="1019"/>
        </table:table-row>
        <table:table-row table:style-name="ro3">
          <table:table-cell table:formula="of:=[$Gerenciamento.B83]" office:value-type="string" office:string-value="Heitor" calcext:value-type="string">
            <text:p>Heitor</text:p>
          </table:table-cell>
          <table:table-cell table:formula="of:=[$Gerenciamento.C83]" office:value-type="string" office:string-value="Batizado" calcext:value-type="string">
            <text:p>Batizado</text:p>
          </table:table-cell>
          <table:table-cell table:formula="of:=[$Gerenciamento.E83]" office:value-type="date" office:date-value="2017-10-22" calcext:value-type="date">
            <text:p>22-10-17</text:p>
          </table:table-cell>
          <table:table-cell table:formula="of:=[$Gerenciamento.F83]" office:value-type="float" office:value="300" calcext:value-type="float">
            <text:p>300</text:p>
          </table:table-cell>
          <table:table-cell table:formula="of:=[.C82]" office:value-type="date" office:date-value="2017-10-22" calcext:value-type="date">
            <text:p>10-17</text:p>
          </table:table-cell>
          <table:table-cell table:number-columns-repeated="1019"/>
        </table:table-row>
        <table:table-row table:style-name="ro3">
          <table:table-cell table:formula="of:=[$Gerenciamento.B84]" office:value-type="string" office:string-value="Henrico" calcext:value-type="string">
            <text:p>Henrico</text:p>
          </table:table-cell>
          <table:table-cell table:formula="of:=[$Gerenciamento.C84]" office:value-type="string" office:string-value="Ensaio Infantil" calcext:value-type="string">
            <text:p>Ensaio Infantil</text:p>
          </table:table-cell>
          <table:table-cell table:formula="of:=[$Gerenciamento.E84]" office:value-type="date" office:date-value="2017-11-02" calcext:value-type="date">
            <text:p>02-11-17</text:p>
          </table:table-cell>
          <table:table-cell table:formula="of:=[$Gerenciamento.F84]" office:value-type="float" office:value="290" calcext:value-type="float">
            <text:p>290</text:p>
          </table:table-cell>
          <table:table-cell table:formula="of:=[.C83]" office:value-type="date" office:date-value="2017-11-02" calcext:value-type="date">
            <text:p>11-17</text:p>
          </table:table-cell>
          <table:table-cell table:number-columns-repeated="1019"/>
        </table:table-row>
        <table:table-row table:style-name="ro3">
          <table:table-cell table:formula="of:=[$Gerenciamento.B85]" office:value-type="string" office:string-value="Jessica" calcext:value-type="string">
            <text:p>Jessica</text:p>
          </table:table-cell>
          <table:table-cell table:formula="of:=[$Gerenciamento.C85]" office:value-type="string" office:string-value="Casamento" calcext:value-type="string">
            <text:p>Casamento</text:p>
          </table:table-cell>
          <table:table-cell table:formula="of:=[$Gerenciamento.E85]" office:value-type="date" office:date-value="2017-11-11" calcext:value-type="date">
            <text:p>11-11-17</text:p>
          </table:table-cell>
          <table:table-cell table:formula="of:=[$Gerenciamento.F85]" office:value-type="float" office:value="3620" calcext:value-type="float">
            <text:p>3620</text:p>
          </table:table-cell>
          <table:table-cell table:formula="of:=[.C84]" office:value-type="date" office:date-value="2017-11-11" calcext:value-type="date">
            <text:p>11-17</text:p>
          </table:table-cell>
          <table:table-cell table:number-columns-repeated="1019"/>
        </table:table-row>
        <table:table-row table:style-name="ro3">
          <table:table-cell table:formula="of:=[$Gerenciamento.B86]" office:value-type="string" office:string-value="Meri" calcext:value-type="string">
            <text:p>Meri</text:p>
          </table:table-cell>
          <table:table-cell table:formula="of:=[$Gerenciamento.C86]" office:value-type="string" office:string-value="Niver adulto" calcext:value-type="string">
            <text:p>Niver adulto</text:p>
          </table:table-cell>
          <table:table-cell table:formula="of:=[$Gerenciamento.E86]" office:value-type="date" office:date-value="2017-11-15" calcext:value-type="date">
            <text:p>15-11-17</text:p>
          </table:table-cell>
          <table:table-cell table:formula="of:=[$Gerenciamento.F86]" office:value-type="float" office:value="1000" calcext:value-type="float">
            <text:p>1000</text:p>
          </table:table-cell>
          <table:table-cell table:formula="of:=[.C85]" office:value-type="date" office:date-value="2017-11-15" calcext:value-type="date">
            <text:p>11-17</text:p>
          </table:table-cell>
          <table:table-cell table:number-columns-repeated="1019"/>
        </table:table-row>
        <table:table-row table:style-name="ro3">
          <table:table-cell table:formula="of:=[$Gerenciamento.B87]" office:value-type="string" office:string-value="Bia e Gui" calcext:value-type="string">
            <text:p>Bia e Gui</text:p>
          </table:table-cell>
          <table:table-cell table:formula="of:=[$Gerenciamento.C87]" office:value-type="string" office:string-value="Casamento" calcext:value-type="string">
            <text:p>Casamento</text:p>
          </table:table-cell>
          <table:table-cell table:formula="of:=[$Gerenciamento.E87]" office:value-type="date" office:date-value="2017-11-18" calcext:value-type="date">
            <text:p>18-11-17</text:p>
          </table:table-cell>
          <table:table-cell table:formula="of:=[$Gerenciamento.F87]" office:value-type="float" office:value="1500" calcext:value-type="float">
            <text:p>1500</text:p>
          </table:table-cell>
          <table:table-cell table:formula="of:=[.C86]" office:value-type="date" office:date-value="2017-11-18" calcext:value-type="date">
            <text:p>11-17</text:p>
          </table:table-cell>
          <table:table-cell table:number-columns-repeated="1019"/>
        </table:table-row>
        <table:table-row table:style-name="ro3">
          <table:table-cell table:formula="of:=[$Gerenciamento.B88]" office:value-type="string" office:string-value="Gi e Gabi" calcext:value-type="string">
            <text:p>Gi e Gabi</text:p>
          </table:table-cell>
          <table:table-cell table:formula="of:=[$Gerenciamento.C88]" office:value-type="string" office:string-value="Niver infantil" calcext:value-type="string">
            <text:p>Niver infantil</text:p>
          </table:table-cell>
          <table:table-cell table:formula="of:=[$Gerenciamento.E88]" office:value-type="date" office:date-value="2017-11-18" calcext:value-type="date">
            <text:p>18-11-17</text:p>
          </table:table-cell>
          <table:table-cell table:formula="of:=[$Gerenciamento.F88]" office:value-type="float" office:value="700" calcext:value-type="float">
            <text:p>700</text:p>
          </table:table-cell>
          <table:table-cell table:formula="of:=[.C87]" office:value-type="date" office:date-value="2017-11-18" calcext:value-type="date">
            <text:p>11-17</text:p>
          </table:table-cell>
          <table:table-cell table:number-columns-repeated="1019"/>
        </table:table-row>
        <table:table-row table:style-name="ro3">
          <table:table-cell table:formula="of:=[$Gerenciamento.B89]" office:value-type="string" office:string-value="Djalma" calcext:value-type="string">
            <text:p>Djalma</text:p>
          </table:table-cell>
          <table:table-cell table:formula="of:=[$Gerenciamento.C89]" office:value-type="string" office:string-value="Niver adulto" calcext:value-type="string">
            <text:p>Niver adulto</text:p>
          </table:table-cell>
          <table:table-cell table:formula="of:=[$Gerenciamento.E89]" office:value-type="date" office:date-value="2017-11-18" calcext:value-type="date">
            <text:p>18-11-17</text:p>
          </table:table-cell>
          <table:table-cell table:formula="of:=[$Gerenciamento.F89]" office:value-type="float" office:value="890" calcext:value-type="float">
            <text:p>890</text:p>
          </table:table-cell>
          <table:table-cell table:formula="of:=[.C88]" office:value-type="date" office:date-value="2017-11-18" calcext:value-type="date">
            <text:p>11-17</text:p>
          </table:table-cell>
          <table:table-cell table:number-columns-repeated="1019"/>
        </table:table-row>
        <table:table-row table:style-name="ro3">
          <table:table-cell table:formula="of:=[$Gerenciamento.B90]" office:value-type="string" office:string-value="Rachel Giansante" calcext:value-type="string">
            <text:p>Rachel Giansante</text:p>
          </table:table-cell>
          <table:table-cell table:formula="of:=[$Gerenciamento.C90]" office:value-type="string" office:string-value="Niver adulto" calcext:value-type="string">
            <text:p>Niver adulto</text:p>
          </table:table-cell>
          <table:table-cell table:formula="of:=[$Gerenciamento.E90]" office:value-type="date" office:date-value="2017-12-09" calcext:value-type="date">
            <text:p>09-12-17</text:p>
          </table:table-cell>
          <table:table-cell table:formula="of:=[$Gerenciamento.F90]" office:value-type="float" office:value="690" calcext:value-type="float">
            <text:p>690</text:p>
          </table:table-cell>
          <table:table-cell table:formula="of:=[.C89]" office:value-type="date" office:date-value="2017-12-09" calcext:value-type="date">
            <text:p>12-17</text:p>
          </table:table-cell>
          <table:table-cell table:number-columns-repeated="1019"/>
        </table:table-row>
        <table:table-row table:style-name="ro3">
          <table:table-cell table:formula="of:=[$Gerenciamento.B91]" office:value-type="string" office:string-value="Ballet Art Company" calcext:value-type="string">
            <text:p>Ballet Art Company</text:p>
          </table:table-cell>
          <table:table-cell table:formula="of:=[$Gerenciamento.C91]" office:value-type="string" office:string-value="Ballet" calcext:value-type="string">
            <text:p>Ballet</text:p>
          </table:table-cell>
          <table:table-cell table:formula="of:=[$Gerenciamento.E91]" office:value-type="date" office:date-value="2017-12-14" calcext:value-type="date">
            <text:p>14-12-17</text:p>
          </table:table-cell>
          <table:table-cell table:formula="of:=[$Gerenciamento.F91]" office:value-type="float" office:value="-1" calcext:value-type="float">
            <text:p>-1</text:p>
          </table:table-cell>
          <table:table-cell table:formula="of:=[.C90]" office:value-type="date" office:date-value="2017-12-14" calcext:value-type="date">
            <text:p>12-17</text:p>
          </table:table-cell>
          <table:table-cell table:number-columns-repeated="1019"/>
        </table:table-row>
        <table:table-row table:style-name="ro3">
          <table:table-cell table:formula="of:=[$Gerenciamento.B92]" office:value-type="string" office:string-value="Rita" calcext:value-type="string">
            <text:p>Rita</text:p>
          </table:table-cell>
          <table:table-cell table:formula="of:=[$Gerenciamento.C92]" office:value-type="string" office:string-value="Niver adulto" calcext:value-type="string">
            <text:p>Niver adulto</text:p>
          </table:table-cell>
          <table:table-cell table:formula="of:=[$Gerenciamento.E92]" office:value-type="date" office:date-value="2017-12-16" calcext:value-type="date">
            <text:p>16-12-17</text:p>
          </table:table-cell>
          <table:table-cell table:formula="of:=[$Gerenciamento.F92]" office:value-type="float" office:value="1290" calcext:value-type="float">
            <text:p>1290</text:p>
          </table:table-cell>
          <table:table-cell table:formula="of:=[.C91]" office:value-type="date" office:date-value="2017-12-16" calcext:value-type="date">
            <text:p>12-17</text:p>
          </table:table-cell>
          <table:table-cell table:number-columns-repeated="1019"/>
        </table:table-row>
        <table:table-row table:style-name="ro3">
          <table:table-cell table:formula="of:=[$Gerenciamento.B93]" office:value-type="string" office:string-value="Ballet Art Company" calcext:value-type="string">
            <text:p>Ballet Art Company</text:p>
          </table:table-cell>
          <table:table-cell table:formula="of:=[$Gerenciamento.C93]" office:value-type="string" office:string-value="Ballet" calcext:value-type="string">
            <text:p>Ballet</text:p>
          </table:table-cell>
          <table:table-cell table:formula="of:=[$Gerenciamento.E93]" office:value-type="date" office:date-value="2017-12-17" calcext:value-type="date">
            <text:p>17-12-17</text:p>
          </table:table-cell>
          <table:table-cell table:formula="of:=[$Gerenciamento.F93]" office:value-type="float" office:value="700" calcext:value-type="float">
            <text:p>700</text:p>
          </table:table-cell>
          <table:table-cell table:formula="of:=[.C92]" office:value-type="date" office:date-value="2017-12-17" calcext:value-type="date">
            <text:p>12-17</text:p>
          </table:table-cell>
          <table:table-cell table:number-columns-repeated="1019"/>
        </table:table-row>
        <table:table-row table:style-name="ro3">
          <table:table-cell table:formula="of:=[$Gerenciamento.B94]" office:value-type="string" office:string-value="Alice Landon" calcext:value-type="string">
            <text:p>Alice Landon</text:p>
          </table:table-cell>
          <table:table-cell table:formula="of:=[$Gerenciamento.C94]" office:value-type="string" office:string-value="Niver Infantil" calcext:value-type="string">
            <text:p>Niver Infantil</text:p>
          </table:table-cell>
          <table:table-cell table:formula="of:=[$Gerenciamento.E94]" office:value-type="date" office:date-value="2018-01-06" calcext:value-type="date">
            <text:p>06-01-18</text:p>
          </table:table-cell>
          <table:table-cell table:formula="of:=[$Gerenciamento.F94]" office:value-type="float" office:value="590" calcext:value-type="float">
            <text:p>590</text:p>
          </table:table-cell>
          <table:table-cell table:formula="of:=[.C93]" office:value-type="date" office:date-value="2018-01-06" calcext:value-type="date">
            <text:p>01-18</text:p>
          </table:table-cell>
          <table:table-cell table:number-columns-repeated="1019"/>
        </table:table-row>
        <table:table-row table:style-name="ro3">
          <table:table-cell table:formula="of:=[$Gerenciamento.B95]" office:value-type="string" office:string-value="Olivia" calcext:value-type="string">
            <text:p>Olivia</text:p>
          </table:table-cell>
          <table:table-cell table:formula="of:=[$Gerenciamento.C95]" office:value-type="string" office:string-value="Niver Infantil" calcext:value-type="string">
            <text:p>Niver Infantil</text:p>
          </table:table-cell>
          <table:table-cell table:formula="of:=[$Gerenciamento.E95]" office:value-type="date" office:date-value="2018-01-21" calcext:value-type="date">
            <text:p>21-01-18</text:p>
          </table:table-cell>
          <table:table-cell table:formula="of:=[$Gerenciamento.F95]" office:value-type="float" office:value="590" calcext:value-type="float">
            <text:p>590</text:p>
          </table:table-cell>
          <table:table-cell table:formula="of:=[.C94]" office:value-type="date" office:date-value="2018-01-21" calcext:value-type="date">
            <text:p>01-18</text:p>
          </table:table-cell>
          <table:table-cell table:number-columns-repeated="1019"/>
        </table:table-row>
        <table:table-row table:style-name="ro3">
          <table:table-cell table:formula="of:=[$Gerenciamento.B96]" office:value-type="string" office:string-value="Neusa" calcext:value-type="string">
            <text:p>Neusa</text:p>
          </table:table-cell>
          <table:table-cell table:formula="of:=[$Gerenciamento.C96]" office:value-type="string" office:string-value="Niver adulto" calcext:value-type="string">
            <text:p>Niver adulto</text:p>
          </table:table-cell>
          <table:table-cell table:formula="of:=[$Gerenciamento.E96]" office:value-type="date" office:date-value="2018-01-27" calcext:value-type="date">
            <text:p>27-01-18</text:p>
          </table:table-cell>
          <table:table-cell table:formula="of:=[$Gerenciamento.F96]" office:value-type="float" office:value="1600" calcext:value-type="float">
            <text:p>1600</text:p>
          </table:table-cell>
          <table:table-cell table:formula="of:=[.C95]" office:value-type="date" office:date-value="2018-01-27" calcext:value-type="date">
            <text:p>01-18</text:p>
          </table:table-cell>
          <table:table-cell table:number-columns-repeated="1019"/>
        </table:table-row>
        <table:table-row table:style-name="ro3">
          <table:table-cell table:formula="of:=[$Gerenciamento.B97]" office:value-type="string" office:string-value="Isabela" calcext:value-type="string">
            <text:p>Isabela</text:p>
          </table:table-cell>
          <table:table-cell table:formula="of:=[$Gerenciamento.C97]" office:value-type="string" office:string-value="Batizado" calcext:value-type="string">
            <text:p>Batizado</text:p>
          </table:table-cell>
          <table:table-cell table:formula="of:=[$Gerenciamento.E97]" office:value-type="date" office:date-value="2018-01-28" calcext:value-type="date">
            <text:p>28-01-18</text:p>
          </table:table-cell>
          <table:table-cell table:formula="of:=[$Gerenciamento.F97]" office:value-type="float" office:value="300" calcext:value-type="float">
            <text:p>300</text:p>
          </table:table-cell>
          <table:table-cell table:formula="of:=[.C96]" office:value-type="date" office:date-value="2018-01-28" calcext:value-type="date">
            <text:p>01-18</text:p>
          </table:table-cell>
          <table:table-cell table:number-columns-repeated="1019"/>
        </table:table-row>
        <table:table-row table:style-name="ro3">
          <table:table-cell table:formula="of:=[$Gerenciamento.B98]" office:value-type="string" office:string-value="Maria Clara" calcext:value-type="string">
            <text:p>Maria Clara</text:p>
          </table:table-cell>
          <table:table-cell table:formula="of:=[$Gerenciamento.C98]" office:value-type="string" office:string-value="Niver Infantil" calcext:value-type="string">
            <text:p>Niver Infantil</text:p>
          </table:table-cell>
          <table:table-cell table:formula="of:=[$Gerenciamento.E98]" office:value-type="date" office:date-value="2018-02-02" calcext:value-type="date">
            <text:p>02-02-18</text:p>
          </table:table-cell>
          <table:table-cell table:formula="of:=[$Gerenciamento.F98]" office:value-type="float" office:value="350" calcext:value-type="float">
            <text:p>350</text:p>
          </table:table-cell>
          <table:table-cell table:formula="of:=[.C97]" office:value-type="date" office:date-value="2018-02-02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99]" office:value-type="string" office:string-value="Benicio" calcext:value-type="string">
            <text:p>Benicio</text:p>
          </table:table-cell>
          <table:table-cell table:formula="of:=[$Gerenciamento.C99]" office:value-type="string" office:string-value="Batizado" calcext:value-type="string">
            <text:p>Batizado</text:p>
          </table:table-cell>
          <table:table-cell table:formula="of:=[$Gerenciamento.E99]" office:value-type="date" office:date-value="2018-02-04" calcext:value-type="date">
            <text:p>04-02-18</text:p>
          </table:table-cell>
          <table:table-cell table:formula="of:=[$Gerenciamento.F99]" office:value-type="float" office:value="400" calcext:value-type="float">
            <text:p>400</text:p>
          </table:table-cell>
          <table:table-cell table:formula="of:=[.C98]" office:value-type="date" office:date-value="2018-02-04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100]" office:value-type="string" office:string-value="Parto Isa Liz" calcext:value-type="string">
            <text:p>Parto Isa Liz</text:p>
          </table:table-cell>
          <table:table-cell table:formula="of:=[$Gerenciamento.C100]" office:value-type="string" office:string-value="Parto" calcext:value-type="string">
            <text:p>Parto</text:p>
          </table:table-cell>
          <table:table-cell table:formula="of:=[$Gerenciamento.E100]" office:value-type="date" office:date-value="2018-02-04" calcext:value-type="date">
            <text:p>04-02-18</text:p>
          </table:table-cell>
          <table:table-cell table:formula="of:=[$Gerenciamento.F100]" office:value-type="float" office:value="1200" calcext:value-type="float">
            <text:p>1200</text:p>
          </table:table-cell>
          <table:table-cell table:formula="of:=[.C99]" office:value-type="date" office:date-value="2018-02-04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101]" office:value-type="string" office:string-value="Lidi Rilary - Capitolio" calcext:value-type="string">
            <text:p>Lidi Rilary - Capitolio</text:p>
          </table:table-cell>
          <table:table-cell table:formula="of:=[$Gerenciamento.C101]" office:value-type="string" office:string-value="Ensaio" calcext:value-type="string">
            <text:p>Ensaio</text:p>
          </table:table-cell>
          <table:table-cell table:formula="of:=[$Gerenciamento.E101]" office:value-type="date" office:date-value="2018-02-08" calcext:value-type="date">
            <text:p>08-02-18</text:p>
          </table:table-cell>
          <table:table-cell table:formula="of:=[$Gerenciamento.F101]" office:value-type="float" office:value="750" calcext:value-type="float">
            <text:p>750</text:p>
          </table:table-cell>
          <table:table-cell table:formula="of:=[.C100]" office:value-type="date" office:date-value="2018-02-08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102]" office:value-type="string" office:string-value="Sofia" calcext:value-type="string">
            <text:p>Sofia</text:p>
          </table:table-cell>
          <table:table-cell table:formula="of:=[$Gerenciamento.C102]" office:value-type="string" office:string-value="Batizado" calcext:value-type="string">
            <text:p>Batizado</text:p>
          </table:table-cell>
          <table:table-cell table:formula="of:=[$Gerenciamento.E102]" office:value-type="date" office:date-value="2018-02-11" calcext:value-type="date">
            <text:p>11-02-18</text:p>
          </table:table-cell>
          <table:table-cell table:formula="of:=[$Gerenciamento.F102]" office:value-type="float" office:value="300" calcext:value-type="float">
            <text:p>300</text:p>
          </table:table-cell>
          <table:table-cell table:formula="of:=[.C101]" office:value-type="date" office:date-value="2018-02-11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103]" office:value-type="string" office:string-value="Marcela" calcext:value-type="string">
            <text:p>Marcela</text:p>
          </table:table-cell>
          <table:table-cell table:formula="of:=[$Gerenciamento.C103]" office:value-type="string" office:string-value="Gestante" calcext:value-type="string">
            <text:p>Gestante</text:p>
          </table:table-cell>
          <table:table-cell table:formula="of:=[$Gerenciamento.E103]" office:value-type="date" office:date-value="2018-02-19" calcext:value-type="date">
            <text:p>19-02-18</text:p>
          </table:table-cell>
          <table:table-cell table:formula="of:=[$Gerenciamento.F103]" office:value-type="float" office:value="350" calcext:value-type="float">
            <text:p>350</text:p>
          </table:table-cell>
          <table:table-cell table:formula="of:=[.C102]" office:value-type="date" office:date-value="2018-02-19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104]" office:value-type="string" office:string-value="Heitor" calcext:value-type="string">
            <text:p>Heitor</text:p>
          </table:table-cell>
          <table:table-cell table:formula="of:=[$Gerenciamento.C104]" office:value-type="string" office:string-value="Niver infantil" calcext:value-type="string">
            <text:p>Niver infantil</text:p>
          </table:table-cell>
          <table:table-cell table:formula="of:=[$Gerenciamento.E104]" office:value-type="date" office:date-value="2018-02-24" calcext:value-type="date">
            <text:p>24-02-18</text:p>
          </table:table-cell>
          <table:table-cell table:formula="of:=[$Gerenciamento.F104]" office:value-type="float" office:value="400" calcext:value-type="float">
            <text:p>400</text:p>
          </table:table-cell>
          <table:table-cell table:formula="of:=[.C103]" office:value-type="date" office:date-value="2018-02-24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105]" office:value-type="string" office:string-value="Sofia" calcext:value-type="string">
            <text:p>Sofia</text:p>
          </table:table-cell>
          <table:table-cell table:formula="of:=[$Gerenciamento.C105]" office:value-type="string" office:string-value="Batizado" calcext:value-type="string">
            <text:p>Batizado</text:p>
          </table:table-cell>
          <table:table-cell table:formula="of:=[$Gerenciamento.E105]" office:value-type="date" office:date-value="2018-02-25" calcext:value-type="date">
            <text:p>25-02-18</text:p>
          </table:table-cell>
          <table:table-cell table:formula="of:=[$Gerenciamento.F105]" office:value-type="float" office:value="400" calcext:value-type="float">
            <text:p>400</text:p>
          </table:table-cell>
          <table:table-cell table:formula="of:=[.C104]" office:value-type="date" office:date-value="2018-02-25" calcext:value-type="date">
            <text:p>02-18</text:p>
          </table:table-cell>
          <table:table-cell table:number-columns-repeated="1019"/>
        </table:table-row>
        <table:table-row table:style-name="ro3">
          <table:table-cell table:formula="of:=[$Gerenciamento.B106]" office:value-type="string" office:string-value="Alice e Bernardo" calcext:value-type="string">
            <text:p>Alice e Bernardo</text:p>
          </table:table-cell>
          <table:table-cell table:formula="of:=[$Gerenciamento.C106]" office:value-type="string" office:string-value="Niver infantil" calcext:value-type="string">
            <text:p>Niver infantil</text:p>
          </table:table-cell>
          <table:table-cell table:formula="of:=[$Gerenciamento.E106]" office:value-type="date" office:date-value="2018-03-11" calcext:value-type="date">
            <text:p>11-03-18</text:p>
          </table:table-cell>
          <table:table-cell table:formula="of:=[$Gerenciamento.F106]" office:value-type="float" office:value="-1" calcext:value-type="float">
            <text:p>-1</text:p>
          </table:table-cell>
          <table:table-cell table:formula="of:=[.C105]" office:value-type="date" office:date-value="2018-03-11" calcext:value-type="date">
            <text:p>03-18</text:p>
          </table:table-cell>
          <table:table-cell table:number-columns-repeated="1019"/>
        </table:table-row>
        <table:table-row table:style-name="ro3">
          <table:table-cell table:formula="of:=[$Gerenciamento.B107]" office:value-type="string" office:string-value="Parto Sol" calcext:value-type="string">
            <text:p>Parto Sol</text:p>
          </table:table-cell>
          <table:table-cell table:formula="of:=[$Gerenciamento.C107]" office:value-type="string" office:string-value="Parto" calcext:value-type="string">
            <text:p>Parto</text:p>
          </table:table-cell>
          <table:table-cell table:formula="of:=[$Gerenciamento.E107]" office:value-type="date" office:date-value="2018-03-13" calcext:value-type="date">
            <text:p>13-03-18</text:p>
          </table:table-cell>
          <table:table-cell table:formula="of:=[$Gerenciamento.F107]" office:value-type="float" office:value="1200" calcext:value-type="float">
            <text:p>1200</text:p>
          </table:table-cell>
          <table:table-cell table:formula="of:=[.C106]" office:value-type="date" office:date-value="2018-03-13" calcext:value-type="date">
            <text:p>03-18</text:p>
          </table:table-cell>
          <table:table-cell table:number-columns-repeated="1019"/>
        </table:table-row>
        <table:table-row table:style-name="ro3">
          <table:table-cell table:formula="of:=[$Gerenciamento.B108]" office:value-type="string" office:string-value="Theo" calcext:value-type="string">
            <text:p>Theo</text:p>
          </table:table-cell>
          <table:table-cell table:formula="of:=[$Gerenciamento.C108]" office:value-type="string" office:string-value="Niver Infantil" calcext:value-type="string">
            <text:p>Niver Infantil</text:p>
          </table:table-cell>
          <table:table-cell table:formula="of:=[$Gerenciamento.E108]" office:value-type="date" office:date-value="2018-03-24" calcext:value-type="date">
            <text:p>24-03-18</text:p>
          </table:table-cell>
          <table:table-cell table:formula="of:=[$Gerenciamento.F108]" office:value-type="float" office:value="1140" calcext:value-type="float">
            <text:p>1140</text:p>
          </table:table-cell>
          <table:table-cell table:formula="of:=[.C107]" office:value-type="date" office:date-value="2018-03-24" calcext:value-type="date">
            <text:p>03-18</text:p>
          </table:table-cell>
          <table:table-cell table:number-columns-repeated="1019"/>
        </table:table-row>
        <table:table-row table:style-name="ro3">
          <table:table-cell table:formula="of:=[$Gerenciamento.B109]" office:value-type="string" office:string-value="Alice" calcext:value-type="string">
            <text:p>Alice</text:p>
          </table:table-cell>
          <table:table-cell table:formula="of:=[$Gerenciamento.C109]" office:value-type="string" office:string-value="Newborn" calcext:value-type="string">
            <text:p>Newborn</text:p>
          </table:table-cell>
          <table:table-cell table:formula="of:=[$Gerenciamento.E109]" office:value-type="date" office:date-value="2018-03-30" calcext:value-type="date">
            <text:p>30-03-18</text:p>
          </table:table-cell>
          <table:table-cell table:formula="of:=[$Gerenciamento.F109]" office:value-type="float" office:value="390" calcext:value-type="float">
            <text:p>390</text:p>
          </table:table-cell>
          <table:table-cell table:formula="of:=[.C108]" office:value-type="date" office:date-value="2018-03-30" calcext:value-type="date">
            <text:p>03-18</text:p>
          </table:table-cell>
          <table:table-cell table:number-columns-repeated="1019"/>
        </table:table-row>
        <table:table-row table:style-name="ro3">
          <table:table-cell table:formula="of:=[$Gerenciamento.B110]" office:value-type="string" office:string-value="Bianca" calcext:value-type="string">
            <text:p>Bianca</text:p>
          </table:table-cell>
          <table:table-cell table:formula="of:=[$Gerenciamento.C110]" office:value-type="string" office:string-value="Niver Infantil" calcext:value-type="string">
            <text:p>Niver Infantil</text:p>
          </table:table-cell>
          <table:table-cell table:formula="of:=[$Gerenciamento.E110]" office:value-type="date" office:date-value="2018-03-31" calcext:value-type="date">
            <text:p>31-03-18</text:p>
          </table:table-cell>
          <table:table-cell table:formula="of:=[$Gerenciamento.F110]" office:value-type="float" office:value="400" calcext:value-type="float">
            <text:p>400</text:p>
          </table:table-cell>
          <table:table-cell table:formula="of:=[.C109]" office:value-type="date" office:date-value="2018-03-31" calcext:value-type="date">
            <text:p>03-18</text:p>
          </table:table-cell>
          <table:table-cell table:number-columns-repeated="1019"/>
        </table:table-row>
        <table:table-row table:style-name="ro3">
          <table:table-cell table:formula="of:=[$Gerenciamento.B111]" office:value-type="string" office:string-value="Leonardo e Carol" calcext:value-type="string">
            <text:p>Leonardo e Carol</text:p>
          </table:table-cell>
          <table:table-cell table:formula="of:=[$Gerenciamento.C111]" office:value-type="string" office:string-value="Casamento" calcext:value-type="string">
            <text:p>Casamento</text:p>
          </table:table-cell>
          <table:table-cell table:formula="of:=[$Gerenciamento.E111]" office:value-type="date" office:date-value="2018-03-31" calcext:value-type="date">
            <text:p>31-03-18</text:p>
          </table:table-cell>
          <table:table-cell table:formula="of:=[$Gerenciamento.F111]" office:value-type="float" office:value="-1" calcext:value-type="float">
            <text:p>-1</text:p>
          </table:table-cell>
          <table:table-cell table:formula="of:=[.C110]" office:value-type="date" office:date-value="2018-03-31" calcext:value-type="date">
            <text:p>03-18</text:p>
          </table:table-cell>
          <table:table-cell table:number-columns-repeated="1019"/>
        </table:table-row>
        <table:table-row table:style-name="ro3">
          <table:table-cell table:formula="of:=[$Gerenciamento.B112]" office:value-type="string" office:string-value="Lavinia" calcext:value-type="string">
            <text:p>Lavinia</text:p>
          </table:table-cell>
          <table:table-cell table:formula="of:=[$Gerenciamento.C112]" office:value-type="string" office:string-value="Gestante" calcext:value-type="string">
            <text:p>Gestante</text:p>
          </table:table-cell>
          <table:table-cell table:formula="of:=[$Gerenciamento.E112]" office:value-type="date" office:date-value="2018-04-07" calcext:value-type="date">
            <text:p>07-04-18</text:p>
          </table:table-cell>
          <table:table-cell table:formula="of:=[$Gerenciamento.F112]" office:value-type="float" office:value="400" calcext:value-type="float">
            <text:p>400</text:p>
          </table:table-cell>
          <table:table-cell table:formula="of:=[.C111]" office:value-type="date" office:date-value="2018-04-07" calcext:value-type="date">
            <text:p>04-18</text:p>
          </table:table-cell>
          <table:table-cell table:number-columns-repeated="1019"/>
        </table:table-row>
        <table:table-row table:style-name="ro3">
          <table:table-cell table:formula="of:=[$Gerenciamento.B113]" office:value-type="string" office:string-value="Fernanda Floricultura" calcext:value-type="string">
            <text:p>Fernanda Floricultura</text:p>
          </table:table-cell>
          <table:table-cell table:formula="of:=[$Gerenciamento.C113]" office:value-type="string" office:string-value="Ensaio" calcext:value-type="string">
            <text:p>Ensaio</text:p>
          </table:table-cell>
          <table:table-cell table:formula="of:=[$Gerenciamento.E113]" office:value-type="date" office:date-value="2018-04-07" calcext:value-type="date">
            <text:p>07-04-18</text:p>
          </table:table-cell>
          <table:table-cell table:formula="of:=[$Gerenciamento.F113]" office:value-type="float" office:value="350" calcext:value-type="float">
            <text:p>350</text:p>
          </table:table-cell>
          <table:table-cell table:formula="of:=[.C112]" office:value-type="date" office:date-value="2018-04-07" calcext:value-type="date">
            <text:p>04-18</text:p>
          </table:table-cell>
          <table:table-cell table:number-columns-repeated="1019"/>
        </table:table-row>
        <table:table-row table:style-name="ro3">
          <table:table-cell table:formula="of:=[$Gerenciamento.B114]" office:value-type="string" office:string-value="Yasmin e Manuella" calcext:value-type="string">
            <text:p>Yasmin e Manuella</text:p>
          </table:table-cell>
          <table:table-cell table:formula="of:=[$Gerenciamento.C114]" office:value-type="string" office:string-value="Batizado" calcext:value-type="string">
            <text:p>Batizado</text:p>
          </table:table-cell>
          <table:table-cell table:formula="of:=[$Gerenciamento.E114]" office:value-type="date" office:date-value="2018-04-08" calcext:value-type="date">
            <text:p>08-04-18</text:p>
          </table:table-cell>
          <table:table-cell table:formula="of:=[$Gerenciamento.F114]" office:value-type="float" office:value="250" calcext:value-type="float">
            <text:p>250</text:p>
          </table:table-cell>
          <table:table-cell table:formula="of:=[.C113]" office:value-type="date" office:date-value="2018-04-08" calcext:value-type="date">
            <text:p>04-18</text:p>
          </table:table-cell>
          <table:table-cell table:number-columns-repeated="1019"/>
        </table:table-row>
        <table:table-row table:style-name="ro3">
          <table:table-cell table:formula="of:=[$Gerenciamento.B115]" office:value-type="string" office:string-value="Laura" calcext:value-type="string">
            <text:p>Laura</text:p>
          </table:table-cell>
          <table:table-cell table:formula="of:=[$Gerenciamento.C115]" office:value-type="string" office:string-value="15 anos" calcext:value-type="string">
            <text:p>15 anos</text:p>
          </table:table-cell>
          <table:table-cell table:formula="of:=[$Gerenciamento.E115]" office:value-type="date" office:date-value="2018-04-13" calcext:value-type="date">
            <text:p>13-04-18</text:p>
          </table:table-cell>
          <table:table-cell table:formula="of:=[$Gerenciamento.F115]" office:value-type="float" office:value="620" calcext:value-type="float">
            <text:p>620</text:p>
          </table:table-cell>
          <table:table-cell table:formula="of:=[.C114]" office:value-type="date" office:date-value="2018-04-13" calcext:value-type="date">
            <text:p>04-18</text:p>
          </table:table-cell>
          <table:table-cell table:number-columns-repeated="1019"/>
        </table:table-row>
        <table:table-row table:style-name="ro3">
          <table:table-cell table:formula="of:=[$Gerenciamento.B116]" office:value-type="string" office:string-value="Clarice" calcext:value-type="string">
            <text:p>Clarice</text:p>
          </table:table-cell>
          <table:table-cell table:formula="of:=[$Gerenciamento.C116]" office:value-type="string" office:string-value="Gestante" calcext:value-type="string">
            <text:p>Gestante</text:p>
          </table:table-cell>
          <table:table-cell table:formula="of:=[$Gerenciamento.E116]" office:value-type="date" office:date-value="2018-04-29" calcext:value-type="date">
            <text:p>29-04-18</text:p>
          </table:table-cell>
          <table:table-cell table:formula="of:=[$Gerenciamento.F116]" office:value-type="float" office:value="750" calcext:value-type="float">
            <text:p>750</text:p>
          </table:table-cell>
          <table:table-cell table:formula="of:=[.C115]" office:value-type="date" office:date-value="2018-04-29" calcext:value-type="date">
            <text:p>04-18</text:p>
          </table:table-cell>
          <table:table-cell table:number-columns-repeated="1019"/>
        </table:table-row>
        <table:table-row table:style-name="ro3">
          <table:table-cell table:formula="of:=[$Gerenciamento.B117]" office:value-type="string" office:string-value="Juliana" calcext:value-type="string">
            <text:p>Juliana</text:p>
          </table:table-cell>
          <table:table-cell table:formula="of:=[$Gerenciamento.C117]" office:value-type="string" office:string-value="Gestante" calcext:value-type="string">
            <text:p>Gestante</text:p>
          </table:table-cell>
          <table:table-cell table:formula="of:=[$Gerenciamento.E117]" office:value-type="date" office:date-value="2018-05-05" calcext:value-type="date">
            <text:p>05-05-18</text:p>
          </table:table-cell>
          <table:table-cell table:formula="of:=[$Gerenciamento.F117]" office:value-type="float" office:value="350" calcext:value-type="float">
            <text:p>350</text:p>
          </table:table-cell>
          <table:table-cell table:formula="of:=[.C116]" office:value-type="date" office:date-value="2018-05-05" calcext:value-type="date">
            <text:p>05-18</text:p>
          </table:table-cell>
          <table:table-cell table:number-columns-repeated="1019"/>
        </table:table-row>
        <table:table-row table:style-name="ro3">
          <table:table-cell table:formula="of:=[$Gerenciamento.B118]" office:value-type="string" office:string-value="Yasmin e Manuella" calcext:value-type="string">
            <text:p>Yasmin e Manuella</text:p>
          </table:table-cell>
          <table:table-cell table:formula="of:=[$Gerenciamento.C118]" office:value-type="string" office:string-value="Niver Infantil" calcext:value-type="string">
            <text:p>Niver Infantil</text:p>
          </table:table-cell>
          <table:table-cell table:formula="of:=[$Gerenciamento.E118]" office:value-type="date" office:date-value="2018-05-11" calcext:value-type="date">
            <text:p>11-05-18</text:p>
          </table:table-cell>
          <table:table-cell table:formula="of:=[$Gerenciamento.F118]" office:value-type="float" office:value="-1" calcext:value-type="float">
            <text:p>-1</text:p>
          </table:table-cell>
          <table:table-cell table:formula="of:=[.C117]" office:value-type="date" office:date-value="2018-05-11" calcext:value-type="date">
            <text:p>05-18</text:p>
          </table:table-cell>
          <table:table-cell table:number-columns-repeated="1019"/>
        </table:table-row>
        <table:table-row table:style-name="ro3">
          <table:table-cell table:formula="of:=[$Gerenciamento.B119]" office:value-type="string" office:string-value="Aurora - Patty" calcext:value-type="string">
            <text:p>Aurora - Patty</text:p>
          </table:table-cell>
          <table:table-cell table:formula="of:=[$Gerenciamento.C119]" office:value-type="string" office:string-value="Parto" calcext:value-type="string">
            <text:p>Parto</text:p>
          </table:table-cell>
          <table:table-cell table:formula="of:=[$Gerenciamento.E119]" office:value-type="date" office:date-value="2018-05-18" calcext:value-type="date">
            <text:p>18-05-18</text:p>
          </table:table-cell>
          <table:table-cell table:formula="of:=[$Gerenciamento.F119]" office:value-type="float" office:value="2760" calcext:value-type="float">
            <text:p>2760</text:p>
          </table:table-cell>
          <table:table-cell table:formula="of:=[.C118]" office:value-type="date" office:date-value="2018-05-18" calcext:value-type="date">
            <text:p>05-18</text:p>
          </table:table-cell>
          <table:table-cell table:number-columns-repeated="1019"/>
        </table:table-row>
        <table:table-row table:style-name="ro3">
          <table:table-cell table:formula="of:=[$Gerenciamento.B120]" office:value-type="string" office:string-value="Helena - Ligabo" calcext:value-type="string">
            <text:p>Helena - Ligabo</text:p>
          </table:table-cell>
          <table:table-cell table:formula="of:=[$Gerenciamento.C120]" office:value-type="string" office:string-value="Niver Infantil" calcext:value-type="string">
            <text:p>Niver Infantil</text:p>
          </table:table-cell>
          <table:table-cell table:formula="of:=[$Gerenciamento.E120]" office:value-type="date" office:date-value="2018-05-19" calcext:value-type="date">
            <text:p>19-05-18</text:p>
          </table:table-cell>
          <table:table-cell table:formula="of:=[$Gerenciamento.F120]" office:value-type="float" office:value="620" calcext:value-type="float">
            <text:p>620</text:p>
          </table:table-cell>
          <table:table-cell table:formula="of:=[.C119]" office:value-type="date" office:date-value="2018-05-19" calcext:value-type="date">
            <text:p>05-18</text:p>
          </table:table-cell>
          <table:table-cell table:number-columns-repeated="1019"/>
        </table:table-row>
        <table:table-row table:style-name="ro3">
          <table:table-cell table:formula="of:=[$Gerenciamento.B121]" office:value-type="string" office:string-value="Helena" calcext:value-type="string">
            <text:p>Helena</text:p>
          </table:table-cell>
          <table:table-cell table:formula="of:=[$Gerenciamento.C121]" office:value-type="string" office:string-value="Niver Infantil" calcext:value-type="string">
            <text:p>Niver Infantil</text:p>
          </table:table-cell>
          <table:table-cell table:formula="of:=[$Gerenciamento.E121]" office:value-type="date" office:date-value="2018-05-26" calcext:value-type="date">
            <text:p>26-05-18</text:p>
          </table:table-cell>
          <table:table-cell table:formula="of:=[$Gerenciamento.F121]" office:value-type="float" office:value="390" calcext:value-type="float">
            <text:p>390</text:p>
          </table:table-cell>
          <table:table-cell table:formula="of:=[.C120]" office:value-type="date" office:date-value="2018-05-26" calcext:value-type="date">
            <text:p>05-18</text:p>
          </table:table-cell>
          <table:table-cell table:number-columns-repeated="1019"/>
        </table:table-row>
        <table:table-row table:style-name="ro3">
          <table:table-cell table:formula="of:=[$Gerenciamento.B122]" office:value-type="string" office:string-value="Manuelly" calcext:value-type="string">
            <text:p>Manuelly</text:p>
          </table:table-cell>
          <table:table-cell table:formula="of:=[$Gerenciamento.C122]" office:value-type="string" office:string-value="15 anos" calcext:value-type="string">
            <text:p>15 anos</text:p>
          </table:table-cell>
          <table:table-cell table:formula="of:=[$Gerenciamento.E122]" office:value-type="date" office:date-value="2018-05-28" calcext:value-type="date">
            <text:p>28-05-18</text:p>
          </table:table-cell>
          <table:table-cell table:formula="of:=[$Gerenciamento.F122]" office:value-type="float" office:value="300" calcext:value-type="float">
            <text:p>300</text:p>
          </table:table-cell>
          <table:table-cell table:formula="of:=[.C121]" office:value-type="date" office:date-value="2018-05-28" calcext:value-type="date">
            <text:p>05-18</text:p>
          </table:table-cell>
          <table:table-cell table:number-columns-repeated="1019"/>
        </table:table-row>
        <table:table-row table:style-name="ro3">
          <table:table-cell table:formula="of:=[$Gerenciamento.B123]" office:value-type="string" office:string-value="Aline" calcext:value-type="string">
            <text:p>Aline</text:p>
          </table:table-cell>
          <table:table-cell table:formula="of:=[$Gerenciamento.C123]" office:value-type="string" office:string-value="Casamento" calcext:value-type="string">
            <text:p>Casamento</text:p>
          </table:table-cell>
          <table:table-cell table:formula="of:=[$Gerenciamento.E123]" office:value-type="date" office:date-value="2018-06-02" calcext:value-type="date">
            <text:p>02-06-18</text:p>
          </table:table-cell>
          <table:table-cell table:formula="of:=[$Gerenciamento.F123]" office:value-type="float" office:value="3850" calcext:value-type="float">
            <text:p>3850</text:p>
          </table:table-cell>
          <table:table-cell table:formula="of:=[.C122]" office:value-type="date" office:date-value="2018-06-02" calcext:value-type="date">
            <text:p>06-18</text:p>
          </table:table-cell>
          <table:table-cell table:number-columns-repeated="1019"/>
        </table:table-row>
        <table:table-row table:style-name="ro3">
          <table:table-cell table:formula="of:=[$Gerenciamento.B124]" office:value-type="string" office:string-value="Helena" calcext:value-type="string">
            <text:p>Helena</text:p>
          </table:table-cell>
          <table:table-cell table:formula="of:=[$Gerenciamento.C124]" office:value-type="string" office:string-value="Newborn" calcext:value-type="string">
            <text:p>Newborn</text:p>
          </table:table-cell>
          <table:table-cell table:formula="of:=[$Gerenciamento.E124]" office:value-type="date" office:date-value="2018-06-14" calcext:value-type="date">
            <text:p>14-06-18</text:p>
          </table:table-cell>
          <table:table-cell table:formula="of:=[$Gerenciamento.F124]" office:value-type="float" office:value="400" calcext:value-type="float">
            <text:p>400</text:p>
          </table:table-cell>
          <table:table-cell table:formula="of:=[.C123]" office:value-type="date" office:date-value="2018-06-14" calcext:value-type="date">
            <text:p>06-18</text:p>
          </table:table-cell>
          <table:table-cell table:number-columns-repeated="1019"/>
        </table:table-row>
        <table:table-row table:style-name="ro3">
          <table:table-cell table:formula="of:=[$Gerenciamento.B125]" office:value-type="string" office:string-value="Sol" calcext:value-type="string">
            <text:p>Sol</text:p>
          </table:table-cell>
          <table:table-cell table:formula="of:=[$Gerenciamento.C125]" office:value-type="string" office:string-value="Acompanhamento" calcext:value-type="string">
            <text:p>Acompanhamento</text:p>
          </table:table-cell>
          <table:table-cell table:formula="of:=[$Gerenciamento.E125]" office:value-type="date" office:date-value="2018-06-16" calcext:value-type="date">
            <text:p>16-06-18</text:p>
          </table:table-cell>
          <table:table-cell table:formula="of:=[$Gerenciamento.F125]" office:value-type="float" office:value="400" calcext:value-type="float">
            <text:p>400</text:p>
          </table:table-cell>
          <table:table-cell table:formula="of:=[.C124]" office:value-type="date" office:date-value="2018-06-16" calcext:value-type="date">
            <text:p>06-18</text:p>
          </table:table-cell>
          <table:table-cell table:number-columns-repeated="1019"/>
        </table:table-row>
        <table:table-row table:style-name="ro3">
          <table:table-cell table:formula="of:=[$Gerenciamento.B126]" office:value-type="string" office:string-value="Lavinia" calcext:value-type="string">
            <text:p>Lavinia</text:p>
          </table:table-cell>
          <table:table-cell table:formula="of:=[$Gerenciamento.C126]" office:value-type="string" office:string-value="Newborn" calcext:value-type="string">
            <text:p>Newborn</text:p>
          </table:table-cell>
          <table:table-cell table:formula="of:=[$Gerenciamento.E126]" office:value-type="date" office:date-value="2018-06-25" calcext:value-type="date">
            <text:p>25-06-18</text:p>
          </table:table-cell>
          <table:table-cell table:formula="of:=[$Gerenciamento.F126]" office:value-type="float" office:value="565" calcext:value-type="float">
            <text:p>565</text:p>
          </table:table-cell>
          <table:table-cell table:formula="of:=[.C125]" office:value-type="date" office:date-value="2018-06-25" calcext:value-type="date">
            <text:p>06-18</text:p>
          </table:table-cell>
          <table:table-cell table:number-columns-repeated="1019"/>
        </table:table-row>
        <table:table-row table:style-name="ro3">
          <table:table-cell table:formula="of:=[$Gerenciamento.B127]" office:value-type="string" office:string-value="Gabriel" calcext:value-type="string">
            <text:p>Gabriel</text:p>
          </table:table-cell>
          <table:table-cell table:formula="of:=[$Gerenciamento.C127]" office:value-type="string" office:string-value="Newborn" calcext:value-type="string">
            <text:p>Newborn</text:p>
          </table:table-cell>
          <table:table-cell table:formula="of:=[$Gerenciamento.E127]" office:value-type="date" office:date-value="2018-06-28" calcext:value-type="date">
            <text:p>28-06-18</text:p>
          </table:table-cell>
          <table:table-cell table:formula="of:=[$Gerenciamento.F127]" office:value-type="float" office:value="390" calcext:value-type="float">
            <text:p>390</text:p>
          </table:table-cell>
          <table:table-cell table:formula="of:=[.C126]" office:value-type="date" office:date-value="2018-06-28" calcext:value-type="date">
            <text:p>06-18</text:p>
          </table:table-cell>
          <table:table-cell table:number-columns-repeated="1019"/>
        </table:table-row>
        <table:table-row table:style-name="ro3">
          <table:table-cell table:formula="of:=[$Gerenciamento.B128]" office:value-type="string" office:string-value="Joao Vicente" calcext:value-type="string">
            <text:p>Joao Vicente</text:p>
          </table:table-cell>
          <table:table-cell table:formula="of:=[$Gerenciamento.C128]" office:value-type="string" office:string-value="Acompanhamento" calcext:value-type="string">
            <text:p>Acompanhamento</text:p>
          </table:table-cell>
          <table:table-cell table:formula="of:=[$Gerenciamento.E128]" office:value-type="date" office:date-value="2018-06-28" calcext:value-type="date">
            <text:p>28-06-18</text:p>
          </table:table-cell>
          <table:table-cell table:formula="of:=[$Gerenciamento.F128]" office:value-type="float" office:value="350" calcext:value-type="float">
            <text:p>350</text:p>
          </table:table-cell>
          <table:table-cell table:formula="of:=[.C127]" office:value-type="date" office:date-value="2018-06-28" calcext:value-type="date">
            <text:p>06-18</text:p>
          </table:table-cell>
          <table:table-cell table:number-columns-repeated="1019"/>
        </table:table-row>
        <table:table-row table:style-name="ro3">
          <table:table-cell table:formula="of:=[$Gerenciamento.B129]" office:value-type="string" office:string-value="Nicole" calcext:value-type="string">
            <text:p>Nicole</text:p>
          </table:table-cell>
          <table:table-cell table:formula="of:=[$Gerenciamento.C129]" office:value-type="string" office:string-value="Niver Infantil" calcext:value-type="string">
            <text:p>Niver Infantil</text:p>
          </table:table-cell>
          <table:table-cell table:formula="of:=[$Gerenciamento.E129]" office:value-type="date" office:date-value="2018-06-30" calcext:value-type="date">
            <text:p>30-06-18</text:p>
          </table:table-cell>
          <table:table-cell table:formula="of:=[$Gerenciamento.F129]" office:value-type="float" office:value="1880" calcext:value-type="float">
            <text:p>1880</text:p>
          </table:table-cell>
          <table:table-cell table:formula="of:=[.C128]" office:value-type="date" office:date-value="2018-06-30" calcext:value-type="date">
            <text:p>06-18</text:p>
          </table:table-cell>
          <table:table-cell table:number-columns-repeated="1019"/>
        </table:table-row>
        <table:table-row table:style-name="ro3">
          <table:table-cell table:formula="of:=[$Gerenciamento.B130]" office:value-type="string" office:string-value="Ana Laura" calcext:value-type="string">
            <text:p>Ana Laura</text:p>
          </table:table-cell>
          <table:table-cell table:formula="of:=[$Gerenciamento.C130]" office:value-type="string" office:string-value="15 anos" calcext:value-type="string">
            <text:p>15 anos</text:p>
          </table:table-cell>
          <table:table-cell table:formula="of:=[$Gerenciamento.E130]" office:value-type="date" office:date-value="2018-07-07" calcext:value-type="date">
            <text:p>07-07-18</text:p>
          </table:table-cell>
          <table:table-cell table:formula="of:=[$Gerenciamento.F130]" office:value-type="float" office:value="1190" calcext:value-type="float">
            <text:p>1190</text:p>
          </table:table-cell>
          <table:table-cell table:formula="of:=[.C129]" office:value-type="date" office:date-value="2018-07-07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1]" office:value-type="string" office:string-value="Juliana" calcext:value-type="string">
            <text:p>Juliana</text:p>
          </table:table-cell>
          <table:table-cell table:formula="of:=[$Gerenciamento.C131]" office:value-type="string" office:string-value="Gestante" calcext:value-type="string">
            <text:p>Gestante</text:p>
          </table:table-cell>
          <table:table-cell table:formula="of:=[$Gerenciamento.E131]" office:value-type="date" office:date-value="2018-07-08" calcext:value-type="date">
            <text:p>08-07-18</text:p>
          </table:table-cell>
          <table:table-cell table:formula="of:=[$Gerenciamento.F131]" office:value-type="float" office:value="350" calcext:value-type="float">
            <text:p>350</text:p>
          </table:table-cell>
          <table:table-cell table:formula="of:=[.C130]" office:value-type="date" office:date-value="2018-07-08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2]" office:value-type="string" office:string-value="Ana Lucia e Cesaar" calcext:value-type="string">
            <text:p>Ana Lucia e Cesaar</text:p>
          </table:table-cell>
          <table:table-cell table:formula="of:=[$Gerenciamento.C132]" office:value-type="string" office:string-value="Casamento" calcext:value-type="string">
            <text:p>Casamento</text:p>
          </table:table-cell>
          <table:table-cell table:formula="of:=[$Gerenciamento.E132]" office:value-type="date" office:date-value="2018-07-14" calcext:value-type="date">
            <text:p>14-07-18</text:p>
          </table:table-cell>
          <table:table-cell table:formula="of:=[$Gerenciamento.F132]" office:value-type="float" office:value="1000" calcext:value-type="float">
            <text:p>1000</text:p>
          </table:table-cell>
          <table:table-cell table:formula="of:=[.C131]" office:value-type="date" office:date-value="2018-07-14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4]" office:value-type="string" office:string-value="Maristela" calcext:value-type="string">
            <text:p>Maristela</text:p>
          </table:table-cell>
          <table:table-cell table:formula="of:=[$Gerenciamento.C134]" office:value-type="string" office:string-value="Gestante" calcext:value-type="string">
            <text:p>Gestante</text:p>
          </table:table-cell>
          <table:table-cell table:formula="of:=[$Gerenciamento.E134]" office:value-type="date" office:date-value="2018-07-19" calcext:value-type="date">
            <text:p>19-07-18</text:p>
          </table:table-cell>
          <table:table-cell table:formula="of:=[$Gerenciamento.F134]" office:value-type="float" office:value="390" calcext:value-type="float">
            <text:p>390</text:p>
          </table:table-cell>
          <table:table-cell table:formula="of:=[.C132]" office:value-type="date" office:date-value="2018-07-19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5]" office:value-type="string" office:string-value="Rafaela Gualdi" calcext:value-type="string">
            <text:p>Rafaela Gualdi</text:p>
          </table:table-cell>
          <table:table-cell table:formula="of:=[$Gerenciamento.C135]" office:value-type="string" office:string-value="Gestante" calcext:value-type="string">
            <text:p>Gestante</text:p>
          </table:table-cell>
          <table:table-cell table:formula="of:=[$Gerenciamento.E135]" office:value-type="date" office:date-value="2018-07-20" calcext:value-type="date">
            <text:p>20-07-18</text:p>
          </table:table-cell>
          <table:table-cell table:formula="of:=[$Gerenciamento.F135]" office:value-type="float" office:value="390" calcext:value-type="float">
            <text:p>390</text:p>
          </table:table-cell>
          <table:table-cell table:formula="of:=[.C133]" office:value-type="date" office:date-value="2018-07-20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6]" office:value-type="string" office:string-value="Roberta" calcext:value-type="string">
            <text:p>Roberta</text:p>
          </table:table-cell>
          <table:table-cell table:formula="of:=[$Gerenciamento.C136]" office:value-type="string" office:string-value="Gestante" calcext:value-type="string">
            <text:p>Gestante</text:p>
          </table:table-cell>
          <table:table-cell table:formula="of:=[$Gerenciamento.E136]" office:value-type="date" office:date-value="2018-07-21" calcext:value-type="date">
            <text:p>21-07-18</text:p>
          </table:table-cell>
          <table:table-cell table:formula="of:=[$Gerenciamento.F136]" office:value-type="float" office:value="350" calcext:value-type="float">
            <text:p>350</text:p>
          </table:table-cell>
          <table:table-cell table:formula="of:=[.C134]" office:value-type="date" office:date-value="2018-07-21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7]" office:value-type="string" office:string-value="Luna - Holambra" calcext:value-type="string">
            <text:p>Luna - Holambra</text:p>
          </table:table-cell>
          <table:table-cell table:formula="of:=[$Gerenciamento.C137]" office:value-type="string" office:string-value="Gestante" calcext:value-type="string">
            <text:p>Gestante</text:p>
          </table:table-cell>
          <table:table-cell table:formula="of:=[$Gerenciamento.E137]" office:value-type="date" office:date-value="2018-07-22" calcext:value-type="date">
            <text:p>22-07-18</text:p>
          </table:table-cell>
          <table:table-cell table:formula="of:=[$Gerenciamento.F137]" office:value-type="float" office:value="500" calcext:value-type="float">
            <text:p>500</text:p>
          </table:table-cell>
          <table:table-cell table:formula="of:=[.C135]" office:value-type="date" office:date-value="2018-07-22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8]" office:value-type="string" office:string-value="Estella e Nelson" calcext:value-type="string">
            <text:p>Estella e Nelson</text:p>
          </table:table-cell>
          <table:table-cell table:formula="of:=[$Gerenciamento.C138]" office:value-type="string" office:string-value="Niver Adulto" calcext:value-type="string">
            <text:p>Niver Adulto</text:p>
          </table:table-cell>
          <table:table-cell table:formula="of:=[$Gerenciamento.E138]" office:value-type="date" office:date-value="2018-07-27" calcext:value-type="date">
            <text:p>27-07-18</text:p>
          </table:table-cell>
          <table:table-cell table:formula="of:=[$Gerenciamento.F138]" office:value-type="float" office:value="1400" calcext:value-type="float">
            <text:p>1400</text:p>
          </table:table-cell>
          <table:table-cell table:formula="of:=[.C136]" office:value-type="date" office:date-value="2018-07-27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39]" office:value-type="string" office:string-value="The Wish" calcext:value-type="string">
            <text:p>The Wish</text:p>
          </table:table-cell>
          <table:table-cell table:formula="of:=[$Gerenciamento.C139]" office:value-type="string" office:string-value="Publicidade" calcext:value-type="string">
            <text:p>Publicidade</text:p>
          </table:table-cell>
          <table:table-cell table:formula="of:=[$Gerenciamento.E139]" office:value-type="date" office:date-value="2018-07-31" calcext:value-type="date">
            <text:p>31-07-18</text:p>
          </table:table-cell>
          <table:table-cell table:formula="of:=[$Gerenciamento.F139]" office:value-type="float" office:value="300" calcext:value-type="float">
            <text:p>300</text:p>
          </table:table-cell>
          <table:table-cell table:formula="of:=[.C137]" office:value-type="date" office:date-value="2018-07-31" calcext:value-type="date">
            <text:p>07-18</text:p>
          </table:table-cell>
          <table:table-cell table:number-columns-repeated="1019"/>
        </table:table-row>
        <table:table-row table:style-name="ro3">
          <table:table-cell table:formula="of:=[$Gerenciamento.B140]" office:value-type="string" office:string-value="Luisa" calcext:value-type="string">
            <text:p>Luisa</text:p>
          </table:table-cell>
          <table:table-cell table:formula="of:=[$Gerenciamento.C140]" office:value-type="string" office:string-value="Acompanhamento" calcext:value-type="string">
            <text:p>Acompanhamento</text:p>
          </table:table-cell>
          <table:table-cell table:formula="of:=[$Gerenciamento.E140]" office:value-type="date" office:date-value="2018-08-03" calcext:value-type="date">
            <text:p>03-08-18</text:p>
          </table:table-cell>
          <table:table-cell table:formula="of:=[$Gerenciamento.F140]" office:value-type="float" office:value="2280" calcext:value-type="float">
            <text:p>2280</text:p>
          </table:table-cell>
          <table:table-cell table:formula="of:=[.C138]" office:value-type="date" office:date-value="2018-08-03" calcext:value-type="date">
            <text:p>08-18</text:p>
          </table:table-cell>
          <table:table-cell table:number-columns-repeated="1019"/>
        </table:table-row>
        <table:table-row table:style-name="ro3">
          <table:table-cell table:formula="of:=[$Gerenciamento.B141]" office:value-type="string" office:string-value="Dani Giansnte" calcext:value-type="string">
            <text:p>Dani Giansnte</text:p>
          </table:table-cell>
          <table:table-cell table:formula="of:=[$Gerenciamento.C141]" office:value-type="string" office:string-value="Gestante" calcext:value-type="string">
            <text:p>Gestante</text:p>
          </table:table-cell>
          <table:table-cell table:formula="of:=[$Gerenciamento.E141]" office:value-type="date" office:date-value="2018-08-11" calcext:value-type="date">
            <text:p>11-08-18</text:p>
          </table:table-cell>
          <table:table-cell table:formula="of:=[$Gerenciamento.F141]" office:value-type="float" office:value="450" calcext:value-type="float">
            <text:p>450</text:p>
          </table:table-cell>
          <table:table-cell table:formula="of:=[.C139]" office:value-type="date" office:date-value="2018-08-11" calcext:value-type="date">
            <text:p>08-18</text:p>
          </table:table-cell>
          <table:table-cell table:number-columns-repeated="1019"/>
        </table:table-row>
        <table:table-row table:style-name="ro3">
          <table:table-cell table:formula="of:=[$Gerenciamento.B142]" office:value-type="string" office:string-value="Pietra" calcext:value-type="string">
            <text:p>Pietra</text:p>
          </table:table-cell>
          <table:table-cell table:formula="of:=[$Gerenciamento.C142]" office:value-type="string" office:string-value="Niver Infantil" calcext:value-type="string">
            <text:p>Niver Infantil</text:p>
          </table:table-cell>
          <table:table-cell table:formula="of:=[$Gerenciamento.E142]" office:value-type="date" office:date-value="2018-08-18" calcext:value-type="date">
            <text:p>18-08-18</text:p>
          </table:table-cell>
          <table:table-cell table:formula="of:=[$Gerenciamento.F142]" office:value-type="float" office:value="650" calcext:value-type="float">
            <text:p>650</text:p>
          </table:table-cell>
          <table:table-cell table:formula="of:=[.C140]" office:value-type="date" office:date-value="2018-08-18" calcext:value-type="date">
            <text:p>08-18</text:p>
          </table:table-cell>
          <table:table-cell table:number-columns-repeated="1019"/>
        </table:table-row>
        <table:table-row table:style-name="ro3">
          <table:table-cell table:formula="of:=[$Gerenciamento.B144]" office:value-type="string" office:string-value="Helena (Milena)" calcext:value-type="string">
            <text:p>Helena (Milena)</text:p>
          </table:table-cell>
          <table:table-cell table:formula="of:=[$Gerenciamento.C144]" office:value-type="string" office:string-value="Batizado" calcext:value-type="string">
            <text:p>Batizado</text:p>
          </table:table-cell>
          <table:table-cell table:formula="of:=[$Gerenciamento.E144]" office:value-type="date" office:date-value="2018-08-19" calcext:value-type="date">
            <text:p>19-08-18</text:p>
          </table:table-cell>
          <table:table-cell table:formula="of:=[$Gerenciamento.F144]" office:value-type="float" office:value="390" calcext:value-type="float">
            <text:p>390</text:p>
          </table:table-cell>
          <table:table-cell table:formula="of:=[.C141]" office:value-type="date" office:date-value="2018-08-19" calcext:value-type="date">
            <text:p>08-18</text:p>
          </table:table-cell>
          <table:table-cell table:number-columns-repeated="1019"/>
        </table:table-row>
        <table:table-row table:style-name="ro3">
          <table:table-cell table:formula="of:=[$Gerenciamento.B145]" office:value-type="string" office:string-value="Lucas" calcext:value-type="string">
            <text:p>Lucas</text:p>
          </table:table-cell>
          <table:table-cell table:formula="of:=[$Gerenciamento.C145]" office:value-type="string" office:string-value="Acompanhamento" calcext:value-type="string">
            <text:p>Acompanhamento</text:p>
          </table:table-cell>
          <table:table-cell table:formula="of:=[$Gerenciamento.E145]" office:value-type="date" office:date-value="2018-08-20" calcext:value-type="date">
            <text:p>20-08-18</text:p>
          </table:table-cell>
          <table:table-cell table:formula="of:=[$Gerenciamento.F145]" office:value-type="float" office:value="1320" calcext:value-type="float">
            <text:p>1320</text:p>
          </table:table-cell>
          <table:table-cell table:formula="of:=[.C142]" office:value-type="date" office:date-value="2018-08-20" calcext:value-type="date">
            <text:p>08-18</text:p>
          </table:table-cell>
          <table:table-cell table:number-columns-repeated="1019"/>
        </table:table-row>
        <table:table-row table:style-name="ro3">
          <table:table-cell table:formula="of:=[$Gerenciamento.B146]" office:value-type="string" office:string-value="Renata e Cassio" calcext:value-type="string">
            <text:p>Renata e Cassio</text:p>
          </table:table-cell>
          <table:table-cell table:formula="of:=[$Gerenciamento.C146]" office:value-type="string" office:string-value="Casamento" calcext:value-type="string">
            <text:p>Casamento</text:p>
          </table:table-cell>
          <table:table-cell table:formula="of:=[$Gerenciamento.E146]" office:value-type="date" office:date-value="2018-08-25" calcext:value-type="date">
            <text:p>25-08-18</text:p>
          </table:table-cell>
          <table:table-cell table:formula="of:=[$Gerenciamento.F146]" office:value-type="float" office:value="400" calcext:value-type="float">
            <text:p>400</text:p>
          </table:table-cell>
          <table:table-cell table:formula="of:=[.C143]" office:value-type="date" office:date-value="2018-08-25" calcext:value-type="date">
            <text:p>08-18</text:p>
          </table:table-cell>
          <table:table-cell table:number-columns-repeated="1019"/>
        </table:table-row>
        <table:table-row table:style-name="ro3">
          <table:table-cell table:formula="of:=[$Gerenciamento.B147]" office:value-type="string" office:string-value="Raquel Giansanti - expo" calcext:value-type="string">
            <text:p>Raquel Giansanti - expo</text:p>
          </table:table-cell>
          <table:table-cell table:formula="of:=[$Gerenciamento.C147]" office:value-type="string" office:string-value="Publicidade" calcext:value-type="string">
            <text:p>Publicidade</text:p>
          </table:table-cell>
          <table:table-cell table:formula="of:=[$Gerenciamento.E147]" office:value-type="date" office:date-value="2018-09-01" calcext:value-type="date">
            <text:p>01-09-18</text:p>
          </table:table-cell>
          <table:table-cell table:formula="of:=[$Gerenciamento.F147]" office:value-type="float" office:value="250" calcext:value-type="float">
            <text:p>250</text:p>
          </table:table-cell>
          <table:table-cell table:formula="of:=[.C144]" office:value-type="date" office:date-value="2018-09-01" calcext:value-type="date">
            <text:p>09-18</text:p>
          </table:table-cell>
          <table:table-cell table:number-columns-repeated="1019"/>
        </table:table-row>
        <table:table-row table:style-name="ro3">
          <table:table-cell table:formula="of:=[$Gerenciamento.B148]" office:value-type="string" office:string-value="Renata e Cassio" calcext:value-type="string">
            <text:p>Renata e Cassio</text:p>
          </table:table-cell>
          <table:table-cell table:formula="of:=[$Gerenciamento.C148]" office:value-type="string" office:string-value="Casamento" calcext:value-type="string">
            <text:p>Casamento</text:p>
          </table:table-cell>
          <table:table-cell table:formula="of:=[$Gerenciamento.E148]" office:value-type="date" office:date-value="2018-09-01" calcext:value-type="date">
            <text:p>01-09-18</text:p>
          </table:table-cell>
          <table:table-cell table:formula="of:=[$Gerenciamento.F148]" office:value-type="float" office:value="2800" calcext:value-type="float">
            <text:p>2800</text:p>
          </table:table-cell>
          <table:table-cell table:formula="of:=[.C145]" office:value-type="date" office:date-value="2018-09-01" calcext:value-type="date">
            <text:p>09-18</text:p>
          </table:table-cell>
          <table:table-cell table:number-columns-repeated="1019"/>
        </table:table-row>
        <table:table-row table:style-name="ro3">
          <table:table-cell table:formula="of:=[$Gerenciamento.B149]" office:value-type="string" office:string-value="Jonatan - Smart" calcext:value-type="string">
            <text:p>Jonatan - Smart</text:p>
          </table:table-cell>
          <table:table-cell table:formula="of:=[$Gerenciamento.C149]" office:value-type="string" office:string-value="Casamento" calcext:value-type="string">
            <text:p>Casamento</text:p>
          </table:table-cell>
          <table:table-cell table:formula="of:=[$Gerenciamento.E149]" office:value-type="date" office:date-value="2018-09-18" calcext:value-type="date">
            <text:p>18-09-18</text:p>
          </table:table-cell>
          <table:table-cell table:formula="of:=[$Gerenciamento.F149]" office:value-type="float" office:value="500" calcext:value-type="float">
            <text:p>500</text:p>
          </table:table-cell>
          <table:table-cell table:formula="of:=[.C146]" office:value-type="date" office:date-value="2018-09-18" calcext:value-type="date">
            <text:p>09-18</text:p>
          </table:table-cell>
          <table:table-cell table:number-columns-repeated="1019"/>
        </table:table-row>
        <table:table-row table:style-name="ro3">
          <table:table-cell table:formula="of:=[$Gerenciamento.B150]" office:value-type="string" office:string-value="Priscila e Ronaldo" calcext:value-type="string">
            <text:p>Priscila e Ronaldo</text:p>
          </table:table-cell>
          <table:table-cell table:formula="of:=[$Gerenciamento.C150]" office:value-type="string" office:string-value="Casamento" calcext:value-type="string">
            <text:p>Casamento</text:p>
          </table:table-cell>
          <table:table-cell table:formula="of:=[$Gerenciamento.E150]" office:value-type="date" office:date-value="2018-09-22" calcext:value-type="date">
            <text:p>22-09-18</text:p>
          </table:table-cell>
          <table:table-cell table:formula="of:=[$Gerenciamento.F150]" office:value-type="float" office:value="4000" calcext:value-type="float">
            <text:p>4000</text:p>
          </table:table-cell>
          <table:table-cell table:formula="of:=[.C147]" office:value-type="date" office:date-value="2018-09-22" calcext:value-type="date">
            <text:p>09-18</text:p>
          </table:table-cell>
          <table:table-cell table:number-columns-repeated="1019"/>
        </table:table-row>
        <table:table-row table:style-name="ro3">
          <table:table-cell table:formula="of:=[$Gerenciamento.B153]" office:value-type="string" office:string-value="Paloma e Maike" calcext:value-type="string">
            <text:p>Paloma e Maike</text:p>
          </table:table-cell>
          <table:table-cell table:formula="of:=[$Gerenciamento.C153]" office:value-type="string" office:string-value="Casamento" calcext:value-type="string">
            <text:p>Casamento</text:p>
          </table:table-cell>
          <table:table-cell table:formula="of:=[$Gerenciamento.E153]" office:value-type="date" office:date-value="2018-09-29" calcext:value-type="date">
            <text:p>29-09-18</text:p>
          </table:table-cell>
          <table:table-cell table:style-name="ce155" table:formula="of:=[$Gerenciamento.F153]" office:value-type="float" office:value="3000" calcext:value-type="float">
            <text:p>3 000</text:p>
          </table:table-cell>
          <table:table-cell table:formula="of:=[.C148]" office:value-type="date" office:date-value="2018-09-29" calcext:value-type="date">
            <text:p>09-18</text:p>
          </table:table-cell>
          <table:table-cell table:number-columns-repeated="1019"/>
        </table:table-row>
        <table:table-row table:style-name="ro3">
          <table:table-cell table:formula="of:=[$Gerenciamento.B156]" office:value-type="string" office:string-value="Inauguracao Loja Ju" calcext:value-type="string">
            <text:p>Inauguracao Loja Ju</text:p>
          </table:table-cell>
          <table:table-cell table:formula="of:=[$Gerenciamento.C156]" office:value-type="string" office:string-value="Publicidade" calcext:value-type="string">
            <text:p>Publicidade</text:p>
          </table:table-cell>
          <table:table-cell table:formula="of:=[$Gerenciamento.E156]" office:value-type="date" office:date-value="2018-10-05" calcext:value-type="date">
            <text:p>05-10-18</text:p>
          </table:table-cell>
          <table:table-cell table:style-name="ce155" table:formula="of:=[$Gerenciamento.F156]" office:value-type="float" office:value="450" calcext:value-type="float">
            <text:p>450</text:p>
          </table:table-cell>
          <table:table-cell table:formula="of:=[.C149]" office:value-type="date" office:date-value="2018-10-05" calcext:value-type="date">
            <text:p>10-18</text:p>
          </table:table-cell>
          <table:table-cell table:number-columns-repeated="1019"/>
        </table:table-row>
        <table:table-row table:style-name="ro3">
          <table:table-cell table:formula="of:=[$Gerenciamento.B158]" office:value-type="string" office:string-value="Batizado Giovana" calcext:value-type="string">
            <text:p>Batizado Giovana</text:p>
          </table:table-cell>
          <table:table-cell table:formula="of:=[$Gerenciamento.C158]" office:value-type="string" office:string-value="Batizado" calcext:value-type="string">
            <text:p>Batizado</text:p>
          </table:table-cell>
          <table:table-cell table:formula="of:=[$Gerenciamento.E158]" office:value-type="date" office:date-value="2018-10-07" calcext:value-type="date">
            <text:p>07-10-18</text:p>
          </table:table-cell>
          <table:table-cell table:formula="of:=[$Gerenciamento.F158]" office:value-type="float" office:value="300" calcext:value-type="float">
            <text:p>300</text:p>
          </table:table-cell>
          <table:table-cell table:formula="of:=[.C150]" office:value-type="date" office:date-value="2018-10-07" calcext:value-type="date">
            <text:p>10-18</text:p>
          </table:table-cell>
          <table:table-cell table:number-columns-repeated="1019"/>
        </table:table-row>
        <table:table-row table:style-name="ro3">
          <table:table-cell table:formula="of:=[$Gerenciamento.B159]" office:value-type="string" office:string-value="Gael" calcext:value-type="string">
            <text:p>Gael</text:p>
          </table:table-cell>
          <table:table-cell table:formula="of:=[$Gerenciamento.C159]" office:value-type="string" office:string-value="Niver Infantil" calcext:value-type="string">
            <text:p>Niver Infantil</text:p>
          </table:table-cell>
          <table:table-cell table:formula="of:=[$Gerenciamento.E159]" office:value-type="date" office:date-value="2018-10-07" calcext:value-type="date">
            <text:p>07-10-18</text:p>
          </table:table-cell>
          <table:table-cell table:formula="of:=[$Gerenciamento.F159]" office:value-type="float" office:value="1290" calcext:value-type="float">
            <text:p>1290</text:p>
          </table:table-cell>
          <table:table-cell table:formula="of:=[.C151]" office:value-type="date" office:date-value="2018-10-07" calcext:value-type="date">
            <text:p>10-18</text:p>
          </table:table-cell>
          <table:table-cell table:number-columns-repeated="1019"/>
        </table:table-row>
        <table:table-row table:style-name="ro3">
          <table:table-cell table:formula="of:=[$Gerenciamento.B161]" office:value-type="string" office:string-value="Freela - Juninho Miguel" calcext:value-type="string">
            <text:p>Freela - Juninho Miguel</text:p>
          </table:table-cell>
          <table:table-cell table:formula="of:=[$Gerenciamento.C161]" office:value-type="string" office:string-value="Freela" calcext:value-type="string">
            <text:p>Freela</text:p>
          </table:table-cell>
          <table:table-cell table:formula="of:=[$Gerenciamento.E161]" office:value-type="date" office:date-value="2018-10-20" calcext:value-type="date">
            <text:p>20-10-18</text:p>
          </table:table-cell>
          <table:table-cell table:formula="of:=[$Gerenciamento.F161]" office:value-type="float" office:value="350" calcext:value-type="float">
            <text:p>350</text:p>
          </table:table-cell>
          <table:table-cell table:formula="of:=[.C152]" office:value-type="date" office:date-value="2018-10-20" calcext:value-type="date">
            <text:p>10-18</text:p>
          </table:table-cell>
          <table:table-cell table:number-columns-repeated="1019"/>
        </table:table-row>
        <table:table-row table:style-name="ro3">
          <table:table-cell table:formula="of:=[$Gerenciamento.B162]" office:value-type="string" office:string-value="Barbara e Artur" calcext:value-type="string">
            <text:p>Barbara e Artur</text:p>
          </table:table-cell>
          <table:table-cell table:formula="of:=[$Gerenciamento.C162]" office:value-type="string" office:string-value="Casamento" calcext:value-type="string">
            <text:p>Casamento</text:p>
          </table:table-cell>
          <table:table-cell table:formula="of:=[$Gerenciamento.E162]" office:value-type="date" office:date-value="2018-10-27" calcext:value-type="date">
            <text:p>27-10-18</text:p>
          </table:table-cell>
          <table:table-cell table:formula="of:=[$Gerenciamento.F162]" office:value-type="float" office:value="2700" calcext:value-type="float">
            <text:p>2700</text:p>
          </table:table-cell>
          <table:table-cell table:formula="of:=[.C153]" office:value-type="date" office:date-value="2018-10-27" calcext:value-type="date">
            <text:p>10-18</text:p>
          </table:table-cell>
          <table:table-cell table:number-columns-repeated="1019"/>
        </table:table-row>
        <table:table-row table:style-name="ro3">
          <table:table-cell table:formula="of:=[$Gerenciamento.B163]" office:value-type="string" office:string-value="Maria Clara" calcext:value-type="string">
            <text:p>Maria Clara</text:p>
          </table:table-cell>
          <table:table-cell table:formula="of:=[$Gerenciamento.C163]" office:value-type="string" office:string-value="Niver Infantil" calcext:value-type="string">
            <text:p>Niver Infantil</text:p>
          </table:table-cell>
          <table:table-cell table:formula="of:=[$Gerenciamento.E163]" office:value-type="date" office:date-value="2018-11-24" calcext:value-type="date">
            <text:p>24-11-18</text:p>
          </table:table-cell>
          <table:table-cell table:formula="of:=[$Gerenciamento.F163]" office:value-type="float" office:value="650" calcext:value-type="float">
            <text:p>650</text:p>
          </table:table-cell>
          <table:table-cell table:formula="of:=[.C154]" office:value-type="date" office:date-value="2018-11-24" calcext:value-type="date">
            <text:p>11-18</text:p>
          </table:table-cell>
          <table:table-cell table:number-columns-repeated="1019"/>
        </table:table-row>
        <table:table-row table:style-name="ro3">
          <table:table-cell table:formula="of:=[$Gerenciamento.B164]" office:value-type="string" office:string-value="Dedé" calcext:value-type="string">
            <text:p>Dedé</text:p>
          </table:table-cell>
          <table:table-cell table:formula="of:=[$Gerenciamento.C164]" office:value-type="string" office:string-value="Niver Infantil" calcext:value-type="string">
            <text:p>Niver Infantil</text:p>
          </table:table-cell>
          <table:table-cell table:formula="of:=[$Gerenciamento.E164]" office:value-type="date" office:date-value="2018-11-24" calcext:value-type="date">
            <text:p>24-11-18</text:p>
          </table:table-cell>
          <table:table-cell table:formula="of:=[$Gerenciamento.F164]" office:value-type="float" office:value="650" calcext:value-type="float">
            <text:p>650</text:p>
          </table:table-cell>
          <table:table-cell table:formula="of:=[.C155]" office:value-type="date" office:date-value="2018-11-24" calcext:value-type="date">
            <text:p>11-18</text:p>
          </table:table-cell>
          <table:table-cell table:number-columns-repeated="1019"/>
        </table:table-row>
        <table:table-row table:style-name="ro3">
          <table:table-cell table:formula="of:=[$Gerenciamento.B165]" office:value-type="string" office:string-value="Ana Aline e Michel" calcext:value-type="string">
            <text:p>Ana Aline e Michel</text:p>
          </table:table-cell>
          <table:table-cell table:formula="of:=[$Gerenciamento.C165]" office:value-type="string" office:string-value="Casamento" calcext:value-type="string">
            <text:p>Casamento</text:p>
          </table:table-cell>
          <table:table-cell table:formula="of:=[$Gerenciamento.E165]" office:value-type="date" office:date-value="2018-12-01" calcext:value-type="date">
            <text:p>01-12-18</text:p>
          </table:table-cell>
          <table:table-cell table:style-name="ce155" table:formula="of:=[$Gerenciamento.F165]" office:value-type="float" office:value="3300" calcext:value-type="float">
            <text:p>3 300</text:p>
          </table:table-cell>
          <table:table-cell table:formula="of:=[.C156]" office:value-type="date" office:date-value="2018-12-01" calcext:value-type="date">
            <text:p>12-18</text:p>
          </table:table-cell>
          <table:table-cell table:number-columns-repeated="1019"/>
        </table:table-row>
        <table:table-row table:style-name="ro3">
          <table:table-cell table:formula="of:=[$Gerenciamento.B166]" office:value-type="string" office:string-value="Daiane e Lenon" calcext:value-type="string">
            <text:p>Daiane e Lenon</text:p>
          </table:table-cell>
          <table:table-cell table:formula="of:=[$Gerenciamento.C166]" office:value-type="string" office:string-value="Casamento" calcext:value-type="string">
            <text:p>Casamento</text:p>
          </table:table-cell>
          <table:table-cell table:formula="of:=[$Gerenciamento.E166]" office:value-type="date" office:date-value="2018-12-15" calcext:value-type="date">
            <text:p>15-12-18</text:p>
          </table:table-cell>
          <table:table-cell table:style-name="ce155" table:formula="of:=[$Gerenciamento.F166]" office:value-type="float" office:value="4200" calcext:value-type="float">
            <text:p>4 200</text:p>
          </table:table-cell>
          <table:table-cell table:formula="of:=[.C157]" office:value-type="date" office:date-value="2018-12-15" calcext:value-type="date">
            <text:p>12-18</text:p>
          </table:table-cell>
          <table:table-cell table:number-columns-repeated="1019"/>
        </table:table-row>
        <table:table-row table:style-name="ro3">
          <table:table-cell table:formula="of:=[$Gerenciamento.B167]" office:value-type="string" office:string-value="Maisa e Erick" calcext:value-type="string">
            <text:p>Maisa e Erick</text:p>
          </table:table-cell>
          <table:table-cell table:formula="of:=[$Gerenciamento.C167]" office:value-type="string" office:string-value="Casamento" calcext:value-type="string">
            <text:p>Casamento</text:p>
          </table:table-cell>
          <table:table-cell table:formula="of:=[$Gerenciamento.E167]" office:value-type="date" office:date-value="2019-01-05" calcext:value-type="date">
            <text:p>05-01-19</text:p>
          </table:table-cell>
          <table:table-cell table:style-name="ce155" table:formula="of:=[$Gerenciamento.F167]" office:value-type="float" office:value="3700" calcext:value-type="float">
            <text:p>3 700</text:p>
          </table:table-cell>
          <table:table-cell table:formula="of:=[.C158]" office:value-type="date" office:date-value="2019-01-05" calcext:value-type="date">
            <text:p>01-19</text:p>
          </table:table-cell>
          <table:table-cell table:number-columns-repeated="1019"/>
        </table:table-row>
        <table:table-row table:style-name="ro3">
          <table:table-cell table:formula="of:=[$Gerenciamento.B168]" office:value-type="string" office:string-value="Roberta e Fernando" calcext:value-type="string">
            <text:p>Roberta e Fernando</text:p>
          </table:table-cell>
          <table:table-cell table:formula="of:=[$Gerenciamento.C168]" office:value-type="string" office:string-value="Casamento" calcext:value-type="string">
            <text:p>Casamento</text:p>
          </table:table-cell>
          <table:table-cell table:formula="of:=[$Gerenciamento.E168]" office:value-type="date" office:date-value="2019-02-16" calcext:value-type="date">
            <text:p>16-02-19</text:p>
          </table:table-cell>
          <table:table-cell table:style-name="ce155" table:formula="of:=[$Gerenciamento.F168]" office:value-type="float" office:value="4400" calcext:value-type="float">
            <text:p>4 400</text:p>
          </table:table-cell>
          <table:table-cell table:formula="of:=[.C159]" office:value-type="date" office:date-value="2019-02-16" calcext:value-type="date">
            <text:p>02-19</text:p>
          </table:table-cell>
          <table:table-cell table:number-columns-repeated="1019"/>
        </table:table-row>
        <table:table-row table:style-name="ro3">
          <table:table-cell table:formula="of:=[$Gerenciamento.B169]" office:value-type="string" office:string-value="Alice e Bernardo" calcext:value-type="string">
            <text:p>Alice e Bernardo</text:p>
          </table:table-cell>
          <table:table-cell table:formula="of:=[$Gerenciamento.C169]" office:value-type="string" office:string-value="Niver Infantil" calcext:value-type="string">
            <text:p>Niver Infantil</text:p>
          </table:table-cell>
          <table:table-cell table:formula="of:=[$Gerenciamento.E169]" office:value-type="date" office:date-value="2019-02-23" calcext:value-type="date">
            <text:p>23-02-19</text:p>
          </table:table-cell>
          <table:table-cell table:style-name="ce155" table:formula="of:=[$Gerenciamento.F169]" office:value-type="float" office:value="700" calcext:value-type="float">
            <text:p>700</text:p>
          </table:table-cell>
          <table:table-cell table:formula="of:=[.C160]" office:value-type="date" office:date-value="2019-02-23" calcext:value-type="date">
            <text:p>02-19</text:p>
          </table:table-cell>
          <table:table-cell table:number-columns-repeated="1019"/>
        </table:table-row>
        <table:table-row table:style-name="ro3">
          <table:table-cell table:formula="of:=[$Gerenciamento.B170]" office:value-type="string" office:string-value="Tais" calcext:value-type="string">
            <text:p>Tais</text:p>
          </table:table-cell>
          <table:table-cell table:formula="of:=[$Gerenciamento.C170]" office:value-type="string" office:string-value="Casamento" calcext:value-type="string">
            <text:p>Casamento</text:p>
          </table:table-cell>
          <table:table-cell table:formula="of:=[$Gerenciamento.E170]" office:value-type="date" office:date-value="2019-03-23" calcext:value-type="date">
            <text:p>23-03-19</text:p>
          </table:table-cell>
          <table:table-cell table:style-name="ce155" table:formula="of:=[$Gerenciamento.F170]" office:value-type="float" office:value="-1" calcext:value-type="float">
            <text:p>-1</text:p>
          </table:table-cell>
          <table:table-cell table:formula="of:=[.C161]" office:value-type="date" office:date-value="2019-03-23" calcext:value-type="date">
            <text:p>03-19</text:p>
          </table:table-cell>
          <table:table-cell table:number-columns-repeated="1019"/>
        </table:table-row>
        <table:table-row table:style-name="ro3">
          <table:table-cell table:formula="of:=[$Gerenciamento.B172]" office:value-type="string" office:string-value="Raphael e Bianca" calcext:value-type="string">
            <text:p>Raphael e Bianca</text:p>
          </table:table-cell>
          <table:table-cell table:formula="of:=[$Gerenciamento.C172]" office:value-type="string" office:string-value="Casamento" calcext:value-type="string">
            <text:p>Casamento</text:p>
          </table:table-cell>
          <table:table-cell table:formula="of:=[$Gerenciamento.E172]" office:value-type="date" office:date-value="2019-04-27" calcext:value-type="date">
            <text:p>27-04-19</text:p>
          </table:table-cell>
          <table:table-cell table:style-name="ce155" table:formula="of:=[$Gerenciamento.F172]" office:value-type="float" office:value="4000" calcext:value-type="float">
            <text:p>4 000</text:p>
          </table:table-cell>
          <table:table-cell table:formula="of:=[.C162]" office:value-type="date" office:date-value="2019-04-27" calcext:value-type="date">
            <text:p>04-19</text:p>
          </table:table-cell>
          <table:table-cell table:number-columns-repeated="1019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Gerenciamento.B1:Gerenciamento.H89" table:display-filter-buttons="true" table:orientation="column"/>
      </table:database-ranges>
      <table:data-pilot-tables>
        <table:data-pilot-table table:name="PivotTable5" table:application-data="" table:target-range-address="'Tipo vs Mes'.A2:'Tipo vs Mes'.E21" table:buttons="'Tipo vs Mes'.A2 'Tipo vs Mes'.A5 'Tipo vs Mes'.B4" table:show-filter-button="false">
          <table:source-cell-range table:cell-range-address="'Tipo vc Mes (BD)'.A1:'Tipo vc Mes (BD)'.E162"/>
          <table:data-pilot-field table:source-field-name="Even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a" table:orientation="hidden" table:used-hierarchy="-1" table:function="auto">
            <table:data-pilot-level calcext:repeat-item-labels="false"/>
          </table:data-pilot-field>
          <table:data-pilot-field table:source-field-name="Tipo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ompanhamento" table:display="true" table:show-details="true"/>
                <table:data-pilot-member table:name="Ballet" table:display="true" table:show-details="true"/>
                <table:data-pilot-member table:name="Batizado" table:display="true" table:show-details="true"/>
                <table:data-pilot-member table:name="Casamento" table:display="true" table:show-details="true"/>
                <table:data-pilot-member table:name="Ensaio" table:display="true" table:show-details="true"/>
                <table:data-pilot-member table:name="Ensaio Infantil" table:display="true" table:show-details="true"/>
                <table:data-pilot-member table:name="Formatura" table:display="true" table:show-details="true"/>
                <table:data-pilot-member table:name="Freela" table:display="true" table:show-details="true"/>
                <table:data-pilot-member table:name="Gestante" table:display="true" table:show-details="true"/>
                <table:data-pilot-member table:name="Newborn" table:display="true" table:show-details="true"/>
                <table:data-pilot-member table:name="Parto" table:display="true" table:show-details="true"/>
                <table:data-pilot-member table:name="Publicidade" table:display="true" table:show-details="true"/>
                <table:data-pilot-member table:name="15 anos" table:display="true" table:show-details="true"/>
                <table:data-pilot-member table:name="Niver infanti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false" calcext:repeat-item-labels="false"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Mes Ano" table:orientation="page" table:used-hierarchy="-1" table:function="auto" loext:ignore-selected-page="true" table:selected-page="09-18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7-16" table:display="false" table:show-details="true"/>
                <table:data-pilot-member table:name="09-16" table:display="false" table:show-details="true"/>
                <table:data-pilot-member table:name="10-16" table:display="false" table:show-details="true"/>
                <table:data-pilot-member table:name="11-16" table:display="false" table:show-details="true"/>
                <table:data-pilot-member table:name="12-16" table:display="false" table:show-details="true"/>
                <table:data-pilot-member table:name="01-17" table:display="false" table:show-details="true"/>
                <table:data-pilot-member table:name="02-17" table:display="false" table:show-details="true"/>
                <table:data-pilot-member table:name="03-17" table:display="false" table:show-details="true"/>
                <table:data-pilot-member table:name="04-17" table:display="false" table:show-details="true"/>
                <table:data-pilot-member table:name="05-17" table:display="false" table:show-details="true"/>
                <table:data-pilot-member table:name="06-17" table:display="false" table:show-details="true"/>
                <table:data-pilot-member table:name="07-17" table:display="false" table:show-details="true"/>
                <table:data-pilot-member table:name="08-17" table:display="false" table:show-details="true"/>
                <table:data-pilot-member table:name="09-17" table:display="false" table:show-details="true"/>
                <table:data-pilot-member table:name="10-17" table:display="false" table:show-details="true"/>
                <table:data-pilot-member table:name="11-17" table:display="false" table:show-details="true"/>
                <table:data-pilot-member table:name="12-17" table:display="false" table:show-details="true"/>
                <table:data-pilot-member table:name="01-18" table:display="false" table:show-details="true"/>
                <table:data-pilot-member table:name="02-18" table:display="false" table:show-details="true"/>
                <table:data-pilot-member table:name="03-18" table:display="false" table:show-details="true"/>
                <table:data-pilot-member table:name="04-18" table:display="false" table:show-details="true"/>
                <table:data-pilot-member table:name="05-18" table:display="false" table:show-details="true"/>
                <table:data-pilot-member table:name="06-18" table:display="false" table:show-details="true"/>
                <table:data-pilot-member table:name="07-18" table:display="false" table:show-details="true"/>
                <table:data-pilot-member table:name="08-18" table:display="false" table:show-details="true"/>
                <table:data-pilot-member table:name="09-18" table:display="true" table:show-details="true"/>
                <table:data-pilot-member table:name="10-18" table:display="false" table:show-details="true"/>
                <table:data-pilot-member table:name="11-18" table:display="false" table:show-details="true"/>
                <table:data-pilot-member table:name="12-18" table:display="false" table:show-details="true"/>
                <table:data-pilot-member table:name="01-19" table:display="false" table:show-details="true"/>
                <table:data-pilot-member table:name="02-19" table:display="false" table:show-details="true"/>
                <table:data-pilot-member table:name="03-19" table:display="false" table:show-details="true"/>
                <table:data-pilot-member table:name="04-19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day number:style="long"/>
      <number:text>-</number:text>
      <number:month number:style="long"/>
    </number:date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mpo_20_da_20_tabela_20_dinâmica" style:display-name="Campo da tabela dinâmica" style:family="table-cell" style:parent-style-name="Default"/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-00-0000</text:date>, <text:time style:data-style-name="N2" text:time-value="13:21:46.2674993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Balanço_20_Anual" style:display-name="PageStyle_Balanço An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o_20_vs_20_Mes" style:display-name="PageStyle_Tipo vs 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o_20_vc_20_Mes_20__28_BD_29_" style:display-name="PageStyle_Tipo vc Mes (BD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renciamento" style:display-name="PageStyle_Gerenciamen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ína Nogueira</meta:initial-creator>
    <meta:creation-date>2018-09-08T14:26:54</meta:creation-date>
    <dc:date>2018-11-17T20:17:42.123507938</dc:date>
    <meta:generator>LibreOffice/6.0.3.2$Linux_X86_64 LibreOffice_project/00m0$Build-2</meta:generator>
    <meta:editing-duration>PT17H56M25S</meta:editing-duration>
    <meta:editing-cycles>5</meta:editing-cycles>
    <meta:document-statistic meta:table-count="4" meta:cell-count="7609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7pt" style:font-size-asian="7pt" style:font-size-complex="7pt"/>
    </style:style>
    <style:style style:name="ch3" style:family="chart">
      <style:chart-properties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7pt" style:font-size-asian="7pt" style:font-size-complex="7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7pt" style:font-size-asian="7pt" style:font-size-complex="7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7pt" style:font-size-asian="7pt" style:font-size-complex="7pt"/>
    </style:style>
    <style:style style:name="ch8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c0504d" fo:wrap-option="wrap"/>
      <style:text-properties fo:color="#000000" style:text-position="0% 100%" fo:font-family="Calibri" fo:font-size="7pt" style:font-size-asian="7pt" style:font-size-complex="7pt"/>
    </style:style>
    <style:style style:name="ch9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bbb59" fo:wrap-option="wrap"/>
      <style:text-properties fo:color="#000000" style:text-position="0% 100%" fo:font-family="Calibri" fo:font-size="7pt" style:font-size-asian="7pt" style:font-size-complex="7pt"/>
    </style:style>
    <style:style style:name="ch10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064a2" fo:wrap-option="wrap"/>
      <style:text-properties fo:color="#000000" style:text-position="0% 100%" fo:font-family="Calibri" fo:font-size="7pt" style:font-size-asian="7pt" style:font-size-complex="7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42.527cm" svg:height="16.902cm" xlink:href=".." xlink:type="simple" chart:class="chart:bar" chart:style-name="ch1">
        <chart:legend chart:legend-position="end" svg:x="40.729cm" svg:y="7.669cm" style:legend-expansion="high" chart:style-name="ch2"/>
        <chart:plot-area chart:style-name="ch3" table:cell-range-address="'Tipo vs Mes'.A4:'Tipo vs Mes'.E7" chart:data-source-has-labels="both" svg:x="3.963cm" svg:y="1.02cm" svg:width="33.437cm" svg:height="13.931cm">
          <chartooo:coordinate-region svg:x="4.849cm" svg:y="1.153cm" svg:width="32.551cm" svg:height="13.283cm"/>
          <chart:axis chart:dimension="x" chart:name="primary-x" chart:style-name="ch4" chartooo:axis-type="auto">
            <chartooo:date-scale/>
            <chart:categories table:cell-range-address="'Tipo vs Mes'.A5:'Tipo vs Mes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ipo vs Mes'.B5:'Tipo vs Mes'.B7" chart:label-cell-address="'Tipo vs Mes'.B4:'Tipo vs Mes'.B4" chart:class="chart:bar">
            <chart:data-point chart:repeated="3"/>
          </chart:series>
          <chart:series chart:style-name="ch8" chart:values-cell-range-address="'Tipo vs Mes'.C5:'Tipo vs Mes'.C7" chart:label-cell-address="'Tipo vs Mes'.C4:'Tipo vs Mes'.C4" chart:class="chart:bar">
            <chart:data-point chart:repeated="3"/>
          </chart:series>
          <chart:series chart:style-name="ch9" chart:values-cell-range-address="'Tipo vs Mes'.D5:'Tipo vs Mes'.D7" chart:label-cell-address="'Tipo vs Mes'.D4:'Tipo vs Mes'.D4" chart:class="chart:bar">
            <chart:data-point chart:repeated="3"/>
          </chart:series>
          <chart:series chart:style-name="ch10" chart:values-cell-range-address="'Tipo vs Mes'.E5:'Tipo vs Mes'.E7" chart:label-cell-address="'Tipo vs Mes'.E4:'Tipo vs Mes'.E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</text:p>
                <draw:g>
                  <svg:desc>'Tipo vs Mes'.B4:'Tipo vs Mes'.B4</svg:desc>
                </draw:g>
              </table:table-cell>
              <table:table-cell office:value-type="string">
                <text:p/>
                <draw:g>
                  <svg:desc>'Tipo vs Mes'.C4:'Tipo vs Mes'.C4</svg:desc>
                </draw:g>
              </table:table-cell>
              <table:table-cell office:value-type="string">
                <text:p/>
                <draw:g>
                  <svg:desc>'Tipo vs Mes'.D4:'Tipo vs Mes'.D4</svg:desc>
                </draw:g>
              </table:table-cell>
              <table:table-cell office:value-type="string">
                <text:p/>
                <draw:g>
                  <svg:desc>'Tipo vs Mes'.E4:'Tipo vs Mes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po</text:p>
                <draw:g>
                  <svg:desc>'Tipo vs Mes'.A5:'Tipo vs Mes'.A7</svg:desc>
                </draw:g>
              </table:table-cell>
              <table:table-cell office:value-type="float" office:value="NaN">
                <text:p>NaN</text:p>
                <draw:g>
                  <svg:desc>'Tipo vs Mes'.B5:'Tipo vs Mes'.B7</svg:desc>
                </draw:g>
              </table:table-cell>
              <table:table-cell office:value-type="float" office:value="NaN">
                <text:p>NaN</text:p>
                <draw:g>
                  <svg:desc>'Tipo vs Mes'.C5:'Tipo vs Mes'.C7</svg:desc>
                </draw:g>
              </table:table-cell>
              <table:table-cell office:value-type="float" office:value="NaN">
                <text:p>NaN</text:p>
                <draw:g>
                  <svg:desc>'Tipo vs Mes'.D5:'Tipo vs Mes'.D7</svg:desc>
                </draw:g>
              </table:table-cell>
              <table:table-cell office:value-type="float" office:value="NaN">
                <text:p>NaN</text:p>
                <draw:g>
                  <svg:desc>'Tipo vs Mes'.E5:'Tipo vs Mes'.E7</svg:desc>
                </draw:g>
              </table:table-cell>
            </table:table-row>
            <table:table-row>
              <table:table-cell office:value-type="string">
                <text:p>Acompanhamento</text:p>
              </table:table-cell>
              <table:table-cell office:value-type="float" office:value="6120">
                <text:p>6120</text:p>
              </table:table-cell>
              <table:table-cell office:value-type="float" office:value="9">
                <text:p>9</text:p>
              </table:table-cell>
              <table:table-cell office:value-type="float" office:value="6120">
                <text:p>612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Ballet</text:p>
              </table:table-cell>
              <table:table-cell office:value-type="float" office:value="850">
                <text:p>850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bbb59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loext:label-stroke-color="#ffffff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064a2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43.426cm" svg:height="20.134cm" xlink:href=".." xlink:type="simple" chart:class="chart:bar" chart:style-name="ch1">
        <chart:legend chart:legend-position="end" svg:x="41.11cm" svg:y="9.021cm" style:legend-expansion="high" chart:style-name="ch2"/>
        <chart:plot-area chart:style-name="ch3" table:cell-range-address="'Tipo vs Mes'.A4:'Tipo vs Mes'.E7" chart:data-source-has-labels="both" svg:x="3.853cm" svg:y="1.175cm" svg:width="34.338cm" svg:height="16.67cm">
          <chartooo:coordinate-region svg:x="4.951cm" svg:y="1.374cm" svg:width="33.24cm" svg:height="15.824cm"/>
          <chart:axis chart:dimension="x" chart:name="primary-x" chart:style-name="ch4" chartooo:axis-type="auto">
            <chartooo:date-scale/>
            <chart:categories table:cell-range-address="'Tipo vs Mes'.A5:'Tipo vs Mes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ipo vs Mes'.B5:'Tipo vs Mes'.B7" chart:label-cell-address="'Tipo vs Mes'.B4:'Tipo vs Mes'.B4" chart:class="chart:bar">
            <chart:data-point chart:repeated="3"/>
          </chart:series>
          <chart:series chart:style-name="ch8" chart:values-cell-range-address="'Tipo vs Mes'.C5:'Tipo vs Mes'.C7" chart:label-cell-address="'Tipo vs Mes'.C4:'Tipo vs Mes'.C4" chart:class="chart:bar">
            <chart:data-point chart:repeated="3"/>
          </chart:series>
          <chart:series chart:style-name="ch9" chart:values-cell-range-address="'Tipo vs Mes'.D5:'Tipo vs Mes'.D7" chart:label-cell-address="'Tipo vs Mes'.D4:'Tipo vs Mes'.D4" chart:class="chart:bar">
            <chart:data-point chart:repeated="3"/>
          </chart:series>
          <chart:series chart:style-name="ch10" chart:values-cell-range-address="'Tipo vs Mes'.E5:'Tipo vs Mes'.E7" chart:label-cell-address="'Tipo vs Mes'.E4:'Tipo vs Mes'.E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</text:p>
                <draw:g>
                  <svg:desc>'Tipo vs Mes'.B4:'Tipo vs Mes'.B4</svg:desc>
                </draw:g>
              </table:table-cell>
              <table:table-cell office:value-type="string">
                <text:p/>
                <draw:g>
                  <svg:desc>'Tipo vs Mes'.C4:'Tipo vs Mes'.C4</svg:desc>
                </draw:g>
              </table:table-cell>
              <table:table-cell office:value-type="string">
                <text:p/>
                <draw:g>
                  <svg:desc>'Tipo vs Mes'.D4:'Tipo vs Mes'.D4</svg:desc>
                </draw:g>
              </table:table-cell>
              <table:table-cell office:value-type="string">
                <text:p/>
                <draw:g>
                  <svg:desc>'Tipo vs Mes'.E4:'Tipo vs Mes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po</text:p>
                <draw:g>
                  <svg:desc>'Tipo vs Mes'.A5:'Tipo vs Mes'.A7</svg:desc>
                </draw:g>
              </table:table-cell>
              <table:table-cell office:value-type="float" office:value="NaN">
                <text:p>NaN</text:p>
                <draw:g>
                  <svg:desc>'Tipo vs Mes'.B5:'Tipo vs Mes'.B7</svg:desc>
                </draw:g>
              </table:table-cell>
              <table:table-cell office:value-type="float" office:value="NaN">
                <text:p>NaN</text:p>
                <draw:g>
                  <svg:desc>'Tipo vs Mes'.C5:'Tipo vs Mes'.C7</svg:desc>
                </draw:g>
              </table:table-cell>
              <table:table-cell office:value-type="float" office:value="NaN">
                <text:p>NaN</text:p>
                <draw:g>
                  <svg:desc>'Tipo vs Mes'.D5:'Tipo vs Mes'.D7</svg:desc>
                </draw:g>
              </table:table-cell>
              <table:table-cell office:value-type="float" office:value="NaN">
                <text:p>NaN</text:p>
                <draw:g>
                  <svg:desc>'Tipo vs Mes'.E5:'Tipo vs Mes'.E7</svg:desc>
                </draw:g>
              </table:table-cell>
            </table:table-row>
            <table:table-row>
              <table:table-cell office:value-type="string">
                <text:p>Acompanhamento</text:p>
              </table:table-cell>
              <table:table-cell office:value-type="float" office:value="6120">
                <text:p>6120</text:p>
              </table:table-cell>
              <table:table-cell office:value-type="float" office:value="9">
                <text:p>9</text:p>
              </table:table-cell>
              <table:table-cell office:value-type="float" office:value="6120">
                <text:p>612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Ballet</text:p>
              </table:table-cell>
              <table:table-cell office:value-type="float" office:value="850">
                <text:p>850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